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7cm"/>
    </style:style>
    <style:style style:name="co2" style:family="table-column">
      <style:table-column-properties fo:break-before="auto" style:column-width="6.082cm"/>
    </style:style>
    <style:style style:name="co3" style:family="table-column">
      <style:table-column-properties fo:break-before="auto" style:column-width="7.221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98cm"/>
    </style:style>
    <style:style style:name="co7" style:family="table-column">
      <style:table-column-properties fo:break-before="auto" style:column-width="2.727cm"/>
    </style:style>
    <style:style style:name="co8" style:family="table-column">
      <style:table-column-properties fo:break-before="auto" style:column-width="8.814cm"/>
    </style:style>
    <style:style style:name="co9" style:family="table-column">
      <style:table-column-properties fo:break-before="auto" style:column-width="4.644cm"/>
    </style:style>
    <style:style style:name="co10" style:family="table-column">
      <style:table-column-properties fo:break-before="auto" style:column-width="7.304cm"/>
    </style:style>
    <style:style style:name="co11" style:family="table-column">
      <style:table-column-properties fo:break-before="auto" style:column-width="1.796cm"/>
    </style:style>
    <style:style style:name="co12" style:family="table-column">
      <style:table-column-properties fo:break-before="auto" style:column-width="4.953cm"/>
    </style:style>
    <style:style style:name="co13" style:family="table-column">
      <style:table-column-properties fo:break-before="auto" style:column-width="3.821cm"/>
    </style:style>
    <style:style style:name="co14" style:family="table-column">
      <style:table-column-properties fo:break-before="auto" style:column-width="0.697cm"/>
    </style:style>
    <style:style style:name="co15" style:family="table-column">
      <style:table-column-properties fo:break-before="auto" style:column-width="3.593cm"/>
    </style:style>
    <style:style style:name="co16" style:family="table-column">
      <style:table-column-properties fo:break-before="auto" style:column-width="3.17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ff3333"/>
    </style:style>
    <style:style style:name="ta2" style:family="table" style:master-page-name="Default">
      <style:table-properties table:display="true" style:writing-mode="lr-tb" tableooo:tab-color="#6666ff"/>
    </style:style>
    <style:style style:name="ta3" style:family="table" style:master-page-name="Default">
      <style:table-properties table:display="true" style:writing-mode="lr-tb" tableooo:tab-color="#99ff66"/>
    </style:style>
    <style:style style:name="ta4" style:family="table" style:master-page-name="Default">
      <style:table-properties table:display="true" style:writing-mode="lr-tb" tableooo:tab-color="#3333ff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ffff00" fo:border="0.06pt solid #000000"/>
      <style:text-properties style:font-name="Arial" fo:font-size="12pt" style:font-size-asian="12pt" style:font-size-complex="12pt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Arial" fo:font-size="12pt" style:font-name-asian="Mangal" style:font-size-asian="11pt" style:language-asian="hi" style:country-asian="IN" style:font-size-complex="11pt"/>
    </style:style>
    <style:style style:name="ce7" style:family="table-cell" style:parent-style-name="Default">
      <style:table-cell-properties fo:border="0.06pt solid #000000"/>
      <style:text-properties style:font-name="Arial" fo:font-size="12pt" style:font-name-asian="Mangal" style:font-size-asian="12pt" style:language-asian="hi" style:country-asian="IN" style:font-size-complex="12pt"/>
    </style:style>
    <style:style style:name="ce8" style:family="table-cell" style:parent-style-name="Default">
      <style:table-cell-properties fo:border="0.06pt solid #000000"/>
      <style:text-properties style:font-name="Arial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ce9" style:family="table-cell" style:parent-style-name="Default">
      <style:table-cell-properties fo:border="0.06pt solid #000000"/>
      <style:text-properties style:font-name="Arial" fo:font-size="12pt" style:text-underline-style="none" style:font-name-asian="Mangal" style:font-size-asian="12pt" style:language-asian="hi" style:country-asian="IN" style:font-size-complex="12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  <style:text-properties style:font-name="Arial" fo:font-size="12pt" style:font-name-asian="Microsoft YaHei" style:font-size-asian="12pt" style:font-name-complex="Mangal1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6pt solid #000000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ffff00" fo:border="0.06pt solid #000000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0.06pt solid #000000"/>
      <style:text-properties style:font-name="Arial" fo:font-size="12pt" style:text-underline-style="none" fo:font-weight="normal" style:font-name-asian="Mangal" style:font-size-asian="12pt" style:language-asian="hi" style:country-asian="IN" style:font-weight-asian="normal" style:font-size-complex="12pt" style:font-weight-complex="normal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12pt" style:text-underline-style="none" fo:font-weight="normal" style:font-name-asian="Mangal" style:font-size-asian="12pt" style:language-asian="hi" style:country-asian="IN" style:font-weight-asian="normal" style:font-size-complex="12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 Narrow" fo:font-size="10pt" fo:language="zxx" fo:country="none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font-name="Arial Narrow" fo:font-size="10pt" style:font-size-asian="10pt" style:font-size-complex="10pt"/>
    </style:style>
    <style:style style:name="ce37" style:family="table-cell" style:parent-style-name="Default">
      <style:text-properties style:font-name="Arial Narrow" fo:font-size="10pt" style:font-size-asian="10pt" style:font-size-complex="10pt"/>
    </style:style>
    <style:style style:name="ce38" style:family="table-cell" style:parent-style-name="Default">
      <style:table-cell-properties fo:background-color="#ffffff"/>
      <style:text-properties style:font-name="Arial" fo:font-size="12pt" style:font-size-asian="12pt" style:font-size-complex="12pt"/>
    </style:style>
    <style:style style:name="T1" style:family="text">
      <style:text-properties fo:font-style="normal" style:text-underline-style="none" style:letter-kerning="true" style:font-size-asian="11pt" style:language-asian="none" style:country-asian="none" style:font-style-asian="normal" style:font-size-complex="11pt" style:font-style-complex="normal"/>
    </style:style>
    <style:style style:name="T2" style:family="text">
      <style:text-properties style:text-underline-style="none" style:letter-kerning="true" style:font-size-asian="12pt" style:language-asian="none" style:country-asian="none" style:font-size-complex="12pt"/>
    </style:style>
    <style:style style:name="T3" style:family="text">
      <style:text-properties fo:font-size="12pt" style:text-underline-style="none" style:letter-kerning="true" style:font-size-asian="12pt" style:language-asian="none" style:country-asian="none" style:font-size-complex="12pt"/>
    </style:style>
    <style:style style:name="T4" style:family="text">
      <style:text-properties style:letter-kerning="true" style:font-size-asian="12pt" style:language-asian="none" style:country-asian="none" style:font-size-complex="12pt"/>
    </style:style>
    <style:style style:name="T5" style:family="text">
      <style:text-properties fo:font-size="12pt" style:text-underline-style="none" style:letter-kerning="true" style:font-size-asian="12pt" style:language-asian="none" style:country-asian="none"/>
    </style:style>
    <style:style style:name="T6" style:family="text">
      <style:text-properties style:font-size-asian="12pt" style:font-weight-asian="bold" style:font-size-complex="12pt" style:font-weight-complex="bold"/>
    </style:style>
  </office:automatic-styles>
  <office:body>
    <office:spreadsheet>
      <table:table table:name="Nomenclature Génera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8" table:default-cell-style-name="ce19"/>
        <table:table-column table:style-name="co9" table:default-cell-style-name="ce24"/>
        <table:table-column table:style-name="co9" table:default-cell-style-name="ce19"/>
        <table:table-column table:style-name="co5" table:number-columns-repeated="1013" table:default-cell-style-name="ce4"/>
        <table:table-row table:style-name="ro1">
          <table:table-cell table:style-name="ce1" office:value-type="string" calcext:value-type="string">
            <text:p>Réf Robotseed</text:p>
          </table:table-cell>
          <table:table-cell table:style-name="ce1" office:value-type="string" calcext:value-type="string">
            <text:p>Colisage-réf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ypologi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éf Fabricant</text:p>
          </table:table-cell>
          <table:table-cell table:style-name="ce1" office:value-type="string" calcext:value-type="string">
            <text:p>Quantité</text:p>
          </table:table-cell>
          <table:table-cell table:style-name="ce14" office:value-type="string" calcext:value-type="string">
            <text:p>Commentaire</text:p>
          </table:table-cell>
          <table:table-cell table:style-name="ce20" office:value-type="string" calcext:value-type="string">
            <text:p>Sachet</text:p>
          </table:table-cell>
          <table:table-cell table:style-name="ce14" office:value-type="string" calcext:value-type="string">
            <text:p>Sous ensemble</text:p>
          </table:table-cell>
          <table:table-cell table:style-name="ce25" table:number-columns-repeated="1013"/>
        </table:table-row>
        <table:table-row table:style-name="ro2">
          <table:table-cell table:style-name="ce2"/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[COLL]Connecteurs Smoothieboard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F83]" office:value-type="string" office:string-value="standard" calcext:value-type="string">
            <text:p>standar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Colis 46 * 26 *26</text:p>
          </table:table-cell>
          <table:table-cell table:style-name="ce2" office:value-type="string" calcext:value-type="string">
            <text:p>Smoothieboard 4XC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limentation 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12V – 30A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Carton Long</text:p>
          </table:table-cell>
          <table:table-cell table:style-name="ce2" office:value-type="string" calcext:value-type="string">
            <text:p>Alim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arre ACME « 320 » mm</text:p>
          </table:table-cell>
          <table:table-cell table:style-name="ce2" office:value-type="string" calcext:value-type="string">
            <text:p>Profil Z 380mm</text:p>
          </table:table-cell>
          <table:table-cell table:style-name="ce2" office:value-type="string" calcext:value-type="string">
            <text:p>8 dia.</text:p>
          </table:table-cell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arton Long</text:p>
          </table:table-cell>
          <table:table-cell table:style-name="ce15" office:value-type="string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arre ACME « 360 » mm</text:p>
          </table:table-cell>
          <table:table-cell table:style-name="ce3" table:formula="of:=[.D10]" office:value-type="string" office:string-value="Profil Z 420mm" calcext:value-type="string">
            <text:p>Profil Z 420mm</text:p>
          </table:table-cell>
          <table:table-cell table:style-name="ce3" table:formula="of:=[.E4]" office:value-type="string" office:string-value="8 dia." calcext:value-type="string">
            <text:p>8 dia.</text:p>
          </table:table-cell>
          <table:table-cell table:style-name="ce3" office:value-type="float" office:value="355" calcext:value-type="float">
            <text:p>355</text:p>
          </table:table-cell>
          <table:table-cell table:style-name="ce3"/>
          <table:table-cell table:style-name="ce3" table:formula="of:=[.H4]" office:value-type="float" office:value="2" calcext:value-type="float">
            <text:p>2</text:p>
          </table:table-cell>
          <table:table-cell table:style-name="ce16"/>
          <table:table-cell table:style-name="ce22" office:value-type="string" calcext:value-type="string">
            <text:p>Carton Long</text:p>
          </table:table-cell>
          <table:table-cell table:style-name="ce15" office:value-type="string" calcext:value-type="string">
            <text:p>Châssis</text:p>
          </table:table-cell>
          <table:table-cell table:style-name="ce26" table:number-columns-repeated="1013"/>
        </table:table-row>
        <table:table-row table:style-name="ro2"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arre X 381,1 mm</text:p>
          </table:table-cell>
          <table:table-cell table:style-name="ce2" office:value-type="string" calcext:value-type="string">
            <text:p>Profil X 381,1mm</text:p>
          </table:table-cell>
          <table:table-cell table:style-name="ce2" office:value-type="string" calcext:value-type="string">
            <text:p>8 dia.</text:p>
          </table:table-cell>
          <table:table-cell table:style-name="ce2" office:value-type="float" office:value="381" calcext:value-type="float">
            <text:p>38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arton Long</text:p>
          </table:table-cell>
          <table:table-cell table:style-name="ce15" office:value-type="string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Barre X 391,1 mm</text:p>
          </table:table-cell>
          <table:table-cell table:style-name="ce3" office:value-type="string" calcext:value-type="string">
            <text:p>Profil X 391,1mm</text:p>
          </table:table-cell>
          <table:table-cell table:style-name="ce3" table:formula="of:=[.E6]" office:value-type="string" office:string-value="8 dia." calcext:value-type="string">
            <text:p>8 dia.</text:p>
          </table:table-cell>
          <table:table-cell table:style-name="ce3" office:value-type="float" office:value="391" calcext:value-type="float">
            <text:p>391</text:p>
          </table:table-cell>
          <table:table-cell table:style-name="ce3"/>
          <table:table-cell table:style-name="ce3" table:formula="of:=[.H6]" office:value-type="float" office:value="2" calcext:value-type="float">
            <text:p>2</text:p>
          </table:table-cell>
          <table:table-cell table:style-name="ce16"/>
          <table:table-cell table:style-name="ce22" office:value-type="string" calcext:value-type="string">
            <text:p>Carton Long</text:p>
          </table:table-cell>
          <table:table-cell table:style-name="ce15" office:value-type="string" calcext:value-type="string">
            <text:p>Châssis</text:p>
          </table:table-cell>
          <table:table-cell table:style-name="ce26" table:number-columns-repeated="1013"/>
        </table:table-row>
        <table:table-row table:style-name="ro2"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arre Y 420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8 dia.</text:p>
          </table:table-cell>
          <table:table-cell table:style-name="ce2" office:value-type="float" office:value="420" calcext:value-type="float">
            <text:p>42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arton Long</text:p>
          </table:table-cell>
          <table:table-cell table:style-name="ce15" office:value-type="string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arre Z 360 mm</text:p>
          </table:table-cell>
          <table:table-cell table:style-name="ce2" table:formula="of:=[.D4]" office:value-type="string" office:string-value="Profil Z 380mm" calcext:value-type="string">
            <text:p>Profil Z 380mm</text:p>
          </table:table-cell>
          <table:table-cell table:style-name="ce2" office:value-type="string" calcext:value-type="string">
            <text:p>10 dia.</text:p>
          </table:table-cell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arton Long</text:p>
          </table:table-cell>
          <table:table-cell table:style-name="ce15" office:value-type="string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Barre Z 400 mm</text:p>
          </table:table-cell>
          <table:table-cell table:style-name="ce3" office:value-type="string" calcext:value-type="string">
            <text:p>Profil Z 420mm</text:p>
          </table:table-cell>
          <table:table-cell table:style-name="ce3" table:formula="of:=[.E9]" office:value-type="string" office:string-value="10 dia." calcext:value-type="string">
            <text:p>10 dia.</text:p>
          </table:table-cell>
          <table:table-cell table:style-name="ce3" office:value-type="float" office:value="400" calcext:value-type="float">
            <text:p>400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16"/>
          <table:table-cell table:style-name="ce22" office:value-type="string" calcext:value-type="string">
            <text:p>Carton Long</text:p>
          </table:table-cell>
          <table:table-cell table:style-name="ce15" office:value-type="string" calcext:value-type="string">
            <text:p>Châssis</text:p>
          </table:table-cell>
          <table:table-cell table:style-name="ce26" table:number-columns-repeated="1013"/>
        </table:table-row>
        <table:table-row table:style-name="ro2"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use Assemblée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J-head 3mm(0,5)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olis 46 * 26 *26</text:p>
          </table:table-cell>
          <table:table-cell table:style-name="ce15" office:value-type="string" calcext:value-type="string">
            <text:p>Buse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âble Alimentation secteur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Alimentation</text:p>
          </table:table-cell>
          <table:table-cell table:style-name="ce15" office:value-type="string" calcext:value-type="string">
            <text:p>Colis 46 * 26 *29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âble Extrudeur</text:p>
          </table:table-cell>
          <table:table-cell table:style-name="ce2" table:formula="of:=[.D5]" office:value-type="string" office:string-value="Profil Z 420mm" calcext:value-type="string">
            <text:p>Profil Z 420mm</text:p>
          </table:table-cell>
          <table:table-cell table:style-name="ce2"/>
          <table:table-cell table:style-name="ce2" office:value-type="float" office:value="825" calcext:value-type="float">
            <text:p>82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Colis 46 * 26 *26</text:p>
          </table:table-cell>
          <table:table-cell table:style-name="ce2" office:value-type="string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âble Extrudeur</text:p>
          </table:table-cell>
          <table:table-cell table:style-name="ce2" office:value-type="string" calcext:value-type="string">
            <text:p>Profil Z 380mm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Colis 46 * 26 *27</text:p>
          </table:table-cell>
          <table:table-cell table:style-name="ce2" office:value-type="string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âble Moteur 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2" office:value-type="float" office:value="150" calcext:value-type="float">
            <text:p>1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Colis 46 * 26 *26</text:p>
          </table:table-cell>
          <table:table-cell table:style-name="ce2" office:value-type="string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âble Moteur X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2" office:value-type="float" office:value="675" calcext:value-type="float">
            <text:p>67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Colis 46 * 26 *26</text:p>
          </table:table-cell>
          <table:table-cell table:style-name="ce2" office:value-type="string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âble Moteur Z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2" office:value-type="string" calcext:value-type="string">
            <text:p>spec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Colis 46 * 26 *26</text:p>
          </table:table-cell>
          <table:table-cell table:style-name="ce2" office:value-type="string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âble relais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Alimentation</text:p>
          </table:table-cell>
          <table:table-cell table:style-name="ce15" office:value-type="string" calcext:value-type="string">
            <text:p>Colis 46 * 26 *31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âble USB 2.0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Alimentation</text:p>
          </table:table-cell>
          <table:table-cell table:style-name="ce15" office:value-type="string" calcext:value-type="string">
            <text:p>Colis 46 * 26 *27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âbles (2 Fils)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Alimentation</text:p>
          </table:table-cell>
          <table:table-cell table:style-name="ce15" office:value-type="string" calcext:value-type="string">
            <text:p>Colis 46 * 26 *35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Câbles (3 Fils)</text:p>
          </table:table-cell>
          <table:table-cell table:style-name="ce5" office:value-type="string" calcext:value-type="string">
            <text:p>sans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Alimentation</text:p>
          </table:table-cell>
          <table:table-cell table:style-name="ce15" office:value-type="string" calcext:value-type="string">
            <text:p>Colis 46 * 26 *36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ollier serrage long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2" office:value-type="string" calcext:value-type="string">
            <text:p>Colis 46 * 26 *26</text:p>
          </table:table-cell>
          <table:table-cell table:style-name="ce15" office:value-type="string" calcext:value-type="string">
            <text:p>Collier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ollier serrage moyen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2" office:value-type="string" calcext:value-type="string">
            <text:p>Colis 46 * 26 *26</text:p>
          </table:table-cell>
          <table:table-cell table:style-name="ce15" office:value-type="string" calcext:value-type="string">
            <text:p>Collier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ollier serrage petit 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15"/>
          <table:table-cell table:style-name="ce22" office:value-type="string" calcext:value-type="string">
            <text:p>Colis 46 * 26 *26</text:p>
          </table:table-cell>
          <table:table-cell table:style-name="ce15" office:value-type="string" calcext:value-type="string">
            <text:p>Collier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<text:span text:style-name="T1">Coupleur z 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5-8mm</text:p>
          </table:table-cell>
          <table:table-cell table:style-name="ce6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Accessoires moteurs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<text:span text:style-name="T1">Courroie X 74 cm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9mm /spec</text:p>
          </table:table-cell>
          <table:table-cell table:style-name="ce7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Accessoires moteurs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<text:span text:style-name="T1">Courroie Y 93 cm 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9mm /spec</text:p>
          </table:table-cell>
          <table:table-cell table:style-name="ce7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Accessoires moteurs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Écrous (Laiton) 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spec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3" office:value-type="string" calcext:value-type="string">
            <text:p><text:span text:style-name="T2">Visserie</text:span></text:p>
          </table:table-cell>
          <table:table-cell table:style-name="ce15" office:value-type="string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End Stop Court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11" office:value-type="string" calcext:value-type="string">
            <text:p>(320 mm)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8" office:value-type="string" calcext:value-type="string">
            <text:p>Y et Z</text:p>
          </table:table-cell>
          <table:table-cell table:style-name="ce21" office:value-type="string" calcext:value-type="string">
            <text:p>Colis 46 * 26 *26</text:p>
          </table:table-cell>
          <table:table-cell table:style-name="ce2" office:value-type="string" calcext:value-type="string">
            <text:p>End Stop 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End Stop Long</text:p>
          </table:table-cell>
          <table:table-cell table:style-name="ce2" table:formula="of:=[.D15]" office:value-type="string" office:string-value="sans" calcext:value-type="string">
            <text:p>sans</text:p>
          </table:table-cell>
          <table:table-cell table:style-name="ce2"/>
          <table:table-cell table:style-name="ce11" office:value-type="string" calcext:value-type="string">
            <text:p>(760 mm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A spécifier (longueur de cable X)</text:p>
          </table:table-cell>
          <table:table-cell table:style-name="ce21" office:value-type="string" calcext:value-type="string">
            <text:p>Colis 46 * 26 *26</text:p>
          </table:table-cell>
          <table:table-cell table:style-name="ce2" office:value-type="string" calcext:value-type="string">
            <text:p>End Stop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End Stop Long</text:p>
          </table:table-cell>
          <table:table-cell table:style-name="ce2" table:formula="of:=[.D17]" office:value-type="string" office:string-value="sans" calcext:value-type="string">
            <text:p>sans</text:p>
          </table:table-cell>
          <table:table-cell table:style-name="ce2"/>
          <table:table-cell table:style-name="ce11" office:value-type="string" calcext:value-type="string">
            <text:p>(760 mm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A spécifier (longueur de cable X)</text:p>
          </table:table-cell>
          <table:table-cell table:style-name="ce21" office:value-type="string" calcext:value-type="string">
            <text:p>Colis 46 * 26 *27</text:p>
          </table:table-cell>
          <table:table-cell table:style-name="ce2" office:value-type="string" calcext:value-type="string">
            <text:p>End Stop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Entretoise (?+8 fois M3 8mm (4*2)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Support Smoothie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Equerres 40 mm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Equerres 40 mm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Equerres 60 mm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Extrudeur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Extrudeur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<text:span text:style-name="T2">Visserie</text:span></text:p>
          </table:table-cell>
          <table:table-cell table:style-name="ce15" office:value-type="string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Fils Bleu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Alimentation</text:p>
          </table:table-cell>
          <table:table-cell table:style-name="ce15" office:value-type="string" calcext:value-type="string">
            <text:p>Colis 46 * 26 *32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Fils Jaune 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Alimentation</text:p>
          </table:table-cell>
          <table:table-cell table:style-name="ce15" office:value-type="string" calcext:value-type="string">
            <text:p>Colis 46 * 26 *33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Fils Marron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Alimentation</text:p>
          </table:table-cell>
          <table:table-cell table:style-name="ce15" office:value-type="string" calcext:value-type="string">
            <text:p>Colis 46 * 26 *34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Grande Pince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olis 46 * 26 *26</text:p>
          </table:table-cell>
          <table:table-cell table:style-name="ce15" office:value-type="string" calcext:value-type="string">
            <text:p>Pinc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Interrupteur ON/OFF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Alimentation</text:p>
          </table:table-cell>
          <table:table-cell table:style-name="ce15" office:value-type="string" calcext:value-type="string">
            <text:p>Colis 46 * 26 *28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Joint 8 / 15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olis 46 * 26 *26</text:p>
          </table:table-cell>
          <table:table-cell table:style-name="ce15" office:value-type="string" calcext:value-type="string">
            <text:p>Buse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LM10UU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10 dia.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3" office:value-type="string" calcext:value-type="string">
            <text:p><text:span text:style-name="T2">Visserie</text:span></text:p>
          </table:table-cell>
          <table:table-cell table:style-name="ce15" office:value-type="string" calcext:value-type="string">
            <text:p>LMUU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LM8UU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8 dia.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15"/>
          <table:table-cell table:style-name="ce23" office:value-type="string" calcext:value-type="string">
            <text:p><text:span text:style-name="T2">Visserie</text:span></text:p>
          </table:table-cell>
          <table:table-cell table:style-name="ce15" office:value-type="string" calcext:value-type="string">
            <text:p>LMUU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390" calcext:value-type="float">
            <text:p>390</text:p>
          </table:table-cell>
          <table:table-cell table:style-name="ce8" office:value-type="string" calcext:value-type="string">
            <text:p>M2,5 14 mm (ou M2)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2,5</text:p>
          </table:table-cell>
          <table:table-cell table:style-name="ce8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Visserie</text:p>
          </table:table-cell>
          <table:table-cell table:style-name="ce8" office:value-type="string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M2,5 20 mm (ou M2)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2,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410" calcext:value-type="float">
            <text:p>410</text:p>
          </table:table-cell>
          <table:table-cell table:style-name="ce8" office:value-type="string" calcext:value-type="string">
            <text:p>M2,5 30 mm (ou M2)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2,5</text:p>
          </table:table-cell>
          <table:table-cell table:style-name="ce8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Visserie</text:p>
          </table:table-cell>
          <table:table-cell table:style-name="ce8" office:value-type="string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420" calcext:value-type="float">
            <text:p>420</text:p>
          </table:table-cell>
          <table:table-cell table:style-name="ce8" office:value-type="string" calcext:value-type="string">
            <text:p>M2,5 Écrous <text:s/>(ou M2)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2,5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2"/>
          <table:table-cell table:style-name="ce21" office:value-type="string" calcext:value-type="string">
            <text:p>Visserie</text:p>
          </table:table-cell>
          <table:table-cell table:style-name="ce8" office:value-type="string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M2,5 Écrous <text:s/>(ou M2)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2,5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440" calcext:value-type="float">
            <text:p>440</text:p>
          </table:table-cell>
          <table:table-cell table:style-name="ce8" office:value-type="string" calcext:value-type="string">
            <text:p>M2,5 Rondelle <text:s/>(ou M2)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2,5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2"/>
          <table:table-cell table:style-name="ce21" office:value-type="string" calcext:value-type="string">
            <text:p>Visserie</text:p>
          </table:table-cell>
          <table:table-cell table:style-name="ce8" office:value-type="string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M2,5 Rondelle <text:s/>(ou M2)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2,5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12" office:value-type="string" calcext:value-type="string">
            <text:p>INC</text:p>
          </table:table-cell>
          <table:table-cell table:style-name="ce15" office:value-type="string" calcext:value-type="string">
            <text:p>Pour end stop</text:p>
          </table:table-cell>
          <table:table-cell table:style-name="ce23" office:value-type="string" calcext:value-type="string">
            <text:p><text:span text:style-name="T2">Visserie</text:span></text:p>
          </table:table-cell>
          <table:table-cell table:style-name="ce15" office:value-type="string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M2,5 Rondelle (ou M2)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2,5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470" calcext:value-type="float">
            <text:p>470</text:p>
          </table:table-cell>
          <table:table-cell table:style-name="ce8" office:value-type="string" calcext:value-type="string">
            <text:p>M3 12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8" office:value-type="float" office:value="12" calcext:value-type="float">
            <text:p>12</text:p>
          </table:table-cell>
          <table:table-cell table:style-name="ce2"/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 Z Bas + 8 Smoothieboard + 2 End Stop</text:p>
          </table:table-cell>
          <table:table-cell table:style-name="ce21" office:value-type="string" calcext:value-type="string">
            <text:p>Visserie</text:p>
          </table:table-cell>
          <table:table-cell table:style-name="ce8" office:value-type="string" calcext:value-type="string">
            <text:p>M3 12mm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M3 12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M3 12mm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M3 14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Ventilo Smoothie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8" office:value-type="string" calcext:value-type="string">
            <text:p>M3 16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8" office:value-type="float" office:value="16" calcext:value-type="float">
            <text:p>16</text:p>
          </table:table-cell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21" office:value-type="string" calcext:value-type="string">
            <text:p>Visserie</text:p>
          </table:table-cell>
          <table:table-cell table:style-name="ce8" office:value-type="string" calcext:value-type="string">
            <text:p>Plaques connecteur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510" calcext:value-type="float">
            <text:p>510</text:p>
          </table:table-cell>
          <table:table-cell table:style-name="ce7" office:value-type="string" calcext:value-type="string">
            <text:p><text:span text:style-name="T2">M3 20 mm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7" office:value-type="float" office:value="20" calcext:value-type="float">
            <text:p>20</text:p>
          </table:table-cell>
          <table:table-cell table:style-name="ce2"/>
          <table:table-cell table:style-name="ce7" office:value-type="float" office:value="4" calcext:value-type="float">
            <text:p>4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M3 35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M3 8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Alimentation</text:p>
          </table:table-cell>
          <table:table-cell table:style-name="ce21" office:value-type="string" calcext:value-type="string">
            <text:p>Visserie</text:p>
          </table:table-cell>
          <table:table-cell table:style-name="ce2" office:value-type="string" calcext:value-type="string">
            <text:p>M3 8 mm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M3 8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Support Smoothie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M3 Écrous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2" office:value-type="string" calcext:value-type="string">
            <text:p>Ventilo</text:p>
          </table:table-cell>
          <table:table-cell table:style-name="ce15" office:value-type="string" calcext:value-type="string">
            <text:p>Ventilo Smoothie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560" calcext:value-type="float">
            <text:p>560</text:p>
          </table:table-cell>
          <table:table-cell table:style-name="ce8" office:value-type="string" calcext:value-type="string">
            <text:p>M3 Écrous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21" office:value-type="string" calcext:value-type="string">
            <text:p>Visserie</text:p>
          </table:table-cell>
          <table:table-cell table:style-name="ce8" office:value-type="string" calcext:value-type="string">
            <text:p>Plaques connecteur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570" calcext:value-type="float">
            <text:p>570</text:p>
          </table:table-cell>
          <table:table-cell table:style-name="ce7" office:value-type="string" calcext:value-type="string">
            <text:p><text:span text:style-name="T3">M3 Écrous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M3 Rondelle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2" office:value-type="string" calcext:value-type="string">
            <text:p>Ventilo</text:p>
          </table:table-cell>
          <table:table-cell table:style-name="ce15" office:value-type="string" calcext:value-type="string">
            <text:p>M3 Rondelle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590" calcext:value-type="float">
            <text:p>590</text:p>
          </table:table-cell>
          <table:table-cell table:style-name="ce8" office:value-type="string" calcext:value-type="string">
            <text:p>M3 Rondelle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8 Z Bas + 2 Y End Stop</text:p>
          </table:table-cell>
          <table:table-cell table:style-name="ce21" office:value-type="string" calcext:value-type="string">
            <text:p>Visserie</text:p>
          </table:table-cell>
          <table:table-cell table:style-name="ce2" office:value-type="string" calcext:value-type="string">
            <text:p>M3 Rondelle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600" calcext:value-type="float">
            <text:p>600</text:p>
          </table:table-cell>
          <table:table-cell table:style-name="ce7" office:value-type="string" calcext:value-type="string">
            <text:p><text:span text:style-name="T3">M3 Rondelle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610" calcext:value-type="float">
            <text:p>610</text:p>
          </table:table-cell>
          <table:table-cell table:style-name="ce2" office:value-type="string" calcext:value-type="string">
            <text:p>M3 Rondelle Large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3</text:p>
          </table:table-cell>
          <table:table-cell table:style-name="ce8" office:value-type="string" calcext:value-type="string">
            <text:p>larg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M3 Rondelle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M4 Écrous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4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M4 Rondelles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4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Pack Extrudeur</text:p>
          </table:table-cell>
          <table:table-cell table:number-columns-repeated="16"/>
          <table:table-cell table:style-name="ce15" office:value-type="string" calcext:value-type="string">
            <text:p>Pièces Plastiques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M4 Rondelles Large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large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3" office:value-type="string" calcext:value-type="string">
            <text:p><text:span text:style-name="T2">Ventilateur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6"/>
          <table:table-cell table:style-name="ce15" office:value-type="string" calcext:value-type="string">
            <text:p>Pièces Plastiques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M5 10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Plaques 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650" calcext:value-type="float">
            <text:p>650</text:p>
          </table:table-cell>
          <table:table-cell table:style-name="ce8" office:value-type="string" calcext:value-type="string">
            <text:p>M5 12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8" office:value-type="float" office:value="12" calcext:value-type="float">
            <text:p>12</text:p>
          </table:table-cell>
          <table:table-cell table:style-name="ce2"/>
          <table:table-cell table:style-name="ce13" office:value-type="float" office:value="12" calcext:value-type="float">
            <text:p>12</text:p>
          </table:table-cell>
          <table:table-cell table:style-name="ce12"/>
          <table:table-cell table:style-name="ce21" office:value-type="string" calcext:value-type="string">
            <text:p>Visserie</text:p>
          </table:table-cell>
          <table:table-cell table:style-name="ce8" office:value-type="string" calcext:value-type="string">
            <text:p>M5 12 mm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660" calcext:value-type="float">
            <text:p>660</text:p>
          </table:table-cell>
          <table:table-cell table:style-name="ce7" office:value-type="string" calcext:value-type="string">
            <text:p><text:span text:style-name="T3">M5 12 mm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7" office:value-type="float" office:value="12" calcext:value-type="float">
            <text:p>12</text:p>
          </table:table-cell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670" calcext:value-type="float">
            <text:p>670</text:p>
          </table:table-cell>
          <table:table-cell table:style-name="ce7" office:value-type="string" calcext:value-type="string">
            <text:p><text:span text:style-name="T2">M5 14 mm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7" office:value-type="float" office:value="14" calcext:value-type="float">
            <text:p>14</text:p>
          </table:table-cell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680" calcext:value-type="float">
            <text:p>680</text:p>
          </table:table-cell>
          <table:table-cell table:style-name="ce7" office:value-type="string" calcext:value-type="string">
            <text:p><text:span text:style-name="T2">M5 16 mm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7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M5 16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X charriage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M5 25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710" calcext:value-type="float">
            <text:p>710</text:p>
          </table:table-cell>
          <table:table-cell table:style-name="ce8" office:value-type="string" calcext:value-type="string">
            <text:p>M5 35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8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Visserie</text:p>
          </table:table-cell>
          <table:table-cell table:style-name="ce8" office:value-type="string" calcext:value-type="string">
            <text:p>M5 HEXA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720" calcext:value-type="float">
            <text:p>720</text:p>
          </table:table-cell>
          <table:table-cell table:style-name="ce8" office:value-type="string" calcext:value-type="string">
            <text:p>M5 40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8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Visserie</text:p>
          </table:table-cell>
          <table:table-cell table:style-name="ce8" office:value-type="string" calcext:value-type="string">
            <text:p>M5 HEXA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M5 8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M5 8 mm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750" calcext:value-type="float">
            <text:p>750</text:p>
          </table:table-cell>
          <table:table-cell table:style-name="ce7" office:value-type="string" calcext:value-type="string">
            <text:p><text:span text:style-name="T4">M5 Écrous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760" calcext:value-type="float">
            <text:p>760</text:p>
          </table:table-cell>
          <table:table-cell table:style-name="ce2" office:value-type="string" calcext:value-type="string">
            <text:p>M5 Écrous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770" calcext:value-type="float">
            <text:p>770</text:p>
          </table:table-cell>
          <table:table-cell table:style-name="ce2" office:value-type="string" calcext:value-type="string">
            <text:p>M5 Écrous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Plaques 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780" calcext:value-type="float">
            <text:p>780</text:p>
          </table:table-cell>
          <table:table-cell table:style-name="ce7" office:value-type="string" calcext:value-type="string">
            <text:p><text:span text:style-name="T3">M5 Écrous 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M5 Écrous Large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8" office:value-type="string" calcext:value-type="string">
            <text:p>large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15"/>
          <table:table-cell table:style-name="ce22" office:value-type="string" calcext:value-type="string">
            <text:p>Visserie</text:p>
          </table:table-cell>
          <table:table-cell table:style-name="ce15" office:value-type="string" calcext:value-type="string">
            <text:p>X charriage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7" office:value-type="string" calcext:value-type="string">
            <text:p><text:span text:style-name="T2">M5 Rondelles 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Moteurs X &amp; Y (1,6 A)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2"/>
          <table:table-cell table:style-name="ce2" office:value-type="string" calcext:value-type="string">
            <text:p>LDO-xxx-1604</text:p>
          </table:table-cell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olis 46 * 26 *26</text:p>
          </table:table-cell>
          <table:table-cell table:style-name="ce15" office:value-type="string" calcext:value-type="string">
            <text:p>Moteur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Moteurs Z (0,8 A)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2"/>
          <table:table-cell table:style-name="ce2" office:value-type="string" calcext:value-type="string">
            <text:p>LDO-xxx-0804</text:p>
          </table:table-cell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olis 46 * 26 *26</text:p>
          </table:table-cell>
          <table:table-cell table:style-name="ce15" office:value-type="string" calcext:value-type="string">
            <text:p>Moteur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Moto Réducteur 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2"/>
          <table:table-cell table:style-name="ce2" office:value-type="string" calcext:value-type="string">
            <text:p>LDO-aaa-1604</text:p>
          </table:table-cell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olis 46 * 26 *26</text:p>
          </table:table-cell>
          <table:table-cell table:style-name="ce15" office:value-type="string" calcext:value-type="string">
            <text:p>Moteur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40" calcext:value-type="float">
            <text:p>840</text:p>
          </table:table-cell>
          <table:table-cell table:style-name="ce2" office:value-type="string" calcext:value-type="string">
            <text:p>PCB chauffant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3</text:p>
          </table:table-cell>
          <table:table-cell table:style-name="ce15" office:value-type="string" calcext:value-type="string">
            <text:p>Lit chauffant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50" calcext:value-type="float">
            <text:p>850</text:p>
          </table:table-cell>
          <table:table-cell table:style-name="ce2" office:value-type="string" calcext:value-type="string">
            <text:p>Petite Pince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2" office:value-type="string" calcext:value-type="string">
            <text:p>Colis 46 * 26 *26</text:p>
          </table:table-cell>
          <table:table-cell table:style-name="ce15" office:value-type="string" calcext:value-type="string">
            <text:p>Pinc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60" calcext:value-type="float">
            <text:p>860</text:p>
          </table:table-cell>
          <table:table-cell table:style-name="ce2" office:value-type="string" calcext:value-type="string">
            <text:p>Pieds 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2" office:value-type="string" calcext:value-type="string">
            <text:p>Pièces Plastiques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Plaque Aluminium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1</text:p>
          </table:table-cell>
          <table:table-cell table:style-name="ce15" office:value-type="string" calcext:value-type="string">
            <text:p>Lit chauffant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Plaque Bois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2</text:p>
          </table:table-cell>
          <table:table-cell table:style-name="ce15" office:value-type="string" calcext:value-type="string">
            <text:p>Lit chauffant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890" calcext:value-type="float">
            <text:p>890</text:p>
          </table:table-cell>
          <table:table-cell table:style-name="ce8" office:value-type="string" calcext:value-type="string">
            <text:p>Plaque chassis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8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2"/>
          <table:table-cell table:style-name="ce21" office:value-type="string" calcext:value-type="string">
            <text:p>Colis 46 * 26 *26</text:p>
          </table:table-cell>
          <table:table-cell table:style-name="ce2" office:value-type="string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7" office:value-type="string" calcext:value-type="string">
            <text:p><text:span text:style-name="T3">Plaque support Extr Buse Ventilo</text:span>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7"/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<text:span text:style-name="T2">Ventilo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910" calcext:value-type="float">
            <text:p>910</text:p>
          </table:table-cell>
          <table:table-cell table:style-name="ce2" office:value-type="string" calcext:value-type="string">
            <text:p>Plaque verre 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Alimentation</text:p>
          </table:table-cell>
          <table:table-cell table:style-name="ce15" office:value-type="string" calcext:value-type="string">
            <text:p>Colis 46 * 26 *26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920" calcext:value-type="float">
            <text:p>920</text:p>
          </table:table-cell>
          <table:table-cell table:style-name="ce6" office:value-type="string" calcext:value-type="string">
            <text:p><text:span text:style-name="T1">Poulie avec 2 M3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Spec+(M3)</text:p>
          </table:table-cell>
          <table:table-cell table:style-name="ce6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Accessoires moteurs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930" calcext:value-type="float">
            <text:p>930</text:p>
          </table:table-cell>
          <table:table-cell table:style-name="ce2" office:value-type="string" calcext:value-type="string">
            <text:p>Prise câble secteur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Alimentation</text:p>
          </table:table-cell>
          <table:table-cell table:style-name="ce15" office:value-type="string" calcext:value-type="string">
            <text:p>Colis 46 * 26 *30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 office:value-type="string" calcext:value-type="string">
            <text:p>Profilé 300 mm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2" office:value-type="float" office:value="300" calcext:value-type="float">
            <text:p>300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hâssis</text:p>
          </table:table-cell>
          <table:table-cell table:style-name="ce15" office:value-type="string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string" calcext:value-type="string">
            <text:p>Profilé 360 mm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hâssis</text:p>
          </table:table-cell>
          <table:table-cell table:style-name="ce15" office:value-type="string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Profilé 380 mm</text:p>
          </table:table-cell>
          <table:table-cell table:style-name="ce2" office:value-type="string" calcext:value-type="string">
            <text:p>sans</text:p>
          </table:table-cell>
          <table:table-cell table:style-name="ce2" table:formula="of:=#REF!" office:value-type="string" office:string-value="#REF !" calcext:value-type="error">
            <text:p>#REF !</text:p>
          </table:table-cell>
          <table:table-cell table:style-name="ce2" office:value-type="float" office:value="380" calcext:value-type="float">
            <text:p>38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hâssis</text:p>
          </table:table-cell>
          <table:table-cell table:style-name="ce15" office:value-type="string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970" calcext:value-type="float">
            <text:p>970</text:p>
          </table:table-cell>
          <table:table-cell table:style-name="ce2" office:value-type="string" calcext:value-type="string">
            <text:p>Profilé 420 mm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2" office:value-type="float" office:value="420" calcext:value-type="float">
            <text:p>42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hâssis</text:p>
          </table:table-cell>
          <table:table-cell table:style-name="ce15" office:value-type="string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980" calcext:value-type="float">
            <text:p>980</text:p>
          </table:table-cell>
          <table:table-cell table:style-name="ce2" office:value-type="string" calcext:value-type="string">
            <text:p>Pusher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990" calcext:value-type="float">
            <text:p>990</text:p>
          </table:table-cell>
          <table:table-cell table:style-name="ce2" office:value-type="string" calcext:value-type="string">
            <text:p>Ressorts</text:p>
          </table:table-cell>
          <table:table-cell table:style-name="ce2" office:value-type="string" calcext:value-type="string">
            <text:p>sans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Pack Extrudeur</text:p>
          </table:table-cell>
          <table:table-cell table:style-name="ce15" office:value-type="string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7" office:value-type="string" calcext:value-type="string">
            <text:p><text:span text:style-name="T1">Rondelles M5</text:span>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5</text:p>
          </table:table-cell>
          <table:table-cell table:style-name="ce8" office:value-type="string" calcext:value-type="string">
            <text:p>standard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Accessoires moteurs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10" calcext:value-type="float">
            <text:p>1010</text:p>
          </table:table-cell>
          <table:table-cell table:style-name="ce7" office:value-type="string" calcext:value-type="string">
            <text:p><text:span text:style-name="T1">Roue extrusion avec M3</text:span>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7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Accessoires moteurs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20" calcext:value-type="float">
            <text:p>1020</text:p>
          </table:table-cell>
          <table:table-cell table:style-name="ce7" office:value-type="string" calcext:value-type="string">
            <text:p><text:span text:style-name="T1">Roulement 605ZZ</text:span>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7"/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17"/>
          <table:table-cell table:style-name="ce23" office:value-type="string" calcext:value-type="string">
            <text:p><text:span text:style-name="T2">Visserie</text:span></text:p>
          </table:table-cell>
          <table:table-cell table:style-name="ce17" office:value-type="string" calcext:value-type="string">
            <text:p><text:span text:style-name="T2">Accessoires moteurs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Smoothieboard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2" office:value-type="string" calcext:value-type="string">
            <text:p>4X-5X-4Xc-5XC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21" office:value-type="string" calcext:value-type="string">
            <text:p>Colis 46 * 26 *26</text:p>
          </table:table-cell>
          <table:table-cell table:style-name="ce2" office:value-type="string" calcext:value-type="string">
            <text:p>Smoothieboard 4XC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40" calcext:value-type="float">
            <text:p>1040</text:p>
          </table:table-cell>
          <table:table-cell table:style-name="ce7" office:value-type="string" calcext:value-type="string">
            <text:p><text:span text:style-name="T2">Ventilateur duo</text:span>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7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<text:span text:style-name="T2">Ventilateur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50" calcext:value-type="float">
            <text:p>1050</text:p>
          </table:table-cell>
          <table:table-cell table:style-name="ce7" office:value-type="string" calcext:value-type="string">
            <text:p><text:span text:style-name="T2">Ventilateur seul</text:span>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7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<text:span text:style-name="T2">Ventilateur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60" calcext:value-type="float">
            <text:p>1060</text:p>
          </table:table-cell>
          <table:table-cell table:style-name="ce9" office:value-type="string" calcext:value-type="string">
            <text:p><text:span text:style-name="T5">Ventilateur seul transparent</text:span></text:p>
          </table:table-cell>
          <table:table-cell table:style-name="ce2" office:value-type="string" calcext:value-type="string">
            <text:p>sans</text:p>
          </table:table-cell>
          <table:table-cell table:style-name="ce2"/>
          <table:table-cell table:style-name="ce9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<text:span text:style-name="T2">Ventilateur</text:span></text:p>
          </table:table-cell>
          <table:table-cell table:style-name="ce17" office:value-type="string" calcext:value-type="string">
            <text:p><text:span text:style-name="T2">Ventilateur</text:span>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Visserie M4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<text:span text:style-name="T2">Visserie</text:span></text:p>
          </table:table-cell>
          <table:table-cell table:style-name="ce15" office:value-type="string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X carriage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X end bearing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X end motor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Y beltolder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Y block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130" calcext:value-type="float">
            <text:p>1130</text:p>
          </table:table-cell>
          <table:table-cell table:style-name="ce2" office:value-type="string" calcext:value-type="string">
            <text:p>Y end stop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Y roulement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150" calcext:value-type="float">
            <text:p>1150</text:p>
          </table:table-cell>
          <table:table-cell table:style-name="ce2" office:value-type="string" calcext:value-type="string">
            <text:p>Z Bas 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2"/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Z End stop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170" calcext:value-type="float">
            <text:p>1170</text:p>
          </table:table-cell>
          <table:table-cell table:style-name="ce2" office:value-type="string" calcext:value-type="string">
            <text:p>Z Top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22" office:value-type="string" calcext:value-type="string">
            <text:p>Carton 25 * 25 * 10</text:p>
          </table:table-cell>
          <table:table-cell table:style-name="ce15" office:value-type="string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float" office:value="1180" calcext:value-type="float">
            <text:p>1180</text:p>
          </table:table-cell>
          <table:table-cell table:style-name="ce2" office:value-type="string" calcext:value-type="string">
            <text:p>Z Top</text:p>
          </table:table-cell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Print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15"/>
          <table:table-cell table:style-name="ce22" office:value-type="string" calcext:value-type="string">
            <text:p>Carton 25 * 25 * 11</text:p>
          </table:table-cell>
          <table:table-cell table:style-name="ce15" office:value-type="string" calcext:value-type="string">
            <text:p>Pièces Plastiques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isage 380" table:style-name="ta2">
        <table:table-column table:style-name="co10" table:default-cell-style-name="ce29"/>
        <table:table-column table:style-name="co11" table:default-cell-style-name="ce32"/>
        <table:table-column table:style-name="co12" table:visibility="collapse" table:default-cell-style-name="ce32"/>
        <table:table-column table:style-name="co13" table:visibility="collapse" table:default-cell-style-name="ce35"/>
        <table:table-column table:style-name="co14" table:default-cell-style-name="ce37"/>
        <table:table-column table:style-name="co5" table:number-columns-repeated="1007" table:default-cell-style-name="ce4"/>
        <table:table-row table:style-name="ro2">
          <table:table-cell table:style-name="ce27" office:value-type="string" calcext:value-type="string">
            <text:p><text:span text:style-name="T6">Designation longue</text:span></text:p>
          </table:table-cell>
          <table:table-cell table:style-name="ce27" office:value-type="string" calcext:value-type="string">
            <text:p>Qti</text:p>
          </table:table-cell>
          <table:table-cell table:style-name="ce27" office:value-type="string" calcext:value-type="string">
            <text:p>Désignation</text:p>
          </table:table-cell>
          <table:table-cell table:style-name="ce34" table:formula="of:=['Nomenclature 380'.D1]" office:value-type="string" office:string-value="Version" calcext:value-type="string">
            <text:p>Version</text:p>
          </table:table-cell>
          <table:table-cell table:style-name="ce27" office:value-type="string" calcext:value-type="string">
            <text:p>Ok</text:p>
          </table:table-cell>
          <table:table-cell table:style-name="ce25" table:number-columns-repeated="1007"/>
        </table:table-row>
        <table:table-row table:style-name="ro2">
          <table:table-cell table:style-name="ce28" table:formula="of:=CONCATENATE(['Nomenclature 380'.C2];T(&quot;|&quot;);['Nomenclature 380'.D2];T(&quot;(&quot;);['Nomenclature 380'.E2];T(&quot;)&quot;);['Nomenclature 380'.F2];T(&quot;|&quot;);['Nomenclature 380'.G2])" office:value-type="string" office:string-value="[COLL]Connecteurs Smoothieboard|sans(X)standard|0" calcext:value-type="string">
            <text:p>[COLL]Connecteurs Smoothieboard|sans(X)standard|0</text:p>
          </table:table-cell>
          <table:table-cell table:style-name="ce30" table:formula="of:=['Nomenclature Génerale'.H2]" office:value-type="float" office:value="1" calcext:value-type="float">
            <text:p>1</text:p>
          </table:table-cell>
          <table:table-cell table:style-name="ce33" table:formula="of:=IF(['Nomenclature Génerale'.C2]=0;T(&quot;&quot;);['Nomenclature Génerale'.C2])" office:value-type="string" office:string-value="[COLL]Connecteurs Smoothieboard" calcext:value-type="string">
            <text:p>[COLL]Connecteurs Smoothieboard</text:p>
          </table:table-cell>
          <table:table-cell table:style-name="ce34" table:formula="of:=['Nomenclature 380'.D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3];T(&quot;|&quot;);['Nomenclature 380'.D3];T(&quot;(&quot;);['Nomenclature 380'.E3];T(&quot;)&quot;);['Nomenclature 380'.F3];T(&quot;|&quot;);['Nomenclature 380'.G3])" office:value-type="string" office:string-value="Alimentation |sans(12V – 30A)0|0" calcext:value-type="string">
            <text:p>Alimentation |sans(12V – 30A)0|0</text:p>
          </table:table-cell>
          <table:table-cell table:style-name="ce30" table:formula="of:=['Nomenclature Génerale'.H3]" office:value-type="float" office:value="1" calcext:value-type="float">
            <text:p>1</text:p>
          </table:table-cell>
          <table:table-cell table:style-name="ce33" table:formula="of:=IF(['Nomenclature Génerale'.C3]=0;T(&quot;&quot;);['Nomenclature Génerale'.C3])" office:value-type="string" office:string-value="Alimentation " calcext:value-type="string">
            <text:p>Alimentation </text:p>
          </table:table-cell>
          <table:table-cell table:style-name="ce34" table:formula="of:=['Nomenclature 380'.D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4];T(&quot;|&quot;);['Nomenclature 380'.D4];T(&quot;(&quot;);['Nomenclature 380'.E4];T(&quot;)&quot;);['Nomenclature 380'.F4];T(&quot;|&quot;);['Nomenclature 380'.G4])" office:value-type="string" office:string-value="Barre ACME « 320 » mm|Profil Z 380mm(8 dia.)315|0" calcext:value-type="string">
            <text:p>Barre ACME « 320 » mm|Profil Z 380mm(8 dia.)315|0</text:p>
          </table:table-cell>
          <table:table-cell table:style-name="ce30" table:formula="of:=['Nomenclature Génerale'.H4]" office:value-type="float" office:value="2" calcext:value-type="float">
            <text:p>2</text:p>
          </table:table-cell>
          <table:table-cell table:style-name="ce33" table:formula="of:=IF(['Nomenclature Génerale'.C4]=0;T(&quot;&quot;);['Nomenclature Génerale'.C4])" office:value-type="string" office:string-value="Barre ACME « 320 » mm" calcext:value-type="string">
            <text:p>Barre ACME « 320 » mm</text:p>
          </table:table-cell>
          <table:table-cell table:style-name="ce34" table:formula="of:=['Nomenclature 380'.D4]" office:value-type="string" office:string-value="Profil Z 380mm" calcext:value-type="string">
            <text:p>Profil Z 380mm</text:p>
          </table:table-cell>
          <table:table-cell table:style-name="ce36"/>
          <table:table-cell table:number-columns-repeated="1007"/>
        </table:table-row>
        <table:table-row table:style-name="ro2" table:visibility="filter">
          <table:table-cell table:style-name="ce28" table:formula="of:=CONCATENATE(['Nomenclature 380'.C5];T(&quot;|&quot;);['Nomenclature 380'.D5];T(&quot;(&quot;);['Nomenclature 380'.E5];T(&quot;)&quot;);['Nomenclature 380'.F5];T(&quot;|&quot;);['Nomenclature 380'.G5])" office:value-type="string" office:string-value="Barre ACME « 360 » mm|Profil Z 420mm(8 dia.)355|0" calcext:value-type="string">
            <text:p>Barre ACME « 360 » mm|Profil Z 420mm(8 dia.)355|0</text:p>
          </table:table-cell>
          <table:table-cell table:style-name="ce30" table:formula="of:=['Nomenclature Génerale'.H5]" office:value-type="float" office:value="2" calcext:value-type="float">
            <text:p>2</text:p>
          </table:table-cell>
          <table:table-cell table:style-name="ce33" table:formula="of:=IF(['Nomenclature Génerale'.C6]=0;T(&quot;&quot;);['Nomenclature Génerale'.C6])" office:value-type="string" office:string-value="Barre X 381,1 mm" calcext:value-type="string">
            <text:p>Barre X 381,1 mm</text:p>
          </table:table-cell>
          <table:table-cell table:style-name="ce25" table:formula="of:=['Nomenclature 380'.D5]" office:value-type="string" office:string-value="Profil Z 420mm" calcext:value-type="string">
            <text:p>Profil Z 420mm</text:p>
          </table:table-cell>
          <table:table-cell table:style-name="ce4"/>
          <table:table-cell table:number-columns-repeated="1007"/>
        </table:table-row>
        <table:table-row table:style-name="ro2" table:visibility="filter">
          <table:table-cell table:style-name="ce28" table:formula="of:=CONCATENATE(['Nomenclature 380'.C6];T(&quot;|&quot;);['Nomenclature 380'.D6];T(&quot;(&quot;);['Nomenclature 380'.E6];T(&quot;)&quot;);['Nomenclature 380'.F6];T(&quot;|&quot;);['Nomenclature 380'.G6])" office:value-type="string" office:string-value="Barre X 381,1 mm|Profil X 381,1mm(8 dia.)381|0" calcext:value-type="string">
            <text:p>Barre X 381,1 mm|Profil X 381,1mm(8 dia.)381|0</text:p>
          </table:table-cell>
          <table:table-cell table:style-name="ce30" table:formula="of:=['Nomenclature Génerale'.H6]" office:value-type="float" office:value="2" calcext:value-type="float">
            <text:p>2</text:p>
          </table:table-cell>
          <table:table-cell table:style-name="ce33" table:formula="of:=IF(['Nomenclature Génerale'.C8]=0;T(&quot;&quot;);['Nomenclature Génerale'.C8])" office:value-type="string" office:string-value="Barre Y 420 mm" calcext:value-type="string">
            <text:p>Barre Y 420 mm</text:p>
          </table:table-cell>
          <table:table-cell table:style-name="ce25" table:formula="of:=['Nomenclature 380'.D6]" office:value-type="string" office:string-value="Profil X 381,1mm" calcext:value-type="string">
            <text:p>Profil X 381,1mm</text:p>
          </table:table-cell>
          <table:table-cell table:style-name="ce28"/>
          <table:table-cell table:number-columns-repeated="1007"/>
        </table:table-row>
        <table:table-row table:style-name="ro2">
          <table:table-cell table:style-name="ce28" table:formula="of:=CONCATENATE(['Nomenclature 380'.C7];T(&quot;|&quot;);['Nomenclature 380'.D7];T(&quot;(&quot;);['Nomenclature 380'.E7];T(&quot;)&quot;);['Nomenclature 380'.F7];T(&quot;|&quot;);['Nomenclature 380'.G7])" office:value-type="string" office:string-value="Barre X 391,1 mm|Profil X 391,1mm(8 dia.)391|0" calcext:value-type="string">
            <text:p>Barre X 391,1 mm|Profil X 391,1mm(8 dia.)391|0</text:p>
          </table:table-cell>
          <table:table-cell table:style-name="ce30" table:formula="of:=['Nomenclature Génerale'.H7]" office:value-type="float" office:value="2" calcext:value-type="float">
            <text:p>2</text:p>
          </table:table-cell>
          <table:table-cell table:style-name="ce33" table:formula="of:=IF(['Nomenclature Génerale'.C7]=0;T(&quot;&quot;);['Nomenclature Génerale'.C7])" office:value-type="string" office:string-value="Barre X 391,1 mm" calcext:value-type="string">
            <text:p>Barre X 391,1 mm</text:p>
          </table:table-cell>
          <table:table-cell table:style-name="ce34" table:formula="of:=['Nomenclature 380'.D7]" office:value-type="string" office:string-value="Profil X 391,1mm" calcext:value-type="string">
            <text:p>Profil X 391,1mm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8];T(&quot;|&quot;);['Nomenclature 380'.D8];T(&quot;(&quot;);['Nomenclature 380'.E8];T(&quot;)&quot;);['Nomenclature 380'.F8];T(&quot;|&quot;);['Nomenclature 380'.G8])" office:value-type="string" office:string-value="Barre Y 420 mm|sans(8 dia.)420|0" calcext:value-type="string">
            <text:p>Barre Y 420 mm|sans(8 dia.)420|0</text:p>
          </table:table-cell>
          <table:table-cell table:style-name="ce30" table:formula="of:=['Nomenclature Génerale'.H8]" office:value-type="float" office:value="2" calcext:value-type="float">
            <text:p>2</text:p>
          </table:table-cell>
          <table:table-cell table:style-name="ce33" table:formula="of:=IF(['Nomenclature Génerale'.C8]=0;T(&quot;&quot;);['Nomenclature Génerale'.C8])" office:value-type="string" office:string-value="Barre Y 420 mm" calcext:value-type="string">
            <text:p>Barre Y 420 mm</text:p>
          </table:table-cell>
          <table:table-cell table:style-name="ce34" table:formula="of:=['Nomenclature 380'.D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9];T(&quot;|&quot;);['Nomenclature 380'.D9];T(&quot;(&quot;);['Nomenclature 380'.E9];T(&quot;)&quot;);['Nomenclature 380'.F9];T(&quot;|&quot;);['Nomenclature 380'.G9])" office:value-type="string" office:string-value="Barre Z 360 mm|Profil Z 380mm(10 dia.)360|0" calcext:value-type="string">
            <text:p>Barre Z 360 mm|Profil Z 380mm(10 dia.)360|0</text:p>
          </table:table-cell>
          <table:table-cell table:style-name="ce30" table:formula="of:=['Nomenclature Génerale'.H9]" office:value-type="float" office:value="2" calcext:value-type="float">
            <text:p>2</text:p>
          </table:table-cell>
          <table:table-cell table:style-name="ce33" table:formula="of:=IF(['Nomenclature Génerale'.C9]=0;T(&quot;&quot;);['Nomenclature Génerale'.C9])" office:value-type="string" office:string-value="Barre Z 360 mm" calcext:value-type="string">
            <text:p>Barre Z 360 mm</text:p>
          </table:table-cell>
          <table:table-cell table:style-name="ce34" table:formula="of:=['Nomenclature 380'.D9]" office:value-type="string" office:string-value="Profil Z 380mm" calcext:value-type="string">
            <text:p>Profil Z 380mm</text:p>
          </table:table-cell>
          <table:table-cell table:style-name="ce36"/>
          <table:table-cell table:number-columns-repeated="1007"/>
        </table:table-row>
        <table:table-row table:style-name="ro2" table:visibility="filter">
          <table:table-cell table:style-name="ce28" table:formula="of:=CONCATENATE(['Nomenclature 380'.C10];T(&quot;|&quot;);['Nomenclature 380'.D10];T(&quot;(&quot;);['Nomenclature 380'.E10];T(&quot;)&quot;);['Nomenclature 380'.F10];T(&quot;|&quot;);['Nomenclature 380'.G10])" office:value-type="string" office:string-value="Barre Z 400 mm|Profil Z 420mm(10 dia.)400|0" calcext:value-type="string">
            <text:p>Barre Z 400 mm|Profil Z 420mm(10 dia.)400|0</text:p>
          </table:table-cell>
          <table:table-cell table:style-name="ce30" table:formula="of:=['Nomenclature Génerale'.H10]" office:value-type="float" office:value="2" calcext:value-type="float">
            <text:p>2</text:p>
          </table:table-cell>
          <table:table-cell table:style-name="ce33" table:formula="of:=IF(['Nomenclature Génerale'.C14]=0;T(&quot;&quot;);['Nomenclature Génerale'.C14])" office:value-type="string" office:string-value="Câble Extrudeur" calcext:value-type="string">
            <text:p>Câble Extrudeur</text:p>
          </table:table-cell>
          <table:table-cell table:style-name="ce25" table:formula="of:=['Nomenclature 380'.D10]" office:value-type="string" office:string-value="Profil Z 420mm" calcext:value-type="string">
            <text:p>Profil Z 420mm</text:p>
          </table:table-cell>
          <table:table-cell table:style-name="ce4"/>
          <table:table-cell table:number-columns-repeated="1007"/>
        </table:table-row>
        <table:table-row table:style-name="ro2">
          <table:table-cell table:style-name="ce28" table:formula="of:=CONCATENATE(['Nomenclature 380'.C11];T(&quot;|&quot;);['Nomenclature 380'.D11];T(&quot;(&quot;);['Nomenclature 380'.E11];T(&quot;)&quot;);['Nomenclature 380'.F11];T(&quot;|&quot;);['Nomenclature 380'.G11])" office:value-type="string" office:string-value="Buse Assemblée|sans(J-head 3mm(0,5))0|0" calcext:value-type="string">
            <text:p>Buse Assemblée|sans(J-head 3mm(0,5))0|0</text:p>
          </table:table-cell>
          <table:table-cell table:style-name="ce30" table:formula="of:=['Nomenclature Génerale'.H11]" office:value-type="float" office:value="1" calcext:value-type="float">
            <text:p>1</text:p>
          </table:table-cell>
          <table:table-cell table:style-name="ce33" table:formula="of:=IF(['Nomenclature Génerale'.C11]=0;T(&quot;&quot;);['Nomenclature Génerale'.C11])" office:value-type="string" office:string-value="Buse Assemblée" calcext:value-type="string">
            <text:p>Buse Assemblée</text:p>
          </table:table-cell>
          <table:table-cell table:style-name="ce34" table:formula="of:=['Nomenclature 380'.D1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2];T(&quot;|&quot;);['Nomenclature 380'.D12];T(&quot;(&quot;);['Nomenclature 380'.E12];T(&quot;)&quot;);['Nomenclature 380'.F12];T(&quot;|&quot;);['Nomenclature 380'.G12])" office:value-type="string" office:string-value="Câble Alimentation secteur|sans(0)0|0" calcext:value-type="string">
            <text:p>Câble Alimentation secteur|sans(0)0|0</text:p>
          </table:table-cell>
          <table:table-cell table:style-name="ce30" table:formula="of:=['Nomenclature Génerale'.H12]" office:value-type="float" office:value="1" calcext:value-type="float">
            <text:p>1</text:p>
          </table:table-cell>
          <table:table-cell table:style-name="ce33" table:formula="of:=IF(['Nomenclature Génerale'.C12]=0;T(&quot;&quot;);['Nomenclature Génerale'.C12])" office:value-type="string" office:string-value="Câble Alimentation secteur" calcext:value-type="string">
            <text:p>Câble Alimentation secteur</text:p>
          </table:table-cell>
          <table:table-cell table:style-name="ce34" table:formula="of:=['Nomenclature 380'.D1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 table:visibility="filter">
          <table:table-cell table:style-name="ce28" table:formula="of:=CONCATENATE(['Nomenclature 380'.C13];T(&quot;|&quot;);['Nomenclature 380'.D13];T(&quot;(&quot;);['Nomenclature 380'.E13];T(&quot;)&quot;);['Nomenclature 380'.F13];T(&quot;|&quot;);['Nomenclature 380'.G13])" office:value-type="string" office:string-value="Câble Extrudeur|Profil Z 420mm(0)825|0" calcext:value-type="string">
            <text:p>Câble Extrudeur|Profil Z 420mm(0)825|0</text:p>
          </table:table-cell>
          <table:table-cell table:style-name="ce30" table:formula="of:=['Nomenclature Génerale'.H13]" office:value-type="float" office:value="1" calcext:value-type="float">
            <text:p>1</text:p>
          </table:table-cell>
          <table:table-cell table:style-name="ce33" table:formula="of:=IF(['Nomenclature Génerale'.C17]=0;T(&quot;&quot;);['Nomenclature Génerale'.C17])" office:value-type="string" office:string-value="Câble Moteur Z" calcext:value-type="string">
            <text:p>Câble Moteur Z</text:p>
          </table:table-cell>
          <table:table-cell table:style-name="ce25" table:formula="of:=['Nomenclature 380'.D13]" office:value-type="string" office:string-value="Profil Z 420mm" calcext:value-type="string">
            <text:p>Profil Z 420mm</text:p>
          </table:table-cell>
          <table:table-cell table:style-name="ce4"/>
          <table:table-cell table:number-columns-repeated="1007"/>
        </table:table-row>
        <table:table-row table:style-name="ro2">
          <table:table-cell table:style-name="ce28" table:formula="of:=CONCATENATE(['Nomenclature 380'.C14];T(&quot;|&quot;);['Nomenclature 380'.D14];T(&quot;(&quot;);['Nomenclature 380'.E14];T(&quot;)&quot;);['Nomenclature 380'.F14];T(&quot;|&quot;);['Nomenclature 380'.G14])" office:value-type="string" office:string-value="Câble Extrudeur|Profil Z 380mm(0)900|0" calcext:value-type="string">
            <text:p>Câble Extrudeur|Profil Z 380mm(0)900|0</text:p>
          </table:table-cell>
          <table:table-cell table:style-name="ce30" table:formula="of:=['Nomenclature Génerale'.H14]" office:value-type="float" office:value="1" calcext:value-type="float">
            <text:p>1</text:p>
          </table:table-cell>
          <table:table-cell table:style-name="ce33" table:formula="of:=IF(['Nomenclature Génerale'.C14]=0;T(&quot;&quot;);['Nomenclature Génerale'.C14])" office:value-type="string" office:string-value="Câble Extrudeur" calcext:value-type="string">
            <text:p>Câble Extrudeur</text:p>
          </table:table-cell>
          <table:table-cell table:style-name="ce34" table:formula="of:=['Nomenclature 380'.D14]" office:value-type="string" office:string-value="Profil Z 380mm" calcext:value-type="string">
            <text:p>Profil Z 380mm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5];T(&quot;|&quot;);['Nomenclature 380'.D15];T(&quot;(&quot;);['Nomenclature 380'.E15];T(&quot;)&quot;);['Nomenclature 380'.F15];T(&quot;|&quot;);['Nomenclature 380'.G15])" office:value-type="string" office:string-value="Câble Moteur |sans(0)150|0" calcext:value-type="string">
            <text:p>Câble Moteur |sans(0)150|0</text:p>
          </table:table-cell>
          <table:table-cell table:style-name="ce30" table:formula="of:=['Nomenclature Génerale'.H15]" office:value-type="float" office:value="1" calcext:value-type="float">
            <text:p>1</text:p>
          </table:table-cell>
          <table:table-cell table:style-name="ce33" table:formula="of:=IF(['Nomenclature Génerale'.C15]=0;T(&quot;&quot;);['Nomenclature Génerale'.C15])" office:value-type="string" office:string-value="Câble Moteur " calcext:value-type="string">
            <text:p>Câble Moteur </text:p>
          </table:table-cell>
          <table:table-cell table:style-name="ce34" table:formula="of:=['Nomenclature 380'.D1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6];T(&quot;|&quot;);['Nomenclature 380'.D16];T(&quot;(&quot;);['Nomenclature 380'.E16];T(&quot;)&quot;);['Nomenclature 380'.F16];T(&quot;|&quot;);['Nomenclature 380'.G16])" office:value-type="string" office:string-value="Câble Moteur X|sans(0)675|0" calcext:value-type="string">
            <text:p>Câble Moteur X|sans(0)675|0</text:p>
          </table:table-cell>
          <table:table-cell table:style-name="ce30" table:formula="of:=['Nomenclature Génerale'.H16]" office:value-type="float" office:value="1" calcext:value-type="float">
            <text:p>1</text:p>
          </table:table-cell>
          <table:table-cell table:style-name="ce33" table:formula="of:=IF(['Nomenclature Génerale'.C16]=0;T(&quot;&quot;);['Nomenclature Génerale'.C16])" office:value-type="string" office:string-value="Câble Moteur X" calcext:value-type="string">
            <text:p>Câble Moteur X</text:p>
          </table:table-cell>
          <table:table-cell table:style-name="ce34" table:formula="of:=['Nomenclature 380'.D1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7];T(&quot;|&quot;);['Nomenclature 380'.D17];T(&quot;(&quot;);['Nomenclature 380'.E17];T(&quot;)&quot;);['Nomenclature 380'.F17];T(&quot;|&quot;);['Nomenclature 380'.G17])" office:value-type="string" office:string-value="Câble Moteur Z|sans(0)spec|0" calcext:value-type="string">
            <text:p>Câble Moteur Z|sans(0)spec|0</text:p>
          </table:table-cell>
          <table:table-cell table:style-name="ce30" table:formula="of:=['Nomenclature Génerale'.H17]" office:value-type="float" office:value="1" calcext:value-type="float">
            <text:p>1</text:p>
          </table:table-cell>
          <table:table-cell table:style-name="ce33" table:formula="of:=IF(['Nomenclature Génerale'.C17]=0;T(&quot;&quot;);['Nomenclature Génerale'.C17])" office:value-type="string" office:string-value="Câble Moteur Z" calcext:value-type="string">
            <text:p>Câble Moteur Z</text:p>
          </table:table-cell>
          <table:table-cell table:style-name="ce34" table:formula="of:=['Nomenclature 380'.D1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8];T(&quot;|&quot;);['Nomenclature 380'.D18];T(&quot;(&quot;);['Nomenclature 380'.E18];T(&quot;)&quot;);['Nomenclature 380'.F18];T(&quot;|&quot;);['Nomenclature 380'.G18])" office:value-type="string" office:string-value="Câble relais|sans(0)0|0" calcext:value-type="string">
            <text:p>Câble relais|sans(0)0|0</text:p>
          </table:table-cell>
          <table:table-cell table:style-name="ce30" table:formula="of:=['Nomenclature Génerale'.H18]" office:value-type="float" office:value="1" calcext:value-type="float">
            <text:p>1</text:p>
          </table:table-cell>
          <table:table-cell table:style-name="ce33" table:formula="of:=IF(['Nomenclature Génerale'.C18]=0;T(&quot;&quot;);['Nomenclature Génerale'.C18])" office:value-type="string" office:string-value="Câble relais" calcext:value-type="string">
            <text:p>Câble relais</text:p>
          </table:table-cell>
          <table:table-cell table:style-name="ce34" table:formula="of:=['Nomenclature 380'.D1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9];T(&quot;|&quot;);['Nomenclature 380'.D19];T(&quot;(&quot;);['Nomenclature 380'.E19];T(&quot;)&quot;);['Nomenclature 380'.F19];T(&quot;|&quot;);['Nomenclature 380'.G19])" office:value-type="string" office:string-value="Câble USB 2.0|sans(0)0|0" calcext:value-type="string">
            <text:p>Câble USB 2.0|sans(0)0|0</text:p>
          </table:table-cell>
          <table:table-cell table:style-name="ce30" table:formula="of:=['Nomenclature Génerale'.H19]" office:value-type="float" office:value="1" calcext:value-type="float">
            <text:p>1</text:p>
          </table:table-cell>
          <table:table-cell table:style-name="ce33" table:formula="of:=IF(['Nomenclature Génerale'.C19]=0;T(&quot;&quot;);['Nomenclature Génerale'.C19])" office:value-type="string" office:string-value="Câble USB 2.0" calcext:value-type="string">
            <text:p>Câble USB 2.0</text:p>
          </table:table-cell>
          <table:table-cell table:style-name="ce34" table:formula="of:=['Nomenclature 380'.D1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20];T(&quot;|&quot;);['Nomenclature 380'.D20];T(&quot;(&quot;);['Nomenclature 380'.E20];T(&quot;)&quot;);['Nomenclature 380'.F20];T(&quot;|&quot;);['Nomenclature 380'.G20])" office:value-type="string" office:string-value="Câbles (2 Fils)|sans(0)0|0" calcext:value-type="string">
            <text:p>Câbles (2 Fils)|sans(0)0|0</text:p>
          </table:table-cell>
          <table:table-cell table:style-name="ce30" table:formula="of:=['Nomenclature Génerale'.H20]" office:value-type="float" office:value="2" calcext:value-type="float">
            <text:p>2</text:p>
          </table:table-cell>
          <table:table-cell table:style-name="ce33" table:formula="of:=IF(['Nomenclature Génerale'.C20]=0;T(&quot;&quot;);['Nomenclature Génerale'.C20])" office:value-type="string" office:string-value="Câbles (2 Fils)" calcext:value-type="string">
            <text:p>Câbles (2 Fils)</text:p>
          </table:table-cell>
          <table:table-cell table:style-name="ce34" table:formula="of:=['Nomenclature 380'.D2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21];T(&quot;|&quot;);['Nomenclature 380'.D21];T(&quot;(&quot;);['Nomenclature 380'.E21];T(&quot;)&quot;);['Nomenclature 380'.F21];T(&quot;|&quot;);['Nomenclature 380'.G21])" office:value-type="string" office:string-value="Câbles (3 Fils)|sans(0)0|0" calcext:value-type="string">
            <text:p>Câbles (3 Fils)|sans(0)0|0</text:p>
          </table:table-cell>
          <table:table-cell table:style-name="ce30" table:formula="of:=['Nomenclature Génerale'.H21]" office:value-type="float" office:value="1" calcext:value-type="float">
            <text:p>1</text:p>
          </table:table-cell>
          <table:table-cell table:style-name="ce33" table:formula="of:=IF(['Nomenclature Génerale'.C21]=0;T(&quot;&quot;);['Nomenclature Génerale'.C21])" office:value-type="string" office:string-value="Câbles (3 Fils)" calcext:value-type="string">
            <text:p>Câbles (3 Fils)</text:p>
          </table:table-cell>
          <table:table-cell table:style-name="ce34" table:formula="of:=['Nomenclature 380'.D2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22];T(&quot;|&quot;);['Nomenclature 380'.D22];T(&quot;(&quot;);['Nomenclature 380'.E22];T(&quot;)&quot;);['Nomenclature 380'.F22];T(&quot;|&quot;);['Nomenclature 380'.G22])" office:value-type="string" office:string-value="Collier serrage long|sans(0)0|0" calcext:value-type="string">
            <text:p>Collier serrage long|sans(0)0|0</text:p>
          </table:table-cell>
          <table:table-cell table:style-name="ce30" table:formula="of:=['Nomenclature Génerale'.H22]" office:value-type="float" office:value="4" calcext:value-type="float">
            <text:p>4</text:p>
          </table:table-cell>
          <table:table-cell table:style-name="ce33" table:formula="of:=IF(['Nomenclature Génerale'.C22]=0;T(&quot;&quot;);['Nomenclature Génerale'.C22])" office:value-type="string" office:string-value="Collier serrage long" calcext:value-type="string">
            <text:p>Collier serrage long</text:p>
          </table:table-cell>
          <table:table-cell table:style-name="ce34" table:formula="of:=['Nomenclature 380'.D2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23];T(&quot;|&quot;);['Nomenclature 380'.D23];T(&quot;(&quot;);['Nomenclature 380'.E23];T(&quot;)&quot;);['Nomenclature 380'.F23];T(&quot;|&quot;);['Nomenclature 380'.G23])" office:value-type="string" office:string-value="Collier serrage moyen|sans(0)0|0" calcext:value-type="string">
            <text:p>Collier serrage moyen|sans(0)0|0</text:p>
          </table:table-cell>
          <table:table-cell table:style-name="ce30" table:formula="of:=['Nomenclature Génerale'.H23]" office:value-type="float" office:value="4" calcext:value-type="float">
            <text:p>4</text:p>
          </table:table-cell>
          <table:table-cell table:style-name="ce33" table:formula="of:=IF(['Nomenclature Génerale'.C23]=0;T(&quot;&quot;);['Nomenclature Génerale'.C23])" office:value-type="string" office:string-value="Collier serrage moyen" calcext:value-type="string">
            <text:p>Collier serrage moyen</text:p>
          </table:table-cell>
          <table:table-cell table:style-name="ce34" table:formula="of:=['Nomenclature 380'.D2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24];T(&quot;|&quot;);['Nomenclature 380'.D24];T(&quot;(&quot;);['Nomenclature 380'.E24];T(&quot;)&quot;);['Nomenclature 380'.F24];T(&quot;|&quot;);['Nomenclature 380'.G24])" office:value-type="string" office:string-value="Collier serrage petit |sans(0)0|0" calcext:value-type="string">
            <text:p>Collier serrage petit |sans(0)0|0</text:p>
          </table:table-cell>
          <table:table-cell table:style-name="ce30" table:formula="of:=['Nomenclature Génerale'.H24]" office:value-type="float" office:value="8" calcext:value-type="float">
            <text:p>8</text:p>
          </table:table-cell>
          <table:table-cell table:style-name="ce33" table:formula="of:=IF(['Nomenclature Génerale'.C24]=0;T(&quot;&quot;);['Nomenclature Génerale'.C24])" office:value-type="string" office:string-value="Collier serrage petit " calcext:value-type="string">
            <text:p>Collier serrage petit </text:p>
          </table:table-cell>
          <table:table-cell table:style-name="ce34" table:formula="of:=['Nomenclature 380'.D2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 table:visibility="filter">
          <table:table-cell table:style-name="ce28" table:formula="of:=CONCATENATE(['Nomenclature 380'.C25];T(&quot;|&quot;);['Nomenclature 380'.D25];T(&quot;(&quot;);['Nomenclature 380'.E25];T(&quot;)&quot;);['Nomenclature 380'.F25];T(&quot;|&quot;);['Nomenclature 380'.G25])" office:value-type="string" office:string-value="Coupleur z |sans(5-8mm)0|0" calcext:value-type="string">
            <text:p>Coupleur z |sans(5-8mm)0|0</text:p>
          </table:table-cell>
          <table:table-cell table:style-name="ce30" table:formula="of:=['Nomenclature Génerale'.H25]" office:value-type="float" office:value="2" calcext:value-type="float">
            <text:p>2</text:p>
          </table:table-cell>
          <table:table-cell table:style-name="ce33" table:formula="of:=IF(['Nomenclature Génerale'.C30]=0;T(&quot;&quot;);['Nomenclature Génerale'.C30])" office:value-type="string" office:string-value="End Stop Long" calcext:value-type="string">
            <text:p>End Stop Long</text:p>
          </table:table-cell>
          <table:table-cell table:style-name="ce25" table:formula="of:=['Nomenclature 380'.D25]" office:value-type="string" office:string-value="sans" calcext:value-type="string">
            <text:p>sans</text:p>
          </table:table-cell>
          <table:table-cell table:style-name="ce4"/>
          <table:table-cell table:number-columns-repeated="1007"/>
        </table:table-row>
        <table:table-row table:style-name="ro2">
          <table:table-cell table:style-name="ce28" table:formula="of:=CONCATENATE(['Nomenclature 380'.C26];T(&quot;|&quot;);['Nomenclature 380'.D26];T(&quot;(&quot;);['Nomenclature 380'.E26];T(&quot;)&quot;);['Nomenclature 380'.F26];T(&quot;|&quot;);['Nomenclature 380'.G26])" office:value-type="string" office:string-value="Courroie X 74 cm|sans(9mm /spec)0|0" calcext:value-type="string">
            <text:p>Courroie X 74 cm|sans(9mm /spec)0|0</text:p>
          </table:table-cell>
          <table:table-cell table:style-name="ce30" table:formula="of:=['Nomenclature Génerale'.H26]" office:value-type="float" office:value="1" calcext:value-type="float">
            <text:p>1</text:p>
          </table:table-cell>
          <table:table-cell table:style-name="ce33" table:formula="of:=IF(['Nomenclature Génerale'.C26]=0;T(&quot;&quot;);['Nomenclature Génerale'.C26])" office:value-type="string" office:string-value="Courroie X 74 cm" calcext:value-type="string">
            <text:p>Courroie X 74 cm</text:p>
          </table:table-cell>
          <table:table-cell table:style-name="ce34" table:formula="of:=['Nomenclature 380'.D2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27];T(&quot;|&quot;);['Nomenclature 380'.D27];T(&quot;(&quot;);['Nomenclature 380'.E27];T(&quot;)&quot;);['Nomenclature 380'.F27];T(&quot;|&quot;);['Nomenclature 380'.G27])" office:value-type="string" office:string-value="Courroie Y 93 cm |sans(9mm /spec)0|0" calcext:value-type="string">
            <text:p>Courroie Y 93 cm |sans(9mm /spec)0|0</text:p>
          </table:table-cell>
          <table:table-cell table:style-name="ce30" table:formula="of:=['Nomenclature Génerale'.H27]" office:value-type="float" office:value="1" calcext:value-type="float">
            <text:p>1</text:p>
          </table:table-cell>
          <table:table-cell table:style-name="ce33" table:formula="of:=IF(['Nomenclature Génerale'.C27]=0;T(&quot;&quot;);['Nomenclature Génerale'.C27])" office:value-type="string" office:string-value="Courroie Y 93 cm " calcext:value-type="string">
            <text:p>Courroie Y 93 cm </text:p>
          </table:table-cell>
          <table:table-cell table:style-name="ce34" table:formula="of:=['Nomenclature 380'.D2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28];T(&quot;|&quot;);['Nomenclature 380'.D28];T(&quot;(&quot;);['Nomenclature 380'.E28];T(&quot;)&quot;);['Nomenclature 380'.F28];T(&quot;|&quot;);['Nomenclature 380'.G28])" office:value-type="string" office:string-value="Écrous (Laiton) |sans(spec)0|0" calcext:value-type="string">
            <text:p>Écrous (Laiton) |sans(spec)0|0</text:p>
          </table:table-cell>
          <table:table-cell table:style-name="ce30" table:formula="of:=['Nomenclature Génerale'.H28]" office:value-type="float" office:value="2" calcext:value-type="float">
            <text:p>2</text:p>
          </table:table-cell>
          <table:table-cell table:style-name="ce33" table:formula="of:=IF(['Nomenclature Génerale'.C28]=0;T(&quot;&quot;);['Nomenclature Génerale'.C28])" office:value-type="string" office:string-value="Écrous (Laiton) " calcext:value-type="string">
            <text:p>Écrous (Laiton) </text:p>
          </table:table-cell>
          <table:table-cell table:style-name="ce34" table:formula="of:=['Nomenclature 380'.D2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29];T(&quot;|&quot;);['Nomenclature 380'.D29];T(&quot;(&quot;);['Nomenclature 380'.E29];T(&quot;)&quot;);['Nomenclature 380'.F29];T(&quot;|&quot;);['Nomenclature 380'.G29])" office:value-type="string" office:string-value="End Stop Court|sans(0)(320 mm)|0" calcext:value-type="string">
            <text:p>End Stop Court|sans(0)(320 mm)|0</text:p>
          </table:table-cell>
          <table:table-cell table:style-name="ce30" table:formula="of:=['Nomenclature Génerale'.H29]" office:value-type="float" office:value="2" calcext:value-type="float">
            <text:p>2</text:p>
          </table:table-cell>
          <table:table-cell table:style-name="ce33" table:formula="of:=IF(['Nomenclature Génerale'.C29]=0;T(&quot;&quot;);['Nomenclature Génerale'.C29])" office:value-type="string" office:string-value="End Stop Court" calcext:value-type="string">
            <text:p>End Stop Court</text:p>
          </table:table-cell>
          <table:table-cell table:style-name="ce34" table:formula="of:=['Nomenclature 380'.D2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30];T(&quot;|&quot;);['Nomenclature 380'.D30];T(&quot;(&quot;);['Nomenclature 380'.E30];T(&quot;)&quot;);['Nomenclature 380'.F30];T(&quot;|&quot;);['Nomenclature 380'.G30])" office:value-type="string" office:string-value="End Stop Long|sans(0)(760 mm)|0" calcext:value-type="string">
            <text:p>End Stop Long|sans(0)(760 mm)|0</text:p>
          </table:table-cell>
          <table:table-cell table:style-name="ce30" table:formula="of:=['Nomenclature Génerale'.H30]" office:value-type="float" office:value="1" calcext:value-type="float">
            <text:p>1</text:p>
          </table:table-cell>
          <table:table-cell table:style-name="ce33" table:formula="of:=IF(['Nomenclature Génerale'.C30]=0;T(&quot;&quot;);['Nomenclature Génerale'.C30])" office:value-type="string" office:string-value="End Stop Long" calcext:value-type="string">
            <text:p>End Stop Long</text:p>
          </table:table-cell>
          <table:table-cell table:style-name="ce34" table:formula="of:=['Nomenclature 380'.D3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31];T(&quot;|&quot;);['Nomenclature 380'.D31];T(&quot;(&quot;);['Nomenclature 380'.E31];T(&quot;)&quot;);['Nomenclature 380'.F31];T(&quot;|&quot;);['Nomenclature 380'.G31])" office:value-type="string" office:string-value="End Stop Long|sans(0)(760 mm)|0" calcext:value-type="string">
            <text:p>End Stop Long|sans(0)(760 mm)|0</text:p>
          </table:table-cell>
          <table:table-cell table:style-name="ce30" table:formula="of:=['Nomenclature Génerale'.H31]" office:value-type="float" office:value="1" calcext:value-type="float">
            <text:p>1</text:p>
          </table:table-cell>
          <table:table-cell table:style-name="ce33" table:formula="of:=IF(['Nomenclature Génerale'.C31]=0;T(&quot;&quot;);['Nomenclature Génerale'.C31])" office:value-type="string" office:string-value="End Stop Long" calcext:value-type="string">
            <text:p>End Stop Long</text:p>
          </table:table-cell>
          <table:table-cell table:style-name="ce34" table:formula="of:=['Nomenclature 380'.D3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32];T(&quot;|&quot;);['Nomenclature 380'.D32];T(&quot;(&quot;);['Nomenclature 380'.E32];T(&quot;)&quot;);['Nomenclature 380'.F32];T(&quot;|&quot;);['Nomenclature 380'.G32])" office:value-type="string" office:string-value="Entretoise (?+8 fois M3 8mm (4*2)|sans(M3)20|0" calcext:value-type="string">
            <text:p>Entretoise (?+8 fois M3 8mm (4*2)|sans(M3)20|0</text:p>
          </table:table-cell>
          <table:table-cell table:style-name="ce30" table:formula="of:=['Nomenclature Génerale'.H32]" office:value-type="float" office:value="4" calcext:value-type="float">
            <text:p>4</text:p>
          </table:table-cell>
          <table:table-cell table:style-name="ce33" table:formula="of:=IF(['Nomenclature Génerale'.C32]=0;T(&quot;&quot;);['Nomenclature Génerale'.C32])" office:value-type="string" office:string-value="Entretoise (?+8 fois M3 8mm (4*2)" calcext:value-type="string">
            <text:p>Entretoise (?+8 fois M3 8mm (4*2)</text:p>
          </table:table-cell>
          <table:table-cell table:style-name="ce34" table:formula="of:=['Nomenclature 380'.D3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33];T(&quot;|&quot;);['Nomenclature 380'.D33];T(&quot;(&quot;);['Nomenclature 380'.E33];T(&quot;)&quot;);['Nomenclature 380'.F33];T(&quot;|&quot;);['Nomenclature 380'.G33])" office:value-type="string" office:string-value="Equerres 40 mm|sans(0)0|0" calcext:value-type="string">
            <text:p>Equerres 40 mm|sans(0)0|0</text:p>
          </table:table-cell>
          <table:table-cell table:style-name="ce30" table:formula="of:=['Nomenclature Génerale'.H33]" office:value-type="float" office:value="2" calcext:value-type="float">
            <text:p>2</text:p>
          </table:table-cell>
          <table:table-cell table:style-name="ce33" table:formula="of:=IF(['Nomenclature Génerale'.C33]=0;T(&quot;&quot;);['Nomenclature Génerale'.C33])" office:value-type="string" office:string-value="Equerres 40 mm" calcext:value-type="string">
            <text:p>Equerres 40 mm</text:p>
          </table:table-cell>
          <table:table-cell table:style-name="ce34" table:formula="of:=['Nomenclature 380'.D3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34];T(&quot;|&quot;);['Nomenclature 380'.D34];T(&quot;(&quot;);['Nomenclature 380'.E34];T(&quot;)&quot;);['Nomenclature 380'.F34];T(&quot;|&quot;);['Nomenclature 380'.G34])" office:value-type="string" office:string-value="Equerres 40 mm|sans(0)0|0" calcext:value-type="string">
            <text:p>Equerres 40 mm|sans(0)0|0</text:p>
          </table:table-cell>
          <table:table-cell table:style-name="ce30" table:formula="of:=['Nomenclature Génerale'.H34]" office:value-type="float" office:value="2" calcext:value-type="float">
            <text:p>2</text:p>
          </table:table-cell>
          <table:table-cell table:style-name="ce33" table:formula="of:=IF(['Nomenclature Génerale'.C34]=0;T(&quot;&quot;);['Nomenclature Génerale'.C34])" office:value-type="string" office:string-value="Equerres 40 mm" calcext:value-type="string">
            <text:p>Equerres 40 mm</text:p>
          </table:table-cell>
          <table:table-cell table:style-name="ce34" table:formula="of:=['Nomenclature 380'.D3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35];T(&quot;|&quot;);['Nomenclature 380'.D35];T(&quot;(&quot;);['Nomenclature 380'.E35];T(&quot;)&quot;);['Nomenclature 380'.F35];T(&quot;|&quot;);['Nomenclature 380'.G35])" office:value-type="string" office:string-value="Equerres 60 mm|sans(0)0|0" calcext:value-type="string">
            <text:p>Equerres 60 mm|sans(0)0|0</text:p>
          </table:table-cell>
          <table:table-cell table:style-name="ce30" table:formula="of:=['Nomenclature Génerale'.H35]" office:value-type="float" office:value="4" calcext:value-type="float">
            <text:p>4</text:p>
          </table:table-cell>
          <table:table-cell table:style-name="ce33" table:formula="of:=IF(['Nomenclature Génerale'.C35]=0;T(&quot;&quot;);['Nomenclature Génerale'.C35])" office:value-type="string" office:string-value="Equerres 60 mm" calcext:value-type="string">
            <text:p>Equerres 60 mm</text:p>
          </table:table-cell>
          <table:table-cell table:style-name="ce34" table:formula="of:=['Nomenclature 380'.D3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36];T(&quot;|&quot;);['Nomenclature 380'.D36];T(&quot;(&quot;);['Nomenclature 380'.E36];T(&quot;)&quot;);['Nomenclature 380'.F36];T(&quot;|&quot;);['Nomenclature 380'.G36])" office:value-type="string" office:string-value="Extrudeur|sans(Print)0|0" calcext:value-type="string">
            <text:p>Extrudeur|sans(Print)0|0</text:p>
          </table:table-cell>
          <table:table-cell table:style-name="ce30" table:formula="of:=['Nomenclature Génerale'.H36]" office:value-type="float" office:value="1" calcext:value-type="float">
            <text:p>1</text:p>
          </table:table-cell>
          <table:table-cell table:style-name="ce33" table:formula="of:=IF(['Nomenclature Génerale'.C36]=0;T(&quot;&quot;);['Nomenclature Génerale'.C36])" office:value-type="string" office:string-value="Extrudeur" calcext:value-type="string">
            <text:p>Extrudeur</text:p>
          </table:table-cell>
          <table:table-cell table:style-name="ce34" table:formula="of:=['Nomenclature 380'.D3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37];T(&quot;|&quot;);['Nomenclature 380'.D37];T(&quot;(&quot;);['Nomenclature 380'.E37];T(&quot;)&quot;);['Nomenclature 380'.F37];T(&quot;|&quot;);['Nomenclature 380'.G37])" office:value-type="string" office:string-value="Extrudeur|sans(0)0|0" calcext:value-type="string">
            <text:p>Extrudeur|sans(0)0|0</text:p>
          </table:table-cell>
          <table:table-cell table:style-name="ce30" table:formula="of:=['Nomenclature Génerale'.H37]" office:value-type="float" office:value="1" calcext:value-type="float">
            <text:p>1</text:p>
          </table:table-cell>
          <table:table-cell table:style-name="ce33" table:formula="of:=IF(['Nomenclature Génerale'.C37]=0;T(&quot;&quot;);['Nomenclature Génerale'.C37])" office:value-type="string" office:string-value="Extrudeur" calcext:value-type="string">
            <text:p>Extrudeur</text:p>
          </table:table-cell>
          <table:table-cell table:style-name="ce34" table:formula="of:=['Nomenclature 380'.D3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38];T(&quot;|&quot;);['Nomenclature 380'.D38];T(&quot;(&quot;);['Nomenclature 380'.E38];T(&quot;)&quot;);['Nomenclature 380'.F38];T(&quot;|&quot;);['Nomenclature 380'.G38])" office:value-type="string" office:string-value="Fils Bleu|sans(0)0|0" calcext:value-type="string">
            <text:p>Fils Bleu|sans(0)0|0</text:p>
          </table:table-cell>
          <table:table-cell table:style-name="ce30" table:formula="of:=['Nomenclature Génerale'.H38]" office:value-type="float" office:value="1" calcext:value-type="float">
            <text:p>1</text:p>
          </table:table-cell>
          <table:table-cell table:style-name="ce33" table:formula="of:=IF(['Nomenclature Génerale'.C38]=0;T(&quot;&quot;);['Nomenclature Génerale'.C38])" office:value-type="string" office:string-value="Fils Bleu" calcext:value-type="string">
            <text:p>Fils Bleu</text:p>
          </table:table-cell>
          <table:table-cell table:style-name="ce34" table:formula="of:=['Nomenclature 380'.D3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39];T(&quot;|&quot;);['Nomenclature 380'.D39];T(&quot;(&quot;);['Nomenclature 380'.E39];T(&quot;)&quot;);['Nomenclature 380'.F39];T(&quot;|&quot;);['Nomenclature 380'.G39])" office:value-type="string" office:string-value="Fils Jaune |sans(0)0|0" calcext:value-type="string">
            <text:p>Fils Jaune |sans(0)0|0</text:p>
          </table:table-cell>
          <table:table-cell table:style-name="ce30" table:formula="of:=['Nomenclature Génerale'.H39]" office:value-type="float" office:value="1" calcext:value-type="float">
            <text:p>1</text:p>
          </table:table-cell>
          <table:table-cell table:style-name="ce33" table:formula="of:=IF(['Nomenclature Génerale'.C39]=0;T(&quot;&quot;);['Nomenclature Génerale'.C39])" office:value-type="string" office:string-value="Fils Jaune " calcext:value-type="string">
            <text:p>Fils Jaune </text:p>
          </table:table-cell>
          <table:table-cell table:style-name="ce34" table:formula="of:=['Nomenclature 380'.D3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40];T(&quot;|&quot;);['Nomenclature 380'.D40];T(&quot;(&quot;);['Nomenclature 380'.E40];T(&quot;)&quot;);['Nomenclature 380'.F40];T(&quot;|&quot;);['Nomenclature 380'.G40])" office:value-type="string" office:string-value="Fils Marron|sans(0)0|0" calcext:value-type="string">
            <text:p>Fils Marron|sans(0)0|0</text:p>
          </table:table-cell>
          <table:table-cell table:style-name="ce30" table:formula="of:=['Nomenclature Génerale'.H40]" office:value-type="float" office:value="1" calcext:value-type="float">
            <text:p>1</text:p>
          </table:table-cell>
          <table:table-cell table:style-name="ce33" table:formula="of:=IF(['Nomenclature Génerale'.C40]=0;T(&quot;&quot;);['Nomenclature Génerale'.C40])" office:value-type="string" office:string-value="Fils Marron" calcext:value-type="string">
            <text:p>Fils Marron</text:p>
          </table:table-cell>
          <table:table-cell table:style-name="ce34" table:formula="of:=['Nomenclature 380'.D4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41];T(&quot;|&quot;);['Nomenclature 380'.D41];T(&quot;(&quot;);['Nomenclature 380'.E41];T(&quot;)&quot;);['Nomenclature 380'.F41];T(&quot;|&quot;);['Nomenclature 380'.G41])" office:value-type="string" office:string-value="Grande Pince|sans(0)0|0" calcext:value-type="string">
            <text:p>Grande Pince|sans(0)0|0</text:p>
          </table:table-cell>
          <table:table-cell table:style-name="ce30" table:formula="of:=['Nomenclature Génerale'.H41]" office:value-type="float" office:value="2" calcext:value-type="float">
            <text:p>2</text:p>
          </table:table-cell>
          <table:table-cell table:style-name="ce33" table:formula="of:=IF(['Nomenclature Génerale'.C41]=0;T(&quot;&quot;);['Nomenclature Génerale'.C41])" office:value-type="string" office:string-value="Grande Pince" calcext:value-type="string">
            <text:p>Grande Pince</text:p>
          </table:table-cell>
          <table:table-cell table:style-name="ce34" table:formula="of:=['Nomenclature 380'.D4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42];T(&quot;|&quot;);['Nomenclature 380'.D42];T(&quot;(&quot;);['Nomenclature 380'.E42];T(&quot;)&quot;);['Nomenclature 380'.F42];T(&quot;|&quot;);['Nomenclature 380'.G42])" office:value-type="string" office:string-value="Interrupteur ON/OFF|sans(0)0|0" calcext:value-type="string">
            <text:p>Interrupteur ON/OFF|sans(0)0|0</text:p>
          </table:table-cell>
          <table:table-cell table:style-name="ce30" table:formula="of:=['Nomenclature Génerale'.H42]" office:value-type="float" office:value="1" calcext:value-type="float">
            <text:p>1</text:p>
          </table:table-cell>
          <table:table-cell table:style-name="ce33" table:formula="of:=IF(['Nomenclature Génerale'.C42]=0;T(&quot;&quot;);['Nomenclature Génerale'.C42])" office:value-type="string" office:string-value="Interrupteur ON/OFF" calcext:value-type="string">
            <text:p>Interrupteur ON/OFF</text:p>
          </table:table-cell>
          <table:table-cell table:style-name="ce34" table:formula="of:=['Nomenclature 380'.D4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43];T(&quot;|&quot;);['Nomenclature 380'.D43];T(&quot;(&quot;);['Nomenclature 380'.E43];T(&quot;)&quot;);['Nomenclature 380'.F43];T(&quot;|&quot;);['Nomenclature 380'.G43])" office:value-type="string" office:string-value="Joint 8 / 15|sans(0)0|0" calcext:value-type="string">
            <text:p>Joint 8 / 15|sans(0)0|0</text:p>
          </table:table-cell>
          <table:table-cell table:style-name="ce30" table:formula="of:=['Nomenclature Génerale'.H43]" office:value-type="float" office:value="1" calcext:value-type="float">
            <text:p>1</text:p>
          </table:table-cell>
          <table:table-cell table:style-name="ce33" table:formula="of:=IF(['Nomenclature Génerale'.C43]=0;T(&quot;&quot;);['Nomenclature Génerale'.C43])" office:value-type="string" office:string-value="Joint 8 / 15" calcext:value-type="string">
            <text:p>Joint 8 / 15</text:p>
          </table:table-cell>
          <table:table-cell table:style-name="ce34" table:formula="of:=['Nomenclature 380'.D4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44];T(&quot;|&quot;);['Nomenclature 380'.D44];T(&quot;(&quot;);['Nomenclature 380'.E44];T(&quot;)&quot;);['Nomenclature 380'.F44];T(&quot;|&quot;);['Nomenclature 380'.G44])" office:value-type="string" office:string-value="LM10UU|sans(10 dia.)0|0" calcext:value-type="string">
            <text:p>LM10UU|sans(10 dia.)0|0</text:p>
          </table:table-cell>
          <table:table-cell table:style-name="ce30" table:formula="of:=['Nomenclature Génerale'.H44]" office:value-type="float" office:value="4" calcext:value-type="float">
            <text:p>4</text:p>
          </table:table-cell>
          <table:table-cell table:style-name="ce33" table:formula="of:=IF(['Nomenclature Génerale'.C44]=0;T(&quot;&quot;);['Nomenclature Génerale'.C44])" office:value-type="string" office:string-value="LM10UU" calcext:value-type="string">
            <text:p>LM10UU</text:p>
          </table:table-cell>
          <table:table-cell table:style-name="ce34" table:formula="of:=['Nomenclature 380'.D4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45];T(&quot;|&quot;);['Nomenclature 380'.D45];T(&quot;(&quot;);['Nomenclature 380'.E45];T(&quot;)&quot;);['Nomenclature 380'.F45];T(&quot;|&quot;);['Nomenclature 380'.G45])" office:value-type="string" office:string-value="LM8UU|sans(8 dia.)0|0" calcext:value-type="string">
            <text:p>LM8UU|sans(8 dia.)0|0</text:p>
          </table:table-cell>
          <table:table-cell table:style-name="ce30" table:formula="of:=['Nomenclature Génerale'.H45]" office:value-type="float" office:value="7" calcext:value-type="float">
            <text:p>7</text:p>
          </table:table-cell>
          <table:table-cell table:style-name="ce33" table:formula="of:=IF(['Nomenclature Génerale'.C45]=0;T(&quot;&quot;);['Nomenclature Génerale'.C45])" office:value-type="string" office:string-value="LM8UU" calcext:value-type="string">
            <text:p>LM8UU</text:p>
          </table:table-cell>
          <table:table-cell table:style-name="ce34" table:formula="of:=['Nomenclature 380'.D4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46];T(&quot;|&quot;);['Nomenclature 380'.D46];T(&quot;(&quot;);['Nomenclature 380'.E46];T(&quot;)&quot;);['Nomenclature 380'.F46];T(&quot;|&quot;);['Nomenclature 380'.G46])" office:value-type="string" office:string-value="M2,5 14 mm (ou M2)|sans(M2,5)14|0" calcext:value-type="string">
            <text:p>M2,5 14 mm (ou M2)|sans(M2,5)14|0</text:p>
          </table:table-cell>
          <table:table-cell table:style-name="ce30" table:formula="of:=['Nomenclature Génerale'.H46]" office:value-type="float" office:value="1" calcext:value-type="float">
            <text:p>1</text:p>
          </table:table-cell>
          <table:table-cell table:style-name="ce33" table:formula="of:=IF(['Nomenclature Génerale'.C46]=0;T(&quot;&quot;);['Nomenclature Génerale'.C46])" office:value-type="string" office:string-value="M2,5 14 mm (ou M2)" calcext:value-type="string">
            <text:p>M2,5 14 mm (ou M2)</text:p>
          </table:table-cell>
          <table:table-cell table:style-name="ce34" table:formula="of:=['Nomenclature 380'.D4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47];T(&quot;|&quot;);['Nomenclature 380'.D47];T(&quot;(&quot;);['Nomenclature 380'.E47];T(&quot;)&quot;);['Nomenclature 380'.F47];T(&quot;|&quot;);['Nomenclature 380'.G47])" office:value-type="string" office:string-value="M2,5 20 mm (ou M2)|sans(M2,5)20|0" calcext:value-type="string">
            <text:p>M2,5 20 mm (ou M2)|sans(M2,5)20|0</text:p>
          </table:table-cell>
          <table:table-cell table:style-name="ce30" table:formula="of:=['Nomenclature Génerale'.H47]" office:value-type="float" office:value="6" calcext:value-type="float">
            <text:p>6</text:p>
          </table:table-cell>
          <table:table-cell table:style-name="ce33" table:formula="of:=IF(['Nomenclature Génerale'.C47]=0;T(&quot;&quot;);['Nomenclature Génerale'.C47])" office:value-type="string" office:string-value="M2,5 20 mm (ou M2)" calcext:value-type="string">
            <text:p>M2,5 20 mm (ou M2)</text:p>
          </table:table-cell>
          <table:table-cell table:style-name="ce34" table:formula="of:=['Nomenclature 380'.D4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48];T(&quot;|&quot;);['Nomenclature 380'.D48];T(&quot;(&quot;);['Nomenclature 380'.E48];T(&quot;)&quot;);['Nomenclature 380'.F48];T(&quot;|&quot;);['Nomenclature 380'.G48])" office:value-type="string" office:string-value="M2,5 30 mm (ou M2)|sans(M2,5)30|0" calcext:value-type="string">
            <text:p>M2,5 30 mm (ou M2)|sans(M2,5)30|0</text:p>
          </table:table-cell>
          <table:table-cell table:style-name="ce30" table:formula="of:=['Nomenclature Génerale'.H48]" office:value-type="float" office:value="1" calcext:value-type="float">
            <text:p>1</text:p>
          </table:table-cell>
          <table:table-cell table:style-name="ce33" table:formula="of:=IF(['Nomenclature Génerale'.C48]=0;T(&quot;&quot;);['Nomenclature Génerale'.C48])" office:value-type="string" office:string-value="M2,5 30 mm (ou M2)" calcext:value-type="string">
            <text:p>M2,5 30 mm (ou M2)</text:p>
          </table:table-cell>
          <table:table-cell table:style-name="ce34" table:formula="of:=['Nomenclature 380'.D4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49];T(&quot;|&quot;);['Nomenclature 380'.D49];T(&quot;(&quot;);['Nomenclature 380'.E49];T(&quot;)&quot;);['Nomenclature 380'.F49];T(&quot;|&quot;);['Nomenclature 380'.G49])" office:value-type="string" office:string-value="M2,5 Écrous  (ou M2)|sans(M2,5)standard|0" calcext:value-type="string">
            <text:p>M2,5 Écrous <text:s/>(ou M2)|sans(M2,5)standard|0</text:p>
          </table:table-cell>
          <table:table-cell table:style-name="ce30" table:formula="of:=['Nomenclature Génerale'.H49]" office:value-type="float" office:value="2" calcext:value-type="float">
            <text:p>2</text:p>
          </table:table-cell>
          <table:table-cell table:style-name="ce33" table:formula="of:=IF(['Nomenclature Génerale'.C49]=0;T(&quot;&quot;);['Nomenclature Génerale'.C49])" office:value-type="string" office:string-value="M2,5 Écrous  (ou M2)" calcext:value-type="string">
            <text:p>M2,5 Écrous <text:s/>(ou M2)</text:p>
          </table:table-cell>
          <table:table-cell table:style-name="ce34" table:formula="of:=['Nomenclature 380'.D4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50];T(&quot;|&quot;);['Nomenclature 380'.D50];T(&quot;(&quot;);['Nomenclature 380'.E50];T(&quot;)&quot;);['Nomenclature 380'.F50];T(&quot;|&quot;);['Nomenclature 380'.G50])" office:value-type="string" office:string-value="M2,5 Écrous  (ou M2)|sans(M2,5)standard|0" calcext:value-type="string">
            <text:p>M2,5 Écrous <text:s/>(ou M2)|sans(M2,5)standard|0</text:p>
          </table:table-cell>
          <table:table-cell table:style-name="ce30" table:formula="of:=['Nomenclature Génerale'.H50]" office:value-type="float" office:value="6" calcext:value-type="float">
            <text:p>6</text:p>
          </table:table-cell>
          <table:table-cell table:style-name="ce33" table:formula="of:=IF(['Nomenclature Génerale'.C50]=0;T(&quot;&quot;);['Nomenclature Génerale'.C50])" office:value-type="string" office:string-value="M2,5 Écrous  (ou M2)" calcext:value-type="string">
            <text:p>M2,5 Écrous <text:s/>(ou M2)</text:p>
          </table:table-cell>
          <table:table-cell table:style-name="ce34" table:formula="of:=['Nomenclature 380'.D5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51];T(&quot;|&quot;);['Nomenclature 380'.D51];T(&quot;(&quot;);['Nomenclature 380'.E51];T(&quot;)&quot;);['Nomenclature 380'.F51];T(&quot;|&quot;);['Nomenclature 380'.G51])" office:value-type="string" office:string-value="M2,5 Rondelle  (ou M2)|sans(M2,5)standard|0" calcext:value-type="string">
            <text:p>M2,5 Rondelle <text:s/>(ou M2)|sans(M2,5)standard|0</text:p>
          </table:table-cell>
          <table:table-cell table:style-name="ce30" table:formula="of:=['Nomenclature Génerale'.H51]" office:value-type="float" office:value="4" calcext:value-type="float">
            <text:p>4</text:p>
          </table:table-cell>
          <table:table-cell table:style-name="ce33" table:formula="of:=IF(['Nomenclature Génerale'.C51]=0;T(&quot;&quot;);['Nomenclature Génerale'.C51])" office:value-type="string" office:string-value="M2,5 Rondelle  (ou M2)" calcext:value-type="string">
            <text:p>M2,5 Rondelle <text:s/>(ou M2)</text:p>
          </table:table-cell>
          <table:table-cell table:style-name="ce34" table:formula="of:=['Nomenclature 380'.D5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52];T(&quot;|&quot;);['Nomenclature 380'.D52];T(&quot;(&quot;);['Nomenclature 380'.E52];T(&quot;)&quot;);['Nomenclature 380'.F52];T(&quot;|&quot;);['Nomenclature 380'.G52])" office:value-type="string" office:string-value="M2,5 Rondelle  (ou M2)|sans(M2,5)standard|0" calcext:value-type="string">
            <text:p>M2,5 Rondelle <text:s/>(ou M2)|sans(M2,5)standard|0</text:p>
          </table:table-cell>
          <table:table-cell table:style-name="ce30" table:formula="of:=['Nomenclature Génerale'.H52]" office:value-type="string" office:string-value="INC" calcext:value-type="string">
            <text:p>INC</text:p>
          </table:table-cell>
          <table:table-cell table:style-name="ce33" table:formula="of:=IF(['Nomenclature Génerale'.C52]=0;T(&quot;&quot;);['Nomenclature Génerale'.C52])" office:value-type="string" office:string-value="M2,5 Rondelle  (ou M2)" calcext:value-type="string">
            <text:p>M2,5 Rondelle <text:s/>(ou M2)</text:p>
          </table:table-cell>
          <table:table-cell table:style-name="ce34" table:formula="of:=['Nomenclature 380'.D5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53];T(&quot;|&quot;);['Nomenclature 380'.D53];T(&quot;(&quot;);['Nomenclature 380'.E53];T(&quot;)&quot;);['Nomenclature 380'.F53];T(&quot;|&quot;);['Nomenclature 380'.G53])" office:value-type="string" office:string-value="M2,5 Rondelle (ou M2)|sans(M2,5)standard|0" calcext:value-type="string">
            <text:p>M2,5 Rondelle (ou M2)|sans(M2,5)standard|0</text:p>
          </table:table-cell>
          <table:table-cell table:style-name="ce30" table:formula="of:=['Nomenclature Génerale'.H53]" office:value-type="float" office:value="12" calcext:value-type="float">
            <text:p>12</text:p>
          </table:table-cell>
          <table:table-cell table:style-name="ce33" table:formula="of:=IF(['Nomenclature Génerale'.C53]=0;T(&quot;&quot;);['Nomenclature Génerale'.C53])" office:value-type="string" office:string-value="M2,5 Rondelle (ou M2)" calcext:value-type="string">
            <text:p>M2,5 Rondelle (ou M2)</text:p>
          </table:table-cell>
          <table:table-cell table:style-name="ce34" table:formula="of:=['Nomenclature 380'.D5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54];T(&quot;|&quot;);['Nomenclature 380'.D54];T(&quot;(&quot;);['Nomenclature 380'.E54];T(&quot;)&quot;);['Nomenclature 380'.F54];T(&quot;|&quot;);['Nomenclature 380'.G54])" office:value-type="string" office:string-value="M3 12 mm|sans(M3)12|0" calcext:value-type="string">
            <text:p>M3 12 mm|sans(M3)12|0</text:p>
          </table:table-cell>
          <table:table-cell table:style-name="ce30" table:formula="of:=['Nomenclature Génerale'.H54]" office:value-type="float" office:value="16" calcext:value-type="float">
            <text:p>16</text:p>
          </table:table-cell>
          <table:table-cell table:style-name="ce33" table:formula="of:=IF(['Nomenclature Génerale'.C54]=0;T(&quot;&quot;);['Nomenclature Génerale'.C54])" office:value-type="string" office:string-value="M3 12 mm" calcext:value-type="string">
            <text:p>M3 12 mm</text:p>
          </table:table-cell>
          <table:table-cell table:style-name="ce34" table:formula="of:=['Nomenclature 380'.D5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55];T(&quot;|&quot;);['Nomenclature 380'.D55];T(&quot;(&quot;);['Nomenclature 380'.E55];T(&quot;)&quot;);['Nomenclature 380'.F55];T(&quot;|&quot;);['Nomenclature 380'.G55])" office:value-type="string" office:string-value="M3 12 mm|sans(M3)12|0" calcext:value-type="string">
            <text:p>M3 12 mm|sans(M3)12|0</text:p>
          </table:table-cell>
          <table:table-cell table:style-name="ce30" table:formula="of:=['Nomenclature Génerale'.H55]" office:value-type="float" office:value="2" calcext:value-type="float">
            <text:p>2</text:p>
          </table:table-cell>
          <table:table-cell table:style-name="ce33" table:formula="of:=IF(['Nomenclature Génerale'.C55]=0;T(&quot;&quot;);['Nomenclature Génerale'.C55])" office:value-type="string" office:string-value="M3 12 mm" calcext:value-type="string">
            <text:p>M3 12 mm</text:p>
          </table:table-cell>
          <table:table-cell table:style-name="ce34" table:formula="of:=['Nomenclature 380'.D5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56];T(&quot;|&quot;);['Nomenclature 380'.D56];T(&quot;(&quot;);['Nomenclature 380'.E56];T(&quot;)&quot;);['Nomenclature 380'.F56];T(&quot;|&quot;);['Nomenclature 380'.G56])" office:value-type="string" office:string-value="M3 14 mm|sans(M3)14|0" calcext:value-type="string">
            <text:p>M3 14 mm|sans(M3)14|0</text:p>
          </table:table-cell>
          <table:table-cell table:style-name="ce30" table:formula="of:=['Nomenclature Génerale'.H56]" office:value-type="float" office:value="2" calcext:value-type="float">
            <text:p>2</text:p>
          </table:table-cell>
          <table:table-cell table:style-name="ce33" table:formula="of:=IF(['Nomenclature Génerale'.C56]=0;T(&quot;&quot;);['Nomenclature Génerale'.C56])" office:value-type="string" office:string-value="M3 14 mm" calcext:value-type="string">
            <text:p>M3 14 mm</text:p>
          </table:table-cell>
          <table:table-cell table:style-name="ce34" table:formula="of:=['Nomenclature 380'.D5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57];T(&quot;|&quot;);['Nomenclature 380'.D57];T(&quot;(&quot;);['Nomenclature 380'.E57];T(&quot;)&quot;);['Nomenclature 380'.F57];T(&quot;|&quot;);['Nomenclature 380'.G57])" office:value-type="string" office:string-value="M3 16 mm|sans(M3)16|0" calcext:value-type="string">
            <text:p>M3 16 mm|sans(M3)16|0</text:p>
          </table:table-cell>
          <table:table-cell table:style-name="ce30" table:formula="of:=['Nomenclature Génerale'.H57]" office:value-type="float" office:value="4" calcext:value-type="float">
            <text:p>4</text:p>
          </table:table-cell>
          <table:table-cell table:style-name="ce33" table:formula="of:=IF(['Nomenclature Génerale'.C57]=0;T(&quot;&quot;);['Nomenclature Génerale'.C57])" office:value-type="string" office:string-value="M3 16 mm" calcext:value-type="string">
            <text:p>M3 16 mm</text:p>
          </table:table-cell>
          <table:table-cell table:style-name="ce34" table:formula="of:=['Nomenclature 380'.D5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58];T(&quot;|&quot;);['Nomenclature 380'.D58];T(&quot;(&quot;);['Nomenclature 380'.E58];T(&quot;)&quot;);['Nomenclature 380'.F58];T(&quot;|&quot;);['Nomenclature 380'.G58])" office:value-type="string" office:string-value="M3 20 mm|sans(M3)20|0" calcext:value-type="string">
            <text:p>M3 20 mm|sans(M3)20|0</text:p>
          </table:table-cell>
          <table:table-cell table:style-name="ce30" table:formula="of:=['Nomenclature Génerale'.H58]" office:value-type="float" office:value="4" calcext:value-type="float">
            <text:p>4</text:p>
          </table:table-cell>
          <table:table-cell table:style-name="ce33" table:formula="of:=IF(['Nomenclature Génerale'.C58]=0;T(&quot;&quot;);['Nomenclature Génerale'.C58])" office:value-type="string" office:string-value="M3 20 mm" calcext:value-type="string">
            <text:p>M3 20 mm</text:p>
          </table:table-cell>
          <table:table-cell table:style-name="ce34" table:formula="of:=['Nomenclature 380'.D5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59];T(&quot;|&quot;);['Nomenclature 380'.D59];T(&quot;(&quot;);['Nomenclature 380'.E59];T(&quot;)&quot;);['Nomenclature 380'.F59];T(&quot;|&quot;);['Nomenclature 380'.G59])" office:value-type="string" office:string-value="M3 35 mm|sans(M3)35|0" calcext:value-type="string">
            <text:p>M3 35 mm|sans(M3)35|0</text:p>
          </table:table-cell>
          <table:table-cell table:style-name="ce30" table:formula="of:=['Nomenclature Génerale'.H59]" office:value-type="float" office:value="1" calcext:value-type="float">
            <text:p>1</text:p>
          </table:table-cell>
          <table:table-cell table:style-name="ce33" table:formula="of:=IF(['Nomenclature Génerale'.C59]=0;T(&quot;&quot;);['Nomenclature Génerale'.C59])" office:value-type="string" office:string-value="M3 35 mm" calcext:value-type="string">
            <text:p>M3 35 mm</text:p>
          </table:table-cell>
          <table:table-cell table:style-name="ce34" table:formula="of:=['Nomenclature 380'.D5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60];T(&quot;|&quot;);['Nomenclature 380'.D60];T(&quot;(&quot;);['Nomenclature 380'.E60];T(&quot;)&quot;);['Nomenclature 380'.F60];T(&quot;|&quot;);['Nomenclature 380'.G60])" office:value-type="string" office:string-value="M3 8 mm|sans(M3)8|0" calcext:value-type="string">
            <text:p>M3 8 mm|sans(M3)8|0</text:p>
          </table:table-cell>
          <table:table-cell table:style-name="ce30" table:formula="of:=['Nomenclature Génerale'.H60]" office:value-type="float" office:value="4" calcext:value-type="float">
            <text:p>4</text:p>
          </table:table-cell>
          <table:table-cell table:style-name="ce33" table:formula="of:=IF(['Nomenclature Génerale'.C60]=0;T(&quot;&quot;);['Nomenclature Génerale'.C60])" office:value-type="string" office:string-value="M3 8 mm" calcext:value-type="string">
            <text:p>M3 8 mm</text:p>
          </table:table-cell>
          <table:table-cell table:style-name="ce34" table:formula="of:=['Nomenclature 380'.D6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61];T(&quot;|&quot;);['Nomenclature 380'.D61];T(&quot;(&quot;);['Nomenclature 380'.E61];T(&quot;)&quot;);['Nomenclature 380'.F61];T(&quot;|&quot;);['Nomenclature 380'.G61])" office:value-type="string" office:string-value="M3 8 mm|sans(M3)8|0" calcext:value-type="string">
            <text:p>M3 8 mm|sans(M3)8|0</text:p>
          </table:table-cell>
          <table:table-cell table:style-name="ce30" table:formula="of:=['Nomenclature Génerale'.H61]" office:value-type="float" office:value="8" calcext:value-type="float">
            <text:p>8</text:p>
          </table:table-cell>
          <table:table-cell table:style-name="ce33" table:formula="of:=IF(['Nomenclature Génerale'.C61]=0;T(&quot;&quot;);['Nomenclature Génerale'.C61])" office:value-type="string" office:string-value="M3 8 mm" calcext:value-type="string">
            <text:p>M3 8 mm</text:p>
          </table:table-cell>
          <table:table-cell table:style-name="ce34" table:formula="of:=['Nomenclature 380'.D6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62];T(&quot;|&quot;);['Nomenclature 380'.D62];T(&quot;(&quot;);['Nomenclature 380'.E62];T(&quot;)&quot;);['Nomenclature 380'.F62];T(&quot;|&quot;);['Nomenclature 380'.G62])" office:value-type="string" office:string-value="M3 Écrous|sans(M3)0|0" calcext:value-type="string">
            <text:p>M3 Écrous|sans(M3)0|0</text:p>
          </table:table-cell>
          <table:table-cell table:style-name="ce30" table:formula="of:=['Nomenclature Génerale'.H62]" office:value-type="float" office:value="4" calcext:value-type="float">
            <text:p>4</text:p>
          </table:table-cell>
          <table:table-cell table:style-name="ce33" table:formula="of:=IF(['Nomenclature Génerale'.C62]=0;T(&quot;&quot;);['Nomenclature Génerale'.C62])" office:value-type="string" office:string-value="M3 Écrous" calcext:value-type="string">
            <text:p>M3 Écrous</text:p>
          </table:table-cell>
          <table:table-cell table:style-name="ce34" table:formula="of:=['Nomenclature 380'.D6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63];T(&quot;|&quot;);['Nomenclature 380'.D63];T(&quot;(&quot;);['Nomenclature 380'.E63];T(&quot;)&quot;);['Nomenclature 380'.F63];T(&quot;|&quot;);['Nomenclature 380'.G63])" office:value-type="string" office:string-value="M3 Écrous|sans(M3)standard|0" calcext:value-type="string">
            <text:p>M3 Écrous|sans(M3)standard|0</text:p>
          </table:table-cell>
          <table:table-cell table:style-name="ce30" table:formula="of:=['Nomenclature Génerale'.H63]" office:value-type="float" office:value="4" calcext:value-type="float">
            <text:p>4</text:p>
          </table:table-cell>
          <table:table-cell table:style-name="ce33" table:formula="of:=IF(['Nomenclature Génerale'.C63]=0;T(&quot;&quot;);['Nomenclature Génerale'.C63])" office:value-type="string" office:string-value="M3 Écrous" calcext:value-type="string">
            <text:p>M3 Écrous</text:p>
          </table:table-cell>
          <table:table-cell table:style-name="ce34" table:formula="of:=['Nomenclature 380'.D6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64];T(&quot;|&quot;);['Nomenclature 380'.D64];T(&quot;(&quot;);['Nomenclature 380'.E64];T(&quot;)&quot;);['Nomenclature 380'.F64];T(&quot;|&quot;);['Nomenclature 380'.G64])" office:value-type="string" office:string-value="M3 Écrous|sans(M3)standard|0" calcext:value-type="string">
            <text:p>M3 Écrous|sans(M3)standard|0</text:p>
          </table:table-cell>
          <table:table-cell table:style-name="ce30" table:formula="of:=['Nomenclature Génerale'.H64]" office:value-type="float" office:value="4" calcext:value-type="float">
            <text:p>4</text:p>
          </table:table-cell>
          <table:table-cell table:style-name="ce33" table:formula="of:=IF(['Nomenclature Génerale'.C64]=0;T(&quot;&quot;);['Nomenclature Génerale'.C64])" office:value-type="string" office:string-value="M3 Écrous" calcext:value-type="string">
            <text:p>M3 Écrous</text:p>
          </table:table-cell>
          <table:table-cell table:style-name="ce34" table:formula="of:=['Nomenclature 380'.D6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65];T(&quot;|&quot;);['Nomenclature 380'.D65];T(&quot;(&quot;);['Nomenclature 380'.E65];T(&quot;)&quot;);['Nomenclature 380'.F65];T(&quot;|&quot;);['Nomenclature 380'.G65])" office:value-type="string" office:string-value="M3 Rondelle|sans(M3)0|0" calcext:value-type="string">
            <text:p>M3 Rondelle|sans(M3)0|0</text:p>
          </table:table-cell>
          <table:table-cell table:style-name="ce30" table:formula="of:=['Nomenclature Génerale'.H65]" office:value-type="float" office:value="4" calcext:value-type="float">
            <text:p>4</text:p>
          </table:table-cell>
          <table:table-cell table:style-name="ce33" table:formula="of:=IF(['Nomenclature Génerale'.C65]=0;T(&quot;&quot;);['Nomenclature Génerale'.C65])" office:value-type="string" office:string-value="M3 Rondelle" calcext:value-type="string">
            <text:p>M3 Rondelle</text:p>
          </table:table-cell>
          <table:table-cell table:style-name="ce34" table:formula="of:=['Nomenclature 380'.D6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66];T(&quot;|&quot;);['Nomenclature 380'.D66];T(&quot;(&quot;);['Nomenclature 380'.E66];T(&quot;)&quot;);['Nomenclature 380'.F66];T(&quot;|&quot;);['Nomenclature 380'.G66])" office:value-type="string" office:string-value="M3 Rondelle|sans(M3)standard|0" calcext:value-type="string">
            <text:p>M3 Rondelle|sans(M3)standard|0</text:p>
          </table:table-cell>
          <table:table-cell table:style-name="ce30" table:formula="of:=['Nomenclature Génerale'.H66]" office:value-type="float" office:value="10" calcext:value-type="float">
            <text:p>10</text:p>
          </table:table-cell>
          <table:table-cell table:style-name="ce33" table:formula="of:=IF(['Nomenclature Génerale'.C66]=0;T(&quot;&quot;);['Nomenclature Génerale'.C66])" office:value-type="string" office:string-value="M3 Rondelle" calcext:value-type="string">
            <text:p>M3 Rondelle</text:p>
          </table:table-cell>
          <table:table-cell table:style-name="ce34" table:formula="of:=['Nomenclature 380'.D6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67];T(&quot;|&quot;);['Nomenclature 380'.D67];T(&quot;(&quot;);['Nomenclature 380'.E67];T(&quot;)&quot;);['Nomenclature 380'.F67];T(&quot;|&quot;);['Nomenclature 380'.G67])" office:value-type="string" office:string-value="M3 Rondelle|sans(M3)standard|0" calcext:value-type="string">
            <text:p>M3 Rondelle|sans(M3)standard|0</text:p>
          </table:table-cell>
          <table:table-cell table:style-name="ce30" table:formula="of:=['Nomenclature Génerale'.H67]" office:value-type="float" office:value="8" calcext:value-type="float">
            <text:p>8</text:p>
          </table:table-cell>
          <table:table-cell table:style-name="ce33" table:formula="of:=IF(['Nomenclature Génerale'.C67]=0;T(&quot;&quot;);['Nomenclature Génerale'.C67])" office:value-type="string" office:string-value="M3 Rondelle" calcext:value-type="string">
            <text:p>M3 Rondelle</text:p>
          </table:table-cell>
          <table:table-cell table:style-name="ce34" table:formula="of:=['Nomenclature 380'.D6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68];T(&quot;|&quot;);['Nomenclature 380'.D68];T(&quot;(&quot;);['Nomenclature 380'.E68];T(&quot;)&quot;);['Nomenclature 380'.F68];T(&quot;|&quot;);['Nomenclature 380'.G68])" office:value-type="string" office:string-value="M3 Rondelle Large|sans(M3)large|0" calcext:value-type="string">
            <text:p>M3 Rondelle Large|sans(M3)large|0</text:p>
          </table:table-cell>
          <table:table-cell table:style-name="ce30" table:formula="of:=['Nomenclature Génerale'.H68]" office:value-type="float" office:value="2" calcext:value-type="float">
            <text:p>2</text:p>
          </table:table-cell>
          <table:table-cell table:style-name="ce33" table:formula="of:=IF(['Nomenclature Génerale'.C68]=0;T(&quot;&quot;);['Nomenclature Génerale'.C68])" office:value-type="string" office:string-value="M3 Rondelle Large" calcext:value-type="string">
            <text:p>M3 Rondelle Large</text:p>
          </table:table-cell>
          <table:table-cell table:style-name="ce34" table:formula="of:=['Nomenclature 380'.D6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69];T(&quot;|&quot;);['Nomenclature 380'.D69];T(&quot;(&quot;);['Nomenclature 380'.E69];T(&quot;)&quot;);['Nomenclature 380'.F69];T(&quot;|&quot;);['Nomenclature 380'.G69])" office:value-type="string" office:string-value="M4 Écrous|sans(M4)standard|0" calcext:value-type="string">
            <text:p>M4 Écrous|sans(M4)standard|0</text:p>
          </table:table-cell>
          <table:table-cell table:style-name="ce30" table:formula="of:=['Nomenclature Génerale'.H69]" office:value-type="float" office:value="4" calcext:value-type="float">
            <text:p>4</text:p>
          </table:table-cell>
          <table:table-cell table:style-name="ce33" table:formula="of:=IF(['Nomenclature Génerale'.C69]=0;T(&quot;&quot;);['Nomenclature Génerale'.C69])" office:value-type="string" office:string-value="M4 Écrous" calcext:value-type="string">
            <text:p>M4 Écrous</text:p>
          </table:table-cell>
          <table:table-cell table:style-name="ce34" table:formula="of:=['Nomenclature 380'.D6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70];T(&quot;|&quot;);['Nomenclature 380'.D70];T(&quot;(&quot;);['Nomenclature 380'.E70];T(&quot;)&quot;);['Nomenclature 380'.F70];T(&quot;|&quot;);['Nomenclature 380'.G70])" office:value-type="string" office:string-value="M4 Rondelles|sans(M4)standard|0" calcext:value-type="string">
            <text:p>M4 Rondelles|sans(M4)standard|0</text:p>
          </table:table-cell>
          <table:table-cell table:style-name="ce30" table:formula="of:=['Nomenclature Génerale'.H70]" office:value-type="float" office:value="4" calcext:value-type="float">
            <text:p>4</text:p>
          </table:table-cell>
          <table:table-cell table:style-name="ce33" table:formula="of:=IF(['Nomenclature Génerale'.C70]=0;T(&quot;&quot;);['Nomenclature Génerale'.C70])" office:value-type="string" office:string-value="M4 Rondelles" calcext:value-type="string">
            <text:p>M4 Rondelles</text:p>
          </table:table-cell>
          <table:table-cell table:style-name="ce34" table:formula="of:=['Nomenclature 380'.D7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71];T(&quot;|&quot;);['Nomenclature 380'.D71];T(&quot;(&quot;);['Nomenclature 380'.E71];T(&quot;)&quot;);['Nomenclature 380'.F71];T(&quot;|&quot;);['Nomenclature 380'.G71])" office:value-type="string" office:string-value="M4 Rondelles Large|sans(M4)large|0" calcext:value-type="string">
            <text:p>M4 Rondelles Large|sans(M4)large|0</text:p>
          </table:table-cell>
          <table:table-cell table:style-name="ce30" table:formula="of:=['Nomenclature Génerale'.H71]" office:value-type="float" office:value="4" calcext:value-type="float">
            <text:p>4</text:p>
          </table:table-cell>
          <table:table-cell table:style-name="ce33" table:formula="of:=IF(['Nomenclature Génerale'.C71]=0;T(&quot;&quot;);['Nomenclature Génerale'.C71])" office:value-type="string" office:string-value="M4 Rondelles Large" calcext:value-type="string">
            <text:p>M4 Rondelles Large</text:p>
          </table:table-cell>
          <table:table-cell table:style-name="ce34" table:formula="of:=['Nomenclature 380'.D7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72];T(&quot;|&quot;);['Nomenclature 380'.D72];T(&quot;(&quot;);['Nomenclature 380'.E72];T(&quot;)&quot;);['Nomenclature 380'.F72];T(&quot;|&quot;);['Nomenclature 380'.G72])" office:value-type="string" office:string-value="M5 10 mm|sans(M5)10|0" calcext:value-type="string">
            <text:p>M5 10 mm|sans(M5)10|0</text:p>
          </table:table-cell>
          <table:table-cell table:style-name="ce30" table:formula="of:=['Nomenclature Génerale'.H72]" office:value-type="float" office:value="8" calcext:value-type="float">
            <text:p>8</text:p>
          </table:table-cell>
          <table:table-cell table:style-name="ce33" table:formula="of:=IF(['Nomenclature Génerale'.C72]=0;T(&quot;&quot;);['Nomenclature Génerale'.C72])" office:value-type="string" office:string-value="M5 10 mm" calcext:value-type="string">
            <text:p>M5 10 mm</text:p>
          </table:table-cell>
          <table:table-cell table:style-name="ce34" table:formula="of:=['Nomenclature 380'.D7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73];T(&quot;|&quot;);['Nomenclature 380'.D73];T(&quot;(&quot;);['Nomenclature 380'.E73];T(&quot;)&quot;);['Nomenclature 380'.F73];T(&quot;|&quot;);['Nomenclature 380'.G73])" office:value-type="string" office:string-value="M5 12 mm|sans(M5)12|0" calcext:value-type="string">
            <text:p>M5 12 mm|sans(M5)12|0</text:p>
          </table:table-cell>
          <table:table-cell table:style-name="ce30" table:formula="of:=['Nomenclature Génerale'.H73]" office:value-type="float" office:value="12" calcext:value-type="float">
            <text:p>12</text:p>
          </table:table-cell>
          <table:table-cell table:style-name="ce33" table:formula="of:=IF(['Nomenclature Génerale'.C73]=0;T(&quot;&quot;);['Nomenclature Génerale'.C73])" office:value-type="string" office:string-value="M5 12 mm" calcext:value-type="string">
            <text:p>M5 12 mm</text:p>
          </table:table-cell>
          <table:table-cell table:style-name="ce34" table:formula="of:=['Nomenclature 380'.D7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74];T(&quot;|&quot;);['Nomenclature 380'.D74];T(&quot;(&quot;);['Nomenclature 380'.E74];T(&quot;)&quot;);['Nomenclature 380'.F74];T(&quot;|&quot;);['Nomenclature 380'.G74])" office:value-type="string" office:string-value="M5 12 mm|sans(M5)12|0" calcext:value-type="string">
            <text:p>M5 12 mm|sans(M5)12|0</text:p>
          </table:table-cell>
          <table:table-cell table:style-name="ce30" table:formula="of:=['Nomenclature Génerale'.H74]" office:value-type="float" office:value="2" calcext:value-type="float">
            <text:p>2</text:p>
          </table:table-cell>
          <table:table-cell table:style-name="ce33" table:formula="of:=IF(['Nomenclature Génerale'.C74]=0;T(&quot;&quot;);['Nomenclature Génerale'.C74])" office:value-type="string" office:string-value="M5 12 mm" calcext:value-type="string">
            <text:p>M5 12 mm</text:p>
          </table:table-cell>
          <table:table-cell table:style-name="ce34" table:formula="of:=['Nomenclature 380'.D7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75];T(&quot;|&quot;);['Nomenclature 380'.D75];T(&quot;(&quot;);['Nomenclature 380'.E75];T(&quot;)&quot;);['Nomenclature 380'.F75];T(&quot;|&quot;);['Nomenclature 380'.G75])" office:value-type="string" office:string-value="M5 14 mm|sans(M5)14|0" calcext:value-type="string">
            <text:p>M5 14 mm|sans(M5)14|0</text:p>
          </table:table-cell>
          <table:table-cell table:style-name="ce30" table:formula="of:=['Nomenclature Génerale'.H75]" office:value-type="float" office:value="2" calcext:value-type="float">
            <text:p>2</text:p>
          </table:table-cell>
          <table:table-cell table:style-name="ce33" table:formula="of:=IF(['Nomenclature Génerale'.C75]=0;T(&quot;&quot;);['Nomenclature Génerale'.C75])" office:value-type="string" office:string-value="M5 14 mm" calcext:value-type="string">
            <text:p>M5 14 mm</text:p>
          </table:table-cell>
          <table:table-cell table:style-name="ce34" table:formula="of:=['Nomenclature 380'.D7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76];T(&quot;|&quot;);['Nomenclature 380'.D76];T(&quot;(&quot;);['Nomenclature 380'.E76];T(&quot;)&quot;);['Nomenclature 380'.F76];T(&quot;|&quot;);['Nomenclature 380'.G76])" office:value-type="string" office:string-value="M5 16 mm|sans(M5)16|0" calcext:value-type="string">
            <text:p>M5 16 mm|sans(M5)16|0</text:p>
          </table:table-cell>
          <table:table-cell table:style-name="ce30" table:formula="of:=['Nomenclature Génerale'.H76]" office:value-type="float" office:value="2" calcext:value-type="float">
            <text:p>2</text:p>
          </table:table-cell>
          <table:table-cell table:style-name="ce33" table:formula="of:=IF(['Nomenclature Génerale'.C76]=0;T(&quot;&quot;);['Nomenclature Génerale'.C76])" office:value-type="string" office:string-value="M5 16 mm" calcext:value-type="string">
            <text:p>M5 16 mm</text:p>
          </table:table-cell>
          <table:table-cell table:style-name="ce34" table:formula="of:=['Nomenclature 380'.D7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77];T(&quot;|&quot;);['Nomenclature 380'.D77];T(&quot;(&quot;);['Nomenclature 380'.E77];T(&quot;)&quot;);['Nomenclature 380'.F77];T(&quot;|&quot;);['Nomenclature 380'.G77])" office:value-type="string" office:string-value="M5 16 mm|sans(M5)16|0" calcext:value-type="string">
            <text:p>M5 16 mm|sans(M5)16|0</text:p>
          </table:table-cell>
          <table:table-cell table:style-name="ce30" table:formula="of:=['Nomenclature Génerale'.H77]" office:value-type="float" office:value="4" calcext:value-type="float">
            <text:p>4</text:p>
          </table:table-cell>
          <table:table-cell table:style-name="ce33" table:formula="of:=IF(['Nomenclature Génerale'.C77]=0;T(&quot;&quot;);['Nomenclature Génerale'.C77])" office:value-type="string" office:string-value="M5 16 mm" calcext:value-type="string">
            <text:p>M5 16 mm</text:p>
          </table:table-cell>
          <table:table-cell table:style-name="ce34" table:formula="of:=['Nomenclature 380'.D7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78];T(&quot;|&quot;);['Nomenclature 380'.D78];T(&quot;(&quot;);['Nomenclature 380'.E78];T(&quot;)&quot;);['Nomenclature 380'.F78];T(&quot;|&quot;);['Nomenclature 380'.G78])" office:value-type="string" office:string-value="M5 25 mm|sans(M5)25|0" calcext:value-type="string">
            <text:p>M5 25 mm|sans(M5)25|0</text:p>
          </table:table-cell>
          <table:table-cell table:style-name="ce30" table:formula="of:=['Nomenclature Génerale'.H78]" office:value-type="float" office:value="8" calcext:value-type="float">
            <text:p>8</text:p>
          </table:table-cell>
          <table:table-cell table:style-name="ce33" table:formula="of:=IF(['Nomenclature Génerale'.C78]=0;T(&quot;&quot;);['Nomenclature Génerale'.C78])" office:value-type="string" office:string-value="M5 25 mm" calcext:value-type="string">
            <text:p>M5 25 mm</text:p>
          </table:table-cell>
          <table:table-cell table:style-name="ce34" table:formula="of:=['Nomenclature 380'.D7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79];T(&quot;|&quot;);['Nomenclature 380'.D79];T(&quot;(&quot;);['Nomenclature 380'.E79];T(&quot;)&quot;);['Nomenclature 380'.F79];T(&quot;|&quot;);['Nomenclature 380'.G79])" office:value-type="string" office:string-value="M5 35 mm|sans(M5)35|0" calcext:value-type="string">
            <text:p>M5 35 mm|sans(M5)35|0</text:p>
          </table:table-cell>
          <table:table-cell table:style-name="ce30" table:formula="of:=['Nomenclature Génerale'.H79]" office:value-type="float" office:value="1" calcext:value-type="float">
            <text:p>1</text:p>
          </table:table-cell>
          <table:table-cell table:style-name="ce33" table:formula="of:=IF(['Nomenclature Génerale'.C79]=0;T(&quot;&quot;);['Nomenclature Génerale'.C79])" office:value-type="string" office:string-value="M5 35 mm" calcext:value-type="string">
            <text:p>M5 35 mm</text:p>
          </table:table-cell>
          <table:table-cell table:style-name="ce34" table:formula="of:=['Nomenclature 380'.D7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80];T(&quot;|&quot;);['Nomenclature 380'.D80];T(&quot;(&quot;);['Nomenclature 380'.E80];T(&quot;)&quot;);['Nomenclature 380'.F80];T(&quot;|&quot;);['Nomenclature 380'.G80])" office:value-type="string" office:string-value="M5 40 mm|sans(M5)40|0" calcext:value-type="string">
            <text:p>M5 40 mm|sans(M5)40|0</text:p>
          </table:table-cell>
          <table:table-cell table:style-name="ce30" table:formula="of:=['Nomenclature Génerale'.H80]" office:value-type="float" office:value="1" calcext:value-type="float">
            <text:p>1</text:p>
          </table:table-cell>
          <table:table-cell table:style-name="ce33" table:formula="of:=IF(['Nomenclature Génerale'.C80]=0;T(&quot;&quot;);['Nomenclature Génerale'.C80])" office:value-type="string" office:string-value="M5 40 mm" calcext:value-type="string">
            <text:p>M5 40 mm</text:p>
          </table:table-cell>
          <table:table-cell table:style-name="ce34" table:formula="of:=['Nomenclature 380'.D8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81];T(&quot;|&quot;);['Nomenclature 380'.D81];T(&quot;(&quot;);['Nomenclature 380'.E81];T(&quot;)&quot;);['Nomenclature 380'.F81];T(&quot;|&quot;);['Nomenclature 380'.G81])" office:value-type="string" office:string-value="M5 8 mm|sans(M5)8|0" calcext:value-type="string">
            <text:p>M5 8 mm|sans(M5)8|0</text:p>
          </table:table-cell>
          <table:table-cell table:style-name="ce30" table:formula="of:=['Nomenclature Génerale'.H81]" office:value-type="float" office:value="8" calcext:value-type="float">
            <text:p>8</text:p>
          </table:table-cell>
          <table:table-cell table:style-name="ce33" table:formula="of:=IF(['Nomenclature Génerale'.C81]=0;T(&quot;&quot;);['Nomenclature Génerale'.C81])" office:value-type="string" office:string-value="M5 8 mm" calcext:value-type="string">
            <text:p>M5 8 mm</text:p>
          </table:table-cell>
          <table:table-cell table:style-name="ce34" table:formula="of:=['Nomenclature 380'.D8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82];T(&quot;|&quot;);['Nomenclature 380'.D82];T(&quot;(&quot;);['Nomenclature 380'.E82];T(&quot;)&quot;);['Nomenclature 380'.F82];T(&quot;|&quot;);['Nomenclature 380'.G82])" office:value-type="string" office:string-value="M5 8 mm|sans(M5)8|0" calcext:value-type="string">
            <text:p>M5 8 mm|sans(M5)8|0</text:p>
          </table:table-cell>
          <table:table-cell table:style-name="ce30" table:formula="of:=['Nomenclature Génerale'.H82]" office:value-type="float" office:value="24" calcext:value-type="float">
            <text:p>24</text:p>
          </table:table-cell>
          <table:table-cell table:style-name="ce33" table:formula="of:=IF(['Nomenclature Génerale'.C82]=0;T(&quot;&quot;);['Nomenclature Génerale'.C82])" office:value-type="string" office:string-value="M5 8 mm" calcext:value-type="string">
            <text:p>M5 8 mm</text:p>
          </table:table-cell>
          <table:table-cell table:style-name="ce34" table:formula="of:=['Nomenclature 380'.D8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83];T(&quot;|&quot;);['Nomenclature 380'.D83];T(&quot;(&quot;);['Nomenclature 380'.E83];T(&quot;)&quot;);['Nomenclature 380'.F83];T(&quot;|&quot;);['Nomenclature 380'.G83])" office:value-type="string" office:string-value="M5 Écrous|sans(M5)standard|0" calcext:value-type="string">
            <text:p>M5 Écrous|sans(M5)standard|0</text:p>
          </table:table-cell>
          <table:table-cell table:style-name="ce30" table:formula="of:=['Nomenclature Génerale'.H83]" office:value-type="float" office:value="16" calcext:value-type="float">
            <text:p>16</text:p>
          </table:table-cell>
          <table:table-cell table:style-name="ce33" table:formula="of:=IF(['Nomenclature Génerale'.C83]=0;T(&quot;&quot;);['Nomenclature Génerale'.C83])" office:value-type="string" office:string-value="M5 Écrous" calcext:value-type="string">
            <text:p>M5 Écrous</text:p>
          </table:table-cell>
          <table:table-cell table:style-name="ce34" table:formula="of:=['Nomenclature 380'.D8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84];T(&quot;|&quot;);['Nomenclature 380'.D84];T(&quot;(&quot;);['Nomenclature 380'.E84];T(&quot;)&quot;);['Nomenclature 380'.F84];T(&quot;|&quot;);['Nomenclature 380'.G84])" office:value-type="string" office:string-value="M5 Écrous|sans(M5)standard|0" calcext:value-type="string">
            <text:p>M5 Écrous|sans(M5)standard|0</text:p>
          </table:table-cell>
          <table:table-cell table:style-name="ce30" table:formula="of:=['Nomenclature Génerale'.H84]" office:value-type="float" office:value="24" calcext:value-type="float">
            <text:p>24</text:p>
          </table:table-cell>
          <table:table-cell table:style-name="ce33" table:formula="of:=IF(['Nomenclature Génerale'.C84]=0;T(&quot;&quot;);['Nomenclature Génerale'.C84])" office:value-type="string" office:string-value="M5 Écrous" calcext:value-type="string">
            <text:p>M5 Écrous</text:p>
          </table:table-cell>
          <table:table-cell table:style-name="ce34" table:formula="of:=['Nomenclature 380'.D8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85];T(&quot;|&quot;);['Nomenclature 380'.D85];T(&quot;(&quot;);['Nomenclature 380'.E85];T(&quot;)&quot;);['Nomenclature 380'.F85];T(&quot;|&quot;);['Nomenclature 380'.G85])" office:value-type="string" office:string-value="M5 Écrous|sans(M5)standard|0" calcext:value-type="string">
            <text:p>M5 Écrous|sans(M5)standard|0</text:p>
          </table:table-cell>
          <table:table-cell table:style-name="ce30" table:formula="of:=['Nomenclature Génerale'.H85]" office:value-type="float" office:value="36" calcext:value-type="float">
            <text:p>36</text:p>
          </table:table-cell>
          <table:table-cell table:style-name="ce33" table:formula="of:=IF(['Nomenclature Génerale'.C85]=0;T(&quot;&quot;);['Nomenclature Génerale'.C85])" office:value-type="string" office:string-value="M5 Écrous" calcext:value-type="string">
            <text:p>M5 Écrous</text:p>
          </table:table-cell>
          <table:table-cell table:style-name="ce34" table:formula="of:=['Nomenclature 380'.D8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86];T(&quot;|&quot;);['Nomenclature 380'.D86];T(&quot;(&quot;);['Nomenclature 380'.E86];T(&quot;)&quot;);['Nomenclature 380'.F86];T(&quot;|&quot;);['Nomenclature 380'.G86])" office:value-type="string" office:string-value="M5 Écrous |sans(M5)standard|0" calcext:value-type="string">
            <text:p>M5 Écrous |sans(M5)standard|0</text:p>
          </table:table-cell>
          <table:table-cell table:style-name="ce30" table:formula="of:=['Nomenclature Génerale'.H86]" office:value-type="float" office:value="4" calcext:value-type="float">
            <text:p>4</text:p>
          </table:table-cell>
          <table:table-cell table:style-name="ce33" table:formula="of:=IF(['Nomenclature Génerale'.C86]=0;T(&quot;&quot;);['Nomenclature Génerale'.C86])" office:value-type="string" office:string-value="M5 Écrous " calcext:value-type="string">
            <text:p>M5 Écrous </text:p>
          </table:table-cell>
          <table:table-cell table:style-name="ce34" table:formula="of:=['Nomenclature 380'.D8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87];T(&quot;|&quot;);['Nomenclature 380'.D87];T(&quot;(&quot;);['Nomenclature 380'.E87];T(&quot;)&quot;);['Nomenclature 380'.F87];T(&quot;|&quot;);['Nomenclature 380'.G87])" office:value-type="string" office:string-value="M5 Écrous Large|sans(M5)large|0" calcext:value-type="string">
            <text:p>M5 Écrous Large|sans(M5)large|0</text:p>
          </table:table-cell>
          <table:table-cell table:style-name="ce30" table:formula="of:=['Nomenclature Génerale'.H87]" office:value-type="float" office:value="7" calcext:value-type="float">
            <text:p>7</text:p>
          </table:table-cell>
          <table:table-cell table:style-name="ce33" table:formula="of:=IF(['Nomenclature Génerale'.C87]=0;T(&quot;&quot;);['Nomenclature Génerale'.C87])" office:value-type="string" office:string-value="M5 Écrous Large" calcext:value-type="string">
            <text:p>M5 Écrous Large</text:p>
          </table:table-cell>
          <table:table-cell table:style-name="ce34" table:formula="of:=['Nomenclature 380'.D8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88];T(&quot;|&quot;);['Nomenclature 380'.D88];T(&quot;(&quot;);['Nomenclature 380'.E88];T(&quot;)&quot;);['Nomenclature 380'.F88];T(&quot;|&quot;);['Nomenclature 380'.G88])" office:value-type="string" office:string-value="M5 Rondelles |sans(M5)standard|0" calcext:value-type="string">
            <text:p>M5 Rondelles |sans(M5)standard|0</text:p>
          </table:table-cell>
          <table:table-cell table:style-name="ce30" table:formula="of:=['Nomenclature Génerale'.H88]" office:value-type="float" office:value="2" calcext:value-type="float">
            <text:p>2</text:p>
          </table:table-cell>
          <table:table-cell table:style-name="ce33" table:formula="of:=IF(['Nomenclature Génerale'.C88]=0;T(&quot;&quot;);['Nomenclature Génerale'.C88])" office:value-type="string" office:string-value="M5 Rondelles " calcext:value-type="string">
            <text:p>M5 Rondelles </text:p>
          </table:table-cell>
          <table:table-cell table:style-name="ce34" table:formula="of:=['Nomenclature 380'.D8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89];T(&quot;|&quot;);['Nomenclature 380'.D89];T(&quot;(&quot;);['Nomenclature 380'.E89];T(&quot;)&quot;);['Nomenclature 380'.F89];T(&quot;|&quot;);['Nomenclature 380'.G89])" office:value-type="string" office:string-value="Moteurs X &amp; Y (1,6 A)|sans(0)0|LDO-xxx-1604" calcext:value-type="string">
            <text:p>Moteurs X &amp; Y (1,6 A)|sans(0)0|LDO-xxx-1604</text:p>
          </table:table-cell>
          <table:table-cell table:style-name="ce30" table:formula="of:=['Nomenclature Génerale'.H89]" office:value-type="float" office:value="2" calcext:value-type="float">
            <text:p>2</text:p>
          </table:table-cell>
          <table:table-cell table:style-name="ce33" table:formula="of:=IF(['Nomenclature Génerale'.C89]=0;T(&quot;&quot;);['Nomenclature Génerale'.C89])" office:value-type="string" office:string-value="Moteurs X &amp; Y (1,6 A)" calcext:value-type="string">
            <text:p>Moteurs X &amp; Y (1,6 A)</text:p>
          </table:table-cell>
          <table:table-cell table:style-name="ce34" table:formula="of:=['Nomenclature 380'.D8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90];T(&quot;|&quot;);['Nomenclature 380'.D90];T(&quot;(&quot;);['Nomenclature 380'.E90];T(&quot;)&quot;);['Nomenclature 380'.F90];T(&quot;|&quot;);['Nomenclature 380'.G90])" office:value-type="string" office:string-value="Moteurs Z (0,8 A)|sans(0)0|LDO-xxx-0804" calcext:value-type="string">
            <text:p>Moteurs Z (0,8 A)|sans(0)0|LDO-xxx-0804</text:p>
          </table:table-cell>
          <table:table-cell table:style-name="ce30" table:formula="of:=['Nomenclature Génerale'.H90]" office:value-type="float" office:value="2" calcext:value-type="float">
            <text:p>2</text:p>
          </table:table-cell>
          <table:table-cell table:style-name="ce33" table:formula="of:=IF(['Nomenclature Génerale'.C90]=0;T(&quot;&quot;);['Nomenclature Génerale'.C90])" office:value-type="string" office:string-value="Moteurs Z (0,8 A)" calcext:value-type="string">
            <text:p>Moteurs Z (0,8 A)</text:p>
          </table:table-cell>
          <table:table-cell table:style-name="ce34" table:formula="of:=['Nomenclature 380'.D9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91];T(&quot;|&quot;);['Nomenclature 380'.D91];T(&quot;(&quot;);['Nomenclature 380'.E91];T(&quot;)&quot;);['Nomenclature 380'.F91];T(&quot;|&quot;);['Nomenclature 380'.G91])" office:value-type="string" office:string-value="Moto Réducteur |sans(0)0|LDO-aaa-1604" calcext:value-type="string">
            <text:p>Moto Réducteur |sans(0)0|LDO-aaa-1604</text:p>
          </table:table-cell>
          <table:table-cell table:style-name="ce30" table:formula="of:=['Nomenclature Génerale'.H91]" office:value-type="float" office:value="1" calcext:value-type="float">
            <text:p>1</text:p>
          </table:table-cell>
          <table:table-cell table:style-name="ce33" table:formula="of:=IF(['Nomenclature Génerale'.C91]=0;T(&quot;&quot;);['Nomenclature Génerale'.C91])" office:value-type="string" office:string-value="Moto Réducteur " calcext:value-type="string">
            <text:p>Moto Réducteur </text:p>
          </table:table-cell>
          <table:table-cell table:style-name="ce34" table:formula="of:=['Nomenclature 380'.D9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92];T(&quot;|&quot;);['Nomenclature 380'.D92];T(&quot;(&quot;);['Nomenclature 380'.E92];T(&quot;)&quot;);['Nomenclature 380'.F92];T(&quot;|&quot;);['Nomenclature 380'.G92])" office:value-type="string" office:string-value="PCB chauffant|sans(0)0|0" calcext:value-type="string">
            <text:p>PCB chauffant|sans(0)0|0</text:p>
          </table:table-cell>
          <table:table-cell table:style-name="ce30" table:formula="of:=['Nomenclature Génerale'.H92]" office:value-type="float" office:value="1" calcext:value-type="float">
            <text:p>1</text:p>
          </table:table-cell>
          <table:table-cell table:style-name="ce33" table:formula="of:=IF(['Nomenclature Génerale'.C92]=0;T(&quot;&quot;);['Nomenclature Génerale'.C92])" office:value-type="string" office:string-value="PCB chauffant" calcext:value-type="string">
            <text:p>PCB chauffant</text:p>
          </table:table-cell>
          <table:table-cell table:style-name="ce34" table:formula="of:=['Nomenclature 380'.D9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93];T(&quot;|&quot;);['Nomenclature 380'.D93];T(&quot;(&quot;);['Nomenclature 380'.E93];T(&quot;)&quot;);['Nomenclature 380'.F93];T(&quot;|&quot;);['Nomenclature 380'.G93])" office:value-type="string" office:string-value="Petite Pince|sans(0)0|0" calcext:value-type="string">
            <text:p>Petite Pince|sans(0)0|0</text:p>
          </table:table-cell>
          <table:table-cell table:style-name="ce30" table:formula="of:=['Nomenclature Génerale'.H93]" office:value-type="float" office:value="4" calcext:value-type="float">
            <text:p>4</text:p>
          </table:table-cell>
          <table:table-cell table:style-name="ce33" table:formula="of:=IF(['Nomenclature Génerale'.C93]=0;T(&quot;&quot;);['Nomenclature Génerale'.C93])" office:value-type="string" office:string-value="Petite Pince" calcext:value-type="string">
            <text:p>Petite Pince</text:p>
          </table:table-cell>
          <table:table-cell table:style-name="ce34" table:formula="of:=['Nomenclature 380'.D9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94];T(&quot;|&quot;);['Nomenclature 380'.D94];T(&quot;(&quot;);['Nomenclature 380'.E94];T(&quot;)&quot;);['Nomenclature 380'.F94];T(&quot;|&quot;);['Nomenclature 380'.G94])" office:value-type="string" office:string-value="Pieds |sans(Print)0|0" calcext:value-type="string">
            <text:p>Pieds |sans(Print)0|0</text:p>
          </table:table-cell>
          <table:table-cell table:style-name="ce30" table:formula="of:=['Nomenclature Génerale'.H94]" office:value-type="float" office:value="4" calcext:value-type="float">
            <text:p>4</text:p>
          </table:table-cell>
          <table:table-cell table:style-name="ce33" table:formula="of:=IF(['Nomenclature Génerale'.C94]=0;T(&quot;&quot;);['Nomenclature Génerale'.C94])" office:value-type="string" office:string-value="Pieds " calcext:value-type="string">
            <text:p>Pieds </text:p>
          </table:table-cell>
          <table:table-cell table:style-name="ce34" table:formula="of:=['Nomenclature 380'.D9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95];T(&quot;|&quot;);['Nomenclature 380'.D95];T(&quot;(&quot;);['Nomenclature 380'.E95];T(&quot;)&quot;);['Nomenclature 380'.F95];T(&quot;|&quot;);['Nomenclature 380'.G95])" office:value-type="string" office:string-value="Plaque Aluminium|sans(0)0|0" calcext:value-type="string">
            <text:p>Plaque Aluminium|sans(0)0|0</text:p>
          </table:table-cell>
          <table:table-cell table:style-name="ce30" table:formula="of:=['Nomenclature Génerale'.H95]" office:value-type="float" office:value="1" calcext:value-type="float">
            <text:p>1</text:p>
          </table:table-cell>
          <table:table-cell table:style-name="ce33" table:formula="of:=IF(['Nomenclature Génerale'.C95]=0;T(&quot;&quot;);['Nomenclature Génerale'.C95])" office:value-type="string" office:string-value="Plaque Aluminium" calcext:value-type="string">
            <text:p>Plaque Aluminium</text:p>
          </table:table-cell>
          <table:table-cell table:style-name="ce34" table:formula="of:=['Nomenclature 380'.D9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96];T(&quot;|&quot;);['Nomenclature 380'.D96];T(&quot;(&quot;);['Nomenclature 380'.E96];T(&quot;)&quot;);['Nomenclature 380'.F96];T(&quot;|&quot;);['Nomenclature 380'.G96])" office:value-type="string" office:string-value="Plaque Bois|sans(0)0|0" calcext:value-type="string">
            <text:p>Plaque Bois|sans(0)0|0</text:p>
          </table:table-cell>
          <table:table-cell table:style-name="ce30" table:formula="of:=['Nomenclature Génerale'.H96]" office:value-type="float" office:value="1" calcext:value-type="float">
            <text:p>1</text:p>
          </table:table-cell>
          <table:table-cell table:style-name="ce33" table:formula="of:=IF(['Nomenclature Génerale'.C96]=0;T(&quot;&quot;);['Nomenclature Génerale'.C96])" office:value-type="string" office:string-value="Plaque Bois" calcext:value-type="string">
            <text:p>Plaque Bois</text:p>
          </table:table-cell>
          <table:table-cell table:style-name="ce34" table:formula="of:=['Nomenclature 380'.D9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97];T(&quot;|&quot;);['Nomenclature 380'.D97];T(&quot;(&quot;);['Nomenclature 380'.E97];T(&quot;)&quot;);['Nomenclature 380'.F97];T(&quot;|&quot;);['Nomenclature 380'.G97])" office:value-type="string" office:string-value="Plaque chassis|sans(0)0|0" calcext:value-type="string">
            <text:p>Plaque chassis|sans(0)0|0</text:p>
          </table:table-cell>
          <table:table-cell table:style-name="ce30" table:formula="of:=['Nomenclature Génerale'.H97]" office:value-type="float" office:value="2" calcext:value-type="float">
            <text:p>2</text:p>
          </table:table-cell>
          <table:table-cell table:style-name="ce33" table:formula="of:=IF(['Nomenclature Génerale'.C97]=0;T(&quot;&quot;);['Nomenclature Génerale'.C97])" office:value-type="string" office:string-value="Plaque chassis" calcext:value-type="string">
            <text:p>Plaque chassis</text:p>
          </table:table-cell>
          <table:table-cell table:style-name="ce34" table:formula="of:=['Nomenclature 380'.D9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98];T(&quot;|&quot;);['Nomenclature 380'.D98];T(&quot;(&quot;);['Nomenclature 380'.E98];T(&quot;)&quot;);['Nomenclature 380'.F98];T(&quot;|&quot;);['Nomenclature 380'.G98])" office:value-type="string" office:string-value="Plaque support Extr Buse Ventilo|sans(0)0|0" calcext:value-type="string">
            <text:p>Plaque support Extr Buse Ventilo|sans(0)0|0</text:p>
          </table:table-cell>
          <table:table-cell table:style-name="ce30" table:formula="of:=['Nomenclature Génerale'.H98]" office:value-type="float" office:value="1" calcext:value-type="float">
            <text:p>1</text:p>
          </table:table-cell>
          <table:table-cell table:style-name="ce33" table:formula="of:=IF(['Nomenclature Génerale'.C98]=0;T(&quot;&quot;);['Nomenclature Génerale'.C98])" office:value-type="string" office:string-value="Plaque support Extr Buse Ventilo" calcext:value-type="string">
            <text:p>Plaque support Extr Buse Ventilo</text:p>
          </table:table-cell>
          <table:table-cell table:style-name="ce34" table:formula="of:=['Nomenclature 380'.D9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99];T(&quot;|&quot;);['Nomenclature 380'.D99];T(&quot;(&quot;);['Nomenclature 380'.E99];T(&quot;)&quot;);['Nomenclature 380'.F99];T(&quot;|&quot;);['Nomenclature 380'.G99])" office:value-type="string" office:string-value="Plaque verre |sans(0)0|0" calcext:value-type="string">
            <text:p>Plaque verre |sans(0)0|0</text:p>
          </table:table-cell>
          <table:table-cell table:style-name="ce30" table:formula="of:=['Nomenclature Génerale'.H99]" office:value-type="float" office:value="1" calcext:value-type="float">
            <text:p>1</text:p>
          </table:table-cell>
          <table:table-cell table:style-name="ce33" table:formula="of:=IF(['Nomenclature Génerale'.C99]=0;T(&quot;&quot;);['Nomenclature Génerale'.C99])" office:value-type="string" office:string-value="Plaque verre " calcext:value-type="string">
            <text:p>Plaque verre </text:p>
          </table:table-cell>
          <table:table-cell table:style-name="ce34" table:formula="of:=['Nomenclature 380'.D9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00];T(&quot;|&quot;);['Nomenclature 380'.D100];T(&quot;(&quot;);['Nomenclature 380'.E100];T(&quot;)&quot;);['Nomenclature 380'.F100];T(&quot;|&quot;);['Nomenclature 380'.G100])" office:value-type="string" office:string-value="Poulie avec 2 M3|sans(Spec+(M3))0|0" calcext:value-type="string">
            <text:p>Poulie avec 2 M3|sans(Spec+(M3))0|0</text:p>
          </table:table-cell>
          <table:table-cell table:style-name="ce30" table:formula="of:=['Nomenclature Génerale'.H100]" office:value-type="float" office:value="2" calcext:value-type="float">
            <text:p>2</text:p>
          </table:table-cell>
          <table:table-cell table:style-name="ce33" table:formula="of:=IF(['Nomenclature Génerale'.C100]=0;T(&quot;&quot;);['Nomenclature Génerale'.C100])" office:value-type="string" office:string-value="Poulie avec 2 M3" calcext:value-type="string">
            <text:p>Poulie avec 2 M3</text:p>
          </table:table-cell>
          <table:table-cell table:style-name="ce34" table:formula="of:=['Nomenclature 380'.D10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01];T(&quot;|&quot;);['Nomenclature 380'.D101];T(&quot;(&quot;);['Nomenclature 380'.E101];T(&quot;)&quot;);['Nomenclature 380'.F101];T(&quot;|&quot;);['Nomenclature 380'.G101])" office:value-type="string" office:string-value="Prise câble secteur|sans(0)0|0" calcext:value-type="string">
            <text:p>Prise câble secteur|sans(0)0|0</text:p>
          </table:table-cell>
          <table:table-cell table:style-name="ce30" table:formula="of:=['Nomenclature Génerale'.H101]" office:value-type="float" office:value="1" calcext:value-type="float">
            <text:p>1</text:p>
          </table:table-cell>
          <table:table-cell table:style-name="ce33" table:formula="of:=IF(['Nomenclature Génerale'.C101]=0;T(&quot;&quot;);['Nomenclature Génerale'.C101])" office:value-type="string" office:string-value="Prise câble secteur" calcext:value-type="string">
            <text:p>Prise câble secteur</text:p>
          </table:table-cell>
          <table:table-cell table:style-name="ce34" table:formula="of:=['Nomenclature 380'.D10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02];T(&quot;|&quot;);['Nomenclature 380'.D102];T(&quot;(&quot;);['Nomenclature 380'.E102];T(&quot;)&quot;);['Nomenclature 380'.F102];T(&quot;|&quot;);['Nomenclature 380'.G102])" office:value-type="string" office:string-value="Profilé 300 mm|sans(0)300|0" calcext:value-type="string">
            <text:p>Profilé 300 mm|sans(0)300|0</text:p>
          </table:table-cell>
          <table:table-cell table:style-name="ce30" table:formula="of:=['Nomenclature Génerale'.H102]" office:value-type="float" office:value="2" calcext:value-type="float">
            <text:p>2</text:p>
          </table:table-cell>
          <table:table-cell table:style-name="ce33" table:formula="of:=IF(['Nomenclature Génerale'.C102]=0;T(&quot;&quot;);['Nomenclature Génerale'.C102])" office:value-type="string" office:string-value="Profilé 300 mm" calcext:value-type="string">
            <text:p>Profilé 300 mm</text:p>
          </table:table-cell>
          <table:table-cell table:style-name="ce34" table:formula="of:=['Nomenclature 380'.D10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03];T(&quot;|&quot;);['Nomenclature 380'.D103];T(&quot;(&quot;);['Nomenclature 380'.E103];T(&quot;)&quot;);['Nomenclature 380'.F103];T(&quot;|&quot;);['Nomenclature 380'.G103])" office:value-type="string" office:string-value="Profilé 360 mm|sans(0)360|0" calcext:value-type="string">
            <text:p>Profilé 360 mm|sans(0)360|0</text:p>
          </table:table-cell>
          <table:table-cell table:style-name="ce30" table:formula="of:=['Nomenclature Génerale'.H103]" office:value-type="float" office:value="1" calcext:value-type="float">
            <text:p>1</text:p>
          </table:table-cell>
          <table:table-cell table:style-name="ce33" table:formula="of:=IF(['Nomenclature Génerale'.C103]=0;T(&quot;&quot;);['Nomenclature Génerale'.C103])" office:value-type="string" office:string-value="Profilé 360 mm" calcext:value-type="string">
            <text:p>Profilé 360 mm</text:p>
          </table:table-cell>
          <table:table-cell table:style-name="ce34" table:formula="of:=['Nomenclature 380'.D10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04];T(&quot;|&quot;);['Nomenclature 380'.D104];T(&quot;(&quot;);['Nomenclature 380'.E104];T(&quot;)&quot;);['Nomenclature 380'.F104];T(&quot;|&quot;);['Nomenclature 380'.G104])" office:value-type="string" office:string-value="#REF !" calcext:value-type="error">
            <text:p>#REF !</text:p>
          </table:table-cell>
          <table:table-cell table:style-name="ce30" table:formula="of:=['Nomenclature Génerale'.H104]" office:value-type="float" office:value="2" calcext:value-type="float">
            <text:p>2</text:p>
          </table:table-cell>
          <table:table-cell table:style-name="ce33" table:formula="of:=IF(['Nomenclature Génerale'.C104]=0;T(&quot;&quot;);['Nomenclature Génerale'.C104])" office:value-type="string" office:string-value="Profilé 380 mm" calcext:value-type="string">
            <text:p>Profilé 380 mm</text:p>
          </table:table-cell>
          <table:table-cell table:style-name="ce34" table:formula="of:=['Nomenclature 380'.D10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05];T(&quot;|&quot;);['Nomenclature 380'.D105];T(&quot;(&quot;);['Nomenclature 380'.E105];T(&quot;)&quot;);['Nomenclature 380'.F105];T(&quot;|&quot;);['Nomenclature 380'.G105])" office:value-type="string" office:string-value="Profilé 420 mm|sans(0)420|0" calcext:value-type="string">
            <text:p>Profilé 420 mm|sans(0)420|0</text:p>
          </table:table-cell>
          <table:table-cell table:style-name="ce30" table:formula="of:=['Nomenclature Génerale'.H105]" office:value-type="float" office:value="2" calcext:value-type="float">
            <text:p>2</text:p>
          </table:table-cell>
          <table:table-cell table:style-name="ce33" table:formula="of:=IF(['Nomenclature Génerale'.C105]=0;T(&quot;&quot;);['Nomenclature Génerale'.C105])" office:value-type="string" office:string-value="Profilé 420 mm" calcext:value-type="string">
            <text:p>Profilé 420 mm</text:p>
          </table:table-cell>
          <table:table-cell table:style-name="ce34" table:formula="of:=['Nomenclature 380'.D10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06];T(&quot;|&quot;);['Nomenclature 380'.D106];T(&quot;(&quot;);['Nomenclature 380'.E106];T(&quot;)&quot;);['Nomenclature 380'.F106];T(&quot;|&quot;);['Nomenclature 380'.G106])" office:value-type="string" office:string-value="Pusher|sans(Print)0|0" calcext:value-type="string">
            <text:p>Pusher|sans(Print)0|0</text:p>
          </table:table-cell>
          <table:table-cell table:style-name="ce30" table:formula="of:=['Nomenclature Génerale'.H106]" office:value-type="float" office:value="1" calcext:value-type="float">
            <text:p>1</text:p>
          </table:table-cell>
          <table:table-cell table:style-name="ce33" table:formula="of:=IF(['Nomenclature Génerale'.C106]=0;T(&quot;&quot;);['Nomenclature Génerale'.C106])" office:value-type="string" office:string-value="Pusher" calcext:value-type="string">
            <text:p>Pusher</text:p>
          </table:table-cell>
          <table:table-cell table:style-name="ce34" table:formula="of:=['Nomenclature 380'.D10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07];T(&quot;|&quot;);['Nomenclature 380'.D107];T(&quot;(&quot;);['Nomenclature 380'.E107];T(&quot;)&quot;);['Nomenclature 380'.F107];T(&quot;|&quot;);['Nomenclature 380'.G107])" office:value-type="string" office:string-value="Ressorts|sans(0)0|0" calcext:value-type="string">
            <text:p>Ressorts|sans(0)0|0</text:p>
          </table:table-cell>
          <table:table-cell table:style-name="ce30" table:formula="of:=['Nomenclature Génerale'.H107]" office:value-type="float" office:value="2" calcext:value-type="float">
            <text:p>2</text:p>
          </table:table-cell>
          <table:table-cell table:style-name="ce33" table:formula="of:=IF(['Nomenclature Génerale'.C107]=0;T(&quot;&quot;);['Nomenclature Génerale'.C107])" office:value-type="string" office:string-value="Ressorts" calcext:value-type="string">
            <text:p>Ressorts</text:p>
          </table:table-cell>
          <table:table-cell table:style-name="ce34" table:formula="of:=['Nomenclature 380'.D10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08];T(&quot;|&quot;);['Nomenclature 380'.D108];T(&quot;(&quot;);['Nomenclature 380'.E108];T(&quot;)&quot;);['Nomenclature 380'.F108];T(&quot;|&quot;);['Nomenclature 380'.G108])" office:value-type="string" office:string-value="Rondelles M5|sans(M5)standard|0" calcext:value-type="string">
            <text:p>Rondelles M5|sans(M5)standard|0</text:p>
          </table:table-cell>
          <table:table-cell table:style-name="ce30" table:formula="of:=['Nomenclature Génerale'.H108]" office:value-type="float" office:value="7" calcext:value-type="float">
            <text:p>7</text:p>
          </table:table-cell>
          <table:table-cell table:style-name="ce33" table:formula="of:=IF(['Nomenclature Génerale'.C108]=0;T(&quot;&quot;);['Nomenclature Génerale'.C108])" office:value-type="string" office:string-value="Rondelles M5" calcext:value-type="string">
            <text:p>Rondelles M5</text:p>
          </table:table-cell>
          <table:table-cell table:style-name="ce34" table:formula="of:=['Nomenclature 380'.D10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09];T(&quot;|&quot;);['Nomenclature 380'.D109];T(&quot;(&quot;);['Nomenclature 380'.E109];T(&quot;)&quot;);['Nomenclature 380'.F109];T(&quot;|&quot;);['Nomenclature 380'.G109])" office:value-type="string" office:string-value="Roue extrusion avec M3|sans(0)0|0" calcext:value-type="string">
            <text:p>Roue extrusion avec M3|sans(0)0|0</text:p>
          </table:table-cell>
          <table:table-cell table:style-name="ce30" table:formula="of:=['Nomenclature Génerale'.H109]" office:value-type="float" office:value="1" calcext:value-type="float">
            <text:p>1</text:p>
          </table:table-cell>
          <table:table-cell table:style-name="ce33" table:formula="of:=IF(['Nomenclature Génerale'.C109]=0;T(&quot;&quot;);['Nomenclature Génerale'.C109])" office:value-type="string" office:string-value="Roue extrusion avec M3" calcext:value-type="string">
            <text:p>Roue extrusion avec M3</text:p>
          </table:table-cell>
          <table:table-cell table:style-name="ce34" table:formula="of:=['Nomenclature 380'.D10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380'.C110];T(&quot;|&quot;);['Nomenclature 380'.D110];T(&quot;(&quot;);['Nomenclature 380'.E110];T(&quot;)&quot;);['Nomenclature 380'.F110];T(&quot;|&quot;);['Nomenclature 380'.G110])" office:value-type="string" office:string-value="Roulement 605ZZ|sans(0)0|0" calcext:value-type="string">
            <text:p>Roulement 605ZZ|sans(0)0|0</text:p>
          </table:table-cell>
          <table:table-cell table:style-name="ce30" table:formula="of:=['Nomenclature Génerale'.H110]" office:value-type="float" office:value="6" calcext:value-type="float">
            <text:p>6</text:p>
          </table:table-cell>
          <table:table-cell table:style-name="ce33" table:formula="of:=IF(['Nomenclature Génerale'.C110]=0;T(&quot;&quot;);['Nomenclature Génerale'.C110])" office:value-type="string" office:string-value="Roulement 605ZZ" calcext:value-type="string">
            <text:p>Roulement 605ZZ</text:p>
          </table:table-cell>
          <table:table-cell table:style-name="ce27" table:formula="of:=['Nomenclature 380'.D110]" office:value-type="string" office:string-value="sans" calcext:value-type="string">
            <text:p>sans</text:p>
          </table:table-cell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380'.C111];T(&quot;|&quot;);['Nomenclature 380'.D111];T(&quot;(&quot;);['Nomenclature 380'.E111];T(&quot;)&quot;);['Nomenclature 380'.F111];T(&quot;|&quot;);['Nomenclature 380'.G111])" office:value-type="string" office:string-value="Smoothieboard|sans(0)4X-5X-4Xc-5XC|0" calcext:value-type="string">
            <text:p>Smoothieboard|sans(0)4X-5X-4Xc-5XC|0</text:p>
          </table:table-cell>
          <table:table-cell table:style-name="ce30" table:formula="of:=['Nomenclature Génerale'.H111]" office:value-type="float" office:value="1" calcext:value-type="float">
            <text:p>1</text:p>
          </table:table-cell>
          <table:table-cell table:style-name="ce33" table:formula="of:=IF(['Nomenclature Génerale'.C111]=0;T(&quot;&quot;);['Nomenclature Génerale'.C111])" office:value-type="string" office:string-value="Smoothieboard" calcext:value-type="string">
            <text:p>Smoothieboard</text:p>
          </table:table-cell>
          <table:table-cell table:style-name="ce27" table:formula="of:=['Nomenclature 380'.D111]" office:value-type="string" office:string-value="sans" calcext:value-type="string">
            <text:p>sans</text:p>
          </table:table-cell>
          <table:table-cell table:style-name="ce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Nomenclature Génerale'.A117]=0;T(&quot;&quot;);['Nomenclature Génerale'.A117])">
            <text:p/>
          </table:table-cell>
          <table:table-cell table:style-name="ce31" table:formula="of:=IF(['Nomenclature Génerale'.C117]=0;T(&quot;&quot;);['Nomenclature Génerale'.C117])" office:value-type="string" office:string-value="X end bearing" calcext:value-type="string">
            <text:p>X end bearing</text:p>
          </table:table-cell>
          <table:table-cell table:style-name="ce4" table:number-columns-repeated="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Nomenclature Génerale'.A118]=0;T(&quot;&quot;);['Nomenclature Génerale'.A118])">
            <text:p/>
          </table:table-cell>
          <table:table-cell table:style-name="ce31" table:formula="of:=IF(['Nomenclature Génerale'.C118]=0;T(&quot;&quot;);['Nomenclature Génerale'.C118])" office:value-type="string" office:string-value="X end motor" calcext:value-type="string">
            <text:p>X end motor</text:p>
          </table:table-cell>
          <table:table-cell table:style-name="ce4" table:number-columns-repeated="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Nomenclature Génerale'.A119]=0;T(&quot;&quot;);['Nomenclature Génerale'.A119])">
            <text:p/>
          </table:table-cell>
          <table:table-cell table:style-name="ce31" table:formula="of:=IF(['Nomenclature Génerale'.C119]=0;T(&quot;&quot;);['Nomenclature Génerale'.C119])" office:value-type="string" office:string-value="Y beltolder" calcext:value-type="string">
            <text:p>Y beltolder</text:p>
          </table:table-cell>
          <table:table-cell table:style-name="ce4" table:number-columns-repeated="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Nomenclature Génerale'.A120]=0;T(&quot;&quot;);['Nomenclature Génerale'.A120])">
            <text:p/>
          </table:table-cell>
          <table:table-cell table:style-name="ce31" table:formula="of:=IF(['Nomenclature Génerale'.C120]=0;T(&quot;&quot;);['Nomenclature Génerale'.C120])" office:value-type="string" office:string-value="Y block" calcext:value-type="string">
            <text:p>Y block</text:p>
          </table:table-cell>
          <table:table-cell table:style-name="ce4" table:number-columns-repeated="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Nomenclature Génerale'.A121]=0;T(&quot;&quot;);['Nomenclature Génerale'.A121])">
            <text:p/>
          </table:table-cell>
          <table:table-cell table:style-name="ce31" table:formula="of:=IF(['Nomenclature Génerale'.C121]=0;T(&quot;&quot;);['Nomenclature Génerale'.C121])" office:value-type="string" office:string-value="Y end stop" calcext:value-type="string">
            <text:p>Y end stop</text:p>
          </table:table-cell>
          <table:table-cell table:style-name="ce4" table:number-columns-repeated="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Nomenclature Génerale'.A122]=0;T(&quot;&quot;);['Nomenclature Génerale'.A122])">
            <text:p/>
          </table:table-cell>
          <table:table-cell table:style-name="ce31" table:formula="of:=IF(['Nomenclature Génerale'.C123]=0;T(&quot;&quot;);['Nomenclature Génerale'.C123])" office:value-type="string" office:string-value="Z Bas " calcext:value-type="string">
            <text:p>Z Bas 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28" table:formula="of:=CONCATENATE(['Nomenclature 380'.C118];T(&quot;|&quot;);['Nomenclature 380'.D118];T(&quot;(&quot;);['Nomenclature 380'.E118];T(&quot;)&quot;);['Nomenclature 380'.F118];T(&quot;|&quot;);['Nomenclature 380'.G118])" office:value-type="string" office:string-value="X end motor|sans(Print)0|0" calcext:value-type="string">
            <text:p>X end motor|sans(Print)0|0</text:p>
          </table:table-cell>
          <table:table-cell table:style-name="ce30" table:formula="of:=['Nomenclature Génerale'.H118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380'.C119];T(&quot;|&quot;);['Nomenclature 380'.D119];T(&quot;(&quot;);['Nomenclature 380'.E119];T(&quot;)&quot;);['Nomenclature 380'.F119];T(&quot;|&quot;);['Nomenclature 380'.G119])" office:value-type="string" office:string-value="Y beltolder|sans(Print)0|0" calcext:value-type="string">
            <text:p>Y beltolder|sans(Print)0|0</text:p>
          </table:table-cell>
          <table:table-cell table:style-name="ce30" table:formula="of:=['Nomenclature Génerale'.H119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380'.C120];T(&quot;|&quot;);['Nomenclature 380'.D120];T(&quot;(&quot;);['Nomenclature 380'.E120];T(&quot;)&quot;);['Nomenclature 380'.F120];T(&quot;|&quot;);['Nomenclature 380'.G120])" office:value-type="string" office:string-value="Y block|sans(Print)0|0" calcext:value-type="string">
            <text:p>Y block|sans(Print)0|0</text:p>
          </table:table-cell>
          <table:table-cell table:style-name="ce30" table:formula="of:=['Nomenclature Génerale'.H120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380'.C121];T(&quot;|&quot;);['Nomenclature 380'.D121];T(&quot;(&quot;);['Nomenclature 380'.E121];T(&quot;)&quot;);['Nomenclature 380'.F121];T(&quot;|&quot;);['Nomenclature 380'.G121])" office:value-type="string" office:string-value="Y end stop|sans(Print)0|0" calcext:value-type="string">
            <text:p>Y end stop|sans(Print)0|0</text:p>
          </table:table-cell>
          <table:table-cell table:style-name="ce30" table:formula="of:=['Nomenclature Génerale'.H121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380'.C122];T(&quot;|&quot;);['Nomenclature 380'.D122];T(&quot;(&quot;);['Nomenclature 380'.E122];T(&quot;)&quot;);['Nomenclature 380'.F122];T(&quot;|&quot;);['Nomenclature 380'.G122])" office:value-type="string" office:string-value="Y roulement|sans(Print)0|0" calcext:value-type="string">
            <text:p>Y roulement|sans(Print)0|0</text:p>
          </table:table-cell>
          <table:table-cell table:style-name="ce30" table:formula="of:=['Nomenclature Génerale'.H122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380'.C123];T(&quot;|&quot;);['Nomenclature 380'.D123];T(&quot;(&quot;);['Nomenclature 380'.E123];T(&quot;)&quot;);['Nomenclature 380'.F123];T(&quot;|&quot;);['Nomenclature 380'.G123])" office:value-type="string" office:string-value="Z Bas |sans(Print)0|0" calcext:value-type="string">
            <text:p>Z Bas |sans(Print)0|0</text:p>
          </table:table-cell>
          <table:table-cell table:style-name="ce30" table:formula="of:=['Nomenclature Génerale'.H123]"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380'.C124];T(&quot;|&quot;);['Nomenclature 380'.D124];T(&quot;(&quot;);['Nomenclature 380'.E124];T(&quot;)&quot;);['Nomenclature 380'.F124];T(&quot;|&quot;);['Nomenclature 380'.G124])" office:value-type="string" office:string-value="Z End stop|sans(Print)0|0" calcext:value-type="string">
            <text:p>Z End stop|sans(Print)0|0</text:p>
          </table:table-cell>
          <table:table-cell table:style-name="ce30" table:formula="of:=['Nomenclature Génerale'.H124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380'.C125];T(&quot;|&quot;);['Nomenclature 380'.D125];T(&quot;(&quot;);['Nomenclature 380'.E125];T(&quot;)&quot;);['Nomenclature 380'.F125];T(&quot;|&quot;);['Nomenclature 380'.G125])" office:value-type="string" office:string-value="Z Top|sans(Print)0|0" calcext:value-type="string">
            <text:p>Z Top|sans(Print)0|0</text:p>
          </table:table-cell>
          <table:table-cell table:style-name="ce30" table:formula="of:=['Nomenclature Génerale'.H125]"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380'.C126];T(&quot;|&quot;);['Nomenclature 380'.D126];T(&quot;(&quot;);['Nomenclature 380'.E126];T(&quot;)&quot;);['Nomenclature 380'.F126];T(&quot;|&quot;);['Nomenclature 380'.G126])" office:value-type="string" office:string-value="Z Top|sans(Print)0|0" calcext:value-type="string">
            <text:p>Z Top|sans(Print)0|0</text:p>
          </table:table-cell>
          <table:table-cell table:style-name="ce30" table:formula="of:=['Nomenclature Génerale'.H126]" office:value-type="float" office:value="3" calcext:value-type="float">
            <text:p>3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 table:number-rows-repeated="10484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Colisage 420" table:style-name="ta3">
        <table:table-column table:style-name="co10" table:default-cell-style-name="ce29"/>
        <table:table-column table:style-name="co11" table:default-cell-style-name="ce32"/>
        <table:table-column table:style-name="co12" table:visibility="collapse" table:default-cell-style-name="ce32"/>
        <table:table-column table:style-name="co13" table:visibility="collapse" table:default-cell-style-name="ce35"/>
        <table:table-column table:style-name="co14" table:default-cell-style-name="ce37"/>
        <table:table-column table:style-name="co5" table:number-columns-repeated="1007" table:default-cell-style-name="ce4"/>
        <table:table-row table:style-name="ro2">
          <table:table-cell table:style-name="ce27" office:value-type="string" calcext:value-type="string">
            <text:p><text:span text:style-name="T6">Designation longue</text:span></text:p>
          </table:table-cell>
          <table:table-cell table:style-name="ce27" office:value-type="string" calcext:value-type="string">
            <text:p>Qti</text:p>
          </table:table-cell>
          <table:table-cell table:style-name="ce27" office:value-type="string" calcext:value-type="string">
            <text:p>Désignation</text:p>
          </table:table-cell>
          <table:table-cell table:style-name="ce34" table:formula="of:=['Nomenclature 380'.D1]" office:value-type="string" office:string-value="Version" calcext:value-type="string">
            <text:p>Version</text:p>
          </table:table-cell>
          <table:table-cell table:style-name="ce27" office:value-type="string" calcext:value-type="string">
            <text:p>Ok</text:p>
          </table:table-cell>
          <table:table-cell table:style-name="ce25" table:number-columns-repeated="1007"/>
        </table:table-row>
        <table:table-row table:style-name="ro2">
          <table:table-cell table:style-name="ce28" table:formula="of:=CONCATENATE(['Nomenclature 420'.C2];T(&quot;|&quot;);['Nomenclature 420'.D2];T(&quot;(&quot;);['Nomenclature 420'.E2];T(&quot;)&quot;);['Nomenclature 420'.F2];T(&quot;|&quot;);['Nomenclature 420'.G2])" office:value-type="string" office:string-value="[COLL]Connecteurs Smoothieboard|sans(X)standard|0" calcext:value-type="string">
            <text:p>[COLL]Connecteurs Smoothieboard|sans(X)standard|0</text:p>
          </table:table-cell>
          <table:table-cell table:style-name="ce30" table:formula="of:=['Nomenclature Génerale'.H2]" office:value-type="float" office:value="1" calcext:value-type="float">
            <text:p>1</text:p>
          </table:table-cell>
          <table:table-cell table:style-name="ce33" table:formula="of:=IF(['Nomenclature Génerale'.C2]=0;T(&quot;&quot;);['Nomenclature Génerale'.C2])" office:value-type="string" office:string-value="[COLL]Connecteurs Smoothieboard" calcext:value-type="string">
            <text:p>[COLL]Connecteurs Smoothieboard</text:p>
          </table:table-cell>
          <table:table-cell table:style-name="ce34" table:formula="of:=['Nomenclature 380'.D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3];T(&quot;|&quot;);['Nomenclature 420'.D3];T(&quot;(&quot;);['Nomenclature 420'.E3];T(&quot;)&quot;);['Nomenclature 420'.F3];T(&quot;|&quot;);['Nomenclature 420'.G3])" office:value-type="string" office:string-value="Alimentation |sans(12V – 30A)0|0" calcext:value-type="string">
            <text:p>Alimentation |sans(12V – 30A)0|0</text:p>
          </table:table-cell>
          <table:table-cell table:style-name="ce30" table:formula="of:=['Nomenclature Génerale'.H3]" office:value-type="float" office:value="1" calcext:value-type="float">
            <text:p>1</text:p>
          </table:table-cell>
          <table:table-cell table:style-name="ce33" table:formula="of:=IF(['Nomenclature Génerale'.C3]=0;T(&quot;&quot;);['Nomenclature Génerale'.C3])" office:value-type="string" office:string-value="Alimentation " calcext:value-type="string">
            <text:p>Alimentation </text:p>
          </table:table-cell>
          <table:table-cell table:style-name="ce34" table:formula="of:=['Nomenclature 380'.D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 table:visibility="filter">
          <table:table-cell table:style-name="ce28" table:formula="of:=CONCATENATE(['Nomenclature 420'.C4];T(&quot;|&quot;);['Nomenclature 420'.D4];T(&quot;(&quot;);['Nomenclature 420'.E4];T(&quot;)&quot;);['Nomenclature 420'.F4];T(&quot;|&quot;);['Nomenclature 420'.G4])" office:value-type="string" office:string-value="Barre ACME « 320 » mm|Profil Z 380mm(8 dia.)315|0" calcext:value-type="string">
            <text:p>Barre ACME « 320 » mm|Profil Z 380mm(8 dia.)315|0</text:p>
          </table:table-cell>
          <table:table-cell table:style-name="ce30" table:formula="of:=['Nomenclature Génerale'.H4]" office:value-type="float" office:value="2" calcext:value-type="float">
            <text:p>2</text:p>
          </table:table-cell>
          <table:table-cell table:style-name="ce33" table:formula="of:=IF(['Nomenclature Génerale'.C4]=0;T(&quot;&quot;);['Nomenclature Génerale'.C4])" office:value-type="string" office:string-value="Barre ACME « 320 » mm" calcext:value-type="string">
            <text:p>Barre ACME « 320 » mm</text:p>
          </table:table-cell>
          <table:table-cell table:style-name="ce34" table:formula="of:=['Nomenclature 380'.D4]" office:value-type="string" office:string-value="Profil Z 380mm" calcext:value-type="string">
            <text:p>Profil Z 380mm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5];T(&quot;|&quot;);['Nomenclature 420'.D5];T(&quot;(&quot;);['Nomenclature 420'.E5];T(&quot;)&quot;);['Nomenclature 420'.F5];T(&quot;|&quot;);['Nomenclature 420'.G5])" office:value-type="string" office:string-value="Barre ACME « 360 » mm|Profil Z 420mm(8 dia.)355|0" calcext:value-type="string">
            <text:p>Barre ACME « 360 » mm|Profil Z 420mm(8 dia.)355|0</text:p>
          </table:table-cell>
          <table:table-cell table:style-name="ce30" table:formula="of:=['Nomenclature Génerale'.H5]" office:value-type="float" office:value="2" calcext:value-type="float">
            <text:p>2</text:p>
          </table:table-cell>
          <table:table-cell table:style-name="ce33" table:formula="of:=IF(['Nomenclature Génerale'.C5]=0;T(&quot;&quot;);['Nomenclature Génerale'.C5])" office:value-type="string" office:string-value="Barre ACME « 360 » mm" calcext:value-type="string">
            <text:p>Barre ACME « 360 » mm</text:p>
          </table:table-cell>
          <table:table-cell table:style-name="ce25" table:formula="of:=['Nomenclature 380'.D5]" office:value-type="string" office:string-value="Profil Z 420mm" calcext:value-type="string">
            <text:p>Profil Z 420mm</text:p>
          </table:table-cell>
          <table:table-cell table:style-name="ce2"/>
          <table:table-cell table:number-columns-repeated="1007"/>
        </table:table-row>
        <table:table-row table:style-name="ro2" table:visibility="filter">
          <table:table-cell table:style-name="ce28" table:formula="of:=CONCATENATE(['Nomenclature 420'.C6];T(&quot;|&quot;);['Nomenclature 420'.D6];T(&quot;(&quot;);['Nomenclature 420'.E6];T(&quot;)&quot;);['Nomenclature 420'.F6];T(&quot;|&quot;);['Nomenclature 420'.G6])" office:value-type="string" office:string-value="Barre X 381,1 mm|Profil X 381,1mm(8 dia.)381|0" calcext:value-type="string">
            <text:p>Barre X 381,1 mm|Profil X 381,1mm(8 dia.)381|0</text:p>
          </table:table-cell>
          <table:table-cell table:style-name="ce30" table:formula="of:=['Nomenclature Génerale'.H6]" office:value-type="float" office:value="2" calcext:value-type="float">
            <text:p>2</text:p>
          </table:table-cell>
          <table:table-cell table:style-name="ce33" table:formula="of:=IF(['Nomenclature Génerale'.C6]=0;T(&quot;&quot;);['Nomenclature Génerale'.C6])" office:value-type="string" office:string-value="Barre X 381,1 mm" calcext:value-type="string">
            <text:p>Barre X 381,1 mm</text:p>
          </table:table-cell>
          <table:table-cell table:style-name="ce25" table:formula="of:=['Nomenclature 380'.D6]" office:value-type="string" office:string-value="Profil X 381,1mm" calcext:value-type="string">
            <text:p>Profil X 381,1mm</text:p>
          </table:table-cell>
          <table:table-cell table:style-name="ce28"/>
          <table:table-cell table:number-columns-repeated="1007"/>
        </table:table-row>
        <table:table-row table:style-name="ro2">
          <table:table-cell table:style-name="ce28" table:formula="of:=CONCATENATE(['Nomenclature 420'.C7];T(&quot;|&quot;);['Nomenclature 420'.D7];T(&quot;(&quot;);['Nomenclature 420'.E7];T(&quot;)&quot;);['Nomenclature 420'.F7];T(&quot;|&quot;);['Nomenclature 420'.G7])" office:value-type="string" office:string-value="Barre X 391,1 mm|Profil X 391,1mm(8 dia.)391|0" calcext:value-type="string">
            <text:p>Barre X 391,1 mm|Profil X 391,1mm(8 dia.)391|0</text:p>
          </table:table-cell>
          <table:table-cell table:style-name="ce30" table:formula="of:=['Nomenclature Génerale'.H7]" office:value-type="float" office:value="2" calcext:value-type="float">
            <text:p>2</text:p>
          </table:table-cell>
          <table:table-cell table:style-name="ce33" table:formula="of:=IF(['Nomenclature Génerale'.C7]=0;T(&quot;&quot;);['Nomenclature Génerale'.C7])" office:value-type="string" office:string-value="Barre X 391,1 mm" calcext:value-type="string">
            <text:p>Barre X 391,1 mm</text:p>
          </table:table-cell>
          <table:table-cell table:style-name="ce34" table:formula="of:=['Nomenclature 380'.D7]" office:value-type="string" office:string-value="Profil X 391,1mm" calcext:value-type="string">
            <text:p>Profil X 391,1mm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8];T(&quot;|&quot;);['Nomenclature 420'.D8];T(&quot;(&quot;);['Nomenclature 420'.E8];T(&quot;)&quot;);['Nomenclature 420'.F8];T(&quot;|&quot;);['Nomenclature 420'.G8])" office:value-type="string" office:string-value="Barre Y 420 mm|sans(8 dia.)420|0" calcext:value-type="string">
            <text:p>Barre Y 420 mm|sans(8 dia.)420|0</text:p>
          </table:table-cell>
          <table:table-cell table:style-name="ce30" table:formula="of:=['Nomenclature Génerale'.H8]" office:value-type="float" office:value="2" calcext:value-type="float">
            <text:p>2</text:p>
          </table:table-cell>
          <table:table-cell table:style-name="ce33" table:formula="of:=IF(['Nomenclature Génerale'.C8]=0;T(&quot;&quot;);['Nomenclature Génerale'.C8])" office:value-type="string" office:string-value="Barre Y 420 mm" calcext:value-type="string">
            <text:p>Barre Y 420 mm</text:p>
          </table:table-cell>
          <table:table-cell table:style-name="ce34" table:formula="of:=['Nomenclature 380'.D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 table:visibility="filter">
          <table:table-cell table:style-name="ce28" table:formula="of:=CONCATENATE(['Nomenclature 420'.C9];T(&quot;|&quot;);['Nomenclature 420'.D9];T(&quot;(&quot;);['Nomenclature 420'.E9];T(&quot;)&quot;);['Nomenclature 420'.F9];T(&quot;|&quot;);['Nomenclature 420'.G9])" office:value-type="string" office:string-value="Barre Z 360 mm|Profil Z 380mm(10 dia.)360|0" calcext:value-type="string">
            <text:p>Barre Z 360 mm|Profil Z 380mm(10 dia.)360|0</text:p>
          </table:table-cell>
          <table:table-cell table:style-name="ce30" table:formula="of:=['Nomenclature Génerale'.H9]" office:value-type="float" office:value="2" calcext:value-type="float">
            <text:p>2</text:p>
          </table:table-cell>
          <table:table-cell table:style-name="ce33" table:formula="of:=IF(['Nomenclature Génerale'.C9]=0;T(&quot;&quot;);['Nomenclature Génerale'.C9])" office:value-type="string" office:string-value="Barre Z 360 mm" calcext:value-type="string">
            <text:p>Barre Z 360 mm</text:p>
          </table:table-cell>
          <table:table-cell table:style-name="ce34" table:formula="of:=['Nomenclature 380'.D9]" office:value-type="string" office:string-value="Profil Z 380mm" calcext:value-type="string">
            <text:p>Profil Z 380mm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0];T(&quot;|&quot;);['Nomenclature 420'.D10];T(&quot;(&quot;);['Nomenclature 420'.E10];T(&quot;)&quot;);['Nomenclature 420'.F10];T(&quot;|&quot;);['Nomenclature 420'.G10])" office:value-type="string" office:string-value="Barre Z 400 mm|Profil Z 420mm(10 dia.)400|0" calcext:value-type="string">
            <text:p>Barre Z 400 mm|Profil Z 420mm(10 dia.)400|0</text:p>
          </table:table-cell>
          <table:table-cell table:style-name="ce30" table:formula="of:=['Nomenclature Génerale'.H10]" office:value-type="float" office:value="2" calcext:value-type="float">
            <text:p>2</text:p>
          </table:table-cell>
          <table:table-cell table:style-name="ce33" table:formula="of:=IF(['Nomenclature Génerale'.C10]=0;T(&quot;&quot;);['Nomenclature Génerale'.C10])" office:value-type="string" office:string-value="Barre Z 400 mm" calcext:value-type="string">
            <text:p>Barre Z 400 mm</text:p>
          </table:table-cell>
          <table:table-cell table:style-name="ce25" table:formula="of:=['Nomenclature 380'.D10]" office:value-type="string" office:string-value="Profil Z 420mm" calcext:value-type="string">
            <text:p>Profil Z 420mm</text:p>
          </table:table-cell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420'.C11];T(&quot;|&quot;);['Nomenclature 420'.D11];T(&quot;(&quot;);['Nomenclature 420'.E11];T(&quot;)&quot;);['Nomenclature 420'.F11];T(&quot;|&quot;);['Nomenclature 420'.G11])" office:value-type="string" office:string-value="Buse Assemblée|sans(J-head 3mm(0,5))0|0" calcext:value-type="string">
            <text:p>Buse Assemblée|sans(J-head 3mm(0,5))0|0</text:p>
          </table:table-cell>
          <table:table-cell table:style-name="ce30" table:formula="of:=['Nomenclature Génerale'.H11]" office:value-type="float" office:value="1" calcext:value-type="float">
            <text:p>1</text:p>
          </table:table-cell>
          <table:table-cell table:style-name="ce33" table:formula="of:=IF(['Nomenclature Génerale'.C11]=0;T(&quot;&quot;);['Nomenclature Génerale'.C11])" office:value-type="string" office:string-value="Buse Assemblée" calcext:value-type="string">
            <text:p>Buse Assemblée</text:p>
          </table:table-cell>
          <table:table-cell table:style-name="ce34" table:formula="of:=['Nomenclature 380'.D1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 table:visibility="filter">
          <table:table-cell table:style-name="ce28" table:formula="of:=CONCATENATE(['Nomenclature 420'.C12];T(&quot;|&quot;);['Nomenclature 420'.D12];T(&quot;(&quot;);['Nomenclature 420'.E12];T(&quot;)&quot;);['Nomenclature 420'.F12];T(&quot;|&quot;);['Nomenclature 420'.G12])" office:value-type="string" office:string-value="Câble Alimentation secteur|sans(0)0|0" calcext:value-type="string">
            <text:p>Câble Alimentation secteur|sans(0)0|0</text:p>
          </table:table-cell>
          <table:table-cell table:style-name="ce30" table:formula="of:=['Nomenclature Génerale'.H12]" office:value-type="float" office:value="1" calcext:value-type="float">
            <text:p>1</text:p>
          </table:table-cell>
          <table:table-cell table:style-name="ce33" table:formula="of:=IF(['Nomenclature Génerale'.C12]=0;T(&quot;&quot;);['Nomenclature Génerale'.C12])" office:value-type="string" office:string-value="Câble Alimentation secteur" calcext:value-type="string">
            <text:p>Câble Alimentation secteur</text:p>
          </table:table-cell>
          <table:table-cell table:style-name="ce34" table:formula="of:=['Nomenclature 380'.D1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3];T(&quot;|&quot;);['Nomenclature 420'.D13];T(&quot;(&quot;);['Nomenclature 420'.E13];T(&quot;)&quot;);['Nomenclature 420'.F13];T(&quot;|&quot;);['Nomenclature 420'.G13])" office:value-type="string" office:string-value="Câble Extrudeur|Profil Z 420mm(0)825|0" calcext:value-type="string">
            <text:p>Câble Extrudeur|Profil Z 420mm(0)825|0</text:p>
          </table:table-cell>
          <table:table-cell table:style-name="ce30" table:formula="of:=['Nomenclature Génerale'.H13]" office:value-type="float" office:value="1" calcext:value-type="float">
            <text:p>1</text:p>
          </table:table-cell>
          <table:table-cell table:style-name="ce33" table:formula="of:=IF(['Nomenclature Génerale'.C13]=0;T(&quot;&quot;);['Nomenclature Génerale'.C13])" office:value-type="string" office:string-value="Câble Extrudeur" calcext:value-type="string">
            <text:p>Câble Extrudeur</text:p>
          </table:table-cell>
          <table:table-cell table:style-name="ce25" table:formula="of:=['Nomenclature 380'.D13]" office:value-type="string" office:string-value="Profil Z 420mm" calcext:value-type="string">
            <text:p>Profil Z 420mm</text:p>
          </table:table-cell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420'.C14];T(&quot;|&quot;);['Nomenclature 420'.D14];T(&quot;(&quot;);['Nomenclature 420'.E14];T(&quot;)&quot;);['Nomenclature 420'.F14];T(&quot;|&quot;);['Nomenclature 420'.G14])" office:value-type="string" office:string-value="Câble Extrudeur|Profil Z 380mm(0)900|0" calcext:value-type="string">
            <text:p>Câble Extrudeur|Profil Z 380mm(0)900|0</text:p>
          </table:table-cell>
          <table:table-cell table:style-name="ce30" table:formula="of:=['Nomenclature Génerale'.H14]" office:value-type="float" office:value="1" calcext:value-type="float">
            <text:p>1</text:p>
          </table:table-cell>
          <table:table-cell table:style-name="ce33" table:formula="of:=IF(['Nomenclature Génerale'.C14]=0;T(&quot;&quot;);['Nomenclature Génerale'.C14])" office:value-type="string" office:string-value="Câble Extrudeur" calcext:value-type="string">
            <text:p>Câble Extrudeur</text:p>
          </table:table-cell>
          <table:table-cell table:style-name="ce34" table:formula="of:=['Nomenclature 380'.D14]" office:value-type="string" office:string-value="Profil Z 380mm" calcext:value-type="string">
            <text:p>Profil Z 380mm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5];T(&quot;|&quot;);['Nomenclature 420'.D15];T(&quot;(&quot;);['Nomenclature 420'.E15];T(&quot;)&quot;);['Nomenclature 420'.F15];T(&quot;|&quot;);['Nomenclature 420'.G15])" office:value-type="string" office:string-value="Câble Moteur |sans(0)150|0" calcext:value-type="string">
            <text:p>Câble Moteur |sans(0)150|0</text:p>
          </table:table-cell>
          <table:table-cell table:style-name="ce30" table:formula="of:=['Nomenclature Génerale'.H15]" office:value-type="float" office:value="1" calcext:value-type="float">
            <text:p>1</text:p>
          </table:table-cell>
          <table:table-cell table:style-name="ce33" table:formula="of:=IF(['Nomenclature Génerale'.C15]=0;T(&quot;&quot;);['Nomenclature Génerale'.C15])" office:value-type="string" office:string-value="Câble Moteur " calcext:value-type="string">
            <text:p>Câble Moteur </text:p>
          </table:table-cell>
          <table:table-cell table:style-name="ce34" table:formula="of:=['Nomenclature 380'.D1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6];T(&quot;|&quot;);['Nomenclature 420'.D16];T(&quot;(&quot;);['Nomenclature 420'.E16];T(&quot;)&quot;);['Nomenclature 420'.F16];T(&quot;|&quot;);['Nomenclature 420'.G16])" office:value-type="string" office:string-value="Câble Moteur X|sans(0)675|0" calcext:value-type="string">
            <text:p>Câble Moteur X|sans(0)675|0</text:p>
          </table:table-cell>
          <table:table-cell table:style-name="ce30" table:formula="of:=['Nomenclature Génerale'.H16]" office:value-type="float" office:value="1" calcext:value-type="float">
            <text:p>1</text:p>
          </table:table-cell>
          <table:table-cell table:style-name="ce33" table:formula="of:=IF(['Nomenclature Génerale'.C16]=0;T(&quot;&quot;);['Nomenclature Génerale'.C16])" office:value-type="string" office:string-value="Câble Moteur X" calcext:value-type="string">
            <text:p>Câble Moteur X</text:p>
          </table:table-cell>
          <table:table-cell table:style-name="ce34" table:formula="of:=['Nomenclature 380'.D1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7];T(&quot;|&quot;);['Nomenclature 420'.D17];T(&quot;(&quot;);['Nomenclature 420'.E17];T(&quot;)&quot;);['Nomenclature 420'.F17];T(&quot;|&quot;);['Nomenclature 420'.G17])" office:value-type="string" office:string-value="Câble Moteur Z|sans(0)spec|0" calcext:value-type="string">
            <text:p>Câble Moteur Z|sans(0)spec|0</text:p>
          </table:table-cell>
          <table:table-cell table:style-name="ce30" table:formula="of:=['Nomenclature Génerale'.H17]" office:value-type="float" office:value="1" calcext:value-type="float">
            <text:p>1</text:p>
          </table:table-cell>
          <table:table-cell table:style-name="ce33" table:formula="of:=IF(['Nomenclature Génerale'.C17]=0;T(&quot;&quot;);['Nomenclature Génerale'.C17])" office:value-type="string" office:string-value="Câble Moteur Z" calcext:value-type="string">
            <text:p>Câble Moteur Z</text:p>
          </table:table-cell>
          <table:table-cell table:style-name="ce34" table:formula="of:=['Nomenclature 380'.D1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8];T(&quot;|&quot;);['Nomenclature 420'.D18];T(&quot;(&quot;);['Nomenclature 420'.E18];T(&quot;)&quot;);['Nomenclature 420'.F18];T(&quot;|&quot;);['Nomenclature 420'.G18])" office:value-type="string" office:string-value="Câble relais|sans(0)0|0" calcext:value-type="string">
            <text:p>Câble relais|sans(0)0|0</text:p>
          </table:table-cell>
          <table:table-cell table:style-name="ce30" table:formula="of:=['Nomenclature Génerale'.H18]" office:value-type="float" office:value="1" calcext:value-type="float">
            <text:p>1</text:p>
          </table:table-cell>
          <table:table-cell table:style-name="ce33" table:formula="of:=IF(['Nomenclature Génerale'.C18]=0;T(&quot;&quot;);['Nomenclature Génerale'.C18])" office:value-type="string" office:string-value="Câble relais" calcext:value-type="string">
            <text:p>Câble relais</text:p>
          </table:table-cell>
          <table:table-cell table:style-name="ce34" table:formula="of:=['Nomenclature 380'.D1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9];T(&quot;|&quot;);['Nomenclature 420'.D19];T(&quot;(&quot;);['Nomenclature 420'.E19];T(&quot;)&quot;);['Nomenclature 420'.F19];T(&quot;|&quot;);['Nomenclature 420'.G19])" office:value-type="string" office:string-value="Câble USB 2.0|sans(0)0|0" calcext:value-type="string">
            <text:p>Câble USB 2.0|sans(0)0|0</text:p>
          </table:table-cell>
          <table:table-cell table:style-name="ce30" table:formula="of:=['Nomenclature Génerale'.H19]" office:value-type="float" office:value="1" calcext:value-type="float">
            <text:p>1</text:p>
          </table:table-cell>
          <table:table-cell table:style-name="ce33" table:formula="of:=IF(['Nomenclature Génerale'.C19]=0;T(&quot;&quot;);['Nomenclature Génerale'.C19])" office:value-type="string" office:string-value="Câble USB 2.0" calcext:value-type="string">
            <text:p>Câble USB 2.0</text:p>
          </table:table-cell>
          <table:table-cell table:style-name="ce34" table:formula="of:=['Nomenclature 380'.D1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20];T(&quot;|&quot;);['Nomenclature 420'.D20];T(&quot;(&quot;);['Nomenclature 420'.E20];T(&quot;)&quot;);['Nomenclature 420'.F20];T(&quot;|&quot;);['Nomenclature 420'.G20])" office:value-type="string" office:string-value="Câbles (2 Fils)|sans(0)0|0" calcext:value-type="string">
            <text:p>Câbles (2 Fils)|sans(0)0|0</text:p>
          </table:table-cell>
          <table:table-cell table:style-name="ce30" table:formula="of:=['Nomenclature Génerale'.H20]" office:value-type="float" office:value="2" calcext:value-type="float">
            <text:p>2</text:p>
          </table:table-cell>
          <table:table-cell table:style-name="ce33" table:formula="of:=IF(['Nomenclature Génerale'.C20]=0;T(&quot;&quot;);['Nomenclature Génerale'.C20])" office:value-type="string" office:string-value="Câbles (2 Fils)" calcext:value-type="string">
            <text:p>Câbles (2 Fils)</text:p>
          </table:table-cell>
          <table:table-cell table:style-name="ce34" table:formula="of:=['Nomenclature 380'.D2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21];T(&quot;|&quot;);['Nomenclature 420'.D21];T(&quot;(&quot;);['Nomenclature 420'.E21];T(&quot;)&quot;);['Nomenclature 420'.F21];T(&quot;|&quot;);['Nomenclature 420'.G21])" office:value-type="string" office:string-value="Câbles (3 Fils)|sans(0)0|0" calcext:value-type="string">
            <text:p>Câbles (3 Fils)|sans(0)0|0</text:p>
          </table:table-cell>
          <table:table-cell table:style-name="ce30" table:formula="of:=['Nomenclature Génerale'.H21]" office:value-type="float" office:value="1" calcext:value-type="float">
            <text:p>1</text:p>
          </table:table-cell>
          <table:table-cell table:style-name="ce33" table:formula="of:=IF(['Nomenclature Génerale'.C21]=0;T(&quot;&quot;);['Nomenclature Génerale'.C21])" office:value-type="string" office:string-value="Câbles (3 Fils)" calcext:value-type="string">
            <text:p>Câbles (3 Fils)</text:p>
          </table:table-cell>
          <table:table-cell table:style-name="ce34" table:formula="of:=['Nomenclature 380'.D2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22];T(&quot;|&quot;);['Nomenclature 420'.D22];T(&quot;(&quot;);['Nomenclature 420'.E22];T(&quot;)&quot;);['Nomenclature 420'.F22];T(&quot;|&quot;);['Nomenclature 420'.G22])" office:value-type="string" office:string-value="Collier serrage long|sans(0)0|0" calcext:value-type="string">
            <text:p>Collier serrage long|sans(0)0|0</text:p>
          </table:table-cell>
          <table:table-cell table:style-name="ce30" table:formula="of:=['Nomenclature Génerale'.H22]" office:value-type="float" office:value="4" calcext:value-type="float">
            <text:p>4</text:p>
          </table:table-cell>
          <table:table-cell table:style-name="ce33" table:formula="of:=IF(['Nomenclature Génerale'.C22]=0;T(&quot;&quot;);['Nomenclature Génerale'.C22])" office:value-type="string" office:string-value="Collier serrage long" calcext:value-type="string">
            <text:p>Collier serrage long</text:p>
          </table:table-cell>
          <table:table-cell table:style-name="ce34" table:formula="of:=['Nomenclature 380'.D2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23];T(&quot;|&quot;);['Nomenclature 420'.D23];T(&quot;(&quot;);['Nomenclature 420'.E23];T(&quot;)&quot;);['Nomenclature 420'.F23];T(&quot;|&quot;);['Nomenclature 420'.G23])" office:value-type="string" office:string-value="Collier serrage moyen|sans(0)0|0" calcext:value-type="string">
            <text:p>Collier serrage moyen|sans(0)0|0</text:p>
          </table:table-cell>
          <table:table-cell table:style-name="ce30" table:formula="of:=['Nomenclature Génerale'.H23]" office:value-type="float" office:value="4" calcext:value-type="float">
            <text:p>4</text:p>
          </table:table-cell>
          <table:table-cell table:style-name="ce33" table:formula="of:=IF(['Nomenclature Génerale'.C23]=0;T(&quot;&quot;);['Nomenclature Génerale'.C23])" office:value-type="string" office:string-value="Collier serrage moyen" calcext:value-type="string">
            <text:p>Collier serrage moyen</text:p>
          </table:table-cell>
          <table:table-cell table:style-name="ce34" table:formula="of:=['Nomenclature 380'.D2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24];T(&quot;|&quot;);['Nomenclature 420'.D24];T(&quot;(&quot;);['Nomenclature 420'.E24];T(&quot;)&quot;);['Nomenclature 420'.F24];T(&quot;|&quot;);['Nomenclature 420'.G24])" office:value-type="string" office:string-value="Collier serrage petit |sans(0)0|0" calcext:value-type="string">
            <text:p>Collier serrage petit |sans(0)0|0</text:p>
          </table:table-cell>
          <table:table-cell table:style-name="ce30" table:formula="of:=['Nomenclature Génerale'.H24]" office:value-type="float" office:value="8" calcext:value-type="float">
            <text:p>8</text:p>
          </table:table-cell>
          <table:table-cell table:style-name="ce33" table:formula="of:=IF(['Nomenclature Génerale'.C24]=0;T(&quot;&quot;);['Nomenclature Génerale'.C24])" office:value-type="string" office:string-value="Collier serrage petit " calcext:value-type="string">
            <text:p>Collier serrage petit </text:p>
          </table:table-cell>
          <table:table-cell table:style-name="ce34" table:formula="of:=['Nomenclature 380'.D2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25];T(&quot;|&quot;);['Nomenclature 420'.D25];T(&quot;(&quot;);['Nomenclature 420'.E25];T(&quot;)&quot;);['Nomenclature 420'.F25];T(&quot;|&quot;);['Nomenclature 420'.G25])" office:value-type="string" office:string-value="Coupleur z |sans(5-8mm)0|0" calcext:value-type="string">
            <text:p>Coupleur z |sans(5-8mm)0|0</text:p>
          </table:table-cell>
          <table:table-cell table:style-name="ce30" table:formula="of:=['Nomenclature Génerale'.H25]" office:value-type="float" office:value="2" calcext:value-type="float">
            <text:p>2</text:p>
          </table:table-cell>
          <table:table-cell table:style-name="ce33" table:formula="of:=IF(['Nomenclature Génerale'.C25]=0;T(&quot;&quot;);['Nomenclature Génerale'.C25])" office:value-type="string" office:string-value="Coupleur z " calcext:value-type="string">
            <text:p>Coupleur z </text:p>
          </table:table-cell>
          <table:table-cell table:style-name="ce25" table:formula="of:=['Nomenclature 380'.D25]" office:value-type="string" office:string-value="sans" calcext:value-type="string">
            <text:p>sans</text:p>
          </table:table-cell>
          <table:table-cell table:style-name="ce2"/>
          <table:table-cell table:number-columns-repeated="1007"/>
        </table:table-row>
        <table:table-row table:style-name="ro2" table:visibility="filter">
          <table:table-cell table:style-name="ce28" table:formula="of:=CONCATENATE(['Nomenclature 420'.C26];T(&quot;|&quot;);['Nomenclature 420'.D26];T(&quot;(&quot;);['Nomenclature 420'.E26];T(&quot;)&quot;);['Nomenclature 420'.F26];T(&quot;|&quot;);['Nomenclature 420'.G26])" office:value-type="string" office:string-value="Courroie X 74 cm|sans(9mm /spec)0|0" calcext:value-type="string">
            <text:p>Courroie X 74 cm|sans(9mm /spec)0|0</text:p>
          </table:table-cell>
          <table:table-cell table:style-name="ce30" table:formula="of:=['Nomenclature Génerale'.H26]" office:value-type="float" office:value="1" calcext:value-type="float">
            <text:p>1</text:p>
          </table:table-cell>
          <table:table-cell table:style-name="ce33" table:formula="of:=IF(['Nomenclature Génerale'.C26]=0;T(&quot;&quot;);['Nomenclature Génerale'.C26])" office:value-type="string" office:string-value="Courroie X 74 cm" calcext:value-type="string">
            <text:p>Courroie X 74 cm</text:p>
          </table:table-cell>
          <table:table-cell table:style-name="ce34" table:formula="of:=['Nomenclature 380'.D2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27];T(&quot;|&quot;);['Nomenclature 420'.D27];T(&quot;(&quot;);['Nomenclature 420'.E27];T(&quot;)&quot;);['Nomenclature 420'.F27];T(&quot;|&quot;);['Nomenclature 420'.G27])" office:value-type="string" office:string-value="Courroie Y 93 cm |sans(9mm /spec)0|0" calcext:value-type="string">
            <text:p>Courroie Y 93 cm |sans(9mm /spec)0|0</text:p>
          </table:table-cell>
          <table:table-cell table:style-name="ce30" table:formula="of:=['Nomenclature Génerale'.H27]" office:value-type="float" office:value="1" calcext:value-type="float">
            <text:p>1</text:p>
          </table:table-cell>
          <table:table-cell table:style-name="ce33" table:formula="of:=IF(['Nomenclature Génerale'.C27]=0;T(&quot;&quot;);['Nomenclature Génerale'.C27])" office:value-type="string" office:string-value="Courroie Y 93 cm " calcext:value-type="string">
            <text:p>Courroie Y 93 cm </text:p>
          </table:table-cell>
          <table:table-cell table:style-name="ce34" table:formula="of:=['Nomenclature 380'.D2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28];T(&quot;|&quot;);['Nomenclature 420'.D28];T(&quot;(&quot;);['Nomenclature 420'.E28];T(&quot;)&quot;);['Nomenclature 420'.F28];T(&quot;|&quot;);['Nomenclature 420'.G28])" office:value-type="string" office:string-value="Écrous (Laiton) |sans(spec)0|0" calcext:value-type="string">
            <text:p>Écrous (Laiton) |sans(spec)0|0</text:p>
          </table:table-cell>
          <table:table-cell table:style-name="ce30" table:formula="of:=['Nomenclature Génerale'.H28]" office:value-type="float" office:value="2" calcext:value-type="float">
            <text:p>2</text:p>
          </table:table-cell>
          <table:table-cell table:style-name="ce33" table:formula="of:=IF(['Nomenclature Génerale'.C28]=0;T(&quot;&quot;);['Nomenclature Génerale'.C28])" office:value-type="string" office:string-value="Écrous (Laiton) " calcext:value-type="string">
            <text:p>Écrous (Laiton) </text:p>
          </table:table-cell>
          <table:table-cell table:style-name="ce34" table:formula="of:=['Nomenclature 380'.D2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29];T(&quot;|&quot;);['Nomenclature 420'.D29];T(&quot;(&quot;);['Nomenclature 420'.E29];T(&quot;)&quot;);['Nomenclature 420'.F29];T(&quot;|&quot;);['Nomenclature 420'.G29])" office:value-type="string" office:string-value="End Stop Court|sans(0)(320 mm)|0" calcext:value-type="string">
            <text:p>End Stop Court|sans(0)(320 mm)|0</text:p>
          </table:table-cell>
          <table:table-cell table:style-name="ce30" table:formula="of:=['Nomenclature Génerale'.H29]" office:value-type="float" office:value="2" calcext:value-type="float">
            <text:p>2</text:p>
          </table:table-cell>
          <table:table-cell table:style-name="ce33" table:formula="of:=IF(['Nomenclature Génerale'.C29]=0;T(&quot;&quot;);['Nomenclature Génerale'.C29])" office:value-type="string" office:string-value="End Stop Court" calcext:value-type="string">
            <text:p>End Stop Court</text:p>
          </table:table-cell>
          <table:table-cell table:style-name="ce34" table:formula="of:=['Nomenclature 380'.D2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30];T(&quot;|&quot;);['Nomenclature 420'.D30];T(&quot;(&quot;);['Nomenclature 420'.E30];T(&quot;)&quot;);['Nomenclature 420'.F30];T(&quot;|&quot;);['Nomenclature 420'.G30])" office:value-type="string" office:string-value="End Stop Long|sans(0)(760 mm)|0" calcext:value-type="string">
            <text:p>End Stop Long|sans(0)(760 mm)|0</text:p>
          </table:table-cell>
          <table:table-cell table:style-name="ce30" table:formula="of:=['Nomenclature Génerale'.H30]" office:value-type="float" office:value="1" calcext:value-type="float">
            <text:p>1</text:p>
          </table:table-cell>
          <table:table-cell table:style-name="ce33" table:formula="of:=IF(['Nomenclature Génerale'.C30]=0;T(&quot;&quot;);['Nomenclature Génerale'.C30])" office:value-type="string" office:string-value="End Stop Long" calcext:value-type="string">
            <text:p>End Stop Long</text:p>
          </table:table-cell>
          <table:table-cell table:style-name="ce34" table:formula="of:=['Nomenclature 380'.D3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31];T(&quot;|&quot;);['Nomenclature 420'.D31];T(&quot;(&quot;);['Nomenclature 420'.E31];T(&quot;)&quot;);['Nomenclature 420'.F31];T(&quot;|&quot;);['Nomenclature 420'.G31])" office:value-type="string" office:string-value="End Stop Long|sans(0)(760 mm)|0" calcext:value-type="string">
            <text:p>End Stop Long|sans(0)(760 mm)|0</text:p>
          </table:table-cell>
          <table:table-cell table:style-name="ce30" table:formula="of:=['Nomenclature Génerale'.H31]" office:value-type="float" office:value="1" calcext:value-type="float">
            <text:p>1</text:p>
          </table:table-cell>
          <table:table-cell table:style-name="ce33" table:formula="of:=IF(['Nomenclature Génerale'.C31]=0;T(&quot;&quot;);['Nomenclature Génerale'.C31])" office:value-type="string" office:string-value="End Stop Long" calcext:value-type="string">
            <text:p>End Stop Long</text:p>
          </table:table-cell>
          <table:table-cell table:style-name="ce34" table:formula="of:=['Nomenclature 380'.D3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32];T(&quot;|&quot;);['Nomenclature 420'.D32];T(&quot;(&quot;);['Nomenclature 420'.E32];T(&quot;)&quot;);['Nomenclature 420'.F32];T(&quot;|&quot;);['Nomenclature 420'.G32])" office:value-type="string" office:string-value="Entretoise (?+8 fois M3 8mm (4*2)|sans(M3)20|0" calcext:value-type="string">
            <text:p>Entretoise (?+8 fois M3 8mm (4*2)|sans(M3)20|0</text:p>
          </table:table-cell>
          <table:table-cell table:style-name="ce30" table:formula="of:=['Nomenclature Génerale'.H32]" office:value-type="float" office:value="4" calcext:value-type="float">
            <text:p>4</text:p>
          </table:table-cell>
          <table:table-cell table:style-name="ce33" table:formula="of:=IF(['Nomenclature Génerale'.C32]=0;T(&quot;&quot;);['Nomenclature Génerale'.C32])" office:value-type="string" office:string-value="Entretoise (?+8 fois M3 8mm (4*2)" calcext:value-type="string">
            <text:p>Entretoise (?+8 fois M3 8mm (4*2)</text:p>
          </table:table-cell>
          <table:table-cell table:style-name="ce34" table:formula="of:=['Nomenclature 380'.D3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33];T(&quot;|&quot;);['Nomenclature 420'.D33];T(&quot;(&quot;);['Nomenclature 420'.E33];T(&quot;)&quot;);['Nomenclature 420'.F33];T(&quot;|&quot;);['Nomenclature 420'.G33])" office:value-type="string" office:string-value="Equerres 40 mm|sans(0)0|0" calcext:value-type="string">
            <text:p>Equerres 40 mm|sans(0)0|0</text:p>
          </table:table-cell>
          <table:table-cell table:style-name="ce30" table:formula="of:=['Nomenclature Génerale'.H33]" office:value-type="float" office:value="2" calcext:value-type="float">
            <text:p>2</text:p>
          </table:table-cell>
          <table:table-cell table:style-name="ce33" table:formula="of:=IF(['Nomenclature Génerale'.C33]=0;T(&quot;&quot;);['Nomenclature Génerale'.C33])" office:value-type="string" office:string-value="Equerres 40 mm" calcext:value-type="string">
            <text:p>Equerres 40 mm</text:p>
          </table:table-cell>
          <table:table-cell table:style-name="ce34" table:formula="of:=['Nomenclature 380'.D3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34];T(&quot;|&quot;);['Nomenclature 420'.D34];T(&quot;(&quot;);['Nomenclature 420'.E34];T(&quot;)&quot;);['Nomenclature 420'.F34];T(&quot;|&quot;);['Nomenclature 420'.G34])" office:value-type="string" office:string-value="Equerres 40 mm|sans(0)0|0" calcext:value-type="string">
            <text:p>Equerres 40 mm|sans(0)0|0</text:p>
          </table:table-cell>
          <table:table-cell table:style-name="ce30" table:formula="of:=['Nomenclature Génerale'.H34]" office:value-type="float" office:value="2" calcext:value-type="float">
            <text:p>2</text:p>
          </table:table-cell>
          <table:table-cell table:style-name="ce33" table:formula="of:=IF(['Nomenclature Génerale'.C34]=0;T(&quot;&quot;);['Nomenclature Génerale'.C34])" office:value-type="string" office:string-value="Equerres 40 mm" calcext:value-type="string">
            <text:p>Equerres 40 mm</text:p>
          </table:table-cell>
          <table:table-cell table:style-name="ce34" table:formula="of:=['Nomenclature 380'.D3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35];T(&quot;|&quot;);['Nomenclature 420'.D35];T(&quot;(&quot;);['Nomenclature 420'.E35];T(&quot;)&quot;);['Nomenclature 420'.F35];T(&quot;|&quot;);['Nomenclature 420'.G35])" office:value-type="string" office:string-value="Equerres 60 mm|sans(0)0|0" calcext:value-type="string">
            <text:p>Equerres 60 mm|sans(0)0|0</text:p>
          </table:table-cell>
          <table:table-cell table:style-name="ce30" table:formula="of:=['Nomenclature Génerale'.H35]" office:value-type="float" office:value="4" calcext:value-type="float">
            <text:p>4</text:p>
          </table:table-cell>
          <table:table-cell table:style-name="ce33" table:formula="of:=IF(['Nomenclature Génerale'.C35]=0;T(&quot;&quot;);['Nomenclature Génerale'.C35])" office:value-type="string" office:string-value="Equerres 60 mm" calcext:value-type="string">
            <text:p>Equerres 60 mm</text:p>
          </table:table-cell>
          <table:table-cell table:style-name="ce34" table:formula="of:=['Nomenclature 380'.D3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36];T(&quot;|&quot;);['Nomenclature 420'.D36];T(&quot;(&quot;);['Nomenclature 420'.E36];T(&quot;)&quot;);['Nomenclature 420'.F36];T(&quot;|&quot;);['Nomenclature 420'.G36])" office:value-type="string" office:string-value="Extrudeur|sans(Print)0|0" calcext:value-type="string">
            <text:p>Extrudeur|sans(Print)0|0</text:p>
          </table:table-cell>
          <table:table-cell table:style-name="ce30" table:formula="of:=['Nomenclature Génerale'.H36]" office:value-type="float" office:value="1" calcext:value-type="float">
            <text:p>1</text:p>
          </table:table-cell>
          <table:table-cell table:style-name="ce33" table:formula="of:=IF(['Nomenclature Génerale'.C36]=0;T(&quot;&quot;);['Nomenclature Génerale'.C36])" office:value-type="string" office:string-value="Extrudeur" calcext:value-type="string">
            <text:p>Extrudeur</text:p>
          </table:table-cell>
          <table:table-cell table:style-name="ce34" table:formula="of:=['Nomenclature 380'.D3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37];T(&quot;|&quot;);['Nomenclature 420'.D37];T(&quot;(&quot;);['Nomenclature 420'.E37];T(&quot;)&quot;);['Nomenclature 420'.F37];T(&quot;|&quot;);['Nomenclature 420'.G37])" office:value-type="string" office:string-value="Extrudeur|sans(0)0|0" calcext:value-type="string">
            <text:p>Extrudeur|sans(0)0|0</text:p>
          </table:table-cell>
          <table:table-cell table:style-name="ce30" table:formula="of:=['Nomenclature Génerale'.H37]" office:value-type="float" office:value="1" calcext:value-type="float">
            <text:p>1</text:p>
          </table:table-cell>
          <table:table-cell table:style-name="ce33" table:formula="of:=IF(['Nomenclature Génerale'.C37]=0;T(&quot;&quot;);['Nomenclature Génerale'.C37])" office:value-type="string" office:string-value="Extrudeur" calcext:value-type="string">
            <text:p>Extrudeur</text:p>
          </table:table-cell>
          <table:table-cell table:style-name="ce34" table:formula="of:=['Nomenclature 380'.D3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38];T(&quot;|&quot;);['Nomenclature 420'.D38];T(&quot;(&quot;);['Nomenclature 420'.E38];T(&quot;)&quot;);['Nomenclature 420'.F38];T(&quot;|&quot;);['Nomenclature 420'.G38])" office:value-type="string" office:string-value="Fils Bleu|sans(0)0|0" calcext:value-type="string">
            <text:p>Fils Bleu|sans(0)0|0</text:p>
          </table:table-cell>
          <table:table-cell table:style-name="ce30" table:formula="of:=['Nomenclature Génerale'.H38]" office:value-type="float" office:value="1" calcext:value-type="float">
            <text:p>1</text:p>
          </table:table-cell>
          <table:table-cell table:style-name="ce33" table:formula="of:=IF(['Nomenclature Génerale'.C38]=0;T(&quot;&quot;);['Nomenclature Génerale'.C38])" office:value-type="string" office:string-value="Fils Bleu" calcext:value-type="string">
            <text:p>Fils Bleu</text:p>
          </table:table-cell>
          <table:table-cell table:style-name="ce34" table:formula="of:=['Nomenclature 380'.D3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39];T(&quot;|&quot;);['Nomenclature 420'.D39];T(&quot;(&quot;);['Nomenclature 420'.E39];T(&quot;)&quot;);['Nomenclature 420'.F39];T(&quot;|&quot;);['Nomenclature 420'.G39])" office:value-type="string" office:string-value="Fils Jaune |sans(0)0|0" calcext:value-type="string">
            <text:p>Fils Jaune |sans(0)0|0</text:p>
          </table:table-cell>
          <table:table-cell table:style-name="ce30" table:formula="of:=['Nomenclature Génerale'.H39]" office:value-type="float" office:value="1" calcext:value-type="float">
            <text:p>1</text:p>
          </table:table-cell>
          <table:table-cell table:style-name="ce33" table:formula="of:=IF(['Nomenclature Génerale'.C39]=0;T(&quot;&quot;);['Nomenclature Génerale'.C39])" office:value-type="string" office:string-value="Fils Jaune " calcext:value-type="string">
            <text:p>Fils Jaune </text:p>
          </table:table-cell>
          <table:table-cell table:style-name="ce34" table:formula="of:=['Nomenclature 380'.D3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40];T(&quot;|&quot;);['Nomenclature 420'.D40];T(&quot;(&quot;);['Nomenclature 420'.E40];T(&quot;)&quot;);['Nomenclature 420'.F40];T(&quot;|&quot;);['Nomenclature 420'.G40])" office:value-type="string" office:string-value="Fils Marron|sans(0)0|0" calcext:value-type="string">
            <text:p>Fils Marron|sans(0)0|0</text:p>
          </table:table-cell>
          <table:table-cell table:style-name="ce30" table:formula="of:=['Nomenclature Génerale'.H40]" office:value-type="float" office:value="1" calcext:value-type="float">
            <text:p>1</text:p>
          </table:table-cell>
          <table:table-cell table:style-name="ce33" table:formula="of:=IF(['Nomenclature Génerale'.C40]=0;T(&quot;&quot;);['Nomenclature Génerale'.C40])" office:value-type="string" office:string-value="Fils Marron" calcext:value-type="string">
            <text:p>Fils Marron</text:p>
          </table:table-cell>
          <table:table-cell table:style-name="ce34" table:formula="of:=['Nomenclature 380'.D4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41];T(&quot;|&quot;);['Nomenclature 420'.D41];T(&quot;(&quot;);['Nomenclature 420'.E41];T(&quot;)&quot;);['Nomenclature 420'.F41];T(&quot;|&quot;);['Nomenclature 420'.G41])" office:value-type="string" office:string-value="Grande Pince|sans(0)0|0" calcext:value-type="string">
            <text:p>Grande Pince|sans(0)0|0</text:p>
          </table:table-cell>
          <table:table-cell table:style-name="ce30" table:formula="of:=['Nomenclature Génerale'.H41]" office:value-type="float" office:value="2" calcext:value-type="float">
            <text:p>2</text:p>
          </table:table-cell>
          <table:table-cell table:style-name="ce33" table:formula="of:=IF(['Nomenclature Génerale'.C41]=0;T(&quot;&quot;);['Nomenclature Génerale'.C41])" office:value-type="string" office:string-value="Grande Pince" calcext:value-type="string">
            <text:p>Grande Pince</text:p>
          </table:table-cell>
          <table:table-cell table:style-name="ce34" table:formula="of:=['Nomenclature 380'.D4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42];T(&quot;|&quot;);['Nomenclature 420'.D42];T(&quot;(&quot;);['Nomenclature 420'.E42];T(&quot;)&quot;);['Nomenclature 420'.F42];T(&quot;|&quot;);['Nomenclature 420'.G42])" office:value-type="string" office:string-value="Interrupteur ON/OFF|sans(0)0|0" calcext:value-type="string">
            <text:p>Interrupteur ON/OFF|sans(0)0|0</text:p>
          </table:table-cell>
          <table:table-cell table:style-name="ce30" table:formula="of:=['Nomenclature Génerale'.H42]" office:value-type="float" office:value="1" calcext:value-type="float">
            <text:p>1</text:p>
          </table:table-cell>
          <table:table-cell table:style-name="ce33" table:formula="of:=IF(['Nomenclature Génerale'.C42]=0;T(&quot;&quot;);['Nomenclature Génerale'.C42])" office:value-type="string" office:string-value="Interrupteur ON/OFF" calcext:value-type="string">
            <text:p>Interrupteur ON/OFF</text:p>
          </table:table-cell>
          <table:table-cell table:style-name="ce34" table:formula="of:=['Nomenclature 380'.D4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43];T(&quot;|&quot;);['Nomenclature 420'.D43];T(&quot;(&quot;);['Nomenclature 420'.E43];T(&quot;)&quot;);['Nomenclature 420'.F43];T(&quot;|&quot;);['Nomenclature 420'.G43])" office:value-type="string" office:string-value="Joint 8 / 15|sans(0)0|0" calcext:value-type="string">
            <text:p>Joint 8 / 15|sans(0)0|0</text:p>
          </table:table-cell>
          <table:table-cell table:style-name="ce30" table:formula="of:=['Nomenclature Génerale'.H43]" office:value-type="float" office:value="1" calcext:value-type="float">
            <text:p>1</text:p>
          </table:table-cell>
          <table:table-cell table:style-name="ce33" table:formula="of:=IF(['Nomenclature Génerale'.C43]=0;T(&quot;&quot;);['Nomenclature Génerale'.C43])" office:value-type="string" office:string-value="Joint 8 / 15" calcext:value-type="string">
            <text:p>Joint 8 / 15</text:p>
          </table:table-cell>
          <table:table-cell table:style-name="ce34" table:formula="of:=['Nomenclature 380'.D4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44];T(&quot;|&quot;);['Nomenclature 420'.D44];T(&quot;(&quot;);['Nomenclature 420'.E44];T(&quot;)&quot;);['Nomenclature 420'.F44];T(&quot;|&quot;);['Nomenclature 420'.G44])" office:value-type="string" office:string-value="LM10UU|sans(10 dia.)0|0" calcext:value-type="string">
            <text:p>LM10UU|sans(10 dia.)0|0</text:p>
          </table:table-cell>
          <table:table-cell table:style-name="ce30" table:formula="of:=['Nomenclature Génerale'.H44]" office:value-type="float" office:value="4" calcext:value-type="float">
            <text:p>4</text:p>
          </table:table-cell>
          <table:table-cell table:style-name="ce33" table:formula="of:=IF(['Nomenclature Génerale'.C44]=0;T(&quot;&quot;);['Nomenclature Génerale'.C44])" office:value-type="string" office:string-value="LM10UU" calcext:value-type="string">
            <text:p>LM10UU</text:p>
          </table:table-cell>
          <table:table-cell table:style-name="ce34" table:formula="of:=['Nomenclature 380'.D4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45];T(&quot;|&quot;);['Nomenclature 420'.D45];T(&quot;(&quot;);['Nomenclature 420'.E45];T(&quot;)&quot;);['Nomenclature 420'.F45];T(&quot;|&quot;);['Nomenclature 420'.G45])" office:value-type="string" office:string-value="LM8UU|sans(8 dia.)0|0" calcext:value-type="string">
            <text:p>LM8UU|sans(8 dia.)0|0</text:p>
          </table:table-cell>
          <table:table-cell table:style-name="ce30" table:formula="of:=['Nomenclature Génerale'.H45]" office:value-type="float" office:value="7" calcext:value-type="float">
            <text:p>7</text:p>
          </table:table-cell>
          <table:table-cell table:style-name="ce33" table:formula="of:=IF(['Nomenclature Génerale'.C45]=0;T(&quot;&quot;);['Nomenclature Génerale'.C45])" office:value-type="string" office:string-value="LM8UU" calcext:value-type="string">
            <text:p>LM8UU</text:p>
          </table:table-cell>
          <table:table-cell table:style-name="ce34" table:formula="of:=['Nomenclature 380'.D4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46];T(&quot;|&quot;);['Nomenclature 420'.D46];T(&quot;(&quot;);['Nomenclature 420'.E46];T(&quot;)&quot;);['Nomenclature 420'.F46];T(&quot;|&quot;);['Nomenclature 420'.G46])" office:value-type="string" office:string-value="M2,5 14 mm (ou M2)|sans(M2,5)14|0" calcext:value-type="string">
            <text:p>M2,5 14 mm (ou M2)|sans(M2,5)14|0</text:p>
          </table:table-cell>
          <table:table-cell table:style-name="ce30" table:formula="of:=['Nomenclature Génerale'.H46]" office:value-type="float" office:value="1" calcext:value-type="float">
            <text:p>1</text:p>
          </table:table-cell>
          <table:table-cell table:style-name="ce33" table:formula="of:=IF(['Nomenclature Génerale'.C46]=0;T(&quot;&quot;);['Nomenclature Génerale'.C46])" office:value-type="string" office:string-value="M2,5 14 mm (ou M2)" calcext:value-type="string">
            <text:p>M2,5 14 mm (ou M2)</text:p>
          </table:table-cell>
          <table:table-cell table:style-name="ce34" table:formula="of:=['Nomenclature 380'.D4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47];T(&quot;|&quot;);['Nomenclature 420'.D47];T(&quot;(&quot;);['Nomenclature 420'.E47];T(&quot;)&quot;);['Nomenclature 420'.F47];T(&quot;|&quot;);['Nomenclature 420'.G47])" office:value-type="string" office:string-value="M2,5 20 mm (ou M2)|sans(M2,5)20|0" calcext:value-type="string">
            <text:p>M2,5 20 mm (ou M2)|sans(M2,5)20|0</text:p>
          </table:table-cell>
          <table:table-cell table:style-name="ce30" table:formula="of:=['Nomenclature Génerale'.H47]" office:value-type="float" office:value="6" calcext:value-type="float">
            <text:p>6</text:p>
          </table:table-cell>
          <table:table-cell table:style-name="ce33" table:formula="of:=IF(['Nomenclature Génerale'.C47]=0;T(&quot;&quot;);['Nomenclature Génerale'.C47])" office:value-type="string" office:string-value="M2,5 20 mm (ou M2)" calcext:value-type="string">
            <text:p>M2,5 20 mm (ou M2)</text:p>
          </table:table-cell>
          <table:table-cell table:style-name="ce34" table:formula="of:=['Nomenclature 380'.D4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48];T(&quot;|&quot;);['Nomenclature 420'.D48];T(&quot;(&quot;);['Nomenclature 420'.E48];T(&quot;)&quot;);['Nomenclature 420'.F48];T(&quot;|&quot;);['Nomenclature 420'.G48])" office:value-type="string" office:string-value="M2,5 30 mm (ou M2)|sans(M2,5)30|0" calcext:value-type="string">
            <text:p>M2,5 30 mm (ou M2)|sans(M2,5)30|0</text:p>
          </table:table-cell>
          <table:table-cell table:style-name="ce30" table:formula="of:=['Nomenclature Génerale'.H48]" office:value-type="float" office:value="1" calcext:value-type="float">
            <text:p>1</text:p>
          </table:table-cell>
          <table:table-cell table:style-name="ce33" table:formula="of:=IF(['Nomenclature Génerale'.C48]=0;T(&quot;&quot;);['Nomenclature Génerale'.C48])" office:value-type="string" office:string-value="M2,5 30 mm (ou M2)" calcext:value-type="string">
            <text:p>M2,5 30 mm (ou M2)</text:p>
          </table:table-cell>
          <table:table-cell table:style-name="ce34" table:formula="of:=['Nomenclature 380'.D4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49];T(&quot;|&quot;);['Nomenclature 420'.D49];T(&quot;(&quot;);['Nomenclature 420'.E49];T(&quot;)&quot;);['Nomenclature 420'.F49];T(&quot;|&quot;);['Nomenclature 420'.G49])" office:value-type="string" office:string-value="M2,5 Écrous  (ou M2)|sans(M2,5)standard|0" calcext:value-type="string">
            <text:p>M2,5 Écrous <text:s/>(ou M2)|sans(M2,5)standard|0</text:p>
          </table:table-cell>
          <table:table-cell table:style-name="ce30" table:formula="of:=['Nomenclature Génerale'.H49]" office:value-type="float" office:value="2" calcext:value-type="float">
            <text:p>2</text:p>
          </table:table-cell>
          <table:table-cell table:style-name="ce33" table:formula="of:=IF(['Nomenclature Génerale'.C49]=0;T(&quot;&quot;);['Nomenclature Génerale'.C49])" office:value-type="string" office:string-value="M2,5 Écrous  (ou M2)" calcext:value-type="string">
            <text:p>M2,5 Écrous <text:s/>(ou M2)</text:p>
          </table:table-cell>
          <table:table-cell table:style-name="ce34" table:formula="of:=['Nomenclature 380'.D4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50];T(&quot;|&quot;);['Nomenclature 420'.D50];T(&quot;(&quot;);['Nomenclature 420'.E50];T(&quot;)&quot;);['Nomenclature 420'.F50];T(&quot;|&quot;);['Nomenclature 420'.G50])" office:value-type="string" office:string-value="M2,5 Écrous  (ou M2)|sans(M2,5)standard|0" calcext:value-type="string">
            <text:p>M2,5 Écrous <text:s/>(ou M2)|sans(M2,5)standard|0</text:p>
          </table:table-cell>
          <table:table-cell table:style-name="ce30" table:formula="of:=['Nomenclature Génerale'.H50]" office:value-type="float" office:value="6" calcext:value-type="float">
            <text:p>6</text:p>
          </table:table-cell>
          <table:table-cell table:style-name="ce33" table:formula="of:=IF(['Nomenclature Génerale'.C50]=0;T(&quot;&quot;);['Nomenclature Génerale'.C50])" office:value-type="string" office:string-value="M2,5 Écrous  (ou M2)" calcext:value-type="string">
            <text:p>M2,5 Écrous <text:s/>(ou M2)</text:p>
          </table:table-cell>
          <table:table-cell table:style-name="ce34" table:formula="of:=['Nomenclature 380'.D5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51];T(&quot;|&quot;);['Nomenclature 420'.D51];T(&quot;(&quot;);['Nomenclature 420'.E51];T(&quot;)&quot;);['Nomenclature 420'.F51];T(&quot;|&quot;);['Nomenclature 420'.G51])" office:value-type="string" office:string-value="M2,5 Rondelle  (ou M2)|sans(M2,5)standard|0" calcext:value-type="string">
            <text:p>M2,5 Rondelle <text:s/>(ou M2)|sans(M2,5)standard|0</text:p>
          </table:table-cell>
          <table:table-cell table:style-name="ce30" table:formula="of:=['Nomenclature Génerale'.H51]" office:value-type="float" office:value="4" calcext:value-type="float">
            <text:p>4</text:p>
          </table:table-cell>
          <table:table-cell table:style-name="ce33" table:formula="of:=IF(['Nomenclature Génerale'.C51]=0;T(&quot;&quot;);['Nomenclature Génerale'.C51])" office:value-type="string" office:string-value="M2,5 Rondelle  (ou M2)" calcext:value-type="string">
            <text:p>M2,5 Rondelle <text:s/>(ou M2)</text:p>
          </table:table-cell>
          <table:table-cell table:style-name="ce34" table:formula="of:=['Nomenclature 380'.D5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52];T(&quot;|&quot;);['Nomenclature 420'.D52];T(&quot;(&quot;);['Nomenclature 420'.E52];T(&quot;)&quot;);['Nomenclature 420'.F52];T(&quot;|&quot;);['Nomenclature 420'.G52])" office:value-type="string" office:string-value="M2,5 Rondelle  (ou M2)|sans(M2,5)standard|0" calcext:value-type="string">
            <text:p>M2,5 Rondelle <text:s/>(ou M2)|sans(M2,5)standard|0</text:p>
          </table:table-cell>
          <table:table-cell table:style-name="ce30" table:formula="of:=['Nomenclature Génerale'.H52]" office:value-type="string" office:string-value="INC" calcext:value-type="string">
            <text:p>INC</text:p>
          </table:table-cell>
          <table:table-cell table:style-name="ce33" table:formula="of:=IF(['Nomenclature Génerale'.C52]=0;T(&quot;&quot;);['Nomenclature Génerale'.C52])" office:value-type="string" office:string-value="M2,5 Rondelle  (ou M2)" calcext:value-type="string">
            <text:p>M2,5 Rondelle <text:s/>(ou M2)</text:p>
          </table:table-cell>
          <table:table-cell table:style-name="ce34" table:formula="of:=['Nomenclature 380'.D5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53];T(&quot;|&quot;);['Nomenclature 420'.D53];T(&quot;(&quot;);['Nomenclature 420'.E53];T(&quot;)&quot;);['Nomenclature 420'.F53];T(&quot;|&quot;);['Nomenclature 420'.G53])" office:value-type="string" office:string-value="M2,5 Rondelle (ou M2)|sans(M2,5)standard|0" calcext:value-type="string">
            <text:p>M2,5 Rondelle (ou M2)|sans(M2,5)standard|0</text:p>
          </table:table-cell>
          <table:table-cell table:style-name="ce30" table:formula="of:=['Nomenclature Génerale'.H53]" office:value-type="float" office:value="12" calcext:value-type="float">
            <text:p>12</text:p>
          </table:table-cell>
          <table:table-cell table:style-name="ce33" table:formula="of:=IF(['Nomenclature Génerale'.C53]=0;T(&quot;&quot;);['Nomenclature Génerale'.C53])" office:value-type="string" office:string-value="M2,5 Rondelle (ou M2)" calcext:value-type="string">
            <text:p>M2,5 Rondelle (ou M2)</text:p>
          </table:table-cell>
          <table:table-cell table:style-name="ce34" table:formula="of:=['Nomenclature 380'.D5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54];T(&quot;|&quot;);['Nomenclature 420'.D54];T(&quot;(&quot;);['Nomenclature 420'.E54];T(&quot;)&quot;);['Nomenclature 420'.F54];T(&quot;|&quot;);['Nomenclature 420'.G54])" office:value-type="string" office:string-value="M3 12 mm|sans(M3)12|0" calcext:value-type="string">
            <text:p>M3 12 mm|sans(M3)12|0</text:p>
          </table:table-cell>
          <table:table-cell table:style-name="ce30" table:formula="of:=['Nomenclature Génerale'.H54]" office:value-type="float" office:value="16" calcext:value-type="float">
            <text:p>16</text:p>
          </table:table-cell>
          <table:table-cell table:style-name="ce33" table:formula="of:=IF(['Nomenclature Génerale'.C54]=0;T(&quot;&quot;);['Nomenclature Génerale'.C54])" office:value-type="string" office:string-value="M3 12 mm" calcext:value-type="string">
            <text:p>M3 12 mm</text:p>
          </table:table-cell>
          <table:table-cell table:style-name="ce34" table:formula="of:=['Nomenclature 380'.D5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55];T(&quot;|&quot;);['Nomenclature 420'.D55];T(&quot;(&quot;);['Nomenclature 420'.E55];T(&quot;)&quot;);['Nomenclature 420'.F55];T(&quot;|&quot;);['Nomenclature 420'.G55])" office:value-type="string" office:string-value="M3 12 mm|sans(M3)12|0" calcext:value-type="string">
            <text:p>M3 12 mm|sans(M3)12|0</text:p>
          </table:table-cell>
          <table:table-cell table:style-name="ce30" table:formula="of:=['Nomenclature Génerale'.H55]" office:value-type="float" office:value="2" calcext:value-type="float">
            <text:p>2</text:p>
          </table:table-cell>
          <table:table-cell table:style-name="ce33" table:formula="of:=IF(['Nomenclature Génerale'.C55]=0;T(&quot;&quot;);['Nomenclature Génerale'.C55])" office:value-type="string" office:string-value="M3 12 mm" calcext:value-type="string">
            <text:p>M3 12 mm</text:p>
          </table:table-cell>
          <table:table-cell table:style-name="ce34" table:formula="of:=['Nomenclature 380'.D5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56];T(&quot;|&quot;);['Nomenclature 420'.D56];T(&quot;(&quot;);['Nomenclature 420'.E56];T(&quot;)&quot;);['Nomenclature 420'.F56];T(&quot;|&quot;);['Nomenclature 420'.G56])" office:value-type="string" office:string-value="M3 14 mm|sans(M3)14|0" calcext:value-type="string">
            <text:p>M3 14 mm|sans(M3)14|0</text:p>
          </table:table-cell>
          <table:table-cell table:style-name="ce30" table:formula="of:=['Nomenclature Génerale'.H56]" office:value-type="float" office:value="2" calcext:value-type="float">
            <text:p>2</text:p>
          </table:table-cell>
          <table:table-cell table:style-name="ce33" table:formula="of:=IF(['Nomenclature Génerale'.C56]=0;T(&quot;&quot;);['Nomenclature Génerale'.C56])" office:value-type="string" office:string-value="M3 14 mm" calcext:value-type="string">
            <text:p>M3 14 mm</text:p>
          </table:table-cell>
          <table:table-cell table:style-name="ce34" table:formula="of:=['Nomenclature 380'.D5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57];T(&quot;|&quot;);['Nomenclature 420'.D57];T(&quot;(&quot;);['Nomenclature 420'.E57];T(&quot;)&quot;);['Nomenclature 420'.F57];T(&quot;|&quot;);['Nomenclature 420'.G57])" office:value-type="string" office:string-value="M3 16 mm|sans(M3)16|0" calcext:value-type="string">
            <text:p>M3 16 mm|sans(M3)16|0</text:p>
          </table:table-cell>
          <table:table-cell table:style-name="ce30" table:formula="of:=['Nomenclature Génerale'.H57]" office:value-type="float" office:value="4" calcext:value-type="float">
            <text:p>4</text:p>
          </table:table-cell>
          <table:table-cell table:style-name="ce33" table:formula="of:=IF(['Nomenclature Génerale'.C57]=0;T(&quot;&quot;);['Nomenclature Génerale'.C57])" office:value-type="string" office:string-value="M3 16 mm" calcext:value-type="string">
            <text:p>M3 16 mm</text:p>
          </table:table-cell>
          <table:table-cell table:style-name="ce34" table:formula="of:=['Nomenclature 380'.D5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58];T(&quot;|&quot;);['Nomenclature 420'.D58];T(&quot;(&quot;);['Nomenclature 420'.E58];T(&quot;)&quot;);['Nomenclature 420'.F58];T(&quot;|&quot;);['Nomenclature 420'.G58])" office:value-type="string" office:string-value="M3 20 mm|sans(M3)20|0" calcext:value-type="string">
            <text:p>M3 20 mm|sans(M3)20|0</text:p>
          </table:table-cell>
          <table:table-cell table:style-name="ce30" table:formula="of:=['Nomenclature Génerale'.H58]" office:value-type="float" office:value="4" calcext:value-type="float">
            <text:p>4</text:p>
          </table:table-cell>
          <table:table-cell table:style-name="ce33" table:formula="of:=IF(['Nomenclature Génerale'.C58]=0;T(&quot;&quot;);['Nomenclature Génerale'.C58])" office:value-type="string" office:string-value="M3 20 mm" calcext:value-type="string">
            <text:p>M3 20 mm</text:p>
          </table:table-cell>
          <table:table-cell table:style-name="ce34" table:formula="of:=['Nomenclature 380'.D5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59];T(&quot;|&quot;);['Nomenclature 420'.D59];T(&quot;(&quot;);['Nomenclature 420'.E59];T(&quot;)&quot;);['Nomenclature 420'.F59];T(&quot;|&quot;);['Nomenclature 420'.G59])" office:value-type="string" office:string-value="M3 35 mm|sans(M3)35|0" calcext:value-type="string">
            <text:p>M3 35 mm|sans(M3)35|0</text:p>
          </table:table-cell>
          <table:table-cell table:style-name="ce30" table:formula="of:=['Nomenclature Génerale'.H59]" office:value-type="float" office:value="1" calcext:value-type="float">
            <text:p>1</text:p>
          </table:table-cell>
          <table:table-cell table:style-name="ce33" table:formula="of:=IF(['Nomenclature Génerale'.C59]=0;T(&quot;&quot;);['Nomenclature Génerale'.C59])" office:value-type="string" office:string-value="M3 35 mm" calcext:value-type="string">
            <text:p>M3 35 mm</text:p>
          </table:table-cell>
          <table:table-cell table:style-name="ce34" table:formula="of:=['Nomenclature 380'.D5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60];T(&quot;|&quot;);['Nomenclature 420'.D60];T(&quot;(&quot;);['Nomenclature 420'.E60];T(&quot;)&quot;);['Nomenclature 420'.F60];T(&quot;|&quot;);['Nomenclature 420'.G60])" office:value-type="string" office:string-value="M3 8 mm|sans(M3)8|0" calcext:value-type="string">
            <text:p>M3 8 mm|sans(M3)8|0</text:p>
          </table:table-cell>
          <table:table-cell table:style-name="ce30" table:formula="of:=['Nomenclature Génerale'.H60]" office:value-type="float" office:value="4" calcext:value-type="float">
            <text:p>4</text:p>
          </table:table-cell>
          <table:table-cell table:style-name="ce33" table:formula="of:=IF(['Nomenclature Génerale'.C60]=0;T(&quot;&quot;);['Nomenclature Génerale'.C60])" office:value-type="string" office:string-value="M3 8 mm" calcext:value-type="string">
            <text:p>M3 8 mm</text:p>
          </table:table-cell>
          <table:table-cell table:style-name="ce34" table:formula="of:=['Nomenclature 380'.D6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61];T(&quot;|&quot;);['Nomenclature 420'.D61];T(&quot;(&quot;);['Nomenclature 420'.E61];T(&quot;)&quot;);['Nomenclature 420'.F61];T(&quot;|&quot;);['Nomenclature 420'.G61])" office:value-type="string" office:string-value="M3 8 mm|sans(M3)8|0" calcext:value-type="string">
            <text:p>M3 8 mm|sans(M3)8|0</text:p>
          </table:table-cell>
          <table:table-cell table:style-name="ce30" table:formula="of:=['Nomenclature Génerale'.H61]" office:value-type="float" office:value="8" calcext:value-type="float">
            <text:p>8</text:p>
          </table:table-cell>
          <table:table-cell table:style-name="ce33" table:formula="of:=IF(['Nomenclature Génerale'.C61]=0;T(&quot;&quot;);['Nomenclature Génerale'.C61])" office:value-type="string" office:string-value="M3 8 mm" calcext:value-type="string">
            <text:p>M3 8 mm</text:p>
          </table:table-cell>
          <table:table-cell table:style-name="ce34" table:formula="of:=['Nomenclature 380'.D6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62];T(&quot;|&quot;);['Nomenclature 420'.D62];T(&quot;(&quot;);['Nomenclature 420'.E62];T(&quot;)&quot;);['Nomenclature 420'.F62];T(&quot;|&quot;);['Nomenclature 420'.G62])" office:value-type="string" office:string-value="M3 Écrous|sans(M3)0|0" calcext:value-type="string">
            <text:p>M3 Écrous|sans(M3)0|0</text:p>
          </table:table-cell>
          <table:table-cell table:style-name="ce30" table:formula="of:=['Nomenclature Génerale'.H62]" office:value-type="float" office:value="4" calcext:value-type="float">
            <text:p>4</text:p>
          </table:table-cell>
          <table:table-cell table:style-name="ce33" table:formula="of:=IF(['Nomenclature Génerale'.C62]=0;T(&quot;&quot;);['Nomenclature Génerale'.C62])" office:value-type="string" office:string-value="M3 Écrous" calcext:value-type="string">
            <text:p>M3 Écrous</text:p>
          </table:table-cell>
          <table:table-cell table:style-name="ce34" table:formula="of:=['Nomenclature 380'.D6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63];T(&quot;|&quot;);['Nomenclature 420'.D63];T(&quot;(&quot;);['Nomenclature 420'.E63];T(&quot;)&quot;);['Nomenclature 420'.F63];T(&quot;|&quot;);['Nomenclature 420'.G63])" office:value-type="string" office:string-value="M3 Écrous|sans(M3)standard|0" calcext:value-type="string">
            <text:p>M3 Écrous|sans(M3)standard|0</text:p>
          </table:table-cell>
          <table:table-cell table:style-name="ce30" table:formula="of:=['Nomenclature Génerale'.H63]" office:value-type="float" office:value="4" calcext:value-type="float">
            <text:p>4</text:p>
          </table:table-cell>
          <table:table-cell table:style-name="ce33" table:formula="of:=IF(['Nomenclature Génerale'.C63]=0;T(&quot;&quot;);['Nomenclature Génerale'.C63])" office:value-type="string" office:string-value="M3 Écrous" calcext:value-type="string">
            <text:p>M3 Écrous</text:p>
          </table:table-cell>
          <table:table-cell table:style-name="ce34" table:formula="of:=['Nomenclature 380'.D6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64];T(&quot;|&quot;);['Nomenclature 420'.D64];T(&quot;(&quot;);['Nomenclature 420'.E64];T(&quot;)&quot;);['Nomenclature 420'.F64];T(&quot;|&quot;);['Nomenclature 420'.G64])" office:value-type="string" office:string-value="M3 Écrous|sans(M3)standard|0" calcext:value-type="string">
            <text:p>M3 Écrous|sans(M3)standard|0</text:p>
          </table:table-cell>
          <table:table-cell table:style-name="ce30" table:formula="of:=['Nomenclature Génerale'.H64]" office:value-type="float" office:value="4" calcext:value-type="float">
            <text:p>4</text:p>
          </table:table-cell>
          <table:table-cell table:style-name="ce33" table:formula="of:=IF(['Nomenclature Génerale'.C64]=0;T(&quot;&quot;);['Nomenclature Génerale'.C64])" office:value-type="string" office:string-value="M3 Écrous" calcext:value-type="string">
            <text:p>M3 Écrous</text:p>
          </table:table-cell>
          <table:table-cell table:style-name="ce34" table:formula="of:=['Nomenclature 380'.D6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65];T(&quot;|&quot;);['Nomenclature 420'.D65];T(&quot;(&quot;);['Nomenclature 420'.E65];T(&quot;)&quot;);['Nomenclature 420'.F65];T(&quot;|&quot;);['Nomenclature 420'.G65])" office:value-type="string" office:string-value="M3 Rondelle|sans(M3)0|0" calcext:value-type="string">
            <text:p>M3 Rondelle|sans(M3)0|0</text:p>
          </table:table-cell>
          <table:table-cell table:style-name="ce30" table:formula="of:=['Nomenclature Génerale'.H65]" office:value-type="float" office:value="4" calcext:value-type="float">
            <text:p>4</text:p>
          </table:table-cell>
          <table:table-cell table:style-name="ce33" table:formula="of:=IF(['Nomenclature Génerale'.C65]=0;T(&quot;&quot;);['Nomenclature Génerale'.C65])" office:value-type="string" office:string-value="M3 Rondelle" calcext:value-type="string">
            <text:p>M3 Rondelle</text:p>
          </table:table-cell>
          <table:table-cell table:style-name="ce34" table:formula="of:=['Nomenclature 380'.D6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66];T(&quot;|&quot;);['Nomenclature 420'.D66];T(&quot;(&quot;);['Nomenclature 420'.E66];T(&quot;)&quot;);['Nomenclature 420'.F66];T(&quot;|&quot;);['Nomenclature 420'.G66])" office:value-type="string" office:string-value="M3 Rondelle|sans(M3)standard|0" calcext:value-type="string">
            <text:p>M3 Rondelle|sans(M3)standard|0</text:p>
          </table:table-cell>
          <table:table-cell table:style-name="ce30" table:formula="of:=['Nomenclature Génerale'.H66]" office:value-type="float" office:value="10" calcext:value-type="float">
            <text:p>10</text:p>
          </table:table-cell>
          <table:table-cell table:style-name="ce33" table:formula="of:=IF(['Nomenclature Génerale'.C66]=0;T(&quot;&quot;);['Nomenclature Génerale'.C66])" office:value-type="string" office:string-value="M3 Rondelle" calcext:value-type="string">
            <text:p>M3 Rondelle</text:p>
          </table:table-cell>
          <table:table-cell table:style-name="ce34" table:formula="of:=['Nomenclature 380'.D6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67];T(&quot;|&quot;);['Nomenclature 420'.D67];T(&quot;(&quot;);['Nomenclature 420'.E67];T(&quot;)&quot;);['Nomenclature 420'.F67];T(&quot;|&quot;);['Nomenclature 420'.G67])" office:value-type="string" office:string-value="M3 Rondelle|sans(M3)standard|0" calcext:value-type="string">
            <text:p>M3 Rondelle|sans(M3)standard|0</text:p>
          </table:table-cell>
          <table:table-cell table:style-name="ce30" table:formula="of:=['Nomenclature Génerale'.H67]" office:value-type="float" office:value="8" calcext:value-type="float">
            <text:p>8</text:p>
          </table:table-cell>
          <table:table-cell table:style-name="ce33" table:formula="of:=IF(['Nomenclature Génerale'.C67]=0;T(&quot;&quot;);['Nomenclature Génerale'.C67])" office:value-type="string" office:string-value="M3 Rondelle" calcext:value-type="string">
            <text:p>M3 Rondelle</text:p>
          </table:table-cell>
          <table:table-cell table:style-name="ce34" table:formula="of:=['Nomenclature 380'.D6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68];T(&quot;|&quot;);['Nomenclature 420'.D68];T(&quot;(&quot;);['Nomenclature 420'.E68];T(&quot;)&quot;);['Nomenclature 420'.F68];T(&quot;|&quot;);['Nomenclature 420'.G68])" office:value-type="string" office:string-value="M3 Rondelle Large|sans(M3)large|0" calcext:value-type="string">
            <text:p>M3 Rondelle Large|sans(M3)large|0</text:p>
          </table:table-cell>
          <table:table-cell table:style-name="ce30" table:formula="of:=['Nomenclature Génerale'.H68]" office:value-type="float" office:value="2" calcext:value-type="float">
            <text:p>2</text:p>
          </table:table-cell>
          <table:table-cell table:style-name="ce33" table:formula="of:=IF(['Nomenclature Génerale'.C68]=0;T(&quot;&quot;);['Nomenclature Génerale'.C68])" office:value-type="string" office:string-value="M3 Rondelle Large" calcext:value-type="string">
            <text:p>M3 Rondelle Large</text:p>
          </table:table-cell>
          <table:table-cell table:style-name="ce34" table:formula="of:=['Nomenclature 380'.D6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69];T(&quot;|&quot;);['Nomenclature 420'.D69];T(&quot;(&quot;);['Nomenclature 420'.E69];T(&quot;)&quot;);['Nomenclature 420'.F69];T(&quot;|&quot;);['Nomenclature 420'.G69])" office:value-type="string" office:string-value="M4 Écrous|sans(M4)standard|0" calcext:value-type="string">
            <text:p>M4 Écrous|sans(M4)standard|0</text:p>
          </table:table-cell>
          <table:table-cell table:style-name="ce30" table:formula="of:=['Nomenclature Génerale'.H69]" office:value-type="float" office:value="4" calcext:value-type="float">
            <text:p>4</text:p>
          </table:table-cell>
          <table:table-cell table:style-name="ce33" table:formula="of:=IF(['Nomenclature Génerale'.C69]=0;T(&quot;&quot;);['Nomenclature Génerale'.C69])" office:value-type="string" office:string-value="M4 Écrous" calcext:value-type="string">
            <text:p>M4 Écrous</text:p>
          </table:table-cell>
          <table:table-cell table:style-name="ce34" table:formula="of:=['Nomenclature 380'.D6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70];T(&quot;|&quot;);['Nomenclature 420'.D70];T(&quot;(&quot;);['Nomenclature 420'.E70];T(&quot;)&quot;);['Nomenclature 420'.F70];T(&quot;|&quot;);['Nomenclature 420'.G70])" office:value-type="string" office:string-value="M4 Rondelles|sans(M4)standard|0" calcext:value-type="string">
            <text:p>M4 Rondelles|sans(M4)standard|0</text:p>
          </table:table-cell>
          <table:table-cell table:style-name="ce30" table:formula="of:=['Nomenclature Génerale'.H70]" office:value-type="float" office:value="4" calcext:value-type="float">
            <text:p>4</text:p>
          </table:table-cell>
          <table:table-cell table:style-name="ce33" table:formula="of:=IF(['Nomenclature Génerale'.C70]=0;T(&quot;&quot;);['Nomenclature Génerale'.C70])" office:value-type="string" office:string-value="M4 Rondelles" calcext:value-type="string">
            <text:p>M4 Rondelles</text:p>
          </table:table-cell>
          <table:table-cell table:style-name="ce34" table:formula="of:=['Nomenclature 380'.D7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71];T(&quot;|&quot;);['Nomenclature 420'.D71];T(&quot;(&quot;);['Nomenclature 420'.E71];T(&quot;)&quot;);['Nomenclature 420'.F71];T(&quot;|&quot;);['Nomenclature 420'.G71])" office:value-type="string" office:string-value="M4 Rondelles Large|sans(M4)large|0" calcext:value-type="string">
            <text:p>M4 Rondelles Large|sans(M4)large|0</text:p>
          </table:table-cell>
          <table:table-cell table:style-name="ce30" table:formula="of:=['Nomenclature Génerale'.H71]" office:value-type="float" office:value="4" calcext:value-type="float">
            <text:p>4</text:p>
          </table:table-cell>
          <table:table-cell table:style-name="ce33" table:formula="of:=IF(['Nomenclature Génerale'.C71]=0;T(&quot;&quot;);['Nomenclature Génerale'.C71])" office:value-type="string" office:string-value="M4 Rondelles Large" calcext:value-type="string">
            <text:p>M4 Rondelles Large</text:p>
          </table:table-cell>
          <table:table-cell table:style-name="ce34" table:formula="of:=['Nomenclature 380'.D7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72];T(&quot;|&quot;);['Nomenclature 420'.D72];T(&quot;(&quot;);['Nomenclature 420'.E72];T(&quot;)&quot;);['Nomenclature 420'.F72];T(&quot;|&quot;);['Nomenclature 420'.G72])" office:value-type="string" office:string-value="M5 10 mm|sans(M5)10|0" calcext:value-type="string">
            <text:p>M5 10 mm|sans(M5)10|0</text:p>
          </table:table-cell>
          <table:table-cell table:style-name="ce30" table:formula="of:=['Nomenclature Génerale'.H72]" office:value-type="float" office:value="8" calcext:value-type="float">
            <text:p>8</text:p>
          </table:table-cell>
          <table:table-cell table:style-name="ce33" table:formula="of:=IF(['Nomenclature Génerale'.C72]=0;T(&quot;&quot;);['Nomenclature Génerale'.C72])" office:value-type="string" office:string-value="M5 10 mm" calcext:value-type="string">
            <text:p>M5 10 mm</text:p>
          </table:table-cell>
          <table:table-cell table:style-name="ce34" table:formula="of:=['Nomenclature 380'.D7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73];T(&quot;|&quot;);['Nomenclature 420'.D73];T(&quot;(&quot;);['Nomenclature 420'.E73];T(&quot;)&quot;);['Nomenclature 420'.F73];T(&quot;|&quot;);['Nomenclature 420'.G73])" office:value-type="string" office:string-value="M5 12 mm|sans(M5)12|0" calcext:value-type="string">
            <text:p>M5 12 mm|sans(M5)12|0</text:p>
          </table:table-cell>
          <table:table-cell table:style-name="ce30" table:formula="of:=['Nomenclature Génerale'.H73]" office:value-type="float" office:value="12" calcext:value-type="float">
            <text:p>12</text:p>
          </table:table-cell>
          <table:table-cell table:style-name="ce33" table:formula="of:=IF(['Nomenclature Génerale'.C73]=0;T(&quot;&quot;);['Nomenclature Génerale'.C73])" office:value-type="string" office:string-value="M5 12 mm" calcext:value-type="string">
            <text:p>M5 12 mm</text:p>
          </table:table-cell>
          <table:table-cell table:style-name="ce34" table:formula="of:=['Nomenclature 380'.D7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74];T(&quot;|&quot;);['Nomenclature 420'.D74];T(&quot;(&quot;);['Nomenclature 420'.E74];T(&quot;)&quot;);['Nomenclature 420'.F74];T(&quot;|&quot;);['Nomenclature 420'.G74])" office:value-type="string" office:string-value="M5 12 mm|sans(M5)12|0" calcext:value-type="string">
            <text:p>M5 12 mm|sans(M5)12|0</text:p>
          </table:table-cell>
          <table:table-cell table:style-name="ce30" table:formula="of:=['Nomenclature Génerale'.H74]" office:value-type="float" office:value="2" calcext:value-type="float">
            <text:p>2</text:p>
          </table:table-cell>
          <table:table-cell table:style-name="ce33" table:formula="of:=IF(['Nomenclature Génerale'.C74]=0;T(&quot;&quot;);['Nomenclature Génerale'.C74])" office:value-type="string" office:string-value="M5 12 mm" calcext:value-type="string">
            <text:p>M5 12 mm</text:p>
          </table:table-cell>
          <table:table-cell table:style-name="ce34" table:formula="of:=['Nomenclature 380'.D7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75];T(&quot;|&quot;);['Nomenclature 420'.D75];T(&quot;(&quot;);['Nomenclature 420'.E75];T(&quot;)&quot;);['Nomenclature 420'.F75];T(&quot;|&quot;);['Nomenclature 420'.G75])" office:value-type="string" office:string-value="M5 14 mm|sans(M5)14|0" calcext:value-type="string">
            <text:p>M5 14 mm|sans(M5)14|0</text:p>
          </table:table-cell>
          <table:table-cell table:style-name="ce30" table:formula="of:=['Nomenclature Génerale'.H75]" office:value-type="float" office:value="2" calcext:value-type="float">
            <text:p>2</text:p>
          </table:table-cell>
          <table:table-cell table:style-name="ce33" table:formula="of:=IF(['Nomenclature Génerale'.C75]=0;T(&quot;&quot;);['Nomenclature Génerale'.C75])" office:value-type="string" office:string-value="M5 14 mm" calcext:value-type="string">
            <text:p>M5 14 mm</text:p>
          </table:table-cell>
          <table:table-cell table:style-name="ce34" table:formula="of:=['Nomenclature 380'.D7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76];T(&quot;|&quot;);['Nomenclature 420'.D76];T(&quot;(&quot;);['Nomenclature 420'.E76];T(&quot;)&quot;);['Nomenclature 420'.F76];T(&quot;|&quot;);['Nomenclature 420'.G76])" office:value-type="string" office:string-value="M5 16 mm|sans(M5)16|0" calcext:value-type="string">
            <text:p>M5 16 mm|sans(M5)16|0</text:p>
          </table:table-cell>
          <table:table-cell table:style-name="ce30" table:formula="of:=['Nomenclature Génerale'.H76]" office:value-type="float" office:value="2" calcext:value-type="float">
            <text:p>2</text:p>
          </table:table-cell>
          <table:table-cell table:style-name="ce33" table:formula="of:=IF(['Nomenclature Génerale'.C76]=0;T(&quot;&quot;);['Nomenclature Génerale'.C76])" office:value-type="string" office:string-value="M5 16 mm" calcext:value-type="string">
            <text:p>M5 16 mm</text:p>
          </table:table-cell>
          <table:table-cell table:style-name="ce34" table:formula="of:=['Nomenclature 380'.D7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77];T(&quot;|&quot;);['Nomenclature 420'.D77];T(&quot;(&quot;);['Nomenclature 420'.E77];T(&quot;)&quot;);['Nomenclature 420'.F77];T(&quot;|&quot;);['Nomenclature 420'.G77])" office:value-type="string" office:string-value="M5 16 mm|sans(M5)16|0" calcext:value-type="string">
            <text:p>M5 16 mm|sans(M5)16|0</text:p>
          </table:table-cell>
          <table:table-cell table:style-name="ce30" table:formula="of:=['Nomenclature Génerale'.H77]" office:value-type="float" office:value="4" calcext:value-type="float">
            <text:p>4</text:p>
          </table:table-cell>
          <table:table-cell table:style-name="ce33" table:formula="of:=IF(['Nomenclature Génerale'.C77]=0;T(&quot;&quot;);['Nomenclature Génerale'.C77])" office:value-type="string" office:string-value="M5 16 mm" calcext:value-type="string">
            <text:p>M5 16 mm</text:p>
          </table:table-cell>
          <table:table-cell table:style-name="ce34" table:formula="of:=['Nomenclature 380'.D7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78];T(&quot;|&quot;);['Nomenclature 420'.D78];T(&quot;(&quot;);['Nomenclature 420'.E78];T(&quot;)&quot;);['Nomenclature 420'.F78];T(&quot;|&quot;);['Nomenclature 420'.G78])" office:value-type="string" office:string-value="M5 25 mm|sans(M5)25|0" calcext:value-type="string">
            <text:p>M5 25 mm|sans(M5)25|0</text:p>
          </table:table-cell>
          <table:table-cell table:style-name="ce30" table:formula="of:=['Nomenclature Génerale'.H78]" office:value-type="float" office:value="8" calcext:value-type="float">
            <text:p>8</text:p>
          </table:table-cell>
          <table:table-cell table:style-name="ce33" table:formula="of:=IF(['Nomenclature Génerale'.C78]=0;T(&quot;&quot;);['Nomenclature Génerale'.C78])" office:value-type="string" office:string-value="M5 25 mm" calcext:value-type="string">
            <text:p>M5 25 mm</text:p>
          </table:table-cell>
          <table:table-cell table:style-name="ce34" table:formula="of:=['Nomenclature 380'.D7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79];T(&quot;|&quot;);['Nomenclature 420'.D79];T(&quot;(&quot;);['Nomenclature 420'.E79];T(&quot;)&quot;);['Nomenclature 420'.F79];T(&quot;|&quot;);['Nomenclature 420'.G79])" office:value-type="string" office:string-value="M5 35 mm|sans(M5)35|0" calcext:value-type="string">
            <text:p>M5 35 mm|sans(M5)35|0</text:p>
          </table:table-cell>
          <table:table-cell table:style-name="ce30" table:formula="of:=['Nomenclature Génerale'.H79]" office:value-type="float" office:value="1" calcext:value-type="float">
            <text:p>1</text:p>
          </table:table-cell>
          <table:table-cell table:style-name="ce33" table:formula="of:=IF(['Nomenclature Génerale'.C79]=0;T(&quot;&quot;);['Nomenclature Génerale'.C79])" office:value-type="string" office:string-value="M5 35 mm" calcext:value-type="string">
            <text:p>M5 35 mm</text:p>
          </table:table-cell>
          <table:table-cell table:style-name="ce34" table:formula="of:=['Nomenclature 380'.D7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80];T(&quot;|&quot;);['Nomenclature 420'.D80];T(&quot;(&quot;);['Nomenclature 420'.E80];T(&quot;)&quot;);['Nomenclature 420'.F80];T(&quot;|&quot;);['Nomenclature 420'.G80])" office:value-type="string" office:string-value="M5 40 mm|sans(M5)40|0" calcext:value-type="string">
            <text:p>M5 40 mm|sans(M5)40|0</text:p>
          </table:table-cell>
          <table:table-cell table:style-name="ce30" table:formula="of:=['Nomenclature Génerale'.H80]" office:value-type="float" office:value="1" calcext:value-type="float">
            <text:p>1</text:p>
          </table:table-cell>
          <table:table-cell table:style-name="ce33" table:formula="of:=IF(['Nomenclature Génerale'.C80]=0;T(&quot;&quot;);['Nomenclature Génerale'.C80])" office:value-type="string" office:string-value="M5 40 mm" calcext:value-type="string">
            <text:p>M5 40 mm</text:p>
          </table:table-cell>
          <table:table-cell table:style-name="ce34" table:formula="of:=['Nomenclature 380'.D8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81];T(&quot;|&quot;);['Nomenclature 420'.D81];T(&quot;(&quot;);['Nomenclature 420'.E81];T(&quot;)&quot;);['Nomenclature 420'.F81];T(&quot;|&quot;);['Nomenclature 420'.G81])" office:value-type="string" office:string-value="M5 8 mm|sans(M5)8|0" calcext:value-type="string">
            <text:p>M5 8 mm|sans(M5)8|0</text:p>
          </table:table-cell>
          <table:table-cell table:style-name="ce30" table:formula="of:=['Nomenclature Génerale'.H81]" office:value-type="float" office:value="8" calcext:value-type="float">
            <text:p>8</text:p>
          </table:table-cell>
          <table:table-cell table:style-name="ce33" table:formula="of:=IF(['Nomenclature Génerale'.C81]=0;T(&quot;&quot;);['Nomenclature Génerale'.C81])" office:value-type="string" office:string-value="M5 8 mm" calcext:value-type="string">
            <text:p>M5 8 mm</text:p>
          </table:table-cell>
          <table:table-cell table:style-name="ce34" table:formula="of:=['Nomenclature 380'.D8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82];T(&quot;|&quot;);['Nomenclature 420'.D82];T(&quot;(&quot;);['Nomenclature 420'.E82];T(&quot;)&quot;);['Nomenclature 420'.F82];T(&quot;|&quot;);['Nomenclature 420'.G82])" office:value-type="string" office:string-value="M5 8 mm|sans(M5)8|0" calcext:value-type="string">
            <text:p>M5 8 mm|sans(M5)8|0</text:p>
          </table:table-cell>
          <table:table-cell table:style-name="ce30" table:formula="of:=['Nomenclature Génerale'.H82]" office:value-type="float" office:value="24" calcext:value-type="float">
            <text:p>24</text:p>
          </table:table-cell>
          <table:table-cell table:style-name="ce33" table:formula="of:=IF(['Nomenclature Génerale'.C82]=0;T(&quot;&quot;);['Nomenclature Génerale'.C82])" office:value-type="string" office:string-value="M5 8 mm" calcext:value-type="string">
            <text:p>M5 8 mm</text:p>
          </table:table-cell>
          <table:table-cell table:style-name="ce34" table:formula="of:=['Nomenclature 380'.D8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83];T(&quot;|&quot;);['Nomenclature 420'.D83];T(&quot;(&quot;);['Nomenclature 420'.E83];T(&quot;)&quot;);['Nomenclature 420'.F83];T(&quot;|&quot;);['Nomenclature 420'.G83])" office:value-type="string" office:string-value="M5 Écrous|sans(M5)standard|0" calcext:value-type="string">
            <text:p>M5 Écrous|sans(M5)standard|0</text:p>
          </table:table-cell>
          <table:table-cell table:style-name="ce30" table:formula="of:=['Nomenclature Génerale'.H83]" office:value-type="float" office:value="16" calcext:value-type="float">
            <text:p>16</text:p>
          </table:table-cell>
          <table:table-cell table:style-name="ce33" table:formula="of:=IF(['Nomenclature Génerale'.C83]=0;T(&quot;&quot;);['Nomenclature Génerale'.C83])" office:value-type="string" office:string-value="M5 Écrous" calcext:value-type="string">
            <text:p>M5 Écrous</text:p>
          </table:table-cell>
          <table:table-cell table:style-name="ce34" table:formula="of:=['Nomenclature 380'.D8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84];T(&quot;|&quot;);['Nomenclature 420'.D84];T(&quot;(&quot;);['Nomenclature 420'.E84];T(&quot;)&quot;);['Nomenclature 420'.F84];T(&quot;|&quot;);['Nomenclature 420'.G84])" office:value-type="string" office:string-value="M5 Écrous|sans(M5)standard|0" calcext:value-type="string">
            <text:p>M5 Écrous|sans(M5)standard|0</text:p>
          </table:table-cell>
          <table:table-cell table:style-name="ce30" table:formula="of:=['Nomenclature Génerale'.H84]" office:value-type="float" office:value="24" calcext:value-type="float">
            <text:p>24</text:p>
          </table:table-cell>
          <table:table-cell table:style-name="ce33" table:formula="of:=IF(['Nomenclature Génerale'.C84]=0;T(&quot;&quot;);['Nomenclature Génerale'.C84])" office:value-type="string" office:string-value="M5 Écrous" calcext:value-type="string">
            <text:p>M5 Écrous</text:p>
          </table:table-cell>
          <table:table-cell table:style-name="ce34" table:formula="of:=['Nomenclature 380'.D8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85];T(&quot;|&quot;);['Nomenclature 420'.D85];T(&quot;(&quot;);['Nomenclature 420'.E85];T(&quot;)&quot;);['Nomenclature 420'.F85];T(&quot;|&quot;);['Nomenclature 420'.G85])" office:value-type="string" office:string-value="M5 Écrous|sans(M5)standard|0" calcext:value-type="string">
            <text:p>M5 Écrous|sans(M5)standard|0</text:p>
          </table:table-cell>
          <table:table-cell table:style-name="ce30" table:formula="of:=['Nomenclature Génerale'.H85]" office:value-type="float" office:value="36" calcext:value-type="float">
            <text:p>36</text:p>
          </table:table-cell>
          <table:table-cell table:style-name="ce33" table:formula="of:=IF(['Nomenclature Génerale'.C85]=0;T(&quot;&quot;);['Nomenclature Génerale'.C85])" office:value-type="string" office:string-value="M5 Écrous" calcext:value-type="string">
            <text:p>M5 Écrous</text:p>
          </table:table-cell>
          <table:table-cell table:style-name="ce34" table:formula="of:=['Nomenclature 380'.D8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86];T(&quot;|&quot;);['Nomenclature 420'.D86];T(&quot;(&quot;);['Nomenclature 420'.E86];T(&quot;)&quot;);['Nomenclature 420'.F86];T(&quot;|&quot;);['Nomenclature 420'.G86])" office:value-type="string" office:string-value="M5 Écrous |sans(M5)standard|0" calcext:value-type="string">
            <text:p>M5 Écrous |sans(M5)standard|0</text:p>
          </table:table-cell>
          <table:table-cell table:style-name="ce30" table:formula="of:=['Nomenclature Génerale'.H86]" office:value-type="float" office:value="4" calcext:value-type="float">
            <text:p>4</text:p>
          </table:table-cell>
          <table:table-cell table:style-name="ce33" table:formula="of:=IF(['Nomenclature Génerale'.C86]=0;T(&quot;&quot;);['Nomenclature Génerale'.C86])" office:value-type="string" office:string-value="M5 Écrous " calcext:value-type="string">
            <text:p>M5 Écrous </text:p>
          </table:table-cell>
          <table:table-cell table:style-name="ce34" table:formula="of:=['Nomenclature 380'.D8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87];T(&quot;|&quot;);['Nomenclature 420'.D87];T(&quot;(&quot;);['Nomenclature 420'.E87];T(&quot;)&quot;);['Nomenclature 420'.F87];T(&quot;|&quot;);['Nomenclature 420'.G87])" office:value-type="string" office:string-value="M5 Écrous Large|sans(M5)large|0" calcext:value-type="string">
            <text:p>M5 Écrous Large|sans(M5)large|0</text:p>
          </table:table-cell>
          <table:table-cell table:style-name="ce30" table:formula="of:=['Nomenclature Génerale'.H87]" office:value-type="float" office:value="7" calcext:value-type="float">
            <text:p>7</text:p>
          </table:table-cell>
          <table:table-cell table:style-name="ce33" table:formula="of:=IF(['Nomenclature Génerale'.C87]=0;T(&quot;&quot;);['Nomenclature Génerale'.C87])" office:value-type="string" office:string-value="M5 Écrous Large" calcext:value-type="string">
            <text:p>M5 Écrous Large</text:p>
          </table:table-cell>
          <table:table-cell table:style-name="ce34" table:formula="of:=['Nomenclature 380'.D8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88];T(&quot;|&quot;);['Nomenclature 420'.D88];T(&quot;(&quot;);['Nomenclature 420'.E88];T(&quot;)&quot;);['Nomenclature 420'.F88];T(&quot;|&quot;);['Nomenclature 420'.G88])" office:value-type="string" office:string-value="M5 Rondelles |sans(M5)standard|0" calcext:value-type="string">
            <text:p>M5 Rondelles |sans(M5)standard|0</text:p>
          </table:table-cell>
          <table:table-cell table:style-name="ce30" table:formula="of:=['Nomenclature Génerale'.H88]" office:value-type="float" office:value="2" calcext:value-type="float">
            <text:p>2</text:p>
          </table:table-cell>
          <table:table-cell table:style-name="ce33" table:formula="of:=IF(['Nomenclature Génerale'.C88]=0;T(&quot;&quot;);['Nomenclature Génerale'.C88])" office:value-type="string" office:string-value="M5 Rondelles " calcext:value-type="string">
            <text:p>M5 Rondelles </text:p>
          </table:table-cell>
          <table:table-cell table:style-name="ce34" table:formula="of:=['Nomenclature 380'.D8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89];T(&quot;|&quot;);['Nomenclature 420'.D89];T(&quot;(&quot;);['Nomenclature 420'.E89];T(&quot;)&quot;);['Nomenclature 420'.F89];T(&quot;|&quot;);['Nomenclature 420'.G89])" office:value-type="string" office:string-value="Moteurs X &amp; Y (1,6 A)|sans(0)0|LDO-xxx-1604" calcext:value-type="string">
            <text:p>Moteurs X &amp; Y (1,6 A)|sans(0)0|LDO-xxx-1604</text:p>
          </table:table-cell>
          <table:table-cell table:style-name="ce30" table:formula="of:=['Nomenclature Génerale'.H89]" office:value-type="float" office:value="2" calcext:value-type="float">
            <text:p>2</text:p>
          </table:table-cell>
          <table:table-cell table:style-name="ce33" table:formula="of:=IF(['Nomenclature Génerale'.C89]=0;T(&quot;&quot;);['Nomenclature Génerale'.C89])" office:value-type="string" office:string-value="Moteurs X &amp; Y (1,6 A)" calcext:value-type="string">
            <text:p>Moteurs X &amp; Y (1,6 A)</text:p>
          </table:table-cell>
          <table:table-cell table:style-name="ce34" table:formula="of:=['Nomenclature 380'.D8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90];T(&quot;|&quot;);['Nomenclature 420'.D90];T(&quot;(&quot;);['Nomenclature 420'.E90];T(&quot;)&quot;);['Nomenclature 420'.F90];T(&quot;|&quot;);['Nomenclature 420'.G90])" office:value-type="string" office:string-value="Moteurs Z (0,8 A)|sans(0)0|LDO-xxx-0804" calcext:value-type="string">
            <text:p>Moteurs Z (0,8 A)|sans(0)0|LDO-xxx-0804</text:p>
          </table:table-cell>
          <table:table-cell table:style-name="ce30" table:formula="of:=['Nomenclature Génerale'.H90]" office:value-type="float" office:value="2" calcext:value-type="float">
            <text:p>2</text:p>
          </table:table-cell>
          <table:table-cell table:style-name="ce33" table:formula="of:=IF(['Nomenclature Génerale'.C90]=0;T(&quot;&quot;);['Nomenclature Génerale'.C90])" office:value-type="string" office:string-value="Moteurs Z (0,8 A)" calcext:value-type="string">
            <text:p>Moteurs Z (0,8 A)</text:p>
          </table:table-cell>
          <table:table-cell table:style-name="ce34" table:formula="of:=['Nomenclature 380'.D9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91];T(&quot;|&quot;);['Nomenclature 420'.D91];T(&quot;(&quot;);['Nomenclature 420'.E91];T(&quot;)&quot;);['Nomenclature 420'.F91];T(&quot;|&quot;);['Nomenclature 420'.G91])" office:value-type="string" office:string-value="Moto Réducteur |sans(0)0|LDO-aaa-1604" calcext:value-type="string">
            <text:p>Moto Réducteur |sans(0)0|LDO-aaa-1604</text:p>
          </table:table-cell>
          <table:table-cell table:style-name="ce30" table:formula="of:=['Nomenclature Génerale'.H91]" office:value-type="float" office:value="1" calcext:value-type="float">
            <text:p>1</text:p>
          </table:table-cell>
          <table:table-cell table:style-name="ce33" table:formula="of:=IF(['Nomenclature Génerale'.C91]=0;T(&quot;&quot;);['Nomenclature Génerale'.C91])" office:value-type="string" office:string-value="Moto Réducteur " calcext:value-type="string">
            <text:p>Moto Réducteur </text:p>
          </table:table-cell>
          <table:table-cell table:style-name="ce34" table:formula="of:=['Nomenclature 380'.D9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92];T(&quot;|&quot;);['Nomenclature 420'.D92];T(&quot;(&quot;);['Nomenclature 420'.E92];T(&quot;)&quot;);['Nomenclature 420'.F92];T(&quot;|&quot;);['Nomenclature 420'.G92])" office:value-type="string" office:string-value="PCB chauffant|sans(0)0|0" calcext:value-type="string">
            <text:p>PCB chauffant|sans(0)0|0</text:p>
          </table:table-cell>
          <table:table-cell table:style-name="ce30" table:formula="of:=['Nomenclature Génerale'.H92]" office:value-type="float" office:value="1" calcext:value-type="float">
            <text:p>1</text:p>
          </table:table-cell>
          <table:table-cell table:style-name="ce33" table:formula="of:=IF(['Nomenclature Génerale'.C92]=0;T(&quot;&quot;);['Nomenclature Génerale'.C92])" office:value-type="string" office:string-value="PCB chauffant" calcext:value-type="string">
            <text:p>PCB chauffant</text:p>
          </table:table-cell>
          <table:table-cell table:style-name="ce34" table:formula="of:=['Nomenclature 380'.D9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93];T(&quot;|&quot;);['Nomenclature 420'.D93];T(&quot;(&quot;);['Nomenclature 420'.E93];T(&quot;)&quot;);['Nomenclature 420'.F93];T(&quot;|&quot;);['Nomenclature 420'.G93])" office:value-type="string" office:string-value="Petite Pince|sans(0)0|0" calcext:value-type="string">
            <text:p>Petite Pince|sans(0)0|0</text:p>
          </table:table-cell>
          <table:table-cell table:style-name="ce30" table:formula="of:=['Nomenclature Génerale'.H93]" office:value-type="float" office:value="4" calcext:value-type="float">
            <text:p>4</text:p>
          </table:table-cell>
          <table:table-cell table:style-name="ce33" table:formula="of:=IF(['Nomenclature Génerale'.C93]=0;T(&quot;&quot;);['Nomenclature Génerale'.C93])" office:value-type="string" office:string-value="Petite Pince" calcext:value-type="string">
            <text:p>Petite Pince</text:p>
          </table:table-cell>
          <table:table-cell table:style-name="ce34" table:formula="of:=['Nomenclature 380'.D9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94];T(&quot;|&quot;);['Nomenclature 420'.D94];T(&quot;(&quot;);['Nomenclature 420'.E94];T(&quot;)&quot;);['Nomenclature 420'.F94];T(&quot;|&quot;);['Nomenclature 420'.G94])" office:value-type="string" office:string-value="Pieds |sans(Print)0|0" calcext:value-type="string">
            <text:p>Pieds |sans(Print)0|0</text:p>
          </table:table-cell>
          <table:table-cell table:style-name="ce30" table:formula="of:=['Nomenclature Génerale'.H94]" office:value-type="float" office:value="4" calcext:value-type="float">
            <text:p>4</text:p>
          </table:table-cell>
          <table:table-cell table:style-name="ce33" table:formula="of:=IF(['Nomenclature Génerale'.C94]=0;T(&quot;&quot;);['Nomenclature Génerale'.C94])" office:value-type="string" office:string-value="Pieds " calcext:value-type="string">
            <text:p>Pieds </text:p>
          </table:table-cell>
          <table:table-cell table:style-name="ce34" table:formula="of:=['Nomenclature 380'.D9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95];T(&quot;|&quot;);['Nomenclature 420'.D95];T(&quot;(&quot;);['Nomenclature 420'.E95];T(&quot;)&quot;);['Nomenclature 420'.F95];T(&quot;|&quot;);['Nomenclature 420'.G95])" office:value-type="string" office:string-value="Plaque Aluminium|sans(0)0|0" calcext:value-type="string">
            <text:p>Plaque Aluminium|sans(0)0|0</text:p>
          </table:table-cell>
          <table:table-cell table:style-name="ce30" table:formula="of:=['Nomenclature Génerale'.H95]" office:value-type="float" office:value="1" calcext:value-type="float">
            <text:p>1</text:p>
          </table:table-cell>
          <table:table-cell table:style-name="ce33" table:formula="of:=IF(['Nomenclature Génerale'.C95]=0;T(&quot;&quot;);['Nomenclature Génerale'.C95])" office:value-type="string" office:string-value="Plaque Aluminium" calcext:value-type="string">
            <text:p>Plaque Aluminium</text:p>
          </table:table-cell>
          <table:table-cell table:style-name="ce34" table:formula="of:=['Nomenclature 380'.D9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96];T(&quot;|&quot;);['Nomenclature 420'.D96];T(&quot;(&quot;);['Nomenclature 420'.E96];T(&quot;)&quot;);['Nomenclature 420'.F96];T(&quot;|&quot;);['Nomenclature 420'.G96])" office:value-type="string" office:string-value="Plaque Bois|sans(0)0|0" calcext:value-type="string">
            <text:p>Plaque Bois|sans(0)0|0</text:p>
          </table:table-cell>
          <table:table-cell table:style-name="ce30" table:formula="of:=['Nomenclature Génerale'.H96]" office:value-type="float" office:value="1" calcext:value-type="float">
            <text:p>1</text:p>
          </table:table-cell>
          <table:table-cell table:style-name="ce33" table:formula="of:=IF(['Nomenclature Génerale'.C96]=0;T(&quot;&quot;);['Nomenclature Génerale'.C96])" office:value-type="string" office:string-value="Plaque Bois" calcext:value-type="string">
            <text:p>Plaque Bois</text:p>
          </table:table-cell>
          <table:table-cell table:style-name="ce34" table:formula="of:=['Nomenclature 380'.D9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97];T(&quot;|&quot;);['Nomenclature 420'.D97];T(&quot;(&quot;);['Nomenclature 420'.E97];T(&quot;)&quot;);['Nomenclature 420'.F97];T(&quot;|&quot;);['Nomenclature 420'.G97])" office:value-type="string" office:string-value="Plaque chassis|sans(0)0|0" calcext:value-type="string">
            <text:p>Plaque chassis|sans(0)0|0</text:p>
          </table:table-cell>
          <table:table-cell table:style-name="ce30" table:formula="of:=['Nomenclature Génerale'.H97]" office:value-type="float" office:value="2" calcext:value-type="float">
            <text:p>2</text:p>
          </table:table-cell>
          <table:table-cell table:style-name="ce33" table:formula="of:=IF(['Nomenclature Génerale'.C97]=0;T(&quot;&quot;);['Nomenclature Génerale'.C97])" office:value-type="string" office:string-value="Plaque chassis" calcext:value-type="string">
            <text:p>Plaque chassis</text:p>
          </table:table-cell>
          <table:table-cell table:style-name="ce34" table:formula="of:=['Nomenclature 380'.D9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98];T(&quot;|&quot;);['Nomenclature 420'.D98];T(&quot;(&quot;);['Nomenclature 420'.E98];T(&quot;)&quot;);['Nomenclature 420'.F98];T(&quot;|&quot;);['Nomenclature 420'.G98])" office:value-type="string" office:string-value="Plaque support Extr Buse Ventilo|sans(0)0|0" calcext:value-type="string">
            <text:p>Plaque support Extr Buse Ventilo|sans(0)0|0</text:p>
          </table:table-cell>
          <table:table-cell table:style-name="ce30" table:formula="of:=['Nomenclature Génerale'.H98]" office:value-type="float" office:value="1" calcext:value-type="float">
            <text:p>1</text:p>
          </table:table-cell>
          <table:table-cell table:style-name="ce33" table:formula="of:=IF(['Nomenclature Génerale'.C98]=0;T(&quot;&quot;);['Nomenclature Génerale'.C98])" office:value-type="string" office:string-value="Plaque support Extr Buse Ventilo" calcext:value-type="string">
            <text:p>Plaque support Extr Buse Ventilo</text:p>
          </table:table-cell>
          <table:table-cell table:style-name="ce34" table:formula="of:=['Nomenclature 380'.D9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99];T(&quot;|&quot;);['Nomenclature 420'.D99];T(&quot;(&quot;);['Nomenclature 420'.E99];T(&quot;)&quot;);['Nomenclature 420'.F99];T(&quot;|&quot;);['Nomenclature 420'.G99])" office:value-type="string" office:string-value="Plaque verre |sans(0)0|0" calcext:value-type="string">
            <text:p>Plaque verre |sans(0)0|0</text:p>
          </table:table-cell>
          <table:table-cell table:style-name="ce30" table:formula="of:=['Nomenclature Génerale'.H99]" office:value-type="float" office:value="1" calcext:value-type="float">
            <text:p>1</text:p>
          </table:table-cell>
          <table:table-cell table:style-name="ce33" table:formula="of:=IF(['Nomenclature Génerale'.C99]=0;T(&quot;&quot;);['Nomenclature Génerale'.C99])" office:value-type="string" office:string-value="Plaque verre " calcext:value-type="string">
            <text:p>Plaque verre </text:p>
          </table:table-cell>
          <table:table-cell table:style-name="ce34" table:formula="of:=['Nomenclature 380'.D9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00];T(&quot;|&quot;);['Nomenclature 420'.D100];T(&quot;(&quot;);['Nomenclature 420'.E100];T(&quot;)&quot;);['Nomenclature 420'.F100];T(&quot;|&quot;);['Nomenclature 420'.G100])" office:value-type="string" office:string-value="Poulie avec 2 M3|sans(Spec+(M3))0|0" calcext:value-type="string">
            <text:p>Poulie avec 2 M3|sans(Spec+(M3))0|0</text:p>
          </table:table-cell>
          <table:table-cell table:style-name="ce30" table:formula="of:=['Nomenclature Génerale'.H100]" office:value-type="float" office:value="2" calcext:value-type="float">
            <text:p>2</text:p>
          </table:table-cell>
          <table:table-cell table:style-name="ce33" table:formula="of:=IF(['Nomenclature Génerale'.C100]=0;T(&quot;&quot;);['Nomenclature Génerale'.C100])" office:value-type="string" office:string-value="Poulie avec 2 M3" calcext:value-type="string">
            <text:p>Poulie avec 2 M3</text:p>
          </table:table-cell>
          <table:table-cell table:style-name="ce34" table:formula="of:=['Nomenclature 380'.D100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01];T(&quot;|&quot;);['Nomenclature 420'.D101];T(&quot;(&quot;);['Nomenclature 420'.E101];T(&quot;)&quot;);['Nomenclature 420'.F101];T(&quot;|&quot;);['Nomenclature 420'.G101])" office:value-type="string" office:string-value="Prise câble secteur|sans(0)0|0" calcext:value-type="string">
            <text:p>Prise câble secteur|sans(0)0|0</text:p>
          </table:table-cell>
          <table:table-cell table:style-name="ce30" table:formula="of:=['Nomenclature Génerale'.H101]" office:value-type="float" office:value="1" calcext:value-type="float">
            <text:p>1</text:p>
          </table:table-cell>
          <table:table-cell table:style-name="ce33" table:formula="of:=IF(['Nomenclature Génerale'.C101]=0;T(&quot;&quot;);['Nomenclature Génerale'.C101])" office:value-type="string" office:string-value="Prise câble secteur" calcext:value-type="string">
            <text:p>Prise câble secteur</text:p>
          </table:table-cell>
          <table:table-cell table:style-name="ce34" table:formula="of:=['Nomenclature 380'.D101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02];T(&quot;|&quot;);['Nomenclature 420'.D102];T(&quot;(&quot;);['Nomenclature 420'.E102];T(&quot;)&quot;);['Nomenclature 420'.F102];T(&quot;|&quot;);['Nomenclature 420'.G102])" office:value-type="string" office:string-value="Profilé 300 mm|sans(0)300|0" calcext:value-type="string">
            <text:p>Profilé 300 mm|sans(0)300|0</text:p>
          </table:table-cell>
          <table:table-cell table:style-name="ce30" table:formula="of:=['Nomenclature Génerale'.H102]" office:value-type="float" office:value="2" calcext:value-type="float">
            <text:p>2</text:p>
          </table:table-cell>
          <table:table-cell table:style-name="ce33" table:formula="of:=IF(['Nomenclature Génerale'.C102]=0;T(&quot;&quot;);['Nomenclature Génerale'.C102])" office:value-type="string" office:string-value="Profilé 300 mm" calcext:value-type="string">
            <text:p>Profilé 300 mm</text:p>
          </table:table-cell>
          <table:table-cell table:style-name="ce34" table:formula="of:=['Nomenclature 380'.D102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03];T(&quot;|&quot;);['Nomenclature 420'.D103];T(&quot;(&quot;);['Nomenclature 420'.E103];T(&quot;)&quot;);['Nomenclature 420'.F103];T(&quot;|&quot;);['Nomenclature 420'.G103])" office:value-type="string" office:string-value="Profilé 360 mm|sans(0)360|0" calcext:value-type="string">
            <text:p>Profilé 360 mm|sans(0)360|0</text:p>
          </table:table-cell>
          <table:table-cell table:style-name="ce30" table:formula="of:=['Nomenclature Génerale'.H103]" office:value-type="float" office:value="1" calcext:value-type="float">
            <text:p>1</text:p>
          </table:table-cell>
          <table:table-cell table:style-name="ce33" table:formula="of:=IF(['Nomenclature Génerale'.C103]=0;T(&quot;&quot;);['Nomenclature Génerale'.C103])" office:value-type="string" office:string-value="Profilé 360 mm" calcext:value-type="string">
            <text:p>Profilé 360 mm</text:p>
          </table:table-cell>
          <table:table-cell table:style-name="ce34" table:formula="of:=['Nomenclature 380'.D103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04];T(&quot;|&quot;);['Nomenclature 420'.D104];T(&quot;(&quot;);['Nomenclature 420'.E104];T(&quot;)&quot;);['Nomenclature 420'.F104];T(&quot;|&quot;);['Nomenclature 420'.G104])" office:value-type="string" office:string-value="#REF !" calcext:value-type="error">
            <text:p>#REF !</text:p>
          </table:table-cell>
          <table:table-cell table:style-name="ce30" table:formula="of:=['Nomenclature Génerale'.H104]" office:value-type="float" office:value="2" calcext:value-type="float">
            <text:p>2</text:p>
          </table:table-cell>
          <table:table-cell table:style-name="ce33" table:formula="of:=IF(['Nomenclature Génerale'.C104]=0;T(&quot;&quot;);['Nomenclature Génerale'.C104])" office:value-type="string" office:string-value="Profilé 380 mm" calcext:value-type="string">
            <text:p>Profilé 380 mm</text:p>
          </table:table-cell>
          <table:table-cell table:style-name="ce34" table:formula="of:=['Nomenclature 380'.D104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05];T(&quot;|&quot;);['Nomenclature 420'.D105];T(&quot;(&quot;);['Nomenclature 420'.E105];T(&quot;)&quot;);['Nomenclature 420'.F105];T(&quot;|&quot;);['Nomenclature 420'.G105])" office:value-type="string" office:string-value="Profilé 420 mm|sans(0)420|0" calcext:value-type="string">
            <text:p>Profilé 420 mm|sans(0)420|0</text:p>
          </table:table-cell>
          <table:table-cell table:style-name="ce30" table:formula="of:=['Nomenclature Génerale'.H105]" office:value-type="float" office:value="2" calcext:value-type="float">
            <text:p>2</text:p>
          </table:table-cell>
          <table:table-cell table:style-name="ce33" table:formula="of:=IF(['Nomenclature Génerale'.C105]=0;T(&quot;&quot;);['Nomenclature Génerale'.C105])" office:value-type="string" office:string-value="Profilé 420 mm" calcext:value-type="string">
            <text:p>Profilé 420 mm</text:p>
          </table:table-cell>
          <table:table-cell table:style-name="ce34" table:formula="of:=['Nomenclature 380'.D105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06];T(&quot;|&quot;);['Nomenclature 420'.D106];T(&quot;(&quot;);['Nomenclature 420'.E106];T(&quot;)&quot;);['Nomenclature 420'.F106];T(&quot;|&quot;);['Nomenclature 420'.G106])" office:value-type="string" office:string-value="Pusher|sans(Print)0|0" calcext:value-type="string">
            <text:p>Pusher|sans(Print)0|0</text:p>
          </table:table-cell>
          <table:table-cell table:style-name="ce30" table:formula="of:=['Nomenclature Génerale'.H106]" office:value-type="float" office:value="1" calcext:value-type="float">
            <text:p>1</text:p>
          </table:table-cell>
          <table:table-cell table:style-name="ce33" table:formula="of:=IF(['Nomenclature Génerale'.C106]=0;T(&quot;&quot;);['Nomenclature Génerale'.C106])" office:value-type="string" office:string-value="Pusher" calcext:value-type="string">
            <text:p>Pusher</text:p>
          </table:table-cell>
          <table:table-cell table:style-name="ce34" table:formula="of:=['Nomenclature 380'.D106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07];T(&quot;|&quot;);['Nomenclature 420'.D107];T(&quot;(&quot;);['Nomenclature 420'.E107];T(&quot;)&quot;);['Nomenclature 420'.F107];T(&quot;|&quot;);['Nomenclature 420'.G107])" office:value-type="string" office:string-value="Ressorts|sans(0)0|0" calcext:value-type="string">
            <text:p>Ressorts|sans(0)0|0</text:p>
          </table:table-cell>
          <table:table-cell table:style-name="ce30" table:formula="of:=['Nomenclature Génerale'.H107]" office:value-type="float" office:value="2" calcext:value-type="float">
            <text:p>2</text:p>
          </table:table-cell>
          <table:table-cell table:style-name="ce33" table:formula="of:=IF(['Nomenclature Génerale'.C107]=0;T(&quot;&quot;);['Nomenclature Génerale'.C107])" office:value-type="string" office:string-value="Ressorts" calcext:value-type="string">
            <text:p>Ressorts</text:p>
          </table:table-cell>
          <table:table-cell table:style-name="ce34" table:formula="of:=['Nomenclature 380'.D107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08];T(&quot;|&quot;);['Nomenclature 420'.D108];T(&quot;(&quot;);['Nomenclature 420'.E108];T(&quot;)&quot;);['Nomenclature 420'.F108];T(&quot;|&quot;);['Nomenclature 420'.G108])" office:value-type="string" office:string-value="Rondelles M5|sans(M5)standard|0" calcext:value-type="string">
            <text:p>Rondelles M5|sans(M5)standard|0</text:p>
          </table:table-cell>
          <table:table-cell table:style-name="ce30" table:formula="of:=['Nomenclature Génerale'.H108]" office:value-type="float" office:value="7" calcext:value-type="float">
            <text:p>7</text:p>
          </table:table-cell>
          <table:table-cell table:style-name="ce33" table:formula="of:=IF(['Nomenclature Génerale'.C108]=0;T(&quot;&quot;);['Nomenclature Génerale'.C108])" office:value-type="string" office:string-value="Rondelles M5" calcext:value-type="string">
            <text:p>Rondelles M5</text:p>
          </table:table-cell>
          <table:table-cell table:style-name="ce34" table:formula="of:=['Nomenclature 380'.D108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09];T(&quot;|&quot;);['Nomenclature 420'.D109];T(&quot;(&quot;);['Nomenclature 420'.E109];T(&quot;)&quot;);['Nomenclature 420'.F109];T(&quot;|&quot;);['Nomenclature 420'.G109])" office:value-type="string" office:string-value="Roue extrusion avec M3|sans(0)0|0" calcext:value-type="string">
            <text:p>Roue extrusion avec M3|sans(0)0|0</text:p>
          </table:table-cell>
          <table:table-cell table:style-name="ce30" table:formula="of:=['Nomenclature Génerale'.H109]" office:value-type="float" office:value="1" calcext:value-type="float">
            <text:p>1</text:p>
          </table:table-cell>
          <table:table-cell table:style-name="ce33" table:formula="of:=IF(['Nomenclature Génerale'.C109]=0;T(&quot;&quot;);['Nomenclature Génerale'.C109])" office:value-type="string" office:string-value="Roue extrusion avec M3" calcext:value-type="string">
            <text:p>Roue extrusion avec M3</text:p>
          </table:table-cell>
          <table:table-cell table:style-name="ce34" table:formula="of:=['Nomenclature 380'.D109]" office:value-type="string" office:string-value="sans" calcext:value-type="string">
            <text:p>sans</text:p>
          </table:table-cell>
          <table:table-cell table:style-name="ce36"/>
          <table:table-cell table:number-columns-repeated="1007"/>
        </table:table-row>
        <table:table-row table:style-name="ro2">
          <table:table-cell table:style-name="ce28" table:formula="of:=CONCATENATE(['Nomenclature 420'.C110];T(&quot;|&quot;);['Nomenclature 420'.D110];T(&quot;(&quot;);['Nomenclature 420'.E110];T(&quot;)&quot;);['Nomenclature 420'.F110];T(&quot;|&quot;);['Nomenclature 420'.G110])" office:value-type="string" office:string-value="Roulement 605ZZ|sans(0)0|0" calcext:value-type="string">
            <text:p>Roulement 605ZZ|sans(0)0|0</text:p>
          </table:table-cell>
          <table:table-cell table:style-name="ce30" table:formula="of:=['Nomenclature Génerale'.H110]" office:value-type="float" office:value="6" calcext:value-type="float">
            <text:p>6</text:p>
          </table:table-cell>
          <table:table-cell table:style-name="ce33" table:formula="of:=IF(['Nomenclature Génerale'.C110]=0;T(&quot;&quot;);['Nomenclature Génerale'.C110])" office:value-type="string" office:string-value="Roulement 605ZZ" calcext:value-type="string">
            <text:p>Roulement 605ZZ</text:p>
          </table:table-cell>
          <table:table-cell table:style-name="ce27" table:formula="of:=['Nomenclature 380'.D110]" office:value-type="string" office:string-value="sans" calcext:value-type="string">
            <text:p>sans</text:p>
          </table:table-cell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420'.C111];T(&quot;|&quot;);['Nomenclature 420'.D111];T(&quot;(&quot;);['Nomenclature 420'.E111];T(&quot;)&quot;);['Nomenclature 420'.F111];T(&quot;|&quot;);['Nomenclature 420'.G111])" office:value-type="string" office:string-value="Smoothieboard|sans(0)4X-5X-4Xc-5XC|0" calcext:value-type="string">
            <text:p>Smoothieboard|sans(0)4X-5X-4Xc-5XC|0</text:p>
          </table:table-cell>
          <table:table-cell table:style-name="ce30" table:formula="of:=['Nomenclature Génerale'.H111]" office:value-type="float" office:value="1" calcext:value-type="float">
            <text:p>1</text:p>
          </table:table-cell>
          <table:table-cell table:style-name="ce33" table:formula="of:=IF(['Nomenclature Génerale'.C111]=0;T(&quot;&quot;);['Nomenclature Génerale'.C111])" office:value-type="string" office:string-value="Smoothieboard" calcext:value-type="string">
            <text:p>Smoothieboard</text:p>
          </table:table-cell>
          <table:table-cell table:style-name="ce27" table:formula="of:=['Nomenclature 380'.D111]" office:value-type="string" office:string-value="sans" calcext:value-type="string">
            <text:p>sans</text:p>
          </table:table-cell>
          <table:table-cell table:style-name="ce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Colisage 380'.A117]=0;T(&quot;&quot;);['Colisage 380'.A117])">
            <text:p/>
          </table:table-cell>
          <table:table-cell table:style-name="ce31" table:formula="of:=IF(['Colisage 380'.C117]=0;T(&quot;&quot;);['Colisage 380'.C117])" office:value-type="string" office:string-value="Z Bas " calcext:value-type="string">
            <text:p>Z Bas </text:p>
          </table:table-cell>
          <table:table-cell table:style-name="ce4" table:number-columns-repeated="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Colisage 380'.A118]=0;T(&quot;&quot;);['Colisage 380'.A118])" office:value-type="string" office:string-value="X end motor|sans(Print)0|0" calcext:value-type="string">
            <text:p>X end motor|sans(Print)0|0</text:p>
          </table:table-cell>
          <table:table-cell table:style-name="ce31" table:formula="of:=IF(['Colisage 380'.C118]=0;T(&quot;&quot;);['Colisage 380'.C118])">
            <text:p/>
          </table:table-cell>
          <table:table-cell table:style-name="ce4" table:number-columns-repeated="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Colisage 380'.A119]=0;T(&quot;&quot;);['Colisage 380'.A119])" office:value-type="string" office:string-value="Y beltolder|sans(Print)0|0" calcext:value-type="string">
            <text:p>Y beltolder|sans(Print)0|0</text:p>
          </table:table-cell>
          <table:table-cell table:style-name="ce31" table:formula="of:=IF(['Colisage 380'.C119]=0;T(&quot;&quot;);['Colisage 380'.C119])">
            <text:p/>
          </table:table-cell>
          <table:table-cell table:style-name="ce4" table:number-columns-repeated="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Colisage 380'.A120]=0;T(&quot;&quot;);['Colisage 380'.A120])" office:value-type="string" office:string-value="Y block|sans(Print)0|0" calcext:value-type="string">
            <text:p>Y block|sans(Print)0|0</text:p>
          </table:table-cell>
          <table:table-cell table:style-name="ce31" table:formula="of:=IF(['Colisage 380'.C120]=0;T(&quot;&quot;);['Colisage 380'.C120])">
            <text:p/>
          </table:table-cell>
          <table:table-cell table:style-name="ce4" table:number-columns-repeated="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Colisage 380'.A121]=0;T(&quot;&quot;);['Colisage 380'.A121])" office:value-type="string" office:string-value="Y end stop|sans(Print)0|0" calcext:value-type="string">
            <text:p>Y end stop|sans(Print)0|0</text:p>
          </table:table-cell>
          <table:table-cell table:style-name="ce31" table:formula="of:=IF(['Colisage 380'.C121]=0;T(&quot;&quot;);['Colisage 380'.C121])">
            <text:p/>
          </table:table-cell>
          <table:table-cell table:style-name="ce4" table:number-columns-repeated="2"/>
          <table:table-cell table:number-columns-repeated="1007"/>
        </table:table-row>
        <table:table-row table:style-name="ro2" table:visibility="filter">
          <table:table-cell/>
          <table:table-cell table:style-name="ce31" table:formula="of:=IF(['Colisage 380'.A122]=0;T(&quot;&quot;);['Colisage 380'.A122])" office:value-type="string" office:string-value="Y roulement|sans(Print)0|0" calcext:value-type="string">
            <text:p>Y roulement|sans(Print)0|0</text:p>
          </table:table-cell>
          <table:table-cell table:style-name="ce31" table:formula="of:=IF(['Colisage 380'.C122]=0;T(&quot;&quot;);['Colisage 380'.C122])">
            <text:p/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28" table:formula="of:=CONCATENATE(['Nomenclature 420'.C118];T(&quot;|&quot;);['Nomenclature 420'.D118];T(&quot;(&quot;);['Nomenclature 420'.E118];T(&quot;)&quot;);['Nomenclature 420'.F118];T(&quot;|&quot;);['Nomenclature 420'.G118])" office:value-type="string" office:string-value="X end motor|sans(Print)0|0" calcext:value-type="string">
            <text:p>X end motor|sans(Print)0|0</text:p>
          </table:table-cell>
          <table:table-cell table:style-name="ce30" table:formula="of:=['Nomenclature Génerale'.H118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420'.C119];T(&quot;|&quot;);['Nomenclature 420'.D119];T(&quot;(&quot;);['Nomenclature 420'.E119];T(&quot;)&quot;);['Nomenclature 420'.F119];T(&quot;|&quot;);['Nomenclature 420'.G119])" office:value-type="string" office:string-value="Y beltolder|sans(Print)0|0" calcext:value-type="string">
            <text:p>Y beltolder|sans(Print)0|0</text:p>
          </table:table-cell>
          <table:table-cell table:style-name="ce30" table:formula="of:=['Nomenclature Génerale'.H119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420'.C120];T(&quot;|&quot;);['Nomenclature 420'.D120];T(&quot;(&quot;);['Nomenclature 420'.E120];T(&quot;)&quot;);['Nomenclature 420'.F120];T(&quot;|&quot;);['Nomenclature 420'.G120])" office:value-type="string" office:string-value="Y block|sans(Print)0|0" calcext:value-type="string">
            <text:p>Y block|sans(Print)0|0</text:p>
          </table:table-cell>
          <table:table-cell table:style-name="ce30" table:formula="of:=['Nomenclature Génerale'.H120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420'.C121];T(&quot;|&quot;);['Nomenclature 420'.D121];T(&quot;(&quot;);['Nomenclature 420'.E121];T(&quot;)&quot;);['Nomenclature 420'.F121];T(&quot;|&quot;);['Nomenclature 420'.G121])" office:value-type="string" office:string-value="Y end stop|sans(Print)0|0" calcext:value-type="string">
            <text:p>Y end stop|sans(Print)0|0</text:p>
          </table:table-cell>
          <table:table-cell table:style-name="ce30" table:formula="of:=['Nomenclature Génerale'.H121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420'.C122];T(&quot;|&quot;);['Nomenclature 420'.D122];T(&quot;(&quot;);['Nomenclature 420'.E122];T(&quot;)&quot;);['Nomenclature 420'.F122];T(&quot;|&quot;);['Nomenclature 420'.G122])" office:value-type="string" office:string-value="Y roulement|sans(Print)0|0" calcext:value-type="string">
            <text:p>Y roulement|sans(Print)0|0</text:p>
          </table:table-cell>
          <table:table-cell table:style-name="ce30" table:formula="of:=['Nomenclature Génerale'.H122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420'.C123];T(&quot;|&quot;);['Nomenclature 420'.D123];T(&quot;(&quot;);['Nomenclature 420'.E123];T(&quot;)&quot;);['Nomenclature 420'.F123];T(&quot;|&quot;);['Nomenclature 420'.G123])" office:value-type="string" office:string-value="Z Bas |sans(Print)0|0" calcext:value-type="string">
            <text:p>Z Bas |sans(Print)0|0</text:p>
          </table:table-cell>
          <table:table-cell table:style-name="ce30" table:formula="of:=['Nomenclature Génerale'.H123]"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420'.C124];T(&quot;|&quot;);['Nomenclature 420'.D124];T(&quot;(&quot;);['Nomenclature 420'.E124];T(&quot;)&quot;);['Nomenclature 420'.F124];T(&quot;|&quot;);['Nomenclature 420'.G124])" office:value-type="string" office:string-value="Z End stop|sans(Print)0|0" calcext:value-type="string">
            <text:p>Z End stop|sans(Print)0|0</text:p>
          </table:table-cell>
          <table:table-cell table:style-name="ce30" table:formula="of:=['Nomenclature Génerale'.H124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420'.C125];T(&quot;|&quot;);['Nomenclature 420'.D125];T(&quot;(&quot;);['Nomenclature 420'.E125];T(&quot;)&quot;);['Nomenclature 420'.F125];T(&quot;|&quot;);['Nomenclature 420'.G125])" office:value-type="string" office:string-value="Z Top|sans(Print)0|0" calcext:value-type="string">
            <text:p>Z Top|sans(Print)0|0</text:p>
          </table:table-cell>
          <table:table-cell table:style-name="ce30" table:formula="of:=['Nomenclature Génerale'.H125]"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>
          <table:table-cell table:style-name="ce28" table:formula="of:=CONCATENATE(['Nomenclature 420'.C126];T(&quot;|&quot;);['Nomenclature 420'.D126];T(&quot;(&quot;);['Nomenclature 420'.E126];T(&quot;)&quot;);['Nomenclature 420'.F126];T(&quot;|&quot;);['Nomenclature 420'.G126])" office:value-type="string" office:string-value="Z Top|sans(Print)0|0" calcext:value-type="string">
            <text:p>Z Top|sans(Print)0|0</text:p>
          </table:table-cell>
          <table:table-cell table:style-name="ce30" table:formula="of:=['Nomenclature Génerale'.H126]" office:value-type="float" office:value="3" calcext:value-type="float">
            <text:p>3</text:p>
          </table:table-cell>
          <table:table-cell table:number-columns-repeated="2"/>
          <table:table-cell table:style-name="ce2"/>
          <table:table-cell table:number-columns-repeated="1007"/>
        </table:table-row>
        <table:table-row table:style-name="ro2" table:number-rows-repeated="1048449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Nomenclature 380" table:style-name="ta4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5" table:default-cell-style-name="ce4"/>
        <table:table-column table:style-name="co6" table:default-cell-style-name="ce4"/>
        <table:table-column table:style-name="co16" table:default-cell-style-name="ce4"/>
        <table:table-column table:style-name="co5" table:default-cell-style-name="ce4"/>
        <table:table-column table:style-name="co8" table:default-cell-style-name="ce19"/>
        <table:table-column table:style-name="co9" table:default-cell-style-name="ce24"/>
        <table:table-column table:style-name="co9" table:default-cell-style-name="ce19"/>
        <table:table-column table:style-name="co5" table:number-columns-repeated="1013" table:default-cell-style-name="ce4"/>
        <table:table-row table:style-name="ro1">
          <table:table-cell table:style-name="ce1" office:value-type="string" calcext:value-type="string">
            <text:p>Réf Robotseed</text:p>
          </table:table-cell>
          <table:table-cell table:style-name="ce1" office:value-type="string" calcext:value-type="string">
            <text:p>Colisage-réf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ypologi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éf Fabricant</text:p>
          </table:table-cell>
          <table:table-cell table:style-name="ce1" office:value-type="string" calcext:value-type="string">
            <text:p>Quantité</text:p>
          </table:table-cell>
          <table:table-cell table:style-name="ce14" office:value-type="string" calcext:value-type="string">
            <text:p>Commentaire</text:p>
          </table:table-cell>
          <table:table-cell table:style-name="ce20" office:value-type="string" calcext:value-type="string">
            <text:p>Sachet</text:p>
          </table:table-cell>
          <table:table-cell table:style-name="ce14" office:value-type="string" calcext:value-type="string">
            <text:p>Sous ensemble</text:p>
          </table:table-cell>
          <table:table-cell table:style-name="ce25" table:number-columns-repeated="1013"/>
        </table:table-row>
        <table:table-row table:style-name="ro2">
          <table:table-cell table:style-name="ce2" table:formula="of:=['Nomenclature Génerale'.A2]" office:value-type="float" office:value="0" calcext:value-type="float">
            <text:p>0</text:p>
          </table:table-cell>
          <table:table-cell table:style-name="ce2" table:formula="of:=['Nomenclature Génerale'.B2]" office:value-type="float" office:value="140" calcext:value-type="float">
            <text:p>140</text:p>
          </table:table-cell>
          <table:table-cell table:style-name="ce2" table:formula="of:=['Nomenclature Génerale'.C2]" office:value-type="string" office:string-value="[COLL]Connecteurs Smoothieboard" calcext:value-type="string">
            <text:p>[COLL]Connecteurs Smoothieboard</text:p>
          </table:table-cell>
          <table:table-cell table:style-name="ce2" table:formula="of:=['Nomenclature Génerale'.D2]" office:value-type="string" office:string-value="sans" calcext:value-type="string">
            <text:p>sans</text:p>
          </table:table-cell>
          <table:table-cell table:style-name="ce2" table:formula="of:=['Nomenclature Génerale'.E2]" office:value-type="string" office:string-value="X" calcext:value-type="string">
            <text:p>X</text:p>
          </table:table-cell>
          <table:table-cell table:style-name="ce2" table:formula="of:=['Nomenclature Génerale'.F2]" office:value-type="string" office:string-value="standard" calcext:value-type="string">
            <text:p>standard</text:p>
          </table:table-cell>
          <table:table-cell table:style-name="ce2" table:formula="of:=['Nomenclature Génerale'.G2]" office:value-type="float" office:value="0" calcext:value-type="float">
            <text:p>0</text:p>
          </table:table-cell>
          <table:table-cell table:style-name="ce2" table:formula="of:=['Nomenclature Génerale'.H2]" office:value-type="float" office:value="1" calcext:value-type="float">
            <text:p>1</text:p>
          </table:table-cell>
          <table:table-cell table:style-name="ce2" table:formula="of:=['Nomenclature Génerale'.I2]" office:value-type="float" office:value="0" calcext:value-type="float">
            <text:p>0</text:p>
          </table:table-cell>
          <table:table-cell table:style-name="ce2" table:formula="of:=['Nomenclature Génerale'.J2]" office:value-type="string" office:string-value="Colis 46 * 26 *26" calcext:value-type="string">
            <text:p>Colis 46 * 26 *26</text:p>
          </table:table-cell>
          <table:table-cell table:style-name="ce2" table:formula="of:=['Nomenclature Génerale'.K2]" office:value-type="string" office:string-value="Smoothieboard 4XC" calcext:value-type="string">
            <text:p>Smoothieboard 4XC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]" office:value-type="float" office:value="0" calcext:value-type="float">
            <text:p>0</text:p>
          </table:table-cell>
          <table:table-cell table:style-name="ce2" table:formula="of:=['Nomenclature Génerale'.B3]" office:value-type="float" office:value="10" calcext:value-type="float">
            <text:p>10</text:p>
          </table:table-cell>
          <table:table-cell table:style-name="ce2" table:formula="of:=['Nomenclature Génerale'.C3]" office:value-type="string" office:string-value="Alimentation " calcext:value-type="string">
            <text:p>Alimentation </text:p>
          </table:table-cell>
          <table:table-cell table:style-name="ce2" table:formula="of:=['Nomenclature Génerale'.D3]" office:value-type="string" office:string-value="sans" calcext:value-type="string">
            <text:p>sans</text:p>
          </table:table-cell>
          <table:table-cell table:style-name="ce2" table:formula="of:=['Nomenclature Génerale'.E3]" office:value-type="string" office:string-value="12V – 30A" calcext:value-type="string">
            <text:p>12V – 30A</text:p>
          </table:table-cell>
          <table:table-cell table:style-name="ce2" table:formula="of:=['Nomenclature Génerale'.F3]" office:value-type="float" office:value="0" calcext:value-type="float">
            <text:p>0</text:p>
          </table:table-cell>
          <table:table-cell table:style-name="ce2" table:formula="of:=['Nomenclature Génerale'.G3]" office:value-type="float" office:value="0" calcext:value-type="float">
            <text:p>0</text:p>
          </table:table-cell>
          <table:table-cell table:style-name="ce2" table:formula="of:=['Nomenclature Génerale'.H3]" office:value-type="float" office:value="1" calcext:value-type="float">
            <text:p>1</text:p>
          </table:table-cell>
          <table:table-cell table:style-name="ce2" table:formula="of:=['Nomenclature Génerale'.I3]" office:value-type="float" office:value="0" calcext:value-type="float">
            <text:p>0</text:p>
          </table:table-cell>
          <table:table-cell table:style-name="ce2" table:formula="of:=['Nomenclature Génerale'.J3]" office:value-type="string" office:string-value="Carton Long" calcext:value-type="string">
            <text:p>Carton Long</text:p>
          </table:table-cell>
          <table:table-cell table:style-name="ce2" table:formula="of:=['Nomenclature Génerale'.K3]" office:value-type="string" office:string-value="Alim" calcext:value-type="string">
            <text:p>Alim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]" office:value-type="float" office:value="0" calcext:value-type="float">
            <text:p>0</text:p>
          </table:table-cell>
          <table:table-cell table:style-name="ce2" table:formula="of:=['Nomenclature Génerale'.B4]" office:value-type="float" office:value="20" calcext:value-type="float">
            <text:p>20</text:p>
          </table:table-cell>
          <table:table-cell table:style-name="ce2" table:formula="of:=['Nomenclature Génerale'.C4]" office:value-type="string" office:string-value="Barre ACME « 320 » mm" calcext:value-type="string">
            <text:p>Barre ACME « 320 » mm</text:p>
          </table:table-cell>
          <table:table-cell table:style-name="ce2" table:formula="of:=['Nomenclature Génerale'.D4]" office:value-type="string" office:string-value="Profil Z 380mm" calcext:value-type="string">
            <text:p>Profil Z 380mm</text:p>
          </table:table-cell>
          <table:table-cell table:style-name="ce2" table:formula="of:=['Nomenclature Génerale'.E4]" office:value-type="string" office:string-value="8 dia." calcext:value-type="string">
            <text:p>8 dia.</text:p>
          </table:table-cell>
          <table:table-cell table:style-name="ce2" table:formula="of:=['Nomenclature Génerale'.F4]" office:value-type="float" office:value="315" calcext:value-type="float">
            <text:p>315</text:p>
          </table:table-cell>
          <table:table-cell table:style-name="ce2" table:formula="of:=['Nomenclature Génerale'.G4]" office:value-type="float" office:value="0" calcext:value-type="float">
            <text:p>0</text:p>
          </table:table-cell>
          <table:table-cell table:style-name="ce2" table:formula="of:=['Nomenclature Génerale'.H4]" office:value-type="float" office:value="2" calcext:value-type="float">
            <text:p>2</text:p>
          </table:table-cell>
          <table:table-cell table:style-name="ce2" table:formula="of:=['Nomenclature Génerale'.I4]" office:value-type="float" office:value="0" calcext:value-type="float">
            <text:p>0</text:p>
          </table:table-cell>
          <table:table-cell table:style-name="ce2" table:formula="of:=['Nomenclature Génerale'.J4]" office:value-type="string" office:string-value="Carton Long" calcext:value-type="string">
            <text:p>Carton Long</text:p>
          </table:table-cell>
          <table:table-cell table:style-name="ce2" table:formula="of:=['Nomenclature Génerale'.K4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 table:visibility="filter">
          <table:table-cell table:style-name="ce2" table:formula="of:=['Nomenclature Génerale'.A5]" office:value-type="float" office:value="0" calcext:value-type="float">
            <text:p>0</text:p>
          </table:table-cell>
          <table:table-cell table:style-name="ce2" table:formula="of:=['Nomenclature Génerale'.B5]" office:value-type="float" office:value="25" calcext:value-type="float">
            <text:p>25</text:p>
          </table:table-cell>
          <table:table-cell table:style-name="ce2" table:formula="of:=['Nomenclature Génerale'.C5]" office:value-type="string" office:string-value="Barre ACME « 360 » mm" calcext:value-type="string">
            <text:p>Barre ACME « 360 » mm</text:p>
          </table:table-cell>
          <table:table-cell table:style-name="ce2" table:formula="of:=['Nomenclature Génerale'.D5]" office:value-type="string" office:string-value="Profil Z 420mm" calcext:value-type="string">
            <text:p>Profil Z 420mm</text:p>
          </table:table-cell>
          <table:table-cell table:style-name="ce2" table:formula="of:=['Nomenclature Génerale'.E5]" office:value-type="string" office:string-value="8 dia." calcext:value-type="string">
            <text:p>8 dia.</text:p>
          </table:table-cell>
          <table:table-cell table:style-name="ce2" table:formula="of:=['Nomenclature Génerale'.F5]" office:value-type="float" office:value="355" calcext:value-type="float">
            <text:p>355</text:p>
          </table:table-cell>
          <table:table-cell table:style-name="ce2" table:formula="of:=['Nomenclature Génerale'.G5]" office:value-type="float" office:value="0" calcext:value-type="float">
            <text:p>0</text:p>
          </table:table-cell>
          <table:table-cell table:style-name="ce2" table:formula="of:=['Nomenclature Génerale'.H5]" office:value-type="float" office:value="2" calcext:value-type="float">
            <text:p>2</text:p>
          </table:table-cell>
          <table:table-cell table:style-name="ce2" table:formula="of:=['Nomenclature Génerale'.I5]" office:value-type="float" office:value="0" calcext:value-type="float">
            <text:p>0</text:p>
          </table:table-cell>
          <table:table-cell table:style-name="ce2" table:formula="of:=['Nomenclature Génerale'.J5]" office:value-type="string" office:string-value="Carton Long" calcext:value-type="string">
            <text:p>Carton Long</text:p>
          </table:table-cell>
          <table:table-cell table:style-name="ce2" table:formula="of:=['Nomenclature Génerale'.K5]" office:value-type="string" office:string-value="Châssis" calcext:value-type="string">
            <text:p>Châssis</text:p>
          </table:table-cell>
          <table:table-cell table:style-name="ce38" table:number-columns-repeated="1013"/>
        </table:table-row>
        <table:table-row table:style-name="ro2" table:visibility="filter">
          <table:table-cell table:style-name="ce2" table:formula="of:=['Nomenclature Génerale'.A6]" office:value-type="float" office:value="0" calcext:value-type="float">
            <text:p>0</text:p>
          </table:table-cell>
          <table:table-cell table:style-name="ce2" table:formula="of:=['Nomenclature Génerale'.B6]" office:value-type="float" office:value="30" calcext:value-type="float">
            <text:p>30</text:p>
          </table:table-cell>
          <table:table-cell table:style-name="ce2" table:formula="of:=['Nomenclature Génerale'.C6]" office:value-type="string" office:string-value="Barre X 381,1 mm" calcext:value-type="string">
            <text:p>Barre X 381,1 mm</text:p>
          </table:table-cell>
          <table:table-cell table:style-name="ce2" table:formula="of:=['Nomenclature Génerale'.D6]" office:value-type="string" office:string-value="Profil X 381,1mm" calcext:value-type="string">
            <text:p>Profil X 381,1mm</text:p>
          </table:table-cell>
          <table:table-cell table:style-name="ce2" table:formula="of:=['Nomenclature Génerale'.E6]" office:value-type="string" office:string-value="8 dia." calcext:value-type="string">
            <text:p>8 dia.</text:p>
          </table:table-cell>
          <table:table-cell table:style-name="ce2" table:formula="of:=['Nomenclature Génerale'.F6]" office:value-type="float" office:value="381" calcext:value-type="float">
            <text:p>381</text:p>
          </table:table-cell>
          <table:table-cell table:style-name="ce2" table:formula="of:=['Nomenclature Génerale'.G6]" office:value-type="float" office:value="0" calcext:value-type="float">
            <text:p>0</text:p>
          </table:table-cell>
          <table:table-cell table:style-name="ce2" table:formula="of:=['Nomenclature Génerale'.H6]" office:value-type="float" office:value="2" calcext:value-type="float">
            <text:p>2</text:p>
          </table:table-cell>
          <table:table-cell table:style-name="ce2" table:formula="of:=['Nomenclature Génerale'.I6]" office:value-type="float" office:value="0" calcext:value-type="float">
            <text:p>0</text:p>
          </table:table-cell>
          <table:table-cell table:style-name="ce2" table:formula="of:=['Nomenclature Génerale'.J6]" office:value-type="string" office:string-value="Carton Long" calcext:value-type="string">
            <text:p>Carton Long</text:p>
          </table:table-cell>
          <table:table-cell table:style-name="ce2" table:formula="of:=['Nomenclature Génerale'.K6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]" office:value-type="float" office:value="0" calcext:value-type="float">
            <text:p>0</text:p>
          </table:table-cell>
          <table:table-cell table:style-name="ce2" table:formula="of:=['Nomenclature Génerale'.B7]" office:value-type="float" office:value="35" calcext:value-type="float">
            <text:p>35</text:p>
          </table:table-cell>
          <table:table-cell table:style-name="ce2" table:formula="of:=['Nomenclature Génerale'.C7]" office:value-type="string" office:string-value="Barre X 391,1 mm" calcext:value-type="string">
            <text:p>Barre X 391,1 mm</text:p>
          </table:table-cell>
          <table:table-cell table:style-name="ce2" table:formula="of:=['Nomenclature Génerale'.D7]" office:value-type="string" office:string-value="Profil X 391,1mm" calcext:value-type="string">
            <text:p>Profil X 391,1mm</text:p>
          </table:table-cell>
          <table:table-cell table:style-name="ce2" table:formula="of:=['Nomenclature Génerale'.E7]" office:value-type="string" office:string-value="8 dia." calcext:value-type="string">
            <text:p>8 dia.</text:p>
          </table:table-cell>
          <table:table-cell table:style-name="ce2" table:formula="of:=['Nomenclature Génerale'.F7]" office:value-type="float" office:value="391" calcext:value-type="float">
            <text:p>391</text:p>
          </table:table-cell>
          <table:table-cell table:style-name="ce2" table:formula="of:=['Nomenclature Génerale'.G7]" office:value-type="float" office:value="0" calcext:value-type="float">
            <text:p>0</text:p>
          </table:table-cell>
          <table:table-cell table:style-name="ce2" table:formula="of:=['Nomenclature Génerale'.H7]" office:value-type="float" office:value="2" calcext:value-type="float">
            <text:p>2</text:p>
          </table:table-cell>
          <table:table-cell table:style-name="ce2" table:formula="of:=['Nomenclature Génerale'.I7]" office:value-type="float" office:value="0" calcext:value-type="float">
            <text:p>0</text:p>
          </table:table-cell>
          <table:table-cell table:style-name="ce2" table:formula="of:=['Nomenclature Génerale'.J7]" office:value-type="string" office:string-value="Carton Long" calcext:value-type="string">
            <text:p>Carton Long</text:p>
          </table:table-cell>
          <table:table-cell table:style-name="ce2" table:formula="of:=['Nomenclature Génerale'.K7]" office:value-type="string" office:string-value="Châssis" calcext:value-type="string">
            <text:p>Châssis</text:p>
          </table:table-cell>
          <table:table-cell table:style-name="ce38" table:number-columns-repeated="1013"/>
        </table:table-row>
        <table:table-row table:style-name="ro2">
          <table:table-cell table:style-name="ce2" table:formula="of:=['Nomenclature Génerale'.A8]" office:value-type="float" office:value="0" calcext:value-type="float">
            <text:p>0</text:p>
          </table:table-cell>
          <table:table-cell table:style-name="ce2" table:formula="of:=['Nomenclature Génerale'.B8]" office:value-type="float" office:value="40" calcext:value-type="float">
            <text:p>40</text:p>
          </table:table-cell>
          <table:table-cell table:style-name="ce2" table:formula="of:=['Nomenclature Génerale'.C8]" office:value-type="string" office:string-value="Barre Y 420 mm" calcext:value-type="string">
            <text:p>Barre Y 420 mm</text:p>
          </table:table-cell>
          <table:table-cell table:style-name="ce2" table:formula="of:=['Nomenclature Génerale'.D8]" office:value-type="string" office:string-value="sans" calcext:value-type="string">
            <text:p>sans</text:p>
          </table:table-cell>
          <table:table-cell table:style-name="ce2" table:formula="of:=['Nomenclature Génerale'.E8]" office:value-type="string" office:string-value="8 dia." calcext:value-type="string">
            <text:p>8 dia.</text:p>
          </table:table-cell>
          <table:table-cell table:style-name="ce2" table:formula="of:=['Nomenclature Génerale'.F8]" office:value-type="float" office:value="420" calcext:value-type="float">
            <text:p>420</text:p>
          </table:table-cell>
          <table:table-cell table:style-name="ce2" table:formula="of:=['Nomenclature Génerale'.G8]" office:value-type="float" office:value="0" calcext:value-type="float">
            <text:p>0</text:p>
          </table:table-cell>
          <table:table-cell table:style-name="ce2" table:formula="of:=['Nomenclature Génerale'.H8]" office:value-type="float" office:value="2" calcext:value-type="float">
            <text:p>2</text:p>
          </table:table-cell>
          <table:table-cell table:style-name="ce2" table:formula="of:=['Nomenclature Génerale'.I8]" office:value-type="float" office:value="0" calcext:value-type="float">
            <text:p>0</text:p>
          </table:table-cell>
          <table:table-cell table:style-name="ce2" table:formula="of:=['Nomenclature Génerale'.J8]" office:value-type="string" office:string-value="Carton Long" calcext:value-type="string">
            <text:p>Carton Long</text:p>
          </table:table-cell>
          <table:table-cell table:style-name="ce2" table:formula="of:=['Nomenclature Génerale'.K8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]" office:value-type="float" office:value="0" calcext:value-type="float">
            <text:p>0</text:p>
          </table:table-cell>
          <table:table-cell table:style-name="ce2" table:formula="of:=['Nomenclature Génerale'.B9]" office:value-type="float" office:value="50" calcext:value-type="float">
            <text:p>50</text:p>
          </table:table-cell>
          <table:table-cell table:style-name="ce2" table:formula="of:=['Nomenclature Génerale'.C9]" office:value-type="string" office:string-value="Barre Z 360 mm" calcext:value-type="string">
            <text:p>Barre Z 360 mm</text:p>
          </table:table-cell>
          <table:table-cell table:style-name="ce2" table:formula="of:=['Nomenclature Génerale'.D9]" office:value-type="string" office:string-value="Profil Z 380mm" calcext:value-type="string">
            <text:p>Profil Z 380mm</text:p>
          </table:table-cell>
          <table:table-cell table:style-name="ce2" table:formula="of:=['Nomenclature Génerale'.E9]" office:value-type="string" office:string-value="10 dia." calcext:value-type="string">
            <text:p>10 dia.</text:p>
          </table:table-cell>
          <table:table-cell table:style-name="ce2" table:formula="of:=['Nomenclature Génerale'.F9]" office:value-type="float" office:value="360" calcext:value-type="float">
            <text:p>360</text:p>
          </table:table-cell>
          <table:table-cell table:style-name="ce2" table:formula="of:=['Nomenclature Génerale'.G9]" office:value-type="float" office:value="0" calcext:value-type="float">
            <text:p>0</text:p>
          </table:table-cell>
          <table:table-cell table:style-name="ce2" table:formula="of:=['Nomenclature Génerale'.H9]" office:value-type="float" office:value="2" calcext:value-type="float">
            <text:p>2</text:p>
          </table:table-cell>
          <table:table-cell table:style-name="ce2" table:formula="of:=['Nomenclature Génerale'.I9]" office:value-type="float" office:value="0" calcext:value-type="float">
            <text:p>0</text:p>
          </table:table-cell>
          <table:table-cell table:style-name="ce2" table:formula="of:=['Nomenclature Génerale'.J9]" office:value-type="string" office:string-value="Carton Long" calcext:value-type="string">
            <text:p>Carton Long</text:p>
          </table:table-cell>
          <table:table-cell table:style-name="ce2" table:formula="of:=['Nomenclature Génerale'.K9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 table:visibility="filter">
          <table:table-cell table:style-name="ce2" table:formula="of:=['Nomenclature Génerale'.A10]" office:value-type="float" office:value="0" calcext:value-type="float">
            <text:p>0</text:p>
          </table:table-cell>
          <table:table-cell table:style-name="ce2" table:formula="of:=['Nomenclature Génerale'.B10]" office:value-type="float" office:value="55" calcext:value-type="float">
            <text:p>55</text:p>
          </table:table-cell>
          <table:table-cell table:style-name="ce2" table:formula="of:=['Nomenclature Génerale'.C10]" office:value-type="string" office:string-value="Barre Z 400 mm" calcext:value-type="string">
            <text:p>Barre Z 400 mm</text:p>
          </table:table-cell>
          <table:table-cell table:style-name="ce2" table:formula="of:=['Nomenclature Génerale'.D10]" office:value-type="string" office:string-value="Profil Z 420mm" calcext:value-type="string">
            <text:p>Profil Z 420mm</text:p>
          </table:table-cell>
          <table:table-cell table:style-name="ce2" table:formula="of:=['Nomenclature Génerale'.E10]" office:value-type="string" office:string-value="10 dia." calcext:value-type="string">
            <text:p>10 dia.</text:p>
          </table:table-cell>
          <table:table-cell table:style-name="ce2" table:formula="of:=['Nomenclature Génerale'.F10]" office:value-type="float" office:value="400" calcext:value-type="float">
            <text:p>400</text:p>
          </table:table-cell>
          <table:table-cell table:style-name="ce2" table:formula="of:=['Nomenclature Génerale'.G10]" office:value-type="float" office:value="0" calcext:value-type="float">
            <text:p>0</text:p>
          </table:table-cell>
          <table:table-cell table:style-name="ce2" table:formula="of:=['Nomenclature Génerale'.H10]" office:value-type="float" office:value="2" calcext:value-type="float">
            <text:p>2</text:p>
          </table:table-cell>
          <table:table-cell table:style-name="ce2" table:formula="of:=['Nomenclature Génerale'.I10]" office:value-type="float" office:value="0" calcext:value-type="float">
            <text:p>0</text:p>
          </table:table-cell>
          <table:table-cell table:style-name="ce2" table:formula="of:=['Nomenclature Génerale'.J10]" office:value-type="string" office:string-value="Carton Long" calcext:value-type="string">
            <text:p>Carton Long</text:p>
          </table:table-cell>
          <table:table-cell table:style-name="ce2" table:formula="of:=['Nomenclature Génerale'.K10]" office:value-type="string" office:string-value="Châssis" calcext:value-type="string">
            <text:p>Châssis</text:p>
          </table:table-cell>
          <table:table-cell table:style-name="ce38" table:number-columns-repeated="1013"/>
        </table:table-row>
        <table:table-row table:style-name="ro2">
          <table:table-cell table:style-name="ce2" table:formula="of:=['Nomenclature Génerale'.A11]" office:value-type="float" office:value="0" calcext:value-type="float">
            <text:p>0</text:p>
          </table:table-cell>
          <table:table-cell table:style-name="ce2" table:formula="of:=['Nomenclature Génerale'.B11]" office:value-type="float" office:value="60" calcext:value-type="float">
            <text:p>60</text:p>
          </table:table-cell>
          <table:table-cell table:style-name="ce2" table:formula="of:=['Nomenclature Génerale'.C11]" office:value-type="string" office:string-value="Buse Assemblée" calcext:value-type="string">
            <text:p>Buse Assemblée</text:p>
          </table:table-cell>
          <table:table-cell table:style-name="ce2" table:formula="of:=['Nomenclature Génerale'.D11]" office:value-type="string" office:string-value="sans" calcext:value-type="string">
            <text:p>sans</text:p>
          </table:table-cell>
          <table:table-cell table:style-name="ce2" table:formula="of:=['Nomenclature Génerale'.E11]" office:value-type="string" office:string-value="J-head 3mm(0,5)" calcext:value-type="string">
            <text:p>J-head 3mm(0,5)</text:p>
          </table:table-cell>
          <table:table-cell table:style-name="ce2" table:formula="of:=['Nomenclature Génerale'.F11]" office:value-type="float" office:value="0" calcext:value-type="float">
            <text:p>0</text:p>
          </table:table-cell>
          <table:table-cell table:style-name="ce2" table:formula="of:=['Nomenclature Génerale'.G11]" office:value-type="float" office:value="0" calcext:value-type="float">
            <text:p>0</text:p>
          </table:table-cell>
          <table:table-cell table:style-name="ce2" table:formula="of:=['Nomenclature Génerale'.H11]" office:value-type="float" office:value="1" calcext:value-type="float">
            <text:p>1</text:p>
          </table:table-cell>
          <table:table-cell table:style-name="ce2" table:formula="of:=['Nomenclature Génerale'.I11]" office:value-type="float" office:value="0" calcext:value-type="float">
            <text:p>0</text:p>
          </table:table-cell>
          <table:table-cell table:style-name="ce2" table:formula="of:=['Nomenclature Génerale'.J11]" office:value-type="string" office:string-value="Colis 46 * 26 *26" calcext:value-type="string">
            <text:p>Colis 46 * 26 *26</text:p>
          </table:table-cell>
          <table:table-cell table:style-name="ce2" table:formula="of:=['Nomenclature Génerale'.K11]" office:value-type="string" office:string-value="Buse" calcext:value-type="string">
            <text:p>Bus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]" office:value-type="float" office:value="0" calcext:value-type="float">
            <text:p>0</text:p>
          </table:table-cell>
          <table:table-cell table:style-name="ce2" table:formula="of:=['Nomenclature Génerale'.B12]" office:value-type="float" office:value="70" calcext:value-type="float">
            <text:p>70</text:p>
          </table:table-cell>
          <table:table-cell table:style-name="ce2" table:formula="of:=['Nomenclature Génerale'.C12]" office:value-type="string" office:string-value="Câble Alimentation secteur" calcext:value-type="string">
            <text:p>Câble Alimentation secteur</text:p>
          </table:table-cell>
          <table:table-cell table:style-name="ce2" table:formula="of:=['Nomenclature Génerale'.D12]" office:value-type="string" office:string-value="sans" calcext:value-type="string">
            <text:p>sans</text:p>
          </table:table-cell>
          <table:table-cell table:style-name="ce2" table:formula="of:=['Nomenclature Génerale'.E12]" office:value-type="float" office:value="0" calcext:value-type="float">
            <text:p>0</text:p>
          </table:table-cell>
          <table:table-cell table:style-name="ce2" table:formula="of:=['Nomenclature Génerale'.F12]" office:value-type="float" office:value="0" calcext:value-type="float">
            <text:p>0</text:p>
          </table:table-cell>
          <table:table-cell table:style-name="ce2" table:formula="of:=['Nomenclature Génerale'.G12]" office:value-type="float" office:value="0" calcext:value-type="float">
            <text:p>0</text:p>
          </table:table-cell>
          <table:table-cell table:style-name="ce2" table:formula="of:=['Nomenclature Génerale'.H12]" office:value-type="float" office:value="1" calcext:value-type="float">
            <text:p>1</text:p>
          </table:table-cell>
          <table:table-cell table:style-name="ce2" table:formula="of:=['Nomenclature Génerale'.I12]" office:value-type="float" office:value="0" calcext:value-type="float">
            <text:p>0</text:p>
          </table:table-cell>
          <table:table-cell table:style-name="ce2" table:formula="of:=['Nomenclature Génerale'.J12]" office:value-type="string" office:string-value="Alimentation" calcext:value-type="string">
            <text:p>Alimentation</text:p>
          </table:table-cell>
          <table:table-cell table:style-name="ce2" table:formula="of:=['Nomenclature Génerale'.K12]" office:value-type="string" office:string-value="Colis 46 * 26 *29" calcext:value-type="string">
            <text:p>Colis 46 * 26 *29</text:p>
          </table:table-cell>
          <table:table-cell table:number-columns-repeated="1013"/>
        </table:table-row>
        <table:table-row table:style-name="ro2" table:visibility="filter">
          <table:table-cell table:style-name="ce2" table:formula="of:=['Nomenclature Génerale'.A13]" office:value-type="float" office:value="0" calcext:value-type="float">
            <text:p>0</text:p>
          </table:table-cell>
          <table:table-cell table:style-name="ce2" table:formula="of:=['Nomenclature Génerale'.B13]" office:value-type="float" office:value="80" calcext:value-type="float">
            <text:p>80</text:p>
          </table:table-cell>
          <table:table-cell table:style-name="ce2" table:formula="of:=['Nomenclature Génerale'.C13]" office:value-type="string" office:string-value="Câble Extrudeur" calcext:value-type="string">
            <text:p>Câble Extrudeur</text:p>
          </table:table-cell>
          <table:table-cell table:style-name="ce2" table:formula="of:=['Nomenclature Génerale'.D13]" office:value-type="string" office:string-value="Profil Z 420mm" calcext:value-type="string">
            <text:p>Profil Z 420mm</text:p>
          </table:table-cell>
          <table:table-cell table:style-name="ce2" table:formula="of:=['Nomenclature Génerale'.E13]" office:value-type="float" office:value="0" calcext:value-type="float">
            <text:p>0</text:p>
          </table:table-cell>
          <table:table-cell table:style-name="ce2" table:formula="of:=['Nomenclature Génerale'.F13]" office:value-type="float" office:value="825" calcext:value-type="float">
            <text:p>825</text:p>
          </table:table-cell>
          <table:table-cell table:style-name="ce2" table:formula="of:=['Nomenclature Génerale'.G13]" office:value-type="float" office:value="0" calcext:value-type="float">
            <text:p>0</text:p>
          </table:table-cell>
          <table:table-cell table:style-name="ce2" table:formula="of:=['Nomenclature Génerale'.H13]" office:value-type="float" office:value="1" calcext:value-type="float">
            <text:p>1</text:p>
          </table:table-cell>
          <table:table-cell table:style-name="ce2" table:formula="of:=['Nomenclature Génerale'.I13]" office:value-type="float" office:value="0" calcext:value-type="float">
            <text:p>0</text:p>
          </table:table-cell>
          <table:table-cell table:style-name="ce2" table:formula="of:=['Nomenclature Génerale'.J13]" office:value-type="string" office:string-value="Colis 46 * 26 *26" calcext:value-type="string">
            <text:p>Colis 46 * 26 *26</text:p>
          </table:table-cell>
          <table:table-cell table:style-name="ce2" table:formula="of:=['Nomenclature Génerale'.K13]" office:value-type="string" office:string-value="Câbles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4]" office:value-type="float" office:value="0" calcext:value-type="float">
            <text:p>0</text:p>
          </table:table-cell>
          <table:table-cell table:style-name="ce2" table:formula="of:=['Nomenclature Génerale'.B14]" office:value-type="float" office:value="85" calcext:value-type="float">
            <text:p>85</text:p>
          </table:table-cell>
          <table:table-cell table:style-name="ce2" table:formula="of:=['Nomenclature Génerale'.C14]" office:value-type="string" office:string-value="Câble Extrudeur" calcext:value-type="string">
            <text:p>Câble Extrudeur</text:p>
          </table:table-cell>
          <table:table-cell table:style-name="ce2" table:formula="of:=['Nomenclature Génerale'.D14]" office:value-type="string" office:string-value="Profil Z 380mm" calcext:value-type="string">
            <text:p>Profil Z 380mm</text:p>
          </table:table-cell>
          <table:table-cell table:style-name="ce2" table:formula="of:=['Nomenclature Génerale'.E14]" office:value-type="float" office:value="0" calcext:value-type="float">
            <text:p>0</text:p>
          </table:table-cell>
          <table:table-cell table:style-name="ce2" table:formula="of:=['Nomenclature Génerale'.F14]" office:value-type="float" office:value="900" calcext:value-type="float">
            <text:p>900</text:p>
          </table:table-cell>
          <table:table-cell table:style-name="ce2" table:formula="of:=['Nomenclature Génerale'.G14]" office:value-type="float" office:value="0" calcext:value-type="float">
            <text:p>0</text:p>
          </table:table-cell>
          <table:table-cell table:style-name="ce2" table:formula="of:=['Nomenclature Génerale'.H14]" office:value-type="float" office:value="1" calcext:value-type="float">
            <text:p>1</text:p>
          </table:table-cell>
          <table:table-cell table:style-name="ce2" table:formula="of:=['Nomenclature Génerale'.I14]" office:value-type="float" office:value="0" calcext:value-type="float">
            <text:p>0</text:p>
          </table:table-cell>
          <table:table-cell table:style-name="ce2" table:formula="of:=['Nomenclature Génerale'.J14]" office:value-type="string" office:string-value="Colis 46 * 26 *27" calcext:value-type="string">
            <text:p>Colis 46 * 26 *27</text:p>
          </table:table-cell>
          <table:table-cell table:style-name="ce2" table:formula="of:=['Nomenclature Génerale'.K14]" office:value-type="string" office:string-value="Câbles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5]" office:value-type="float" office:value="0" calcext:value-type="float">
            <text:p>0</text:p>
          </table:table-cell>
          <table:table-cell table:style-name="ce2" table:formula="of:=['Nomenclature Génerale'.B15]" office:value-type="float" office:value="90" calcext:value-type="float">
            <text:p>90</text:p>
          </table:table-cell>
          <table:table-cell table:style-name="ce2" table:formula="of:=['Nomenclature Génerale'.C15]" office:value-type="string" office:string-value="Câble Moteur " calcext:value-type="string">
            <text:p>Câble Moteur </text:p>
          </table:table-cell>
          <table:table-cell table:style-name="ce2" table:formula="of:=['Nomenclature Génerale'.D15]" office:value-type="string" office:string-value="sans" calcext:value-type="string">
            <text:p>sans</text:p>
          </table:table-cell>
          <table:table-cell table:style-name="ce2" table:formula="of:=['Nomenclature Génerale'.E15]" office:value-type="float" office:value="0" calcext:value-type="float">
            <text:p>0</text:p>
          </table:table-cell>
          <table:table-cell table:style-name="ce2" table:formula="of:=['Nomenclature Génerale'.F15]" office:value-type="float" office:value="150" calcext:value-type="float">
            <text:p>150</text:p>
          </table:table-cell>
          <table:table-cell table:style-name="ce2" table:formula="of:=['Nomenclature Génerale'.G15]" office:value-type="float" office:value="0" calcext:value-type="float">
            <text:p>0</text:p>
          </table:table-cell>
          <table:table-cell table:style-name="ce2" table:formula="of:=['Nomenclature Génerale'.H15]" office:value-type="float" office:value="1" calcext:value-type="float">
            <text:p>1</text:p>
          </table:table-cell>
          <table:table-cell table:style-name="ce2" table:formula="of:=['Nomenclature Génerale'.I15]" office:value-type="float" office:value="0" calcext:value-type="float">
            <text:p>0</text:p>
          </table:table-cell>
          <table:table-cell table:style-name="ce2" table:formula="of:=['Nomenclature Génerale'.J15]" office:value-type="string" office:string-value="Colis 46 * 26 *26" calcext:value-type="string">
            <text:p>Colis 46 * 26 *26</text:p>
          </table:table-cell>
          <table:table-cell table:style-name="ce2" table:formula="of:=['Nomenclature Génerale'.K15]" office:value-type="string" office:string-value="Câbles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6]" office:value-type="float" office:value="0" calcext:value-type="float">
            <text:p>0</text:p>
          </table:table-cell>
          <table:table-cell table:style-name="ce2" table:formula="of:=['Nomenclature Génerale'.B16]" office:value-type="float" office:value="100" calcext:value-type="float">
            <text:p>100</text:p>
          </table:table-cell>
          <table:table-cell table:style-name="ce2" table:formula="of:=['Nomenclature Génerale'.C16]" office:value-type="string" office:string-value="Câble Moteur X" calcext:value-type="string">
            <text:p>Câble Moteur X</text:p>
          </table:table-cell>
          <table:table-cell table:style-name="ce2" table:formula="of:=['Nomenclature Génerale'.D16]" office:value-type="string" office:string-value="sans" calcext:value-type="string">
            <text:p>sans</text:p>
          </table:table-cell>
          <table:table-cell table:style-name="ce2" table:formula="of:=['Nomenclature Génerale'.E16]" office:value-type="float" office:value="0" calcext:value-type="float">
            <text:p>0</text:p>
          </table:table-cell>
          <table:table-cell table:style-name="ce2" table:formula="of:=['Nomenclature Génerale'.F16]" office:value-type="float" office:value="675" calcext:value-type="float">
            <text:p>675</text:p>
          </table:table-cell>
          <table:table-cell table:style-name="ce2" table:formula="of:=['Nomenclature Génerale'.G16]" office:value-type="float" office:value="0" calcext:value-type="float">
            <text:p>0</text:p>
          </table:table-cell>
          <table:table-cell table:style-name="ce2" table:formula="of:=['Nomenclature Génerale'.H16]" office:value-type="float" office:value="1" calcext:value-type="float">
            <text:p>1</text:p>
          </table:table-cell>
          <table:table-cell table:style-name="ce2" table:formula="of:=['Nomenclature Génerale'.I16]" office:value-type="float" office:value="0" calcext:value-type="float">
            <text:p>0</text:p>
          </table:table-cell>
          <table:table-cell table:style-name="ce2" table:formula="of:=['Nomenclature Génerale'.J16]" office:value-type="string" office:string-value="Colis 46 * 26 *26" calcext:value-type="string">
            <text:p>Colis 46 * 26 *26</text:p>
          </table:table-cell>
          <table:table-cell table:style-name="ce2" table:formula="of:=['Nomenclature Génerale'.K16]" office:value-type="string" office:string-value="Câbles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7]" office:value-type="float" office:value="0" calcext:value-type="float">
            <text:p>0</text:p>
          </table:table-cell>
          <table:table-cell table:style-name="ce2" table:formula="of:=['Nomenclature Génerale'.B17]" office:value-type="float" office:value="110" calcext:value-type="float">
            <text:p>110</text:p>
          </table:table-cell>
          <table:table-cell table:style-name="ce2" table:formula="of:=['Nomenclature Génerale'.C17]" office:value-type="string" office:string-value="Câble Moteur Z" calcext:value-type="string">
            <text:p>Câble Moteur Z</text:p>
          </table:table-cell>
          <table:table-cell table:style-name="ce2" table:formula="of:=['Nomenclature Génerale'.D17]" office:value-type="string" office:string-value="sans" calcext:value-type="string">
            <text:p>sans</text:p>
          </table:table-cell>
          <table:table-cell table:style-name="ce2" table:formula="of:=['Nomenclature Génerale'.E17]" office:value-type="float" office:value="0" calcext:value-type="float">
            <text:p>0</text:p>
          </table:table-cell>
          <table:table-cell table:style-name="ce2" table:formula="of:=['Nomenclature Génerale'.F17]" office:value-type="string" office:string-value="spec" calcext:value-type="string">
            <text:p>spec</text:p>
          </table:table-cell>
          <table:table-cell table:style-name="ce2" table:formula="of:=['Nomenclature Génerale'.G17]" office:value-type="float" office:value="0" calcext:value-type="float">
            <text:p>0</text:p>
          </table:table-cell>
          <table:table-cell table:style-name="ce2" table:formula="of:=['Nomenclature Génerale'.H17]" office:value-type="float" office:value="1" calcext:value-type="float">
            <text:p>1</text:p>
          </table:table-cell>
          <table:table-cell table:style-name="ce2" table:formula="of:=['Nomenclature Génerale'.I17]" office:value-type="float" office:value="0" calcext:value-type="float">
            <text:p>0</text:p>
          </table:table-cell>
          <table:table-cell table:style-name="ce2" table:formula="of:=['Nomenclature Génerale'.J17]" office:value-type="string" office:string-value="Colis 46 * 26 *26" calcext:value-type="string">
            <text:p>Colis 46 * 26 *26</text:p>
          </table:table-cell>
          <table:table-cell table:style-name="ce2" table:formula="of:=['Nomenclature Génerale'.K17]" office:value-type="string" office:string-value="Câbles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8]" office:value-type="float" office:value="0" calcext:value-type="float">
            <text:p>0</text:p>
          </table:table-cell>
          <table:table-cell table:style-name="ce2" table:formula="of:=['Nomenclature Génerale'.B18]" office:value-type="float" office:value="120" calcext:value-type="float">
            <text:p>120</text:p>
          </table:table-cell>
          <table:table-cell table:style-name="ce2" table:formula="of:=['Nomenclature Génerale'.C18]" office:value-type="string" office:string-value="Câble relais" calcext:value-type="string">
            <text:p>Câble relais</text:p>
          </table:table-cell>
          <table:table-cell table:style-name="ce2" table:formula="of:=['Nomenclature Génerale'.D18]" office:value-type="string" office:string-value="sans" calcext:value-type="string">
            <text:p>sans</text:p>
          </table:table-cell>
          <table:table-cell table:style-name="ce2" table:formula="of:=['Nomenclature Génerale'.E18]" office:value-type="float" office:value="0" calcext:value-type="float">
            <text:p>0</text:p>
          </table:table-cell>
          <table:table-cell table:style-name="ce2" table:formula="of:=['Nomenclature Génerale'.F18]" office:value-type="float" office:value="0" calcext:value-type="float">
            <text:p>0</text:p>
          </table:table-cell>
          <table:table-cell table:style-name="ce2" table:formula="of:=['Nomenclature Génerale'.G18]" office:value-type="float" office:value="0" calcext:value-type="float">
            <text:p>0</text:p>
          </table:table-cell>
          <table:table-cell table:style-name="ce2" table:formula="of:=['Nomenclature Génerale'.H18]" office:value-type="float" office:value="1" calcext:value-type="float">
            <text:p>1</text:p>
          </table:table-cell>
          <table:table-cell table:style-name="ce2" table:formula="of:=['Nomenclature Génerale'.I18]" office:value-type="float" office:value="0" calcext:value-type="float">
            <text:p>0</text:p>
          </table:table-cell>
          <table:table-cell table:style-name="ce2" table:formula="of:=['Nomenclature Génerale'.J18]" office:value-type="string" office:string-value="Alimentation" calcext:value-type="string">
            <text:p>Alimentation</text:p>
          </table:table-cell>
          <table:table-cell table:style-name="ce2" table:formula="of:=['Nomenclature Génerale'.K18]" office:value-type="string" office:string-value="Colis 46 * 26 *31" calcext:value-type="string">
            <text:p>Colis 46 * 26 *31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9]" office:value-type="float" office:value="0" calcext:value-type="float">
            <text:p>0</text:p>
          </table:table-cell>
          <table:table-cell table:style-name="ce2" table:formula="of:=['Nomenclature Génerale'.B19]" office:value-type="float" office:value="130" calcext:value-type="float">
            <text:p>130</text:p>
          </table:table-cell>
          <table:table-cell table:style-name="ce2" table:formula="of:=['Nomenclature Génerale'.C19]" office:value-type="string" office:string-value="Câble USB 2.0" calcext:value-type="string">
            <text:p>Câble USB 2.0</text:p>
          </table:table-cell>
          <table:table-cell table:style-name="ce2" table:formula="of:=['Nomenclature Génerale'.D19]" office:value-type="string" office:string-value="sans" calcext:value-type="string">
            <text:p>sans</text:p>
          </table:table-cell>
          <table:table-cell table:style-name="ce2" table:formula="of:=['Nomenclature Génerale'.E19]" office:value-type="float" office:value="0" calcext:value-type="float">
            <text:p>0</text:p>
          </table:table-cell>
          <table:table-cell table:style-name="ce2" table:formula="of:=['Nomenclature Génerale'.F19]" office:value-type="float" office:value="0" calcext:value-type="float">
            <text:p>0</text:p>
          </table:table-cell>
          <table:table-cell table:style-name="ce2" table:formula="of:=['Nomenclature Génerale'.G19]" office:value-type="float" office:value="0" calcext:value-type="float">
            <text:p>0</text:p>
          </table:table-cell>
          <table:table-cell table:style-name="ce2" table:formula="of:=['Nomenclature Génerale'.H19]" office:value-type="float" office:value="1" calcext:value-type="float">
            <text:p>1</text:p>
          </table:table-cell>
          <table:table-cell table:style-name="ce2" table:formula="of:=['Nomenclature Génerale'.I19]" office:value-type="float" office:value="0" calcext:value-type="float">
            <text:p>0</text:p>
          </table:table-cell>
          <table:table-cell table:style-name="ce2" table:formula="of:=['Nomenclature Génerale'.J19]" office:value-type="string" office:string-value="Alimentation" calcext:value-type="string">
            <text:p>Alimentation</text:p>
          </table:table-cell>
          <table:table-cell table:style-name="ce2" table:formula="of:=['Nomenclature Génerale'.K19]" office:value-type="string" office:string-value="Colis 46 * 26 *27" calcext:value-type="string">
            <text:p>Colis 46 * 26 *27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0]" office:value-type="float" office:value="0" calcext:value-type="float">
            <text:p>0</text:p>
          </table:table-cell>
          <table:table-cell table:style-name="ce2" table:formula="of:=['Nomenclature Génerale'.B20]" office:value-type="float" office:value="140" calcext:value-type="float">
            <text:p>140</text:p>
          </table:table-cell>
          <table:table-cell table:style-name="ce2" table:formula="of:=['Nomenclature Génerale'.C20]" office:value-type="string" office:string-value="Câbles (2 Fils)" calcext:value-type="string">
            <text:p>Câbles (2 Fils)</text:p>
          </table:table-cell>
          <table:table-cell table:style-name="ce2" table:formula="of:=['Nomenclature Génerale'.D20]" office:value-type="string" office:string-value="sans" calcext:value-type="string">
            <text:p>sans</text:p>
          </table:table-cell>
          <table:table-cell table:style-name="ce2" table:formula="of:=['Nomenclature Génerale'.E20]" office:value-type="float" office:value="0" calcext:value-type="float">
            <text:p>0</text:p>
          </table:table-cell>
          <table:table-cell table:style-name="ce2" table:formula="of:=['Nomenclature Génerale'.F20]" office:value-type="float" office:value="0" calcext:value-type="float">
            <text:p>0</text:p>
          </table:table-cell>
          <table:table-cell table:style-name="ce2" table:formula="of:=['Nomenclature Génerale'.G20]" office:value-type="float" office:value="0" calcext:value-type="float">
            <text:p>0</text:p>
          </table:table-cell>
          <table:table-cell table:style-name="ce2" table:formula="of:=['Nomenclature Génerale'.H20]" office:value-type="float" office:value="2" calcext:value-type="float">
            <text:p>2</text:p>
          </table:table-cell>
          <table:table-cell table:style-name="ce2" table:formula="of:=['Nomenclature Génerale'.I20]" office:value-type="float" office:value="0" calcext:value-type="float">
            <text:p>0</text:p>
          </table:table-cell>
          <table:table-cell table:style-name="ce2" table:formula="of:=['Nomenclature Génerale'.J20]" office:value-type="string" office:string-value="Alimentation" calcext:value-type="string">
            <text:p>Alimentation</text:p>
          </table:table-cell>
          <table:table-cell table:style-name="ce2" table:formula="of:=['Nomenclature Génerale'.K20]" office:value-type="string" office:string-value="Colis 46 * 26 *35" calcext:value-type="string">
            <text:p>Colis 46 * 26 *35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1]" office:value-type="float" office:value="0" calcext:value-type="float">
            <text:p>0</text:p>
          </table:table-cell>
          <table:table-cell table:style-name="ce2" table:formula="of:=['Nomenclature Génerale'.B21]" office:value-type="float" office:value="150" calcext:value-type="float">
            <text:p>150</text:p>
          </table:table-cell>
          <table:table-cell table:style-name="ce2" table:formula="of:=['Nomenclature Génerale'.C21]" office:value-type="string" office:string-value="Câbles (3 Fils)" calcext:value-type="string">
            <text:p>Câbles (3 Fils)</text:p>
          </table:table-cell>
          <table:table-cell table:style-name="ce2" table:formula="of:=['Nomenclature Génerale'.D21]" office:value-type="string" office:string-value="sans" calcext:value-type="string">
            <text:p>sans</text:p>
          </table:table-cell>
          <table:table-cell table:style-name="ce2" table:formula="of:=['Nomenclature Génerale'.E21]" office:value-type="float" office:value="0" calcext:value-type="float">
            <text:p>0</text:p>
          </table:table-cell>
          <table:table-cell table:style-name="ce2" table:formula="of:=['Nomenclature Génerale'.F21]" office:value-type="float" office:value="0" calcext:value-type="float">
            <text:p>0</text:p>
          </table:table-cell>
          <table:table-cell table:style-name="ce2" table:formula="of:=['Nomenclature Génerale'.G21]" office:value-type="float" office:value="0" calcext:value-type="float">
            <text:p>0</text:p>
          </table:table-cell>
          <table:table-cell table:style-name="ce2" table:formula="of:=['Nomenclature Génerale'.H21]" office:value-type="float" office:value="1" calcext:value-type="float">
            <text:p>1</text:p>
          </table:table-cell>
          <table:table-cell table:style-name="ce2" table:formula="of:=['Nomenclature Génerale'.I21]" office:value-type="float" office:value="0" calcext:value-type="float">
            <text:p>0</text:p>
          </table:table-cell>
          <table:table-cell table:style-name="ce2" table:formula="of:=['Nomenclature Génerale'.J21]" office:value-type="string" office:string-value="Alimentation" calcext:value-type="string">
            <text:p>Alimentation</text:p>
          </table:table-cell>
          <table:table-cell table:style-name="ce2" table:formula="of:=['Nomenclature Génerale'.K21]" office:value-type="string" office:string-value="Colis 46 * 26 *36" calcext:value-type="string">
            <text:p>Colis 46 * 26 *36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2]" office:value-type="float" office:value="0" calcext:value-type="float">
            <text:p>0</text:p>
          </table:table-cell>
          <table:table-cell table:style-name="ce2" table:formula="of:=['Nomenclature Génerale'.B22]" office:value-type="float" office:value="160" calcext:value-type="float">
            <text:p>160</text:p>
          </table:table-cell>
          <table:table-cell table:style-name="ce2" table:formula="of:=['Nomenclature Génerale'.C22]" office:value-type="string" office:string-value="Collier serrage long" calcext:value-type="string">
            <text:p>Collier serrage long</text:p>
          </table:table-cell>
          <table:table-cell table:style-name="ce2" table:formula="of:=['Nomenclature Génerale'.D22]" office:value-type="string" office:string-value="sans" calcext:value-type="string">
            <text:p>sans</text:p>
          </table:table-cell>
          <table:table-cell table:style-name="ce2" table:formula="of:=['Nomenclature Génerale'.E22]" office:value-type="float" office:value="0" calcext:value-type="float">
            <text:p>0</text:p>
          </table:table-cell>
          <table:table-cell table:style-name="ce2" table:formula="of:=['Nomenclature Génerale'.F22]" office:value-type="float" office:value="0" calcext:value-type="float">
            <text:p>0</text:p>
          </table:table-cell>
          <table:table-cell table:style-name="ce2" table:formula="of:=['Nomenclature Génerale'.G22]" office:value-type="float" office:value="0" calcext:value-type="float">
            <text:p>0</text:p>
          </table:table-cell>
          <table:table-cell table:style-name="ce2" table:formula="of:=['Nomenclature Génerale'.H22]" office:value-type="float" office:value="4" calcext:value-type="float">
            <text:p>4</text:p>
          </table:table-cell>
          <table:table-cell table:style-name="ce2" table:formula="of:=['Nomenclature Génerale'.I22]" office:value-type="float" office:value="0" calcext:value-type="float">
            <text:p>0</text:p>
          </table:table-cell>
          <table:table-cell table:style-name="ce2" table:formula="of:=['Nomenclature Génerale'.J22]" office:value-type="string" office:string-value="Colis 46 * 26 *26" calcext:value-type="string">
            <text:p>Colis 46 * 26 *26</text:p>
          </table:table-cell>
          <table:table-cell table:style-name="ce2" table:formula="of:=['Nomenclature Génerale'.K22]" office:value-type="string" office:string-value="Colliers" calcext:value-type="string">
            <text:p>Collie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3]" office:value-type="float" office:value="0" calcext:value-type="float">
            <text:p>0</text:p>
          </table:table-cell>
          <table:table-cell table:style-name="ce2" table:formula="of:=['Nomenclature Génerale'.B23]" office:value-type="float" office:value="170" calcext:value-type="float">
            <text:p>170</text:p>
          </table:table-cell>
          <table:table-cell table:style-name="ce2" table:formula="of:=['Nomenclature Génerale'.C23]" office:value-type="string" office:string-value="Collier serrage moyen" calcext:value-type="string">
            <text:p>Collier serrage moyen</text:p>
          </table:table-cell>
          <table:table-cell table:style-name="ce2" table:formula="of:=['Nomenclature Génerale'.D23]" office:value-type="string" office:string-value="sans" calcext:value-type="string">
            <text:p>sans</text:p>
          </table:table-cell>
          <table:table-cell table:style-name="ce2" table:formula="of:=['Nomenclature Génerale'.E23]" office:value-type="float" office:value="0" calcext:value-type="float">
            <text:p>0</text:p>
          </table:table-cell>
          <table:table-cell table:style-name="ce2" table:formula="of:=['Nomenclature Génerale'.F23]" office:value-type="float" office:value="0" calcext:value-type="float">
            <text:p>0</text:p>
          </table:table-cell>
          <table:table-cell table:style-name="ce2" table:formula="of:=['Nomenclature Génerale'.G23]" office:value-type="float" office:value="0" calcext:value-type="float">
            <text:p>0</text:p>
          </table:table-cell>
          <table:table-cell table:style-name="ce2" table:formula="of:=['Nomenclature Génerale'.H23]" office:value-type="float" office:value="4" calcext:value-type="float">
            <text:p>4</text:p>
          </table:table-cell>
          <table:table-cell table:style-name="ce2" table:formula="of:=['Nomenclature Génerale'.I23]" office:value-type="float" office:value="0" calcext:value-type="float">
            <text:p>0</text:p>
          </table:table-cell>
          <table:table-cell table:style-name="ce2" table:formula="of:=['Nomenclature Génerale'.J23]" office:value-type="string" office:string-value="Colis 46 * 26 *26" calcext:value-type="string">
            <text:p>Colis 46 * 26 *26</text:p>
          </table:table-cell>
          <table:table-cell table:style-name="ce2" table:formula="of:=['Nomenclature Génerale'.K23]" office:value-type="string" office:string-value="Colliers" calcext:value-type="string">
            <text:p>Collie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4]" office:value-type="float" office:value="0" calcext:value-type="float">
            <text:p>0</text:p>
          </table:table-cell>
          <table:table-cell table:style-name="ce2" table:formula="of:=['Nomenclature Génerale'.B24]" office:value-type="float" office:value="180" calcext:value-type="float">
            <text:p>180</text:p>
          </table:table-cell>
          <table:table-cell table:style-name="ce2" table:formula="of:=['Nomenclature Génerale'.C24]" office:value-type="string" office:string-value="Collier serrage petit " calcext:value-type="string">
            <text:p>Collier serrage petit </text:p>
          </table:table-cell>
          <table:table-cell table:style-name="ce2" table:formula="of:=['Nomenclature Génerale'.D24]" office:value-type="string" office:string-value="sans" calcext:value-type="string">
            <text:p>sans</text:p>
          </table:table-cell>
          <table:table-cell table:style-name="ce2" table:formula="of:=['Nomenclature Génerale'.E24]" office:value-type="float" office:value="0" calcext:value-type="float">
            <text:p>0</text:p>
          </table:table-cell>
          <table:table-cell table:style-name="ce2" table:formula="of:=['Nomenclature Génerale'.F24]" office:value-type="float" office:value="0" calcext:value-type="float">
            <text:p>0</text:p>
          </table:table-cell>
          <table:table-cell table:style-name="ce2" table:formula="of:=['Nomenclature Génerale'.G24]" office:value-type="float" office:value="0" calcext:value-type="float">
            <text:p>0</text:p>
          </table:table-cell>
          <table:table-cell table:style-name="ce2" table:formula="of:=['Nomenclature Génerale'.H24]" office:value-type="float" office:value="8" calcext:value-type="float">
            <text:p>8</text:p>
          </table:table-cell>
          <table:table-cell table:style-name="ce2" table:formula="of:=['Nomenclature Génerale'.I24]" office:value-type="float" office:value="0" calcext:value-type="float">
            <text:p>0</text:p>
          </table:table-cell>
          <table:table-cell table:style-name="ce2" table:formula="of:=['Nomenclature Génerale'.J24]" office:value-type="string" office:string-value="Colis 46 * 26 *26" calcext:value-type="string">
            <text:p>Colis 46 * 26 *26</text:p>
          </table:table-cell>
          <table:table-cell table:style-name="ce2" table:formula="of:=['Nomenclature Génerale'.K24]" office:value-type="string" office:string-value="Colliers" calcext:value-type="string">
            <text:p>Collie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5]" office:value-type="float" office:value="0" calcext:value-type="float">
            <text:p>0</text:p>
          </table:table-cell>
          <table:table-cell table:style-name="ce2" table:formula="of:=['Nomenclature Génerale'.B25]" office:value-type="float" office:value="190" calcext:value-type="float">
            <text:p>190</text:p>
          </table:table-cell>
          <table:table-cell table:style-name="ce2" table:formula="of:=['Nomenclature Génerale'.C25]" office:value-type="string" office:string-value="Coupleur z " calcext:value-type="string">
            <text:p>Coupleur z </text:p>
          </table:table-cell>
          <table:table-cell table:style-name="ce2" table:formula="of:=['Nomenclature Génerale'.D25]" office:value-type="string" office:string-value="sans" calcext:value-type="string">
            <text:p>sans</text:p>
          </table:table-cell>
          <table:table-cell table:style-name="ce2" table:formula="of:=['Nomenclature Génerale'.E25]" office:value-type="string" office:string-value="5-8mm" calcext:value-type="string">
            <text:p>5-8mm</text:p>
          </table:table-cell>
          <table:table-cell table:style-name="ce2" table:formula="of:=['Nomenclature Génerale'.F25]" office:value-type="float" office:value="0" calcext:value-type="float">
            <text:p>0</text:p>
          </table:table-cell>
          <table:table-cell table:style-name="ce2" table:formula="of:=['Nomenclature Génerale'.G25]" office:value-type="float" office:value="0" calcext:value-type="float">
            <text:p>0</text:p>
          </table:table-cell>
          <table:table-cell table:style-name="ce2" table:formula="of:=['Nomenclature Génerale'.H25]" office:value-type="float" office:value="2" calcext:value-type="float">
            <text:p>2</text:p>
          </table:table-cell>
          <table:table-cell table:style-name="ce2" table:formula="of:=['Nomenclature Génerale'.I25]" office:value-type="float" office:value="0" calcext:value-type="float">
            <text:p>0</text:p>
          </table:table-cell>
          <table:table-cell table:style-name="ce2" table:formula="of:=['Nomenclature Génerale'.J25]" office:value-type="string" office:string-value="Visserie" calcext:value-type="string">
            <text:p>Visserie</text:p>
          </table:table-cell>
          <table:table-cell table:style-name="ce2" table:formula="of:=['Nomenclature Génerale'.K25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6]" office:value-type="float" office:value="0" calcext:value-type="float">
            <text:p>0</text:p>
          </table:table-cell>
          <table:table-cell table:style-name="ce2" table:formula="of:=['Nomenclature Génerale'.B26]" office:value-type="float" office:value="200" calcext:value-type="float">
            <text:p>200</text:p>
          </table:table-cell>
          <table:table-cell table:style-name="ce2" table:formula="of:=['Nomenclature Génerale'.C26]" office:value-type="string" office:string-value="Courroie X 74 cm" calcext:value-type="string">
            <text:p>Courroie X 74 cm</text:p>
          </table:table-cell>
          <table:table-cell table:style-name="ce2" table:formula="of:=['Nomenclature Génerale'.D26]" office:value-type="string" office:string-value="sans" calcext:value-type="string">
            <text:p>sans</text:p>
          </table:table-cell>
          <table:table-cell table:style-name="ce2" table:formula="of:=['Nomenclature Génerale'.E26]" office:value-type="string" office:string-value="9mm /spec" calcext:value-type="string">
            <text:p>9mm /spec</text:p>
          </table:table-cell>
          <table:table-cell table:style-name="ce2" table:formula="of:=['Nomenclature Génerale'.F26]" office:value-type="float" office:value="0" calcext:value-type="float">
            <text:p>0</text:p>
          </table:table-cell>
          <table:table-cell table:style-name="ce2" table:formula="of:=['Nomenclature Génerale'.G26]" office:value-type="float" office:value="0" calcext:value-type="float">
            <text:p>0</text:p>
          </table:table-cell>
          <table:table-cell table:style-name="ce2" table:formula="of:=['Nomenclature Génerale'.H26]" office:value-type="float" office:value="1" calcext:value-type="float">
            <text:p>1</text:p>
          </table:table-cell>
          <table:table-cell table:style-name="ce2" table:formula="of:=['Nomenclature Génerale'.I26]" office:value-type="float" office:value="0" calcext:value-type="float">
            <text:p>0</text:p>
          </table:table-cell>
          <table:table-cell table:style-name="ce2" table:formula="of:=['Nomenclature Génerale'.J26]" office:value-type="string" office:string-value="Visserie" calcext:value-type="string">
            <text:p>Visserie</text:p>
          </table:table-cell>
          <table:table-cell table:style-name="ce2" table:formula="of:=['Nomenclature Génerale'.K26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7]" office:value-type="float" office:value="0" calcext:value-type="float">
            <text:p>0</text:p>
          </table:table-cell>
          <table:table-cell table:style-name="ce2" table:formula="of:=['Nomenclature Génerale'.B27]" office:value-type="float" office:value="210" calcext:value-type="float">
            <text:p>210</text:p>
          </table:table-cell>
          <table:table-cell table:style-name="ce2" table:formula="of:=['Nomenclature Génerale'.C27]" office:value-type="string" office:string-value="Courroie Y 93 cm " calcext:value-type="string">
            <text:p>Courroie Y 93 cm </text:p>
          </table:table-cell>
          <table:table-cell table:style-name="ce2" table:formula="of:=['Nomenclature Génerale'.D27]" office:value-type="string" office:string-value="sans" calcext:value-type="string">
            <text:p>sans</text:p>
          </table:table-cell>
          <table:table-cell table:style-name="ce2" table:formula="of:=['Nomenclature Génerale'.E27]" office:value-type="string" office:string-value="9mm /spec" calcext:value-type="string">
            <text:p>9mm /spec</text:p>
          </table:table-cell>
          <table:table-cell table:style-name="ce2" table:formula="of:=['Nomenclature Génerale'.F27]" office:value-type="float" office:value="0" calcext:value-type="float">
            <text:p>0</text:p>
          </table:table-cell>
          <table:table-cell table:style-name="ce2" table:formula="of:=['Nomenclature Génerale'.G27]" office:value-type="float" office:value="0" calcext:value-type="float">
            <text:p>0</text:p>
          </table:table-cell>
          <table:table-cell table:style-name="ce2" table:formula="of:=['Nomenclature Génerale'.H27]" office:value-type="float" office:value="1" calcext:value-type="float">
            <text:p>1</text:p>
          </table:table-cell>
          <table:table-cell table:style-name="ce2" table:formula="of:=['Nomenclature Génerale'.I27]" office:value-type="float" office:value="0" calcext:value-type="float">
            <text:p>0</text:p>
          </table:table-cell>
          <table:table-cell table:style-name="ce2" table:formula="of:=['Nomenclature Génerale'.J27]" office:value-type="string" office:string-value="Visserie" calcext:value-type="string">
            <text:p>Visserie</text:p>
          </table:table-cell>
          <table:table-cell table:style-name="ce2" table:formula="of:=['Nomenclature Génerale'.K27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8]" office:value-type="float" office:value="0" calcext:value-type="float">
            <text:p>0</text:p>
          </table:table-cell>
          <table:table-cell table:style-name="ce2" table:formula="of:=['Nomenclature Génerale'.B28]" office:value-type="float" office:value="220" calcext:value-type="float">
            <text:p>220</text:p>
          </table:table-cell>
          <table:table-cell table:style-name="ce2" table:formula="of:=['Nomenclature Génerale'.C28]" office:value-type="string" office:string-value="Écrous (Laiton) " calcext:value-type="string">
            <text:p>Écrous (Laiton) </text:p>
          </table:table-cell>
          <table:table-cell table:style-name="ce2" table:formula="of:=['Nomenclature Génerale'.D28]" office:value-type="string" office:string-value="sans" calcext:value-type="string">
            <text:p>sans</text:p>
          </table:table-cell>
          <table:table-cell table:style-name="ce2" table:formula="of:=['Nomenclature Génerale'.E28]" office:value-type="string" office:string-value="spec" calcext:value-type="string">
            <text:p>spec</text:p>
          </table:table-cell>
          <table:table-cell table:style-name="ce2" table:formula="of:=['Nomenclature Génerale'.F28]" office:value-type="float" office:value="0" calcext:value-type="float">
            <text:p>0</text:p>
          </table:table-cell>
          <table:table-cell table:style-name="ce2" table:formula="of:=['Nomenclature Génerale'.G28]" office:value-type="float" office:value="0" calcext:value-type="float">
            <text:p>0</text:p>
          </table:table-cell>
          <table:table-cell table:style-name="ce2" table:formula="of:=['Nomenclature Génerale'.H28]" office:value-type="float" office:value="2" calcext:value-type="float">
            <text:p>2</text:p>
          </table:table-cell>
          <table:table-cell table:style-name="ce2" table:formula="of:=['Nomenclature Génerale'.I28]" office:value-type="float" office:value="0" calcext:value-type="float">
            <text:p>0</text:p>
          </table:table-cell>
          <table:table-cell table:style-name="ce2" table:formula="of:=['Nomenclature Génerale'.J28]" office:value-type="string" office:string-value="Visserie" calcext:value-type="string">
            <text:p>Visserie</text:p>
          </table:table-cell>
          <table:table-cell table:style-name="ce2" table:formula="of:=['Nomenclature Génerale'.K28]" office:value-type="string" office:string-value="Écrous X, Z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9]" office:value-type="float" office:value="0" calcext:value-type="float">
            <text:p>0</text:p>
          </table:table-cell>
          <table:table-cell table:style-name="ce2" table:formula="of:=['Nomenclature Génerale'.B29]" office:value-type="float" office:value="230" calcext:value-type="float">
            <text:p>230</text:p>
          </table:table-cell>
          <table:table-cell table:style-name="ce2" table:formula="of:=['Nomenclature Génerale'.C29]" office:value-type="string" office:string-value="End Stop Court" calcext:value-type="string">
            <text:p>End Stop Court</text:p>
          </table:table-cell>
          <table:table-cell table:style-name="ce2" table:formula="of:=['Nomenclature Génerale'.D29]" office:value-type="string" office:string-value="sans" calcext:value-type="string">
            <text:p>sans</text:p>
          </table:table-cell>
          <table:table-cell table:style-name="ce2" table:formula="of:=['Nomenclature Génerale'.E29]" office:value-type="float" office:value="0" calcext:value-type="float">
            <text:p>0</text:p>
          </table:table-cell>
          <table:table-cell table:style-name="ce2" table:formula="of:=['Nomenclature Génerale'.F29]" office:value-type="string" office:string-value="(320 mm)" calcext:value-type="string">
            <text:p>(320 mm)</text:p>
          </table:table-cell>
          <table:table-cell table:style-name="ce2" table:formula="of:=['Nomenclature Génerale'.G29]" office:value-type="float" office:value="0" calcext:value-type="float">
            <text:p>0</text:p>
          </table:table-cell>
          <table:table-cell table:style-name="ce2" table:formula="of:=['Nomenclature Génerale'.H29]" office:value-type="float" office:value="2" calcext:value-type="float">
            <text:p>2</text:p>
          </table:table-cell>
          <table:table-cell table:style-name="ce2" table:formula="of:=['Nomenclature Génerale'.I29]" office:value-type="string" office:string-value="Y et Z" calcext:value-type="string">
            <text:p>Y et Z</text:p>
          </table:table-cell>
          <table:table-cell table:style-name="ce2" table:formula="of:=['Nomenclature Génerale'.J29]" office:value-type="string" office:string-value="Colis 46 * 26 *26" calcext:value-type="string">
            <text:p>Colis 46 * 26 *26</text:p>
          </table:table-cell>
          <table:table-cell table:style-name="ce2" table:formula="of:=['Nomenclature Génerale'.K29]" office:value-type="string" office:string-value="End Stop " calcext:value-type="string">
            <text:p>End Stop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0]" office:value-type="float" office:value="0" calcext:value-type="float">
            <text:p>0</text:p>
          </table:table-cell>
          <table:table-cell table:style-name="ce2" table:formula="of:=['Nomenclature Génerale'.B30]" office:value-type="float" office:value="240" calcext:value-type="float">
            <text:p>240</text:p>
          </table:table-cell>
          <table:table-cell table:style-name="ce2" table:formula="of:=['Nomenclature Génerale'.C30]" office:value-type="string" office:string-value="End Stop Long" calcext:value-type="string">
            <text:p>End Stop Long</text:p>
          </table:table-cell>
          <table:table-cell table:style-name="ce2" table:formula="of:=['Nomenclature Génerale'.D30]" office:value-type="string" office:string-value="sans" calcext:value-type="string">
            <text:p>sans</text:p>
          </table:table-cell>
          <table:table-cell table:style-name="ce2" table:formula="of:=['Nomenclature Génerale'.E30]" office:value-type="float" office:value="0" calcext:value-type="float">
            <text:p>0</text:p>
          </table:table-cell>
          <table:table-cell table:style-name="ce2" table:formula="of:=['Nomenclature Génerale'.F30]" office:value-type="string" office:string-value="(760 mm)" calcext:value-type="string">
            <text:p>(760 mm)</text:p>
          </table:table-cell>
          <table:table-cell table:style-name="ce2" table:formula="of:=['Nomenclature Génerale'.G30]" office:value-type="float" office:value="0" calcext:value-type="float">
            <text:p>0</text:p>
          </table:table-cell>
          <table:table-cell table:style-name="ce2" table:formula="of:=['Nomenclature Génerale'.H30]" office:value-type="float" office:value="1" calcext:value-type="float">
            <text:p>1</text:p>
          </table:table-cell>
          <table:table-cell table:style-name="ce2" table:formula="of:=['Nomenclature Génerale'.I30]" office:value-type="string" office:string-value="A spécifier (longueur de cable X)" calcext:value-type="string">
            <text:p>A spécifier (longueur de cable X)</text:p>
          </table:table-cell>
          <table:table-cell table:style-name="ce2" table:formula="of:=['Nomenclature Génerale'.J30]" office:value-type="string" office:string-value="Colis 46 * 26 *26" calcext:value-type="string">
            <text:p>Colis 46 * 26 *26</text:p>
          </table:table-cell>
          <table:table-cell table:style-name="ce2" table:formula="of:=['Nomenclature Génerale'.K30]" office:value-type="string" office:string-value="End Stop" calcext:value-type="string">
            <text:p>End Stop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1]" office:value-type="float" office:value="0" calcext:value-type="float">
            <text:p>0</text:p>
          </table:table-cell>
          <table:table-cell table:style-name="ce2" table:formula="of:=['Nomenclature Génerale'.B31]" office:value-type="float" office:value="245" calcext:value-type="float">
            <text:p>245</text:p>
          </table:table-cell>
          <table:table-cell table:style-name="ce2" table:formula="of:=['Nomenclature Génerale'.C31]" office:value-type="string" office:string-value="End Stop Long" calcext:value-type="string">
            <text:p>End Stop Long</text:p>
          </table:table-cell>
          <table:table-cell table:style-name="ce2" table:formula="of:=['Nomenclature Génerale'.D31]" office:value-type="string" office:string-value="sans" calcext:value-type="string">
            <text:p>sans</text:p>
          </table:table-cell>
          <table:table-cell table:style-name="ce2" table:formula="of:=['Nomenclature Génerale'.E31]" office:value-type="float" office:value="0" calcext:value-type="float">
            <text:p>0</text:p>
          </table:table-cell>
          <table:table-cell table:style-name="ce2" table:formula="of:=['Nomenclature Génerale'.F31]" office:value-type="string" office:string-value="(760 mm)" calcext:value-type="string">
            <text:p>(760 mm)</text:p>
          </table:table-cell>
          <table:table-cell table:style-name="ce2" table:formula="of:=['Nomenclature Génerale'.G31]" office:value-type="float" office:value="0" calcext:value-type="float">
            <text:p>0</text:p>
          </table:table-cell>
          <table:table-cell table:style-name="ce2" table:formula="of:=['Nomenclature Génerale'.H31]" office:value-type="float" office:value="1" calcext:value-type="float">
            <text:p>1</text:p>
          </table:table-cell>
          <table:table-cell table:style-name="ce2" table:formula="of:=['Nomenclature Génerale'.I31]" office:value-type="string" office:string-value="A spécifier (longueur de cable X)" calcext:value-type="string">
            <text:p>A spécifier (longueur de cable X)</text:p>
          </table:table-cell>
          <table:table-cell table:style-name="ce2" table:formula="of:=['Nomenclature Génerale'.J31]" office:value-type="string" office:string-value="Colis 46 * 26 *27" calcext:value-type="string">
            <text:p>Colis 46 * 26 *27</text:p>
          </table:table-cell>
          <table:table-cell table:style-name="ce2" table:formula="of:=['Nomenclature Génerale'.K31]" office:value-type="string" office:string-value="End Stop" calcext:value-type="string">
            <text:p>End Stop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2]" office:value-type="float" office:value="0" calcext:value-type="float">
            <text:p>0</text:p>
          </table:table-cell>
          <table:table-cell table:style-name="ce2" table:formula="of:=['Nomenclature Génerale'.B32]" office:value-type="float" office:value="250" calcext:value-type="float">
            <text:p>250</text:p>
          </table:table-cell>
          <table:table-cell table:style-name="ce2" table:formula="of:=['Nomenclature Génerale'.C32]" office:value-type="string" office:string-value="Entretoise (?+8 fois M3 8mm (4*2)" calcext:value-type="string">
            <text:p>Entretoise (?+8 fois M3 8mm (4*2)</text:p>
          </table:table-cell>
          <table:table-cell table:style-name="ce2" table:formula="of:=['Nomenclature Génerale'.D32]" office:value-type="string" office:string-value="sans" calcext:value-type="string">
            <text:p>sans</text:p>
          </table:table-cell>
          <table:table-cell table:style-name="ce2" table:formula="of:=['Nomenclature Génerale'.E32]" office:value-type="string" office:string-value="M3" calcext:value-type="string">
            <text:p>M3</text:p>
          </table:table-cell>
          <table:table-cell table:style-name="ce2" table:formula="of:=['Nomenclature Génerale'.F32]" office:value-type="float" office:value="20" calcext:value-type="float">
            <text:p>20</text:p>
          </table:table-cell>
          <table:table-cell table:style-name="ce2" table:formula="of:=['Nomenclature Génerale'.G32]" office:value-type="float" office:value="0" calcext:value-type="float">
            <text:p>0</text:p>
          </table:table-cell>
          <table:table-cell table:style-name="ce2" table:formula="of:=['Nomenclature Génerale'.H32]" office:value-type="float" office:value="4" calcext:value-type="float">
            <text:p>4</text:p>
          </table:table-cell>
          <table:table-cell table:style-name="ce2" table:formula="of:=['Nomenclature Génerale'.I32]" office:value-type="float" office:value="0" calcext:value-type="float">
            <text:p>0</text:p>
          </table:table-cell>
          <table:table-cell table:style-name="ce2" table:formula="of:=['Nomenclature Génerale'.J32]" office:value-type="string" office:string-value="Visserie" calcext:value-type="string">
            <text:p>Visserie</text:p>
          </table:table-cell>
          <table:table-cell table:style-name="ce2" table:formula="of:=['Nomenclature Génerale'.K32]" office:value-type="string" office:string-value="Support Smoothie" calcext:value-type="string">
            <text:p>Support Smoothi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3]" office:value-type="float" office:value="0" calcext:value-type="float">
            <text:p>0</text:p>
          </table:table-cell>
          <table:table-cell table:style-name="ce2" table:formula="of:=['Nomenclature Génerale'.B33]" office:value-type="float" office:value="260" calcext:value-type="float">
            <text:p>260</text:p>
          </table:table-cell>
          <table:table-cell table:style-name="ce2" table:formula="of:=['Nomenclature Génerale'.C33]" office:value-type="string" office:string-value="Equerres 40 mm" calcext:value-type="string">
            <text:p>Equerres 40 mm</text:p>
          </table:table-cell>
          <table:table-cell table:style-name="ce2" table:formula="of:=['Nomenclature Génerale'.D33]" office:value-type="string" office:string-value="sans" calcext:value-type="string">
            <text:p>sans</text:p>
          </table:table-cell>
          <table:table-cell table:style-name="ce2" table:formula="of:=['Nomenclature Génerale'.E33]" office:value-type="float" office:value="0" calcext:value-type="float">
            <text:p>0</text:p>
          </table:table-cell>
          <table:table-cell table:style-name="ce2" table:formula="of:=['Nomenclature Génerale'.F33]" office:value-type="float" office:value="0" calcext:value-type="float">
            <text:p>0</text:p>
          </table:table-cell>
          <table:table-cell table:style-name="ce2" table:formula="of:=['Nomenclature Génerale'.G33]" office:value-type="float" office:value="0" calcext:value-type="float">
            <text:p>0</text:p>
          </table:table-cell>
          <table:table-cell table:style-name="ce2" table:formula="of:=['Nomenclature Génerale'.H33]" office:value-type="float" office:value="2" calcext:value-type="float">
            <text:p>2</text:p>
          </table:table-cell>
          <table:table-cell table:style-name="ce2" table:formula="of:=['Nomenclature Génerale'.I33]" office:value-type="float" office:value="0" calcext:value-type="float">
            <text:p>0</text:p>
          </table:table-cell>
          <table:table-cell table:style-name="ce2" table:formula="of:=['Nomenclature Génerale'.J33]" office:value-type="string" office:string-value="Visserie" calcext:value-type="string">
            <text:p>Visserie</text:p>
          </table:table-cell>
          <table:table-cell table:style-name="ce2" table:formula="of:=['Nomenclature Génerale'.K33]" office:value-type="string" office:string-value="Arche 2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4]" office:value-type="float" office:value="0" calcext:value-type="float">
            <text:p>0</text:p>
          </table:table-cell>
          <table:table-cell table:style-name="ce2" table:formula="of:=['Nomenclature Génerale'.B34]" office:value-type="float" office:value="270" calcext:value-type="float">
            <text:p>270</text:p>
          </table:table-cell>
          <table:table-cell table:style-name="ce2" table:formula="of:=['Nomenclature Génerale'.C34]" office:value-type="string" office:string-value="Equerres 40 mm" calcext:value-type="string">
            <text:p>Equerres 40 mm</text:p>
          </table:table-cell>
          <table:table-cell table:style-name="ce2" table:formula="of:=['Nomenclature Génerale'.D34]" office:value-type="string" office:string-value="sans" calcext:value-type="string">
            <text:p>sans</text:p>
          </table:table-cell>
          <table:table-cell table:style-name="ce2" table:formula="of:=['Nomenclature Génerale'.E34]" office:value-type="float" office:value="0" calcext:value-type="float">
            <text:p>0</text:p>
          </table:table-cell>
          <table:table-cell table:style-name="ce2" table:formula="of:=['Nomenclature Génerale'.F34]" office:value-type="float" office:value="0" calcext:value-type="float">
            <text:p>0</text:p>
          </table:table-cell>
          <table:table-cell table:style-name="ce2" table:formula="of:=['Nomenclature Génerale'.G34]" office:value-type="float" office:value="0" calcext:value-type="float">
            <text:p>0</text:p>
          </table:table-cell>
          <table:table-cell table:style-name="ce2" table:formula="of:=['Nomenclature Génerale'.H34]" office:value-type="float" office:value="2" calcext:value-type="float">
            <text:p>2</text:p>
          </table:table-cell>
          <table:table-cell table:style-name="ce2" table:formula="of:=['Nomenclature Génerale'.I34]" office:value-type="float" office:value="0" calcext:value-type="float">
            <text:p>0</text:p>
          </table:table-cell>
          <table:table-cell table:style-name="ce2" table:formula="of:=['Nomenclature Génerale'.J34]" office:value-type="string" office:string-value="Visserie" calcext:value-type="string">
            <text:p>Visserie</text:p>
          </table:table-cell>
          <table:table-cell table:style-name="ce2" table:formula="of:=['Nomenclature Génerale'.K34]" office:value-type="string" office:string-value="Équerre châssis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5]" office:value-type="float" office:value="0" calcext:value-type="float">
            <text:p>0</text:p>
          </table:table-cell>
          <table:table-cell table:style-name="ce2" table:formula="of:=['Nomenclature Génerale'.B35]" office:value-type="float" office:value="280" calcext:value-type="float">
            <text:p>280</text:p>
          </table:table-cell>
          <table:table-cell table:style-name="ce2" table:formula="of:=['Nomenclature Génerale'.C35]" office:value-type="string" office:string-value="Equerres 60 mm" calcext:value-type="string">
            <text:p>Equerres 60 mm</text:p>
          </table:table-cell>
          <table:table-cell table:style-name="ce2" table:formula="of:=['Nomenclature Génerale'.D35]" office:value-type="string" office:string-value="sans" calcext:value-type="string">
            <text:p>sans</text:p>
          </table:table-cell>
          <table:table-cell table:style-name="ce2" table:formula="of:=['Nomenclature Génerale'.E35]" office:value-type="float" office:value="0" calcext:value-type="float">
            <text:p>0</text:p>
          </table:table-cell>
          <table:table-cell table:style-name="ce2" table:formula="of:=['Nomenclature Génerale'.F35]" office:value-type="float" office:value="0" calcext:value-type="float">
            <text:p>0</text:p>
          </table:table-cell>
          <table:table-cell table:style-name="ce2" table:formula="of:=['Nomenclature Génerale'.G35]" office:value-type="float" office:value="0" calcext:value-type="float">
            <text:p>0</text:p>
          </table:table-cell>
          <table:table-cell table:style-name="ce2" table:formula="of:=['Nomenclature Génerale'.H35]" office:value-type="float" office:value="4" calcext:value-type="float">
            <text:p>4</text:p>
          </table:table-cell>
          <table:table-cell table:style-name="ce2" table:formula="of:=['Nomenclature Génerale'.I35]" office:value-type="float" office:value="0" calcext:value-type="float">
            <text:p>0</text:p>
          </table:table-cell>
          <table:table-cell table:style-name="ce2" table:formula="of:=['Nomenclature Génerale'.J35]" office:value-type="string" office:string-value="Visserie" calcext:value-type="string">
            <text:p>Visserie</text:p>
          </table:table-cell>
          <table:table-cell table:style-name="ce2" table:formula="of:=['Nomenclature Génerale'.K35]" office:value-type="string" office:string-value="Équerre châssis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6]" office:value-type="float" office:value="0" calcext:value-type="float">
            <text:p>0</text:p>
          </table:table-cell>
          <table:table-cell table:style-name="ce2" table:formula="of:=['Nomenclature Génerale'.B36]" office:value-type="float" office:value="290" calcext:value-type="float">
            <text:p>290</text:p>
          </table:table-cell>
          <table:table-cell table:style-name="ce2" table:formula="of:=['Nomenclature Génerale'.C36]" office:value-type="string" office:string-value="Extrudeur" calcext:value-type="string">
            <text:p>Extrudeur</text:p>
          </table:table-cell>
          <table:table-cell table:style-name="ce2" table:formula="of:=['Nomenclature Génerale'.D36]" office:value-type="string" office:string-value="sans" calcext:value-type="string">
            <text:p>sans</text:p>
          </table:table-cell>
          <table:table-cell table:style-name="ce2" table:formula="of:=['Nomenclature Génerale'.E36]" office:value-type="string" office:string-value="Print" calcext:value-type="string">
            <text:p>Print</text:p>
          </table:table-cell>
          <table:table-cell table:style-name="ce2" table:formula="of:=['Nomenclature Génerale'.F36]" office:value-type="float" office:value="0" calcext:value-type="float">
            <text:p>0</text:p>
          </table:table-cell>
          <table:table-cell table:style-name="ce2" table:formula="of:=['Nomenclature Génerale'.G36]" office:value-type="float" office:value="0" calcext:value-type="float">
            <text:p>0</text:p>
          </table:table-cell>
          <table:table-cell table:style-name="ce2" table:formula="of:=['Nomenclature Génerale'.H36]" office:value-type="float" office:value="1" calcext:value-type="float">
            <text:p>1</text:p>
          </table:table-cell>
          <table:table-cell table:style-name="ce2" table:formula="of:=['Nomenclature Génerale'.I36]" office:value-type="float" office:value="0" calcext:value-type="float">
            <text:p>0</text:p>
          </table:table-cell>
          <table:table-cell table:style-name="ce2" table:formula="of:=['Nomenclature Génerale'.J36]" office:value-type="string" office:string-value="Carton 25 * 25 * 10" calcext:value-type="string">
            <text:p>Carton 25 * 25 * 10</text:p>
          </table:table-cell>
          <table:table-cell table:style-name="ce2" table:formula="of:=['Nomenclature Génerale'.K36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7]" office:value-type="float" office:value="0" calcext:value-type="float">
            <text:p>0</text:p>
          </table:table-cell>
          <table:table-cell table:style-name="ce2" table:formula="of:=['Nomenclature Génerale'.B37]" office:value-type="float" office:value="300" calcext:value-type="float">
            <text:p>300</text:p>
          </table:table-cell>
          <table:table-cell table:style-name="ce2" table:formula="of:=['Nomenclature Génerale'.C37]" office:value-type="string" office:string-value="Extrudeur" calcext:value-type="string">
            <text:p>Extrudeur</text:p>
          </table:table-cell>
          <table:table-cell table:style-name="ce2" table:formula="of:=['Nomenclature Génerale'.D37]" office:value-type="string" office:string-value="sans" calcext:value-type="string">
            <text:p>sans</text:p>
          </table:table-cell>
          <table:table-cell table:style-name="ce2" table:formula="of:=['Nomenclature Génerale'.E37]" office:value-type="float" office:value="0" calcext:value-type="float">
            <text:p>0</text:p>
          </table:table-cell>
          <table:table-cell table:style-name="ce2" table:formula="of:=['Nomenclature Génerale'.F37]" office:value-type="float" office:value="0" calcext:value-type="float">
            <text:p>0</text:p>
          </table:table-cell>
          <table:table-cell table:style-name="ce2" table:formula="of:=['Nomenclature Génerale'.G37]" office:value-type="float" office:value="0" calcext:value-type="float">
            <text:p>0</text:p>
          </table:table-cell>
          <table:table-cell table:style-name="ce2" table:formula="of:=['Nomenclature Génerale'.H37]" office:value-type="float" office:value="1" calcext:value-type="float">
            <text:p>1</text:p>
          </table:table-cell>
          <table:table-cell table:style-name="ce2" table:formula="of:=['Nomenclature Génerale'.I37]" office:value-type="float" office:value="0" calcext:value-type="float">
            <text:p>0</text:p>
          </table:table-cell>
          <table:table-cell table:style-name="ce2" table:formula="of:=['Nomenclature Génerale'.J37]" office:value-type="string" office:string-value="Visserie" calcext:value-type="string">
            <text:p>Visserie</text:p>
          </table:table-cell>
          <table:table-cell table:style-name="ce2" table:formula="of:=['Nomenclature Génerale'.K37]" office:value-type="string" office:string-value="Pack Extrudeur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8]" office:value-type="float" office:value="0" calcext:value-type="float">
            <text:p>0</text:p>
          </table:table-cell>
          <table:table-cell table:style-name="ce2" table:formula="of:=['Nomenclature Génerale'.B38]" office:value-type="float" office:value="310" calcext:value-type="float">
            <text:p>310</text:p>
          </table:table-cell>
          <table:table-cell table:style-name="ce2" table:formula="of:=['Nomenclature Génerale'.C38]" office:value-type="string" office:string-value="Fils Bleu" calcext:value-type="string">
            <text:p>Fils Bleu</text:p>
          </table:table-cell>
          <table:table-cell table:style-name="ce2" table:formula="of:=['Nomenclature Génerale'.D38]" office:value-type="string" office:string-value="sans" calcext:value-type="string">
            <text:p>sans</text:p>
          </table:table-cell>
          <table:table-cell table:style-name="ce2" table:formula="of:=['Nomenclature Génerale'.E38]" office:value-type="float" office:value="0" calcext:value-type="float">
            <text:p>0</text:p>
          </table:table-cell>
          <table:table-cell table:style-name="ce2" table:formula="of:=['Nomenclature Génerale'.F38]" office:value-type="float" office:value="0" calcext:value-type="float">
            <text:p>0</text:p>
          </table:table-cell>
          <table:table-cell table:style-name="ce2" table:formula="of:=['Nomenclature Génerale'.G38]" office:value-type="float" office:value="0" calcext:value-type="float">
            <text:p>0</text:p>
          </table:table-cell>
          <table:table-cell table:style-name="ce2" table:formula="of:=['Nomenclature Génerale'.H38]" office:value-type="float" office:value="1" calcext:value-type="float">
            <text:p>1</text:p>
          </table:table-cell>
          <table:table-cell table:style-name="ce2" table:formula="of:=['Nomenclature Génerale'.I38]" office:value-type="float" office:value="0" calcext:value-type="float">
            <text:p>0</text:p>
          </table:table-cell>
          <table:table-cell table:style-name="ce2" table:formula="of:=['Nomenclature Génerale'.J38]" office:value-type="string" office:string-value="Alimentation" calcext:value-type="string">
            <text:p>Alimentation</text:p>
          </table:table-cell>
          <table:table-cell table:style-name="ce2" table:formula="of:=['Nomenclature Génerale'.K38]" office:value-type="string" office:string-value="Colis 46 * 26 *32" calcext:value-type="string">
            <text:p>Colis 46 * 26 *32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9]" office:value-type="float" office:value="0" calcext:value-type="float">
            <text:p>0</text:p>
          </table:table-cell>
          <table:table-cell table:style-name="ce2" table:formula="of:=['Nomenclature Génerale'.B39]" office:value-type="float" office:value="320" calcext:value-type="float">
            <text:p>320</text:p>
          </table:table-cell>
          <table:table-cell table:style-name="ce2" table:formula="of:=['Nomenclature Génerale'.C39]" office:value-type="string" office:string-value="Fils Jaune " calcext:value-type="string">
            <text:p>Fils Jaune </text:p>
          </table:table-cell>
          <table:table-cell table:style-name="ce2" table:formula="of:=['Nomenclature Génerale'.D39]" office:value-type="string" office:string-value="sans" calcext:value-type="string">
            <text:p>sans</text:p>
          </table:table-cell>
          <table:table-cell table:style-name="ce2" table:formula="of:=['Nomenclature Génerale'.E39]" office:value-type="float" office:value="0" calcext:value-type="float">
            <text:p>0</text:p>
          </table:table-cell>
          <table:table-cell table:style-name="ce2" table:formula="of:=['Nomenclature Génerale'.F39]" office:value-type="float" office:value="0" calcext:value-type="float">
            <text:p>0</text:p>
          </table:table-cell>
          <table:table-cell table:style-name="ce2" table:formula="of:=['Nomenclature Génerale'.G39]" office:value-type="float" office:value="0" calcext:value-type="float">
            <text:p>0</text:p>
          </table:table-cell>
          <table:table-cell table:style-name="ce2" table:formula="of:=['Nomenclature Génerale'.H39]" office:value-type="float" office:value="1" calcext:value-type="float">
            <text:p>1</text:p>
          </table:table-cell>
          <table:table-cell table:style-name="ce2" table:formula="of:=['Nomenclature Génerale'.I39]" office:value-type="float" office:value="0" calcext:value-type="float">
            <text:p>0</text:p>
          </table:table-cell>
          <table:table-cell table:style-name="ce2" table:formula="of:=['Nomenclature Génerale'.J39]" office:value-type="string" office:string-value="Alimentation" calcext:value-type="string">
            <text:p>Alimentation</text:p>
          </table:table-cell>
          <table:table-cell table:style-name="ce2" table:formula="of:=['Nomenclature Génerale'.K39]" office:value-type="string" office:string-value="Colis 46 * 26 *33" calcext:value-type="string">
            <text:p>Colis 46 * 26 *33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0]" office:value-type="float" office:value="0" calcext:value-type="float">
            <text:p>0</text:p>
          </table:table-cell>
          <table:table-cell table:style-name="ce2" table:formula="of:=['Nomenclature Génerale'.B40]" office:value-type="float" office:value="330" calcext:value-type="float">
            <text:p>330</text:p>
          </table:table-cell>
          <table:table-cell table:style-name="ce2" table:formula="of:=['Nomenclature Génerale'.C40]" office:value-type="string" office:string-value="Fils Marron" calcext:value-type="string">
            <text:p>Fils Marron</text:p>
          </table:table-cell>
          <table:table-cell table:style-name="ce2" table:formula="of:=['Nomenclature Génerale'.D40]" office:value-type="string" office:string-value="sans" calcext:value-type="string">
            <text:p>sans</text:p>
          </table:table-cell>
          <table:table-cell table:style-name="ce2" table:formula="of:=['Nomenclature Génerale'.E40]" office:value-type="float" office:value="0" calcext:value-type="float">
            <text:p>0</text:p>
          </table:table-cell>
          <table:table-cell table:style-name="ce2" table:formula="of:=['Nomenclature Génerale'.F40]" office:value-type="float" office:value="0" calcext:value-type="float">
            <text:p>0</text:p>
          </table:table-cell>
          <table:table-cell table:style-name="ce2" table:formula="of:=['Nomenclature Génerale'.G40]" office:value-type="float" office:value="0" calcext:value-type="float">
            <text:p>0</text:p>
          </table:table-cell>
          <table:table-cell table:style-name="ce2" table:formula="of:=['Nomenclature Génerale'.H40]" office:value-type="float" office:value="1" calcext:value-type="float">
            <text:p>1</text:p>
          </table:table-cell>
          <table:table-cell table:style-name="ce2" table:formula="of:=['Nomenclature Génerale'.I40]" office:value-type="float" office:value="0" calcext:value-type="float">
            <text:p>0</text:p>
          </table:table-cell>
          <table:table-cell table:style-name="ce2" table:formula="of:=['Nomenclature Génerale'.J40]" office:value-type="string" office:string-value="Alimentation" calcext:value-type="string">
            <text:p>Alimentation</text:p>
          </table:table-cell>
          <table:table-cell table:style-name="ce2" table:formula="of:=['Nomenclature Génerale'.K40]" office:value-type="string" office:string-value="Colis 46 * 26 *34" calcext:value-type="string">
            <text:p>Colis 46 * 26 *34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1]" office:value-type="float" office:value="0" calcext:value-type="float">
            <text:p>0</text:p>
          </table:table-cell>
          <table:table-cell table:style-name="ce2" table:formula="of:=['Nomenclature Génerale'.B41]" office:value-type="float" office:value="340" calcext:value-type="float">
            <text:p>340</text:p>
          </table:table-cell>
          <table:table-cell table:style-name="ce2" table:formula="of:=['Nomenclature Génerale'.C41]" office:value-type="string" office:string-value="Grande Pince" calcext:value-type="string">
            <text:p>Grande Pince</text:p>
          </table:table-cell>
          <table:table-cell table:style-name="ce2" table:formula="of:=['Nomenclature Génerale'.D41]" office:value-type="string" office:string-value="sans" calcext:value-type="string">
            <text:p>sans</text:p>
          </table:table-cell>
          <table:table-cell table:style-name="ce2" table:formula="of:=['Nomenclature Génerale'.E41]" office:value-type="float" office:value="0" calcext:value-type="float">
            <text:p>0</text:p>
          </table:table-cell>
          <table:table-cell table:style-name="ce2" table:formula="of:=['Nomenclature Génerale'.F41]" office:value-type="float" office:value="0" calcext:value-type="float">
            <text:p>0</text:p>
          </table:table-cell>
          <table:table-cell table:style-name="ce2" table:formula="of:=['Nomenclature Génerale'.G41]" office:value-type="float" office:value="0" calcext:value-type="float">
            <text:p>0</text:p>
          </table:table-cell>
          <table:table-cell table:style-name="ce2" table:formula="of:=['Nomenclature Génerale'.H41]" office:value-type="float" office:value="2" calcext:value-type="float">
            <text:p>2</text:p>
          </table:table-cell>
          <table:table-cell table:style-name="ce2" table:formula="of:=['Nomenclature Génerale'.I41]" office:value-type="float" office:value="0" calcext:value-type="float">
            <text:p>0</text:p>
          </table:table-cell>
          <table:table-cell table:style-name="ce2" table:formula="of:=['Nomenclature Génerale'.J41]" office:value-type="string" office:string-value="Colis 46 * 26 *26" calcext:value-type="string">
            <text:p>Colis 46 * 26 *26</text:p>
          </table:table-cell>
          <table:table-cell table:style-name="ce2" table:formula="of:=['Nomenclature Génerale'.K41]" office:value-type="string" office:string-value="Pinces" calcext:value-type="string">
            <text:p>Pinc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2]" office:value-type="float" office:value="0" calcext:value-type="float">
            <text:p>0</text:p>
          </table:table-cell>
          <table:table-cell table:style-name="ce2" table:formula="of:=['Nomenclature Génerale'.B42]" office:value-type="float" office:value="350" calcext:value-type="float">
            <text:p>350</text:p>
          </table:table-cell>
          <table:table-cell table:style-name="ce2" table:formula="of:=['Nomenclature Génerale'.C42]" office:value-type="string" office:string-value="Interrupteur ON/OFF" calcext:value-type="string">
            <text:p>Interrupteur ON/OFF</text:p>
          </table:table-cell>
          <table:table-cell table:style-name="ce2" table:formula="of:=['Nomenclature Génerale'.D42]" office:value-type="string" office:string-value="sans" calcext:value-type="string">
            <text:p>sans</text:p>
          </table:table-cell>
          <table:table-cell table:style-name="ce2" table:formula="of:=['Nomenclature Génerale'.E42]" office:value-type="float" office:value="0" calcext:value-type="float">
            <text:p>0</text:p>
          </table:table-cell>
          <table:table-cell table:style-name="ce2" table:formula="of:=['Nomenclature Génerale'.F42]" office:value-type="float" office:value="0" calcext:value-type="float">
            <text:p>0</text:p>
          </table:table-cell>
          <table:table-cell table:style-name="ce2" table:formula="of:=['Nomenclature Génerale'.G42]" office:value-type="float" office:value="0" calcext:value-type="float">
            <text:p>0</text:p>
          </table:table-cell>
          <table:table-cell table:style-name="ce2" table:formula="of:=['Nomenclature Génerale'.H42]" office:value-type="float" office:value="1" calcext:value-type="float">
            <text:p>1</text:p>
          </table:table-cell>
          <table:table-cell table:style-name="ce2" table:formula="of:=['Nomenclature Génerale'.I42]" office:value-type="float" office:value="0" calcext:value-type="float">
            <text:p>0</text:p>
          </table:table-cell>
          <table:table-cell table:style-name="ce2" table:formula="of:=['Nomenclature Génerale'.J42]" office:value-type="string" office:string-value="Alimentation" calcext:value-type="string">
            <text:p>Alimentation</text:p>
          </table:table-cell>
          <table:table-cell table:style-name="ce2" table:formula="of:=['Nomenclature Génerale'.K42]" office:value-type="string" office:string-value="Colis 46 * 26 *28" calcext:value-type="string">
            <text:p>Colis 46 * 26 *28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3]" office:value-type="float" office:value="0" calcext:value-type="float">
            <text:p>0</text:p>
          </table:table-cell>
          <table:table-cell table:style-name="ce2" table:formula="of:=['Nomenclature Génerale'.B43]" office:value-type="float" office:value="360" calcext:value-type="float">
            <text:p>360</text:p>
          </table:table-cell>
          <table:table-cell table:style-name="ce2" table:formula="of:=['Nomenclature Génerale'.C43]" office:value-type="string" office:string-value="Joint 8 / 15" calcext:value-type="string">
            <text:p>Joint 8 / 15</text:p>
          </table:table-cell>
          <table:table-cell table:style-name="ce2" table:formula="of:=['Nomenclature Génerale'.D43]" office:value-type="string" office:string-value="sans" calcext:value-type="string">
            <text:p>sans</text:p>
          </table:table-cell>
          <table:table-cell table:style-name="ce2" table:formula="of:=['Nomenclature Génerale'.E43]" office:value-type="float" office:value="0" calcext:value-type="float">
            <text:p>0</text:p>
          </table:table-cell>
          <table:table-cell table:style-name="ce2" table:formula="of:=['Nomenclature Génerale'.F43]" office:value-type="float" office:value="0" calcext:value-type="float">
            <text:p>0</text:p>
          </table:table-cell>
          <table:table-cell table:style-name="ce2" table:formula="of:=['Nomenclature Génerale'.G43]" office:value-type="float" office:value="0" calcext:value-type="float">
            <text:p>0</text:p>
          </table:table-cell>
          <table:table-cell table:style-name="ce2" table:formula="of:=['Nomenclature Génerale'.H43]" office:value-type="float" office:value="1" calcext:value-type="float">
            <text:p>1</text:p>
          </table:table-cell>
          <table:table-cell table:style-name="ce2" table:formula="of:=['Nomenclature Génerale'.I43]" office:value-type="float" office:value="0" calcext:value-type="float">
            <text:p>0</text:p>
          </table:table-cell>
          <table:table-cell table:style-name="ce2" table:formula="of:=['Nomenclature Génerale'.J43]" office:value-type="string" office:string-value="Colis 46 * 26 *26" calcext:value-type="string">
            <text:p>Colis 46 * 26 *26</text:p>
          </table:table-cell>
          <table:table-cell table:style-name="ce2" table:formula="of:=['Nomenclature Génerale'.K43]" office:value-type="string" office:string-value="Buse" calcext:value-type="string">
            <text:p>Bus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4]" office:value-type="float" office:value="0" calcext:value-type="float">
            <text:p>0</text:p>
          </table:table-cell>
          <table:table-cell table:style-name="ce2" table:formula="of:=['Nomenclature Génerale'.B44]" office:value-type="float" office:value="370" calcext:value-type="float">
            <text:p>370</text:p>
          </table:table-cell>
          <table:table-cell table:style-name="ce2" table:formula="of:=['Nomenclature Génerale'.C44]" office:value-type="string" office:string-value="LM10UU" calcext:value-type="string">
            <text:p>LM10UU</text:p>
          </table:table-cell>
          <table:table-cell table:style-name="ce2" table:formula="of:=['Nomenclature Génerale'.D44]" office:value-type="string" office:string-value="sans" calcext:value-type="string">
            <text:p>sans</text:p>
          </table:table-cell>
          <table:table-cell table:style-name="ce2" table:formula="of:=['Nomenclature Génerale'.E44]" office:value-type="string" office:string-value="10 dia." calcext:value-type="string">
            <text:p>10 dia.</text:p>
          </table:table-cell>
          <table:table-cell table:style-name="ce2" table:formula="of:=['Nomenclature Génerale'.F44]" office:value-type="float" office:value="0" calcext:value-type="float">
            <text:p>0</text:p>
          </table:table-cell>
          <table:table-cell table:style-name="ce2" table:formula="of:=['Nomenclature Génerale'.G44]" office:value-type="float" office:value="0" calcext:value-type="float">
            <text:p>0</text:p>
          </table:table-cell>
          <table:table-cell table:style-name="ce2" table:formula="of:=['Nomenclature Génerale'.H44]" office:value-type="float" office:value="4" calcext:value-type="float">
            <text:p>4</text:p>
          </table:table-cell>
          <table:table-cell table:style-name="ce2" table:formula="of:=['Nomenclature Génerale'.I44]" office:value-type="float" office:value="0" calcext:value-type="float">
            <text:p>0</text:p>
          </table:table-cell>
          <table:table-cell table:style-name="ce2" table:formula="of:=['Nomenclature Génerale'.J44]" office:value-type="string" office:string-value="Visserie" calcext:value-type="string">
            <text:p>Visserie</text:p>
          </table:table-cell>
          <table:table-cell table:style-name="ce2" table:formula="of:=['Nomenclature Génerale'.K44]" office:value-type="string" office:string-value="LMUU" calcext:value-type="string">
            <text:p>LMUU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5]" office:value-type="float" office:value="0" calcext:value-type="float">
            <text:p>0</text:p>
          </table:table-cell>
          <table:table-cell table:style-name="ce2" table:formula="of:=['Nomenclature Génerale'.B45]" office:value-type="float" office:value="380" calcext:value-type="float">
            <text:p>380</text:p>
          </table:table-cell>
          <table:table-cell table:style-name="ce2" table:formula="of:=['Nomenclature Génerale'.C45]" office:value-type="string" office:string-value="LM8UU" calcext:value-type="string">
            <text:p>LM8UU</text:p>
          </table:table-cell>
          <table:table-cell table:style-name="ce2" table:formula="of:=['Nomenclature Génerale'.D45]" office:value-type="string" office:string-value="sans" calcext:value-type="string">
            <text:p>sans</text:p>
          </table:table-cell>
          <table:table-cell table:style-name="ce2" table:formula="of:=['Nomenclature Génerale'.E45]" office:value-type="string" office:string-value="8 dia." calcext:value-type="string">
            <text:p>8 dia.</text:p>
          </table:table-cell>
          <table:table-cell table:style-name="ce2" table:formula="of:=['Nomenclature Génerale'.F45]" office:value-type="float" office:value="0" calcext:value-type="float">
            <text:p>0</text:p>
          </table:table-cell>
          <table:table-cell table:style-name="ce2" table:formula="of:=['Nomenclature Génerale'.G45]" office:value-type="float" office:value="0" calcext:value-type="float">
            <text:p>0</text:p>
          </table:table-cell>
          <table:table-cell table:style-name="ce2" table:formula="of:=['Nomenclature Génerale'.H45]" office:value-type="float" office:value="7" calcext:value-type="float">
            <text:p>7</text:p>
          </table:table-cell>
          <table:table-cell table:style-name="ce2" table:formula="of:=['Nomenclature Génerale'.I45]" office:value-type="float" office:value="0" calcext:value-type="float">
            <text:p>0</text:p>
          </table:table-cell>
          <table:table-cell table:style-name="ce2" table:formula="of:=['Nomenclature Génerale'.J45]" office:value-type="string" office:string-value="Visserie" calcext:value-type="string">
            <text:p>Visserie</text:p>
          </table:table-cell>
          <table:table-cell table:style-name="ce2" table:formula="of:=['Nomenclature Génerale'.K45]" office:value-type="string" office:string-value="LMUU" calcext:value-type="string">
            <text:p>LMUU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6]" office:value-type="float" office:value="0" calcext:value-type="float">
            <text:p>0</text:p>
          </table:table-cell>
          <table:table-cell table:style-name="ce2" table:formula="of:=['Nomenclature Génerale'.B46]" office:value-type="float" office:value="390" calcext:value-type="float">
            <text:p>390</text:p>
          </table:table-cell>
          <table:table-cell table:style-name="ce2" table:formula="of:=['Nomenclature Génerale'.C46]" office:value-type="string" office:string-value="M2,5 14 mm (ou M2)" calcext:value-type="string">
            <text:p>M2,5 14 mm (ou M2)</text:p>
          </table:table-cell>
          <table:table-cell table:style-name="ce2" table:formula="of:=['Nomenclature Génerale'.D46]" office:value-type="string" office:string-value="sans" calcext:value-type="string">
            <text:p>sans</text:p>
          </table:table-cell>
          <table:table-cell table:style-name="ce2" table:formula="of:=['Nomenclature Génerale'.E46]" office:value-type="string" office:string-value="M2,5" calcext:value-type="string">
            <text:p>M2,5</text:p>
          </table:table-cell>
          <table:table-cell table:style-name="ce2" table:formula="of:=['Nomenclature Génerale'.F46]" office:value-type="float" office:value="14" calcext:value-type="float">
            <text:p>14</text:p>
          </table:table-cell>
          <table:table-cell table:style-name="ce2" table:formula="of:=['Nomenclature Génerale'.G46]" office:value-type="float" office:value="0" calcext:value-type="float">
            <text:p>0</text:p>
          </table:table-cell>
          <table:table-cell table:style-name="ce2" table:formula="of:=['Nomenclature Génerale'.H46]" office:value-type="float" office:value="1" calcext:value-type="float">
            <text:p>1</text:p>
          </table:table-cell>
          <table:table-cell table:style-name="ce2" table:formula="of:=['Nomenclature Génerale'.I46]" office:value-type="float" office:value="0" calcext:value-type="float">
            <text:p>0</text:p>
          </table:table-cell>
          <table:table-cell table:style-name="ce2" table:formula="of:=['Nomenclature Génerale'.J46]" office:value-type="string" office:string-value="Visserie" calcext:value-type="string">
            <text:p>Visserie</text:p>
          </table:table-cell>
          <table:table-cell table:style-name="ce2" table:formula="of:=['Nomenclature Génerale'.K46]" office:value-type="string" office:string-value="M2,5 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7]" office:value-type="float" office:value="0" calcext:value-type="float">
            <text:p>0</text:p>
          </table:table-cell>
          <table:table-cell table:style-name="ce2" table:formula="of:=['Nomenclature Génerale'.B47]" office:value-type="float" office:value="400" calcext:value-type="float">
            <text:p>400</text:p>
          </table:table-cell>
          <table:table-cell table:style-name="ce2" table:formula="of:=['Nomenclature Génerale'.C47]" office:value-type="string" office:string-value="M2,5 20 mm (ou M2)" calcext:value-type="string">
            <text:p>M2,5 20 mm (ou M2)</text:p>
          </table:table-cell>
          <table:table-cell table:style-name="ce2" table:formula="of:=['Nomenclature Génerale'.D47]" office:value-type="string" office:string-value="sans" calcext:value-type="string">
            <text:p>sans</text:p>
          </table:table-cell>
          <table:table-cell table:style-name="ce2" table:formula="of:=['Nomenclature Génerale'.E47]" office:value-type="string" office:string-value="M2,5" calcext:value-type="string">
            <text:p>M2,5</text:p>
          </table:table-cell>
          <table:table-cell table:style-name="ce2" table:formula="of:=['Nomenclature Génerale'.F47]" office:value-type="float" office:value="20" calcext:value-type="float">
            <text:p>20</text:p>
          </table:table-cell>
          <table:table-cell table:style-name="ce2" table:formula="of:=['Nomenclature Génerale'.G47]" office:value-type="float" office:value="0" calcext:value-type="float">
            <text:p>0</text:p>
          </table:table-cell>
          <table:table-cell table:style-name="ce2" table:formula="of:=['Nomenclature Génerale'.H47]" office:value-type="float" office:value="6" calcext:value-type="float">
            <text:p>6</text:p>
          </table:table-cell>
          <table:table-cell table:style-name="ce2" table:formula="of:=['Nomenclature Génerale'.I47]" office:value-type="float" office:value="0" calcext:value-type="float">
            <text:p>0</text:p>
          </table:table-cell>
          <table:table-cell table:style-name="ce2" table:formula="of:=['Nomenclature Génerale'.J47]" office:value-type="string" office:string-value="Visserie" calcext:value-type="string">
            <text:p>Visserie</text:p>
          </table:table-cell>
          <table:table-cell table:style-name="ce2" table:formula="of:=['Nomenclature Génerale'.K47]" office:value-type="string" office:string-value="Écrous X, Z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8]" office:value-type="float" office:value="0" calcext:value-type="float">
            <text:p>0</text:p>
          </table:table-cell>
          <table:table-cell table:style-name="ce2" table:formula="of:=['Nomenclature Génerale'.B48]" office:value-type="float" office:value="410" calcext:value-type="float">
            <text:p>410</text:p>
          </table:table-cell>
          <table:table-cell table:style-name="ce2" table:formula="of:=['Nomenclature Génerale'.C48]" office:value-type="string" office:string-value="M2,5 30 mm (ou M2)" calcext:value-type="string">
            <text:p>M2,5 30 mm (ou M2)</text:p>
          </table:table-cell>
          <table:table-cell table:style-name="ce2" table:formula="of:=['Nomenclature Génerale'.D48]" office:value-type="string" office:string-value="sans" calcext:value-type="string">
            <text:p>sans</text:p>
          </table:table-cell>
          <table:table-cell table:style-name="ce2" table:formula="of:=['Nomenclature Génerale'.E48]" office:value-type="string" office:string-value="M2,5" calcext:value-type="string">
            <text:p>M2,5</text:p>
          </table:table-cell>
          <table:table-cell table:style-name="ce2" table:formula="of:=['Nomenclature Génerale'.F48]" office:value-type="float" office:value="30" calcext:value-type="float">
            <text:p>30</text:p>
          </table:table-cell>
          <table:table-cell table:style-name="ce2" table:formula="of:=['Nomenclature Génerale'.G48]" office:value-type="float" office:value="0" calcext:value-type="float">
            <text:p>0</text:p>
          </table:table-cell>
          <table:table-cell table:style-name="ce2" table:formula="of:=['Nomenclature Génerale'.H48]" office:value-type="float" office:value="1" calcext:value-type="float">
            <text:p>1</text:p>
          </table:table-cell>
          <table:table-cell table:style-name="ce2" table:formula="of:=['Nomenclature Génerale'.I48]" office:value-type="float" office:value="0" calcext:value-type="float">
            <text:p>0</text:p>
          </table:table-cell>
          <table:table-cell table:style-name="ce2" table:formula="of:=['Nomenclature Génerale'.J48]" office:value-type="string" office:string-value="Visserie" calcext:value-type="string">
            <text:p>Visserie</text:p>
          </table:table-cell>
          <table:table-cell table:style-name="ce2" table:formula="of:=['Nomenclature Génerale'.K48]" office:value-type="string" office:string-value="M2,5 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9]" office:value-type="float" office:value="0" calcext:value-type="float">
            <text:p>0</text:p>
          </table:table-cell>
          <table:table-cell table:style-name="ce2" table:formula="of:=['Nomenclature Génerale'.B49]" office:value-type="float" office:value="420" calcext:value-type="float">
            <text:p>420</text:p>
          </table:table-cell>
          <table:table-cell table:style-name="ce2" table:formula="of:=['Nomenclature Génerale'.C49]" office:value-type="string" office:string-value="M2,5 Écrous  (ou M2)" calcext:value-type="string">
            <text:p>M2,5 Écrous <text:s/>(ou M2)</text:p>
          </table:table-cell>
          <table:table-cell table:style-name="ce2" table:formula="of:=['Nomenclature Génerale'.D49]" office:value-type="string" office:string-value="sans" calcext:value-type="string">
            <text:p>sans</text:p>
          </table:table-cell>
          <table:table-cell table:style-name="ce2" table:formula="of:=['Nomenclature Génerale'.E49]" office:value-type="string" office:string-value="M2,5" calcext:value-type="string">
            <text:p>M2,5</text:p>
          </table:table-cell>
          <table:table-cell table:style-name="ce2" table:formula="of:=['Nomenclature Génerale'.F49]" office:value-type="string" office:string-value="standard" calcext:value-type="string">
            <text:p>standard</text:p>
          </table:table-cell>
          <table:table-cell table:style-name="ce2" table:formula="of:=['Nomenclature Génerale'.G49]" office:value-type="float" office:value="0" calcext:value-type="float">
            <text:p>0</text:p>
          </table:table-cell>
          <table:table-cell table:style-name="ce2" table:formula="of:=['Nomenclature Génerale'.H49]" office:value-type="float" office:value="2" calcext:value-type="float">
            <text:p>2</text:p>
          </table:table-cell>
          <table:table-cell table:style-name="ce2" table:formula="of:=['Nomenclature Génerale'.I49]" office:value-type="float" office:value="0" calcext:value-type="float">
            <text:p>0</text:p>
          </table:table-cell>
          <table:table-cell table:style-name="ce2" table:formula="of:=['Nomenclature Génerale'.J49]" office:value-type="string" office:string-value="Visserie" calcext:value-type="string">
            <text:p>Visserie</text:p>
          </table:table-cell>
          <table:table-cell table:style-name="ce2" table:formula="of:=['Nomenclature Génerale'.K49]" office:value-type="string" office:string-value="M2,5 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0]" office:value-type="float" office:value="0" calcext:value-type="float">
            <text:p>0</text:p>
          </table:table-cell>
          <table:table-cell table:style-name="ce2" table:formula="of:=['Nomenclature Génerale'.B50]" office:value-type="float" office:value="430" calcext:value-type="float">
            <text:p>430</text:p>
          </table:table-cell>
          <table:table-cell table:style-name="ce2" table:formula="of:=['Nomenclature Génerale'.C50]" office:value-type="string" office:string-value="M2,5 Écrous  (ou M2)" calcext:value-type="string">
            <text:p>M2,5 Écrous <text:s/>(ou M2)</text:p>
          </table:table-cell>
          <table:table-cell table:style-name="ce2" table:formula="of:=['Nomenclature Génerale'.D50]" office:value-type="string" office:string-value="sans" calcext:value-type="string">
            <text:p>sans</text:p>
          </table:table-cell>
          <table:table-cell table:style-name="ce2" table:formula="of:=['Nomenclature Génerale'.E50]" office:value-type="string" office:string-value="M2,5" calcext:value-type="string">
            <text:p>M2,5</text:p>
          </table:table-cell>
          <table:table-cell table:style-name="ce2" table:formula="of:=['Nomenclature Génerale'.F50]" office:value-type="string" office:string-value="standard" calcext:value-type="string">
            <text:p>standard</text:p>
          </table:table-cell>
          <table:table-cell table:style-name="ce2" table:formula="of:=['Nomenclature Génerale'.G50]" office:value-type="float" office:value="0" calcext:value-type="float">
            <text:p>0</text:p>
          </table:table-cell>
          <table:table-cell table:style-name="ce2" table:formula="of:=['Nomenclature Génerale'.H50]" office:value-type="float" office:value="6" calcext:value-type="float">
            <text:p>6</text:p>
          </table:table-cell>
          <table:table-cell table:style-name="ce2" table:formula="of:=['Nomenclature Génerale'.I50]" office:value-type="float" office:value="0" calcext:value-type="float">
            <text:p>0</text:p>
          </table:table-cell>
          <table:table-cell table:style-name="ce2" table:formula="of:=['Nomenclature Génerale'.J50]" office:value-type="string" office:string-value="Visserie" calcext:value-type="string">
            <text:p>Visserie</text:p>
          </table:table-cell>
          <table:table-cell table:style-name="ce2" table:formula="of:=['Nomenclature Génerale'.K50]" office:value-type="string" office:string-value="Écrous X, Z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1]" office:value-type="float" office:value="0" calcext:value-type="float">
            <text:p>0</text:p>
          </table:table-cell>
          <table:table-cell table:style-name="ce2" table:formula="of:=['Nomenclature Génerale'.B51]" office:value-type="float" office:value="440" calcext:value-type="float">
            <text:p>440</text:p>
          </table:table-cell>
          <table:table-cell table:style-name="ce2" table:formula="of:=['Nomenclature Génerale'.C51]" office:value-type="string" office:string-value="M2,5 Rondelle  (ou M2)" calcext:value-type="string">
            <text:p>M2,5 Rondelle <text:s/>(ou M2)</text:p>
          </table:table-cell>
          <table:table-cell table:style-name="ce2" table:formula="of:=['Nomenclature Génerale'.D51]" office:value-type="string" office:string-value="sans" calcext:value-type="string">
            <text:p>sans</text:p>
          </table:table-cell>
          <table:table-cell table:style-name="ce2" table:formula="of:=['Nomenclature Génerale'.E51]" office:value-type="string" office:string-value="M2,5" calcext:value-type="string">
            <text:p>M2,5</text:p>
          </table:table-cell>
          <table:table-cell table:style-name="ce2" table:formula="of:=['Nomenclature Génerale'.F51]" office:value-type="string" office:string-value="standard" calcext:value-type="string">
            <text:p>standard</text:p>
          </table:table-cell>
          <table:table-cell table:style-name="ce2" table:formula="of:=['Nomenclature Génerale'.G51]" office:value-type="float" office:value="0" calcext:value-type="float">
            <text:p>0</text:p>
          </table:table-cell>
          <table:table-cell table:style-name="ce2" table:formula="of:=['Nomenclature Génerale'.H51]" office:value-type="float" office:value="4" calcext:value-type="float">
            <text:p>4</text:p>
          </table:table-cell>
          <table:table-cell table:style-name="ce2" table:formula="of:=['Nomenclature Génerale'.I51]" office:value-type="float" office:value="0" calcext:value-type="float">
            <text:p>0</text:p>
          </table:table-cell>
          <table:table-cell table:style-name="ce2" table:formula="of:=['Nomenclature Génerale'.J51]" office:value-type="string" office:string-value="Visserie" calcext:value-type="string">
            <text:p>Visserie</text:p>
          </table:table-cell>
          <table:table-cell table:style-name="ce2" table:formula="of:=['Nomenclature Génerale'.K51]" office:value-type="string" office:string-value="M2,5 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2]" office:value-type="float" office:value="0" calcext:value-type="float">
            <text:p>0</text:p>
          </table:table-cell>
          <table:table-cell table:style-name="ce2" table:formula="of:=['Nomenclature Génerale'.B52]" office:value-type="float" office:value="450" calcext:value-type="float">
            <text:p>450</text:p>
          </table:table-cell>
          <table:table-cell table:style-name="ce2" table:formula="of:=['Nomenclature Génerale'.C52]" office:value-type="string" office:string-value="M2,5 Rondelle  (ou M2)" calcext:value-type="string">
            <text:p>M2,5 Rondelle <text:s/>(ou M2)</text:p>
          </table:table-cell>
          <table:table-cell table:style-name="ce2" table:formula="of:=['Nomenclature Génerale'.D52]" office:value-type="string" office:string-value="sans" calcext:value-type="string">
            <text:p>sans</text:p>
          </table:table-cell>
          <table:table-cell table:style-name="ce2" table:formula="of:=['Nomenclature Génerale'.E52]" office:value-type="string" office:string-value="M2,5" calcext:value-type="string">
            <text:p>M2,5</text:p>
          </table:table-cell>
          <table:table-cell table:style-name="ce2" table:formula="of:=['Nomenclature Génerale'.F52]" office:value-type="string" office:string-value="standard" calcext:value-type="string">
            <text:p>standard</text:p>
          </table:table-cell>
          <table:table-cell table:style-name="ce2" table:formula="of:=['Nomenclature Génerale'.G52]" office:value-type="float" office:value="0" calcext:value-type="float">
            <text:p>0</text:p>
          </table:table-cell>
          <table:table-cell table:style-name="ce2" table:formula="of:=['Nomenclature Génerale'.H52]" office:value-type="string" office:string-value="INC" calcext:value-type="string">
            <text:p>INC</text:p>
          </table:table-cell>
          <table:table-cell table:style-name="ce2" table:formula="of:=['Nomenclature Génerale'.I52]" office:value-type="string" office:string-value="Pour end stop" calcext:value-type="string">
            <text:p>Pour end stop</text:p>
          </table:table-cell>
          <table:table-cell table:style-name="ce2" table:formula="of:=['Nomenclature Génerale'.J52]" office:value-type="string" office:string-value="Visserie" calcext:value-type="string">
            <text:p>Visserie</text:p>
          </table:table-cell>
          <table:table-cell table:style-name="ce2" table:formula="of:=['Nomenclature Génerale'.K52]" office:value-type="string" office:string-value="M2,5 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3]" office:value-type="float" office:value="0" calcext:value-type="float">
            <text:p>0</text:p>
          </table:table-cell>
          <table:table-cell table:style-name="ce2" table:formula="of:=['Nomenclature Génerale'.B53]" office:value-type="float" office:value="460" calcext:value-type="float">
            <text:p>460</text:p>
          </table:table-cell>
          <table:table-cell table:style-name="ce2" table:formula="of:=['Nomenclature Génerale'.C53]" office:value-type="string" office:string-value="M2,5 Rondelle (ou M2)" calcext:value-type="string">
            <text:p>M2,5 Rondelle (ou M2)</text:p>
          </table:table-cell>
          <table:table-cell table:style-name="ce2" table:formula="of:=['Nomenclature Génerale'.D53]" office:value-type="string" office:string-value="sans" calcext:value-type="string">
            <text:p>sans</text:p>
          </table:table-cell>
          <table:table-cell table:style-name="ce2" table:formula="of:=['Nomenclature Génerale'.E53]" office:value-type="string" office:string-value="M2,5" calcext:value-type="string">
            <text:p>M2,5</text:p>
          </table:table-cell>
          <table:table-cell table:style-name="ce2" table:formula="of:=['Nomenclature Génerale'.F53]" office:value-type="string" office:string-value="standard" calcext:value-type="string">
            <text:p>standard</text:p>
          </table:table-cell>
          <table:table-cell table:style-name="ce2" table:formula="of:=['Nomenclature Génerale'.G53]" office:value-type="float" office:value="0" calcext:value-type="float">
            <text:p>0</text:p>
          </table:table-cell>
          <table:table-cell table:style-name="ce2" table:formula="of:=['Nomenclature Génerale'.H53]" office:value-type="float" office:value="12" calcext:value-type="float">
            <text:p>12</text:p>
          </table:table-cell>
          <table:table-cell table:style-name="ce2" table:formula="of:=['Nomenclature Génerale'.I53]" office:value-type="float" office:value="0" calcext:value-type="float">
            <text:p>0</text:p>
          </table:table-cell>
          <table:table-cell table:style-name="ce2" table:formula="of:=['Nomenclature Génerale'.J53]" office:value-type="string" office:string-value="Visserie" calcext:value-type="string">
            <text:p>Visserie</text:p>
          </table:table-cell>
          <table:table-cell table:style-name="ce2" table:formula="of:=['Nomenclature Génerale'.K53]" office:value-type="string" office:string-value="Écrous X, Z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4]" office:value-type="float" office:value="0" calcext:value-type="float">
            <text:p>0</text:p>
          </table:table-cell>
          <table:table-cell table:style-name="ce2" table:formula="of:=['Nomenclature Génerale'.B54]" office:value-type="float" office:value="470" calcext:value-type="float">
            <text:p>470</text:p>
          </table:table-cell>
          <table:table-cell table:style-name="ce2" table:formula="of:=['Nomenclature Génerale'.C54]" office:value-type="string" office:string-value="M3 12 mm" calcext:value-type="string">
            <text:p>M3 12 mm</text:p>
          </table:table-cell>
          <table:table-cell table:style-name="ce2" table:formula="of:=['Nomenclature Génerale'.D54]" office:value-type="string" office:string-value="sans" calcext:value-type="string">
            <text:p>sans</text:p>
          </table:table-cell>
          <table:table-cell table:style-name="ce2" table:formula="of:=['Nomenclature Génerale'.E54]" office:value-type="string" office:string-value="M3" calcext:value-type="string">
            <text:p>M3</text:p>
          </table:table-cell>
          <table:table-cell table:style-name="ce2" table:formula="of:=['Nomenclature Génerale'.F54]" office:value-type="float" office:value="12" calcext:value-type="float">
            <text:p>12</text:p>
          </table:table-cell>
          <table:table-cell table:style-name="ce2" table:formula="of:=['Nomenclature Génerale'.G54]" office:value-type="float" office:value="0" calcext:value-type="float">
            <text:p>0</text:p>
          </table:table-cell>
          <table:table-cell table:style-name="ce2" table:formula="of:=['Nomenclature Génerale'.H54]" office:value-type="float" office:value="16" calcext:value-type="float">
            <text:p>16</text:p>
          </table:table-cell>
          <table:table-cell table:style-name="ce2" table:formula="of:=['Nomenclature Génerale'.I54]" office:value-type="string" office:string-value="6 Z Bas + 8 Smoothieboard + 2 End Stop" calcext:value-type="string">
            <text:p>6 Z Bas + 8 Smoothieboard + 2 End Stop</text:p>
          </table:table-cell>
          <table:table-cell table:style-name="ce2" table:formula="of:=['Nomenclature Génerale'.J54]" office:value-type="string" office:string-value="Visserie" calcext:value-type="string">
            <text:p>Visserie</text:p>
          </table:table-cell>
          <table:table-cell table:style-name="ce2" table:formula="of:=['Nomenclature Génerale'.K54]" office:value-type="string" office:string-value="M3 12mm" calcext:value-type="string">
            <text:p>M3 12mm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5]" office:value-type="float" office:value="0" calcext:value-type="float">
            <text:p>0</text:p>
          </table:table-cell>
          <table:table-cell table:style-name="ce2" table:formula="of:=['Nomenclature Génerale'.B55]" office:value-type="float" office:value="480" calcext:value-type="float">
            <text:p>480</text:p>
          </table:table-cell>
          <table:table-cell table:style-name="ce2" table:formula="of:=['Nomenclature Génerale'.C55]" office:value-type="string" office:string-value="M3 12 mm" calcext:value-type="string">
            <text:p>M3 12 mm</text:p>
          </table:table-cell>
          <table:table-cell table:style-name="ce2" table:formula="of:=['Nomenclature Génerale'.D55]" office:value-type="string" office:string-value="sans" calcext:value-type="string">
            <text:p>sans</text:p>
          </table:table-cell>
          <table:table-cell table:style-name="ce2" table:formula="of:=['Nomenclature Génerale'.E55]" office:value-type="string" office:string-value="M3" calcext:value-type="string">
            <text:p>M3</text:p>
          </table:table-cell>
          <table:table-cell table:style-name="ce2" table:formula="of:=['Nomenclature Génerale'.F55]" office:value-type="float" office:value="12" calcext:value-type="float">
            <text:p>12</text:p>
          </table:table-cell>
          <table:table-cell table:style-name="ce2" table:formula="of:=['Nomenclature Génerale'.G55]" office:value-type="float" office:value="0" calcext:value-type="float">
            <text:p>0</text:p>
          </table:table-cell>
          <table:table-cell table:style-name="ce2" table:formula="of:=['Nomenclature Génerale'.H55]" office:value-type="float" office:value="2" calcext:value-type="float">
            <text:p>2</text:p>
          </table:table-cell>
          <table:table-cell table:style-name="ce2" table:formula="of:=['Nomenclature Génerale'.I55]" office:value-type="float" office:value="0" calcext:value-type="float">
            <text:p>0</text:p>
          </table:table-cell>
          <table:table-cell table:style-name="ce2" table:formula="of:=['Nomenclature Génerale'.J55]" office:value-type="string" office:string-value="Visserie" calcext:value-type="string">
            <text:p>Visserie</text:p>
          </table:table-cell>
          <table:table-cell table:style-name="ce2" table:formula="of:=['Nomenclature Génerale'.K55]" office:value-type="string" office:string-value="M3 12mm" calcext:value-type="string">
            <text:p>M3 12mm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6]" office:value-type="float" office:value="0" calcext:value-type="float">
            <text:p>0</text:p>
          </table:table-cell>
          <table:table-cell table:style-name="ce2" table:formula="of:=['Nomenclature Génerale'.B56]" office:value-type="float" office:value="490" calcext:value-type="float">
            <text:p>490</text:p>
          </table:table-cell>
          <table:table-cell table:style-name="ce2" table:formula="of:=['Nomenclature Génerale'.C56]" office:value-type="string" office:string-value="M3 14 mm" calcext:value-type="string">
            <text:p>M3 14 mm</text:p>
          </table:table-cell>
          <table:table-cell table:style-name="ce2" table:formula="of:=['Nomenclature Génerale'.D56]" office:value-type="string" office:string-value="sans" calcext:value-type="string">
            <text:p>sans</text:p>
          </table:table-cell>
          <table:table-cell table:style-name="ce2" table:formula="of:=['Nomenclature Génerale'.E56]" office:value-type="string" office:string-value="M3" calcext:value-type="string">
            <text:p>M3</text:p>
          </table:table-cell>
          <table:table-cell table:style-name="ce2" table:formula="of:=['Nomenclature Génerale'.F56]" office:value-type="float" office:value="14" calcext:value-type="float">
            <text:p>14</text:p>
          </table:table-cell>
          <table:table-cell table:style-name="ce2" table:formula="of:=['Nomenclature Génerale'.G56]" office:value-type="float" office:value="0" calcext:value-type="float">
            <text:p>0</text:p>
          </table:table-cell>
          <table:table-cell table:style-name="ce2" table:formula="of:=['Nomenclature Génerale'.H56]" office:value-type="float" office:value="2" calcext:value-type="float">
            <text:p>2</text:p>
          </table:table-cell>
          <table:table-cell table:style-name="ce2" table:formula="of:=['Nomenclature Génerale'.I56]" office:value-type="float" office:value="0" calcext:value-type="float">
            <text:p>0</text:p>
          </table:table-cell>
          <table:table-cell table:style-name="ce2" table:formula="of:=['Nomenclature Génerale'.J56]" office:value-type="string" office:string-value="Visserie" calcext:value-type="string">
            <text:p>Visserie</text:p>
          </table:table-cell>
          <table:table-cell table:style-name="ce2" table:formula="of:=['Nomenclature Génerale'.K56]" office:value-type="string" office:string-value="Ventilo Smoothie" calcext:value-type="string">
            <text:p>Ventilo Smoothi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7]" office:value-type="float" office:value="0" calcext:value-type="float">
            <text:p>0</text:p>
          </table:table-cell>
          <table:table-cell table:style-name="ce2" table:formula="of:=['Nomenclature Génerale'.B57]" office:value-type="float" office:value="500" calcext:value-type="float">
            <text:p>500</text:p>
          </table:table-cell>
          <table:table-cell table:style-name="ce2" table:formula="of:=['Nomenclature Génerale'.C57]" office:value-type="string" office:string-value="M3 16 mm" calcext:value-type="string">
            <text:p>M3 16 mm</text:p>
          </table:table-cell>
          <table:table-cell table:style-name="ce2" table:formula="of:=['Nomenclature Génerale'.D57]" office:value-type="string" office:string-value="sans" calcext:value-type="string">
            <text:p>sans</text:p>
          </table:table-cell>
          <table:table-cell table:style-name="ce2" table:formula="of:=['Nomenclature Génerale'.E57]" office:value-type="string" office:string-value="M3" calcext:value-type="string">
            <text:p>M3</text:p>
          </table:table-cell>
          <table:table-cell table:style-name="ce2" table:formula="of:=['Nomenclature Génerale'.F57]" office:value-type="float" office:value="16" calcext:value-type="float">
            <text:p>16</text:p>
          </table:table-cell>
          <table:table-cell table:style-name="ce2" table:formula="of:=['Nomenclature Génerale'.G57]" office:value-type="float" office:value="0" calcext:value-type="float">
            <text:p>0</text:p>
          </table:table-cell>
          <table:table-cell table:style-name="ce2" table:formula="of:=['Nomenclature Génerale'.H57]" office:value-type="float" office:value="4" calcext:value-type="float">
            <text:p>4</text:p>
          </table:table-cell>
          <table:table-cell table:style-name="ce2" table:formula="of:=['Nomenclature Génerale'.I57]" office:value-type="float" office:value="0" calcext:value-type="float">
            <text:p>0</text:p>
          </table:table-cell>
          <table:table-cell table:style-name="ce2" table:formula="of:=['Nomenclature Génerale'.J57]" office:value-type="string" office:string-value="Visserie" calcext:value-type="string">
            <text:p>Visserie</text:p>
          </table:table-cell>
          <table:table-cell table:style-name="ce2" table:formula="of:=['Nomenclature Génerale'.K57]" office:value-type="string" office:string-value="Plaques connecteurs" calcext:value-type="string">
            <text:p>Plaques connec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8]" office:value-type="float" office:value="0" calcext:value-type="float">
            <text:p>0</text:p>
          </table:table-cell>
          <table:table-cell table:style-name="ce2" table:formula="of:=['Nomenclature Génerale'.B58]" office:value-type="float" office:value="510" calcext:value-type="float">
            <text:p>510</text:p>
          </table:table-cell>
          <table:table-cell table:style-name="ce2" table:formula="of:=['Nomenclature Génerale'.C58]" office:value-type="string" office:string-value="M3 20 mm" calcext:value-type="string">
            <text:p>M3 20 mm</text:p>
          </table:table-cell>
          <table:table-cell table:style-name="ce2" table:formula="of:=['Nomenclature Génerale'.D58]" office:value-type="string" office:string-value="sans" calcext:value-type="string">
            <text:p>sans</text:p>
          </table:table-cell>
          <table:table-cell table:style-name="ce2" table:formula="of:=['Nomenclature Génerale'.E58]" office:value-type="string" office:string-value="M3" calcext:value-type="string">
            <text:p>M3</text:p>
          </table:table-cell>
          <table:table-cell table:style-name="ce2" table:formula="of:=['Nomenclature Génerale'.F58]" office:value-type="float" office:value="20" calcext:value-type="float">
            <text:p>20</text:p>
          </table:table-cell>
          <table:table-cell table:style-name="ce2" table:formula="of:=['Nomenclature Génerale'.G58]" office:value-type="float" office:value="0" calcext:value-type="float">
            <text:p>0</text:p>
          </table:table-cell>
          <table:table-cell table:style-name="ce2" table:formula="of:=['Nomenclature Génerale'.H58]" office:value-type="float" office:value="4" calcext:value-type="float">
            <text:p>4</text:p>
          </table:table-cell>
          <table:table-cell table:style-name="ce2" table:formula="of:=['Nomenclature Génerale'.I58]" office:value-type="float" office:value="0" calcext:value-type="float">
            <text:p>0</text:p>
          </table:table-cell>
          <table:table-cell table:style-name="ce2" table:formula="of:=['Nomenclature Génerale'.J58]" office:value-type="string" office:string-value="Visserie" calcext:value-type="string">
            <text:p>Visserie</text:p>
          </table:table-cell>
          <table:table-cell table:style-name="ce2" table:formula="of:=['Nomenclature Génerale'.K58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9]" office:value-type="float" office:value="0" calcext:value-type="float">
            <text:p>0</text:p>
          </table:table-cell>
          <table:table-cell table:style-name="ce2" table:formula="of:=['Nomenclature Génerale'.B59]" office:value-type="float" office:value="520" calcext:value-type="float">
            <text:p>520</text:p>
          </table:table-cell>
          <table:table-cell table:style-name="ce2" table:formula="of:=['Nomenclature Génerale'.C59]" office:value-type="string" office:string-value="M3 35 mm" calcext:value-type="string">
            <text:p>M3 35 mm</text:p>
          </table:table-cell>
          <table:table-cell table:style-name="ce2" table:formula="of:=['Nomenclature Génerale'.D59]" office:value-type="string" office:string-value="sans" calcext:value-type="string">
            <text:p>sans</text:p>
          </table:table-cell>
          <table:table-cell table:style-name="ce2" table:formula="of:=['Nomenclature Génerale'.E59]" office:value-type="string" office:string-value="M3" calcext:value-type="string">
            <text:p>M3</text:p>
          </table:table-cell>
          <table:table-cell table:style-name="ce2" table:formula="of:=['Nomenclature Génerale'.F59]" office:value-type="float" office:value="35" calcext:value-type="float">
            <text:p>35</text:p>
          </table:table-cell>
          <table:table-cell table:style-name="ce2" table:formula="of:=['Nomenclature Génerale'.G59]" office:value-type="float" office:value="0" calcext:value-type="float">
            <text:p>0</text:p>
          </table:table-cell>
          <table:table-cell table:style-name="ce2" table:formula="of:=['Nomenclature Génerale'.H59]" office:value-type="float" office:value="1" calcext:value-type="float">
            <text:p>1</text:p>
          </table:table-cell>
          <table:table-cell table:style-name="ce2" table:formula="of:=['Nomenclature Génerale'.I59]" office:value-type="float" office:value="0" calcext:value-type="float">
            <text:p>0</text:p>
          </table:table-cell>
          <table:table-cell table:style-name="ce2" table:formula="of:=['Nomenclature Génerale'.J59]" office:value-type="string" office:string-value="Visserie" calcext:value-type="string">
            <text:p>Visserie</text:p>
          </table:table-cell>
          <table:table-cell table:style-name="ce2" table:formula="of:=['Nomenclature Génerale'.K59]" office:value-type="string" office:string-value="Pack Extrudeur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0]" office:value-type="float" office:value="0" calcext:value-type="float">
            <text:p>0</text:p>
          </table:table-cell>
          <table:table-cell table:style-name="ce2" table:formula="of:=['Nomenclature Génerale'.B60]" office:value-type="float" office:value="530" calcext:value-type="float">
            <text:p>530</text:p>
          </table:table-cell>
          <table:table-cell table:style-name="ce2" table:formula="of:=['Nomenclature Génerale'.C60]" office:value-type="string" office:string-value="M3 8 mm" calcext:value-type="string">
            <text:p>M3 8 mm</text:p>
          </table:table-cell>
          <table:table-cell table:style-name="ce2" table:formula="of:=['Nomenclature Génerale'.D60]" office:value-type="string" office:string-value="sans" calcext:value-type="string">
            <text:p>sans</text:p>
          </table:table-cell>
          <table:table-cell table:style-name="ce2" table:formula="of:=['Nomenclature Génerale'.E60]" office:value-type="string" office:string-value="M3" calcext:value-type="string">
            <text:p>M3</text:p>
          </table:table-cell>
          <table:table-cell table:style-name="ce2" table:formula="of:=['Nomenclature Génerale'.F60]" office:value-type="float" office:value="8" calcext:value-type="float">
            <text:p>8</text:p>
          </table:table-cell>
          <table:table-cell table:style-name="ce2" table:formula="of:=['Nomenclature Génerale'.G60]" office:value-type="float" office:value="0" calcext:value-type="float">
            <text:p>0</text:p>
          </table:table-cell>
          <table:table-cell table:style-name="ce2" table:formula="of:=['Nomenclature Génerale'.H60]" office:value-type="float" office:value="4" calcext:value-type="float">
            <text:p>4</text:p>
          </table:table-cell>
          <table:table-cell table:style-name="ce2" table:formula="of:=['Nomenclature Génerale'.I60]" office:value-type="string" office:string-value="Alimentation" calcext:value-type="string">
            <text:p>Alimentation</text:p>
          </table:table-cell>
          <table:table-cell table:style-name="ce2" table:formula="of:=['Nomenclature Génerale'.J60]" office:value-type="string" office:string-value="Visserie" calcext:value-type="string">
            <text:p>Visserie</text:p>
          </table:table-cell>
          <table:table-cell table:style-name="ce2" table:formula="of:=['Nomenclature Génerale'.K60]" office:value-type="string" office:string-value="M3 8 mm" calcext:value-type="string">
            <text:p>M3 8 mm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1]" office:value-type="float" office:value="0" calcext:value-type="float">
            <text:p>0</text:p>
          </table:table-cell>
          <table:table-cell table:style-name="ce2" table:formula="of:=['Nomenclature Génerale'.B61]" office:value-type="float" office:value="540" calcext:value-type="float">
            <text:p>540</text:p>
          </table:table-cell>
          <table:table-cell table:style-name="ce2" table:formula="of:=['Nomenclature Génerale'.C61]" office:value-type="string" office:string-value="M3 8 mm" calcext:value-type="string">
            <text:p>M3 8 mm</text:p>
          </table:table-cell>
          <table:table-cell table:style-name="ce2" table:formula="of:=['Nomenclature Génerale'.D61]" office:value-type="string" office:string-value="sans" calcext:value-type="string">
            <text:p>sans</text:p>
          </table:table-cell>
          <table:table-cell table:style-name="ce2" table:formula="of:=['Nomenclature Génerale'.E61]" office:value-type="string" office:string-value="M3" calcext:value-type="string">
            <text:p>M3</text:p>
          </table:table-cell>
          <table:table-cell table:style-name="ce2" table:formula="of:=['Nomenclature Génerale'.F61]" office:value-type="float" office:value="8" calcext:value-type="float">
            <text:p>8</text:p>
          </table:table-cell>
          <table:table-cell table:style-name="ce2" table:formula="of:=['Nomenclature Génerale'.G61]" office:value-type="float" office:value="0" calcext:value-type="float">
            <text:p>0</text:p>
          </table:table-cell>
          <table:table-cell table:style-name="ce2" table:formula="of:=['Nomenclature Génerale'.H61]" office:value-type="float" office:value="8" calcext:value-type="float">
            <text:p>8</text:p>
          </table:table-cell>
          <table:table-cell table:style-name="ce2" table:formula="of:=['Nomenclature Génerale'.I61]" office:value-type="float" office:value="0" calcext:value-type="float">
            <text:p>0</text:p>
          </table:table-cell>
          <table:table-cell table:style-name="ce2" table:formula="of:=['Nomenclature Génerale'.J61]" office:value-type="string" office:string-value="Visserie" calcext:value-type="string">
            <text:p>Visserie</text:p>
          </table:table-cell>
          <table:table-cell table:style-name="ce2" table:formula="of:=['Nomenclature Génerale'.K61]" office:value-type="string" office:string-value="Support Smoothie" calcext:value-type="string">
            <text:p>Support Smoothi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2]" office:value-type="float" office:value="0" calcext:value-type="float">
            <text:p>0</text:p>
          </table:table-cell>
          <table:table-cell table:style-name="ce2" table:formula="of:=['Nomenclature Génerale'.B62]" office:value-type="float" office:value="550" calcext:value-type="float">
            <text:p>550</text:p>
          </table:table-cell>
          <table:table-cell table:style-name="ce2" table:formula="of:=['Nomenclature Génerale'.C62]" office:value-type="string" office:string-value="M3 Écrous" calcext:value-type="string">
            <text:p>M3 Écrous</text:p>
          </table:table-cell>
          <table:table-cell table:style-name="ce2" table:formula="of:=['Nomenclature Génerale'.D62]" office:value-type="string" office:string-value="sans" calcext:value-type="string">
            <text:p>sans</text:p>
          </table:table-cell>
          <table:table-cell table:style-name="ce2" table:formula="of:=['Nomenclature Génerale'.E62]" office:value-type="string" office:string-value="M3" calcext:value-type="string">
            <text:p>M3</text:p>
          </table:table-cell>
          <table:table-cell table:style-name="ce2" table:formula="of:=['Nomenclature Génerale'.F62]" office:value-type="float" office:value="0" calcext:value-type="float">
            <text:p>0</text:p>
          </table:table-cell>
          <table:table-cell table:style-name="ce2" table:formula="of:=['Nomenclature Génerale'.G62]" office:value-type="float" office:value="0" calcext:value-type="float">
            <text:p>0</text:p>
          </table:table-cell>
          <table:table-cell table:style-name="ce2" table:formula="of:=['Nomenclature Génerale'.H62]" office:value-type="float" office:value="4" calcext:value-type="float">
            <text:p>4</text:p>
          </table:table-cell>
          <table:table-cell table:style-name="ce2" table:formula="of:=['Nomenclature Génerale'.I62]" office:value-type="float" office:value="0" calcext:value-type="float">
            <text:p>0</text:p>
          </table:table-cell>
          <table:table-cell table:style-name="ce2" table:formula="of:=['Nomenclature Génerale'.J62]" office:value-type="string" office:string-value="Ventilo" calcext:value-type="string">
            <text:p>Ventilo</text:p>
          </table:table-cell>
          <table:table-cell table:style-name="ce2" table:formula="of:=['Nomenclature Génerale'.K62]" office:value-type="string" office:string-value="Ventilo Smoothie" calcext:value-type="string">
            <text:p>Ventilo Smoothi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3]" office:value-type="float" office:value="0" calcext:value-type="float">
            <text:p>0</text:p>
          </table:table-cell>
          <table:table-cell table:style-name="ce2" table:formula="of:=['Nomenclature Génerale'.B63]" office:value-type="float" office:value="560" calcext:value-type="float">
            <text:p>560</text:p>
          </table:table-cell>
          <table:table-cell table:style-name="ce2" table:formula="of:=['Nomenclature Génerale'.C63]" office:value-type="string" office:string-value="M3 Écrous" calcext:value-type="string">
            <text:p>M3 Écrous</text:p>
          </table:table-cell>
          <table:table-cell table:style-name="ce2" table:formula="of:=['Nomenclature Génerale'.D63]" office:value-type="string" office:string-value="sans" calcext:value-type="string">
            <text:p>sans</text:p>
          </table:table-cell>
          <table:table-cell table:style-name="ce2" table:formula="of:=['Nomenclature Génerale'.E63]" office:value-type="string" office:string-value="M3" calcext:value-type="string">
            <text:p>M3</text:p>
          </table:table-cell>
          <table:table-cell table:style-name="ce2" table:formula="of:=['Nomenclature Génerale'.F63]" office:value-type="string" office:string-value="standard" calcext:value-type="string">
            <text:p>standard</text:p>
          </table:table-cell>
          <table:table-cell table:style-name="ce2" table:formula="of:=['Nomenclature Génerale'.G63]" office:value-type="float" office:value="0" calcext:value-type="float">
            <text:p>0</text:p>
          </table:table-cell>
          <table:table-cell table:style-name="ce2" table:formula="of:=['Nomenclature Génerale'.H63]" office:value-type="float" office:value="4" calcext:value-type="float">
            <text:p>4</text:p>
          </table:table-cell>
          <table:table-cell table:style-name="ce2" table:formula="of:=['Nomenclature Génerale'.I63]" office:value-type="float" office:value="0" calcext:value-type="float">
            <text:p>0</text:p>
          </table:table-cell>
          <table:table-cell table:style-name="ce2" table:formula="of:=['Nomenclature Génerale'.J63]" office:value-type="string" office:string-value="Visserie" calcext:value-type="string">
            <text:p>Visserie</text:p>
          </table:table-cell>
          <table:table-cell table:style-name="ce2" table:formula="of:=['Nomenclature Génerale'.K63]" office:value-type="string" office:string-value="Plaques connecteurs" calcext:value-type="string">
            <text:p>Plaques connec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4]" office:value-type="float" office:value="0" calcext:value-type="float">
            <text:p>0</text:p>
          </table:table-cell>
          <table:table-cell table:style-name="ce2" table:formula="of:=['Nomenclature Génerale'.B64]" office:value-type="float" office:value="570" calcext:value-type="float">
            <text:p>570</text:p>
          </table:table-cell>
          <table:table-cell table:style-name="ce2" table:formula="of:=['Nomenclature Génerale'.C64]" office:value-type="string" office:string-value="M3 Écrous" calcext:value-type="string">
            <text:p>M3 Écrous</text:p>
          </table:table-cell>
          <table:table-cell table:style-name="ce2" table:formula="of:=['Nomenclature Génerale'.D64]" office:value-type="string" office:string-value="sans" calcext:value-type="string">
            <text:p>sans</text:p>
          </table:table-cell>
          <table:table-cell table:style-name="ce2" table:formula="of:=['Nomenclature Génerale'.E64]" office:value-type="string" office:string-value="M3" calcext:value-type="string">
            <text:p>M3</text:p>
          </table:table-cell>
          <table:table-cell table:style-name="ce2" table:formula="of:=['Nomenclature Génerale'.F64]" office:value-type="string" office:string-value="standard" calcext:value-type="string">
            <text:p>standard</text:p>
          </table:table-cell>
          <table:table-cell table:style-name="ce2" table:formula="of:=['Nomenclature Génerale'.G64]" office:value-type="float" office:value="0" calcext:value-type="float">
            <text:p>0</text:p>
          </table:table-cell>
          <table:table-cell table:style-name="ce2" table:formula="of:=['Nomenclature Génerale'.H64]" office:value-type="float" office:value="4" calcext:value-type="float">
            <text:p>4</text:p>
          </table:table-cell>
          <table:table-cell table:style-name="ce2" table:formula="of:=['Nomenclature Génerale'.I64]" office:value-type="float" office:value="0" calcext:value-type="float">
            <text:p>0</text:p>
          </table:table-cell>
          <table:table-cell table:style-name="ce2" table:formula="of:=['Nomenclature Génerale'.J64]" office:value-type="string" office:string-value="Visserie" calcext:value-type="string">
            <text:p>Visserie</text:p>
          </table:table-cell>
          <table:table-cell table:style-name="ce2" table:formula="of:=['Nomenclature Génerale'.K64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5]" office:value-type="float" office:value="0" calcext:value-type="float">
            <text:p>0</text:p>
          </table:table-cell>
          <table:table-cell table:style-name="ce2" table:formula="of:=['Nomenclature Génerale'.B65]" office:value-type="float" office:value="580" calcext:value-type="float">
            <text:p>580</text:p>
          </table:table-cell>
          <table:table-cell table:style-name="ce2" table:formula="of:=['Nomenclature Génerale'.C65]" office:value-type="string" office:string-value="M3 Rondelle" calcext:value-type="string">
            <text:p>M3 Rondelle</text:p>
          </table:table-cell>
          <table:table-cell table:style-name="ce2" table:formula="of:=['Nomenclature Génerale'.D65]" office:value-type="string" office:string-value="sans" calcext:value-type="string">
            <text:p>sans</text:p>
          </table:table-cell>
          <table:table-cell table:style-name="ce2" table:formula="of:=['Nomenclature Génerale'.E65]" office:value-type="string" office:string-value="M3" calcext:value-type="string">
            <text:p>M3</text:p>
          </table:table-cell>
          <table:table-cell table:style-name="ce2" table:formula="of:=['Nomenclature Génerale'.F65]" office:value-type="float" office:value="0" calcext:value-type="float">
            <text:p>0</text:p>
          </table:table-cell>
          <table:table-cell table:style-name="ce2" table:formula="of:=['Nomenclature Génerale'.G65]" office:value-type="float" office:value="0" calcext:value-type="float">
            <text:p>0</text:p>
          </table:table-cell>
          <table:table-cell table:style-name="ce2" table:formula="of:=['Nomenclature Génerale'.H65]" office:value-type="float" office:value="4" calcext:value-type="float">
            <text:p>4</text:p>
          </table:table-cell>
          <table:table-cell table:style-name="ce2" table:formula="of:=['Nomenclature Génerale'.I65]" office:value-type="float" office:value="0" calcext:value-type="float">
            <text:p>0</text:p>
          </table:table-cell>
          <table:table-cell table:style-name="ce2" table:formula="of:=['Nomenclature Génerale'.J65]" office:value-type="string" office:string-value="Ventilo" calcext:value-type="string">
            <text:p>Ventilo</text:p>
          </table:table-cell>
          <table:table-cell table:style-name="ce2" table:formula="of:=['Nomenclature Génerale'.K65]" office:value-type="string" office:string-value="M3 Rondelle" calcext:value-type="string">
            <text:p>M3 Rondell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6]" office:value-type="float" office:value="0" calcext:value-type="float">
            <text:p>0</text:p>
          </table:table-cell>
          <table:table-cell table:style-name="ce2" table:formula="of:=['Nomenclature Génerale'.B66]" office:value-type="float" office:value="590" calcext:value-type="float">
            <text:p>590</text:p>
          </table:table-cell>
          <table:table-cell table:style-name="ce2" table:formula="of:=['Nomenclature Génerale'.C66]" office:value-type="string" office:string-value="M3 Rondelle" calcext:value-type="string">
            <text:p>M3 Rondelle</text:p>
          </table:table-cell>
          <table:table-cell table:style-name="ce2" table:formula="of:=['Nomenclature Génerale'.D66]" office:value-type="string" office:string-value="sans" calcext:value-type="string">
            <text:p>sans</text:p>
          </table:table-cell>
          <table:table-cell table:style-name="ce2" table:formula="of:=['Nomenclature Génerale'.E66]" office:value-type="string" office:string-value="M3" calcext:value-type="string">
            <text:p>M3</text:p>
          </table:table-cell>
          <table:table-cell table:style-name="ce2" table:formula="of:=['Nomenclature Génerale'.F66]" office:value-type="string" office:string-value="standard" calcext:value-type="string">
            <text:p>standard</text:p>
          </table:table-cell>
          <table:table-cell table:style-name="ce2" table:formula="of:=['Nomenclature Génerale'.G66]" office:value-type="float" office:value="0" calcext:value-type="float">
            <text:p>0</text:p>
          </table:table-cell>
          <table:table-cell table:style-name="ce2" table:formula="of:=['Nomenclature Génerale'.H66]" office:value-type="float" office:value="10" calcext:value-type="float">
            <text:p>10</text:p>
          </table:table-cell>
          <table:table-cell table:style-name="ce2" table:formula="of:=['Nomenclature Génerale'.I66]" office:value-type="string" office:string-value="8 Z Bas + 2 Y End Stop" calcext:value-type="string">
            <text:p>8 Z Bas + 2 Y End Stop</text:p>
          </table:table-cell>
          <table:table-cell table:style-name="ce2" table:formula="of:=['Nomenclature Génerale'.J66]" office:value-type="string" office:string-value="Visserie" calcext:value-type="string">
            <text:p>Visserie</text:p>
          </table:table-cell>
          <table:table-cell table:style-name="ce2" table:formula="of:=['Nomenclature Génerale'.K66]" office:value-type="string" office:string-value="M3 Rondelle" calcext:value-type="string">
            <text:p>M3 Rondell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7]" office:value-type="float" office:value="0" calcext:value-type="float">
            <text:p>0</text:p>
          </table:table-cell>
          <table:table-cell table:style-name="ce2" table:formula="of:=['Nomenclature Génerale'.B67]" office:value-type="float" office:value="600" calcext:value-type="float">
            <text:p>600</text:p>
          </table:table-cell>
          <table:table-cell table:style-name="ce2" table:formula="of:=['Nomenclature Génerale'.C67]" office:value-type="string" office:string-value="M3 Rondelle" calcext:value-type="string">
            <text:p>M3 Rondelle</text:p>
          </table:table-cell>
          <table:table-cell table:style-name="ce2" table:formula="of:=['Nomenclature Génerale'.D67]" office:value-type="string" office:string-value="sans" calcext:value-type="string">
            <text:p>sans</text:p>
          </table:table-cell>
          <table:table-cell table:style-name="ce2" table:formula="of:=['Nomenclature Génerale'.E67]" office:value-type="string" office:string-value="M3" calcext:value-type="string">
            <text:p>M3</text:p>
          </table:table-cell>
          <table:table-cell table:style-name="ce2" table:formula="of:=['Nomenclature Génerale'.F67]" office:value-type="string" office:string-value="standard" calcext:value-type="string">
            <text:p>standard</text:p>
          </table:table-cell>
          <table:table-cell table:style-name="ce2" table:formula="of:=['Nomenclature Génerale'.G67]" office:value-type="float" office:value="0" calcext:value-type="float">
            <text:p>0</text:p>
          </table:table-cell>
          <table:table-cell table:style-name="ce2" table:formula="of:=['Nomenclature Génerale'.H67]" office:value-type="float" office:value="8" calcext:value-type="float">
            <text:p>8</text:p>
          </table:table-cell>
          <table:table-cell table:style-name="ce2" table:formula="of:=['Nomenclature Génerale'.I67]" office:value-type="float" office:value="0" calcext:value-type="float">
            <text:p>0</text:p>
          </table:table-cell>
          <table:table-cell table:style-name="ce2" table:formula="of:=['Nomenclature Génerale'.J67]" office:value-type="string" office:string-value="Visserie" calcext:value-type="string">
            <text:p>Visserie</text:p>
          </table:table-cell>
          <table:table-cell table:style-name="ce2" table:formula="of:=['Nomenclature Génerale'.K67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8]" office:value-type="float" office:value="0" calcext:value-type="float">
            <text:p>0</text:p>
          </table:table-cell>
          <table:table-cell table:style-name="ce2" table:formula="of:=['Nomenclature Génerale'.B68]" office:value-type="float" office:value="610" calcext:value-type="float">
            <text:p>610</text:p>
          </table:table-cell>
          <table:table-cell table:style-name="ce2" table:formula="of:=['Nomenclature Génerale'.C68]" office:value-type="string" office:string-value="M3 Rondelle Large" calcext:value-type="string">
            <text:p>M3 Rondelle Large</text:p>
          </table:table-cell>
          <table:table-cell table:style-name="ce2" table:formula="of:=['Nomenclature Génerale'.D68]" office:value-type="string" office:string-value="sans" calcext:value-type="string">
            <text:p>sans</text:p>
          </table:table-cell>
          <table:table-cell table:style-name="ce2" table:formula="of:=['Nomenclature Génerale'.E68]" office:value-type="string" office:string-value="M3" calcext:value-type="string">
            <text:p>M3</text:p>
          </table:table-cell>
          <table:table-cell table:style-name="ce2" table:formula="of:=['Nomenclature Génerale'.F68]" office:value-type="string" office:string-value="large" calcext:value-type="string">
            <text:p>large</text:p>
          </table:table-cell>
          <table:table-cell table:style-name="ce2" table:formula="of:=['Nomenclature Génerale'.G68]" office:value-type="float" office:value="0" calcext:value-type="float">
            <text:p>0</text:p>
          </table:table-cell>
          <table:table-cell table:style-name="ce2" table:formula="of:=['Nomenclature Génerale'.H68]" office:value-type="float" office:value="2" calcext:value-type="float">
            <text:p>2</text:p>
          </table:table-cell>
          <table:table-cell table:style-name="ce2" table:formula="of:=['Nomenclature Génerale'.I68]" office:value-type="float" office:value="0" calcext:value-type="float">
            <text:p>0</text:p>
          </table:table-cell>
          <table:table-cell table:style-name="ce2" table:formula="of:=['Nomenclature Génerale'.J68]" office:value-type="string" office:string-value="Visserie" calcext:value-type="string">
            <text:p>Visserie</text:p>
          </table:table-cell>
          <table:table-cell table:style-name="ce2" table:formula="of:=['Nomenclature Génerale'.K68]" office:value-type="string" office:string-value="M3 Rondelle" calcext:value-type="string">
            <text:p>M3 Rondelle</text:p>
          </table:table-cell>
          <table:table-cell table:number-columns-repeated="16"/>
          <table:table-cell table:style-name="ce15" office:value-type="string" calcext:value-type="string">
            <text:p>Pièces Plastiques</text:p>
          </table:table-cell>
          <table:table-cell table:number-columns-repeated="996"/>
        </table:table-row>
        <table:table-row table:style-name="ro2">
          <table:table-cell table:style-name="ce2" table:formula="of:=['Nomenclature Génerale'.A69]" office:value-type="float" office:value="0" calcext:value-type="float">
            <text:p>0</text:p>
          </table:table-cell>
          <table:table-cell table:style-name="ce2" table:formula="of:=['Nomenclature Génerale'.B69]" office:value-type="float" office:value="620" calcext:value-type="float">
            <text:p>620</text:p>
          </table:table-cell>
          <table:table-cell table:style-name="ce2" table:formula="of:=['Nomenclature Génerale'.C69]" office:value-type="string" office:string-value="M4 Écrous" calcext:value-type="string">
            <text:p>M4 Écrous</text:p>
          </table:table-cell>
          <table:table-cell table:style-name="ce2" table:formula="of:=['Nomenclature Génerale'.D69]" office:value-type="string" office:string-value="sans" calcext:value-type="string">
            <text:p>sans</text:p>
          </table:table-cell>
          <table:table-cell table:style-name="ce2" table:formula="of:=['Nomenclature Génerale'.E69]" office:value-type="string" office:string-value="M4" calcext:value-type="string">
            <text:p>M4</text:p>
          </table:table-cell>
          <table:table-cell table:style-name="ce2" table:formula="of:=['Nomenclature Génerale'.F69]" office:value-type="string" office:string-value="standard" calcext:value-type="string">
            <text:p>standard</text:p>
          </table:table-cell>
          <table:table-cell table:style-name="ce2" table:formula="of:=['Nomenclature Génerale'.G69]" office:value-type="float" office:value="0" calcext:value-type="float">
            <text:p>0</text:p>
          </table:table-cell>
          <table:table-cell table:style-name="ce2" table:formula="of:=['Nomenclature Génerale'.H69]" office:value-type="float" office:value="4" calcext:value-type="float">
            <text:p>4</text:p>
          </table:table-cell>
          <table:table-cell table:style-name="ce2" table:formula="of:=['Nomenclature Génerale'.I69]" office:value-type="float" office:value="0" calcext:value-type="float">
            <text:p>0</text:p>
          </table:table-cell>
          <table:table-cell table:style-name="ce2" table:formula="of:=['Nomenclature Génerale'.J69]" office:value-type="string" office:string-value="Visserie" calcext:value-type="string">
            <text:p>Visserie</text:p>
          </table:table-cell>
          <table:table-cell table:style-name="ce2" table:formula="of:=['Nomenclature Génerale'.K69]" office:value-type="string" office:string-value="Pack Extrudeur" calcext:value-type="string">
            <text:p>Pack Extrudeur</text:p>
          </table:table-cell>
          <table:table-cell table:number-columns-repeated="16"/>
          <table:table-cell table:style-name="ce15" office:value-type="string" calcext:value-type="string">
            <text:p>Pièces Plastiques</text:p>
          </table:table-cell>
          <table:table-cell table:number-columns-repeated="996"/>
        </table:table-row>
        <table:table-row table:style-name="ro2">
          <table:table-cell table:style-name="ce2" table:formula="of:=['Nomenclature Génerale'.A70]" office:value-type="float" office:value="0" calcext:value-type="float">
            <text:p>0</text:p>
          </table:table-cell>
          <table:table-cell table:style-name="ce2" table:formula="of:=['Nomenclature Génerale'.B70]" office:value-type="float" office:value="630" calcext:value-type="float">
            <text:p>630</text:p>
          </table:table-cell>
          <table:table-cell table:style-name="ce2" table:formula="of:=['Nomenclature Génerale'.C70]" office:value-type="string" office:string-value="M4 Rondelles" calcext:value-type="string">
            <text:p>M4 Rondelles</text:p>
          </table:table-cell>
          <table:table-cell table:style-name="ce2" table:formula="of:=['Nomenclature Génerale'.D70]" office:value-type="string" office:string-value="sans" calcext:value-type="string">
            <text:p>sans</text:p>
          </table:table-cell>
          <table:table-cell table:style-name="ce2" table:formula="of:=['Nomenclature Génerale'.E70]" office:value-type="string" office:string-value="M4" calcext:value-type="string">
            <text:p>M4</text:p>
          </table:table-cell>
          <table:table-cell table:style-name="ce2" table:formula="of:=['Nomenclature Génerale'.F70]" office:value-type="string" office:string-value="standard" calcext:value-type="string">
            <text:p>standard</text:p>
          </table:table-cell>
          <table:table-cell table:style-name="ce2" table:formula="of:=['Nomenclature Génerale'.G70]" office:value-type="float" office:value="0" calcext:value-type="float">
            <text:p>0</text:p>
          </table:table-cell>
          <table:table-cell table:style-name="ce2" table:formula="of:=['Nomenclature Génerale'.H70]" office:value-type="float" office:value="4" calcext:value-type="float">
            <text:p>4</text:p>
          </table:table-cell>
          <table:table-cell table:style-name="ce2" table:formula="of:=['Nomenclature Génerale'.I70]" office:value-type="float" office:value="0" calcext:value-type="float">
            <text:p>0</text:p>
          </table:table-cell>
          <table:table-cell table:style-name="ce2" table:formula="of:=['Nomenclature Génerale'.J70]" office:value-type="string" office:string-value="Visserie" calcext:value-type="string">
            <text:p>Visserie</text:p>
          </table:table-cell>
          <table:table-cell table:style-name="ce2" table:formula="of:=['Nomenclature Génerale'.K70]" office:value-type="string" office:string-value="Pack Extrudeur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1]" office:value-type="float" office:value="0" calcext:value-type="float">
            <text:p>0</text:p>
          </table:table-cell>
          <table:table-cell table:style-name="ce2" table:formula="of:=['Nomenclature Génerale'.B71]" office:value-type="float" office:value="635" calcext:value-type="float">
            <text:p>635</text:p>
          </table:table-cell>
          <table:table-cell table:style-name="ce2" table:formula="of:=['Nomenclature Génerale'.C71]" office:value-type="string" office:string-value="M4 Rondelles Large" calcext:value-type="string">
            <text:p>M4 Rondelles Large</text:p>
          </table:table-cell>
          <table:table-cell table:style-name="ce2" table:formula="of:=['Nomenclature Génerale'.D71]" office:value-type="string" office:string-value="sans" calcext:value-type="string">
            <text:p>sans</text:p>
          </table:table-cell>
          <table:table-cell table:style-name="ce2" table:formula="of:=['Nomenclature Génerale'.E71]" office:value-type="string" office:string-value="M4" calcext:value-type="string">
            <text:p>M4</text:p>
          </table:table-cell>
          <table:table-cell table:style-name="ce2" table:formula="of:=['Nomenclature Génerale'.F71]" office:value-type="string" office:string-value="large" calcext:value-type="string">
            <text:p>large</text:p>
          </table:table-cell>
          <table:table-cell table:style-name="ce2" table:formula="of:=['Nomenclature Génerale'.G71]" office:value-type="float" office:value="0" calcext:value-type="float">
            <text:p>0</text:p>
          </table:table-cell>
          <table:table-cell table:style-name="ce2" table:formula="of:=['Nomenclature Génerale'.H71]" office:value-type="float" office:value="4" calcext:value-type="float">
            <text:p>4</text:p>
          </table:table-cell>
          <table:table-cell table:style-name="ce2" table:formula="of:=['Nomenclature Génerale'.I71]" office:value-type="float" office:value="0" calcext:value-type="float">
            <text:p>0</text:p>
          </table:table-cell>
          <table:table-cell table:style-name="ce2" table:formula="of:=['Nomenclature Génerale'.J71]" office:value-type="string" office:string-value="Ventilateur" calcext:value-type="string">
            <text:p>Ventilateur</text:p>
          </table:table-cell>
          <table:table-cell table:style-name="ce2" table:formula="of:=['Nomenclature Génerale'.K71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2]" office:value-type="float" office:value="0" calcext:value-type="float">
            <text:p>0</text:p>
          </table:table-cell>
          <table:table-cell table:style-name="ce2" table:formula="of:=['Nomenclature Génerale'.B72]" office:value-type="float" office:value="640" calcext:value-type="float">
            <text:p>640</text:p>
          </table:table-cell>
          <table:table-cell table:style-name="ce2" table:formula="of:=['Nomenclature Génerale'.C72]" office:value-type="string" office:string-value="M5 10 mm" calcext:value-type="string">
            <text:p>M5 10 mm</text:p>
          </table:table-cell>
          <table:table-cell table:style-name="ce2" table:formula="of:=['Nomenclature Génerale'.D72]" office:value-type="string" office:string-value="sans" calcext:value-type="string">
            <text:p>sans</text:p>
          </table:table-cell>
          <table:table-cell table:style-name="ce2" table:formula="of:=['Nomenclature Génerale'.E72]" office:value-type="string" office:string-value="M5" calcext:value-type="string">
            <text:p>M5</text:p>
          </table:table-cell>
          <table:table-cell table:style-name="ce2" table:formula="of:=['Nomenclature Génerale'.F72]" office:value-type="float" office:value="10" calcext:value-type="float">
            <text:p>10</text:p>
          </table:table-cell>
          <table:table-cell table:style-name="ce2" table:formula="of:=['Nomenclature Génerale'.G72]" office:value-type="float" office:value="0" calcext:value-type="float">
            <text:p>0</text:p>
          </table:table-cell>
          <table:table-cell table:style-name="ce2" table:formula="of:=['Nomenclature Génerale'.H72]" office:value-type="float" office:value="8" calcext:value-type="float">
            <text:p>8</text:p>
          </table:table-cell>
          <table:table-cell table:style-name="ce2" table:formula="of:=['Nomenclature Génerale'.I72]" office:value-type="float" office:value="0" calcext:value-type="float">
            <text:p>0</text:p>
          </table:table-cell>
          <table:table-cell table:style-name="ce2" table:formula="of:=['Nomenclature Génerale'.J72]" office:value-type="string" office:string-value="Visserie" calcext:value-type="string">
            <text:p>Visserie</text:p>
          </table:table-cell>
          <table:table-cell table:style-name="ce2" table:formula="of:=['Nomenclature Génerale'.K72]" office:value-type="string" office:string-value="Plaques châssis" calcext:value-type="string">
            <text:p>Plaques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3]" office:value-type="float" office:value="0" calcext:value-type="float">
            <text:p>0</text:p>
          </table:table-cell>
          <table:table-cell table:style-name="ce2" table:formula="of:=['Nomenclature Génerale'.B73]" office:value-type="float" office:value="650" calcext:value-type="float">
            <text:p>650</text:p>
          </table:table-cell>
          <table:table-cell table:style-name="ce2" table:formula="of:=['Nomenclature Génerale'.C73]" office:value-type="string" office:string-value="M5 12 mm" calcext:value-type="string">
            <text:p>M5 12 mm</text:p>
          </table:table-cell>
          <table:table-cell table:style-name="ce2" table:formula="of:=['Nomenclature Génerale'.D73]" office:value-type="string" office:string-value="sans" calcext:value-type="string">
            <text:p>sans</text:p>
          </table:table-cell>
          <table:table-cell table:style-name="ce2" table:formula="of:=['Nomenclature Génerale'.E73]" office:value-type="string" office:string-value="M5" calcext:value-type="string">
            <text:p>M5</text:p>
          </table:table-cell>
          <table:table-cell table:style-name="ce2" table:formula="of:=['Nomenclature Génerale'.F73]" office:value-type="float" office:value="12" calcext:value-type="float">
            <text:p>12</text:p>
          </table:table-cell>
          <table:table-cell table:style-name="ce2" table:formula="of:=['Nomenclature Génerale'.G73]" office:value-type="float" office:value="0" calcext:value-type="float">
            <text:p>0</text:p>
          </table:table-cell>
          <table:table-cell table:style-name="ce2" table:formula="of:=['Nomenclature Génerale'.H73]" office:value-type="float" office:value="12" calcext:value-type="float">
            <text:p>12</text:p>
          </table:table-cell>
          <table:table-cell table:style-name="ce2" table:formula="of:=['Nomenclature Génerale'.I73]" office:value-type="float" office:value="0" calcext:value-type="float">
            <text:p>0</text:p>
          </table:table-cell>
          <table:table-cell table:style-name="ce2" table:formula="of:=['Nomenclature Génerale'.J73]" office:value-type="string" office:string-value="Visserie" calcext:value-type="string">
            <text:p>Visserie</text:p>
          </table:table-cell>
          <table:table-cell table:style-name="ce2" table:formula="of:=['Nomenclature Génerale'.K73]" office:value-type="string" office:string-value="M5 12 mm" calcext:value-type="string">
            <text:p>M5 12 mm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4]" office:value-type="float" office:value="0" calcext:value-type="float">
            <text:p>0</text:p>
          </table:table-cell>
          <table:table-cell table:style-name="ce2" table:formula="of:=['Nomenclature Génerale'.B74]" office:value-type="float" office:value="660" calcext:value-type="float">
            <text:p>660</text:p>
          </table:table-cell>
          <table:table-cell table:style-name="ce2" table:formula="of:=['Nomenclature Génerale'.C74]" office:value-type="string" office:string-value="M5 12 mm" calcext:value-type="string">
            <text:p>M5 12 mm</text:p>
          </table:table-cell>
          <table:table-cell table:style-name="ce2" table:formula="of:=['Nomenclature Génerale'.D74]" office:value-type="string" office:string-value="sans" calcext:value-type="string">
            <text:p>sans</text:p>
          </table:table-cell>
          <table:table-cell table:style-name="ce2" table:formula="of:=['Nomenclature Génerale'.E74]" office:value-type="string" office:string-value="M5" calcext:value-type="string">
            <text:p>M5</text:p>
          </table:table-cell>
          <table:table-cell table:style-name="ce2" table:formula="of:=['Nomenclature Génerale'.F74]" office:value-type="float" office:value="12" calcext:value-type="float">
            <text:p>12</text:p>
          </table:table-cell>
          <table:table-cell table:style-name="ce2" table:formula="of:=['Nomenclature Génerale'.G74]" office:value-type="float" office:value="0" calcext:value-type="float">
            <text:p>0</text:p>
          </table:table-cell>
          <table:table-cell table:style-name="ce2" table:formula="of:=['Nomenclature Génerale'.H74]" office:value-type="float" office:value="2" calcext:value-type="float">
            <text:p>2</text:p>
          </table:table-cell>
          <table:table-cell table:style-name="ce2" table:formula="of:=['Nomenclature Génerale'.I74]" office:value-type="float" office:value="0" calcext:value-type="float">
            <text:p>0</text:p>
          </table:table-cell>
          <table:table-cell table:style-name="ce2" table:formula="of:=['Nomenclature Génerale'.J74]" office:value-type="string" office:string-value="Visserie" calcext:value-type="string">
            <text:p>Visserie</text:p>
          </table:table-cell>
          <table:table-cell table:style-name="ce2" table:formula="of:=['Nomenclature Génerale'.K74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5]" office:value-type="float" office:value="0" calcext:value-type="float">
            <text:p>0</text:p>
          </table:table-cell>
          <table:table-cell table:style-name="ce2" table:formula="of:=['Nomenclature Génerale'.B75]" office:value-type="float" office:value="670" calcext:value-type="float">
            <text:p>670</text:p>
          </table:table-cell>
          <table:table-cell table:style-name="ce2" table:formula="of:=['Nomenclature Génerale'.C75]" office:value-type="string" office:string-value="M5 14 mm" calcext:value-type="string">
            <text:p>M5 14 mm</text:p>
          </table:table-cell>
          <table:table-cell table:style-name="ce2" table:formula="of:=['Nomenclature Génerale'.D75]" office:value-type="string" office:string-value="sans" calcext:value-type="string">
            <text:p>sans</text:p>
          </table:table-cell>
          <table:table-cell table:style-name="ce2" table:formula="of:=['Nomenclature Génerale'.E75]" office:value-type="string" office:string-value="M5" calcext:value-type="string">
            <text:p>M5</text:p>
          </table:table-cell>
          <table:table-cell table:style-name="ce2" table:formula="of:=['Nomenclature Génerale'.F75]" office:value-type="float" office:value="14" calcext:value-type="float">
            <text:p>14</text:p>
          </table:table-cell>
          <table:table-cell table:style-name="ce2" table:formula="of:=['Nomenclature Génerale'.G75]" office:value-type="float" office:value="0" calcext:value-type="float">
            <text:p>0</text:p>
          </table:table-cell>
          <table:table-cell table:style-name="ce2" table:formula="of:=['Nomenclature Génerale'.H75]" office:value-type="float" office:value="2" calcext:value-type="float">
            <text:p>2</text:p>
          </table:table-cell>
          <table:table-cell table:style-name="ce2" table:formula="of:=['Nomenclature Génerale'.I75]" office:value-type="float" office:value="0" calcext:value-type="float">
            <text:p>0</text:p>
          </table:table-cell>
          <table:table-cell table:style-name="ce2" table:formula="of:=['Nomenclature Génerale'.J75]" office:value-type="string" office:string-value="Visserie" calcext:value-type="string">
            <text:p>Visserie</text:p>
          </table:table-cell>
          <table:table-cell table:style-name="ce2" table:formula="of:=['Nomenclature Génerale'.K75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6]" office:value-type="float" office:value="0" calcext:value-type="float">
            <text:p>0</text:p>
          </table:table-cell>
          <table:table-cell table:style-name="ce2" table:formula="of:=['Nomenclature Génerale'.B76]" office:value-type="float" office:value="680" calcext:value-type="float">
            <text:p>680</text:p>
          </table:table-cell>
          <table:table-cell table:style-name="ce2" table:formula="of:=['Nomenclature Génerale'.C76]" office:value-type="string" office:string-value="M5 16 mm" calcext:value-type="string">
            <text:p>M5 16 mm</text:p>
          </table:table-cell>
          <table:table-cell table:style-name="ce2" table:formula="of:=['Nomenclature Génerale'.D76]" office:value-type="string" office:string-value="sans" calcext:value-type="string">
            <text:p>sans</text:p>
          </table:table-cell>
          <table:table-cell table:style-name="ce2" table:formula="of:=['Nomenclature Génerale'.E76]" office:value-type="string" office:string-value="M5" calcext:value-type="string">
            <text:p>M5</text:p>
          </table:table-cell>
          <table:table-cell table:style-name="ce2" table:formula="of:=['Nomenclature Génerale'.F76]" office:value-type="float" office:value="16" calcext:value-type="float">
            <text:p>16</text:p>
          </table:table-cell>
          <table:table-cell table:style-name="ce2" table:formula="of:=['Nomenclature Génerale'.G76]" office:value-type="float" office:value="0" calcext:value-type="float">
            <text:p>0</text:p>
          </table:table-cell>
          <table:table-cell table:style-name="ce2" table:formula="of:=['Nomenclature Génerale'.H76]" office:value-type="float" office:value="2" calcext:value-type="float">
            <text:p>2</text:p>
          </table:table-cell>
          <table:table-cell table:style-name="ce2" table:formula="of:=['Nomenclature Génerale'.I76]" office:value-type="float" office:value="0" calcext:value-type="float">
            <text:p>0</text:p>
          </table:table-cell>
          <table:table-cell table:style-name="ce2" table:formula="of:=['Nomenclature Génerale'.J76]" office:value-type="string" office:string-value="Visserie" calcext:value-type="string">
            <text:p>Visserie</text:p>
          </table:table-cell>
          <table:table-cell table:style-name="ce2" table:formula="of:=['Nomenclature Génerale'.K76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7]" office:value-type="float" office:value="0" calcext:value-type="float">
            <text:p>0</text:p>
          </table:table-cell>
          <table:table-cell table:style-name="ce2" table:formula="of:=['Nomenclature Génerale'.B77]" office:value-type="float" office:value="690" calcext:value-type="float">
            <text:p>690</text:p>
          </table:table-cell>
          <table:table-cell table:style-name="ce2" table:formula="of:=['Nomenclature Génerale'.C77]" office:value-type="string" office:string-value="M5 16 mm" calcext:value-type="string">
            <text:p>M5 16 mm</text:p>
          </table:table-cell>
          <table:table-cell table:style-name="ce2" table:formula="of:=['Nomenclature Génerale'.D77]" office:value-type="string" office:string-value="sans" calcext:value-type="string">
            <text:p>sans</text:p>
          </table:table-cell>
          <table:table-cell table:style-name="ce2" table:formula="of:=['Nomenclature Génerale'.E77]" office:value-type="string" office:string-value="M5" calcext:value-type="string">
            <text:p>M5</text:p>
          </table:table-cell>
          <table:table-cell table:style-name="ce2" table:formula="of:=['Nomenclature Génerale'.F77]" office:value-type="float" office:value="16" calcext:value-type="float">
            <text:p>16</text:p>
          </table:table-cell>
          <table:table-cell table:style-name="ce2" table:formula="of:=['Nomenclature Génerale'.G77]" office:value-type="float" office:value="0" calcext:value-type="float">
            <text:p>0</text:p>
          </table:table-cell>
          <table:table-cell table:style-name="ce2" table:formula="of:=['Nomenclature Génerale'.H77]" office:value-type="float" office:value="4" calcext:value-type="float">
            <text:p>4</text:p>
          </table:table-cell>
          <table:table-cell table:style-name="ce2" table:formula="of:=['Nomenclature Génerale'.I77]" office:value-type="float" office:value="0" calcext:value-type="float">
            <text:p>0</text:p>
          </table:table-cell>
          <table:table-cell table:style-name="ce2" table:formula="of:=['Nomenclature Génerale'.J77]" office:value-type="string" office:string-value="Visserie" calcext:value-type="string">
            <text:p>Visserie</text:p>
          </table:table-cell>
          <table:table-cell table:style-name="ce2" table:formula="of:=['Nomenclature Génerale'.K77]" office:value-type="string" office:string-value="X charriage" calcext:value-type="string">
            <text:p>X charriag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8]" office:value-type="float" office:value="0" calcext:value-type="float">
            <text:p>0</text:p>
          </table:table-cell>
          <table:table-cell table:style-name="ce2" table:formula="of:=['Nomenclature Génerale'.B78]" office:value-type="float" office:value="700" calcext:value-type="float">
            <text:p>700</text:p>
          </table:table-cell>
          <table:table-cell table:style-name="ce2" table:formula="of:=['Nomenclature Génerale'.C78]" office:value-type="string" office:string-value="M5 25 mm" calcext:value-type="string">
            <text:p>M5 25 mm</text:p>
          </table:table-cell>
          <table:table-cell table:style-name="ce2" table:formula="of:=['Nomenclature Génerale'.D78]" office:value-type="string" office:string-value="sans" calcext:value-type="string">
            <text:p>sans</text:p>
          </table:table-cell>
          <table:table-cell table:style-name="ce2" table:formula="of:=['Nomenclature Génerale'.E78]" office:value-type="string" office:string-value="M5" calcext:value-type="string">
            <text:p>M5</text:p>
          </table:table-cell>
          <table:table-cell table:style-name="ce2" table:formula="of:=['Nomenclature Génerale'.F78]" office:value-type="float" office:value="25" calcext:value-type="float">
            <text:p>25</text:p>
          </table:table-cell>
          <table:table-cell table:style-name="ce2" table:formula="of:=['Nomenclature Génerale'.G78]" office:value-type="float" office:value="0" calcext:value-type="float">
            <text:p>0</text:p>
          </table:table-cell>
          <table:table-cell table:style-name="ce2" table:formula="of:=['Nomenclature Génerale'.H78]" office:value-type="float" office:value="8" calcext:value-type="float">
            <text:p>8</text:p>
          </table:table-cell>
          <table:table-cell table:style-name="ce2" table:formula="of:=['Nomenclature Génerale'.I78]" office:value-type="float" office:value="0" calcext:value-type="float">
            <text:p>0</text:p>
          </table:table-cell>
          <table:table-cell table:style-name="ce2" table:formula="of:=['Nomenclature Génerale'.J78]" office:value-type="string" office:string-value="Visserie" calcext:value-type="string">
            <text:p>Visserie</text:p>
          </table:table-cell>
          <table:table-cell table:style-name="ce2" table:formula="of:=['Nomenclature Génerale'.K78]" office:value-type="string" office:string-value="Arche 2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9]" office:value-type="float" office:value="0" calcext:value-type="float">
            <text:p>0</text:p>
          </table:table-cell>
          <table:table-cell table:style-name="ce2" table:formula="of:=['Nomenclature Génerale'.B79]" office:value-type="float" office:value="710" calcext:value-type="float">
            <text:p>710</text:p>
          </table:table-cell>
          <table:table-cell table:style-name="ce2" table:formula="of:=['Nomenclature Génerale'.C79]" office:value-type="string" office:string-value="M5 35 mm" calcext:value-type="string">
            <text:p>M5 35 mm</text:p>
          </table:table-cell>
          <table:table-cell table:style-name="ce2" table:formula="of:=['Nomenclature Génerale'.D79]" office:value-type="string" office:string-value="sans" calcext:value-type="string">
            <text:p>sans</text:p>
          </table:table-cell>
          <table:table-cell table:style-name="ce2" table:formula="of:=['Nomenclature Génerale'.E79]" office:value-type="string" office:string-value="M5" calcext:value-type="string">
            <text:p>M5</text:p>
          </table:table-cell>
          <table:table-cell table:style-name="ce2" table:formula="of:=['Nomenclature Génerale'.F79]" office:value-type="float" office:value="35" calcext:value-type="float">
            <text:p>35</text:p>
          </table:table-cell>
          <table:table-cell table:style-name="ce2" table:formula="of:=['Nomenclature Génerale'.G79]" office:value-type="float" office:value="0" calcext:value-type="float">
            <text:p>0</text:p>
          </table:table-cell>
          <table:table-cell table:style-name="ce2" table:formula="of:=['Nomenclature Génerale'.H79]" office:value-type="float" office:value="1" calcext:value-type="float">
            <text:p>1</text:p>
          </table:table-cell>
          <table:table-cell table:style-name="ce2" table:formula="of:=['Nomenclature Génerale'.I79]" office:value-type="float" office:value="0" calcext:value-type="float">
            <text:p>0</text:p>
          </table:table-cell>
          <table:table-cell table:style-name="ce2" table:formula="of:=['Nomenclature Génerale'.J79]" office:value-type="string" office:string-value="Visserie" calcext:value-type="string">
            <text:p>Visserie</text:p>
          </table:table-cell>
          <table:table-cell table:style-name="ce2" table:formula="of:=['Nomenclature Génerale'.K79]" office:value-type="string" office:string-value="M5 HEXA" calcext:value-type="string">
            <text:p>M5 HEXA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0]" office:value-type="float" office:value="0" calcext:value-type="float">
            <text:p>0</text:p>
          </table:table-cell>
          <table:table-cell table:style-name="ce2" table:formula="of:=['Nomenclature Génerale'.B80]" office:value-type="float" office:value="720" calcext:value-type="float">
            <text:p>720</text:p>
          </table:table-cell>
          <table:table-cell table:style-name="ce2" table:formula="of:=['Nomenclature Génerale'.C80]" office:value-type="string" office:string-value="M5 40 mm" calcext:value-type="string">
            <text:p>M5 40 mm</text:p>
          </table:table-cell>
          <table:table-cell table:style-name="ce2" table:formula="of:=['Nomenclature Génerale'.D80]" office:value-type="string" office:string-value="sans" calcext:value-type="string">
            <text:p>sans</text:p>
          </table:table-cell>
          <table:table-cell table:style-name="ce2" table:formula="of:=['Nomenclature Génerale'.E80]" office:value-type="string" office:string-value="M5" calcext:value-type="string">
            <text:p>M5</text:p>
          </table:table-cell>
          <table:table-cell table:style-name="ce2" table:formula="of:=['Nomenclature Génerale'.F80]" office:value-type="float" office:value="40" calcext:value-type="float">
            <text:p>40</text:p>
          </table:table-cell>
          <table:table-cell table:style-name="ce2" table:formula="of:=['Nomenclature Génerale'.G80]" office:value-type="float" office:value="0" calcext:value-type="float">
            <text:p>0</text:p>
          </table:table-cell>
          <table:table-cell table:style-name="ce2" table:formula="of:=['Nomenclature Génerale'.H80]" office:value-type="float" office:value="1" calcext:value-type="float">
            <text:p>1</text:p>
          </table:table-cell>
          <table:table-cell table:style-name="ce2" table:formula="of:=['Nomenclature Génerale'.I80]" office:value-type="float" office:value="0" calcext:value-type="float">
            <text:p>0</text:p>
          </table:table-cell>
          <table:table-cell table:style-name="ce2" table:formula="of:=['Nomenclature Génerale'.J80]" office:value-type="string" office:string-value="Visserie" calcext:value-type="string">
            <text:p>Visserie</text:p>
          </table:table-cell>
          <table:table-cell table:style-name="ce2" table:formula="of:=['Nomenclature Génerale'.K80]" office:value-type="string" office:string-value="M5 HEXA" calcext:value-type="string">
            <text:p>M5 HEXA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1]" office:value-type="float" office:value="0" calcext:value-type="float">
            <text:p>0</text:p>
          </table:table-cell>
          <table:table-cell table:style-name="ce2" table:formula="of:=['Nomenclature Génerale'.B81]" office:value-type="float" office:value="730" calcext:value-type="float">
            <text:p>730</text:p>
          </table:table-cell>
          <table:table-cell table:style-name="ce2" table:formula="of:=['Nomenclature Génerale'.C81]" office:value-type="string" office:string-value="M5 8 mm" calcext:value-type="string">
            <text:p>M5 8 mm</text:p>
          </table:table-cell>
          <table:table-cell table:style-name="ce2" table:formula="of:=['Nomenclature Génerale'.D81]" office:value-type="string" office:string-value="sans" calcext:value-type="string">
            <text:p>sans</text:p>
          </table:table-cell>
          <table:table-cell table:style-name="ce2" table:formula="of:=['Nomenclature Génerale'.E81]" office:value-type="string" office:string-value="M5" calcext:value-type="string">
            <text:p>M5</text:p>
          </table:table-cell>
          <table:table-cell table:style-name="ce2" table:formula="of:=['Nomenclature Génerale'.F81]" office:value-type="float" office:value="8" calcext:value-type="float">
            <text:p>8</text:p>
          </table:table-cell>
          <table:table-cell table:style-name="ce2" table:formula="of:=['Nomenclature Génerale'.G81]" office:value-type="float" office:value="0" calcext:value-type="float">
            <text:p>0</text:p>
          </table:table-cell>
          <table:table-cell table:style-name="ce2" table:formula="of:=['Nomenclature Génerale'.H81]" office:value-type="float" office:value="8" calcext:value-type="float">
            <text:p>8</text:p>
          </table:table-cell>
          <table:table-cell table:style-name="ce2" table:formula="of:=['Nomenclature Génerale'.I81]" office:value-type="float" office:value="0" calcext:value-type="float">
            <text:p>0</text:p>
          </table:table-cell>
          <table:table-cell table:style-name="ce2" table:formula="of:=['Nomenclature Génerale'.J81]" office:value-type="string" office:string-value="Visserie" calcext:value-type="string">
            <text:p>Visserie</text:p>
          </table:table-cell>
          <table:table-cell table:style-name="ce2" table:formula="of:=['Nomenclature Génerale'.K81]" office:value-type="string" office:string-value="Arche 2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2]" office:value-type="float" office:value="0" calcext:value-type="float">
            <text:p>0</text:p>
          </table:table-cell>
          <table:table-cell table:style-name="ce2" table:formula="of:=['Nomenclature Génerale'.B82]" office:value-type="float" office:value="740" calcext:value-type="float">
            <text:p>740</text:p>
          </table:table-cell>
          <table:table-cell table:style-name="ce2" table:formula="of:=['Nomenclature Génerale'.C82]" office:value-type="string" office:string-value="M5 8 mm" calcext:value-type="string">
            <text:p>M5 8 mm</text:p>
          </table:table-cell>
          <table:table-cell table:style-name="ce2" table:formula="of:=['Nomenclature Génerale'.D82]" office:value-type="string" office:string-value="sans" calcext:value-type="string">
            <text:p>sans</text:p>
          </table:table-cell>
          <table:table-cell table:style-name="ce2" table:formula="of:=['Nomenclature Génerale'.E82]" office:value-type="string" office:string-value="M5" calcext:value-type="string">
            <text:p>M5</text:p>
          </table:table-cell>
          <table:table-cell table:style-name="ce2" table:formula="of:=['Nomenclature Génerale'.F82]" office:value-type="float" office:value="8" calcext:value-type="float">
            <text:p>8</text:p>
          </table:table-cell>
          <table:table-cell table:style-name="ce2" table:formula="of:=['Nomenclature Génerale'.G82]" office:value-type="float" office:value="0" calcext:value-type="float">
            <text:p>0</text:p>
          </table:table-cell>
          <table:table-cell table:style-name="ce2" table:formula="of:=['Nomenclature Génerale'.H82]" office:value-type="float" office:value="24" calcext:value-type="float">
            <text:p>24</text:p>
          </table:table-cell>
          <table:table-cell table:style-name="ce2" table:formula="of:=['Nomenclature Génerale'.I82]" office:value-type="float" office:value="0" calcext:value-type="float">
            <text:p>0</text:p>
          </table:table-cell>
          <table:table-cell table:style-name="ce2" table:formula="of:=['Nomenclature Génerale'.J82]" office:value-type="string" office:string-value="Visserie" calcext:value-type="string">
            <text:p>Visserie</text:p>
          </table:table-cell>
          <table:table-cell table:style-name="ce2" table:formula="of:=['Nomenclature Génerale'.K82]" office:value-type="string" office:string-value="Équerre châssis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3]" office:value-type="float" office:value="0" calcext:value-type="float">
            <text:p>0</text:p>
          </table:table-cell>
          <table:table-cell table:style-name="ce2" table:formula="of:=['Nomenclature Génerale'.B83]" office:value-type="float" office:value="750" calcext:value-type="float">
            <text:p>750</text:p>
          </table:table-cell>
          <table:table-cell table:style-name="ce2" table:formula="of:=['Nomenclature Génerale'.C83]" office:value-type="string" office:string-value="M5 Écrous" calcext:value-type="string">
            <text:p>M5 Écrous</text:p>
          </table:table-cell>
          <table:table-cell table:style-name="ce2" table:formula="of:=['Nomenclature Génerale'.D83]" office:value-type="string" office:string-value="sans" calcext:value-type="string">
            <text:p>sans</text:p>
          </table:table-cell>
          <table:table-cell table:style-name="ce2" table:formula="of:=['Nomenclature Génerale'.E83]" office:value-type="string" office:string-value="M5" calcext:value-type="string">
            <text:p>M5</text:p>
          </table:table-cell>
          <table:table-cell table:style-name="ce2" table:formula="of:=['Nomenclature Génerale'.F83]" office:value-type="string" office:string-value="standard" calcext:value-type="string">
            <text:p>standard</text:p>
          </table:table-cell>
          <table:table-cell table:style-name="ce2" table:formula="of:=['Nomenclature Génerale'.G83]" office:value-type="float" office:value="0" calcext:value-type="float">
            <text:p>0</text:p>
          </table:table-cell>
          <table:table-cell table:style-name="ce2" table:formula="of:=['Nomenclature Génerale'.H83]" office:value-type="float" office:value="16" calcext:value-type="float">
            <text:p>16</text:p>
          </table:table-cell>
          <table:table-cell table:style-name="ce2" table:formula="of:=['Nomenclature Génerale'.I83]" office:value-type="float" office:value="0" calcext:value-type="float">
            <text:p>0</text:p>
          </table:table-cell>
          <table:table-cell table:style-name="ce2" table:formula="of:=['Nomenclature Génerale'.J83]" office:value-type="string" office:string-value="Visserie" calcext:value-type="string">
            <text:p>Visserie</text:p>
          </table:table-cell>
          <table:table-cell table:style-name="ce2" table:formula="of:=['Nomenclature Génerale'.K83]" office:value-type="string" office:string-value="Arche 2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4]" office:value-type="float" office:value="0" calcext:value-type="float">
            <text:p>0</text:p>
          </table:table-cell>
          <table:table-cell table:style-name="ce2" table:formula="of:=['Nomenclature Génerale'.B84]" office:value-type="float" office:value="760" calcext:value-type="float">
            <text:p>760</text:p>
          </table:table-cell>
          <table:table-cell table:style-name="ce2" table:formula="of:=['Nomenclature Génerale'.C84]" office:value-type="string" office:string-value="M5 Écrous" calcext:value-type="string">
            <text:p>M5 Écrous</text:p>
          </table:table-cell>
          <table:table-cell table:style-name="ce2" table:formula="of:=['Nomenclature Génerale'.D84]" office:value-type="string" office:string-value="sans" calcext:value-type="string">
            <text:p>sans</text:p>
          </table:table-cell>
          <table:table-cell table:style-name="ce2" table:formula="of:=['Nomenclature Génerale'.E84]" office:value-type="string" office:string-value="M5" calcext:value-type="string">
            <text:p>M5</text:p>
          </table:table-cell>
          <table:table-cell table:style-name="ce2" table:formula="of:=['Nomenclature Génerale'.F84]" office:value-type="string" office:string-value="standard" calcext:value-type="string">
            <text:p>standard</text:p>
          </table:table-cell>
          <table:table-cell table:style-name="ce2" table:formula="of:=['Nomenclature Génerale'.G84]" office:value-type="float" office:value="0" calcext:value-type="float">
            <text:p>0</text:p>
          </table:table-cell>
          <table:table-cell table:style-name="ce2" table:formula="of:=['Nomenclature Génerale'.H84]" office:value-type="float" office:value="24" calcext:value-type="float">
            <text:p>24</text:p>
          </table:table-cell>
          <table:table-cell table:style-name="ce2" table:formula="of:=['Nomenclature Génerale'.I84]" office:value-type="float" office:value="0" calcext:value-type="float">
            <text:p>0</text:p>
          </table:table-cell>
          <table:table-cell table:style-name="ce2" table:formula="of:=['Nomenclature Génerale'.J84]" office:value-type="string" office:string-value="Visserie" calcext:value-type="string">
            <text:p>Visserie</text:p>
          </table:table-cell>
          <table:table-cell table:style-name="ce2" table:formula="of:=['Nomenclature Génerale'.K84]" office:value-type="string" office:string-value="Équerre châssis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5]" office:value-type="float" office:value="0" calcext:value-type="float">
            <text:p>0</text:p>
          </table:table-cell>
          <table:table-cell table:style-name="ce2" table:formula="of:=['Nomenclature Génerale'.B85]" office:value-type="float" office:value="770" calcext:value-type="float">
            <text:p>770</text:p>
          </table:table-cell>
          <table:table-cell table:style-name="ce2" table:formula="of:=['Nomenclature Génerale'.C85]" office:value-type="string" office:string-value="M5 Écrous" calcext:value-type="string">
            <text:p>M5 Écrous</text:p>
          </table:table-cell>
          <table:table-cell table:style-name="ce2" table:formula="of:=['Nomenclature Génerale'.D85]" office:value-type="string" office:string-value="sans" calcext:value-type="string">
            <text:p>sans</text:p>
          </table:table-cell>
          <table:table-cell table:style-name="ce2" table:formula="of:=['Nomenclature Génerale'.E85]" office:value-type="string" office:string-value="M5" calcext:value-type="string">
            <text:p>M5</text:p>
          </table:table-cell>
          <table:table-cell table:style-name="ce2" table:formula="of:=['Nomenclature Génerale'.F85]" office:value-type="string" office:string-value="standard" calcext:value-type="string">
            <text:p>standard</text:p>
          </table:table-cell>
          <table:table-cell table:style-name="ce2" table:formula="of:=['Nomenclature Génerale'.G85]" office:value-type="float" office:value="0" calcext:value-type="float">
            <text:p>0</text:p>
          </table:table-cell>
          <table:table-cell table:style-name="ce2" table:formula="of:=['Nomenclature Génerale'.H85]" office:value-type="float" office:value="36" calcext:value-type="float">
            <text:p>36</text:p>
          </table:table-cell>
          <table:table-cell table:style-name="ce2" table:formula="of:=['Nomenclature Génerale'.I85]" office:value-type="float" office:value="0" calcext:value-type="float">
            <text:p>0</text:p>
          </table:table-cell>
          <table:table-cell table:style-name="ce2" table:formula="of:=['Nomenclature Génerale'.J85]" office:value-type="string" office:string-value="Visserie" calcext:value-type="string">
            <text:p>Visserie</text:p>
          </table:table-cell>
          <table:table-cell table:style-name="ce2" table:formula="of:=['Nomenclature Génerale'.K85]" office:value-type="string" office:string-value="Plaques châssis" calcext:value-type="string">
            <text:p>Plaques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6]" office:value-type="float" office:value="0" calcext:value-type="float">
            <text:p>0</text:p>
          </table:table-cell>
          <table:table-cell table:style-name="ce2" table:formula="of:=['Nomenclature Génerale'.B86]" office:value-type="float" office:value="780" calcext:value-type="float">
            <text:p>780</text:p>
          </table:table-cell>
          <table:table-cell table:style-name="ce2" table:formula="of:=['Nomenclature Génerale'.C86]" office:value-type="string" office:string-value="M5 Écrous " calcext:value-type="string">
            <text:p>M5 Écrous </text:p>
          </table:table-cell>
          <table:table-cell table:style-name="ce2" table:formula="of:=['Nomenclature Génerale'.D86]" office:value-type="string" office:string-value="sans" calcext:value-type="string">
            <text:p>sans</text:p>
          </table:table-cell>
          <table:table-cell table:style-name="ce2" table:formula="of:=['Nomenclature Génerale'.E86]" office:value-type="string" office:string-value="M5" calcext:value-type="string">
            <text:p>M5</text:p>
          </table:table-cell>
          <table:table-cell table:style-name="ce2" table:formula="of:=['Nomenclature Génerale'.F86]" office:value-type="string" office:string-value="standard" calcext:value-type="string">
            <text:p>standard</text:p>
          </table:table-cell>
          <table:table-cell table:style-name="ce2" table:formula="of:=['Nomenclature Génerale'.G86]" office:value-type="float" office:value="0" calcext:value-type="float">
            <text:p>0</text:p>
          </table:table-cell>
          <table:table-cell table:style-name="ce2" table:formula="of:=['Nomenclature Génerale'.H86]" office:value-type="float" office:value="4" calcext:value-type="float">
            <text:p>4</text:p>
          </table:table-cell>
          <table:table-cell table:style-name="ce2" table:formula="of:=['Nomenclature Génerale'.I86]" office:value-type="float" office:value="0" calcext:value-type="float">
            <text:p>0</text:p>
          </table:table-cell>
          <table:table-cell table:style-name="ce2" table:formula="of:=['Nomenclature Génerale'.J86]" office:value-type="string" office:string-value="Visserie" calcext:value-type="string">
            <text:p>Visserie</text:p>
          </table:table-cell>
          <table:table-cell table:style-name="ce2" table:formula="of:=['Nomenclature Génerale'.K86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7]" office:value-type="float" office:value="0" calcext:value-type="float">
            <text:p>0</text:p>
          </table:table-cell>
          <table:table-cell table:style-name="ce2" table:formula="of:=['Nomenclature Génerale'.B87]" office:value-type="float" office:value="790" calcext:value-type="float">
            <text:p>790</text:p>
          </table:table-cell>
          <table:table-cell table:style-name="ce2" table:formula="of:=['Nomenclature Génerale'.C87]" office:value-type="string" office:string-value="M5 Écrous Large" calcext:value-type="string">
            <text:p>M5 Écrous Large</text:p>
          </table:table-cell>
          <table:table-cell table:style-name="ce2" table:formula="of:=['Nomenclature Génerale'.D87]" office:value-type="string" office:string-value="sans" calcext:value-type="string">
            <text:p>sans</text:p>
          </table:table-cell>
          <table:table-cell table:style-name="ce2" table:formula="of:=['Nomenclature Génerale'.E87]" office:value-type="string" office:string-value="M5" calcext:value-type="string">
            <text:p>M5</text:p>
          </table:table-cell>
          <table:table-cell table:style-name="ce2" table:formula="of:=['Nomenclature Génerale'.F87]" office:value-type="string" office:string-value="large" calcext:value-type="string">
            <text:p>large</text:p>
          </table:table-cell>
          <table:table-cell table:style-name="ce2" table:formula="of:=['Nomenclature Génerale'.G87]" office:value-type="float" office:value="0" calcext:value-type="float">
            <text:p>0</text:p>
          </table:table-cell>
          <table:table-cell table:style-name="ce2" table:formula="of:=['Nomenclature Génerale'.H87]" office:value-type="float" office:value="7" calcext:value-type="float">
            <text:p>7</text:p>
          </table:table-cell>
          <table:table-cell table:style-name="ce2" table:formula="of:=['Nomenclature Génerale'.I87]" office:value-type="float" office:value="0" calcext:value-type="float">
            <text:p>0</text:p>
          </table:table-cell>
          <table:table-cell table:style-name="ce2" table:formula="of:=['Nomenclature Génerale'.J87]" office:value-type="string" office:string-value="Visserie" calcext:value-type="string">
            <text:p>Visserie</text:p>
          </table:table-cell>
          <table:table-cell table:style-name="ce2" table:formula="of:=['Nomenclature Génerale'.K87]" office:value-type="string" office:string-value="X charriage" calcext:value-type="string">
            <text:p>X charriag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8]" office:value-type="float" office:value="0" calcext:value-type="float">
            <text:p>0</text:p>
          </table:table-cell>
          <table:table-cell table:style-name="ce2" table:formula="of:=['Nomenclature Génerale'.B88]" office:value-type="float" office:value="800" calcext:value-type="float">
            <text:p>800</text:p>
          </table:table-cell>
          <table:table-cell table:style-name="ce2" table:formula="of:=['Nomenclature Génerale'.C88]" office:value-type="string" office:string-value="M5 Rondelles " calcext:value-type="string">
            <text:p>M5 Rondelles </text:p>
          </table:table-cell>
          <table:table-cell table:style-name="ce2" table:formula="of:=['Nomenclature Génerale'.D88]" office:value-type="string" office:string-value="sans" calcext:value-type="string">
            <text:p>sans</text:p>
          </table:table-cell>
          <table:table-cell table:style-name="ce2" table:formula="of:=['Nomenclature Génerale'.E88]" office:value-type="string" office:string-value="M5" calcext:value-type="string">
            <text:p>M5</text:p>
          </table:table-cell>
          <table:table-cell table:style-name="ce2" table:formula="of:=['Nomenclature Génerale'.F88]" office:value-type="string" office:string-value="standard" calcext:value-type="string">
            <text:p>standard</text:p>
          </table:table-cell>
          <table:table-cell table:style-name="ce2" table:formula="of:=['Nomenclature Génerale'.G88]" office:value-type="float" office:value="0" calcext:value-type="float">
            <text:p>0</text:p>
          </table:table-cell>
          <table:table-cell table:style-name="ce2" table:formula="of:=['Nomenclature Génerale'.H88]" office:value-type="float" office:value="2" calcext:value-type="float">
            <text:p>2</text:p>
          </table:table-cell>
          <table:table-cell table:style-name="ce2" table:formula="of:=['Nomenclature Génerale'.I88]" office:value-type="float" office:value="0" calcext:value-type="float">
            <text:p>0</text:p>
          </table:table-cell>
          <table:table-cell table:style-name="ce2" table:formula="of:=['Nomenclature Génerale'.J88]" office:value-type="string" office:string-value="Visserie" calcext:value-type="string">
            <text:p>Visserie</text:p>
          </table:table-cell>
          <table:table-cell table:style-name="ce2" table:formula="of:=['Nomenclature Génerale'.K88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9]" office:value-type="float" office:value="0" calcext:value-type="float">
            <text:p>0</text:p>
          </table:table-cell>
          <table:table-cell table:style-name="ce2" table:formula="of:=['Nomenclature Génerale'.B89]" office:value-type="float" office:value="810" calcext:value-type="float">
            <text:p>810</text:p>
          </table:table-cell>
          <table:table-cell table:style-name="ce2" table:formula="of:=['Nomenclature Génerale'.C89]" office:value-type="string" office:string-value="Moteurs X &amp; Y (1,6 A)" calcext:value-type="string">
            <text:p>Moteurs X &amp; Y (1,6 A)</text:p>
          </table:table-cell>
          <table:table-cell table:style-name="ce2" table:formula="of:=['Nomenclature Génerale'.D89]" office:value-type="string" office:string-value="sans" calcext:value-type="string">
            <text:p>sans</text:p>
          </table:table-cell>
          <table:table-cell table:style-name="ce2" table:formula="of:=['Nomenclature Génerale'.E89]" office:value-type="float" office:value="0" calcext:value-type="float">
            <text:p>0</text:p>
          </table:table-cell>
          <table:table-cell table:style-name="ce2" table:formula="of:=['Nomenclature Génerale'.F89]" office:value-type="float" office:value="0" calcext:value-type="float">
            <text:p>0</text:p>
          </table:table-cell>
          <table:table-cell table:style-name="ce2" table:formula="of:=['Nomenclature Génerale'.G89]" office:value-type="string" office:string-value="LDO-xxx-1604" calcext:value-type="string">
            <text:p>LDO-xxx-1604</text:p>
          </table:table-cell>
          <table:table-cell table:style-name="ce2" table:formula="of:=['Nomenclature Génerale'.H89]" office:value-type="float" office:value="2" calcext:value-type="float">
            <text:p>2</text:p>
          </table:table-cell>
          <table:table-cell table:style-name="ce2" table:formula="of:=['Nomenclature Génerale'.I89]" office:value-type="float" office:value="0" calcext:value-type="float">
            <text:p>0</text:p>
          </table:table-cell>
          <table:table-cell table:style-name="ce2" table:formula="of:=['Nomenclature Génerale'.J89]" office:value-type="string" office:string-value="Colis 46 * 26 *26" calcext:value-type="string">
            <text:p>Colis 46 * 26 *26</text:p>
          </table:table-cell>
          <table:table-cell table:style-name="ce2" table:formula="of:=['Nomenclature Génerale'.K89]" office:value-type="string" office:string-value="Moteurs" calcext:value-type="string">
            <text:p>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0]" office:value-type="float" office:value="0" calcext:value-type="float">
            <text:p>0</text:p>
          </table:table-cell>
          <table:table-cell table:style-name="ce2" table:formula="of:=['Nomenclature Génerale'.B90]" office:value-type="float" office:value="820" calcext:value-type="float">
            <text:p>820</text:p>
          </table:table-cell>
          <table:table-cell table:style-name="ce2" table:formula="of:=['Nomenclature Génerale'.C90]" office:value-type="string" office:string-value="Moteurs Z (0,8 A)" calcext:value-type="string">
            <text:p>Moteurs Z (0,8 A)</text:p>
          </table:table-cell>
          <table:table-cell table:style-name="ce2" table:formula="of:=['Nomenclature Génerale'.D90]" office:value-type="string" office:string-value="sans" calcext:value-type="string">
            <text:p>sans</text:p>
          </table:table-cell>
          <table:table-cell table:style-name="ce2" table:formula="of:=['Nomenclature Génerale'.E90]" office:value-type="float" office:value="0" calcext:value-type="float">
            <text:p>0</text:p>
          </table:table-cell>
          <table:table-cell table:style-name="ce2" table:formula="of:=['Nomenclature Génerale'.F90]" office:value-type="float" office:value="0" calcext:value-type="float">
            <text:p>0</text:p>
          </table:table-cell>
          <table:table-cell table:style-name="ce2" table:formula="of:=['Nomenclature Génerale'.G90]" office:value-type="string" office:string-value="LDO-xxx-0804" calcext:value-type="string">
            <text:p>LDO-xxx-0804</text:p>
          </table:table-cell>
          <table:table-cell table:style-name="ce2" table:formula="of:=['Nomenclature Génerale'.H90]" office:value-type="float" office:value="2" calcext:value-type="float">
            <text:p>2</text:p>
          </table:table-cell>
          <table:table-cell table:style-name="ce2" table:formula="of:=['Nomenclature Génerale'.I90]" office:value-type="float" office:value="0" calcext:value-type="float">
            <text:p>0</text:p>
          </table:table-cell>
          <table:table-cell table:style-name="ce2" table:formula="of:=['Nomenclature Génerale'.J90]" office:value-type="string" office:string-value="Colis 46 * 26 *26" calcext:value-type="string">
            <text:p>Colis 46 * 26 *26</text:p>
          </table:table-cell>
          <table:table-cell table:style-name="ce2" table:formula="of:=['Nomenclature Génerale'.K90]" office:value-type="string" office:string-value="Moteurs" calcext:value-type="string">
            <text:p>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1]" office:value-type="float" office:value="0" calcext:value-type="float">
            <text:p>0</text:p>
          </table:table-cell>
          <table:table-cell table:style-name="ce2" table:formula="of:=['Nomenclature Génerale'.B91]" office:value-type="float" office:value="830" calcext:value-type="float">
            <text:p>830</text:p>
          </table:table-cell>
          <table:table-cell table:style-name="ce2" table:formula="of:=['Nomenclature Génerale'.C91]" office:value-type="string" office:string-value="Moto Réducteur " calcext:value-type="string">
            <text:p>Moto Réducteur </text:p>
          </table:table-cell>
          <table:table-cell table:style-name="ce2" table:formula="of:=['Nomenclature Génerale'.D91]" office:value-type="string" office:string-value="sans" calcext:value-type="string">
            <text:p>sans</text:p>
          </table:table-cell>
          <table:table-cell table:style-name="ce2" table:formula="of:=['Nomenclature Génerale'.E91]" office:value-type="float" office:value="0" calcext:value-type="float">
            <text:p>0</text:p>
          </table:table-cell>
          <table:table-cell table:style-name="ce2" table:formula="of:=['Nomenclature Génerale'.F91]" office:value-type="float" office:value="0" calcext:value-type="float">
            <text:p>0</text:p>
          </table:table-cell>
          <table:table-cell table:style-name="ce2" table:formula="of:=['Nomenclature Génerale'.G91]" office:value-type="string" office:string-value="LDO-aaa-1604" calcext:value-type="string">
            <text:p>LDO-aaa-1604</text:p>
          </table:table-cell>
          <table:table-cell table:style-name="ce2" table:formula="of:=['Nomenclature Génerale'.H91]" office:value-type="float" office:value="1" calcext:value-type="float">
            <text:p>1</text:p>
          </table:table-cell>
          <table:table-cell table:style-name="ce2" table:formula="of:=['Nomenclature Génerale'.I91]" office:value-type="float" office:value="0" calcext:value-type="float">
            <text:p>0</text:p>
          </table:table-cell>
          <table:table-cell table:style-name="ce2" table:formula="of:=['Nomenclature Génerale'.J91]" office:value-type="string" office:string-value="Colis 46 * 26 *26" calcext:value-type="string">
            <text:p>Colis 46 * 26 *26</text:p>
          </table:table-cell>
          <table:table-cell table:style-name="ce2" table:formula="of:=['Nomenclature Génerale'.K91]" office:value-type="string" office:string-value="Moteurs" calcext:value-type="string">
            <text:p>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2]" office:value-type="float" office:value="0" calcext:value-type="float">
            <text:p>0</text:p>
          </table:table-cell>
          <table:table-cell table:style-name="ce2" table:formula="of:=['Nomenclature Génerale'.B92]" office:value-type="float" office:value="840" calcext:value-type="float">
            <text:p>840</text:p>
          </table:table-cell>
          <table:table-cell table:style-name="ce2" table:formula="of:=['Nomenclature Génerale'.C92]" office:value-type="string" office:string-value="PCB chauffant" calcext:value-type="string">
            <text:p>PCB chauffant</text:p>
          </table:table-cell>
          <table:table-cell table:style-name="ce2" table:formula="of:=['Nomenclature Génerale'.D92]" office:value-type="string" office:string-value="sans" calcext:value-type="string">
            <text:p>sans</text:p>
          </table:table-cell>
          <table:table-cell table:style-name="ce2" table:formula="of:=['Nomenclature Génerale'.E92]" office:value-type="float" office:value="0" calcext:value-type="float">
            <text:p>0</text:p>
          </table:table-cell>
          <table:table-cell table:style-name="ce2" table:formula="of:=['Nomenclature Génerale'.F92]" office:value-type="float" office:value="0" calcext:value-type="float">
            <text:p>0</text:p>
          </table:table-cell>
          <table:table-cell table:style-name="ce2" table:formula="of:=['Nomenclature Génerale'.G92]" office:value-type="float" office:value="0" calcext:value-type="float">
            <text:p>0</text:p>
          </table:table-cell>
          <table:table-cell table:style-name="ce2" table:formula="of:=['Nomenclature Génerale'.H92]" office:value-type="float" office:value="1" calcext:value-type="float">
            <text:p>1</text:p>
          </table:table-cell>
          <table:table-cell table:style-name="ce2" table:formula="of:=['Nomenclature Génerale'.I92]" office:value-type="float" office:value="0" calcext:value-type="float">
            <text:p>0</text:p>
          </table:table-cell>
          <table:table-cell table:style-name="ce2" table:formula="of:=['Nomenclature Génerale'.J92]" office:value-type="string" office:string-value="Carton 25 * 25 * 13" calcext:value-type="string">
            <text:p>Carton 25 * 25 * 13</text:p>
          </table:table-cell>
          <table:table-cell table:style-name="ce2" table:formula="of:=['Nomenclature Génerale'.K92]" office:value-type="string" office:string-value="Lit chauffant" calcext:value-type="string">
            <text:p>Lit chauffant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3]" office:value-type="float" office:value="0" calcext:value-type="float">
            <text:p>0</text:p>
          </table:table-cell>
          <table:table-cell table:style-name="ce2" table:formula="of:=['Nomenclature Génerale'.B93]" office:value-type="float" office:value="850" calcext:value-type="float">
            <text:p>850</text:p>
          </table:table-cell>
          <table:table-cell table:style-name="ce2" table:formula="of:=['Nomenclature Génerale'.C93]" office:value-type="string" office:string-value="Petite Pince" calcext:value-type="string">
            <text:p>Petite Pince</text:p>
          </table:table-cell>
          <table:table-cell table:style-name="ce2" table:formula="of:=['Nomenclature Génerale'.D93]" office:value-type="string" office:string-value="sans" calcext:value-type="string">
            <text:p>sans</text:p>
          </table:table-cell>
          <table:table-cell table:style-name="ce2" table:formula="of:=['Nomenclature Génerale'.E93]" office:value-type="float" office:value="0" calcext:value-type="float">
            <text:p>0</text:p>
          </table:table-cell>
          <table:table-cell table:style-name="ce2" table:formula="of:=['Nomenclature Génerale'.F93]" office:value-type="float" office:value="0" calcext:value-type="float">
            <text:p>0</text:p>
          </table:table-cell>
          <table:table-cell table:style-name="ce2" table:formula="of:=['Nomenclature Génerale'.G93]" office:value-type="float" office:value="0" calcext:value-type="float">
            <text:p>0</text:p>
          </table:table-cell>
          <table:table-cell table:style-name="ce2" table:formula="of:=['Nomenclature Génerale'.H93]" office:value-type="float" office:value="4" calcext:value-type="float">
            <text:p>4</text:p>
          </table:table-cell>
          <table:table-cell table:style-name="ce2" table:formula="of:=['Nomenclature Génerale'.I93]" office:value-type="float" office:value="0" calcext:value-type="float">
            <text:p>0</text:p>
          </table:table-cell>
          <table:table-cell table:style-name="ce2" table:formula="of:=['Nomenclature Génerale'.J93]" office:value-type="string" office:string-value="Colis 46 * 26 *26" calcext:value-type="string">
            <text:p>Colis 46 * 26 *26</text:p>
          </table:table-cell>
          <table:table-cell table:style-name="ce2" table:formula="of:=['Nomenclature Génerale'.K93]" office:value-type="string" office:string-value="Pinces" calcext:value-type="string">
            <text:p>Pinc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4]" office:value-type="float" office:value="0" calcext:value-type="float">
            <text:p>0</text:p>
          </table:table-cell>
          <table:table-cell table:style-name="ce2" table:formula="of:=['Nomenclature Génerale'.B94]" office:value-type="float" office:value="860" calcext:value-type="float">
            <text:p>860</text:p>
          </table:table-cell>
          <table:table-cell table:style-name="ce2" table:formula="of:=['Nomenclature Génerale'.C94]" office:value-type="string" office:string-value="Pieds " calcext:value-type="string">
            <text:p>Pieds </text:p>
          </table:table-cell>
          <table:table-cell table:style-name="ce2" table:formula="of:=['Nomenclature Génerale'.D94]" office:value-type="string" office:string-value="sans" calcext:value-type="string">
            <text:p>sans</text:p>
          </table:table-cell>
          <table:table-cell table:style-name="ce2" table:formula="of:=['Nomenclature Génerale'.E94]" office:value-type="string" office:string-value="Print" calcext:value-type="string">
            <text:p>Print</text:p>
          </table:table-cell>
          <table:table-cell table:style-name="ce2" table:formula="of:=['Nomenclature Génerale'.F94]" office:value-type="float" office:value="0" calcext:value-type="float">
            <text:p>0</text:p>
          </table:table-cell>
          <table:table-cell table:style-name="ce2" table:formula="of:=['Nomenclature Génerale'.G94]" office:value-type="float" office:value="0" calcext:value-type="float">
            <text:p>0</text:p>
          </table:table-cell>
          <table:table-cell table:style-name="ce2" table:formula="of:=['Nomenclature Génerale'.H94]" office:value-type="float" office:value="4" calcext:value-type="float">
            <text:p>4</text:p>
          </table:table-cell>
          <table:table-cell table:style-name="ce2" table:formula="of:=['Nomenclature Génerale'.I94]" office:value-type="float" office:value="0" calcext:value-type="float">
            <text:p>0</text:p>
          </table:table-cell>
          <table:table-cell table:style-name="ce2" table:formula="of:=['Nomenclature Génerale'.J94]" office:value-type="string" office:string-value="Pièces Plastiques" calcext:value-type="string">
            <text:p>Pièces Plastiques</text:p>
          </table:table-cell>
          <table:table-cell table:style-name="ce2" table:formula="of:=['Nomenclature Génerale'.K94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5]" office:value-type="float" office:value="0" calcext:value-type="float">
            <text:p>0</text:p>
          </table:table-cell>
          <table:table-cell table:style-name="ce2" table:formula="of:=['Nomenclature Génerale'.B95]" office:value-type="float" office:value="870" calcext:value-type="float">
            <text:p>870</text:p>
          </table:table-cell>
          <table:table-cell table:style-name="ce2" table:formula="of:=['Nomenclature Génerale'.C95]" office:value-type="string" office:string-value="Plaque Aluminium" calcext:value-type="string">
            <text:p>Plaque Aluminium</text:p>
          </table:table-cell>
          <table:table-cell table:style-name="ce2" table:formula="of:=['Nomenclature Génerale'.D95]" office:value-type="string" office:string-value="sans" calcext:value-type="string">
            <text:p>sans</text:p>
          </table:table-cell>
          <table:table-cell table:style-name="ce2" table:formula="of:=['Nomenclature Génerale'.E95]" office:value-type="float" office:value="0" calcext:value-type="float">
            <text:p>0</text:p>
          </table:table-cell>
          <table:table-cell table:style-name="ce2" table:formula="of:=['Nomenclature Génerale'.F95]" office:value-type="float" office:value="0" calcext:value-type="float">
            <text:p>0</text:p>
          </table:table-cell>
          <table:table-cell table:style-name="ce2" table:formula="of:=['Nomenclature Génerale'.G95]" office:value-type="float" office:value="0" calcext:value-type="float">
            <text:p>0</text:p>
          </table:table-cell>
          <table:table-cell table:style-name="ce2" table:formula="of:=['Nomenclature Génerale'.H95]" office:value-type="float" office:value="1" calcext:value-type="float">
            <text:p>1</text:p>
          </table:table-cell>
          <table:table-cell table:style-name="ce2" table:formula="of:=['Nomenclature Génerale'.I95]" office:value-type="float" office:value="0" calcext:value-type="float">
            <text:p>0</text:p>
          </table:table-cell>
          <table:table-cell table:style-name="ce2" table:formula="of:=['Nomenclature Génerale'.J95]" office:value-type="string" office:string-value="Carton 25 * 25 * 11" calcext:value-type="string">
            <text:p>Carton 25 * 25 * 11</text:p>
          </table:table-cell>
          <table:table-cell table:style-name="ce2" table:formula="of:=['Nomenclature Génerale'.K95]" office:value-type="string" office:string-value="Lit chauffant" calcext:value-type="string">
            <text:p>Lit chauffant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6]" office:value-type="float" office:value="0" calcext:value-type="float">
            <text:p>0</text:p>
          </table:table-cell>
          <table:table-cell table:style-name="ce2" table:formula="of:=['Nomenclature Génerale'.B96]" office:value-type="float" office:value="880" calcext:value-type="float">
            <text:p>880</text:p>
          </table:table-cell>
          <table:table-cell table:style-name="ce2" table:formula="of:=['Nomenclature Génerale'.C96]" office:value-type="string" office:string-value="Plaque Bois" calcext:value-type="string">
            <text:p>Plaque Bois</text:p>
          </table:table-cell>
          <table:table-cell table:style-name="ce2" table:formula="of:=['Nomenclature Génerale'.D96]" office:value-type="string" office:string-value="sans" calcext:value-type="string">
            <text:p>sans</text:p>
          </table:table-cell>
          <table:table-cell table:style-name="ce2" table:formula="of:=['Nomenclature Génerale'.E96]" office:value-type="float" office:value="0" calcext:value-type="float">
            <text:p>0</text:p>
          </table:table-cell>
          <table:table-cell table:style-name="ce2" table:formula="of:=['Nomenclature Génerale'.F96]" office:value-type="float" office:value="0" calcext:value-type="float">
            <text:p>0</text:p>
          </table:table-cell>
          <table:table-cell table:style-name="ce2" table:formula="of:=['Nomenclature Génerale'.G96]" office:value-type="float" office:value="0" calcext:value-type="float">
            <text:p>0</text:p>
          </table:table-cell>
          <table:table-cell table:style-name="ce2" table:formula="of:=['Nomenclature Génerale'.H96]" office:value-type="float" office:value="1" calcext:value-type="float">
            <text:p>1</text:p>
          </table:table-cell>
          <table:table-cell table:style-name="ce2" table:formula="of:=['Nomenclature Génerale'.I96]" office:value-type="float" office:value="0" calcext:value-type="float">
            <text:p>0</text:p>
          </table:table-cell>
          <table:table-cell table:style-name="ce2" table:formula="of:=['Nomenclature Génerale'.J96]" office:value-type="string" office:string-value="Carton 25 * 25 * 12" calcext:value-type="string">
            <text:p>Carton 25 * 25 * 12</text:p>
          </table:table-cell>
          <table:table-cell table:style-name="ce2" table:formula="of:=['Nomenclature Génerale'.K96]" office:value-type="string" office:string-value="Lit chauffant" calcext:value-type="string">
            <text:p>Lit chauffant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7]" office:value-type="float" office:value="0" calcext:value-type="float">
            <text:p>0</text:p>
          </table:table-cell>
          <table:table-cell table:style-name="ce2" table:formula="of:=['Nomenclature Génerale'.B97]" office:value-type="float" office:value="890" calcext:value-type="float">
            <text:p>890</text:p>
          </table:table-cell>
          <table:table-cell table:style-name="ce2" table:formula="of:=['Nomenclature Génerale'.C97]" office:value-type="string" office:string-value="Plaque chassis" calcext:value-type="string">
            <text:p>Plaque chassis</text:p>
          </table:table-cell>
          <table:table-cell table:style-name="ce2" table:formula="of:=['Nomenclature Génerale'.D97]" office:value-type="string" office:string-value="sans" calcext:value-type="string">
            <text:p>sans</text:p>
          </table:table-cell>
          <table:table-cell table:style-name="ce2" table:formula="of:=['Nomenclature Génerale'.E97]" office:value-type="float" office:value="0" calcext:value-type="float">
            <text:p>0</text:p>
          </table:table-cell>
          <table:table-cell table:style-name="ce2" table:formula="of:=['Nomenclature Génerale'.F97]" office:value-type="float" office:value="0" calcext:value-type="float">
            <text:p>0</text:p>
          </table:table-cell>
          <table:table-cell table:style-name="ce2" table:formula="of:=['Nomenclature Génerale'.G97]" office:value-type="float" office:value="0" calcext:value-type="float">
            <text:p>0</text:p>
          </table:table-cell>
          <table:table-cell table:style-name="ce2" table:formula="of:=['Nomenclature Génerale'.H97]" office:value-type="float" office:value="2" calcext:value-type="float">
            <text:p>2</text:p>
          </table:table-cell>
          <table:table-cell table:style-name="ce2" table:formula="of:=['Nomenclature Génerale'.I97]" office:value-type="float" office:value="0" calcext:value-type="float">
            <text:p>0</text:p>
          </table:table-cell>
          <table:table-cell table:style-name="ce2" table:formula="of:=['Nomenclature Génerale'.J97]" office:value-type="string" office:string-value="Colis 46 * 26 *26" calcext:value-type="string">
            <text:p>Colis 46 * 26 *26</text:p>
          </table:table-cell>
          <table:table-cell table:style-name="ce2" table:formula="of:=['Nomenclature Génerale'.K97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8]" office:value-type="float" office:value="0" calcext:value-type="float">
            <text:p>0</text:p>
          </table:table-cell>
          <table:table-cell table:style-name="ce2" table:formula="of:=['Nomenclature Génerale'.B98]" office:value-type="float" office:value="900" calcext:value-type="float">
            <text:p>900</text:p>
          </table:table-cell>
          <table:table-cell table:style-name="ce2" table:formula="of:=['Nomenclature Génerale'.C98]" office:value-type="string" office:string-value="Plaque support Extr Buse Ventilo" calcext:value-type="string">
            <text:p>Plaque support Extr Buse Ventilo</text:p>
          </table:table-cell>
          <table:table-cell table:style-name="ce2" table:formula="of:=['Nomenclature Génerale'.D98]" office:value-type="string" office:string-value="sans" calcext:value-type="string">
            <text:p>sans</text:p>
          </table:table-cell>
          <table:table-cell table:style-name="ce2" table:formula="of:=['Nomenclature Génerale'.E98]" office:value-type="float" office:value="0" calcext:value-type="float">
            <text:p>0</text:p>
          </table:table-cell>
          <table:table-cell table:style-name="ce2" table:formula="of:=['Nomenclature Génerale'.F98]" office:value-type="float" office:value="0" calcext:value-type="float">
            <text:p>0</text:p>
          </table:table-cell>
          <table:table-cell table:style-name="ce2" table:formula="of:=['Nomenclature Génerale'.G98]" office:value-type="float" office:value="0" calcext:value-type="float">
            <text:p>0</text:p>
          </table:table-cell>
          <table:table-cell table:style-name="ce2" table:formula="of:=['Nomenclature Génerale'.H98]" office:value-type="float" office:value="1" calcext:value-type="float">
            <text:p>1</text:p>
          </table:table-cell>
          <table:table-cell table:style-name="ce2" table:formula="of:=['Nomenclature Génerale'.I98]" office:value-type="float" office:value="0" calcext:value-type="float">
            <text:p>0</text:p>
          </table:table-cell>
          <table:table-cell table:style-name="ce2" table:formula="of:=['Nomenclature Génerale'.J98]" office:value-type="string" office:string-value="Ventilo" calcext:value-type="string">
            <text:p>Ventilo</text:p>
          </table:table-cell>
          <table:table-cell table:style-name="ce2" table:formula="of:=['Nomenclature Génerale'.K98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9]" office:value-type="float" office:value="0" calcext:value-type="float">
            <text:p>0</text:p>
          </table:table-cell>
          <table:table-cell table:style-name="ce2" table:formula="of:=['Nomenclature Génerale'.B99]" office:value-type="float" office:value="910" calcext:value-type="float">
            <text:p>910</text:p>
          </table:table-cell>
          <table:table-cell table:style-name="ce2" table:formula="of:=['Nomenclature Génerale'.C99]" office:value-type="string" office:string-value="Plaque verre " calcext:value-type="string">
            <text:p>Plaque verre </text:p>
          </table:table-cell>
          <table:table-cell table:style-name="ce2" table:formula="of:=['Nomenclature Génerale'.D99]" office:value-type="string" office:string-value="sans" calcext:value-type="string">
            <text:p>sans</text:p>
          </table:table-cell>
          <table:table-cell table:style-name="ce2" table:formula="of:=['Nomenclature Génerale'.E99]" office:value-type="float" office:value="0" calcext:value-type="float">
            <text:p>0</text:p>
          </table:table-cell>
          <table:table-cell table:style-name="ce2" table:formula="of:=['Nomenclature Génerale'.F99]" office:value-type="float" office:value="0" calcext:value-type="float">
            <text:p>0</text:p>
          </table:table-cell>
          <table:table-cell table:style-name="ce2" table:formula="of:=['Nomenclature Génerale'.G99]" office:value-type="float" office:value="0" calcext:value-type="float">
            <text:p>0</text:p>
          </table:table-cell>
          <table:table-cell table:style-name="ce2" table:formula="of:=['Nomenclature Génerale'.H99]" office:value-type="float" office:value="1" calcext:value-type="float">
            <text:p>1</text:p>
          </table:table-cell>
          <table:table-cell table:style-name="ce2" table:formula="of:=['Nomenclature Génerale'.I99]" office:value-type="float" office:value="0" calcext:value-type="float">
            <text:p>0</text:p>
          </table:table-cell>
          <table:table-cell table:style-name="ce2" table:formula="of:=['Nomenclature Génerale'.J99]" office:value-type="string" office:string-value="Alimentation" calcext:value-type="string">
            <text:p>Alimentation</text:p>
          </table:table-cell>
          <table:table-cell table:style-name="ce2" table:formula="of:=['Nomenclature Génerale'.K99]" office:value-type="string" office:string-value="Colis 46 * 26 *26" calcext:value-type="string">
            <text:p>Colis 46 * 26 *26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0]" office:value-type="float" office:value="0" calcext:value-type="float">
            <text:p>0</text:p>
          </table:table-cell>
          <table:table-cell table:style-name="ce2" table:formula="of:=['Nomenclature Génerale'.B100]" office:value-type="float" office:value="920" calcext:value-type="float">
            <text:p>920</text:p>
          </table:table-cell>
          <table:table-cell table:style-name="ce2" table:formula="of:=['Nomenclature Génerale'.C100]" office:value-type="string" office:string-value="Poulie avec 2 M3" calcext:value-type="string">
            <text:p>Poulie avec 2 M3</text:p>
          </table:table-cell>
          <table:table-cell table:style-name="ce2" table:formula="of:=['Nomenclature Génerale'.D100]" office:value-type="string" office:string-value="sans" calcext:value-type="string">
            <text:p>sans</text:p>
          </table:table-cell>
          <table:table-cell table:style-name="ce2" table:formula="of:=['Nomenclature Génerale'.E100]" office:value-type="string" office:string-value="Spec+(M3)" calcext:value-type="string">
            <text:p>Spec+(M3)</text:p>
          </table:table-cell>
          <table:table-cell table:style-name="ce2" table:formula="of:=['Nomenclature Génerale'.F100]" office:value-type="float" office:value="0" calcext:value-type="float">
            <text:p>0</text:p>
          </table:table-cell>
          <table:table-cell table:style-name="ce2" table:formula="of:=['Nomenclature Génerale'.G100]" office:value-type="float" office:value="0" calcext:value-type="float">
            <text:p>0</text:p>
          </table:table-cell>
          <table:table-cell table:style-name="ce2" table:formula="of:=['Nomenclature Génerale'.H100]" office:value-type="float" office:value="2" calcext:value-type="float">
            <text:p>2</text:p>
          </table:table-cell>
          <table:table-cell table:style-name="ce2" table:formula="of:=['Nomenclature Génerale'.I100]" office:value-type="float" office:value="0" calcext:value-type="float">
            <text:p>0</text:p>
          </table:table-cell>
          <table:table-cell table:style-name="ce2" table:formula="of:=['Nomenclature Génerale'.J100]" office:value-type="string" office:string-value="Visserie" calcext:value-type="string">
            <text:p>Visserie</text:p>
          </table:table-cell>
          <table:table-cell table:style-name="ce2" table:formula="of:=['Nomenclature Génerale'.K100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1]" office:value-type="float" office:value="0" calcext:value-type="float">
            <text:p>0</text:p>
          </table:table-cell>
          <table:table-cell table:style-name="ce2" table:formula="of:=['Nomenclature Génerale'.B101]" office:value-type="float" office:value="930" calcext:value-type="float">
            <text:p>930</text:p>
          </table:table-cell>
          <table:table-cell table:style-name="ce2" table:formula="of:=['Nomenclature Génerale'.C101]" office:value-type="string" office:string-value="Prise câble secteur" calcext:value-type="string">
            <text:p>Prise câble secteur</text:p>
          </table:table-cell>
          <table:table-cell table:style-name="ce2" table:formula="of:=['Nomenclature Génerale'.D101]" office:value-type="string" office:string-value="sans" calcext:value-type="string">
            <text:p>sans</text:p>
          </table:table-cell>
          <table:table-cell table:style-name="ce2" table:formula="of:=['Nomenclature Génerale'.E101]" office:value-type="float" office:value="0" calcext:value-type="float">
            <text:p>0</text:p>
          </table:table-cell>
          <table:table-cell table:style-name="ce2" table:formula="of:=['Nomenclature Génerale'.F101]" office:value-type="float" office:value="0" calcext:value-type="float">
            <text:p>0</text:p>
          </table:table-cell>
          <table:table-cell table:style-name="ce2" table:formula="of:=['Nomenclature Génerale'.G101]" office:value-type="float" office:value="0" calcext:value-type="float">
            <text:p>0</text:p>
          </table:table-cell>
          <table:table-cell table:style-name="ce2" table:formula="of:=['Nomenclature Génerale'.H101]" office:value-type="float" office:value="1" calcext:value-type="float">
            <text:p>1</text:p>
          </table:table-cell>
          <table:table-cell table:style-name="ce2" table:formula="of:=['Nomenclature Génerale'.I101]" office:value-type="float" office:value="0" calcext:value-type="float">
            <text:p>0</text:p>
          </table:table-cell>
          <table:table-cell table:style-name="ce2" table:formula="of:=['Nomenclature Génerale'.J101]" office:value-type="string" office:string-value="Alimentation" calcext:value-type="string">
            <text:p>Alimentation</text:p>
          </table:table-cell>
          <table:table-cell table:style-name="ce2" table:formula="of:=['Nomenclature Génerale'.K101]" office:value-type="string" office:string-value="Colis 46 * 26 *30" calcext:value-type="string">
            <text:p>Colis 46 * 26 *30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2]" office:value-type="float" office:value="0" calcext:value-type="float">
            <text:p>0</text:p>
          </table:table-cell>
          <table:table-cell table:style-name="ce2" table:formula="of:=['Nomenclature Génerale'.B102]" office:value-type="float" office:value="940" calcext:value-type="float">
            <text:p>940</text:p>
          </table:table-cell>
          <table:table-cell table:style-name="ce2" table:formula="of:=['Nomenclature Génerale'.C102]" office:value-type="string" office:string-value="Profilé 300 mm" calcext:value-type="string">
            <text:p>Profilé 300 mm</text:p>
          </table:table-cell>
          <table:table-cell table:style-name="ce2" table:formula="of:=['Nomenclature Génerale'.D102]" office:value-type="string" office:string-value="sans" calcext:value-type="string">
            <text:p>sans</text:p>
          </table:table-cell>
          <table:table-cell table:style-name="ce2" table:formula="of:=['Nomenclature Génerale'.E102]" office:value-type="float" office:value="0" calcext:value-type="float">
            <text:p>0</text:p>
          </table:table-cell>
          <table:table-cell table:style-name="ce2" table:formula="of:=['Nomenclature Génerale'.F102]" office:value-type="float" office:value="300" calcext:value-type="float">
            <text:p>300</text:p>
          </table:table-cell>
          <table:table-cell table:style-name="ce2" table:formula="of:=['Nomenclature Génerale'.G102]" office:value-type="float" office:value="0" calcext:value-type="float">
            <text:p>0</text:p>
          </table:table-cell>
          <table:table-cell table:style-name="ce2" table:formula="of:=['Nomenclature Génerale'.H102]" office:value-type="float" office:value="2" calcext:value-type="float">
            <text:p>2</text:p>
          </table:table-cell>
          <table:table-cell table:style-name="ce2" table:formula="of:=['Nomenclature Génerale'.I102]" office:value-type="float" office:value="0" calcext:value-type="float">
            <text:p>0</text:p>
          </table:table-cell>
          <table:table-cell table:style-name="ce2" table:formula="of:=['Nomenclature Génerale'.J102]" office:value-type="string" office:string-value="Châssis" calcext:value-type="string">
            <text:p>Châssis</text:p>
          </table:table-cell>
          <table:table-cell table:style-name="ce2" table:formula="of:=['Nomenclature Génerale'.K102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3]" office:value-type="float" office:value="0" calcext:value-type="float">
            <text:p>0</text:p>
          </table:table-cell>
          <table:table-cell table:style-name="ce2" table:formula="of:=['Nomenclature Génerale'.B103]" office:value-type="float" office:value="950" calcext:value-type="float">
            <text:p>950</text:p>
          </table:table-cell>
          <table:table-cell table:style-name="ce2" table:formula="of:=['Nomenclature Génerale'.C103]" office:value-type="string" office:string-value="Profilé 360 mm" calcext:value-type="string">
            <text:p>Profilé 360 mm</text:p>
          </table:table-cell>
          <table:table-cell table:style-name="ce2" table:formula="of:=['Nomenclature Génerale'.D103]" office:value-type="string" office:string-value="sans" calcext:value-type="string">
            <text:p>sans</text:p>
          </table:table-cell>
          <table:table-cell table:style-name="ce2" table:formula="of:=['Nomenclature Génerale'.E103]" office:value-type="float" office:value="0" calcext:value-type="float">
            <text:p>0</text:p>
          </table:table-cell>
          <table:table-cell table:style-name="ce2" table:formula="of:=['Nomenclature Génerale'.F103]" office:value-type="float" office:value="360" calcext:value-type="float">
            <text:p>360</text:p>
          </table:table-cell>
          <table:table-cell table:style-name="ce2" table:formula="of:=['Nomenclature Génerale'.G103]" office:value-type="float" office:value="0" calcext:value-type="float">
            <text:p>0</text:p>
          </table:table-cell>
          <table:table-cell table:style-name="ce2" table:formula="of:=['Nomenclature Génerale'.H103]" office:value-type="float" office:value="1" calcext:value-type="float">
            <text:p>1</text:p>
          </table:table-cell>
          <table:table-cell table:style-name="ce2" table:formula="of:=['Nomenclature Génerale'.I103]" office:value-type="float" office:value="0" calcext:value-type="float">
            <text:p>0</text:p>
          </table:table-cell>
          <table:table-cell table:style-name="ce2" table:formula="of:=['Nomenclature Génerale'.J103]" office:value-type="string" office:string-value="Châssis" calcext:value-type="string">
            <text:p>Châssis</text:p>
          </table:table-cell>
          <table:table-cell table:style-name="ce2" table:formula="of:=['Nomenclature Génerale'.K103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4]" office:value-type="float" office:value="0" calcext:value-type="float">
            <text:p>0</text:p>
          </table:table-cell>
          <table:table-cell table:style-name="ce2" table:formula="of:=['Nomenclature Génerale'.B104]" office:value-type="float" office:value="960" calcext:value-type="float">
            <text:p>960</text:p>
          </table:table-cell>
          <table:table-cell table:style-name="ce2" table:formula="of:=['Nomenclature Génerale'.C104]" office:value-type="string" office:string-value="Profilé 380 mm" calcext:value-type="string">
            <text:p>Profilé 380 mm</text:p>
          </table:table-cell>
          <table:table-cell table:style-name="ce2" table:formula="of:=['Nomenclature Génerale'.D104]" office:value-type="string" office:string-value="sans" calcext:value-type="string">
            <text:p>sans</text:p>
          </table:table-cell>
          <table:table-cell table:style-name="ce2" table:formula="of:=['Nomenclature Génerale'.E104]" office:value-type="string" office:string-value="#REF !" calcext:value-type="error">
            <text:p>#REF !</text:p>
          </table:table-cell>
          <table:table-cell table:style-name="ce2" table:formula="of:=['Nomenclature Génerale'.F104]" office:value-type="float" office:value="380" calcext:value-type="float">
            <text:p>380</text:p>
          </table:table-cell>
          <table:table-cell table:style-name="ce2" table:formula="of:=['Nomenclature Génerale'.G104]" office:value-type="float" office:value="0" calcext:value-type="float">
            <text:p>0</text:p>
          </table:table-cell>
          <table:table-cell table:style-name="ce2" table:formula="of:=['Nomenclature Génerale'.H104]" office:value-type="float" office:value="2" calcext:value-type="float">
            <text:p>2</text:p>
          </table:table-cell>
          <table:table-cell table:style-name="ce2" table:formula="of:=['Nomenclature Génerale'.I104]" office:value-type="float" office:value="0" calcext:value-type="float">
            <text:p>0</text:p>
          </table:table-cell>
          <table:table-cell table:style-name="ce2" table:formula="of:=['Nomenclature Génerale'.J104]" office:value-type="string" office:string-value="Châssis" calcext:value-type="string">
            <text:p>Châssis</text:p>
          </table:table-cell>
          <table:table-cell table:style-name="ce2" table:formula="of:=['Nomenclature Génerale'.K104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5]" office:value-type="float" office:value="0" calcext:value-type="float">
            <text:p>0</text:p>
          </table:table-cell>
          <table:table-cell table:style-name="ce2" table:formula="of:=['Nomenclature Génerale'.B105]" office:value-type="float" office:value="970" calcext:value-type="float">
            <text:p>970</text:p>
          </table:table-cell>
          <table:table-cell table:style-name="ce2" table:formula="of:=['Nomenclature Génerale'.C105]" office:value-type="string" office:string-value="Profilé 420 mm" calcext:value-type="string">
            <text:p>Profilé 420 mm</text:p>
          </table:table-cell>
          <table:table-cell table:style-name="ce2" table:formula="of:=['Nomenclature Génerale'.D105]" office:value-type="string" office:string-value="sans" calcext:value-type="string">
            <text:p>sans</text:p>
          </table:table-cell>
          <table:table-cell table:style-name="ce2" table:formula="of:=['Nomenclature Génerale'.E105]" office:value-type="float" office:value="0" calcext:value-type="float">
            <text:p>0</text:p>
          </table:table-cell>
          <table:table-cell table:style-name="ce2" table:formula="of:=['Nomenclature Génerale'.F105]" office:value-type="float" office:value="420" calcext:value-type="float">
            <text:p>420</text:p>
          </table:table-cell>
          <table:table-cell table:style-name="ce2" table:formula="of:=['Nomenclature Génerale'.G105]" office:value-type="float" office:value="0" calcext:value-type="float">
            <text:p>0</text:p>
          </table:table-cell>
          <table:table-cell table:style-name="ce2" table:formula="of:=['Nomenclature Génerale'.H105]" office:value-type="float" office:value="2" calcext:value-type="float">
            <text:p>2</text:p>
          </table:table-cell>
          <table:table-cell table:style-name="ce2" table:formula="of:=['Nomenclature Génerale'.I105]" office:value-type="float" office:value="0" calcext:value-type="float">
            <text:p>0</text:p>
          </table:table-cell>
          <table:table-cell table:style-name="ce2" table:formula="of:=['Nomenclature Génerale'.J105]" office:value-type="string" office:string-value="Châssis" calcext:value-type="string">
            <text:p>Châssis</text:p>
          </table:table-cell>
          <table:table-cell table:style-name="ce2" table:formula="of:=['Nomenclature Génerale'.K105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6]" office:value-type="float" office:value="0" calcext:value-type="float">
            <text:p>0</text:p>
          </table:table-cell>
          <table:table-cell table:style-name="ce2" table:formula="of:=['Nomenclature Génerale'.B106]" office:value-type="float" office:value="980" calcext:value-type="float">
            <text:p>980</text:p>
          </table:table-cell>
          <table:table-cell table:style-name="ce2" table:formula="of:=['Nomenclature Génerale'.C106]" office:value-type="string" office:string-value="Pusher" calcext:value-type="string">
            <text:p>Pusher</text:p>
          </table:table-cell>
          <table:table-cell table:style-name="ce2" table:formula="of:=['Nomenclature Génerale'.D106]" office:value-type="string" office:string-value="sans" calcext:value-type="string">
            <text:p>sans</text:p>
          </table:table-cell>
          <table:table-cell table:style-name="ce2" table:formula="of:=['Nomenclature Génerale'.E106]" office:value-type="string" office:string-value="Print" calcext:value-type="string">
            <text:p>Print</text:p>
          </table:table-cell>
          <table:table-cell table:style-name="ce2" table:formula="of:=['Nomenclature Génerale'.F106]" office:value-type="float" office:value="0" calcext:value-type="float">
            <text:p>0</text:p>
          </table:table-cell>
          <table:table-cell table:style-name="ce2" table:formula="of:=['Nomenclature Génerale'.G106]" office:value-type="float" office:value="0" calcext:value-type="float">
            <text:p>0</text:p>
          </table:table-cell>
          <table:table-cell table:style-name="ce2" table:formula="of:=['Nomenclature Génerale'.H106]" office:value-type="float" office:value="1" calcext:value-type="float">
            <text:p>1</text:p>
          </table:table-cell>
          <table:table-cell table:style-name="ce2" table:formula="of:=['Nomenclature Génerale'.I106]" office:value-type="float" office:value="0" calcext:value-type="float">
            <text:p>0</text:p>
          </table:table-cell>
          <table:table-cell table:style-name="ce2" table:formula="of:=['Nomenclature Génerale'.J106]" office:value-type="string" office:string-value="Carton 25 * 25 * 10" calcext:value-type="string">
            <text:p>Carton 25 * 25 * 10</text:p>
          </table:table-cell>
          <table:table-cell table:style-name="ce2" table:formula="of:=['Nomenclature Génerale'.K106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7]" office:value-type="float" office:value="0" calcext:value-type="float">
            <text:p>0</text:p>
          </table:table-cell>
          <table:table-cell table:style-name="ce2" table:formula="of:=['Nomenclature Génerale'.B107]" office:value-type="float" office:value="990" calcext:value-type="float">
            <text:p>990</text:p>
          </table:table-cell>
          <table:table-cell table:style-name="ce2" table:formula="of:=['Nomenclature Génerale'.C107]" office:value-type="string" office:string-value="Ressorts" calcext:value-type="string">
            <text:p>Ressorts</text:p>
          </table:table-cell>
          <table:table-cell table:style-name="ce2" table:formula="of:=['Nomenclature Génerale'.D107]" office:value-type="string" office:string-value="sans" calcext:value-type="string">
            <text:p>sans</text:p>
          </table:table-cell>
          <table:table-cell table:style-name="ce2" table:formula="of:=['Nomenclature Génerale'.E107]" office:value-type="float" office:value="0" calcext:value-type="float">
            <text:p>0</text:p>
          </table:table-cell>
          <table:table-cell table:style-name="ce2" table:formula="of:=['Nomenclature Génerale'.F107]" office:value-type="float" office:value="0" calcext:value-type="float">
            <text:p>0</text:p>
          </table:table-cell>
          <table:table-cell table:style-name="ce2" table:formula="of:=['Nomenclature Génerale'.G107]" office:value-type="float" office:value="0" calcext:value-type="float">
            <text:p>0</text:p>
          </table:table-cell>
          <table:table-cell table:style-name="ce2" table:formula="of:=['Nomenclature Génerale'.H107]" office:value-type="float" office:value="2" calcext:value-type="float">
            <text:p>2</text:p>
          </table:table-cell>
          <table:table-cell table:style-name="ce2" table:formula="of:=['Nomenclature Génerale'.I107]" office:value-type="float" office:value="0" calcext:value-type="float">
            <text:p>0</text:p>
          </table:table-cell>
          <table:table-cell table:style-name="ce2" table:formula="of:=['Nomenclature Génerale'.J107]" office:value-type="string" office:string-value="Pack Extrudeur" calcext:value-type="string">
            <text:p>Pack Extrudeur</text:p>
          </table:table-cell>
          <table:table-cell table:style-name="ce2" table:formula="of:=['Nomenclature Génerale'.K107]" office:value-type="string" office:string-value="Pack Extrudeur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8]" office:value-type="float" office:value="0" calcext:value-type="float">
            <text:p>0</text:p>
          </table:table-cell>
          <table:table-cell table:style-name="ce2" table:formula="of:=['Nomenclature Génerale'.B108]" office:value-type="float" office:value="1000" calcext:value-type="float">
            <text:p>1000</text:p>
          </table:table-cell>
          <table:table-cell table:style-name="ce2" table:formula="of:=['Nomenclature Génerale'.C108]" office:value-type="string" office:string-value="Rondelles M5" calcext:value-type="string">
            <text:p>Rondelles M5</text:p>
          </table:table-cell>
          <table:table-cell table:style-name="ce2" table:formula="of:=['Nomenclature Génerale'.D108]" office:value-type="string" office:string-value="sans" calcext:value-type="string">
            <text:p>sans</text:p>
          </table:table-cell>
          <table:table-cell table:style-name="ce2" table:formula="of:=['Nomenclature Génerale'.E108]" office:value-type="string" office:string-value="M5" calcext:value-type="string">
            <text:p>M5</text:p>
          </table:table-cell>
          <table:table-cell table:style-name="ce2" table:formula="of:=['Nomenclature Génerale'.F108]" office:value-type="string" office:string-value="standard" calcext:value-type="string">
            <text:p>standard</text:p>
          </table:table-cell>
          <table:table-cell table:style-name="ce2" table:formula="of:=['Nomenclature Génerale'.G108]" office:value-type="float" office:value="0" calcext:value-type="float">
            <text:p>0</text:p>
          </table:table-cell>
          <table:table-cell table:style-name="ce2" table:formula="of:=['Nomenclature Génerale'.H108]" office:value-type="float" office:value="7" calcext:value-type="float">
            <text:p>7</text:p>
          </table:table-cell>
          <table:table-cell table:style-name="ce2" table:formula="of:=['Nomenclature Génerale'.I108]" office:value-type="float" office:value="0" calcext:value-type="float">
            <text:p>0</text:p>
          </table:table-cell>
          <table:table-cell table:style-name="ce2" table:formula="of:=['Nomenclature Génerale'.J108]" office:value-type="string" office:string-value="Visserie" calcext:value-type="string">
            <text:p>Visserie</text:p>
          </table:table-cell>
          <table:table-cell table:style-name="ce2" table:formula="of:=['Nomenclature Génerale'.K108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9]" office:value-type="float" office:value="0" calcext:value-type="float">
            <text:p>0</text:p>
          </table:table-cell>
          <table:table-cell table:style-name="ce2" table:formula="of:=['Nomenclature Génerale'.B109]" office:value-type="float" office:value="1010" calcext:value-type="float">
            <text:p>1010</text:p>
          </table:table-cell>
          <table:table-cell table:style-name="ce2" table:formula="of:=['Nomenclature Génerale'.C109]" office:value-type="string" office:string-value="Roue extrusion avec M3" calcext:value-type="string">
            <text:p>Roue extrusion avec M3</text:p>
          </table:table-cell>
          <table:table-cell table:style-name="ce2" table:formula="of:=['Nomenclature Génerale'.D109]" office:value-type="string" office:string-value="sans" calcext:value-type="string">
            <text:p>sans</text:p>
          </table:table-cell>
          <table:table-cell table:style-name="ce2" table:formula="of:=['Nomenclature Génerale'.E109]" office:value-type="float" office:value="0" calcext:value-type="float">
            <text:p>0</text:p>
          </table:table-cell>
          <table:table-cell table:style-name="ce2" table:formula="of:=['Nomenclature Génerale'.F109]" office:value-type="float" office:value="0" calcext:value-type="float">
            <text:p>0</text:p>
          </table:table-cell>
          <table:table-cell table:style-name="ce2" table:formula="of:=['Nomenclature Génerale'.G109]" office:value-type="float" office:value="0" calcext:value-type="float">
            <text:p>0</text:p>
          </table:table-cell>
          <table:table-cell table:style-name="ce2" table:formula="of:=['Nomenclature Génerale'.H109]" office:value-type="float" office:value="1" calcext:value-type="float">
            <text:p>1</text:p>
          </table:table-cell>
          <table:table-cell table:style-name="ce2" table:formula="of:=['Nomenclature Génerale'.I109]" office:value-type="float" office:value="0" calcext:value-type="float">
            <text:p>0</text:p>
          </table:table-cell>
          <table:table-cell table:style-name="ce2" table:formula="of:=['Nomenclature Génerale'.J109]" office:value-type="string" office:string-value="Visserie" calcext:value-type="string">
            <text:p>Visserie</text:p>
          </table:table-cell>
          <table:table-cell table:style-name="ce2" table:formula="of:=['Nomenclature Génerale'.K109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0]" office:value-type="float" office:value="0" calcext:value-type="float">
            <text:p>0</text:p>
          </table:table-cell>
          <table:table-cell table:style-name="ce2" table:formula="of:=['Nomenclature Génerale'.B110]" office:value-type="float" office:value="1020" calcext:value-type="float">
            <text:p>1020</text:p>
          </table:table-cell>
          <table:table-cell table:style-name="ce2" table:formula="of:=['Nomenclature Génerale'.C110]" office:value-type="string" office:string-value="Roulement 605ZZ" calcext:value-type="string">
            <text:p>Roulement 605ZZ</text:p>
          </table:table-cell>
          <table:table-cell table:style-name="ce2" table:formula="of:=['Nomenclature Génerale'.D110]" office:value-type="string" office:string-value="sans" calcext:value-type="string">
            <text:p>sans</text:p>
          </table:table-cell>
          <table:table-cell table:style-name="ce2" table:formula="of:=['Nomenclature Génerale'.E110]" office:value-type="float" office:value="0" calcext:value-type="float">
            <text:p>0</text:p>
          </table:table-cell>
          <table:table-cell table:style-name="ce2" table:formula="of:=['Nomenclature Génerale'.F110]" office:value-type="float" office:value="0" calcext:value-type="float">
            <text:p>0</text:p>
          </table:table-cell>
          <table:table-cell table:style-name="ce2" table:formula="of:=['Nomenclature Génerale'.G110]" office:value-type="float" office:value="0" calcext:value-type="float">
            <text:p>0</text:p>
          </table:table-cell>
          <table:table-cell table:style-name="ce2" table:formula="of:=['Nomenclature Génerale'.H110]" office:value-type="float" office:value="6" calcext:value-type="float">
            <text:p>6</text:p>
          </table:table-cell>
          <table:table-cell table:style-name="ce2" table:formula="of:=['Nomenclature Génerale'.I110]" office:value-type="float" office:value="0" calcext:value-type="float">
            <text:p>0</text:p>
          </table:table-cell>
          <table:table-cell table:style-name="ce2" table:formula="of:=['Nomenclature Génerale'.J110]" office:value-type="string" office:string-value="Visserie" calcext:value-type="string">
            <text:p>Visserie</text:p>
          </table:table-cell>
          <table:table-cell table:style-name="ce2" table:formula="of:=['Nomenclature Génerale'.K110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1]" office:value-type="float" office:value="0" calcext:value-type="float">
            <text:p>0</text:p>
          </table:table-cell>
          <table:table-cell table:style-name="ce2" table:formula="of:=['Nomenclature Génerale'.B111]" office:value-type="float" office:value="1030" calcext:value-type="float">
            <text:p>1030</text:p>
          </table:table-cell>
          <table:table-cell table:style-name="ce2" table:formula="of:=['Nomenclature Génerale'.C111]" office:value-type="string" office:string-value="Smoothieboard" calcext:value-type="string">
            <text:p>Smoothieboard</text:p>
          </table:table-cell>
          <table:table-cell table:style-name="ce2" table:formula="of:=['Nomenclature Génerale'.D111]" office:value-type="string" office:string-value="sans" calcext:value-type="string">
            <text:p>sans</text:p>
          </table:table-cell>
          <table:table-cell table:style-name="ce2" table:formula="of:=['Nomenclature Génerale'.E111]" office:value-type="float" office:value="0" calcext:value-type="float">
            <text:p>0</text:p>
          </table:table-cell>
          <table:table-cell table:style-name="ce2" table:formula="of:=['Nomenclature Génerale'.F111]" office:value-type="string" office:string-value="4X-5X-4Xc-5XC" calcext:value-type="string">
            <text:p>4X-5X-4Xc-5XC</text:p>
          </table:table-cell>
          <table:table-cell table:style-name="ce2" table:formula="of:=['Nomenclature Génerale'.G111]" office:value-type="float" office:value="0" calcext:value-type="float">
            <text:p>0</text:p>
          </table:table-cell>
          <table:table-cell table:style-name="ce2" table:formula="of:=['Nomenclature Génerale'.H111]" office:value-type="float" office:value="1" calcext:value-type="float">
            <text:p>1</text:p>
          </table:table-cell>
          <table:table-cell table:style-name="ce2" table:formula="of:=['Nomenclature Génerale'.I111]" office:value-type="float" office:value="0" calcext:value-type="float">
            <text:p>0</text:p>
          </table:table-cell>
          <table:table-cell table:style-name="ce2" table:formula="of:=['Nomenclature Génerale'.J111]" office:value-type="string" office:string-value="Colis 46 * 26 *26" calcext:value-type="string">
            <text:p>Colis 46 * 26 *26</text:p>
          </table:table-cell>
          <table:table-cell table:style-name="ce2" table:formula="of:=['Nomenclature Génerale'.K111]" office:value-type="string" office:string-value="Smoothieboard 4XC" calcext:value-type="string">
            <text:p>Smoothieboard 4XC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2]" office:value-type="float" office:value="0" calcext:value-type="float">
            <text:p>0</text:p>
          </table:table-cell>
          <table:table-cell table:style-name="ce2" table:formula="of:=['Nomenclature Génerale'.B112]" office:value-type="float" office:value="1040" calcext:value-type="float">
            <text:p>1040</text:p>
          </table:table-cell>
          <table:table-cell table:style-name="ce2" table:formula="of:=['Nomenclature Génerale'.C112]" office:value-type="string" office:string-value="Ventilateur duo" calcext:value-type="string">
            <text:p>Ventilateur duo</text:p>
          </table:table-cell>
          <table:table-cell table:style-name="ce2" table:formula="of:=['Nomenclature Génerale'.D112]" office:value-type="string" office:string-value="sans" calcext:value-type="string">
            <text:p>sans</text:p>
          </table:table-cell>
          <table:table-cell table:style-name="ce2" table:formula="of:=['Nomenclature Génerale'.E112]" office:value-type="float" office:value="0" calcext:value-type="float">
            <text:p>0</text:p>
          </table:table-cell>
          <table:table-cell table:style-name="ce2" table:formula="of:=['Nomenclature Génerale'.F112]" office:value-type="float" office:value="0" calcext:value-type="float">
            <text:p>0</text:p>
          </table:table-cell>
          <table:table-cell table:style-name="ce2" table:formula="of:=['Nomenclature Génerale'.G112]" office:value-type="float" office:value="0" calcext:value-type="float">
            <text:p>0</text:p>
          </table:table-cell>
          <table:table-cell table:style-name="ce2" table:formula="of:=['Nomenclature Génerale'.H112]" office:value-type="float" office:value="1" calcext:value-type="float">
            <text:p>1</text:p>
          </table:table-cell>
          <table:table-cell table:style-name="ce2" table:formula="of:=['Nomenclature Génerale'.I112]" office:value-type="float" office:value="0" calcext:value-type="float">
            <text:p>0</text:p>
          </table:table-cell>
          <table:table-cell table:style-name="ce2" table:formula="of:=['Nomenclature Génerale'.J112]" office:value-type="string" office:string-value="Ventilateur" calcext:value-type="string">
            <text:p>Ventilateur</text:p>
          </table:table-cell>
          <table:table-cell table:style-name="ce2" table:formula="of:=['Nomenclature Génerale'.K112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3]" office:value-type="float" office:value="0" calcext:value-type="float">
            <text:p>0</text:p>
          </table:table-cell>
          <table:table-cell table:style-name="ce2" table:formula="of:=['Nomenclature Génerale'.B113]" office:value-type="float" office:value="1050" calcext:value-type="float">
            <text:p>1050</text:p>
          </table:table-cell>
          <table:table-cell table:style-name="ce2" table:formula="of:=['Nomenclature Génerale'.C113]" office:value-type="string" office:string-value="Ventilateur seul" calcext:value-type="string">
            <text:p>Ventilateur seul</text:p>
          </table:table-cell>
          <table:table-cell table:style-name="ce2" table:formula="of:=['Nomenclature Génerale'.D113]" office:value-type="string" office:string-value="sans" calcext:value-type="string">
            <text:p>sans</text:p>
          </table:table-cell>
          <table:table-cell table:style-name="ce2" table:formula="of:=['Nomenclature Génerale'.E113]" office:value-type="float" office:value="0" calcext:value-type="float">
            <text:p>0</text:p>
          </table:table-cell>
          <table:table-cell table:style-name="ce2" table:formula="of:=['Nomenclature Génerale'.F113]" office:value-type="float" office:value="0" calcext:value-type="float">
            <text:p>0</text:p>
          </table:table-cell>
          <table:table-cell table:style-name="ce2" table:formula="of:=['Nomenclature Génerale'.G113]" office:value-type="float" office:value="0" calcext:value-type="float">
            <text:p>0</text:p>
          </table:table-cell>
          <table:table-cell table:style-name="ce2" table:formula="of:=['Nomenclature Génerale'.H113]" office:value-type="float" office:value="1" calcext:value-type="float">
            <text:p>1</text:p>
          </table:table-cell>
          <table:table-cell table:style-name="ce2" table:formula="of:=['Nomenclature Génerale'.I113]" office:value-type="float" office:value="0" calcext:value-type="float">
            <text:p>0</text:p>
          </table:table-cell>
          <table:table-cell table:style-name="ce2" table:formula="of:=['Nomenclature Génerale'.J113]" office:value-type="string" office:string-value="Ventilateur" calcext:value-type="string">
            <text:p>Ventilateur</text:p>
          </table:table-cell>
          <table:table-cell table:style-name="ce2" table:formula="of:=['Nomenclature Génerale'.K113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4]" office:value-type="float" office:value="0" calcext:value-type="float">
            <text:p>0</text:p>
          </table:table-cell>
          <table:table-cell table:style-name="ce2" table:formula="of:=['Nomenclature Génerale'.B114]" office:value-type="float" office:value="1060" calcext:value-type="float">
            <text:p>1060</text:p>
          </table:table-cell>
          <table:table-cell table:style-name="ce2" table:formula="of:=['Nomenclature Génerale'.C114]" office:value-type="string" office:string-value="Ventilateur seul transparent" calcext:value-type="string">
            <text:p>Ventilateur seul transparent</text:p>
          </table:table-cell>
          <table:table-cell table:style-name="ce2" table:formula="of:=['Nomenclature Génerale'.D114]" office:value-type="string" office:string-value="sans" calcext:value-type="string">
            <text:p>sans</text:p>
          </table:table-cell>
          <table:table-cell table:style-name="ce2" table:formula="of:=['Nomenclature Génerale'.E114]" office:value-type="float" office:value="0" calcext:value-type="float">
            <text:p>0</text:p>
          </table:table-cell>
          <table:table-cell table:style-name="ce2" table:formula="of:=['Nomenclature Génerale'.F114]" office:value-type="float" office:value="0" calcext:value-type="float">
            <text:p>0</text:p>
          </table:table-cell>
          <table:table-cell table:style-name="ce2" table:formula="of:=['Nomenclature Génerale'.G114]" office:value-type="float" office:value="0" calcext:value-type="float">
            <text:p>0</text:p>
          </table:table-cell>
          <table:table-cell table:style-name="ce2" table:formula="of:=['Nomenclature Génerale'.H114]" office:value-type="float" office:value="1" calcext:value-type="float">
            <text:p>1</text:p>
          </table:table-cell>
          <table:table-cell table:style-name="ce2" table:formula="of:=['Nomenclature Génerale'.I114]" office:value-type="float" office:value="0" calcext:value-type="float">
            <text:p>0</text:p>
          </table:table-cell>
          <table:table-cell table:style-name="ce2" table:formula="of:=['Nomenclature Génerale'.J114]" office:value-type="string" office:string-value="Ventilateur" calcext:value-type="string">
            <text:p>Ventilateur</text:p>
          </table:table-cell>
          <table:table-cell table:style-name="ce2" table:formula="of:=['Nomenclature Génerale'.K114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5]" office:value-type="float" office:value="0" calcext:value-type="float">
            <text:p>0</text:p>
          </table:table-cell>
          <table:table-cell table:style-name="ce2" table:formula="of:=['Nomenclature Génerale'.B115]" office:value-type="float" office:value="1070" calcext:value-type="float">
            <text:p>1070</text:p>
          </table:table-cell>
          <table:table-cell table:style-name="ce2" table:formula="of:=['Nomenclature Génerale'.C115]" office:value-type="string" office:string-value="Visserie M4" calcext:value-type="string">
            <text:p>Visserie M4</text:p>
          </table:table-cell>
          <table:table-cell table:style-name="ce2" table:formula="of:=['Nomenclature Génerale'.D115]" office:value-type="string" office:string-value="sans" calcext:value-type="string">
            <text:p>sans</text:p>
          </table:table-cell>
          <table:table-cell table:style-name="ce2" table:formula="of:=['Nomenclature Génerale'.E115]" office:value-type="string" office:string-value="M4" calcext:value-type="string">
            <text:p>M4</text:p>
          </table:table-cell>
          <table:table-cell table:style-name="ce2" table:formula="of:=['Nomenclature Génerale'.F115]" office:value-type="string" office:string-value="X" calcext:value-type="string">
            <text:p>X</text:p>
          </table:table-cell>
          <table:table-cell table:style-name="ce2" table:formula="of:=['Nomenclature Génerale'.G115]" office:value-type="float" office:value="0" calcext:value-type="float">
            <text:p>0</text:p>
          </table:table-cell>
          <table:table-cell table:style-name="ce2" table:formula="of:=['Nomenclature Génerale'.H115]" office:value-type="float" office:value="1" calcext:value-type="float">
            <text:p>1</text:p>
          </table:table-cell>
          <table:table-cell table:style-name="ce2" table:formula="of:=['Nomenclature Génerale'.I115]" office:value-type="float" office:value="0" calcext:value-type="float">
            <text:p>0</text:p>
          </table:table-cell>
          <table:table-cell table:style-name="ce2" table:formula="of:=['Nomenclature Génerale'.J115]" office:value-type="string" office:string-value="Visserie" calcext:value-type="string">
            <text:p>Visserie</text:p>
          </table:table-cell>
          <table:table-cell table:style-name="ce2" table:formula="of:=['Nomenclature Génerale'.K115]" office:value-type="string" office:string-value="Pack Extrudeur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6]" office:value-type="float" office:value="0" calcext:value-type="float">
            <text:p>0</text:p>
          </table:table-cell>
          <table:table-cell table:style-name="ce2" table:formula="of:=['Nomenclature Génerale'.B116]" office:value-type="float" office:value="1080" calcext:value-type="float">
            <text:p>1080</text:p>
          </table:table-cell>
          <table:table-cell table:style-name="ce2" table:formula="of:=['Nomenclature Génerale'.C116]" office:value-type="string" office:string-value="X carriage" calcext:value-type="string">
            <text:p>X carriage</text:p>
          </table:table-cell>
          <table:table-cell table:style-name="ce2" table:formula="of:=['Nomenclature Génerale'.D116]" office:value-type="string" office:string-value="sans" calcext:value-type="string">
            <text:p>sans</text:p>
          </table:table-cell>
          <table:table-cell table:style-name="ce2" table:formula="of:=['Nomenclature Génerale'.E116]" office:value-type="string" office:string-value="Print" calcext:value-type="string">
            <text:p>Print</text:p>
          </table:table-cell>
          <table:table-cell table:style-name="ce2" table:formula="of:=['Nomenclature Génerale'.F116]" office:value-type="float" office:value="0" calcext:value-type="float">
            <text:p>0</text:p>
          </table:table-cell>
          <table:table-cell table:style-name="ce2" table:formula="of:=['Nomenclature Génerale'.G116]" office:value-type="float" office:value="0" calcext:value-type="float">
            <text:p>0</text:p>
          </table:table-cell>
          <table:table-cell table:style-name="ce2" table:formula="of:=['Nomenclature Génerale'.H116]" office:value-type="float" office:value="1" calcext:value-type="float">
            <text:p>1</text:p>
          </table:table-cell>
          <table:table-cell table:style-name="ce2" table:formula="of:=['Nomenclature Génerale'.I116]" office:value-type="float" office:value="0" calcext:value-type="float">
            <text:p>0</text:p>
          </table:table-cell>
          <table:table-cell table:style-name="ce2" table:formula="of:=['Nomenclature Génerale'.J116]" office:value-type="string" office:string-value="Carton 25 * 25 * 10" calcext:value-type="string">
            <text:p>Carton 25 * 25 * 10</text:p>
          </table:table-cell>
          <table:table-cell table:style-name="ce2" table:formula="of:=['Nomenclature Génerale'.K116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7]" office:value-type="float" office:value="0" calcext:value-type="float">
            <text:p>0</text:p>
          </table:table-cell>
          <table:table-cell table:style-name="ce2" table:formula="of:=['Nomenclature Génerale'.B117]" office:value-type="float" office:value="1090" calcext:value-type="float">
            <text:p>1090</text:p>
          </table:table-cell>
          <table:table-cell table:style-name="ce2" table:formula="of:=['Nomenclature Génerale'.C117]" office:value-type="string" office:string-value="X end bearing" calcext:value-type="string">
            <text:p>X end bearing</text:p>
          </table:table-cell>
          <table:table-cell table:style-name="ce2" table:formula="of:=['Nomenclature Génerale'.D117]" office:value-type="string" office:string-value="sans" calcext:value-type="string">
            <text:p>sans</text:p>
          </table:table-cell>
          <table:table-cell table:style-name="ce2" table:formula="of:=['Nomenclature Génerale'.E117]" office:value-type="string" office:string-value="Print" calcext:value-type="string">
            <text:p>Print</text:p>
          </table:table-cell>
          <table:table-cell table:style-name="ce2" table:formula="of:=['Nomenclature Génerale'.F117]" office:value-type="float" office:value="0" calcext:value-type="float">
            <text:p>0</text:p>
          </table:table-cell>
          <table:table-cell table:style-name="ce2" table:formula="of:=['Nomenclature Génerale'.G117]" office:value-type="float" office:value="0" calcext:value-type="float">
            <text:p>0</text:p>
          </table:table-cell>
          <table:table-cell table:style-name="ce2" table:formula="of:=['Nomenclature Génerale'.H117]" office:value-type="float" office:value="1" calcext:value-type="float">
            <text:p>1</text:p>
          </table:table-cell>
          <table:table-cell table:style-name="ce2" table:formula="of:=['Nomenclature Génerale'.I117]" office:value-type="float" office:value="0" calcext:value-type="float">
            <text:p>0</text:p>
          </table:table-cell>
          <table:table-cell table:style-name="ce2" table:formula="of:=['Nomenclature Génerale'.J117]" office:value-type="string" office:string-value="Carton 25 * 25 * 10" calcext:value-type="string">
            <text:p>Carton 25 * 25 * 10</text:p>
          </table:table-cell>
          <table:table-cell table:style-name="ce2" table:formula="of:=['Nomenclature Génerale'.K117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8]" office:value-type="float" office:value="0" calcext:value-type="float">
            <text:p>0</text:p>
          </table:table-cell>
          <table:table-cell table:style-name="ce2" table:formula="of:=['Nomenclature Génerale'.B118]" office:value-type="float" office:value="1100" calcext:value-type="float">
            <text:p>1100</text:p>
          </table:table-cell>
          <table:table-cell table:style-name="ce2" table:formula="of:=['Nomenclature Génerale'.C118]" office:value-type="string" office:string-value="X end motor" calcext:value-type="string">
            <text:p>X end motor</text:p>
          </table:table-cell>
          <table:table-cell table:style-name="ce2" table:formula="of:=['Nomenclature Génerale'.D118]" office:value-type="string" office:string-value="sans" calcext:value-type="string">
            <text:p>sans</text:p>
          </table:table-cell>
          <table:table-cell table:style-name="ce2" table:formula="of:=['Nomenclature Génerale'.E118]" office:value-type="string" office:string-value="Print" calcext:value-type="string">
            <text:p>Print</text:p>
          </table:table-cell>
          <table:table-cell table:style-name="ce2" table:formula="of:=['Nomenclature Génerale'.F118]" office:value-type="float" office:value="0" calcext:value-type="float">
            <text:p>0</text:p>
          </table:table-cell>
          <table:table-cell table:style-name="ce2" table:formula="of:=['Nomenclature Génerale'.G118]" office:value-type="float" office:value="0" calcext:value-type="float">
            <text:p>0</text:p>
          </table:table-cell>
          <table:table-cell table:style-name="ce2" table:formula="of:=['Nomenclature Génerale'.H118]" office:value-type="float" office:value="1" calcext:value-type="float">
            <text:p>1</text:p>
          </table:table-cell>
          <table:table-cell table:style-name="ce2" table:formula="of:=['Nomenclature Génerale'.I118]" office:value-type="float" office:value="0" calcext:value-type="float">
            <text:p>0</text:p>
          </table:table-cell>
          <table:table-cell table:style-name="ce2" table:formula="of:=['Nomenclature Génerale'.J118]" office:value-type="string" office:string-value="Carton 25 * 25 * 10" calcext:value-type="string">
            <text:p>Carton 25 * 25 * 10</text:p>
          </table:table-cell>
          <table:table-cell table:style-name="ce2" table:formula="of:=['Nomenclature Génerale'.K118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9]" office:value-type="float" office:value="0" calcext:value-type="float">
            <text:p>0</text:p>
          </table:table-cell>
          <table:table-cell table:style-name="ce2" table:formula="of:=['Nomenclature Génerale'.B119]" office:value-type="float" office:value="1110" calcext:value-type="float">
            <text:p>1110</text:p>
          </table:table-cell>
          <table:table-cell table:style-name="ce2" table:formula="of:=['Nomenclature Génerale'.C119]" office:value-type="string" office:string-value="Y beltolder" calcext:value-type="string">
            <text:p>Y beltolder</text:p>
          </table:table-cell>
          <table:table-cell table:style-name="ce2" table:formula="of:=['Nomenclature Génerale'.D119]" office:value-type="string" office:string-value="sans" calcext:value-type="string">
            <text:p>sans</text:p>
          </table:table-cell>
          <table:table-cell table:style-name="ce2" table:formula="of:=['Nomenclature Génerale'.E119]" office:value-type="string" office:string-value="Print" calcext:value-type="string">
            <text:p>Print</text:p>
          </table:table-cell>
          <table:table-cell table:style-name="ce2" table:formula="of:=['Nomenclature Génerale'.F119]" office:value-type="float" office:value="0" calcext:value-type="float">
            <text:p>0</text:p>
          </table:table-cell>
          <table:table-cell table:style-name="ce2" table:formula="of:=['Nomenclature Génerale'.G119]" office:value-type="float" office:value="0" calcext:value-type="float">
            <text:p>0</text:p>
          </table:table-cell>
          <table:table-cell table:style-name="ce2" table:formula="of:=['Nomenclature Génerale'.H119]" office:value-type="float" office:value="1" calcext:value-type="float">
            <text:p>1</text:p>
          </table:table-cell>
          <table:table-cell table:style-name="ce2" table:formula="of:=['Nomenclature Génerale'.I119]" office:value-type="float" office:value="0" calcext:value-type="float">
            <text:p>0</text:p>
          </table:table-cell>
          <table:table-cell table:style-name="ce2" table:formula="of:=['Nomenclature Génerale'.J119]" office:value-type="string" office:string-value="Carton 25 * 25 * 10" calcext:value-type="string">
            <text:p>Carton 25 * 25 * 10</text:p>
          </table:table-cell>
          <table:table-cell table:style-name="ce2" table:formula="of:=['Nomenclature Génerale'.K119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0]" office:value-type="float" office:value="0" calcext:value-type="float">
            <text:p>0</text:p>
          </table:table-cell>
          <table:table-cell table:style-name="ce2" table:formula="of:=['Nomenclature Génerale'.B120]" office:value-type="float" office:value="1120" calcext:value-type="float">
            <text:p>1120</text:p>
          </table:table-cell>
          <table:table-cell table:style-name="ce2" table:formula="of:=['Nomenclature Génerale'.C120]" office:value-type="string" office:string-value="Y block" calcext:value-type="string">
            <text:p>Y block</text:p>
          </table:table-cell>
          <table:table-cell table:style-name="ce2" table:formula="of:=['Nomenclature Génerale'.D120]" office:value-type="string" office:string-value="sans" calcext:value-type="string">
            <text:p>sans</text:p>
          </table:table-cell>
          <table:table-cell table:style-name="ce2" table:formula="of:=['Nomenclature Génerale'.E120]" office:value-type="string" office:string-value="Print" calcext:value-type="string">
            <text:p>Print</text:p>
          </table:table-cell>
          <table:table-cell table:style-name="ce2" table:formula="of:=['Nomenclature Génerale'.F120]" office:value-type="float" office:value="0" calcext:value-type="float">
            <text:p>0</text:p>
          </table:table-cell>
          <table:table-cell table:style-name="ce2" table:formula="of:=['Nomenclature Génerale'.G120]" office:value-type="float" office:value="0" calcext:value-type="float">
            <text:p>0</text:p>
          </table:table-cell>
          <table:table-cell table:style-name="ce2" table:formula="of:=['Nomenclature Génerale'.H120]" office:value-type="float" office:value="1" calcext:value-type="float">
            <text:p>1</text:p>
          </table:table-cell>
          <table:table-cell table:style-name="ce2" table:formula="of:=['Nomenclature Génerale'.I120]" office:value-type="float" office:value="0" calcext:value-type="float">
            <text:p>0</text:p>
          </table:table-cell>
          <table:table-cell table:style-name="ce2" table:formula="of:=['Nomenclature Génerale'.J120]" office:value-type="string" office:string-value="Carton 25 * 25 * 10" calcext:value-type="string">
            <text:p>Carton 25 * 25 * 10</text:p>
          </table:table-cell>
          <table:table-cell table:style-name="ce2" table:formula="of:=['Nomenclature Génerale'.K120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1]" office:value-type="float" office:value="0" calcext:value-type="float">
            <text:p>0</text:p>
          </table:table-cell>
          <table:table-cell table:style-name="ce2" table:formula="of:=['Nomenclature Génerale'.B121]" office:value-type="float" office:value="1130" calcext:value-type="float">
            <text:p>1130</text:p>
          </table:table-cell>
          <table:table-cell table:style-name="ce2" table:formula="of:=['Nomenclature Génerale'.C121]" office:value-type="string" office:string-value="Y end stop" calcext:value-type="string">
            <text:p>Y end stop</text:p>
          </table:table-cell>
          <table:table-cell table:style-name="ce2" table:formula="of:=['Nomenclature Génerale'.D121]" office:value-type="string" office:string-value="sans" calcext:value-type="string">
            <text:p>sans</text:p>
          </table:table-cell>
          <table:table-cell table:style-name="ce2" table:formula="of:=['Nomenclature Génerale'.E121]" office:value-type="string" office:string-value="Print" calcext:value-type="string">
            <text:p>Print</text:p>
          </table:table-cell>
          <table:table-cell table:style-name="ce2" table:formula="of:=['Nomenclature Génerale'.F121]" office:value-type="float" office:value="0" calcext:value-type="float">
            <text:p>0</text:p>
          </table:table-cell>
          <table:table-cell table:style-name="ce2" table:formula="of:=['Nomenclature Génerale'.G121]" office:value-type="float" office:value="0" calcext:value-type="float">
            <text:p>0</text:p>
          </table:table-cell>
          <table:table-cell table:style-name="ce2" table:formula="of:=['Nomenclature Génerale'.H121]" office:value-type="float" office:value="1" calcext:value-type="float">
            <text:p>1</text:p>
          </table:table-cell>
          <table:table-cell table:style-name="ce2" table:formula="of:=['Nomenclature Génerale'.I121]" office:value-type="float" office:value="0" calcext:value-type="float">
            <text:p>0</text:p>
          </table:table-cell>
          <table:table-cell table:style-name="ce2" table:formula="of:=['Nomenclature Génerale'.J121]" office:value-type="string" office:string-value="Carton 25 * 25 * 10" calcext:value-type="string">
            <text:p>Carton 25 * 25 * 10</text:p>
          </table:table-cell>
          <table:table-cell table:style-name="ce2" table:formula="of:=['Nomenclature Génerale'.K121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2]" office:value-type="float" office:value="0" calcext:value-type="float">
            <text:p>0</text:p>
          </table:table-cell>
          <table:table-cell table:style-name="ce2" table:formula="of:=['Nomenclature Génerale'.B122]" office:value-type="float" office:value="1140" calcext:value-type="float">
            <text:p>1140</text:p>
          </table:table-cell>
          <table:table-cell table:style-name="ce2" table:formula="of:=['Nomenclature Génerale'.C122]" office:value-type="string" office:string-value="Y roulement" calcext:value-type="string">
            <text:p>Y roulement</text:p>
          </table:table-cell>
          <table:table-cell table:style-name="ce2" table:formula="of:=['Nomenclature Génerale'.D122]" office:value-type="string" office:string-value="sans" calcext:value-type="string">
            <text:p>sans</text:p>
          </table:table-cell>
          <table:table-cell table:style-name="ce2" table:formula="of:=['Nomenclature Génerale'.E122]" office:value-type="string" office:string-value="Print" calcext:value-type="string">
            <text:p>Print</text:p>
          </table:table-cell>
          <table:table-cell table:style-name="ce2" table:formula="of:=['Nomenclature Génerale'.F122]" office:value-type="float" office:value="0" calcext:value-type="float">
            <text:p>0</text:p>
          </table:table-cell>
          <table:table-cell table:style-name="ce2" table:formula="of:=['Nomenclature Génerale'.G122]" office:value-type="float" office:value="0" calcext:value-type="float">
            <text:p>0</text:p>
          </table:table-cell>
          <table:table-cell table:style-name="ce2" table:formula="of:=['Nomenclature Génerale'.H122]" office:value-type="float" office:value="1" calcext:value-type="float">
            <text:p>1</text:p>
          </table:table-cell>
          <table:table-cell table:style-name="ce2" table:formula="of:=['Nomenclature Génerale'.I122]" office:value-type="float" office:value="0" calcext:value-type="float">
            <text:p>0</text:p>
          </table:table-cell>
          <table:table-cell table:style-name="ce2" table:formula="of:=['Nomenclature Génerale'.J122]" office:value-type="string" office:string-value="Carton 25 * 25 * 10" calcext:value-type="string">
            <text:p>Carton 25 * 25 * 10</text:p>
          </table:table-cell>
          <table:table-cell table:style-name="ce2" table:formula="of:=['Nomenclature Génerale'.K122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3]" office:value-type="float" office:value="0" calcext:value-type="float">
            <text:p>0</text:p>
          </table:table-cell>
          <table:table-cell table:style-name="ce2" table:formula="of:=['Nomenclature Génerale'.B123]" office:value-type="float" office:value="1150" calcext:value-type="float">
            <text:p>1150</text:p>
          </table:table-cell>
          <table:table-cell table:style-name="ce2" table:formula="of:=['Nomenclature Génerale'.C123]" office:value-type="string" office:string-value="Z Bas " calcext:value-type="string">
            <text:p>Z Bas </text:p>
          </table:table-cell>
          <table:table-cell table:style-name="ce2" table:formula="of:=['Nomenclature Génerale'.D123]" office:value-type="string" office:string-value="sans" calcext:value-type="string">
            <text:p>sans</text:p>
          </table:table-cell>
          <table:table-cell table:style-name="ce2" table:formula="of:=['Nomenclature Génerale'.E123]" office:value-type="string" office:string-value="Print" calcext:value-type="string">
            <text:p>Print</text:p>
          </table:table-cell>
          <table:table-cell table:style-name="ce2" table:formula="of:=['Nomenclature Génerale'.F123]" office:value-type="float" office:value="0" calcext:value-type="float">
            <text:p>0</text:p>
          </table:table-cell>
          <table:table-cell table:style-name="ce2" table:formula="of:=['Nomenclature Génerale'.G123]" office:value-type="float" office:value="0" calcext:value-type="float">
            <text:p>0</text:p>
          </table:table-cell>
          <table:table-cell table:style-name="ce2" table:formula="of:=['Nomenclature Génerale'.H123]" office:value-type="float" office:value="2" calcext:value-type="float">
            <text:p>2</text:p>
          </table:table-cell>
          <table:table-cell table:style-name="ce2" table:formula="of:=['Nomenclature Génerale'.I123]" office:value-type="float" office:value="0" calcext:value-type="float">
            <text:p>0</text:p>
          </table:table-cell>
          <table:table-cell table:style-name="ce2" table:formula="of:=['Nomenclature Génerale'.J123]" office:value-type="string" office:string-value="Carton 25 * 25 * 10" calcext:value-type="string">
            <text:p>Carton 25 * 25 * 10</text:p>
          </table:table-cell>
          <table:table-cell table:style-name="ce2" table:formula="of:=['Nomenclature Génerale'.K123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4]" office:value-type="float" office:value="0" calcext:value-type="float">
            <text:p>0</text:p>
          </table:table-cell>
          <table:table-cell table:style-name="ce2" table:formula="of:=['Nomenclature Génerale'.B124]" office:value-type="float" office:value="1160" calcext:value-type="float">
            <text:p>1160</text:p>
          </table:table-cell>
          <table:table-cell table:style-name="ce2" table:formula="of:=['Nomenclature Génerale'.C124]" office:value-type="string" office:string-value="Z End stop" calcext:value-type="string">
            <text:p>Z End stop</text:p>
          </table:table-cell>
          <table:table-cell table:style-name="ce2" table:formula="of:=['Nomenclature Génerale'.D124]" office:value-type="string" office:string-value="sans" calcext:value-type="string">
            <text:p>sans</text:p>
          </table:table-cell>
          <table:table-cell table:style-name="ce2" table:formula="of:=['Nomenclature Génerale'.E124]" office:value-type="string" office:string-value="Print" calcext:value-type="string">
            <text:p>Print</text:p>
          </table:table-cell>
          <table:table-cell table:style-name="ce2" table:formula="of:=['Nomenclature Génerale'.F124]" office:value-type="float" office:value="0" calcext:value-type="float">
            <text:p>0</text:p>
          </table:table-cell>
          <table:table-cell table:style-name="ce2" table:formula="of:=['Nomenclature Génerale'.G124]" office:value-type="float" office:value="0" calcext:value-type="float">
            <text:p>0</text:p>
          </table:table-cell>
          <table:table-cell table:style-name="ce2" table:formula="of:=['Nomenclature Génerale'.H124]" office:value-type="float" office:value="1" calcext:value-type="float">
            <text:p>1</text:p>
          </table:table-cell>
          <table:table-cell table:style-name="ce2" table:formula="of:=['Nomenclature Génerale'.I124]" office:value-type="float" office:value="0" calcext:value-type="float">
            <text:p>0</text:p>
          </table:table-cell>
          <table:table-cell table:style-name="ce2" table:formula="of:=['Nomenclature Génerale'.J124]" office:value-type="string" office:string-value="Carton 25 * 25 * 10" calcext:value-type="string">
            <text:p>Carton 25 * 25 * 10</text:p>
          </table:table-cell>
          <table:table-cell table:style-name="ce2" table:formula="of:=['Nomenclature Génerale'.K124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5]" office:value-type="float" office:value="0" calcext:value-type="float">
            <text:p>0</text:p>
          </table:table-cell>
          <table:table-cell table:style-name="ce2" table:formula="of:=['Nomenclature Génerale'.B125]" office:value-type="float" office:value="1170" calcext:value-type="float">
            <text:p>1170</text:p>
          </table:table-cell>
          <table:table-cell table:style-name="ce2" table:formula="of:=['Nomenclature Génerale'.C125]" office:value-type="string" office:string-value="Z Top" calcext:value-type="string">
            <text:p>Z Top</text:p>
          </table:table-cell>
          <table:table-cell table:style-name="ce2" table:formula="of:=['Nomenclature Génerale'.D125]" office:value-type="string" office:string-value="sans" calcext:value-type="string">
            <text:p>sans</text:p>
          </table:table-cell>
          <table:table-cell table:style-name="ce2" table:formula="of:=['Nomenclature Génerale'.E125]" office:value-type="string" office:string-value="Print" calcext:value-type="string">
            <text:p>Print</text:p>
          </table:table-cell>
          <table:table-cell table:style-name="ce2" table:formula="of:=['Nomenclature Génerale'.F125]" office:value-type="float" office:value="0" calcext:value-type="float">
            <text:p>0</text:p>
          </table:table-cell>
          <table:table-cell table:style-name="ce2" table:formula="of:=['Nomenclature Génerale'.G125]" office:value-type="float" office:value="0" calcext:value-type="float">
            <text:p>0</text:p>
          </table:table-cell>
          <table:table-cell table:style-name="ce2" table:formula="of:=['Nomenclature Génerale'.H125]" office:value-type="float" office:value="2" calcext:value-type="float">
            <text:p>2</text:p>
          </table:table-cell>
          <table:table-cell table:style-name="ce2" table:formula="of:=['Nomenclature Génerale'.I125]" office:value-type="float" office:value="0" calcext:value-type="float">
            <text:p>0</text:p>
          </table:table-cell>
          <table:table-cell table:style-name="ce2" table:formula="of:=['Nomenclature Génerale'.J125]" office:value-type="string" office:string-value="Carton 25 * 25 * 10" calcext:value-type="string">
            <text:p>Carton 25 * 25 * 10</text:p>
          </table:table-cell>
          <table:table-cell table:style-name="ce2" table:formula="of:=['Nomenclature Génerale'.K125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6]" office:value-type="float" office:value="0" calcext:value-type="float">
            <text:p>0</text:p>
          </table:table-cell>
          <table:table-cell table:style-name="ce2" table:formula="of:=['Nomenclature Génerale'.B126]" office:value-type="float" office:value="1180" calcext:value-type="float">
            <text:p>1180</text:p>
          </table:table-cell>
          <table:table-cell table:style-name="ce2" table:formula="of:=['Nomenclature Génerale'.C126]" office:value-type="string" office:string-value="Z Top" calcext:value-type="string">
            <text:p>Z Top</text:p>
          </table:table-cell>
          <table:table-cell table:style-name="ce2" table:formula="of:=['Nomenclature Génerale'.D126]" office:value-type="string" office:string-value="sans" calcext:value-type="string">
            <text:p>sans</text:p>
          </table:table-cell>
          <table:table-cell table:style-name="ce2" table:formula="of:=['Nomenclature Génerale'.E126]" office:value-type="string" office:string-value="Print" calcext:value-type="string">
            <text:p>Print</text:p>
          </table:table-cell>
          <table:table-cell table:style-name="ce2" table:formula="of:=['Nomenclature Génerale'.F126]" office:value-type="float" office:value="0" calcext:value-type="float">
            <text:p>0</text:p>
          </table:table-cell>
          <table:table-cell table:style-name="ce2" table:formula="of:=['Nomenclature Génerale'.G126]" office:value-type="float" office:value="0" calcext:value-type="float">
            <text:p>0</text:p>
          </table:table-cell>
          <table:table-cell table:style-name="ce2" table:formula="of:=['Nomenclature Génerale'.H126]" office:value-type="float" office:value="3" calcext:value-type="float">
            <text:p>3</text:p>
          </table:table-cell>
          <table:table-cell table:style-name="ce2" table:formula="of:=['Nomenclature Génerale'.I126]" office:value-type="float" office:value="0" calcext:value-type="float">
            <text:p>0</text:p>
          </table:table-cell>
          <table:table-cell table:style-name="ce2" table:formula="of:=['Nomenclature Génerale'.J126]" office:value-type="string" office:string-value="Carton 25 * 25 * 11" calcext:value-type="string">
            <text:p>Carton 25 * 25 * 11</text:p>
          </table:table-cell>
          <table:table-cell table:style-name="ce2" table:formula="of:=['Nomenclature Génerale'.K126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menclature 420" table:style-name="ta3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5" table:default-cell-style-name="ce4"/>
        <table:table-column table:style-name="co6" table:default-cell-style-name="ce4"/>
        <table:table-column table:style-name="co16" table:default-cell-style-name="ce4"/>
        <table:table-column table:style-name="co5" table:default-cell-style-name="ce4"/>
        <table:table-column table:style-name="co8" table:default-cell-style-name="ce19"/>
        <table:table-column table:style-name="co9" table:default-cell-style-name="ce24"/>
        <table:table-column table:style-name="co9" table:default-cell-style-name="ce19"/>
        <table:table-column table:style-name="co5" table:number-columns-repeated="1013" table:default-cell-style-name="ce4"/>
        <table:table-row table:style-name="ro1">
          <table:table-cell table:style-name="ce1" office:value-type="string" calcext:value-type="string">
            <text:p>Réf Robotseed</text:p>
          </table:table-cell>
          <table:table-cell table:style-name="ce1" office:value-type="string" calcext:value-type="string">
            <text:p>Colisage-réf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ypologi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éf Fabricant</text:p>
          </table:table-cell>
          <table:table-cell table:style-name="ce1" office:value-type="string" calcext:value-type="string">
            <text:p>Quantité</text:p>
          </table:table-cell>
          <table:table-cell table:style-name="ce14" office:value-type="string" calcext:value-type="string">
            <text:p>Commentaire</text:p>
          </table:table-cell>
          <table:table-cell table:style-name="ce20" office:value-type="string" calcext:value-type="string">
            <text:p>Sachet</text:p>
          </table:table-cell>
          <table:table-cell table:style-name="ce14" office:value-type="string" calcext:value-type="string">
            <text:p>Sous ensemble</text:p>
          </table:table-cell>
          <table:table-cell table:style-name="ce25" table:number-columns-repeated="1013"/>
        </table:table-row>
        <table:table-row table:style-name="ro2">
          <table:table-cell table:style-name="ce2" table:formula="of:=['Nomenclature Génerale'.A2]" office:value-type="float" office:value="0" calcext:value-type="float">
            <text:p>0</text:p>
          </table:table-cell>
          <table:table-cell table:style-name="ce2" table:formula="of:=['Nomenclature Génerale'.B2]" office:value-type="float" office:value="140" calcext:value-type="float">
            <text:p>140</text:p>
          </table:table-cell>
          <table:table-cell table:style-name="ce2" table:formula="of:=['Nomenclature Génerale'.C2]" office:value-type="string" office:string-value="[COLL]Connecteurs Smoothieboard" calcext:value-type="string">
            <text:p>[COLL]Connecteurs Smoothieboard</text:p>
          </table:table-cell>
          <table:table-cell table:style-name="ce2" table:formula="of:=['Nomenclature Génerale'.D2]" office:value-type="string" office:string-value="sans" calcext:value-type="string">
            <text:p>sans</text:p>
          </table:table-cell>
          <table:table-cell table:style-name="ce2" table:formula="of:=['Nomenclature Génerale'.E2]" office:value-type="string" office:string-value="X" calcext:value-type="string">
            <text:p>X</text:p>
          </table:table-cell>
          <table:table-cell table:style-name="ce2" table:formula="of:=['Nomenclature Génerale'.F2]" office:value-type="string" office:string-value="standard" calcext:value-type="string">
            <text:p>standard</text:p>
          </table:table-cell>
          <table:table-cell table:style-name="ce2" table:formula="of:=['Nomenclature Génerale'.G2]" office:value-type="float" office:value="0" calcext:value-type="float">
            <text:p>0</text:p>
          </table:table-cell>
          <table:table-cell table:style-name="ce2" table:formula="of:=['Nomenclature Génerale'.H2]" office:value-type="float" office:value="1" calcext:value-type="float">
            <text:p>1</text:p>
          </table:table-cell>
          <table:table-cell table:style-name="ce2" table:formula="of:=['Nomenclature Génerale'.I2]" office:value-type="float" office:value="0" calcext:value-type="float">
            <text:p>0</text:p>
          </table:table-cell>
          <table:table-cell table:style-name="ce2" table:formula="of:=['Nomenclature Génerale'.J2]" office:value-type="string" office:string-value="Colis 46 * 26 *26" calcext:value-type="string">
            <text:p>Colis 46 * 26 *26</text:p>
          </table:table-cell>
          <table:table-cell table:style-name="ce2" table:formula="of:=['Nomenclature Génerale'.K2]" office:value-type="string" office:string-value="Smoothieboard 4XC" calcext:value-type="string">
            <text:p>Smoothieboard 4XC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]" office:value-type="float" office:value="0" calcext:value-type="float">
            <text:p>0</text:p>
          </table:table-cell>
          <table:table-cell table:style-name="ce2" table:formula="of:=['Nomenclature Génerale'.B3]" office:value-type="float" office:value="10" calcext:value-type="float">
            <text:p>10</text:p>
          </table:table-cell>
          <table:table-cell table:style-name="ce2" table:formula="of:=['Nomenclature Génerale'.C3]" office:value-type="string" office:string-value="Alimentation " calcext:value-type="string">
            <text:p>Alimentation </text:p>
          </table:table-cell>
          <table:table-cell table:style-name="ce2" table:formula="of:=['Nomenclature Génerale'.D3]" office:value-type="string" office:string-value="sans" calcext:value-type="string">
            <text:p>sans</text:p>
          </table:table-cell>
          <table:table-cell table:style-name="ce2" table:formula="of:=['Nomenclature Génerale'.E3]" office:value-type="string" office:string-value="12V – 30A" calcext:value-type="string">
            <text:p>12V – 30A</text:p>
          </table:table-cell>
          <table:table-cell table:style-name="ce2" table:formula="of:=['Nomenclature Génerale'.F3]" office:value-type="float" office:value="0" calcext:value-type="float">
            <text:p>0</text:p>
          </table:table-cell>
          <table:table-cell table:style-name="ce2" table:formula="of:=['Nomenclature Génerale'.G3]" office:value-type="float" office:value="0" calcext:value-type="float">
            <text:p>0</text:p>
          </table:table-cell>
          <table:table-cell table:style-name="ce2" table:formula="of:=['Nomenclature Génerale'.H3]" office:value-type="float" office:value="1" calcext:value-type="float">
            <text:p>1</text:p>
          </table:table-cell>
          <table:table-cell table:style-name="ce2" table:formula="of:=['Nomenclature Génerale'.I3]" office:value-type="float" office:value="0" calcext:value-type="float">
            <text:p>0</text:p>
          </table:table-cell>
          <table:table-cell table:style-name="ce2" table:formula="of:=['Nomenclature Génerale'.J3]" office:value-type="string" office:string-value="Carton Long" calcext:value-type="string">
            <text:p>Carton Long</text:p>
          </table:table-cell>
          <table:table-cell table:style-name="ce2" table:formula="of:=['Nomenclature Génerale'.K3]" office:value-type="string" office:string-value="Alim" calcext:value-type="string">
            <text:p>Alim</text:p>
          </table:table-cell>
          <table:table-cell table:number-columns-repeated="1013"/>
        </table:table-row>
        <table:table-row table:style-name="ro2" table:visibility="filter">
          <table:table-cell table:style-name="ce2" table:formula="of:=['Nomenclature Génerale'.A4]" office:value-type="float" office:value="0" calcext:value-type="float">
            <text:p>0</text:p>
          </table:table-cell>
          <table:table-cell table:style-name="ce2" table:formula="of:=['Nomenclature Génerale'.B4]" office:value-type="float" office:value="20" calcext:value-type="float">
            <text:p>20</text:p>
          </table:table-cell>
          <table:table-cell table:style-name="ce2" table:formula="of:=['Nomenclature Génerale'.C4]" office:value-type="string" office:string-value="Barre ACME « 320 » mm" calcext:value-type="string">
            <text:p>Barre ACME « 320 » mm</text:p>
          </table:table-cell>
          <table:table-cell table:style-name="ce2" table:formula="of:=['Nomenclature Génerale'.D4]" office:value-type="string" office:string-value="Profil Z 380mm" calcext:value-type="string">
            <text:p>Profil Z 380mm</text:p>
          </table:table-cell>
          <table:table-cell table:style-name="ce2" table:formula="of:=['Nomenclature Génerale'.E4]" office:value-type="string" office:string-value="8 dia." calcext:value-type="string">
            <text:p>8 dia.</text:p>
          </table:table-cell>
          <table:table-cell table:style-name="ce2" table:formula="of:=['Nomenclature Génerale'.F4]" office:value-type="float" office:value="315" calcext:value-type="float">
            <text:p>315</text:p>
          </table:table-cell>
          <table:table-cell table:style-name="ce2" table:formula="of:=['Nomenclature Génerale'.G4]" office:value-type="float" office:value="0" calcext:value-type="float">
            <text:p>0</text:p>
          </table:table-cell>
          <table:table-cell table:style-name="ce2" table:formula="of:=['Nomenclature Génerale'.H4]" office:value-type="float" office:value="2" calcext:value-type="float">
            <text:p>2</text:p>
          </table:table-cell>
          <table:table-cell table:style-name="ce2" table:formula="of:=['Nomenclature Génerale'.I4]" office:value-type="float" office:value="0" calcext:value-type="float">
            <text:p>0</text:p>
          </table:table-cell>
          <table:table-cell table:style-name="ce2" table:formula="of:=['Nomenclature Génerale'.J4]" office:value-type="string" office:string-value="Carton Long" calcext:value-type="string">
            <text:p>Carton Long</text:p>
          </table:table-cell>
          <table:table-cell table:style-name="ce2" table:formula="of:=['Nomenclature Génerale'.K4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]" office:value-type="float" office:value="0" calcext:value-type="float">
            <text:p>0</text:p>
          </table:table-cell>
          <table:table-cell table:style-name="ce2" table:formula="of:=['Nomenclature Génerale'.B5]" office:value-type="float" office:value="25" calcext:value-type="float">
            <text:p>25</text:p>
          </table:table-cell>
          <table:table-cell table:style-name="ce2" table:formula="of:=['Nomenclature Génerale'.C5]" office:value-type="string" office:string-value="Barre ACME « 360 » mm" calcext:value-type="string">
            <text:p>Barre ACME « 360 » mm</text:p>
          </table:table-cell>
          <table:table-cell table:style-name="ce2" table:formula="of:=['Nomenclature Génerale'.D5]" office:value-type="string" office:string-value="Profil Z 420mm" calcext:value-type="string">
            <text:p>Profil Z 420mm</text:p>
          </table:table-cell>
          <table:table-cell table:style-name="ce2" table:formula="of:=['Nomenclature Génerale'.E5]" office:value-type="string" office:string-value="8 dia." calcext:value-type="string">
            <text:p>8 dia.</text:p>
          </table:table-cell>
          <table:table-cell table:style-name="ce2" table:formula="of:=['Nomenclature Génerale'.F5]" office:value-type="float" office:value="355" calcext:value-type="float">
            <text:p>355</text:p>
          </table:table-cell>
          <table:table-cell table:style-name="ce2" table:formula="of:=['Nomenclature Génerale'.G5]" office:value-type="float" office:value="0" calcext:value-type="float">
            <text:p>0</text:p>
          </table:table-cell>
          <table:table-cell table:style-name="ce2" table:formula="of:=['Nomenclature Génerale'.H5]" office:value-type="float" office:value="2" calcext:value-type="float">
            <text:p>2</text:p>
          </table:table-cell>
          <table:table-cell table:style-name="ce2" table:formula="of:=['Nomenclature Génerale'.I5]" office:value-type="float" office:value="0" calcext:value-type="float">
            <text:p>0</text:p>
          </table:table-cell>
          <table:table-cell table:style-name="ce2" table:formula="of:=['Nomenclature Génerale'.J5]" office:value-type="string" office:string-value="Carton Long" calcext:value-type="string">
            <text:p>Carton Long</text:p>
          </table:table-cell>
          <table:table-cell table:style-name="ce2" table:formula="of:=['Nomenclature Génerale'.K5]" office:value-type="string" office:string-value="Châssis" calcext:value-type="string">
            <text:p>Châssis</text:p>
          </table:table-cell>
          <table:table-cell table:style-name="ce38" table:number-columns-repeated="1013"/>
        </table:table-row>
        <table:table-row table:style-name="ro2" table:visibility="filter">
          <table:table-cell table:style-name="ce2" table:formula="of:=['Nomenclature Génerale'.A6]" office:value-type="float" office:value="0" calcext:value-type="float">
            <text:p>0</text:p>
          </table:table-cell>
          <table:table-cell table:style-name="ce2" table:formula="of:=['Nomenclature Génerale'.B6]" office:value-type="float" office:value="30" calcext:value-type="float">
            <text:p>30</text:p>
          </table:table-cell>
          <table:table-cell table:style-name="ce2" table:formula="of:=['Nomenclature Génerale'.C6]" office:value-type="string" office:string-value="Barre X 381,1 mm" calcext:value-type="string">
            <text:p>Barre X 381,1 mm</text:p>
          </table:table-cell>
          <table:table-cell table:style-name="ce2" table:formula="of:=['Nomenclature Génerale'.D6]" office:value-type="string" office:string-value="Profil X 381,1mm" calcext:value-type="string">
            <text:p>Profil X 381,1mm</text:p>
          </table:table-cell>
          <table:table-cell table:style-name="ce2" table:formula="of:=['Nomenclature Génerale'.E6]" office:value-type="string" office:string-value="8 dia." calcext:value-type="string">
            <text:p>8 dia.</text:p>
          </table:table-cell>
          <table:table-cell table:style-name="ce2" table:formula="of:=['Nomenclature Génerale'.F6]" office:value-type="float" office:value="381" calcext:value-type="float">
            <text:p>381</text:p>
          </table:table-cell>
          <table:table-cell table:style-name="ce2" table:formula="of:=['Nomenclature Génerale'.G6]" office:value-type="float" office:value="0" calcext:value-type="float">
            <text:p>0</text:p>
          </table:table-cell>
          <table:table-cell table:style-name="ce2" table:formula="of:=['Nomenclature Génerale'.H6]" office:value-type="float" office:value="2" calcext:value-type="float">
            <text:p>2</text:p>
          </table:table-cell>
          <table:table-cell table:style-name="ce2" table:formula="of:=['Nomenclature Génerale'.I6]" office:value-type="float" office:value="0" calcext:value-type="float">
            <text:p>0</text:p>
          </table:table-cell>
          <table:table-cell table:style-name="ce2" table:formula="of:=['Nomenclature Génerale'.J6]" office:value-type="string" office:string-value="Carton Long" calcext:value-type="string">
            <text:p>Carton Long</text:p>
          </table:table-cell>
          <table:table-cell table:style-name="ce2" table:formula="of:=['Nomenclature Génerale'.K6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]" office:value-type="float" office:value="0" calcext:value-type="float">
            <text:p>0</text:p>
          </table:table-cell>
          <table:table-cell table:style-name="ce2" table:formula="of:=['Nomenclature Génerale'.B7]" office:value-type="float" office:value="35" calcext:value-type="float">
            <text:p>35</text:p>
          </table:table-cell>
          <table:table-cell table:style-name="ce2" table:formula="of:=['Nomenclature Génerale'.C7]" office:value-type="string" office:string-value="Barre X 391,1 mm" calcext:value-type="string">
            <text:p>Barre X 391,1 mm</text:p>
          </table:table-cell>
          <table:table-cell table:style-name="ce2" table:formula="of:=['Nomenclature Génerale'.D7]" office:value-type="string" office:string-value="Profil X 391,1mm" calcext:value-type="string">
            <text:p>Profil X 391,1mm</text:p>
          </table:table-cell>
          <table:table-cell table:style-name="ce2" table:formula="of:=['Nomenclature Génerale'.E7]" office:value-type="string" office:string-value="8 dia." calcext:value-type="string">
            <text:p>8 dia.</text:p>
          </table:table-cell>
          <table:table-cell table:style-name="ce2" table:formula="of:=['Nomenclature Génerale'.F7]" office:value-type="float" office:value="391" calcext:value-type="float">
            <text:p>391</text:p>
          </table:table-cell>
          <table:table-cell table:style-name="ce2" table:formula="of:=['Nomenclature Génerale'.G7]" office:value-type="float" office:value="0" calcext:value-type="float">
            <text:p>0</text:p>
          </table:table-cell>
          <table:table-cell table:style-name="ce2" table:formula="of:=['Nomenclature Génerale'.H7]" office:value-type="float" office:value="2" calcext:value-type="float">
            <text:p>2</text:p>
          </table:table-cell>
          <table:table-cell table:style-name="ce2" table:formula="of:=['Nomenclature Génerale'.I7]" office:value-type="float" office:value="0" calcext:value-type="float">
            <text:p>0</text:p>
          </table:table-cell>
          <table:table-cell table:style-name="ce2" table:formula="of:=['Nomenclature Génerale'.J7]" office:value-type="string" office:string-value="Carton Long" calcext:value-type="string">
            <text:p>Carton Long</text:p>
          </table:table-cell>
          <table:table-cell table:style-name="ce2" table:formula="of:=['Nomenclature Génerale'.K7]" office:value-type="string" office:string-value="Châssis" calcext:value-type="string">
            <text:p>Châssis</text:p>
          </table:table-cell>
          <table:table-cell table:style-name="ce38" table:number-columns-repeated="1013"/>
        </table:table-row>
        <table:table-row table:style-name="ro2">
          <table:table-cell table:style-name="ce2" table:formula="of:=['Nomenclature Génerale'.A8]" office:value-type="float" office:value="0" calcext:value-type="float">
            <text:p>0</text:p>
          </table:table-cell>
          <table:table-cell table:style-name="ce2" table:formula="of:=['Nomenclature Génerale'.B8]" office:value-type="float" office:value="40" calcext:value-type="float">
            <text:p>40</text:p>
          </table:table-cell>
          <table:table-cell table:style-name="ce2" table:formula="of:=['Nomenclature Génerale'.C8]" office:value-type="string" office:string-value="Barre Y 420 mm" calcext:value-type="string">
            <text:p>Barre Y 420 mm</text:p>
          </table:table-cell>
          <table:table-cell table:style-name="ce2" table:formula="of:=['Nomenclature Génerale'.D8]" office:value-type="string" office:string-value="sans" calcext:value-type="string">
            <text:p>sans</text:p>
          </table:table-cell>
          <table:table-cell table:style-name="ce2" table:formula="of:=['Nomenclature Génerale'.E8]" office:value-type="string" office:string-value="8 dia." calcext:value-type="string">
            <text:p>8 dia.</text:p>
          </table:table-cell>
          <table:table-cell table:style-name="ce2" table:formula="of:=['Nomenclature Génerale'.F8]" office:value-type="float" office:value="420" calcext:value-type="float">
            <text:p>420</text:p>
          </table:table-cell>
          <table:table-cell table:style-name="ce2" table:formula="of:=['Nomenclature Génerale'.G8]" office:value-type="float" office:value="0" calcext:value-type="float">
            <text:p>0</text:p>
          </table:table-cell>
          <table:table-cell table:style-name="ce2" table:formula="of:=['Nomenclature Génerale'.H8]" office:value-type="float" office:value="2" calcext:value-type="float">
            <text:p>2</text:p>
          </table:table-cell>
          <table:table-cell table:style-name="ce2" table:formula="of:=['Nomenclature Génerale'.I8]" office:value-type="float" office:value="0" calcext:value-type="float">
            <text:p>0</text:p>
          </table:table-cell>
          <table:table-cell table:style-name="ce2" table:formula="of:=['Nomenclature Génerale'.J8]" office:value-type="string" office:string-value="Carton Long" calcext:value-type="string">
            <text:p>Carton Long</text:p>
          </table:table-cell>
          <table:table-cell table:style-name="ce2" table:formula="of:=['Nomenclature Génerale'.K8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 table:visibility="filter">
          <table:table-cell table:style-name="ce2" table:formula="of:=['Nomenclature Génerale'.A9]" office:value-type="float" office:value="0" calcext:value-type="float">
            <text:p>0</text:p>
          </table:table-cell>
          <table:table-cell table:style-name="ce2" table:formula="of:=['Nomenclature Génerale'.B9]" office:value-type="float" office:value="50" calcext:value-type="float">
            <text:p>50</text:p>
          </table:table-cell>
          <table:table-cell table:style-name="ce2" table:formula="of:=['Nomenclature Génerale'.C9]" office:value-type="string" office:string-value="Barre Z 360 mm" calcext:value-type="string">
            <text:p>Barre Z 360 mm</text:p>
          </table:table-cell>
          <table:table-cell table:style-name="ce2" table:formula="of:=['Nomenclature Génerale'.D9]" office:value-type="string" office:string-value="Profil Z 380mm" calcext:value-type="string">
            <text:p>Profil Z 380mm</text:p>
          </table:table-cell>
          <table:table-cell table:style-name="ce2" table:formula="of:=['Nomenclature Génerale'.E9]" office:value-type="string" office:string-value="10 dia." calcext:value-type="string">
            <text:p>10 dia.</text:p>
          </table:table-cell>
          <table:table-cell table:style-name="ce2" table:formula="of:=['Nomenclature Génerale'.F9]" office:value-type="float" office:value="360" calcext:value-type="float">
            <text:p>360</text:p>
          </table:table-cell>
          <table:table-cell table:style-name="ce2" table:formula="of:=['Nomenclature Génerale'.G9]" office:value-type="float" office:value="0" calcext:value-type="float">
            <text:p>0</text:p>
          </table:table-cell>
          <table:table-cell table:style-name="ce2" table:formula="of:=['Nomenclature Génerale'.H9]" office:value-type="float" office:value="2" calcext:value-type="float">
            <text:p>2</text:p>
          </table:table-cell>
          <table:table-cell table:style-name="ce2" table:formula="of:=['Nomenclature Génerale'.I9]" office:value-type="float" office:value="0" calcext:value-type="float">
            <text:p>0</text:p>
          </table:table-cell>
          <table:table-cell table:style-name="ce2" table:formula="of:=['Nomenclature Génerale'.J9]" office:value-type="string" office:string-value="Carton Long" calcext:value-type="string">
            <text:p>Carton Long</text:p>
          </table:table-cell>
          <table:table-cell table:style-name="ce2" table:formula="of:=['Nomenclature Génerale'.K9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]" office:value-type="float" office:value="0" calcext:value-type="float">
            <text:p>0</text:p>
          </table:table-cell>
          <table:table-cell table:style-name="ce2" table:formula="of:=['Nomenclature Génerale'.B10]" office:value-type="float" office:value="55" calcext:value-type="float">
            <text:p>55</text:p>
          </table:table-cell>
          <table:table-cell table:style-name="ce2" table:formula="of:=['Nomenclature Génerale'.C10]" office:value-type="string" office:string-value="Barre Z 400 mm" calcext:value-type="string">
            <text:p>Barre Z 400 mm</text:p>
          </table:table-cell>
          <table:table-cell table:style-name="ce2" table:formula="of:=['Nomenclature Génerale'.D10]" office:value-type="string" office:string-value="Profil Z 420mm" calcext:value-type="string">
            <text:p>Profil Z 420mm</text:p>
          </table:table-cell>
          <table:table-cell table:style-name="ce2" table:formula="of:=['Nomenclature Génerale'.E10]" office:value-type="string" office:string-value="10 dia." calcext:value-type="string">
            <text:p>10 dia.</text:p>
          </table:table-cell>
          <table:table-cell table:style-name="ce2" table:formula="of:=['Nomenclature Génerale'.F10]" office:value-type="float" office:value="400" calcext:value-type="float">
            <text:p>400</text:p>
          </table:table-cell>
          <table:table-cell table:style-name="ce2" table:formula="of:=['Nomenclature Génerale'.G10]" office:value-type="float" office:value="0" calcext:value-type="float">
            <text:p>0</text:p>
          </table:table-cell>
          <table:table-cell table:style-name="ce2" table:formula="of:=['Nomenclature Génerale'.H10]" office:value-type="float" office:value="2" calcext:value-type="float">
            <text:p>2</text:p>
          </table:table-cell>
          <table:table-cell table:style-name="ce2" table:formula="of:=['Nomenclature Génerale'.I10]" office:value-type="float" office:value="0" calcext:value-type="float">
            <text:p>0</text:p>
          </table:table-cell>
          <table:table-cell table:style-name="ce2" table:formula="of:=['Nomenclature Génerale'.J10]" office:value-type="string" office:string-value="Carton Long" calcext:value-type="string">
            <text:p>Carton Long</text:p>
          </table:table-cell>
          <table:table-cell table:style-name="ce2" table:formula="of:=['Nomenclature Génerale'.K10]" office:value-type="string" office:string-value="Châssis" calcext:value-type="string">
            <text:p>Châssis</text:p>
          </table:table-cell>
          <table:table-cell table:style-name="ce38" table:number-columns-repeated="1013"/>
        </table:table-row>
        <table:table-row table:style-name="ro2">
          <table:table-cell table:style-name="ce2" table:formula="of:=['Nomenclature Génerale'.A11]" office:value-type="float" office:value="0" calcext:value-type="float">
            <text:p>0</text:p>
          </table:table-cell>
          <table:table-cell table:style-name="ce2" table:formula="of:=['Nomenclature Génerale'.B11]" office:value-type="float" office:value="60" calcext:value-type="float">
            <text:p>60</text:p>
          </table:table-cell>
          <table:table-cell table:style-name="ce2" table:formula="of:=['Nomenclature Génerale'.C11]" office:value-type="string" office:string-value="Buse Assemblée" calcext:value-type="string">
            <text:p>Buse Assemblée</text:p>
          </table:table-cell>
          <table:table-cell table:style-name="ce2" table:formula="of:=['Nomenclature Génerale'.D11]" office:value-type="string" office:string-value="sans" calcext:value-type="string">
            <text:p>sans</text:p>
          </table:table-cell>
          <table:table-cell table:style-name="ce2" table:formula="of:=['Nomenclature Génerale'.E11]" office:value-type="string" office:string-value="J-head 3mm(0,5)" calcext:value-type="string">
            <text:p>J-head 3mm(0,5)</text:p>
          </table:table-cell>
          <table:table-cell table:style-name="ce2" table:formula="of:=['Nomenclature Génerale'.F11]" office:value-type="float" office:value="0" calcext:value-type="float">
            <text:p>0</text:p>
          </table:table-cell>
          <table:table-cell table:style-name="ce2" table:formula="of:=['Nomenclature Génerale'.G11]" office:value-type="float" office:value="0" calcext:value-type="float">
            <text:p>0</text:p>
          </table:table-cell>
          <table:table-cell table:style-name="ce2" table:formula="of:=['Nomenclature Génerale'.H11]" office:value-type="float" office:value="1" calcext:value-type="float">
            <text:p>1</text:p>
          </table:table-cell>
          <table:table-cell table:style-name="ce2" table:formula="of:=['Nomenclature Génerale'.I11]" office:value-type="float" office:value="0" calcext:value-type="float">
            <text:p>0</text:p>
          </table:table-cell>
          <table:table-cell table:style-name="ce2" table:formula="of:=['Nomenclature Génerale'.J11]" office:value-type="string" office:string-value="Colis 46 * 26 *26" calcext:value-type="string">
            <text:p>Colis 46 * 26 *26</text:p>
          </table:table-cell>
          <table:table-cell table:style-name="ce2" table:formula="of:=['Nomenclature Génerale'.K11]" office:value-type="string" office:string-value="Buse" calcext:value-type="string">
            <text:p>Bus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]" office:value-type="float" office:value="0" calcext:value-type="float">
            <text:p>0</text:p>
          </table:table-cell>
          <table:table-cell table:style-name="ce2" table:formula="of:=['Nomenclature Génerale'.B12]" office:value-type="float" office:value="70" calcext:value-type="float">
            <text:p>70</text:p>
          </table:table-cell>
          <table:table-cell table:style-name="ce2" table:formula="of:=['Nomenclature Génerale'.C12]" office:value-type="string" office:string-value="Câble Alimentation secteur" calcext:value-type="string">
            <text:p>Câble Alimentation secteur</text:p>
          </table:table-cell>
          <table:table-cell table:style-name="ce2" table:formula="of:=['Nomenclature Génerale'.D12]" office:value-type="string" office:string-value="sans" calcext:value-type="string">
            <text:p>sans</text:p>
          </table:table-cell>
          <table:table-cell table:style-name="ce2" table:formula="of:=['Nomenclature Génerale'.E12]" office:value-type="float" office:value="0" calcext:value-type="float">
            <text:p>0</text:p>
          </table:table-cell>
          <table:table-cell table:style-name="ce2" table:formula="of:=['Nomenclature Génerale'.F12]" office:value-type="float" office:value="0" calcext:value-type="float">
            <text:p>0</text:p>
          </table:table-cell>
          <table:table-cell table:style-name="ce2" table:formula="of:=['Nomenclature Génerale'.G12]" office:value-type="float" office:value="0" calcext:value-type="float">
            <text:p>0</text:p>
          </table:table-cell>
          <table:table-cell table:style-name="ce2" table:formula="of:=['Nomenclature Génerale'.H12]" office:value-type="float" office:value="1" calcext:value-type="float">
            <text:p>1</text:p>
          </table:table-cell>
          <table:table-cell table:style-name="ce2" table:formula="of:=['Nomenclature Génerale'.I12]" office:value-type="float" office:value="0" calcext:value-type="float">
            <text:p>0</text:p>
          </table:table-cell>
          <table:table-cell table:style-name="ce2" table:formula="of:=['Nomenclature Génerale'.J12]" office:value-type="string" office:string-value="Alimentation" calcext:value-type="string">
            <text:p>Alimentation</text:p>
          </table:table-cell>
          <table:table-cell table:style-name="ce2" table:formula="of:=['Nomenclature Génerale'.K12]" office:value-type="string" office:string-value="Colis 46 * 26 *29" calcext:value-type="string">
            <text:p>Colis 46 * 26 *29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3]" office:value-type="float" office:value="0" calcext:value-type="float">
            <text:p>0</text:p>
          </table:table-cell>
          <table:table-cell table:style-name="ce2" table:formula="of:=['Nomenclature Génerale'.B13]" office:value-type="float" office:value="80" calcext:value-type="float">
            <text:p>80</text:p>
          </table:table-cell>
          <table:table-cell table:style-name="ce2" table:formula="of:=['Nomenclature Génerale'.C13]" office:value-type="string" office:string-value="Câble Extrudeur" calcext:value-type="string">
            <text:p>Câble Extrudeur</text:p>
          </table:table-cell>
          <table:table-cell table:style-name="ce2" table:formula="of:=['Nomenclature Génerale'.D13]" office:value-type="string" office:string-value="Profil Z 420mm" calcext:value-type="string">
            <text:p>Profil Z 420mm</text:p>
          </table:table-cell>
          <table:table-cell table:style-name="ce2" table:formula="of:=['Nomenclature Génerale'.E13]" office:value-type="float" office:value="0" calcext:value-type="float">
            <text:p>0</text:p>
          </table:table-cell>
          <table:table-cell table:style-name="ce2" table:formula="of:=['Nomenclature Génerale'.F13]" office:value-type="float" office:value="825" calcext:value-type="float">
            <text:p>825</text:p>
          </table:table-cell>
          <table:table-cell table:style-name="ce2" table:formula="of:=['Nomenclature Génerale'.G13]" office:value-type="float" office:value="0" calcext:value-type="float">
            <text:p>0</text:p>
          </table:table-cell>
          <table:table-cell table:style-name="ce2" table:formula="of:=['Nomenclature Génerale'.H13]" office:value-type="float" office:value="1" calcext:value-type="float">
            <text:p>1</text:p>
          </table:table-cell>
          <table:table-cell table:style-name="ce2" table:formula="of:=['Nomenclature Génerale'.I13]" office:value-type="float" office:value="0" calcext:value-type="float">
            <text:p>0</text:p>
          </table:table-cell>
          <table:table-cell table:style-name="ce2" table:formula="of:=['Nomenclature Génerale'.J13]" office:value-type="string" office:string-value="Colis 46 * 26 *26" calcext:value-type="string">
            <text:p>Colis 46 * 26 *26</text:p>
          </table:table-cell>
          <table:table-cell table:style-name="ce2" table:formula="of:=['Nomenclature Génerale'.K13]" office:value-type="string" office:string-value="Câbles" calcext:value-type="string">
            <text:p>Câbles</text:p>
          </table:table-cell>
          <table:table-cell table:number-columns-repeated="1013"/>
        </table:table-row>
        <table:table-row table:style-name="ro2" table:visibility="filter">
          <table:table-cell table:style-name="ce2" table:formula="of:=['Nomenclature Génerale'.A14]" office:value-type="float" office:value="0" calcext:value-type="float">
            <text:p>0</text:p>
          </table:table-cell>
          <table:table-cell table:style-name="ce2" table:formula="of:=['Nomenclature Génerale'.B14]" office:value-type="float" office:value="85" calcext:value-type="float">
            <text:p>85</text:p>
          </table:table-cell>
          <table:table-cell table:style-name="ce2" table:formula="of:=['Nomenclature Génerale'.C14]" office:value-type="string" office:string-value="Câble Extrudeur" calcext:value-type="string">
            <text:p>Câble Extrudeur</text:p>
          </table:table-cell>
          <table:table-cell table:style-name="ce2" table:formula="of:=['Nomenclature Génerale'.D14]" office:value-type="string" office:string-value="Profil Z 380mm" calcext:value-type="string">
            <text:p>Profil Z 380mm</text:p>
          </table:table-cell>
          <table:table-cell table:style-name="ce2" table:formula="of:=['Nomenclature Génerale'.E14]" office:value-type="float" office:value="0" calcext:value-type="float">
            <text:p>0</text:p>
          </table:table-cell>
          <table:table-cell table:style-name="ce2" table:formula="of:=['Nomenclature Génerale'.F14]" office:value-type="float" office:value="900" calcext:value-type="float">
            <text:p>900</text:p>
          </table:table-cell>
          <table:table-cell table:style-name="ce2" table:formula="of:=['Nomenclature Génerale'.G14]" office:value-type="float" office:value="0" calcext:value-type="float">
            <text:p>0</text:p>
          </table:table-cell>
          <table:table-cell table:style-name="ce2" table:formula="of:=['Nomenclature Génerale'.H14]" office:value-type="float" office:value="1" calcext:value-type="float">
            <text:p>1</text:p>
          </table:table-cell>
          <table:table-cell table:style-name="ce2" table:formula="of:=['Nomenclature Génerale'.I14]" office:value-type="float" office:value="0" calcext:value-type="float">
            <text:p>0</text:p>
          </table:table-cell>
          <table:table-cell table:style-name="ce2" table:formula="of:=['Nomenclature Génerale'.J14]" office:value-type="string" office:string-value="Colis 46 * 26 *27" calcext:value-type="string">
            <text:p>Colis 46 * 26 *27</text:p>
          </table:table-cell>
          <table:table-cell table:style-name="ce2" table:formula="of:=['Nomenclature Génerale'.K14]" office:value-type="string" office:string-value="Câbles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5]" office:value-type="float" office:value="0" calcext:value-type="float">
            <text:p>0</text:p>
          </table:table-cell>
          <table:table-cell table:style-name="ce2" table:formula="of:=['Nomenclature Génerale'.B15]" office:value-type="float" office:value="90" calcext:value-type="float">
            <text:p>90</text:p>
          </table:table-cell>
          <table:table-cell table:style-name="ce2" table:formula="of:=['Nomenclature Génerale'.C15]" office:value-type="string" office:string-value="Câble Moteur " calcext:value-type="string">
            <text:p>Câble Moteur </text:p>
          </table:table-cell>
          <table:table-cell table:style-name="ce2" table:formula="of:=['Nomenclature Génerale'.D15]" office:value-type="string" office:string-value="sans" calcext:value-type="string">
            <text:p>sans</text:p>
          </table:table-cell>
          <table:table-cell table:style-name="ce2" table:formula="of:=['Nomenclature Génerale'.E15]" office:value-type="float" office:value="0" calcext:value-type="float">
            <text:p>0</text:p>
          </table:table-cell>
          <table:table-cell table:style-name="ce2" table:formula="of:=['Nomenclature Génerale'.F15]" office:value-type="float" office:value="150" calcext:value-type="float">
            <text:p>150</text:p>
          </table:table-cell>
          <table:table-cell table:style-name="ce2" table:formula="of:=['Nomenclature Génerale'.G15]" office:value-type="float" office:value="0" calcext:value-type="float">
            <text:p>0</text:p>
          </table:table-cell>
          <table:table-cell table:style-name="ce2" table:formula="of:=['Nomenclature Génerale'.H15]" office:value-type="float" office:value="1" calcext:value-type="float">
            <text:p>1</text:p>
          </table:table-cell>
          <table:table-cell table:style-name="ce2" table:formula="of:=['Nomenclature Génerale'.I15]" office:value-type="float" office:value="0" calcext:value-type="float">
            <text:p>0</text:p>
          </table:table-cell>
          <table:table-cell table:style-name="ce2" table:formula="of:=['Nomenclature Génerale'.J15]" office:value-type="string" office:string-value="Colis 46 * 26 *26" calcext:value-type="string">
            <text:p>Colis 46 * 26 *26</text:p>
          </table:table-cell>
          <table:table-cell table:style-name="ce2" table:formula="of:=['Nomenclature Génerale'.K15]" office:value-type="string" office:string-value="Câbles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6]" office:value-type="float" office:value="0" calcext:value-type="float">
            <text:p>0</text:p>
          </table:table-cell>
          <table:table-cell table:style-name="ce2" table:formula="of:=['Nomenclature Génerale'.B16]" office:value-type="float" office:value="100" calcext:value-type="float">
            <text:p>100</text:p>
          </table:table-cell>
          <table:table-cell table:style-name="ce2" table:formula="of:=['Nomenclature Génerale'.C16]" office:value-type="string" office:string-value="Câble Moteur X" calcext:value-type="string">
            <text:p>Câble Moteur X</text:p>
          </table:table-cell>
          <table:table-cell table:style-name="ce2" table:formula="of:=['Nomenclature Génerale'.D16]" office:value-type="string" office:string-value="sans" calcext:value-type="string">
            <text:p>sans</text:p>
          </table:table-cell>
          <table:table-cell table:style-name="ce2" table:formula="of:=['Nomenclature Génerale'.E16]" office:value-type="float" office:value="0" calcext:value-type="float">
            <text:p>0</text:p>
          </table:table-cell>
          <table:table-cell table:style-name="ce2" table:formula="of:=['Nomenclature Génerale'.F16]" office:value-type="float" office:value="675" calcext:value-type="float">
            <text:p>675</text:p>
          </table:table-cell>
          <table:table-cell table:style-name="ce2" table:formula="of:=['Nomenclature Génerale'.G16]" office:value-type="float" office:value="0" calcext:value-type="float">
            <text:p>0</text:p>
          </table:table-cell>
          <table:table-cell table:style-name="ce2" table:formula="of:=['Nomenclature Génerale'.H16]" office:value-type="float" office:value="1" calcext:value-type="float">
            <text:p>1</text:p>
          </table:table-cell>
          <table:table-cell table:style-name="ce2" table:formula="of:=['Nomenclature Génerale'.I16]" office:value-type="float" office:value="0" calcext:value-type="float">
            <text:p>0</text:p>
          </table:table-cell>
          <table:table-cell table:style-name="ce2" table:formula="of:=['Nomenclature Génerale'.J16]" office:value-type="string" office:string-value="Colis 46 * 26 *26" calcext:value-type="string">
            <text:p>Colis 46 * 26 *26</text:p>
          </table:table-cell>
          <table:table-cell table:style-name="ce2" table:formula="of:=['Nomenclature Génerale'.K16]" office:value-type="string" office:string-value="Câbles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7]" office:value-type="float" office:value="0" calcext:value-type="float">
            <text:p>0</text:p>
          </table:table-cell>
          <table:table-cell table:style-name="ce2" table:formula="of:=['Nomenclature Génerale'.B17]" office:value-type="float" office:value="110" calcext:value-type="float">
            <text:p>110</text:p>
          </table:table-cell>
          <table:table-cell table:style-name="ce2" table:formula="of:=['Nomenclature Génerale'.C17]" office:value-type="string" office:string-value="Câble Moteur Z" calcext:value-type="string">
            <text:p>Câble Moteur Z</text:p>
          </table:table-cell>
          <table:table-cell table:style-name="ce2" table:formula="of:=['Nomenclature Génerale'.D17]" office:value-type="string" office:string-value="sans" calcext:value-type="string">
            <text:p>sans</text:p>
          </table:table-cell>
          <table:table-cell table:style-name="ce2" table:formula="of:=['Nomenclature Génerale'.E17]" office:value-type="float" office:value="0" calcext:value-type="float">
            <text:p>0</text:p>
          </table:table-cell>
          <table:table-cell table:style-name="ce2" table:formula="of:=['Nomenclature Génerale'.F17]" office:value-type="string" office:string-value="spec" calcext:value-type="string">
            <text:p>spec</text:p>
          </table:table-cell>
          <table:table-cell table:style-name="ce2" table:formula="of:=['Nomenclature Génerale'.G17]" office:value-type="float" office:value="0" calcext:value-type="float">
            <text:p>0</text:p>
          </table:table-cell>
          <table:table-cell table:style-name="ce2" table:formula="of:=['Nomenclature Génerale'.H17]" office:value-type="float" office:value="1" calcext:value-type="float">
            <text:p>1</text:p>
          </table:table-cell>
          <table:table-cell table:style-name="ce2" table:formula="of:=['Nomenclature Génerale'.I17]" office:value-type="float" office:value="0" calcext:value-type="float">
            <text:p>0</text:p>
          </table:table-cell>
          <table:table-cell table:style-name="ce2" table:formula="of:=['Nomenclature Génerale'.J17]" office:value-type="string" office:string-value="Colis 46 * 26 *26" calcext:value-type="string">
            <text:p>Colis 46 * 26 *26</text:p>
          </table:table-cell>
          <table:table-cell table:style-name="ce2" table:formula="of:=['Nomenclature Génerale'.K17]" office:value-type="string" office:string-value="Câbles" calcext:value-type="string">
            <text:p>Câbl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8]" office:value-type="float" office:value="0" calcext:value-type="float">
            <text:p>0</text:p>
          </table:table-cell>
          <table:table-cell table:style-name="ce2" table:formula="of:=['Nomenclature Génerale'.B18]" office:value-type="float" office:value="120" calcext:value-type="float">
            <text:p>120</text:p>
          </table:table-cell>
          <table:table-cell table:style-name="ce2" table:formula="of:=['Nomenclature Génerale'.C18]" office:value-type="string" office:string-value="Câble relais" calcext:value-type="string">
            <text:p>Câble relais</text:p>
          </table:table-cell>
          <table:table-cell table:style-name="ce2" table:formula="of:=['Nomenclature Génerale'.D18]" office:value-type="string" office:string-value="sans" calcext:value-type="string">
            <text:p>sans</text:p>
          </table:table-cell>
          <table:table-cell table:style-name="ce2" table:formula="of:=['Nomenclature Génerale'.E18]" office:value-type="float" office:value="0" calcext:value-type="float">
            <text:p>0</text:p>
          </table:table-cell>
          <table:table-cell table:style-name="ce2" table:formula="of:=['Nomenclature Génerale'.F18]" office:value-type="float" office:value="0" calcext:value-type="float">
            <text:p>0</text:p>
          </table:table-cell>
          <table:table-cell table:style-name="ce2" table:formula="of:=['Nomenclature Génerale'.G18]" office:value-type="float" office:value="0" calcext:value-type="float">
            <text:p>0</text:p>
          </table:table-cell>
          <table:table-cell table:style-name="ce2" table:formula="of:=['Nomenclature Génerale'.H18]" office:value-type="float" office:value="1" calcext:value-type="float">
            <text:p>1</text:p>
          </table:table-cell>
          <table:table-cell table:style-name="ce2" table:formula="of:=['Nomenclature Génerale'.I18]" office:value-type="float" office:value="0" calcext:value-type="float">
            <text:p>0</text:p>
          </table:table-cell>
          <table:table-cell table:style-name="ce2" table:formula="of:=['Nomenclature Génerale'.J18]" office:value-type="string" office:string-value="Alimentation" calcext:value-type="string">
            <text:p>Alimentation</text:p>
          </table:table-cell>
          <table:table-cell table:style-name="ce2" table:formula="of:=['Nomenclature Génerale'.K18]" office:value-type="string" office:string-value="Colis 46 * 26 *31" calcext:value-type="string">
            <text:p>Colis 46 * 26 *31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9]" office:value-type="float" office:value="0" calcext:value-type="float">
            <text:p>0</text:p>
          </table:table-cell>
          <table:table-cell table:style-name="ce2" table:formula="of:=['Nomenclature Génerale'.B19]" office:value-type="float" office:value="130" calcext:value-type="float">
            <text:p>130</text:p>
          </table:table-cell>
          <table:table-cell table:style-name="ce2" table:formula="of:=['Nomenclature Génerale'.C19]" office:value-type="string" office:string-value="Câble USB 2.0" calcext:value-type="string">
            <text:p>Câble USB 2.0</text:p>
          </table:table-cell>
          <table:table-cell table:style-name="ce2" table:formula="of:=['Nomenclature Génerale'.D19]" office:value-type="string" office:string-value="sans" calcext:value-type="string">
            <text:p>sans</text:p>
          </table:table-cell>
          <table:table-cell table:style-name="ce2" table:formula="of:=['Nomenclature Génerale'.E19]" office:value-type="float" office:value="0" calcext:value-type="float">
            <text:p>0</text:p>
          </table:table-cell>
          <table:table-cell table:style-name="ce2" table:formula="of:=['Nomenclature Génerale'.F19]" office:value-type="float" office:value="0" calcext:value-type="float">
            <text:p>0</text:p>
          </table:table-cell>
          <table:table-cell table:style-name="ce2" table:formula="of:=['Nomenclature Génerale'.G19]" office:value-type="float" office:value="0" calcext:value-type="float">
            <text:p>0</text:p>
          </table:table-cell>
          <table:table-cell table:style-name="ce2" table:formula="of:=['Nomenclature Génerale'.H19]" office:value-type="float" office:value="1" calcext:value-type="float">
            <text:p>1</text:p>
          </table:table-cell>
          <table:table-cell table:style-name="ce2" table:formula="of:=['Nomenclature Génerale'.I19]" office:value-type="float" office:value="0" calcext:value-type="float">
            <text:p>0</text:p>
          </table:table-cell>
          <table:table-cell table:style-name="ce2" table:formula="of:=['Nomenclature Génerale'.J19]" office:value-type="string" office:string-value="Alimentation" calcext:value-type="string">
            <text:p>Alimentation</text:p>
          </table:table-cell>
          <table:table-cell table:style-name="ce2" table:formula="of:=['Nomenclature Génerale'.K19]" office:value-type="string" office:string-value="Colis 46 * 26 *27" calcext:value-type="string">
            <text:p>Colis 46 * 26 *27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0]" office:value-type="float" office:value="0" calcext:value-type="float">
            <text:p>0</text:p>
          </table:table-cell>
          <table:table-cell table:style-name="ce2" table:formula="of:=['Nomenclature Génerale'.B20]" office:value-type="float" office:value="140" calcext:value-type="float">
            <text:p>140</text:p>
          </table:table-cell>
          <table:table-cell table:style-name="ce2" table:formula="of:=['Nomenclature Génerale'.C20]" office:value-type="string" office:string-value="Câbles (2 Fils)" calcext:value-type="string">
            <text:p>Câbles (2 Fils)</text:p>
          </table:table-cell>
          <table:table-cell table:style-name="ce2" table:formula="of:=['Nomenclature Génerale'.D20]" office:value-type="string" office:string-value="sans" calcext:value-type="string">
            <text:p>sans</text:p>
          </table:table-cell>
          <table:table-cell table:style-name="ce2" table:formula="of:=['Nomenclature Génerale'.E20]" office:value-type="float" office:value="0" calcext:value-type="float">
            <text:p>0</text:p>
          </table:table-cell>
          <table:table-cell table:style-name="ce2" table:formula="of:=['Nomenclature Génerale'.F20]" office:value-type="float" office:value="0" calcext:value-type="float">
            <text:p>0</text:p>
          </table:table-cell>
          <table:table-cell table:style-name="ce2" table:formula="of:=['Nomenclature Génerale'.G20]" office:value-type="float" office:value="0" calcext:value-type="float">
            <text:p>0</text:p>
          </table:table-cell>
          <table:table-cell table:style-name="ce2" table:formula="of:=['Nomenclature Génerale'.H20]" office:value-type="float" office:value="2" calcext:value-type="float">
            <text:p>2</text:p>
          </table:table-cell>
          <table:table-cell table:style-name="ce2" table:formula="of:=['Nomenclature Génerale'.I20]" office:value-type="float" office:value="0" calcext:value-type="float">
            <text:p>0</text:p>
          </table:table-cell>
          <table:table-cell table:style-name="ce2" table:formula="of:=['Nomenclature Génerale'.J20]" office:value-type="string" office:string-value="Alimentation" calcext:value-type="string">
            <text:p>Alimentation</text:p>
          </table:table-cell>
          <table:table-cell table:style-name="ce2" table:formula="of:=['Nomenclature Génerale'.K20]" office:value-type="string" office:string-value="Colis 46 * 26 *35" calcext:value-type="string">
            <text:p>Colis 46 * 26 *35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1]" office:value-type="float" office:value="0" calcext:value-type="float">
            <text:p>0</text:p>
          </table:table-cell>
          <table:table-cell table:style-name="ce2" table:formula="of:=['Nomenclature Génerale'.B21]" office:value-type="float" office:value="150" calcext:value-type="float">
            <text:p>150</text:p>
          </table:table-cell>
          <table:table-cell table:style-name="ce2" table:formula="of:=['Nomenclature Génerale'.C21]" office:value-type="string" office:string-value="Câbles (3 Fils)" calcext:value-type="string">
            <text:p>Câbles (3 Fils)</text:p>
          </table:table-cell>
          <table:table-cell table:style-name="ce2" table:formula="of:=['Nomenclature Génerale'.D21]" office:value-type="string" office:string-value="sans" calcext:value-type="string">
            <text:p>sans</text:p>
          </table:table-cell>
          <table:table-cell table:style-name="ce2" table:formula="of:=['Nomenclature Génerale'.E21]" office:value-type="float" office:value="0" calcext:value-type="float">
            <text:p>0</text:p>
          </table:table-cell>
          <table:table-cell table:style-name="ce2" table:formula="of:=['Nomenclature Génerale'.F21]" office:value-type="float" office:value="0" calcext:value-type="float">
            <text:p>0</text:p>
          </table:table-cell>
          <table:table-cell table:style-name="ce2" table:formula="of:=['Nomenclature Génerale'.G21]" office:value-type="float" office:value="0" calcext:value-type="float">
            <text:p>0</text:p>
          </table:table-cell>
          <table:table-cell table:style-name="ce2" table:formula="of:=['Nomenclature Génerale'.H21]" office:value-type="float" office:value="1" calcext:value-type="float">
            <text:p>1</text:p>
          </table:table-cell>
          <table:table-cell table:style-name="ce2" table:formula="of:=['Nomenclature Génerale'.I21]" office:value-type="float" office:value="0" calcext:value-type="float">
            <text:p>0</text:p>
          </table:table-cell>
          <table:table-cell table:style-name="ce2" table:formula="of:=['Nomenclature Génerale'.J21]" office:value-type="string" office:string-value="Alimentation" calcext:value-type="string">
            <text:p>Alimentation</text:p>
          </table:table-cell>
          <table:table-cell table:style-name="ce2" table:formula="of:=['Nomenclature Génerale'.K21]" office:value-type="string" office:string-value="Colis 46 * 26 *36" calcext:value-type="string">
            <text:p>Colis 46 * 26 *36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2]" office:value-type="float" office:value="0" calcext:value-type="float">
            <text:p>0</text:p>
          </table:table-cell>
          <table:table-cell table:style-name="ce2" table:formula="of:=['Nomenclature Génerale'.B22]" office:value-type="float" office:value="160" calcext:value-type="float">
            <text:p>160</text:p>
          </table:table-cell>
          <table:table-cell table:style-name="ce2" table:formula="of:=['Nomenclature Génerale'.C22]" office:value-type="string" office:string-value="Collier serrage long" calcext:value-type="string">
            <text:p>Collier serrage long</text:p>
          </table:table-cell>
          <table:table-cell table:style-name="ce2" table:formula="of:=['Nomenclature Génerale'.D22]" office:value-type="string" office:string-value="sans" calcext:value-type="string">
            <text:p>sans</text:p>
          </table:table-cell>
          <table:table-cell table:style-name="ce2" table:formula="of:=['Nomenclature Génerale'.E22]" office:value-type="float" office:value="0" calcext:value-type="float">
            <text:p>0</text:p>
          </table:table-cell>
          <table:table-cell table:style-name="ce2" table:formula="of:=['Nomenclature Génerale'.F22]" office:value-type="float" office:value="0" calcext:value-type="float">
            <text:p>0</text:p>
          </table:table-cell>
          <table:table-cell table:style-name="ce2" table:formula="of:=['Nomenclature Génerale'.G22]" office:value-type="float" office:value="0" calcext:value-type="float">
            <text:p>0</text:p>
          </table:table-cell>
          <table:table-cell table:style-name="ce2" table:formula="of:=['Nomenclature Génerale'.H22]" office:value-type="float" office:value="4" calcext:value-type="float">
            <text:p>4</text:p>
          </table:table-cell>
          <table:table-cell table:style-name="ce2" table:formula="of:=['Nomenclature Génerale'.I22]" office:value-type="float" office:value="0" calcext:value-type="float">
            <text:p>0</text:p>
          </table:table-cell>
          <table:table-cell table:style-name="ce2" table:formula="of:=['Nomenclature Génerale'.J22]" office:value-type="string" office:string-value="Colis 46 * 26 *26" calcext:value-type="string">
            <text:p>Colis 46 * 26 *26</text:p>
          </table:table-cell>
          <table:table-cell table:style-name="ce2" table:formula="of:=['Nomenclature Génerale'.K22]" office:value-type="string" office:string-value="Colliers" calcext:value-type="string">
            <text:p>Collie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3]" office:value-type="float" office:value="0" calcext:value-type="float">
            <text:p>0</text:p>
          </table:table-cell>
          <table:table-cell table:style-name="ce2" table:formula="of:=['Nomenclature Génerale'.B23]" office:value-type="float" office:value="170" calcext:value-type="float">
            <text:p>170</text:p>
          </table:table-cell>
          <table:table-cell table:style-name="ce2" table:formula="of:=['Nomenclature Génerale'.C23]" office:value-type="string" office:string-value="Collier serrage moyen" calcext:value-type="string">
            <text:p>Collier serrage moyen</text:p>
          </table:table-cell>
          <table:table-cell table:style-name="ce2" table:formula="of:=['Nomenclature Génerale'.D23]" office:value-type="string" office:string-value="sans" calcext:value-type="string">
            <text:p>sans</text:p>
          </table:table-cell>
          <table:table-cell table:style-name="ce2" table:formula="of:=['Nomenclature Génerale'.E23]" office:value-type="float" office:value="0" calcext:value-type="float">
            <text:p>0</text:p>
          </table:table-cell>
          <table:table-cell table:style-name="ce2" table:formula="of:=['Nomenclature Génerale'.F23]" office:value-type="float" office:value="0" calcext:value-type="float">
            <text:p>0</text:p>
          </table:table-cell>
          <table:table-cell table:style-name="ce2" table:formula="of:=['Nomenclature Génerale'.G23]" office:value-type="float" office:value="0" calcext:value-type="float">
            <text:p>0</text:p>
          </table:table-cell>
          <table:table-cell table:style-name="ce2" table:formula="of:=['Nomenclature Génerale'.H23]" office:value-type="float" office:value="4" calcext:value-type="float">
            <text:p>4</text:p>
          </table:table-cell>
          <table:table-cell table:style-name="ce2" table:formula="of:=['Nomenclature Génerale'.I23]" office:value-type="float" office:value="0" calcext:value-type="float">
            <text:p>0</text:p>
          </table:table-cell>
          <table:table-cell table:style-name="ce2" table:formula="of:=['Nomenclature Génerale'.J23]" office:value-type="string" office:string-value="Colis 46 * 26 *26" calcext:value-type="string">
            <text:p>Colis 46 * 26 *26</text:p>
          </table:table-cell>
          <table:table-cell table:style-name="ce2" table:formula="of:=['Nomenclature Génerale'.K23]" office:value-type="string" office:string-value="Colliers" calcext:value-type="string">
            <text:p>Collie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4]" office:value-type="float" office:value="0" calcext:value-type="float">
            <text:p>0</text:p>
          </table:table-cell>
          <table:table-cell table:style-name="ce2" table:formula="of:=['Nomenclature Génerale'.B24]" office:value-type="float" office:value="180" calcext:value-type="float">
            <text:p>180</text:p>
          </table:table-cell>
          <table:table-cell table:style-name="ce2" table:formula="of:=['Nomenclature Génerale'.C24]" office:value-type="string" office:string-value="Collier serrage petit " calcext:value-type="string">
            <text:p>Collier serrage petit </text:p>
          </table:table-cell>
          <table:table-cell table:style-name="ce2" table:formula="of:=['Nomenclature Génerale'.D24]" office:value-type="string" office:string-value="sans" calcext:value-type="string">
            <text:p>sans</text:p>
          </table:table-cell>
          <table:table-cell table:style-name="ce2" table:formula="of:=['Nomenclature Génerale'.E24]" office:value-type="float" office:value="0" calcext:value-type="float">
            <text:p>0</text:p>
          </table:table-cell>
          <table:table-cell table:style-name="ce2" table:formula="of:=['Nomenclature Génerale'.F24]" office:value-type="float" office:value="0" calcext:value-type="float">
            <text:p>0</text:p>
          </table:table-cell>
          <table:table-cell table:style-name="ce2" table:formula="of:=['Nomenclature Génerale'.G24]" office:value-type="float" office:value="0" calcext:value-type="float">
            <text:p>0</text:p>
          </table:table-cell>
          <table:table-cell table:style-name="ce2" table:formula="of:=['Nomenclature Génerale'.H24]" office:value-type="float" office:value="8" calcext:value-type="float">
            <text:p>8</text:p>
          </table:table-cell>
          <table:table-cell table:style-name="ce2" table:formula="of:=['Nomenclature Génerale'.I24]" office:value-type="float" office:value="0" calcext:value-type="float">
            <text:p>0</text:p>
          </table:table-cell>
          <table:table-cell table:style-name="ce2" table:formula="of:=['Nomenclature Génerale'.J24]" office:value-type="string" office:string-value="Colis 46 * 26 *26" calcext:value-type="string">
            <text:p>Colis 46 * 26 *26</text:p>
          </table:table-cell>
          <table:table-cell table:style-name="ce2" table:formula="of:=['Nomenclature Génerale'.K24]" office:value-type="string" office:string-value="Colliers" calcext:value-type="string">
            <text:p>Collie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5]" office:value-type="float" office:value="0" calcext:value-type="float">
            <text:p>0</text:p>
          </table:table-cell>
          <table:table-cell table:style-name="ce2" table:formula="of:=['Nomenclature Génerale'.B25]" office:value-type="float" office:value="190" calcext:value-type="float">
            <text:p>190</text:p>
          </table:table-cell>
          <table:table-cell table:style-name="ce2" table:formula="of:=['Nomenclature Génerale'.C25]" office:value-type="string" office:string-value="Coupleur z " calcext:value-type="string">
            <text:p>Coupleur z </text:p>
          </table:table-cell>
          <table:table-cell table:style-name="ce2" table:formula="of:=['Nomenclature Génerale'.D25]" office:value-type="string" office:string-value="sans" calcext:value-type="string">
            <text:p>sans</text:p>
          </table:table-cell>
          <table:table-cell table:style-name="ce2" table:formula="of:=['Nomenclature Génerale'.E25]" office:value-type="string" office:string-value="5-8mm" calcext:value-type="string">
            <text:p>5-8mm</text:p>
          </table:table-cell>
          <table:table-cell table:style-name="ce2" table:formula="of:=['Nomenclature Génerale'.F25]" office:value-type="float" office:value="0" calcext:value-type="float">
            <text:p>0</text:p>
          </table:table-cell>
          <table:table-cell table:style-name="ce2" table:formula="of:=['Nomenclature Génerale'.G25]" office:value-type="float" office:value="0" calcext:value-type="float">
            <text:p>0</text:p>
          </table:table-cell>
          <table:table-cell table:style-name="ce2" table:formula="of:=['Nomenclature Génerale'.H25]" office:value-type="float" office:value="2" calcext:value-type="float">
            <text:p>2</text:p>
          </table:table-cell>
          <table:table-cell table:style-name="ce2" table:formula="of:=['Nomenclature Génerale'.I25]" office:value-type="float" office:value="0" calcext:value-type="float">
            <text:p>0</text:p>
          </table:table-cell>
          <table:table-cell table:style-name="ce2" table:formula="of:=['Nomenclature Génerale'.J25]" office:value-type="string" office:string-value="Visserie" calcext:value-type="string">
            <text:p>Visserie</text:p>
          </table:table-cell>
          <table:table-cell table:style-name="ce2" table:formula="of:=['Nomenclature Génerale'.K25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6]" office:value-type="float" office:value="0" calcext:value-type="float">
            <text:p>0</text:p>
          </table:table-cell>
          <table:table-cell table:style-name="ce2" table:formula="of:=['Nomenclature Génerale'.B26]" office:value-type="float" office:value="200" calcext:value-type="float">
            <text:p>200</text:p>
          </table:table-cell>
          <table:table-cell table:style-name="ce2" table:formula="of:=['Nomenclature Génerale'.C26]" office:value-type="string" office:string-value="Courroie X 74 cm" calcext:value-type="string">
            <text:p>Courroie X 74 cm</text:p>
          </table:table-cell>
          <table:table-cell table:style-name="ce2" table:formula="of:=['Nomenclature Génerale'.D26]" office:value-type="string" office:string-value="sans" calcext:value-type="string">
            <text:p>sans</text:p>
          </table:table-cell>
          <table:table-cell table:style-name="ce2" table:formula="of:=['Nomenclature Génerale'.E26]" office:value-type="string" office:string-value="9mm /spec" calcext:value-type="string">
            <text:p>9mm /spec</text:p>
          </table:table-cell>
          <table:table-cell table:style-name="ce2" table:formula="of:=['Nomenclature Génerale'.F26]" office:value-type="float" office:value="0" calcext:value-type="float">
            <text:p>0</text:p>
          </table:table-cell>
          <table:table-cell table:style-name="ce2" table:formula="of:=['Nomenclature Génerale'.G26]" office:value-type="float" office:value="0" calcext:value-type="float">
            <text:p>0</text:p>
          </table:table-cell>
          <table:table-cell table:style-name="ce2" table:formula="of:=['Nomenclature Génerale'.H26]" office:value-type="float" office:value="1" calcext:value-type="float">
            <text:p>1</text:p>
          </table:table-cell>
          <table:table-cell table:style-name="ce2" table:formula="of:=['Nomenclature Génerale'.I26]" office:value-type="float" office:value="0" calcext:value-type="float">
            <text:p>0</text:p>
          </table:table-cell>
          <table:table-cell table:style-name="ce2" table:formula="of:=['Nomenclature Génerale'.J26]" office:value-type="string" office:string-value="Visserie" calcext:value-type="string">
            <text:p>Visserie</text:p>
          </table:table-cell>
          <table:table-cell table:style-name="ce2" table:formula="of:=['Nomenclature Génerale'.K26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7]" office:value-type="float" office:value="0" calcext:value-type="float">
            <text:p>0</text:p>
          </table:table-cell>
          <table:table-cell table:style-name="ce2" table:formula="of:=['Nomenclature Génerale'.B27]" office:value-type="float" office:value="210" calcext:value-type="float">
            <text:p>210</text:p>
          </table:table-cell>
          <table:table-cell table:style-name="ce2" table:formula="of:=['Nomenclature Génerale'.C27]" office:value-type="string" office:string-value="Courroie Y 93 cm " calcext:value-type="string">
            <text:p>Courroie Y 93 cm </text:p>
          </table:table-cell>
          <table:table-cell table:style-name="ce2" table:formula="of:=['Nomenclature Génerale'.D27]" office:value-type="string" office:string-value="sans" calcext:value-type="string">
            <text:p>sans</text:p>
          </table:table-cell>
          <table:table-cell table:style-name="ce2" table:formula="of:=['Nomenclature Génerale'.E27]" office:value-type="string" office:string-value="9mm /spec" calcext:value-type="string">
            <text:p>9mm /spec</text:p>
          </table:table-cell>
          <table:table-cell table:style-name="ce2" table:formula="of:=['Nomenclature Génerale'.F27]" office:value-type="float" office:value="0" calcext:value-type="float">
            <text:p>0</text:p>
          </table:table-cell>
          <table:table-cell table:style-name="ce2" table:formula="of:=['Nomenclature Génerale'.G27]" office:value-type="float" office:value="0" calcext:value-type="float">
            <text:p>0</text:p>
          </table:table-cell>
          <table:table-cell table:style-name="ce2" table:formula="of:=['Nomenclature Génerale'.H27]" office:value-type="float" office:value="1" calcext:value-type="float">
            <text:p>1</text:p>
          </table:table-cell>
          <table:table-cell table:style-name="ce2" table:formula="of:=['Nomenclature Génerale'.I27]" office:value-type="float" office:value="0" calcext:value-type="float">
            <text:p>0</text:p>
          </table:table-cell>
          <table:table-cell table:style-name="ce2" table:formula="of:=['Nomenclature Génerale'.J27]" office:value-type="string" office:string-value="Visserie" calcext:value-type="string">
            <text:p>Visserie</text:p>
          </table:table-cell>
          <table:table-cell table:style-name="ce2" table:formula="of:=['Nomenclature Génerale'.K27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8]" office:value-type="float" office:value="0" calcext:value-type="float">
            <text:p>0</text:p>
          </table:table-cell>
          <table:table-cell table:style-name="ce2" table:formula="of:=['Nomenclature Génerale'.B28]" office:value-type="float" office:value="220" calcext:value-type="float">
            <text:p>220</text:p>
          </table:table-cell>
          <table:table-cell table:style-name="ce2" table:formula="of:=['Nomenclature Génerale'.C28]" office:value-type="string" office:string-value="Écrous (Laiton) " calcext:value-type="string">
            <text:p>Écrous (Laiton) </text:p>
          </table:table-cell>
          <table:table-cell table:style-name="ce2" table:formula="of:=['Nomenclature Génerale'.D28]" office:value-type="string" office:string-value="sans" calcext:value-type="string">
            <text:p>sans</text:p>
          </table:table-cell>
          <table:table-cell table:style-name="ce2" table:formula="of:=['Nomenclature Génerale'.E28]" office:value-type="string" office:string-value="spec" calcext:value-type="string">
            <text:p>spec</text:p>
          </table:table-cell>
          <table:table-cell table:style-name="ce2" table:formula="of:=['Nomenclature Génerale'.F28]" office:value-type="float" office:value="0" calcext:value-type="float">
            <text:p>0</text:p>
          </table:table-cell>
          <table:table-cell table:style-name="ce2" table:formula="of:=['Nomenclature Génerale'.G28]" office:value-type="float" office:value="0" calcext:value-type="float">
            <text:p>0</text:p>
          </table:table-cell>
          <table:table-cell table:style-name="ce2" table:formula="of:=['Nomenclature Génerale'.H28]" office:value-type="float" office:value="2" calcext:value-type="float">
            <text:p>2</text:p>
          </table:table-cell>
          <table:table-cell table:style-name="ce2" table:formula="of:=['Nomenclature Génerale'.I28]" office:value-type="float" office:value="0" calcext:value-type="float">
            <text:p>0</text:p>
          </table:table-cell>
          <table:table-cell table:style-name="ce2" table:formula="of:=['Nomenclature Génerale'.J28]" office:value-type="string" office:string-value="Visserie" calcext:value-type="string">
            <text:p>Visserie</text:p>
          </table:table-cell>
          <table:table-cell table:style-name="ce2" table:formula="of:=['Nomenclature Génerale'.K28]" office:value-type="string" office:string-value="Écrous X, Z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29]" office:value-type="float" office:value="0" calcext:value-type="float">
            <text:p>0</text:p>
          </table:table-cell>
          <table:table-cell table:style-name="ce2" table:formula="of:=['Nomenclature Génerale'.B29]" office:value-type="float" office:value="230" calcext:value-type="float">
            <text:p>230</text:p>
          </table:table-cell>
          <table:table-cell table:style-name="ce2" table:formula="of:=['Nomenclature Génerale'.C29]" office:value-type="string" office:string-value="End Stop Court" calcext:value-type="string">
            <text:p>End Stop Court</text:p>
          </table:table-cell>
          <table:table-cell table:style-name="ce2" table:formula="of:=['Nomenclature Génerale'.D29]" office:value-type="string" office:string-value="sans" calcext:value-type="string">
            <text:p>sans</text:p>
          </table:table-cell>
          <table:table-cell table:style-name="ce2" table:formula="of:=['Nomenclature Génerale'.E29]" office:value-type="float" office:value="0" calcext:value-type="float">
            <text:p>0</text:p>
          </table:table-cell>
          <table:table-cell table:style-name="ce2" table:formula="of:=['Nomenclature Génerale'.F29]" office:value-type="string" office:string-value="(320 mm)" calcext:value-type="string">
            <text:p>(320 mm)</text:p>
          </table:table-cell>
          <table:table-cell table:style-name="ce2" table:formula="of:=['Nomenclature Génerale'.G29]" office:value-type="float" office:value="0" calcext:value-type="float">
            <text:p>0</text:p>
          </table:table-cell>
          <table:table-cell table:style-name="ce2" table:formula="of:=['Nomenclature Génerale'.H29]" office:value-type="float" office:value="2" calcext:value-type="float">
            <text:p>2</text:p>
          </table:table-cell>
          <table:table-cell table:style-name="ce2" table:formula="of:=['Nomenclature Génerale'.I29]" office:value-type="string" office:string-value="Y et Z" calcext:value-type="string">
            <text:p>Y et Z</text:p>
          </table:table-cell>
          <table:table-cell table:style-name="ce2" table:formula="of:=['Nomenclature Génerale'.J29]" office:value-type="string" office:string-value="Colis 46 * 26 *26" calcext:value-type="string">
            <text:p>Colis 46 * 26 *26</text:p>
          </table:table-cell>
          <table:table-cell table:style-name="ce2" table:formula="of:=['Nomenclature Génerale'.K29]" office:value-type="string" office:string-value="End Stop " calcext:value-type="string">
            <text:p>End Stop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0]" office:value-type="float" office:value="0" calcext:value-type="float">
            <text:p>0</text:p>
          </table:table-cell>
          <table:table-cell table:style-name="ce2" table:formula="of:=['Nomenclature Génerale'.B30]" office:value-type="float" office:value="240" calcext:value-type="float">
            <text:p>240</text:p>
          </table:table-cell>
          <table:table-cell table:style-name="ce2" table:formula="of:=['Nomenclature Génerale'.C30]" office:value-type="string" office:string-value="End Stop Long" calcext:value-type="string">
            <text:p>End Stop Long</text:p>
          </table:table-cell>
          <table:table-cell table:style-name="ce2" table:formula="of:=['Nomenclature Génerale'.D30]" office:value-type="string" office:string-value="sans" calcext:value-type="string">
            <text:p>sans</text:p>
          </table:table-cell>
          <table:table-cell table:style-name="ce2" table:formula="of:=['Nomenclature Génerale'.E30]" office:value-type="float" office:value="0" calcext:value-type="float">
            <text:p>0</text:p>
          </table:table-cell>
          <table:table-cell table:style-name="ce2" table:formula="of:=['Nomenclature Génerale'.F30]" office:value-type="string" office:string-value="(760 mm)" calcext:value-type="string">
            <text:p>(760 mm)</text:p>
          </table:table-cell>
          <table:table-cell table:style-name="ce2" table:formula="of:=['Nomenclature Génerale'.G30]" office:value-type="float" office:value="0" calcext:value-type="float">
            <text:p>0</text:p>
          </table:table-cell>
          <table:table-cell table:style-name="ce2" table:formula="of:=['Nomenclature Génerale'.H30]" office:value-type="float" office:value="1" calcext:value-type="float">
            <text:p>1</text:p>
          </table:table-cell>
          <table:table-cell table:style-name="ce2" table:formula="of:=['Nomenclature Génerale'.I30]" office:value-type="string" office:string-value="A spécifier (longueur de cable X)" calcext:value-type="string">
            <text:p>A spécifier (longueur de cable X)</text:p>
          </table:table-cell>
          <table:table-cell table:style-name="ce2" table:formula="of:=['Nomenclature Génerale'.J30]" office:value-type="string" office:string-value="Colis 46 * 26 *26" calcext:value-type="string">
            <text:p>Colis 46 * 26 *26</text:p>
          </table:table-cell>
          <table:table-cell table:style-name="ce2" table:formula="of:=['Nomenclature Génerale'.K30]" office:value-type="string" office:string-value="End Stop" calcext:value-type="string">
            <text:p>End Stop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1]" office:value-type="float" office:value="0" calcext:value-type="float">
            <text:p>0</text:p>
          </table:table-cell>
          <table:table-cell table:style-name="ce2" table:formula="of:=['Nomenclature Génerale'.B31]" office:value-type="float" office:value="245" calcext:value-type="float">
            <text:p>245</text:p>
          </table:table-cell>
          <table:table-cell table:style-name="ce2" table:formula="of:=['Nomenclature Génerale'.C31]" office:value-type="string" office:string-value="End Stop Long" calcext:value-type="string">
            <text:p>End Stop Long</text:p>
          </table:table-cell>
          <table:table-cell table:style-name="ce2" table:formula="of:=['Nomenclature Génerale'.D31]" office:value-type="string" office:string-value="sans" calcext:value-type="string">
            <text:p>sans</text:p>
          </table:table-cell>
          <table:table-cell table:style-name="ce2" table:formula="of:=['Nomenclature Génerale'.E31]" office:value-type="float" office:value="0" calcext:value-type="float">
            <text:p>0</text:p>
          </table:table-cell>
          <table:table-cell table:style-name="ce2" table:formula="of:=['Nomenclature Génerale'.F31]" office:value-type="string" office:string-value="(760 mm)" calcext:value-type="string">
            <text:p>(760 mm)</text:p>
          </table:table-cell>
          <table:table-cell table:style-name="ce2" table:formula="of:=['Nomenclature Génerale'.G31]" office:value-type="float" office:value="0" calcext:value-type="float">
            <text:p>0</text:p>
          </table:table-cell>
          <table:table-cell table:style-name="ce2" table:formula="of:=['Nomenclature Génerale'.H31]" office:value-type="float" office:value="1" calcext:value-type="float">
            <text:p>1</text:p>
          </table:table-cell>
          <table:table-cell table:style-name="ce2" table:formula="of:=['Nomenclature Génerale'.I31]" office:value-type="string" office:string-value="A spécifier (longueur de cable X)" calcext:value-type="string">
            <text:p>A spécifier (longueur de cable X)</text:p>
          </table:table-cell>
          <table:table-cell table:style-name="ce2" table:formula="of:=['Nomenclature Génerale'.J31]" office:value-type="string" office:string-value="Colis 46 * 26 *27" calcext:value-type="string">
            <text:p>Colis 46 * 26 *27</text:p>
          </table:table-cell>
          <table:table-cell table:style-name="ce2" table:formula="of:=['Nomenclature Génerale'.K31]" office:value-type="string" office:string-value="End Stop" calcext:value-type="string">
            <text:p>End Stop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2]" office:value-type="float" office:value="0" calcext:value-type="float">
            <text:p>0</text:p>
          </table:table-cell>
          <table:table-cell table:style-name="ce2" table:formula="of:=['Nomenclature Génerale'.B32]" office:value-type="float" office:value="250" calcext:value-type="float">
            <text:p>250</text:p>
          </table:table-cell>
          <table:table-cell table:style-name="ce2" table:formula="of:=['Nomenclature Génerale'.C32]" office:value-type="string" office:string-value="Entretoise (?+8 fois M3 8mm (4*2)" calcext:value-type="string">
            <text:p>Entretoise (?+8 fois M3 8mm (4*2)</text:p>
          </table:table-cell>
          <table:table-cell table:style-name="ce2" table:formula="of:=['Nomenclature Génerale'.D32]" office:value-type="string" office:string-value="sans" calcext:value-type="string">
            <text:p>sans</text:p>
          </table:table-cell>
          <table:table-cell table:style-name="ce2" table:formula="of:=['Nomenclature Génerale'.E32]" office:value-type="string" office:string-value="M3" calcext:value-type="string">
            <text:p>M3</text:p>
          </table:table-cell>
          <table:table-cell table:style-name="ce2" table:formula="of:=['Nomenclature Génerale'.F32]" office:value-type="float" office:value="20" calcext:value-type="float">
            <text:p>20</text:p>
          </table:table-cell>
          <table:table-cell table:style-name="ce2" table:formula="of:=['Nomenclature Génerale'.G32]" office:value-type="float" office:value="0" calcext:value-type="float">
            <text:p>0</text:p>
          </table:table-cell>
          <table:table-cell table:style-name="ce2" table:formula="of:=['Nomenclature Génerale'.H32]" office:value-type="float" office:value="4" calcext:value-type="float">
            <text:p>4</text:p>
          </table:table-cell>
          <table:table-cell table:style-name="ce2" table:formula="of:=['Nomenclature Génerale'.I32]" office:value-type="float" office:value="0" calcext:value-type="float">
            <text:p>0</text:p>
          </table:table-cell>
          <table:table-cell table:style-name="ce2" table:formula="of:=['Nomenclature Génerale'.J32]" office:value-type="string" office:string-value="Visserie" calcext:value-type="string">
            <text:p>Visserie</text:p>
          </table:table-cell>
          <table:table-cell table:style-name="ce2" table:formula="of:=['Nomenclature Génerale'.K32]" office:value-type="string" office:string-value="Support Smoothie" calcext:value-type="string">
            <text:p>Support Smoothi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3]" office:value-type="float" office:value="0" calcext:value-type="float">
            <text:p>0</text:p>
          </table:table-cell>
          <table:table-cell table:style-name="ce2" table:formula="of:=['Nomenclature Génerale'.B33]" office:value-type="float" office:value="260" calcext:value-type="float">
            <text:p>260</text:p>
          </table:table-cell>
          <table:table-cell table:style-name="ce2" table:formula="of:=['Nomenclature Génerale'.C33]" office:value-type="string" office:string-value="Equerres 40 mm" calcext:value-type="string">
            <text:p>Equerres 40 mm</text:p>
          </table:table-cell>
          <table:table-cell table:style-name="ce2" table:formula="of:=['Nomenclature Génerale'.D33]" office:value-type="string" office:string-value="sans" calcext:value-type="string">
            <text:p>sans</text:p>
          </table:table-cell>
          <table:table-cell table:style-name="ce2" table:formula="of:=['Nomenclature Génerale'.E33]" office:value-type="float" office:value="0" calcext:value-type="float">
            <text:p>0</text:p>
          </table:table-cell>
          <table:table-cell table:style-name="ce2" table:formula="of:=['Nomenclature Génerale'.F33]" office:value-type="float" office:value="0" calcext:value-type="float">
            <text:p>0</text:p>
          </table:table-cell>
          <table:table-cell table:style-name="ce2" table:formula="of:=['Nomenclature Génerale'.G33]" office:value-type="float" office:value="0" calcext:value-type="float">
            <text:p>0</text:p>
          </table:table-cell>
          <table:table-cell table:style-name="ce2" table:formula="of:=['Nomenclature Génerale'.H33]" office:value-type="float" office:value="2" calcext:value-type="float">
            <text:p>2</text:p>
          </table:table-cell>
          <table:table-cell table:style-name="ce2" table:formula="of:=['Nomenclature Génerale'.I33]" office:value-type="float" office:value="0" calcext:value-type="float">
            <text:p>0</text:p>
          </table:table-cell>
          <table:table-cell table:style-name="ce2" table:formula="of:=['Nomenclature Génerale'.J33]" office:value-type="string" office:string-value="Visserie" calcext:value-type="string">
            <text:p>Visserie</text:p>
          </table:table-cell>
          <table:table-cell table:style-name="ce2" table:formula="of:=['Nomenclature Génerale'.K33]" office:value-type="string" office:string-value="Arche 2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4]" office:value-type="float" office:value="0" calcext:value-type="float">
            <text:p>0</text:p>
          </table:table-cell>
          <table:table-cell table:style-name="ce2" table:formula="of:=['Nomenclature Génerale'.B34]" office:value-type="float" office:value="270" calcext:value-type="float">
            <text:p>270</text:p>
          </table:table-cell>
          <table:table-cell table:style-name="ce2" table:formula="of:=['Nomenclature Génerale'.C34]" office:value-type="string" office:string-value="Equerres 40 mm" calcext:value-type="string">
            <text:p>Equerres 40 mm</text:p>
          </table:table-cell>
          <table:table-cell table:style-name="ce2" table:formula="of:=['Nomenclature Génerale'.D34]" office:value-type="string" office:string-value="sans" calcext:value-type="string">
            <text:p>sans</text:p>
          </table:table-cell>
          <table:table-cell table:style-name="ce2" table:formula="of:=['Nomenclature Génerale'.E34]" office:value-type="float" office:value="0" calcext:value-type="float">
            <text:p>0</text:p>
          </table:table-cell>
          <table:table-cell table:style-name="ce2" table:formula="of:=['Nomenclature Génerale'.F34]" office:value-type="float" office:value="0" calcext:value-type="float">
            <text:p>0</text:p>
          </table:table-cell>
          <table:table-cell table:style-name="ce2" table:formula="of:=['Nomenclature Génerale'.G34]" office:value-type="float" office:value="0" calcext:value-type="float">
            <text:p>0</text:p>
          </table:table-cell>
          <table:table-cell table:style-name="ce2" table:formula="of:=['Nomenclature Génerale'.H34]" office:value-type="float" office:value="2" calcext:value-type="float">
            <text:p>2</text:p>
          </table:table-cell>
          <table:table-cell table:style-name="ce2" table:formula="of:=['Nomenclature Génerale'.I34]" office:value-type="float" office:value="0" calcext:value-type="float">
            <text:p>0</text:p>
          </table:table-cell>
          <table:table-cell table:style-name="ce2" table:formula="of:=['Nomenclature Génerale'.J34]" office:value-type="string" office:string-value="Visserie" calcext:value-type="string">
            <text:p>Visserie</text:p>
          </table:table-cell>
          <table:table-cell table:style-name="ce2" table:formula="of:=['Nomenclature Génerale'.K34]" office:value-type="string" office:string-value="Équerre châssis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5]" office:value-type="float" office:value="0" calcext:value-type="float">
            <text:p>0</text:p>
          </table:table-cell>
          <table:table-cell table:style-name="ce2" table:formula="of:=['Nomenclature Génerale'.B35]" office:value-type="float" office:value="280" calcext:value-type="float">
            <text:p>280</text:p>
          </table:table-cell>
          <table:table-cell table:style-name="ce2" table:formula="of:=['Nomenclature Génerale'.C35]" office:value-type="string" office:string-value="Equerres 60 mm" calcext:value-type="string">
            <text:p>Equerres 60 mm</text:p>
          </table:table-cell>
          <table:table-cell table:style-name="ce2" table:formula="of:=['Nomenclature Génerale'.D35]" office:value-type="string" office:string-value="sans" calcext:value-type="string">
            <text:p>sans</text:p>
          </table:table-cell>
          <table:table-cell table:style-name="ce2" table:formula="of:=['Nomenclature Génerale'.E35]" office:value-type="float" office:value="0" calcext:value-type="float">
            <text:p>0</text:p>
          </table:table-cell>
          <table:table-cell table:style-name="ce2" table:formula="of:=['Nomenclature Génerale'.F35]" office:value-type="float" office:value="0" calcext:value-type="float">
            <text:p>0</text:p>
          </table:table-cell>
          <table:table-cell table:style-name="ce2" table:formula="of:=['Nomenclature Génerale'.G35]" office:value-type="float" office:value="0" calcext:value-type="float">
            <text:p>0</text:p>
          </table:table-cell>
          <table:table-cell table:style-name="ce2" table:formula="of:=['Nomenclature Génerale'.H35]" office:value-type="float" office:value="4" calcext:value-type="float">
            <text:p>4</text:p>
          </table:table-cell>
          <table:table-cell table:style-name="ce2" table:formula="of:=['Nomenclature Génerale'.I35]" office:value-type="float" office:value="0" calcext:value-type="float">
            <text:p>0</text:p>
          </table:table-cell>
          <table:table-cell table:style-name="ce2" table:formula="of:=['Nomenclature Génerale'.J35]" office:value-type="string" office:string-value="Visserie" calcext:value-type="string">
            <text:p>Visserie</text:p>
          </table:table-cell>
          <table:table-cell table:style-name="ce2" table:formula="of:=['Nomenclature Génerale'.K35]" office:value-type="string" office:string-value="Équerre châssis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6]" office:value-type="float" office:value="0" calcext:value-type="float">
            <text:p>0</text:p>
          </table:table-cell>
          <table:table-cell table:style-name="ce2" table:formula="of:=['Nomenclature Génerale'.B36]" office:value-type="float" office:value="290" calcext:value-type="float">
            <text:p>290</text:p>
          </table:table-cell>
          <table:table-cell table:style-name="ce2" table:formula="of:=['Nomenclature Génerale'.C36]" office:value-type="string" office:string-value="Extrudeur" calcext:value-type="string">
            <text:p>Extrudeur</text:p>
          </table:table-cell>
          <table:table-cell table:style-name="ce2" table:formula="of:=['Nomenclature Génerale'.D36]" office:value-type="string" office:string-value="sans" calcext:value-type="string">
            <text:p>sans</text:p>
          </table:table-cell>
          <table:table-cell table:style-name="ce2" table:formula="of:=['Nomenclature Génerale'.E36]" office:value-type="string" office:string-value="Print" calcext:value-type="string">
            <text:p>Print</text:p>
          </table:table-cell>
          <table:table-cell table:style-name="ce2" table:formula="of:=['Nomenclature Génerale'.F36]" office:value-type="float" office:value="0" calcext:value-type="float">
            <text:p>0</text:p>
          </table:table-cell>
          <table:table-cell table:style-name="ce2" table:formula="of:=['Nomenclature Génerale'.G36]" office:value-type="float" office:value="0" calcext:value-type="float">
            <text:p>0</text:p>
          </table:table-cell>
          <table:table-cell table:style-name="ce2" table:formula="of:=['Nomenclature Génerale'.H36]" office:value-type="float" office:value="1" calcext:value-type="float">
            <text:p>1</text:p>
          </table:table-cell>
          <table:table-cell table:style-name="ce2" table:formula="of:=['Nomenclature Génerale'.I36]" office:value-type="float" office:value="0" calcext:value-type="float">
            <text:p>0</text:p>
          </table:table-cell>
          <table:table-cell table:style-name="ce2" table:formula="of:=['Nomenclature Génerale'.J36]" office:value-type="string" office:string-value="Carton 25 * 25 * 10" calcext:value-type="string">
            <text:p>Carton 25 * 25 * 10</text:p>
          </table:table-cell>
          <table:table-cell table:style-name="ce2" table:formula="of:=['Nomenclature Génerale'.K36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7]" office:value-type="float" office:value="0" calcext:value-type="float">
            <text:p>0</text:p>
          </table:table-cell>
          <table:table-cell table:style-name="ce2" table:formula="of:=['Nomenclature Génerale'.B37]" office:value-type="float" office:value="300" calcext:value-type="float">
            <text:p>300</text:p>
          </table:table-cell>
          <table:table-cell table:style-name="ce2" table:formula="of:=['Nomenclature Génerale'.C37]" office:value-type="string" office:string-value="Extrudeur" calcext:value-type="string">
            <text:p>Extrudeur</text:p>
          </table:table-cell>
          <table:table-cell table:style-name="ce2" table:formula="of:=['Nomenclature Génerale'.D37]" office:value-type="string" office:string-value="sans" calcext:value-type="string">
            <text:p>sans</text:p>
          </table:table-cell>
          <table:table-cell table:style-name="ce2" table:formula="of:=['Nomenclature Génerale'.E37]" office:value-type="float" office:value="0" calcext:value-type="float">
            <text:p>0</text:p>
          </table:table-cell>
          <table:table-cell table:style-name="ce2" table:formula="of:=['Nomenclature Génerale'.F37]" office:value-type="float" office:value="0" calcext:value-type="float">
            <text:p>0</text:p>
          </table:table-cell>
          <table:table-cell table:style-name="ce2" table:formula="of:=['Nomenclature Génerale'.G37]" office:value-type="float" office:value="0" calcext:value-type="float">
            <text:p>0</text:p>
          </table:table-cell>
          <table:table-cell table:style-name="ce2" table:formula="of:=['Nomenclature Génerale'.H37]" office:value-type="float" office:value="1" calcext:value-type="float">
            <text:p>1</text:p>
          </table:table-cell>
          <table:table-cell table:style-name="ce2" table:formula="of:=['Nomenclature Génerale'.I37]" office:value-type="float" office:value="0" calcext:value-type="float">
            <text:p>0</text:p>
          </table:table-cell>
          <table:table-cell table:style-name="ce2" table:formula="of:=['Nomenclature Génerale'.J37]" office:value-type="string" office:string-value="Visserie" calcext:value-type="string">
            <text:p>Visserie</text:p>
          </table:table-cell>
          <table:table-cell table:style-name="ce2" table:formula="of:=['Nomenclature Génerale'.K37]" office:value-type="string" office:string-value="Pack Extrudeur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8]" office:value-type="float" office:value="0" calcext:value-type="float">
            <text:p>0</text:p>
          </table:table-cell>
          <table:table-cell table:style-name="ce2" table:formula="of:=['Nomenclature Génerale'.B38]" office:value-type="float" office:value="310" calcext:value-type="float">
            <text:p>310</text:p>
          </table:table-cell>
          <table:table-cell table:style-name="ce2" table:formula="of:=['Nomenclature Génerale'.C38]" office:value-type="string" office:string-value="Fils Bleu" calcext:value-type="string">
            <text:p>Fils Bleu</text:p>
          </table:table-cell>
          <table:table-cell table:style-name="ce2" table:formula="of:=['Nomenclature Génerale'.D38]" office:value-type="string" office:string-value="sans" calcext:value-type="string">
            <text:p>sans</text:p>
          </table:table-cell>
          <table:table-cell table:style-name="ce2" table:formula="of:=['Nomenclature Génerale'.E38]" office:value-type="float" office:value="0" calcext:value-type="float">
            <text:p>0</text:p>
          </table:table-cell>
          <table:table-cell table:style-name="ce2" table:formula="of:=['Nomenclature Génerale'.F38]" office:value-type="float" office:value="0" calcext:value-type="float">
            <text:p>0</text:p>
          </table:table-cell>
          <table:table-cell table:style-name="ce2" table:formula="of:=['Nomenclature Génerale'.G38]" office:value-type="float" office:value="0" calcext:value-type="float">
            <text:p>0</text:p>
          </table:table-cell>
          <table:table-cell table:style-name="ce2" table:formula="of:=['Nomenclature Génerale'.H38]" office:value-type="float" office:value="1" calcext:value-type="float">
            <text:p>1</text:p>
          </table:table-cell>
          <table:table-cell table:style-name="ce2" table:formula="of:=['Nomenclature Génerale'.I38]" office:value-type="float" office:value="0" calcext:value-type="float">
            <text:p>0</text:p>
          </table:table-cell>
          <table:table-cell table:style-name="ce2" table:formula="of:=['Nomenclature Génerale'.J38]" office:value-type="string" office:string-value="Alimentation" calcext:value-type="string">
            <text:p>Alimentation</text:p>
          </table:table-cell>
          <table:table-cell table:style-name="ce2" table:formula="of:=['Nomenclature Génerale'.K38]" office:value-type="string" office:string-value="Colis 46 * 26 *32" calcext:value-type="string">
            <text:p>Colis 46 * 26 *32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39]" office:value-type="float" office:value="0" calcext:value-type="float">
            <text:p>0</text:p>
          </table:table-cell>
          <table:table-cell table:style-name="ce2" table:formula="of:=['Nomenclature Génerale'.B39]" office:value-type="float" office:value="320" calcext:value-type="float">
            <text:p>320</text:p>
          </table:table-cell>
          <table:table-cell table:style-name="ce2" table:formula="of:=['Nomenclature Génerale'.C39]" office:value-type="string" office:string-value="Fils Jaune " calcext:value-type="string">
            <text:p>Fils Jaune </text:p>
          </table:table-cell>
          <table:table-cell table:style-name="ce2" table:formula="of:=['Nomenclature Génerale'.D39]" office:value-type="string" office:string-value="sans" calcext:value-type="string">
            <text:p>sans</text:p>
          </table:table-cell>
          <table:table-cell table:style-name="ce2" table:formula="of:=['Nomenclature Génerale'.E39]" office:value-type="float" office:value="0" calcext:value-type="float">
            <text:p>0</text:p>
          </table:table-cell>
          <table:table-cell table:style-name="ce2" table:formula="of:=['Nomenclature Génerale'.F39]" office:value-type="float" office:value="0" calcext:value-type="float">
            <text:p>0</text:p>
          </table:table-cell>
          <table:table-cell table:style-name="ce2" table:formula="of:=['Nomenclature Génerale'.G39]" office:value-type="float" office:value="0" calcext:value-type="float">
            <text:p>0</text:p>
          </table:table-cell>
          <table:table-cell table:style-name="ce2" table:formula="of:=['Nomenclature Génerale'.H39]" office:value-type="float" office:value="1" calcext:value-type="float">
            <text:p>1</text:p>
          </table:table-cell>
          <table:table-cell table:style-name="ce2" table:formula="of:=['Nomenclature Génerale'.I39]" office:value-type="float" office:value="0" calcext:value-type="float">
            <text:p>0</text:p>
          </table:table-cell>
          <table:table-cell table:style-name="ce2" table:formula="of:=['Nomenclature Génerale'.J39]" office:value-type="string" office:string-value="Alimentation" calcext:value-type="string">
            <text:p>Alimentation</text:p>
          </table:table-cell>
          <table:table-cell table:style-name="ce2" table:formula="of:=['Nomenclature Génerale'.K39]" office:value-type="string" office:string-value="Colis 46 * 26 *33" calcext:value-type="string">
            <text:p>Colis 46 * 26 *33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0]" office:value-type="float" office:value="0" calcext:value-type="float">
            <text:p>0</text:p>
          </table:table-cell>
          <table:table-cell table:style-name="ce2" table:formula="of:=['Nomenclature Génerale'.B40]" office:value-type="float" office:value="330" calcext:value-type="float">
            <text:p>330</text:p>
          </table:table-cell>
          <table:table-cell table:style-name="ce2" table:formula="of:=['Nomenclature Génerale'.C40]" office:value-type="string" office:string-value="Fils Marron" calcext:value-type="string">
            <text:p>Fils Marron</text:p>
          </table:table-cell>
          <table:table-cell table:style-name="ce2" table:formula="of:=['Nomenclature Génerale'.D40]" office:value-type="string" office:string-value="sans" calcext:value-type="string">
            <text:p>sans</text:p>
          </table:table-cell>
          <table:table-cell table:style-name="ce2" table:formula="of:=['Nomenclature Génerale'.E40]" office:value-type="float" office:value="0" calcext:value-type="float">
            <text:p>0</text:p>
          </table:table-cell>
          <table:table-cell table:style-name="ce2" table:formula="of:=['Nomenclature Génerale'.F40]" office:value-type="float" office:value="0" calcext:value-type="float">
            <text:p>0</text:p>
          </table:table-cell>
          <table:table-cell table:style-name="ce2" table:formula="of:=['Nomenclature Génerale'.G40]" office:value-type="float" office:value="0" calcext:value-type="float">
            <text:p>0</text:p>
          </table:table-cell>
          <table:table-cell table:style-name="ce2" table:formula="of:=['Nomenclature Génerale'.H40]" office:value-type="float" office:value="1" calcext:value-type="float">
            <text:p>1</text:p>
          </table:table-cell>
          <table:table-cell table:style-name="ce2" table:formula="of:=['Nomenclature Génerale'.I40]" office:value-type="float" office:value="0" calcext:value-type="float">
            <text:p>0</text:p>
          </table:table-cell>
          <table:table-cell table:style-name="ce2" table:formula="of:=['Nomenclature Génerale'.J40]" office:value-type="string" office:string-value="Alimentation" calcext:value-type="string">
            <text:p>Alimentation</text:p>
          </table:table-cell>
          <table:table-cell table:style-name="ce2" table:formula="of:=['Nomenclature Génerale'.K40]" office:value-type="string" office:string-value="Colis 46 * 26 *34" calcext:value-type="string">
            <text:p>Colis 46 * 26 *34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1]" office:value-type="float" office:value="0" calcext:value-type="float">
            <text:p>0</text:p>
          </table:table-cell>
          <table:table-cell table:style-name="ce2" table:formula="of:=['Nomenclature Génerale'.B41]" office:value-type="float" office:value="340" calcext:value-type="float">
            <text:p>340</text:p>
          </table:table-cell>
          <table:table-cell table:style-name="ce2" table:formula="of:=['Nomenclature Génerale'.C41]" office:value-type="string" office:string-value="Grande Pince" calcext:value-type="string">
            <text:p>Grande Pince</text:p>
          </table:table-cell>
          <table:table-cell table:style-name="ce2" table:formula="of:=['Nomenclature Génerale'.D41]" office:value-type="string" office:string-value="sans" calcext:value-type="string">
            <text:p>sans</text:p>
          </table:table-cell>
          <table:table-cell table:style-name="ce2" table:formula="of:=['Nomenclature Génerale'.E41]" office:value-type="float" office:value="0" calcext:value-type="float">
            <text:p>0</text:p>
          </table:table-cell>
          <table:table-cell table:style-name="ce2" table:formula="of:=['Nomenclature Génerale'.F41]" office:value-type="float" office:value="0" calcext:value-type="float">
            <text:p>0</text:p>
          </table:table-cell>
          <table:table-cell table:style-name="ce2" table:formula="of:=['Nomenclature Génerale'.G41]" office:value-type="float" office:value="0" calcext:value-type="float">
            <text:p>0</text:p>
          </table:table-cell>
          <table:table-cell table:style-name="ce2" table:formula="of:=['Nomenclature Génerale'.H41]" office:value-type="float" office:value="2" calcext:value-type="float">
            <text:p>2</text:p>
          </table:table-cell>
          <table:table-cell table:style-name="ce2" table:formula="of:=['Nomenclature Génerale'.I41]" office:value-type="float" office:value="0" calcext:value-type="float">
            <text:p>0</text:p>
          </table:table-cell>
          <table:table-cell table:style-name="ce2" table:formula="of:=['Nomenclature Génerale'.J41]" office:value-type="string" office:string-value="Colis 46 * 26 *26" calcext:value-type="string">
            <text:p>Colis 46 * 26 *26</text:p>
          </table:table-cell>
          <table:table-cell table:style-name="ce2" table:formula="of:=['Nomenclature Génerale'.K41]" office:value-type="string" office:string-value="Pinces" calcext:value-type="string">
            <text:p>Pinc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2]" office:value-type="float" office:value="0" calcext:value-type="float">
            <text:p>0</text:p>
          </table:table-cell>
          <table:table-cell table:style-name="ce2" table:formula="of:=['Nomenclature Génerale'.B42]" office:value-type="float" office:value="350" calcext:value-type="float">
            <text:p>350</text:p>
          </table:table-cell>
          <table:table-cell table:style-name="ce2" table:formula="of:=['Nomenclature Génerale'.C42]" office:value-type="string" office:string-value="Interrupteur ON/OFF" calcext:value-type="string">
            <text:p>Interrupteur ON/OFF</text:p>
          </table:table-cell>
          <table:table-cell table:style-name="ce2" table:formula="of:=['Nomenclature Génerale'.D42]" office:value-type="string" office:string-value="sans" calcext:value-type="string">
            <text:p>sans</text:p>
          </table:table-cell>
          <table:table-cell table:style-name="ce2" table:formula="of:=['Nomenclature Génerale'.E42]" office:value-type="float" office:value="0" calcext:value-type="float">
            <text:p>0</text:p>
          </table:table-cell>
          <table:table-cell table:style-name="ce2" table:formula="of:=['Nomenclature Génerale'.F42]" office:value-type="float" office:value="0" calcext:value-type="float">
            <text:p>0</text:p>
          </table:table-cell>
          <table:table-cell table:style-name="ce2" table:formula="of:=['Nomenclature Génerale'.G42]" office:value-type="float" office:value="0" calcext:value-type="float">
            <text:p>0</text:p>
          </table:table-cell>
          <table:table-cell table:style-name="ce2" table:formula="of:=['Nomenclature Génerale'.H42]" office:value-type="float" office:value="1" calcext:value-type="float">
            <text:p>1</text:p>
          </table:table-cell>
          <table:table-cell table:style-name="ce2" table:formula="of:=['Nomenclature Génerale'.I42]" office:value-type="float" office:value="0" calcext:value-type="float">
            <text:p>0</text:p>
          </table:table-cell>
          <table:table-cell table:style-name="ce2" table:formula="of:=['Nomenclature Génerale'.J42]" office:value-type="string" office:string-value="Alimentation" calcext:value-type="string">
            <text:p>Alimentation</text:p>
          </table:table-cell>
          <table:table-cell table:style-name="ce2" table:formula="of:=['Nomenclature Génerale'.K42]" office:value-type="string" office:string-value="Colis 46 * 26 *28" calcext:value-type="string">
            <text:p>Colis 46 * 26 *28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3]" office:value-type="float" office:value="0" calcext:value-type="float">
            <text:p>0</text:p>
          </table:table-cell>
          <table:table-cell table:style-name="ce2" table:formula="of:=['Nomenclature Génerale'.B43]" office:value-type="float" office:value="360" calcext:value-type="float">
            <text:p>360</text:p>
          </table:table-cell>
          <table:table-cell table:style-name="ce2" table:formula="of:=['Nomenclature Génerale'.C43]" office:value-type="string" office:string-value="Joint 8 / 15" calcext:value-type="string">
            <text:p>Joint 8 / 15</text:p>
          </table:table-cell>
          <table:table-cell table:style-name="ce2" table:formula="of:=['Nomenclature Génerale'.D43]" office:value-type="string" office:string-value="sans" calcext:value-type="string">
            <text:p>sans</text:p>
          </table:table-cell>
          <table:table-cell table:style-name="ce2" table:formula="of:=['Nomenclature Génerale'.E43]" office:value-type="float" office:value="0" calcext:value-type="float">
            <text:p>0</text:p>
          </table:table-cell>
          <table:table-cell table:style-name="ce2" table:formula="of:=['Nomenclature Génerale'.F43]" office:value-type="float" office:value="0" calcext:value-type="float">
            <text:p>0</text:p>
          </table:table-cell>
          <table:table-cell table:style-name="ce2" table:formula="of:=['Nomenclature Génerale'.G43]" office:value-type="float" office:value="0" calcext:value-type="float">
            <text:p>0</text:p>
          </table:table-cell>
          <table:table-cell table:style-name="ce2" table:formula="of:=['Nomenclature Génerale'.H43]" office:value-type="float" office:value="1" calcext:value-type="float">
            <text:p>1</text:p>
          </table:table-cell>
          <table:table-cell table:style-name="ce2" table:formula="of:=['Nomenclature Génerale'.I43]" office:value-type="float" office:value="0" calcext:value-type="float">
            <text:p>0</text:p>
          </table:table-cell>
          <table:table-cell table:style-name="ce2" table:formula="of:=['Nomenclature Génerale'.J43]" office:value-type="string" office:string-value="Colis 46 * 26 *26" calcext:value-type="string">
            <text:p>Colis 46 * 26 *26</text:p>
          </table:table-cell>
          <table:table-cell table:style-name="ce2" table:formula="of:=['Nomenclature Génerale'.K43]" office:value-type="string" office:string-value="Buse" calcext:value-type="string">
            <text:p>Bus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4]" office:value-type="float" office:value="0" calcext:value-type="float">
            <text:p>0</text:p>
          </table:table-cell>
          <table:table-cell table:style-name="ce2" table:formula="of:=['Nomenclature Génerale'.B44]" office:value-type="float" office:value="370" calcext:value-type="float">
            <text:p>370</text:p>
          </table:table-cell>
          <table:table-cell table:style-name="ce2" table:formula="of:=['Nomenclature Génerale'.C44]" office:value-type="string" office:string-value="LM10UU" calcext:value-type="string">
            <text:p>LM10UU</text:p>
          </table:table-cell>
          <table:table-cell table:style-name="ce2" table:formula="of:=['Nomenclature Génerale'.D44]" office:value-type="string" office:string-value="sans" calcext:value-type="string">
            <text:p>sans</text:p>
          </table:table-cell>
          <table:table-cell table:style-name="ce2" table:formula="of:=['Nomenclature Génerale'.E44]" office:value-type="string" office:string-value="10 dia." calcext:value-type="string">
            <text:p>10 dia.</text:p>
          </table:table-cell>
          <table:table-cell table:style-name="ce2" table:formula="of:=['Nomenclature Génerale'.F44]" office:value-type="float" office:value="0" calcext:value-type="float">
            <text:p>0</text:p>
          </table:table-cell>
          <table:table-cell table:style-name="ce2" table:formula="of:=['Nomenclature Génerale'.G44]" office:value-type="float" office:value="0" calcext:value-type="float">
            <text:p>0</text:p>
          </table:table-cell>
          <table:table-cell table:style-name="ce2" table:formula="of:=['Nomenclature Génerale'.H44]" office:value-type="float" office:value="4" calcext:value-type="float">
            <text:p>4</text:p>
          </table:table-cell>
          <table:table-cell table:style-name="ce2" table:formula="of:=['Nomenclature Génerale'.I44]" office:value-type="float" office:value="0" calcext:value-type="float">
            <text:p>0</text:p>
          </table:table-cell>
          <table:table-cell table:style-name="ce2" table:formula="of:=['Nomenclature Génerale'.J44]" office:value-type="string" office:string-value="Visserie" calcext:value-type="string">
            <text:p>Visserie</text:p>
          </table:table-cell>
          <table:table-cell table:style-name="ce2" table:formula="of:=['Nomenclature Génerale'.K44]" office:value-type="string" office:string-value="LMUU" calcext:value-type="string">
            <text:p>LMUU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5]" office:value-type="float" office:value="0" calcext:value-type="float">
            <text:p>0</text:p>
          </table:table-cell>
          <table:table-cell table:style-name="ce2" table:formula="of:=['Nomenclature Génerale'.B45]" office:value-type="float" office:value="380" calcext:value-type="float">
            <text:p>380</text:p>
          </table:table-cell>
          <table:table-cell table:style-name="ce2" table:formula="of:=['Nomenclature Génerale'.C45]" office:value-type="string" office:string-value="LM8UU" calcext:value-type="string">
            <text:p>LM8UU</text:p>
          </table:table-cell>
          <table:table-cell table:style-name="ce2" table:formula="of:=['Nomenclature Génerale'.D45]" office:value-type="string" office:string-value="sans" calcext:value-type="string">
            <text:p>sans</text:p>
          </table:table-cell>
          <table:table-cell table:style-name="ce2" table:formula="of:=['Nomenclature Génerale'.E45]" office:value-type="string" office:string-value="8 dia." calcext:value-type="string">
            <text:p>8 dia.</text:p>
          </table:table-cell>
          <table:table-cell table:style-name="ce2" table:formula="of:=['Nomenclature Génerale'.F45]" office:value-type="float" office:value="0" calcext:value-type="float">
            <text:p>0</text:p>
          </table:table-cell>
          <table:table-cell table:style-name="ce2" table:formula="of:=['Nomenclature Génerale'.G45]" office:value-type="float" office:value="0" calcext:value-type="float">
            <text:p>0</text:p>
          </table:table-cell>
          <table:table-cell table:style-name="ce2" table:formula="of:=['Nomenclature Génerale'.H45]" office:value-type="float" office:value="7" calcext:value-type="float">
            <text:p>7</text:p>
          </table:table-cell>
          <table:table-cell table:style-name="ce2" table:formula="of:=['Nomenclature Génerale'.I45]" office:value-type="float" office:value="0" calcext:value-type="float">
            <text:p>0</text:p>
          </table:table-cell>
          <table:table-cell table:style-name="ce2" table:formula="of:=['Nomenclature Génerale'.J45]" office:value-type="string" office:string-value="Visserie" calcext:value-type="string">
            <text:p>Visserie</text:p>
          </table:table-cell>
          <table:table-cell table:style-name="ce2" table:formula="of:=['Nomenclature Génerale'.K45]" office:value-type="string" office:string-value="LMUU" calcext:value-type="string">
            <text:p>LMUU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6]" office:value-type="float" office:value="0" calcext:value-type="float">
            <text:p>0</text:p>
          </table:table-cell>
          <table:table-cell table:style-name="ce2" table:formula="of:=['Nomenclature Génerale'.B46]" office:value-type="float" office:value="390" calcext:value-type="float">
            <text:p>390</text:p>
          </table:table-cell>
          <table:table-cell table:style-name="ce2" table:formula="of:=['Nomenclature Génerale'.C46]" office:value-type="string" office:string-value="M2,5 14 mm (ou M2)" calcext:value-type="string">
            <text:p>M2,5 14 mm (ou M2)</text:p>
          </table:table-cell>
          <table:table-cell table:style-name="ce2" table:formula="of:=['Nomenclature Génerale'.D46]" office:value-type="string" office:string-value="sans" calcext:value-type="string">
            <text:p>sans</text:p>
          </table:table-cell>
          <table:table-cell table:style-name="ce2" table:formula="of:=['Nomenclature Génerale'.E46]" office:value-type="string" office:string-value="M2,5" calcext:value-type="string">
            <text:p>M2,5</text:p>
          </table:table-cell>
          <table:table-cell table:style-name="ce2" table:formula="of:=['Nomenclature Génerale'.F46]" office:value-type="float" office:value="14" calcext:value-type="float">
            <text:p>14</text:p>
          </table:table-cell>
          <table:table-cell table:style-name="ce2" table:formula="of:=['Nomenclature Génerale'.G46]" office:value-type="float" office:value="0" calcext:value-type="float">
            <text:p>0</text:p>
          </table:table-cell>
          <table:table-cell table:style-name="ce2" table:formula="of:=['Nomenclature Génerale'.H46]" office:value-type="float" office:value="1" calcext:value-type="float">
            <text:p>1</text:p>
          </table:table-cell>
          <table:table-cell table:style-name="ce2" table:formula="of:=['Nomenclature Génerale'.I46]" office:value-type="float" office:value="0" calcext:value-type="float">
            <text:p>0</text:p>
          </table:table-cell>
          <table:table-cell table:style-name="ce2" table:formula="of:=['Nomenclature Génerale'.J46]" office:value-type="string" office:string-value="Visserie" calcext:value-type="string">
            <text:p>Visserie</text:p>
          </table:table-cell>
          <table:table-cell table:style-name="ce2" table:formula="of:=['Nomenclature Génerale'.K46]" office:value-type="string" office:string-value="M2,5 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7]" office:value-type="float" office:value="0" calcext:value-type="float">
            <text:p>0</text:p>
          </table:table-cell>
          <table:table-cell table:style-name="ce2" table:formula="of:=['Nomenclature Génerale'.B47]" office:value-type="float" office:value="400" calcext:value-type="float">
            <text:p>400</text:p>
          </table:table-cell>
          <table:table-cell table:style-name="ce2" table:formula="of:=['Nomenclature Génerale'.C47]" office:value-type="string" office:string-value="M2,5 20 mm (ou M2)" calcext:value-type="string">
            <text:p>M2,5 20 mm (ou M2)</text:p>
          </table:table-cell>
          <table:table-cell table:style-name="ce2" table:formula="of:=['Nomenclature Génerale'.D47]" office:value-type="string" office:string-value="sans" calcext:value-type="string">
            <text:p>sans</text:p>
          </table:table-cell>
          <table:table-cell table:style-name="ce2" table:formula="of:=['Nomenclature Génerale'.E47]" office:value-type="string" office:string-value="M2,5" calcext:value-type="string">
            <text:p>M2,5</text:p>
          </table:table-cell>
          <table:table-cell table:style-name="ce2" table:formula="of:=['Nomenclature Génerale'.F47]" office:value-type="float" office:value="20" calcext:value-type="float">
            <text:p>20</text:p>
          </table:table-cell>
          <table:table-cell table:style-name="ce2" table:formula="of:=['Nomenclature Génerale'.G47]" office:value-type="float" office:value="0" calcext:value-type="float">
            <text:p>0</text:p>
          </table:table-cell>
          <table:table-cell table:style-name="ce2" table:formula="of:=['Nomenclature Génerale'.H47]" office:value-type="float" office:value="6" calcext:value-type="float">
            <text:p>6</text:p>
          </table:table-cell>
          <table:table-cell table:style-name="ce2" table:formula="of:=['Nomenclature Génerale'.I47]" office:value-type="float" office:value="0" calcext:value-type="float">
            <text:p>0</text:p>
          </table:table-cell>
          <table:table-cell table:style-name="ce2" table:formula="of:=['Nomenclature Génerale'.J47]" office:value-type="string" office:string-value="Visserie" calcext:value-type="string">
            <text:p>Visserie</text:p>
          </table:table-cell>
          <table:table-cell table:style-name="ce2" table:formula="of:=['Nomenclature Génerale'.K47]" office:value-type="string" office:string-value="Écrous X, Z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8]" office:value-type="float" office:value="0" calcext:value-type="float">
            <text:p>0</text:p>
          </table:table-cell>
          <table:table-cell table:style-name="ce2" table:formula="of:=['Nomenclature Génerale'.B48]" office:value-type="float" office:value="410" calcext:value-type="float">
            <text:p>410</text:p>
          </table:table-cell>
          <table:table-cell table:style-name="ce2" table:formula="of:=['Nomenclature Génerale'.C48]" office:value-type="string" office:string-value="M2,5 30 mm (ou M2)" calcext:value-type="string">
            <text:p>M2,5 30 mm (ou M2)</text:p>
          </table:table-cell>
          <table:table-cell table:style-name="ce2" table:formula="of:=['Nomenclature Génerale'.D48]" office:value-type="string" office:string-value="sans" calcext:value-type="string">
            <text:p>sans</text:p>
          </table:table-cell>
          <table:table-cell table:style-name="ce2" table:formula="of:=['Nomenclature Génerale'.E48]" office:value-type="string" office:string-value="M2,5" calcext:value-type="string">
            <text:p>M2,5</text:p>
          </table:table-cell>
          <table:table-cell table:style-name="ce2" table:formula="of:=['Nomenclature Génerale'.F48]" office:value-type="float" office:value="30" calcext:value-type="float">
            <text:p>30</text:p>
          </table:table-cell>
          <table:table-cell table:style-name="ce2" table:formula="of:=['Nomenclature Génerale'.G48]" office:value-type="float" office:value="0" calcext:value-type="float">
            <text:p>0</text:p>
          </table:table-cell>
          <table:table-cell table:style-name="ce2" table:formula="of:=['Nomenclature Génerale'.H48]" office:value-type="float" office:value="1" calcext:value-type="float">
            <text:p>1</text:p>
          </table:table-cell>
          <table:table-cell table:style-name="ce2" table:formula="of:=['Nomenclature Génerale'.I48]" office:value-type="float" office:value="0" calcext:value-type="float">
            <text:p>0</text:p>
          </table:table-cell>
          <table:table-cell table:style-name="ce2" table:formula="of:=['Nomenclature Génerale'.J48]" office:value-type="string" office:string-value="Visserie" calcext:value-type="string">
            <text:p>Visserie</text:p>
          </table:table-cell>
          <table:table-cell table:style-name="ce2" table:formula="of:=['Nomenclature Génerale'.K48]" office:value-type="string" office:string-value="M2,5 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49]" office:value-type="float" office:value="0" calcext:value-type="float">
            <text:p>0</text:p>
          </table:table-cell>
          <table:table-cell table:style-name="ce2" table:formula="of:=['Nomenclature Génerale'.B49]" office:value-type="float" office:value="420" calcext:value-type="float">
            <text:p>420</text:p>
          </table:table-cell>
          <table:table-cell table:style-name="ce2" table:formula="of:=['Nomenclature Génerale'.C49]" office:value-type="string" office:string-value="M2,5 Écrous  (ou M2)" calcext:value-type="string">
            <text:p>M2,5 Écrous <text:s/>(ou M2)</text:p>
          </table:table-cell>
          <table:table-cell table:style-name="ce2" table:formula="of:=['Nomenclature Génerale'.D49]" office:value-type="string" office:string-value="sans" calcext:value-type="string">
            <text:p>sans</text:p>
          </table:table-cell>
          <table:table-cell table:style-name="ce2" table:formula="of:=['Nomenclature Génerale'.E49]" office:value-type="string" office:string-value="M2,5" calcext:value-type="string">
            <text:p>M2,5</text:p>
          </table:table-cell>
          <table:table-cell table:style-name="ce2" table:formula="of:=['Nomenclature Génerale'.F49]" office:value-type="string" office:string-value="standard" calcext:value-type="string">
            <text:p>standard</text:p>
          </table:table-cell>
          <table:table-cell table:style-name="ce2" table:formula="of:=['Nomenclature Génerale'.G49]" office:value-type="float" office:value="0" calcext:value-type="float">
            <text:p>0</text:p>
          </table:table-cell>
          <table:table-cell table:style-name="ce2" table:formula="of:=['Nomenclature Génerale'.H49]" office:value-type="float" office:value="2" calcext:value-type="float">
            <text:p>2</text:p>
          </table:table-cell>
          <table:table-cell table:style-name="ce2" table:formula="of:=['Nomenclature Génerale'.I49]" office:value-type="float" office:value="0" calcext:value-type="float">
            <text:p>0</text:p>
          </table:table-cell>
          <table:table-cell table:style-name="ce2" table:formula="of:=['Nomenclature Génerale'.J49]" office:value-type="string" office:string-value="Visserie" calcext:value-type="string">
            <text:p>Visserie</text:p>
          </table:table-cell>
          <table:table-cell table:style-name="ce2" table:formula="of:=['Nomenclature Génerale'.K49]" office:value-type="string" office:string-value="M2,5 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0]" office:value-type="float" office:value="0" calcext:value-type="float">
            <text:p>0</text:p>
          </table:table-cell>
          <table:table-cell table:style-name="ce2" table:formula="of:=['Nomenclature Génerale'.B50]" office:value-type="float" office:value="430" calcext:value-type="float">
            <text:p>430</text:p>
          </table:table-cell>
          <table:table-cell table:style-name="ce2" table:formula="of:=['Nomenclature Génerale'.C50]" office:value-type="string" office:string-value="M2,5 Écrous  (ou M2)" calcext:value-type="string">
            <text:p>M2,5 Écrous <text:s/>(ou M2)</text:p>
          </table:table-cell>
          <table:table-cell table:style-name="ce2" table:formula="of:=['Nomenclature Génerale'.D50]" office:value-type="string" office:string-value="sans" calcext:value-type="string">
            <text:p>sans</text:p>
          </table:table-cell>
          <table:table-cell table:style-name="ce2" table:formula="of:=['Nomenclature Génerale'.E50]" office:value-type="string" office:string-value="M2,5" calcext:value-type="string">
            <text:p>M2,5</text:p>
          </table:table-cell>
          <table:table-cell table:style-name="ce2" table:formula="of:=['Nomenclature Génerale'.F50]" office:value-type="string" office:string-value="standard" calcext:value-type="string">
            <text:p>standard</text:p>
          </table:table-cell>
          <table:table-cell table:style-name="ce2" table:formula="of:=['Nomenclature Génerale'.G50]" office:value-type="float" office:value="0" calcext:value-type="float">
            <text:p>0</text:p>
          </table:table-cell>
          <table:table-cell table:style-name="ce2" table:formula="of:=['Nomenclature Génerale'.H50]" office:value-type="float" office:value="6" calcext:value-type="float">
            <text:p>6</text:p>
          </table:table-cell>
          <table:table-cell table:style-name="ce2" table:formula="of:=['Nomenclature Génerale'.I50]" office:value-type="float" office:value="0" calcext:value-type="float">
            <text:p>0</text:p>
          </table:table-cell>
          <table:table-cell table:style-name="ce2" table:formula="of:=['Nomenclature Génerale'.J50]" office:value-type="string" office:string-value="Visserie" calcext:value-type="string">
            <text:p>Visserie</text:p>
          </table:table-cell>
          <table:table-cell table:style-name="ce2" table:formula="of:=['Nomenclature Génerale'.K50]" office:value-type="string" office:string-value="Écrous X, Z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1]" office:value-type="float" office:value="0" calcext:value-type="float">
            <text:p>0</text:p>
          </table:table-cell>
          <table:table-cell table:style-name="ce2" table:formula="of:=['Nomenclature Génerale'.B51]" office:value-type="float" office:value="440" calcext:value-type="float">
            <text:p>440</text:p>
          </table:table-cell>
          <table:table-cell table:style-name="ce2" table:formula="of:=['Nomenclature Génerale'.C51]" office:value-type="string" office:string-value="M2,5 Rondelle  (ou M2)" calcext:value-type="string">
            <text:p>M2,5 Rondelle <text:s/>(ou M2)</text:p>
          </table:table-cell>
          <table:table-cell table:style-name="ce2" table:formula="of:=['Nomenclature Génerale'.D51]" office:value-type="string" office:string-value="sans" calcext:value-type="string">
            <text:p>sans</text:p>
          </table:table-cell>
          <table:table-cell table:style-name="ce2" table:formula="of:=['Nomenclature Génerale'.E51]" office:value-type="string" office:string-value="M2,5" calcext:value-type="string">
            <text:p>M2,5</text:p>
          </table:table-cell>
          <table:table-cell table:style-name="ce2" table:formula="of:=['Nomenclature Génerale'.F51]" office:value-type="string" office:string-value="standard" calcext:value-type="string">
            <text:p>standard</text:p>
          </table:table-cell>
          <table:table-cell table:style-name="ce2" table:formula="of:=['Nomenclature Génerale'.G51]" office:value-type="float" office:value="0" calcext:value-type="float">
            <text:p>0</text:p>
          </table:table-cell>
          <table:table-cell table:style-name="ce2" table:formula="of:=['Nomenclature Génerale'.H51]" office:value-type="float" office:value="4" calcext:value-type="float">
            <text:p>4</text:p>
          </table:table-cell>
          <table:table-cell table:style-name="ce2" table:formula="of:=['Nomenclature Génerale'.I51]" office:value-type="float" office:value="0" calcext:value-type="float">
            <text:p>0</text:p>
          </table:table-cell>
          <table:table-cell table:style-name="ce2" table:formula="of:=['Nomenclature Génerale'.J51]" office:value-type="string" office:string-value="Visserie" calcext:value-type="string">
            <text:p>Visserie</text:p>
          </table:table-cell>
          <table:table-cell table:style-name="ce2" table:formula="of:=['Nomenclature Génerale'.K51]" office:value-type="string" office:string-value="M2,5 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2]" office:value-type="float" office:value="0" calcext:value-type="float">
            <text:p>0</text:p>
          </table:table-cell>
          <table:table-cell table:style-name="ce2" table:formula="of:=['Nomenclature Génerale'.B52]" office:value-type="float" office:value="450" calcext:value-type="float">
            <text:p>450</text:p>
          </table:table-cell>
          <table:table-cell table:style-name="ce2" table:formula="of:=['Nomenclature Génerale'.C52]" office:value-type="string" office:string-value="M2,5 Rondelle  (ou M2)" calcext:value-type="string">
            <text:p>M2,5 Rondelle <text:s/>(ou M2)</text:p>
          </table:table-cell>
          <table:table-cell table:style-name="ce2" table:formula="of:=['Nomenclature Génerale'.D52]" office:value-type="string" office:string-value="sans" calcext:value-type="string">
            <text:p>sans</text:p>
          </table:table-cell>
          <table:table-cell table:style-name="ce2" table:formula="of:=['Nomenclature Génerale'.E52]" office:value-type="string" office:string-value="M2,5" calcext:value-type="string">
            <text:p>M2,5</text:p>
          </table:table-cell>
          <table:table-cell table:style-name="ce2" table:formula="of:=['Nomenclature Génerale'.F52]" office:value-type="string" office:string-value="standard" calcext:value-type="string">
            <text:p>standard</text:p>
          </table:table-cell>
          <table:table-cell table:style-name="ce2" table:formula="of:=['Nomenclature Génerale'.G52]" office:value-type="float" office:value="0" calcext:value-type="float">
            <text:p>0</text:p>
          </table:table-cell>
          <table:table-cell table:style-name="ce2" table:formula="of:=['Nomenclature Génerale'.H52]" office:value-type="string" office:string-value="INC" calcext:value-type="string">
            <text:p>INC</text:p>
          </table:table-cell>
          <table:table-cell table:style-name="ce2" table:formula="of:=['Nomenclature Génerale'.I52]" office:value-type="string" office:string-value="Pour end stop" calcext:value-type="string">
            <text:p>Pour end stop</text:p>
          </table:table-cell>
          <table:table-cell table:style-name="ce2" table:formula="of:=['Nomenclature Génerale'.J52]" office:value-type="string" office:string-value="Visserie" calcext:value-type="string">
            <text:p>Visserie</text:p>
          </table:table-cell>
          <table:table-cell table:style-name="ce2" table:formula="of:=['Nomenclature Génerale'.K52]" office:value-type="string" office:string-value="M2,5 " calcext:value-type="string">
            <text:p>M2,5 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3]" office:value-type="float" office:value="0" calcext:value-type="float">
            <text:p>0</text:p>
          </table:table-cell>
          <table:table-cell table:style-name="ce2" table:formula="of:=['Nomenclature Génerale'.B53]" office:value-type="float" office:value="460" calcext:value-type="float">
            <text:p>460</text:p>
          </table:table-cell>
          <table:table-cell table:style-name="ce2" table:formula="of:=['Nomenclature Génerale'.C53]" office:value-type="string" office:string-value="M2,5 Rondelle (ou M2)" calcext:value-type="string">
            <text:p>M2,5 Rondelle (ou M2)</text:p>
          </table:table-cell>
          <table:table-cell table:style-name="ce2" table:formula="of:=['Nomenclature Génerale'.D53]" office:value-type="string" office:string-value="sans" calcext:value-type="string">
            <text:p>sans</text:p>
          </table:table-cell>
          <table:table-cell table:style-name="ce2" table:formula="of:=['Nomenclature Génerale'.E53]" office:value-type="string" office:string-value="M2,5" calcext:value-type="string">
            <text:p>M2,5</text:p>
          </table:table-cell>
          <table:table-cell table:style-name="ce2" table:formula="of:=['Nomenclature Génerale'.F53]" office:value-type="string" office:string-value="standard" calcext:value-type="string">
            <text:p>standard</text:p>
          </table:table-cell>
          <table:table-cell table:style-name="ce2" table:formula="of:=['Nomenclature Génerale'.G53]" office:value-type="float" office:value="0" calcext:value-type="float">
            <text:p>0</text:p>
          </table:table-cell>
          <table:table-cell table:style-name="ce2" table:formula="of:=['Nomenclature Génerale'.H53]" office:value-type="float" office:value="12" calcext:value-type="float">
            <text:p>12</text:p>
          </table:table-cell>
          <table:table-cell table:style-name="ce2" table:formula="of:=['Nomenclature Génerale'.I53]" office:value-type="float" office:value="0" calcext:value-type="float">
            <text:p>0</text:p>
          </table:table-cell>
          <table:table-cell table:style-name="ce2" table:formula="of:=['Nomenclature Génerale'.J53]" office:value-type="string" office:string-value="Visserie" calcext:value-type="string">
            <text:p>Visserie</text:p>
          </table:table-cell>
          <table:table-cell table:style-name="ce2" table:formula="of:=['Nomenclature Génerale'.K53]" office:value-type="string" office:string-value="Écrous X, Z" calcext:value-type="string">
            <text:p>Écrous X, Z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4]" office:value-type="float" office:value="0" calcext:value-type="float">
            <text:p>0</text:p>
          </table:table-cell>
          <table:table-cell table:style-name="ce2" table:formula="of:=['Nomenclature Génerale'.B54]" office:value-type="float" office:value="470" calcext:value-type="float">
            <text:p>470</text:p>
          </table:table-cell>
          <table:table-cell table:style-name="ce2" table:formula="of:=['Nomenclature Génerale'.C54]" office:value-type="string" office:string-value="M3 12 mm" calcext:value-type="string">
            <text:p>M3 12 mm</text:p>
          </table:table-cell>
          <table:table-cell table:style-name="ce2" table:formula="of:=['Nomenclature Génerale'.D54]" office:value-type="string" office:string-value="sans" calcext:value-type="string">
            <text:p>sans</text:p>
          </table:table-cell>
          <table:table-cell table:style-name="ce2" table:formula="of:=['Nomenclature Génerale'.E54]" office:value-type="string" office:string-value="M3" calcext:value-type="string">
            <text:p>M3</text:p>
          </table:table-cell>
          <table:table-cell table:style-name="ce2" table:formula="of:=['Nomenclature Génerale'.F54]" office:value-type="float" office:value="12" calcext:value-type="float">
            <text:p>12</text:p>
          </table:table-cell>
          <table:table-cell table:style-name="ce2" table:formula="of:=['Nomenclature Génerale'.G54]" office:value-type="float" office:value="0" calcext:value-type="float">
            <text:p>0</text:p>
          </table:table-cell>
          <table:table-cell table:style-name="ce2" table:formula="of:=['Nomenclature Génerale'.H54]" office:value-type="float" office:value="16" calcext:value-type="float">
            <text:p>16</text:p>
          </table:table-cell>
          <table:table-cell table:style-name="ce2" table:formula="of:=['Nomenclature Génerale'.I54]" office:value-type="string" office:string-value="6 Z Bas + 8 Smoothieboard + 2 End Stop" calcext:value-type="string">
            <text:p>6 Z Bas + 8 Smoothieboard + 2 End Stop</text:p>
          </table:table-cell>
          <table:table-cell table:style-name="ce2" table:formula="of:=['Nomenclature Génerale'.J54]" office:value-type="string" office:string-value="Visserie" calcext:value-type="string">
            <text:p>Visserie</text:p>
          </table:table-cell>
          <table:table-cell table:style-name="ce2" table:formula="of:=['Nomenclature Génerale'.K54]" office:value-type="string" office:string-value="M3 12mm" calcext:value-type="string">
            <text:p>M3 12mm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5]" office:value-type="float" office:value="0" calcext:value-type="float">
            <text:p>0</text:p>
          </table:table-cell>
          <table:table-cell table:style-name="ce2" table:formula="of:=['Nomenclature Génerale'.B55]" office:value-type="float" office:value="480" calcext:value-type="float">
            <text:p>480</text:p>
          </table:table-cell>
          <table:table-cell table:style-name="ce2" table:formula="of:=['Nomenclature Génerale'.C55]" office:value-type="string" office:string-value="M3 12 mm" calcext:value-type="string">
            <text:p>M3 12 mm</text:p>
          </table:table-cell>
          <table:table-cell table:style-name="ce2" table:formula="of:=['Nomenclature Génerale'.D55]" office:value-type="string" office:string-value="sans" calcext:value-type="string">
            <text:p>sans</text:p>
          </table:table-cell>
          <table:table-cell table:style-name="ce2" table:formula="of:=['Nomenclature Génerale'.E55]" office:value-type="string" office:string-value="M3" calcext:value-type="string">
            <text:p>M3</text:p>
          </table:table-cell>
          <table:table-cell table:style-name="ce2" table:formula="of:=['Nomenclature Génerale'.F55]" office:value-type="float" office:value="12" calcext:value-type="float">
            <text:p>12</text:p>
          </table:table-cell>
          <table:table-cell table:style-name="ce2" table:formula="of:=['Nomenclature Génerale'.G55]" office:value-type="float" office:value="0" calcext:value-type="float">
            <text:p>0</text:p>
          </table:table-cell>
          <table:table-cell table:style-name="ce2" table:formula="of:=['Nomenclature Génerale'.H55]" office:value-type="float" office:value="2" calcext:value-type="float">
            <text:p>2</text:p>
          </table:table-cell>
          <table:table-cell table:style-name="ce2" table:formula="of:=['Nomenclature Génerale'.I55]" office:value-type="float" office:value="0" calcext:value-type="float">
            <text:p>0</text:p>
          </table:table-cell>
          <table:table-cell table:style-name="ce2" table:formula="of:=['Nomenclature Génerale'.J55]" office:value-type="string" office:string-value="Visserie" calcext:value-type="string">
            <text:p>Visserie</text:p>
          </table:table-cell>
          <table:table-cell table:style-name="ce2" table:formula="of:=['Nomenclature Génerale'.K55]" office:value-type="string" office:string-value="M3 12mm" calcext:value-type="string">
            <text:p>M3 12mm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6]" office:value-type="float" office:value="0" calcext:value-type="float">
            <text:p>0</text:p>
          </table:table-cell>
          <table:table-cell table:style-name="ce2" table:formula="of:=['Nomenclature Génerale'.B56]" office:value-type="float" office:value="490" calcext:value-type="float">
            <text:p>490</text:p>
          </table:table-cell>
          <table:table-cell table:style-name="ce2" table:formula="of:=['Nomenclature Génerale'.C56]" office:value-type="string" office:string-value="M3 14 mm" calcext:value-type="string">
            <text:p>M3 14 mm</text:p>
          </table:table-cell>
          <table:table-cell table:style-name="ce2" table:formula="of:=['Nomenclature Génerale'.D56]" office:value-type="string" office:string-value="sans" calcext:value-type="string">
            <text:p>sans</text:p>
          </table:table-cell>
          <table:table-cell table:style-name="ce2" table:formula="of:=['Nomenclature Génerale'.E56]" office:value-type="string" office:string-value="M3" calcext:value-type="string">
            <text:p>M3</text:p>
          </table:table-cell>
          <table:table-cell table:style-name="ce2" table:formula="of:=['Nomenclature Génerale'.F56]" office:value-type="float" office:value="14" calcext:value-type="float">
            <text:p>14</text:p>
          </table:table-cell>
          <table:table-cell table:style-name="ce2" table:formula="of:=['Nomenclature Génerale'.G56]" office:value-type="float" office:value="0" calcext:value-type="float">
            <text:p>0</text:p>
          </table:table-cell>
          <table:table-cell table:style-name="ce2" table:formula="of:=['Nomenclature Génerale'.H56]" office:value-type="float" office:value="2" calcext:value-type="float">
            <text:p>2</text:p>
          </table:table-cell>
          <table:table-cell table:style-name="ce2" table:formula="of:=['Nomenclature Génerale'.I56]" office:value-type="float" office:value="0" calcext:value-type="float">
            <text:p>0</text:p>
          </table:table-cell>
          <table:table-cell table:style-name="ce2" table:formula="of:=['Nomenclature Génerale'.J56]" office:value-type="string" office:string-value="Visserie" calcext:value-type="string">
            <text:p>Visserie</text:p>
          </table:table-cell>
          <table:table-cell table:style-name="ce2" table:formula="of:=['Nomenclature Génerale'.K56]" office:value-type="string" office:string-value="Ventilo Smoothie" calcext:value-type="string">
            <text:p>Ventilo Smoothi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7]" office:value-type="float" office:value="0" calcext:value-type="float">
            <text:p>0</text:p>
          </table:table-cell>
          <table:table-cell table:style-name="ce2" table:formula="of:=['Nomenclature Génerale'.B57]" office:value-type="float" office:value="500" calcext:value-type="float">
            <text:p>500</text:p>
          </table:table-cell>
          <table:table-cell table:style-name="ce2" table:formula="of:=['Nomenclature Génerale'.C57]" office:value-type="string" office:string-value="M3 16 mm" calcext:value-type="string">
            <text:p>M3 16 mm</text:p>
          </table:table-cell>
          <table:table-cell table:style-name="ce2" table:formula="of:=['Nomenclature Génerale'.D57]" office:value-type="string" office:string-value="sans" calcext:value-type="string">
            <text:p>sans</text:p>
          </table:table-cell>
          <table:table-cell table:style-name="ce2" table:formula="of:=['Nomenclature Génerale'.E57]" office:value-type="string" office:string-value="M3" calcext:value-type="string">
            <text:p>M3</text:p>
          </table:table-cell>
          <table:table-cell table:style-name="ce2" table:formula="of:=['Nomenclature Génerale'.F57]" office:value-type="float" office:value="16" calcext:value-type="float">
            <text:p>16</text:p>
          </table:table-cell>
          <table:table-cell table:style-name="ce2" table:formula="of:=['Nomenclature Génerale'.G57]" office:value-type="float" office:value="0" calcext:value-type="float">
            <text:p>0</text:p>
          </table:table-cell>
          <table:table-cell table:style-name="ce2" table:formula="of:=['Nomenclature Génerale'.H57]" office:value-type="float" office:value="4" calcext:value-type="float">
            <text:p>4</text:p>
          </table:table-cell>
          <table:table-cell table:style-name="ce2" table:formula="of:=['Nomenclature Génerale'.I57]" office:value-type="float" office:value="0" calcext:value-type="float">
            <text:p>0</text:p>
          </table:table-cell>
          <table:table-cell table:style-name="ce2" table:formula="of:=['Nomenclature Génerale'.J57]" office:value-type="string" office:string-value="Visserie" calcext:value-type="string">
            <text:p>Visserie</text:p>
          </table:table-cell>
          <table:table-cell table:style-name="ce2" table:formula="of:=['Nomenclature Génerale'.K57]" office:value-type="string" office:string-value="Plaques connecteurs" calcext:value-type="string">
            <text:p>Plaques connec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8]" office:value-type="float" office:value="0" calcext:value-type="float">
            <text:p>0</text:p>
          </table:table-cell>
          <table:table-cell table:style-name="ce2" table:formula="of:=['Nomenclature Génerale'.B58]" office:value-type="float" office:value="510" calcext:value-type="float">
            <text:p>510</text:p>
          </table:table-cell>
          <table:table-cell table:style-name="ce2" table:formula="of:=['Nomenclature Génerale'.C58]" office:value-type="string" office:string-value="M3 20 mm" calcext:value-type="string">
            <text:p>M3 20 mm</text:p>
          </table:table-cell>
          <table:table-cell table:style-name="ce2" table:formula="of:=['Nomenclature Génerale'.D58]" office:value-type="string" office:string-value="sans" calcext:value-type="string">
            <text:p>sans</text:p>
          </table:table-cell>
          <table:table-cell table:style-name="ce2" table:formula="of:=['Nomenclature Génerale'.E58]" office:value-type="string" office:string-value="M3" calcext:value-type="string">
            <text:p>M3</text:p>
          </table:table-cell>
          <table:table-cell table:style-name="ce2" table:formula="of:=['Nomenclature Génerale'.F58]" office:value-type="float" office:value="20" calcext:value-type="float">
            <text:p>20</text:p>
          </table:table-cell>
          <table:table-cell table:style-name="ce2" table:formula="of:=['Nomenclature Génerale'.G58]" office:value-type="float" office:value="0" calcext:value-type="float">
            <text:p>0</text:p>
          </table:table-cell>
          <table:table-cell table:style-name="ce2" table:formula="of:=['Nomenclature Génerale'.H58]" office:value-type="float" office:value="4" calcext:value-type="float">
            <text:p>4</text:p>
          </table:table-cell>
          <table:table-cell table:style-name="ce2" table:formula="of:=['Nomenclature Génerale'.I58]" office:value-type="float" office:value="0" calcext:value-type="float">
            <text:p>0</text:p>
          </table:table-cell>
          <table:table-cell table:style-name="ce2" table:formula="of:=['Nomenclature Génerale'.J58]" office:value-type="string" office:string-value="Visserie" calcext:value-type="string">
            <text:p>Visserie</text:p>
          </table:table-cell>
          <table:table-cell table:style-name="ce2" table:formula="of:=['Nomenclature Génerale'.K58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59]" office:value-type="float" office:value="0" calcext:value-type="float">
            <text:p>0</text:p>
          </table:table-cell>
          <table:table-cell table:style-name="ce2" table:formula="of:=['Nomenclature Génerale'.B59]" office:value-type="float" office:value="520" calcext:value-type="float">
            <text:p>520</text:p>
          </table:table-cell>
          <table:table-cell table:style-name="ce2" table:formula="of:=['Nomenclature Génerale'.C59]" office:value-type="string" office:string-value="M3 35 mm" calcext:value-type="string">
            <text:p>M3 35 mm</text:p>
          </table:table-cell>
          <table:table-cell table:style-name="ce2" table:formula="of:=['Nomenclature Génerale'.D59]" office:value-type="string" office:string-value="sans" calcext:value-type="string">
            <text:p>sans</text:p>
          </table:table-cell>
          <table:table-cell table:style-name="ce2" table:formula="of:=['Nomenclature Génerale'.E59]" office:value-type="string" office:string-value="M3" calcext:value-type="string">
            <text:p>M3</text:p>
          </table:table-cell>
          <table:table-cell table:style-name="ce2" table:formula="of:=['Nomenclature Génerale'.F59]" office:value-type="float" office:value="35" calcext:value-type="float">
            <text:p>35</text:p>
          </table:table-cell>
          <table:table-cell table:style-name="ce2" table:formula="of:=['Nomenclature Génerale'.G59]" office:value-type="float" office:value="0" calcext:value-type="float">
            <text:p>0</text:p>
          </table:table-cell>
          <table:table-cell table:style-name="ce2" table:formula="of:=['Nomenclature Génerale'.H59]" office:value-type="float" office:value="1" calcext:value-type="float">
            <text:p>1</text:p>
          </table:table-cell>
          <table:table-cell table:style-name="ce2" table:formula="of:=['Nomenclature Génerale'.I59]" office:value-type="float" office:value="0" calcext:value-type="float">
            <text:p>0</text:p>
          </table:table-cell>
          <table:table-cell table:style-name="ce2" table:formula="of:=['Nomenclature Génerale'.J59]" office:value-type="string" office:string-value="Visserie" calcext:value-type="string">
            <text:p>Visserie</text:p>
          </table:table-cell>
          <table:table-cell table:style-name="ce2" table:formula="of:=['Nomenclature Génerale'.K59]" office:value-type="string" office:string-value="Pack Extrudeur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0]" office:value-type="float" office:value="0" calcext:value-type="float">
            <text:p>0</text:p>
          </table:table-cell>
          <table:table-cell table:style-name="ce2" table:formula="of:=['Nomenclature Génerale'.B60]" office:value-type="float" office:value="530" calcext:value-type="float">
            <text:p>530</text:p>
          </table:table-cell>
          <table:table-cell table:style-name="ce2" table:formula="of:=['Nomenclature Génerale'.C60]" office:value-type="string" office:string-value="M3 8 mm" calcext:value-type="string">
            <text:p>M3 8 mm</text:p>
          </table:table-cell>
          <table:table-cell table:style-name="ce2" table:formula="of:=['Nomenclature Génerale'.D60]" office:value-type="string" office:string-value="sans" calcext:value-type="string">
            <text:p>sans</text:p>
          </table:table-cell>
          <table:table-cell table:style-name="ce2" table:formula="of:=['Nomenclature Génerale'.E60]" office:value-type="string" office:string-value="M3" calcext:value-type="string">
            <text:p>M3</text:p>
          </table:table-cell>
          <table:table-cell table:style-name="ce2" table:formula="of:=['Nomenclature Génerale'.F60]" office:value-type="float" office:value="8" calcext:value-type="float">
            <text:p>8</text:p>
          </table:table-cell>
          <table:table-cell table:style-name="ce2" table:formula="of:=['Nomenclature Génerale'.G60]" office:value-type="float" office:value="0" calcext:value-type="float">
            <text:p>0</text:p>
          </table:table-cell>
          <table:table-cell table:style-name="ce2" table:formula="of:=['Nomenclature Génerale'.H60]" office:value-type="float" office:value="4" calcext:value-type="float">
            <text:p>4</text:p>
          </table:table-cell>
          <table:table-cell table:style-name="ce2" table:formula="of:=['Nomenclature Génerale'.I60]" office:value-type="string" office:string-value="Alimentation" calcext:value-type="string">
            <text:p>Alimentation</text:p>
          </table:table-cell>
          <table:table-cell table:style-name="ce2" table:formula="of:=['Nomenclature Génerale'.J60]" office:value-type="string" office:string-value="Visserie" calcext:value-type="string">
            <text:p>Visserie</text:p>
          </table:table-cell>
          <table:table-cell table:style-name="ce2" table:formula="of:=['Nomenclature Génerale'.K60]" office:value-type="string" office:string-value="M3 8 mm" calcext:value-type="string">
            <text:p>M3 8 mm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1]" office:value-type="float" office:value="0" calcext:value-type="float">
            <text:p>0</text:p>
          </table:table-cell>
          <table:table-cell table:style-name="ce2" table:formula="of:=['Nomenclature Génerale'.B61]" office:value-type="float" office:value="540" calcext:value-type="float">
            <text:p>540</text:p>
          </table:table-cell>
          <table:table-cell table:style-name="ce2" table:formula="of:=['Nomenclature Génerale'.C61]" office:value-type="string" office:string-value="M3 8 mm" calcext:value-type="string">
            <text:p>M3 8 mm</text:p>
          </table:table-cell>
          <table:table-cell table:style-name="ce2" table:formula="of:=['Nomenclature Génerale'.D61]" office:value-type="string" office:string-value="sans" calcext:value-type="string">
            <text:p>sans</text:p>
          </table:table-cell>
          <table:table-cell table:style-name="ce2" table:formula="of:=['Nomenclature Génerale'.E61]" office:value-type="string" office:string-value="M3" calcext:value-type="string">
            <text:p>M3</text:p>
          </table:table-cell>
          <table:table-cell table:style-name="ce2" table:formula="of:=['Nomenclature Génerale'.F61]" office:value-type="float" office:value="8" calcext:value-type="float">
            <text:p>8</text:p>
          </table:table-cell>
          <table:table-cell table:style-name="ce2" table:formula="of:=['Nomenclature Génerale'.G61]" office:value-type="float" office:value="0" calcext:value-type="float">
            <text:p>0</text:p>
          </table:table-cell>
          <table:table-cell table:style-name="ce2" table:formula="of:=['Nomenclature Génerale'.H61]" office:value-type="float" office:value="8" calcext:value-type="float">
            <text:p>8</text:p>
          </table:table-cell>
          <table:table-cell table:style-name="ce2" table:formula="of:=['Nomenclature Génerale'.I61]" office:value-type="float" office:value="0" calcext:value-type="float">
            <text:p>0</text:p>
          </table:table-cell>
          <table:table-cell table:style-name="ce2" table:formula="of:=['Nomenclature Génerale'.J61]" office:value-type="string" office:string-value="Visserie" calcext:value-type="string">
            <text:p>Visserie</text:p>
          </table:table-cell>
          <table:table-cell table:style-name="ce2" table:formula="of:=['Nomenclature Génerale'.K61]" office:value-type="string" office:string-value="Support Smoothie" calcext:value-type="string">
            <text:p>Support Smoothi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2]" office:value-type="float" office:value="0" calcext:value-type="float">
            <text:p>0</text:p>
          </table:table-cell>
          <table:table-cell table:style-name="ce2" table:formula="of:=['Nomenclature Génerale'.B62]" office:value-type="float" office:value="550" calcext:value-type="float">
            <text:p>550</text:p>
          </table:table-cell>
          <table:table-cell table:style-name="ce2" table:formula="of:=['Nomenclature Génerale'.C62]" office:value-type="string" office:string-value="M3 Écrous" calcext:value-type="string">
            <text:p>M3 Écrous</text:p>
          </table:table-cell>
          <table:table-cell table:style-name="ce2" table:formula="of:=['Nomenclature Génerale'.D62]" office:value-type="string" office:string-value="sans" calcext:value-type="string">
            <text:p>sans</text:p>
          </table:table-cell>
          <table:table-cell table:style-name="ce2" table:formula="of:=['Nomenclature Génerale'.E62]" office:value-type="string" office:string-value="M3" calcext:value-type="string">
            <text:p>M3</text:p>
          </table:table-cell>
          <table:table-cell table:style-name="ce2" table:formula="of:=['Nomenclature Génerale'.F62]" office:value-type="float" office:value="0" calcext:value-type="float">
            <text:p>0</text:p>
          </table:table-cell>
          <table:table-cell table:style-name="ce2" table:formula="of:=['Nomenclature Génerale'.G62]" office:value-type="float" office:value="0" calcext:value-type="float">
            <text:p>0</text:p>
          </table:table-cell>
          <table:table-cell table:style-name="ce2" table:formula="of:=['Nomenclature Génerale'.H62]" office:value-type="float" office:value="4" calcext:value-type="float">
            <text:p>4</text:p>
          </table:table-cell>
          <table:table-cell table:style-name="ce2" table:formula="of:=['Nomenclature Génerale'.I62]" office:value-type="float" office:value="0" calcext:value-type="float">
            <text:p>0</text:p>
          </table:table-cell>
          <table:table-cell table:style-name="ce2" table:formula="of:=['Nomenclature Génerale'.J62]" office:value-type="string" office:string-value="Ventilo" calcext:value-type="string">
            <text:p>Ventilo</text:p>
          </table:table-cell>
          <table:table-cell table:style-name="ce2" table:formula="of:=['Nomenclature Génerale'.K62]" office:value-type="string" office:string-value="Ventilo Smoothie" calcext:value-type="string">
            <text:p>Ventilo Smoothi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3]" office:value-type="float" office:value="0" calcext:value-type="float">
            <text:p>0</text:p>
          </table:table-cell>
          <table:table-cell table:style-name="ce2" table:formula="of:=['Nomenclature Génerale'.B63]" office:value-type="float" office:value="560" calcext:value-type="float">
            <text:p>560</text:p>
          </table:table-cell>
          <table:table-cell table:style-name="ce2" table:formula="of:=['Nomenclature Génerale'.C63]" office:value-type="string" office:string-value="M3 Écrous" calcext:value-type="string">
            <text:p>M3 Écrous</text:p>
          </table:table-cell>
          <table:table-cell table:style-name="ce2" table:formula="of:=['Nomenclature Génerale'.D63]" office:value-type="string" office:string-value="sans" calcext:value-type="string">
            <text:p>sans</text:p>
          </table:table-cell>
          <table:table-cell table:style-name="ce2" table:formula="of:=['Nomenclature Génerale'.E63]" office:value-type="string" office:string-value="M3" calcext:value-type="string">
            <text:p>M3</text:p>
          </table:table-cell>
          <table:table-cell table:style-name="ce2" table:formula="of:=['Nomenclature Génerale'.F63]" office:value-type="string" office:string-value="standard" calcext:value-type="string">
            <text:p>standard</text:p>
          </table:table-cell>
          <table:table-cell table:style-name="ce2" table:formula="of:=['Nomenclature Génerale'.G63]" office:value-type="float" office:value="0" calcext:value-type="float">
            <text:p>0</text:p>
          </table:table-cell>
          <table:table-cell table:style-name="ce2" table:formula="of:=['Nomenclature Génerale'.H63]" office:value-type="float" office:value="4" calcext:value-type="float">
            <text:p>4</text:p>
          </table:table-cell>
          <table:table-cell table:style-name="ce2" table:formula="of:=['Nomenclature Génerale'.I63]" office:value-type="float" office:value="0" calcext:value-type="float">
            <text:p>0</text:p>
          </table:table-cell>
          <table:table-cell table:style-name="ce2" table:formula="of:=['Nomenclature Génerale'.J63]" office:value-type="string" office:string-value="Visserie" calcext:value-type="string">
            <text:p>Visserie</text:p>
          </table:table-cell>
          <table:table-cell table:style-name="ce2" table:formula="of:=['Nomenclature Génerale'.K63]" office:value-type="string" office:string-value="Plaques connecteurs" calcext:value-type="string">
            <text:p>Plaques connec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4]" office:value-type="float" office:value="0" calcext:value-type="float">
            <text:p>0</text:p>
          </table:table-cell>
          <table:table-cell table:style-name="ce2" table:formula="of:=['Nomenclature Génerale'.B64]" office:value-type="float" office:value="570" calcext:value-type="float">
            <text:p>570</text:p>
          </table:table-cell>
          <table:table-cell table:style-name="ce2" table:formula="of:=['Nomenclature Génerale'.C64]" office:value-type="string" office:string-value="M3 Écrous" calcext:value-type="string">
            <text:p>M3 Écrous</text:p>
          </table:table-cell>
          <table:table-cell table:style-name="ce2" table:formula="of:=['Nomenclature Génerale'.D64]" office:value-type="string" office:string-value="sans" calcext:value-type="string">
            <text:p>sans</text:p>
          </table:table-cell>
          <table:table-cell table:style-name="ce2" table:formula="of:=['Nomenclature Génerale'.E64]" office:value-type="string" office:string-value="M3" calcext:value-type="string">
            <text:p>M3</text:p>
          </table:table-cell>
          <table:table-cell table:style-name="ce2" table:formula="of:=['Nomenclature Génerale'.F64]" office:value-type="string" office:string-value="standard" calcext:value-type="string">
            <text:p>standard</text:p>
          </table:table-cell>
          <table:table-cell table:style-name="ce2" table:formula="of:=['Nomenclature Génerale'.G64]" office:value-type="float" office:value="0" calcext:value-type="float">
            <text:p>0</text:p>
          </table:table-cell>
          <table:table-cell table:style-name="ce2" table:formula="of:=['Nomenclature Génerale'.H64]" office:value-type="float" office:value="4" calcext:value-type="float">
            <text:p>4</text:p>
          </table:table-cell>
          <table:table-cell table:style-name="ce2" table:formula="of:=['Nomenclature Génerale'.I64]" office:value-type="float" office:value="0" calcext:value-type="float">
            <text:p>0</text:p>
          </table:table-cell>
          <table:table-cell table:style-name="ce2" table:formula="of:=['Nomenclature Génerale'.J64]" office:value-type="string" office:string-value="Visserie" calcext:value-type="string">
            <text:p>Visserie</text:p>
          </table:table-cell>
          <table:table-cell table:style-name="ce2" table:formula="of:=['Nomenclature Génerale'.K64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5]" office:value-type="float" office:value="0" calcext:value-type="float">
            <text:p>0</text:p>
          </table:table-cell>
          <table:table-cell table:style-name="ce2" table:formula="of:=['Nomenclature Génerale'.B65]" office:value-type="float" office:value="580" calcext:value-type="float">
            <text:p>580</text:p>
          </table:table-cell>
          <table:table-cell table:style-name="ce2" table:formula="of:=['Nomenclature Génerale'.C65]" office:value-type="string" office:string-value="M3 Rondelle" calcext:value-type="string">
            <text:p>M3 Rondelle</text:p>
          </table:table-cell>
          <table:table-cell table:style-name="ce2" table:formula="of:=['Nomenclature Génerale'.D65]" office:value-type="string" office:string-value="sans" calcext:value-type="string">
            <text:p>sans</text:p>
          </table:table-cell>
          <table:table-cell table:style-name="ce2" table:formula="of:=['Nomenclature Génerale'.E65]" office:value-type="string" office:string-value="M3" calcext:value-type="string">
            <text:p>M3</text:p>
          </table:table-cell>
          <table:table-cell table:style-name="ce2" table:formula="of:=['Nomenclature Génerale'.F65]" office:value-type="float" office:value="0" calcext:value-type="float">
            <text:p>0</text:p>
          </table:table-cell>
          <table:table-cell table:style-name="ce2" table:formula="of:=['Nomenclature Génerale'.G65]" office:value-type="float" office:value="0" calcext:value-type="float">
            <text:p>0</text:p>
          </table:table-cell>
          <table:table-cell table:style-name="ce2" table:formula="of:=['Nomenclature Génerale'.H65]" office:value-type="float" office:value="4" calcext:value-type="float">
            <text:p>4</text:p>
          </table:table-cell>
          <table:table-cell table:style-name="ce2" table:formula="of:=['Nomenclature Génerale'.I65]" office:value-type="float" office:value="0" calcext:value-type="float">
            <text:p>0</text:p>
          </table:table-cell>
          <table:table-cell table:style-name="ce2" table:formula="of:=['Nomenclature Génerale'.J65]" office:value-type="string" office:string-value="Ventilo" calcext:value-type="string">
            <text:p>Ventilo</text:p>
          </table:table-cell>
          <table:table-cell table:style-name="ce2" table:formula="of:=['Nomenclature Génerale'.K65]" office:value-type="string" office:string-value="M3 Rondelle" calcext:value-type="string">
            <text:p>M3 Rondell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6]" office:value-type="float" office:value="0" calcext:value-type="float">
            <text:p>0</text:p>
          </table:table-cell>
          <table:table-cell table:style-name="ce2" table:formula="of:=['Nomenclature Génerale'.B66]" office:value-type="float" office:value="590" calcext:value-type="float">
            <text:p>590</text:p>
          </table:table-cell>
          <table:table-cell table:style-name="ce2" table:formula="of:=['Nomenclature Génerale'.C66]" office:value-type="string" office:string-value="M3 Rondelle" calcext:value-type="string">
            <text:p>M3 Rondelle</text:p>
          </table:table-cell>
          <table:table-cell table:style-name="ce2" table:formula="of:=['Nomenclature Génerale'.D66]" office:value-type="string" office:string-value="sans" calcext:value-type="string">
            <text:p>sans</text:p>
          </table:table-cell>
          <table:table-cell table:style-name="ce2" table:formula="of:=['Nomenclature Génerale'.E66]" office:value-type="string" office:string-value="M3" calcext:value-type="string">
            <text:p>M3</text:p>
          </table:table-cell>
          <table:table-cell table:style-name="ce2" table:formula="of:=['Nomenclature Génerale'.F66]" office:value-type="string" office:string-value="standard" calcext:value-type="string">
            <text:p>standard</text:p>
          </table:table-cell>
          <table:table-cell table:style-name="ce2" table:formula="of:=['Nomenclature Génerale'.G66]" office:value-type="float" office:value="0" calcext:value-type="float">
            <text:p>0</text:p>
          </table:table-cell>
          <table:table-cell table:style-name="ce2" table:formula="of:=['Nomenclature Génerale'.H66]" office:value-type="float" office:value="10" calcext:value-type="float">
            <text:p>10</text:p>
          </table:table-cell>
          <table:table-cell table:style-name="ce2" table:formula="of:=['Nomenclature Génerale'.I66]" office:value-type="string" office:string-value="8 Z Bas + 2 Y End Stop" calcext:value-type="string">
            <text:p>8 Z Bas + 2 Y End Stop</text:p>
          </table:table-cell>
          <table:table-cell table:style-name="ce2" table:formula="of:=['Nomenclature Génerale'.J66]" office:value-type="string" office:string-value="Visserie" calcext:value-type="string">
            <text:p>Visserie</text:p>
          </table:table-cell>
          <table:table-cell table:style-name="ce2" table:formula="of:=['Nomenclature Génerale'.K66]" office:value-type="string" office:string-value="M3 Rondelle" calcext:value-type="string">
            <text:p>M3 Rondell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7]" office:value-type="float" office:value="0" calcext:value-type="float">
            <text:p>0</text:p>
          </table:table-cell>
          <table:table-cell table:style-name="ce2" table:formula="of:=['Nomenclature Génerale'.B67]" office:value-type="float" office:value="600" calcext:value-type="float">
            <text:p>600</text:p>
          </table:table-cell>
          <table:table-cell table:style-name="ce2" table:formula="of:=['Nomenclature Génerale'.C67]" office:value-type="string" office:string-value="M3 Rondelle" calcext:value-type="string">
            <text:p>M3 Rondelle</text:p>
          </table:table-cell>
          <table:table-cell table:style-name="ce2" table:formula="of:=['Nomenclature Génerale'.D67]" office:value-type="string" office:string-value="sans" calcext:value-type="string">
            <text:p>sans</text:p>
          </table:table-cell>
          <table:table-cell table:style-name="ce2" table:formula="of:=['Nomenclature Génerale'.E67]" office:value-type="string" office:string-value="M3" calcext:value-type="string">
            <text:p>M3</text:p>
          </table:table-cell>
          <table:table-cell table:style-name="ce2" table:formula="of:=['Nomenclature Génerale'.F67]" office:value-type="string" office:string-value="standard" calcext:value-type="string">
            <text:p>standard</text:p>
          </table:table-cell>
          <table:table-cell table:style-name="ce2" table:formula="of:=['Nomenclature Génerale'.G67]" office:value-type="float" office:value="0" calcext:value-type="float">
            <text:p>0</text:p>
          </table:table-cell>
          <table:table-cell table:style-name="ce2" table:formula="of:=['Nomenclature Génerale'.H67]" office:value-type="float" office:value="8" calcext:value-type="float">
            <text:p>8</text:p>
          </table:table-cell>
          <table:table-cell table:style-name="ce2" table:formula="of:=['Nomenclature Génerale'.I67]" office:value-type="float" office:value="0" calcext:value-type="float">
            <text:p>0</text:p>
          </table:table-cell>
          <table:table-cell table:style-name="ce2" table:formula="of:=['Nomenclature Génerale'.J67]" office:value-type="string" office:string-value="Visserie" calcext:value-type="string">
            <text:p>Visserie</text:p>
          </table:table-cell>
          <table:table-cell table:style-name="ce2" table:formula="of:=['Nomenclature Génerale'.K67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68]" office:value-type="float" office:value="0" calcext:value-type="float">
            <text:p>0</text:p>
          </table:table-cell>
          <table:table-cell table:style-name="ce2" table:formula="of:=['Nomenclature Génerale'.B68]" office:value-type="float" office:value="610" calcext:value-type="float">
            <text:p>610</text:p>
          </table:table-cell>
          <table:table-cell table:style-name="ce2" table:formula="of:=['Nomenclature Génerale'.C68]" office:value-type="string" office:string-value="M3 Rondelle Large" calcext:value-type="string">
            <text:p>M3 Rondelle Large</text:p>
          </table:table-cell>
          <table:table-cell table:style-name="ce2" table:formula="of:=['Nomenclature Génerale'.D68]" office:value-type="string" office:string-value="sans" calcext:value-type="string">
            <text:p>sans</text:p>
          </table:table-cell>
          <table:table-cell table:style-name="ce2" table:formula="of:=['Nomenclature Génerale'.E68]" office:value-type="string" office:string-value="M3" calcext:value-type="string">
            <text:p>M3</text:p>
          </table:table-cell>
          <table:table-cell table:style-name="ce2" table:formula="of:=['Nomenclature Génerale'.F68]" office:value-type="string" office:string-value="large" calcext:value-type="string">
            <text:p>large</text:p>
          </table:table-cell>
          <table:table-cell table:style-name="ce2" table:formula="of:=['Nomenclature Génerale'.G68]" office:value-type="float" office:value="0" calcext:value-type="float">
            <text:p>0</text:p>
          </table:table-cell>
          <table:table-cell table:style-name="ce2" table:formula="of:=['Nomenclature Génerale'.H68]" office:value-type="float" office:value="2" calcext:value-type="float">
            <text:p>2</text:p>
          </table:table-cell>
          <table:table-cell table:style-name="ce2" table:formula="of:=['Nomenclature Génerale'.I68]" office:value-type="float" office:value="0" calcext:value-type="float">
            <text:p>0</text:p>
          </table:table-cell>
          <table:table-cell table:style-name="ce2" table:formula="of:=['Nomenclature Génerale'.J68]" office:value-type="string" office:string-value="Visserie" calcext:value-type="string">
            <text:p>Visserie</text:p>
          </table:table-cell>
          <table:table-cell table:style-name="ce2" table:formula="of:=['Nomenclature Génerale'.K68]" office:value-type="string" office:string-value="M3 Rondelle" calcext:value-type="string">
            <text:p>M3 Rondelle</text:p>
          </table:table-cell>
          <table:table-cell table:number-columns-repeated="16"/>
          <table:table-cell table:style-name="ce15" office:value-type="string" calcext:value-type="string">
            <text:p>Pièces Plastiques</text:p>
          </table:table-cell>
          <table:table-cell table:number-columns-repeated="996"/>
        </table:table-row>
        <table:table-row table:style-name="ro2">
          <table:table-cell table:style-name="ce2" table:formula="of:=['Nomenclature Génerale'.A69]" office:value-type="float" office:value="0" calcext:value-type="float">
            <text:p>0</text:p>
          </table:table-cell>
          <table:table-cell table:style-name="ce2" table:formula="of:=['Nomenclature Génerale'.B69]" office:value-type="float" office:value="620" calcext:value-type="float">
            <text:p>620</text:p>
          </table:table-cell>
          <table:table-cell table:style-name="ce2" table:formula="of:=['Nomenclature Génerale'.C69]" office:value-type="string" office:string-value="M4 Écrous" calcext:value-type="string">
            <text:p>M4 Écrous</text:p>
          </table:table-cell>
          <table:table-cell table:style-name="ce2" table:formula="of:=['Nomenclature Génerale'.D69]" office:value-type="string" office:string-value="sans" calcext:value-type="string">
            <text:p>sans</text:p>
          </table:table-cell>
          <table:table-cell table:style-name="ce2" table:formula="of:=['Nomenclature Génerale'.E69]" office:value-type="string" office:string-value="M4" calcext:value-type="string">
            <text:p>M4</text:p>
          </table:table-cell>
          <table:table-cell table:style-name="ce2" table:formula="of:=['Nomenclature Génerale'.F69]" office:value-type="string" office:string-value="standard" calcext:value-type="string">
            <text:p>standard</text:p>
          </table:table-cell>
          <table:table-cell table:style-name="ce2" table:formula="of:=['Nomenclature Génerale'.G69]" office:value-type="float" office:value="0" calcext:value-type="float">
            <text:p>0</text:p>
          </table:table-cell>
          <table:table-cell table:style-name="ce2" table:formula="of:=['Nomenclature Génerale'.H69]" office:value-type="float" office:value="4" calcext:value-type="float">
            <text:p>4</text:p>
          </table:table-cell>
          <table:table-cell table:style-name="ce2" table:formula="of:=['Nomenclature Génerale'.I69]" office:value-type="float" office:value="0" calcext:value-type="float">
            <text:p>0</text:p>
          </table:table-cell>
          <table:table-cell table:style-name="ce2" table:formula="of:=['Nomenclature Génerale'.J69]" office:value-type="string" office:string-value="Visserie" calcext:value-type="string">
            <text:p>Visserie</text:p>
          </table:table-cell>
          <table:table-cell table:style-name="ce2" table:formula="of:=['Nomenclature Génerale'.K69]" office:value-type="string" office:string-value="Pack Extrudeur" calcext:value-type="string">
            <text:p>Pack Extrudeur</text:p>
          </table:table-cell>
          <table:table-cell table:number-columns-repeated="16"/>
          <table:table-cell table:style-name="ce15" office:value-type="string" calcext:value-type="string">
            <text:p>Pièces Plastiques</text:p>
          </table:table-cell>
          <table:table-cell table:number-columns-repeated="996"/>
        </table:table-row>
        <table:table-row table:style-name="ro2">
          <table:table-cell table:style-name="ce2" table:formula="of:=['Nomenclature Génerale'.A70]" office:value-type="float" office:value="0" calcext:value-type="float">
            <text:p>0</text:p>
          </table:table-cell>
          <table:table-cell table:style-name="ce2" table:formula="of:=['Nomenclature Génerale'.B70]" office:value-type="float" office:value="630" calcext:value-type="float">
            <text:p>630</text:p>
          </table:table-cell>
          <table:table-cell table:style-name="ce2" table:formula="of:=['Nomenclature Génerale'.C70]" office:value-type="string" office:string-value="M4 Rondelles" calcext:value-type="string">
            <text:p>M4 Rondelles</text:p>
          </table:table-cell>
          <table:table-cell table:style-name="ce2" table:formula="of:=['Nomenclature Génerale'.D70]" office:value-type="string" office:string-value="sans" calcext:value-type="string">
            <text:p>sans</text:p>
          </table:table-cell>
          <table:table-cell table:style-name="ce2" table:formula="of:=['Nomenclature Génerale'.E70]" office:value-type="string" office:string-value="M4" calcext:value-type="string">
            <text:p>M4</text:p>
          </table:table-cell>
          <table:table-cell table:style-name="ce2" table:formula="of:=['Nomenclature Génerale'.F70]" office:value-type="string" office:string-value="standard" calcext:value-type="string">
            <text:p>standard</text:p>
          </table:table-cell>
          <table:table-cell table:style-name="ce2" table:formula="of:=['Nomenclature Génerale'.G70]" office:value-type="float" office:value="0" calcext:value-type="float">
            <text:p>0</text:p>
          </table:table-cell>
          <table:table-cell table:style-name="ce2" table:formula="of:=['Nomenclature Génerale'.H70]" office:value-type="float" office:value="4" calcext:value-type="float">
            <text:p>4</text:p>
          </table:table-cell>
          <table:table-cell table:style-name="ce2" table:formula="of:=['Nomenclature Génerale'.I70]" office:value-type="float" office:value="0" calcext:value-type="float">
            <text:p>0</text:p>
          </table:table-cell>
          <table:table-cell table:style-name="ce2" table:formula="of:=['Nomenclature Génerale'.J70]" office:value-type="string" office:string-value="Visserie" calcext:value-type="string">
            <text:p>Visserie</text:p>
          </table:table-cell>
          <table:table-cell table:style-name="ce2" table:formula="of:=['Nomenclature Génerale'.K70]" office:value-type="string" office:string-value="Pack Extrudeur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1]" office:value-type="float" office:value="0" calcext:value-type="float">
            <text:p>0</text:p>
          </table:table-cell>
          <table:table-cell table:style-name="ce2" table:formula="of:=['Nomenclature Génerale'.B71]" office:value-type="float" office:value="635" calcext:value-type="float">
            <text:p>635</text:p>
          </table:table-cell>
          <table:table-cell table:style-name="ce2" table:formula="of:=['Nomenclature Génerale'.C71]" office:value-type="string" office:string-value="M4 Rondelles Large" calcext:value-type="string">
            <text:p>M4 Rondelles Large</text:p>
          </table:table-cell>
          <table:table-cell table:style-name="ce2" table:formula="of:=['Nomenclature Génerale'.D71]" office:value-type="string" office:string-value="sans" calcext:value-type="string">
            <text:p>sans</text:p>
          </table:table-cell>
          <table:table-cell table:style-name="ce2" table:formula="of:=['Nomenclature Génerale'.E71]" office:value-type="string" office:string-value="M4" calcext:value-type="string">
            <text:p>M4</text:p>
          </table:table-cell>
          <table:table-cell table:style-name="ce2" table:formula="of:=['Nomenclature Génerale'.F71]" office:value-type="string" office:string-value="large" calcext:value-type="string">
            <text:p>large</text:p>
          </table:table-cell>
          <table:table-cell table:style-name="ce2" table:formula="of:=['Nomenclature Génerale'.G71]" office:value-type="float" office:value="0" calcext:value-type="float">
            <text:p>0</text:p>
          </table:table-cell>
          <table:table-cell table:style-name="ce2" table:formula="of:=['Nomenclature Génerale'.H71]" office:value-type="float" office:value="4" calcext:value-type="float">
            <text:p>4</text:p>
          </table:table-cell>
          <table:table-cell table:style-name="ce2" table:formula="of:=['Nomenclature Génerale'.I71]" office:value-type="float" office:value="0" calcext:value-type="float">
            <text:p>0</text:p>
          </table:table-cell>
          <table:table-cell table:style-name="ce2" table:formula="of:=['Nomenclature Génerale'.J71]" office:value-type="string" office:string-value="Ventilateur" calcext:value-type="string">
            <text:p>Ventilateur</text:p>
          </table:table-cell>
          <table:table-cell table:style-name="ce2" table:formula="of:=['Nomenclature Génerale'.K71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2]" office:value-type="float" office:value="0" calcext:value-type="float">
            <text:p>0</text:p>
          </table:table-cell>
          <table:table-cell table:style-name="ce2" table:formula="of:=['Nomenclature Génerale'.B72]" office:value-type="float" office:value="640" calcext:value-type="float">
            <text:p>640</text:p>
          </table:table-cell>
          <table:table-cell table:style-name="ce2" table:formula="of:=['Nomenclature Génerale'.C72]" office:value-type="string" office:string-value="M5 10 mm" calcext:value-type="string">
            <text:p>M5 10 mm</text:p>
          </table:table-cell>
          <table:table-cell table:style-name="ce2" table:formula="of:=['Nomenclature Génerale'.D72]" office:value-type="string" office:string-value="sans" calcext:value-type="string">
            <text:p>sans</text:p>
          </table:table-cell>
          <table:table-cell table:style-name="ce2" table:formula="of:=['Nomenclature Génerale'.E72]" office:value-type="string" office:string-value="M5" calcext:value-type="string">
            <text:p>M5</text:p>
          </table:table-cell>
          <table:table-cell table:style-name="ce2" table:formula="of:=['Nomenclature Génerale'.F72]" office:value-type="float" office:value="10" calcext:value-type="float">
            <text:p>10</text:p>
          </table:table-cell>
          <table:table-cell table:style-name="ce2" table:formula="of:=['Nomenclature Génerale'.G72]" office:value-type="float" office:value="0" calcext:value-type="float">
            <text:p>0</text:p>
          </table:table-cell>
          <table:table-cell table:style-name="ce2" table:formula="of:=['Nomenclature Génerale'.H72]" office:value-type="float" office:value="8" calcext:value-type="float">
            <text:p>8</text:p>
          </table:table-cell>
          <table:table-cell table:style-name="ce2" table:formula="of:=['Nomenclature Génerale'.I72]" office:value-type="float" office:value="0" calcext:value-type="float">
            <text:p>0</text:p>
          </table:table-cell>
          <table:table-cell table:style-name="ce2" table:formula="of:=['Nomenclature Génerale'.J72]" office:value-type="string" office:string-value="Visserie" calcext:value-type="string">
            <text:p>Visserie</text:p>
          </table:table-cell>
          <table:table-cell table:style-name="ce2" table:formula="of:=['Nomenclature Génerale'.K72]" office:value-type="string" office:string-value="Plaques châssis" calcext:value-type="string">
            <text:p>Plaques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3]" office:value-type="float" office:value="0" calcext:value-type="float">
            <text:p>0</text:p>
          </table:table-cell>
          <table:table-cell table:style-name="ce2" table:formula="of:=['Nomenclature Génerale'.B73]" office:value-type="float" office:value="650" calcext:value-type="float">
            <text:p>650</text:p>
          </table:table-cell>
          <table:table-cell table:style-name="ce2" table:formula="of:=['Nomenclature Génerale'.C73]" office:value-type="string" office:string-value="M5 12 mm" calcext:value-type="string">
            <text:p>M5 12 mm</text:p>
          </table:table-cell>
          <table:table-cell table:style-name="ce2" table:formula="of:=['Nomenclature Génerale'.D73]" office:value-type="string" office:string-value="sans" calcext:value-type="string">
            <text:p>sans</text:p>
          </table:table-cell>
          <table:table-cell table:style-name="ce2" table:formula="of:=['Nomenclature Génerale'.E73]" office:value-type="string" office:string-value="M5" calcext:value-type="string">
            <text:p>M5</text:p>
          </table:table-cell>
          <table:table-cell table:style-name="ce2" table:formula="of:=['Nomenclature Génerale'.F73]" office:value-type="float" office:value="12" calcext:value-type="float">
            <text:p>12</text:p>
          </table:table-cell>
          <table:table-cell table:style-name="ce2" table:formula="of:=['Nomenclature Génerale'.G73]" office:value-type="float" office:value="0" calcext:value-type="float">
            <text:p>0</text:p>
          </table:table-cell>
          <table:table-cell table:style-name="ce2" table:formula="of:=['Nomenclature Génerale'.H73]" office:value-type="float" office:value="12" calcext:value-type="float">
            <text:p>12</text:p>
          </table:table-cell>
          <table:table-cell table:style-name="ce2" table:formula="of:=['Nomenclature Génerale'.I73]" office:value-type="float" office:value="0" calcext:value-type="float">
            <text:p>0</text:p>
          </table:table-cell>
          <table:table-cell table:style-name="ce2" table:formula="of:=['Nomenclature Génerale'.J73]" office:value-type="string" office:string-value="Visserie" calcext:value-type="string">
            <text:p>Visserie</text:p>
          </table:table-cell>
          <table:table-cell table:style-name="ce2" table:formula="of:=['Nomenclature Génerale'.K73]" office:value-type="string" office:string-value="M5 12 mm" calcext:value-type="string">
            <text:p>M5 12 mm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4]" office:value-type="float" office:value="0" calcext:value-type="float">
            <text:p>0</text:p>
          </table:table-cell>
          <table:table-cell table:style-name="ce2" table:formula="of:=['Nomenclature Génerale'.B74]" office:value-type="float" office:value="660" calcext:value-type="float">
            <text:p>660</text:p>
          </table:table-cell>
          <table:table-cell table:style-name="ce2" table:formula="of:=['Nomenclature Génerale'.C74]" office:value-type="string" office:string-value="M5 12 mm" calcext:value-type="string">
            <text:p>M5 12 mm</text:p>
          </table:table-cell>
          <table:table-cell table:style-name="ce2" table:formula="of:=['Nomenclature Génerale'.D74]" office:value-type="string" office:string-value="sans" calcext:value-type="string">
            <text:p>sans</text:p>
          </table:table-cell>
          <table:table-cell table:style-name="ce2" table:formula="of:=['Nomenclature Génerale'.E74]" office:value-type="string" office:string-value="M5" calcext:value-type="string">
            <text:p>M5</text:p>
          </table:table-cell>
          <table:table-cell table:style-name="ce2" table:formula="of:=['Nomenclature Génerale'.F74]" office:value-type="float" office:value="12" calcext:value-type="float">
            <text:p>12</text:p>
          </table:table-cell>
          <table:table-cell table:style-name="ce2" table:formula="of:=['Nomenclature Génerale'.G74]" office:value-type="float" office:value="0" calcext:value-type="float">
            <text:p>0</text:p>
          </table:table-cell>
          <table:table-cell table:style-name="ce2" table:formula="of:=['Nomenclature Génerale'.H74]" office:value-type="float" office:value="2" calcext:value-type="float">
            <text:p>2</text:p>
          </table:table-cell>
          <table:table-cell table:style-name="ce2" table:formula="of:=['Nomenclature Génerale'.I74]" office:value-type="float" office:value="0" calcext:value-type="float">
            <text:p>0</text:p>
          </table:table-cell>
          <table:table-cell table:style-name="ce2" table:formula="of:=['Nomenclature Génerale'.J74]" office:value-type="string" office:string-value="Visserie" calcext:value-type="string">
            <text:p>Visserie</text:p>
          </table:table-cell>
          <table:table-cell table:style-name="ce2" table:formula="of:=['Nomenclature Génerale'.K74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5]" office:value-type="float" office:value="0" calcext:value-type="float">
            <text:p>0</text:p>
          </table:table-cell>
          <table:table-cell table:style-name="ce2" table:formula="of:=['Nomenclature Génerale'.B75]" office:value-type="float" office:value="670" calcext:value-type="float">
            <text:p>670</text:p>
          </table:table-cell>
          <table:table-cell table:style-name="ce2" table:formula="of:=['Nomenclature Génerale'.C75]" office:value-type="string" office:string-value="M5 14 mm" calcext:value-type="string">
            <text:p>M5 14 mm</text:p>
          </table:table-cell>
          <table:table-cell table:style-name="ce2" table:formula="of:=['Nomenclature Génerale'.D75]" office:value-type="string" office:string-value="sans" calcext:value-type="string">
            <text:p>sans</text:p>
          </table:table-cell>
          <table:table-cell table:style-name="ce2" table:formula="of:=['Nomenclature Génerale'.E75]" office:value-type="string" office:string-value="M5" calcext:value-type="string">
            <text:p>M5</text:p>
          </table:table-cell>
          <table:table-cell table:style-name="ce2" table:formula="of:=['Nomenclature Génerale'.F75]" office:value-type="float" office:value="14" calcext:value-type="float">
            <text:p>14</text:p>
          </table:table-cell>
          <table:table-cell table:style-name="ce2" table:formula="of:=['Nomenclature Génerale'.G75]" office:value-type="float" office:value="0" calcext:value-type="float">
            <text:p>0</text:p>
          </table:table-cell>
          <table:table-cell table:style-name="ce2" table:formula="of:=['Nomenclature Génerale'.H75]" office:value-type="float" office:value="2" calcext:value-type="float">
            <text:p>2</text:p>
          </table:table-cell>
          <table:table-cell table:style-name="ce2" table:formula="of:=['Nomenclature Génerale'.I75]" office:value-type="float" office:value="0" calcext:value-type="float">
            <text:p>0</text:p>
          </table:table-cell>
          <table:table-cell table:style-name="ce2" table:formula="of:=['Nomenclature Génerale'.J75]" office:value-type="string" office:string-value="Visserie" calcext:value-type="string">
            <text:p>Visserie</text:p>
          </table:table-cell>
          <table:table-cell table:style-name="ce2" table:formula="of:=['Nomenclature Génerale'.K75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6]" office:value-type="float" office:value="0" calcext:value-type="float">
            <text:p>0</text:p>
          </table:table-cell>
          <table:table-cell table:style-name="ce2" table:formula="of:=['Nomenclature Génerale'.B76]" office:value-type="float" office:value="680" calcext:value-type="float">
            <text:p>680</text:p>
          </table:table-cell>
          <table:table-cell table:style-name="ce2" table:formula="of:=['Nomenclature Génerale'.C76]" office:value-type="string" office:string-value="M5 16 mm" calcext:value-type="string">
            <text:p>M5 16 mm</text:p>
          </table:table-cell>
          <table:table-cell table:style-name="ce2" table:formula="of:=['Nomenclature Génerale'.D76]" office:value-type="string" office:string-value="sans" calcext:value-type="string">
            <text:p>sans</text:p>
          </table:table-cell>
          <table:table-cell table:style-name="ce2" table:formula="of:=['Nomenclature Génerale'.E76]" office:value-type="string" office:string-value="M5" calcext:value-type="string">
            <text:p>M5</text:p>
          </table:table-cell>
          <table:table-cell table:style-name="ce2" table:formula="of:=['Nomenclature Génerale'.F76]" office:value-type="float" office:value="16" calcext:value-type="float">
            <text:p>16</text:p>
          </table:table-cell>
          <table:table-cell table:style-name="ce2" table:formula="of:=['Nomenclature Génerale'.G76]" office:value-type="float" office:value="0" calcext:value-type="float">
            <text:p>0</text:p>
          </table:table-cell>
          <table:table-cell table:style-name="ce2" table:formula="of:=['Nomenclature Génerale'.H76]" office:value-type="float" office:value="2" calcext:value-type="float">
            <text:p>2</text:p>
          </table:table-cell>
          <table:table-cell table:style-name="ce2" table:formula="of:=['Nomenclature Génerale'.I76]" office:value-type="float" office:value="0" calcext:value-type="float">
            <text:p>0</text:p>
          </table:table-cell>
          <table:table-cell table:style-name="ce2" table:formula="of:=['Nomenclature Génerale'.J76]" office:value-type="string" office:string-value="Visserie" calcext:value-type="string">
            <text:p>Visserie</text:p>
          </table:table-cell>
          <table:table-cell table:style-name="ce2" table:formula="of:=['Nomenclature Génerale'.K76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7]" office:value-type="float" office:value="0" calcext:value-type="float">
            <text:p>0</text:p>
          </table:table-cell>
          <table:table-cell table:style-name="ce2" table:formula="of:=['Nomenclature Génerale'.B77]" office:value-type="float" office:value="690" calcext:value-type="float">
            <text:p>690</text:p>
          </table:table-cell>
          <table:table-cell table:style-name="ce2" table:formula="of:=['Nomenclature Génerale'.C77]" office:value-type="string" office:string-value="M5 16 mm" calcext:value-type="string">
            <text:p>M5 16 mm</text:p>
          </table:table-cell>
          <table:table-cell table:style-name="ce2" table:formula="of:=['Nomenclature Génerale'.D77]" office:value-type="string" office:string-value="sans" calcext:value-type="string">
            <text:p>sans</text:p>
          </table:table-cell>
          <table:table-cell table:style-name="ce2" table:formula="of:=['Nomenclature Génerale'.E77]" office:value-type="string" office:string-value="M5" calcext:value-type="string">
            <text:p>M5</text:p>
          </table:table-cell>
          <table:table-cell table:style-name="ce2" table:formula="of:=['Nomenclature Génerale'.F77]" office:value-type="float" office:value="16" calcext:value-type="float">
            <text:p>16</text:p>
          </table:table-cell>
          <table:table-cell table:style-name="ce2" table:formula="of:=['Nomenclature Génerale'.G77]" office:value-type="float" office:value="0" calcext:value-type="float">
            <text:p>0</text:p>
          </table:table-cell>
          <table:table-cell table:style-name="ce2" table:formula="of:=['Nomenclature Génerale'.H77]" office:value-type="float" office:value="4" calcext:value-type="float">
            <text:p>4</text:p>
          </table:table-cell>
          <table:table-cell table:style-name="ce2" table:formula="of:=['Nomenclature Génerale'.I77]" office:value-type="float" office:value="0" calcext:value-type="float">
            <text:p>0</text:p>
          </table:table-cell>
          <table:table-cell table:style-name="ce2" table:formula="of:=['Nomenclature Génerale'.J77]" office:value-type="string" office:string-value="Visserie" calcext:value-type="string">
            <text:p>Visserie</text:p>
          </table:table-cell>
          <table:table-cell table:style-name="ce2" table:formula="of:=['Nomenclature Génerale'.K77]" office:value-type="string" office:string-value="X charriage" calcext:value-type="string">
            <text:p>X charriag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8]" office:value-type="float" office:value="0" calcext:value-type="float">
            <text:p>0</text:p>
          </table:table-cell>
          <table:table-cell table:style-name="ce2" table:formula="of:=['Nomenclature Génerale'.B78]" office:value-type="float" office:value="700" calcext:value-type="float">
            <text:p>700</text:p>
          </table:table-cell>
          <table:table-cell table:style-name="ce2" table:formula="of:=['Nomenclature Génerale'.C78]" office:value-type="string" office:string-value="M5 25 mm" calcext:value-type="string">
            <text:p>M5 25 mm</text:p>
          </table:table-cell>
          <table:table-cell table:style-name="ce2" table:formula="of:=['Nomenclature Génerale'.D78]" office:value-type="string" office:string-value="sans" calcext:value-type="string">
            <text:p>sans</text:p>
          </table:table-cell>
          <table:table-cell table:style-name="ce2" table:formula="of:=['Nomenclature Génerale'.E78]" office:value-type="string" office:string-value="M5" calcext:value-type="string">
            <text:p>M5</text:p>
          </table:table-cell>
          <table:table-cell table:style-name="ce2" table:formula="of:=['Nomenclature Génerale'.F78]" office:value-type="float" office:value="25" calcext:value-type="float">
            <text:p>25</text:p>
          </table:table-cell>
          <table:table-cell table:style-name="ce2" table:formula="of:=['Nomenclature Génerale'.G78]" office:value-type="float" office:value="0" calcext:value-type="float">
            <text:p>0</text:p>
          </table:table-cell>
          <table:table-cell table:style-name="ce2" table:formula="of:=['Nomenclature Génerale'.H78]" office:value-type="float" office:value="8" calcext:value-type="float">
            <text:p>8</text:p>
          </table:table-cell>
          <table:table-cell table:style-name="ce2" table:formula="of:=['Nomenclature Génerale'.I78]" office:value-type="float" office:value="0" calcext:value-type="float">
            <text:p>0</text:p>
          </table:table-cell>
          <table:table-cell table:style-name="ce2" table:formula="of:=['Nomenclature Génerale'.J78]" office:value-type="string" office:string-value="Visserie" calcext:value-type="string">
            <text:p>Visserie</text:p>
          </table:table-cell>
          <table:table-cell table:style-name="ce2" table:formula="of:=['Nomenclature Génerale'.K78]" office:value-type="string" office:string-value="Arche 2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79]" office:value-type="float" office:value="0" calcext:value-type="float">
            <text:p>0</text:p>
          </table:table-cell>
          <table:table-cell table:style-name="ce2" table:formula="of:=['Nomenclature Génerale'.B79]" office:value-type="float" office:value="710" calcext:value-type="float">
            <text:p>710</text:p>
          </table:table-cell>
          <table:table-cell table:style-name="ce2" table:formula="of:=['Nomenclature Génerale'.C79]" office:value-type="string" office:string-value="M5 35 mm" calcext:value-type="string">
            <text:p>M5 35 mm</text:p>
          </table:table-cell>
          <table:table-cell table:style-name="ce2" table:formula="of:=['Nomenclature Génerale'.D79]" office:value-type="string" office:string-value="sans" calcext:value-type="string">
            <text:p>sans</text:p>
          </table:table-cell>
          <table:table-cell table:style-name="ce2" table:formula="of:=['Nomenclature Génerale'.E79]" office:value-type="string" office:string-value="M5" calcext:value-type="string">
            <text:p>M5</text:p>
          </table:table-cell>
          <table:table-cell table:style-name="ce2" table:formula="of:=['Nomenclature Génerale'.F79]" office:value-type="float" office:value="35" calcext:value-type="float">
            <text:p>35</text:p>
          </table:table-cell>
          <table:table-cell table:style-name="ce2" table:formula="of:=['Nomenclature Génerale'.G79]" office:value-type="float" office:value="0" calcext:value-type="float">
            <text:p>0</text:p>
          </table:table-cell>
          <table:table-cell table:style-name="ce2" table:formula="of:=['Nomenclature Génerale'.H79]" office:value-type="float" office:value="1" calcext:value-type="float">
            <text:p>1</text:p>
          </table:table-cell>
          <table:table-cell table:style-name="ce2" table:formula="of:=['Nomenclature Génerale'.I79]" office:value-type="float" office:value="0" calcext:value-type="float">
            <text:p>0</text:p>
          </table:table-cell>
          <table:table-cell table:style-name="ce2" table:formula="of:=['Nomenclature Génerale'.J79]" office:value-type="string" office:string-value="Visserie" calcext:value-type="string">
            <text:p>Visserie</text:p>
          </table:table-cell>
          <table:table-cell table:style-name="ce2" table:formula="of:=['Nomenclature Génerale'.K79]" office:value-type="string" office:string-value="M5 HEXA" calcext:value-type="string">
            <text:p>M5 HEXA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0]" office:value-type="float" office:value="0" calcext:value-type="float">
            <text:p>0</text:p>
          </table:table-cell>
          <table:table-cell table:style-name="ce2" table:formula="of:=['Nomenclature Génerale'.B80]" office:value-type="float" office:value="720" calcext:value-type="float">
            <text:p>720</text:p>
          </table:table-cell>
          <table:table-cell table:style-name="ce2" table:formula="of:=['Nomenclature Génerale'.C80]" office:value-type="string" office:string-value="M5 40 mm" calcext:value-type="string">
            <text:p>M5 40 mm</text:p>
          </table:table-cell>
          <table:table-cell table:style-name="ce2" table:formula="of:=['Nomenclature Génerale'.D80]" office:value-type="string" office:string-value="sans" calcext:value-type="string">
            <text:p>sans</text:p>
          </table:table-cell>
          <table:table-cell table:style-name="ce2" table:formula="of:=['Nomenclature Génerale'.E80]" office:value-type="string" office:string-value="M5" calcext:value-type="string">
            <text:p>M5</text:p>
          </table:table-cell>
          <table:table-cell table:style-name="ce2" table:formula="of:=['Nomenclature Génerale'.F80]" office:value-type="float" office:value="40" calcext:value-type="float">
            <text:p>40</text:p>
          </table:table-cell>
          <table:table-cell table:style-name="ce2" table:formula="of:=['Nomenclature Génerale'.G80]" office:value-type="float" office:value="0" calcext:value-type="float">
            <text:p>0</text:p>
          </table:table-cell>
          <table:table-cell table:style-name="ce2" table:formula="of:=['Nomenclature Génerale'.H80]" office:value-type="float" office:value="1" calcext:value-type="float">
            <text:p>1</text:p>
          </table:table-cell>
          <table:table-cell table:style-name="ce2" table:formula="of:=['Nomenclature Génerale'.I80]" office:value-type="float" office:value="0" calcext:value-type="float">
            <text:p>0</text:p>
          </table:table-cell>
          <table:table-cell table:style-name="ce2" table:formula="of:=['Nomenclature Génerale'.J80]" office:value-type="string" office:string-value="Visserie" calcext:value-type="string">
            <text:p>Visserie</text:p>
          </table:table-cell>
          <table:table-cell table:style-name="ce2" table:formula="of:=['Nomenclature Génerale'.K80]" office:value-type="string" office:string-value="M5 HEXA" calcext:value-type="string">
            <text:p>M5 HEXA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1]" office:value-type="float" office:value="0" calcext:value-type="float">
            <text:p>0</text:p>
          </table:table-cell>
          <table:table-cell table:style-name="ce2" table:formula="of:=['Nomenclature Génerale'.B81]" office:value-type="float" office:value="730" calcext:value-type="float">
            <text:p>730</text:p>
          </table:table-cell>
          <table:table-cell table:style-name="ce2" table:formula="of:=['Nomenclature Génerale'.C81]" office:value-type="string" office:string-value="M5 8 mm" calcext:value-type="string">
            <text:p>M5 8 mm</text:p>
          </table:table-cell>
          <table:table-cell table:style-name="ce2" table:formula="of:=['Nomenclature Génerale'.D81]" office:value-type="string" office:string-value="sans" calcext:value-type="string">
            <text:p>sans</text:p>
          </table:table-cell>
          <table:table-cell table:style-name="ce2" table:formula="of:=['Nomenclature Génerale'.E81]" office:value-type="string" office:string-value="M5" calcext:value-type="string">
            <text:p>M5</text:p>
          </table:table-cell>
          <table:table-cell table:style-name="ce2" table:formula="of:=['Nomenclature Génerale'.F81]" office:value-type="float" office:value="8" calcext:value-type="float">
            <text:p>8</text:p>
          </table:table-cell>
          <table:table-cell table:style-name="ce2" table:formula="of:=['Nomenclature Génerale'.G81]" office:value-type="float" office:value="0" calcext:value-type="float">
            <text:p>0</text:p>
          </table:table-cell>
          <table:table-cell table:style-name="ce2" table:formula="of:=['Nomenclature Génerale'.H81]" office:value-type="float" office:value="8" calcext:value-type="float">
            <text:p>8</text:p>
          </table:table-cell>
          <table:table-cell table:style-name="ce2" table:formula="of:=['Nomenclature Génerale'.I81]" office:value-type="float" office:value="0" calcext:value-type="float">
            <text:p>0</text:p>
          </table:table-cell>
          <table:table-cell table:style-name="ce2" table:formula="of:=['Nomenclature Génerale'.J81]" office:value-type="string" office:string-value="Visserie" calcext:value-type="string">
            <text:p>Visserie</text:p>
          </table:table-cell>
          <table:table-cell table:style-name="ce2" table:formula="of:=['Nomenclature Génerale'.K81]" office:value-type="string" office:string-value="Arche 2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2]" office:value-type="float" office:value="0" calcext:value-type="float">
            <text:p>0</text:p>
          </table:table-cell>
          <table:table-cell table:style-name="ce2" table:formula="of:=['Nomenclature Génerale'.B82]" office:value-type="float" office:value="740" calcext:value-type="float">
            <text:p>740</text:p>
          </table:table-cell>
          <table:table-cell table:style-name="ce2" table:formula="of:=['Nomenclature Génerale'.C82]" office:value-type="string" office:string-value="M5 8 mm" calcext:value-type="string">
            <text:p>M5 8 mm</text:p>
          </table:table-cell>
          <table:table-cell table:style-name="ce2" table:formula="of:=['Nomenclature Génerale'.D82]" office:value-type="string" office:string-value="sans" calcext:value-type="string">
            <text:p>sans</text:p>
          </table:table-cell>
          <table:table-cell table:style-name="ce2" table:formula="of:=['Nomenclature Génerale'.E82]" office:value-type="string" office:string-value="M5" calcext:value-type="string">
            <text:p>M5</text:p>
          </table:table-cell>
          <table:table-cell table:style-name="ce2" table:formula="of:=['Nomenclature Génerale'.F82]" office:value-type="float" office:value="8" calcext:value-type="float">
            <text:p>8</text:p>
          </table:table-cell>
          <table:table-cell table:style-name="ce2" table:formula="of:=['Nomenclature Génerale'.G82]" office:value-type="float" office:value="0" calcext:value-type="float">
            <text:p>0</text:p>
          </table:table-cell>
          <table:table-cell table:style-name="ce2" table:formula="of:=['Nomenclature Génerale'.H82]" office:value-type="float" office:value="24" calcext:value-type="float">
            <text:p>24</text:p>
          </table:table-cell>
          <table:table-cell table:style-name="ce2" table:formula="of:=['Nomenclature Génerale'.I82]" office:value-type="float" office:value="0" calcext:value-type="float">
            <text:p>0</text:p>
          </table:table-cell>
          <table:table-cell table:style-name="ce2" table:formula="of:=['Nomenclature Génerale'.J82]" office:value-type="string" office:string-value="Visserie" calcext:value-type="string">
            <text:p>Visserie</text:p>
          </table:table-cell>
          <table:table-cell table:style-name="ce2" table:formula="of:=['Nomenclature Génerale'.K82]" office:value-type="string" office:string-value="Équerre châssis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3]" office:value-type="float" office:value="0" calcext:value-type="float">
            <text:p>0</text:p>
          </table:table-cell>
          <table:table-cell table:style-name="ce2" table:formula="of:=['Nomenclature Génerale'.B83]" office:value-type="float" office:value="750" calcext:value-type="float">
            <text:p>750</text:p>
          </table:table-cell>
          <table:table-cell table:style-name="ce2" table:formula="of:=['Nomenclature Génerale'.C83]" office:value-type="string" office:string-value="M5 Écrous" calcext:value-type="string">
            <text:p>M5 Écrous</text:p>
          </table:table-cell>
          <table:table-cell table:style-name="ce2" table:formula="of:=['Nomenclature Génerale'.D83]" office:value-type="string" office:string-value="sans" calcext:value-type="string">
            <text:p>sans</text:p>
          </table:table-cell>
          <table:table-cell table:style-name="ce2" table:formula="of:=['Nomenclature Génerale'.E83]" office:value-type="string" office:string-value="M5" calcext:value-type="string">
            <text:p>M5</text:p>
          </table:table-cell>
          <table:table-cell table:style-name="ce2" table:formula="of:=['Nomenclature Génerale'.F83]" office:value-type="string" office:string-value="standard" calcext:value-type="string">
            <text:p>standard</text:p>
          </table:table-cell>
          <table:table-cell table:style-name="ce2" table:formula="of:=['Nomenclature Génerale'.G83]" office:value-type="float" office:value="0" calcext:value-type="float">
            <text:p>0</text:p>
          </table:table-cell>
          <table:table-cell table:style-name="ce2" table:formula="of:=['Nomenclature Génerale'.H83]" office:value-type="float" office:value="16" calcext:value-type="float">
            <text:p>16</text:p>
          </table:table-cell>
          <table:table-cell table:style-name="ce2" table:formula="of:=['Nomenclature Génerale'.I83]" office:value-type="float" office:value="0" calcext:value-type="float">
            <text:p>0</text:p>
          </table:table-cell>
          <table:table-cell table:style-name="ce2" table:formula="of:=['Nomenclature Génerale'.J83]" office:value-type="string" office:string-value="Visserie" calcext:value-type="string">
            <text:p>Visserie</text:p>
          </table:table-cell>
          <table:table-cell table:style-name="ce2" table:formula="of:=['Nomenclature Génerale'.K83]" office:value-type="string" office:string-value="Arche 2" calcext:value-type="string">
            <text:p>Arche 2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4]" office:value-type="float" office:value="0" calcext:value-type="float">
            <text:p>0</text:p>
          </table:table-cell>
          <table:table-cell table:style-name="ce2" table:formula="of:=['Nomenclature Génerale'.B84]" office:value-type="float" office:value="760" calcext:value-type="float">
            <text:p>760</text:p>
          </table:table-cell>
          <table:table-cell table:style-name="ce2" table:formula="of:=['Nomenclature Génerale'.C84]" office:value-type="string" office:string-value="M5 Écrous" calcext:value-type="string">
            <text:p>M5 Écrous</text:p>
          </table:table-cell>
          <table:table-cell table:style-name="ce2" table:formula="of:=['Nomenclature Génerale'.D84]" office:value-type="string" office:string-value="sans" calcext:value-type="string">
            <text:p>sans</text:p>
          </table:table-cell>
          <table:table-cell table:style-name="ce2" table:formula="of:=['Nomenclature Génerale'.E84]" office:value-type="string" office:string-value="M5" calcext:value-type="string">
            <text:p>M5</text:p>
          </table:table-cell>
          <table:table-cell table:style-name="ce2" table:formula="of:=['Nomenclature Génerale'.F84]" office:value-type="string" office:string-value="standard" calcext:value-type="string">
            <text:p>standard</text:p>
          </table:table-cell>
          <table:table-cell table:style-name="ce2" table:formula="of:=['Nomenclature Génerale'.G84]" office:value-type="float" office:value="0" calcext:value-type="float">
            <text:p>0</text:p>
          </table:table-cell>
          <table:table-cell table:style-name="ce2" table:formula="of:=['Nomenclature Génerale'.H84]" office:value-type="float" office:value="24" calcext:value-type="float">
            <text:p>24</text:p>
          </table:table-cell>
          <table:table-cell table:style-name="ce2" table:formula="of:=['Nomenclature Génerale'.I84]" office:value-type="float" office:value="0" calcext:value-type="float">
            <text:p>0</text:p>
          </table:table-cell>
          <table:table-cell table:style-name="ce2" table:formula="of:=['Nomenclature Génerale'.J84]" office:value-type="string" office:string-value="Visserie" calcext:value-type="string">
            <text:p>Visserie</text:p>
          </table:table-cell>
          <table:table-cell table:style-name="ce2" table:formula="of:=['Nomenclature Génerale'.K84]" office:value-type="string" office:string-value="Équerre châssis" calcext:value-type="string">
            <text:p>Équerre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5]" office:value-type="float" office:value="0" calcext:value-type="float">
            <text:p>0</text:p>
          </table:table-cell>
          <table:table-cell table:style-name="ce2" table:formula="of:=['Nomenclature Génerale'.B85]" office:value-type="float" office:value="770" calcext:value-type="float">
            <text:p>770</text:p>
          </table:table-cell>
          <table:table-cell table:style-name="ce2" table:formula="of:=['Nomenclature Génerale'.C85]" office:value-type="string" office:string-value="M5 Écrous" calcext:value-type="string">
            <text:p>M5 Écrous</text:p>
          </table:table-cell>
          <table:table-cell table:style-name="ce2" table:formula="of:=['Nomenclature Génerale'.D85]" office:value-type="string" office:string-value="sans" calcext:value-type="string">
            <text:p>sans</text:p>
          </table:table-cell>
          <table:table-cell table:style-name="ce2" table:formula="of:=['Nomenclature Génerale'.E85]" office:value-type="string" office:string-value="M5" calcext:value-type="string">
            <text:p>M5</text:p>
          </table:table-cell>
          <table:table-cell table:style-name="ce2" table:formula="of:=['Nomenclature Génerale'.F85]" office:value-type="string" office:string-value="standard" calcext:value-type="string">
            <text:p>standard</text:p>
          </table:table-cell>
          <table:table-cell table:style-name="ce2" table:formula="of:=['Nomenclature Génerale'.G85]" office:value-type="float" office:value="0" calcext:value-type="float">
            <text:p>0</text:p>
          </table:table-cell>
          <table:table-cell table:style-name="ce2" table:formula="of:=['Nomenclature Génerale'.H85]" office:value-type="float" office:value="36" calcext:value-type="float">
            <text:p>36</text:p>
          </table:table-cell>
          <table:table-cell table:style-name="ce2" table:formula="of:=['Nomenclature Génerale'.I85]" office:value-type="float" office:value="0" calcext:value-type="float">
            <text:p>0</text:p>
          </table:table-cell>
          <table:table-cell table:style-name="ce2" table:formula="of:=['Nomenclature Génerale'.J85]" office:value-type="string" office:string-value="Visserie" calcext:value-type="string">
            <text:p>Visserie</text:p>
          </table:table-cell>
          <table:table-cell table:style-name="ce2" table:formula="of:=['Nomenclature Génerale'.K85]" office:value-type="string" office:string-value="Plaques châssis" calcext:value-type="string">
            <text:p>Plaques 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6]" office:value-type="float" office:value="0" calcext:value-type="float">
            <text:p>0</text:p>
          </table:table-cell>
          <table:table-cell table:style-name="ce2" table:formula="of:=['Nomenclature Génerale'.B86]" office:value-type="float" office:value="780" calcext:value-type="float">
            <text:p>780</text:p>
          </table:table-cell>
          <table:table-cell table:style-name="ce2" table:formula="of:=['Nomenclature Génerale'.C86]" office:value-type="string" office:string-value="M5 Écrous " calcext:value-type="string">
            <text:p>M5 Écrous </text:p>
          </table:table-cell>
          <table:table-cell table:style-name="ce2" table:formula="of:=['Nomenclature Génerale'.D86]" office:value-type="string" office:string-value="sans" calcext:value-type="string">
            <text:p>sans</text:p>
          </table:table-cell>
          <table:table-cell table:style-name="ce2" table:formula="of:=['Nomenclature Génerale'.E86]" office:value-type="string" office:string-value="M5" calcext:value-type="string">
            <text:p>M5</text:p>
          </table:table-cell>
          <table:table-cell table:style-name="ce2" table:formula="of:=['Nomenclature Génerale'.F86]" office:value-type="string" office:string-value="standard" calcext:value-type="string">
            <text:p>standard</text:p>
          </table:table-cell>
          <table:table-cell table:style-name="ce2" table:formula="of:=['Nomenclature Génerale'.G86]" office:value-type="float" office:value="0" calcext:value-type="float">
            <text:p>0</text:p>
          </table:table-cell>
          <table:table-cell table:style-name="ce2" table:formula="of:=['Nomenclature Génerale'.H86]" office:value-type="float" office:value="4" calcext:value-type="float">
            <text:p>4</text:p>
          </table:table-cell>
          <table:table-cell table:style-name="ce2" table:formula="of:=['Nomenclature Génerale'.I86]" office:value-type="float" office:value="0" calcext:value-type="float">
            <text:p>0</text:p>
          </table:table-cell>
          <table:table-cell table:style-name="ce2" table:formula="of:=['Nomenclature Génerale'.J86]" office:value-type="string" office:string-value="Visserie" calcext:value-type="string">
            <text:p>Visserie</text:p>
          </table:table-cell>
          <table:table-cell table:style-name="ce2" table:formula="of:=['Nomenclature Génerale'.K86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7]" office:value-type="float" office:value="0" calcext:value-type="float">
            <text:p>0</text:p>
          </table:table-cell>
          <table:table-cell table:style-name="ce2" table:formula="of:=['Nomenclature Génerale'.B87]" office:value-type="float" office:value="790" calcext:value-type="float">
            <text:p>790</text:p>
          </table:table-cell>
          <table:table-cell table:style-name="ce2" table:formula="of:=['Nomenclature Génerale'.C87]" office:value-type="string" office:string-value="M5 Écrous Large" calcext:value-type="string">
            <text:p>M5 Écrous Large</text:p>
          </table:table-cell>
          <table:table-cell table:style-name="ce2" table:formula="of:=['Nomenclature Génerale'.D87]" office:value-type="string" office:string-value="sans" calcext:value-type="string">
            <text:p>sans</text:p>
          </table:table-cell>
          <table:table-cell table:style-name="ce2" table:formula="of:=['Nomenclature Génerale'.E87]" office:value-type="string" office:string-value="M5" calcext:value-type="string">
            <text:p>M5</text:p>
          </table:table-cell>
          <table:table-cell table:style-name="ce2" table:formula="of:=['Nomenclature Génerale'.F87]" office:value-type="string" office:string-value="large" calcext:value-type="string">
            <text:p>large</text:p>
          </table:table-cell>
          <table:table-cell table:style-name="ce2" table:formula="of:=['Nomenclature Génerale'.G87]" office:value-type="float" office:value="0" calcext:value-type="float">
            <text:p>0</text:p>
          </table:table-cell>
          <table:table-cell table:style-name="ce2" table:formula="of:=['Nomenclature Génerale'.H87]" office:value-type="float" office:value="7" calcext:value-type="float">
            <text:p>7</text:p>
          </table:table-cell>
          <table:table-cell table:style-name="ce2" table:formula="of:=['Nomenclature Génerale'.I87]" office:value-type="float" office:value="0" calcext:value-type="float">
            <text:p>0</text:p>
          </table:table-cell>
          <table:table-cell table:style-name="ce2" table:formula="of:=['Nomenclature Génerale'.J87]" office:value-type="string" office:string-value="Visserie" calcext:value-type="string">
            <text:p>Visserie</text:p>
          </table:table-cell>
          <table:table-cell table:style-name="ce2" table:formula="of:=['Nomenclature Génerale'.K87]" office:value-type="string" office:string-value="X charriage" calcext:value-type="string">
            <text:p>X charriage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8]" office:value-type="float" office:value="0" calcext:value-type="float">
            <text:p>0</text:p>
          </table:table-cell>
          <table:table-cell table:style-name="ce2" table:formula="of:=['Nomenclature Génerale'.B88]" office:value-type="float" office:value="800" calcext:value-type="float">
            <text:p>800</text:p>
          </table:table-cell>
          <table:table-cell table:style-name="ce2" table:formula="of:=['Nomenclature Génerale'.C88]" office:value-type="string" office:string-value="M5 Rondelles " calcext:value-type="string">
            <text:p>M5 Rondelles </text:p>
          </table:table-cell>
          <table:table-cell table:style-name="ce2" table:formula="of:=['Nomenclature Génerale'.D88]" office:value-type="string" office:string-value="sans" calcext:value-type="string">
            <text:p>sans</text:p>
          </table:table-cell>
          <table:table-cell table:style-name="ce2" table:formula="of:=['Nomenclature Génerale'.E88]" office:value-type="string" office:string-value="M5" calcext:value-type="string">
            <text:p>M5</text:p>
          </table:table-cell>
          <table:table-cell table:style-name="ce2" table:formula="of:=['Nomenclature Génerale'.F88]" office:value-type="string" office:string-value="standard" calcext:value-type="string">
            <text:p>standard</text:p>
          </table:table-cell>
          <table:table-cell table:style-name="ce2" table:formula="of:=['Nomenclature Génerale'.G88]" office:value-type="float" office:value="0" calcext:value-type="float">
            <text:p>0</text:p>
          </table:table-cell>
          <table:table-cell table:style-name="ce2" table:formula="of:=['Nomenclature Génerale'.H88]" office:value-type="float" office:value="2" calcext:value-type="float">
            <text:p>2</text:p>
          </table:table-cell>
          <table:table-cell table:style-name="ce2" table:formula="of:=['Nomenclature Génerale'.I88]" office:value-type="float" office:value="0" calcext:value-type="float">
            <text:p>0</text:p>
          </table:table-cell>
          <table:table-cell table:style-name="ce2" table:formula="of:=['Nomenclature Génerale'.J88]" office:value-type="string" office:string-value="Visserie" calcext:value-type="string">
            <text:p>Visserie</text:p>
          </table:table-cell>
          <table:table-cell table:style-name="ce2" table:formula="of:=['Nomenclature Génerale'.K88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89]" office:value-type="float" office:value="0" calcext:value-type="float">
            <text:p>0</text:p>
          </table:table-cell>
          <table:table-cell table:style-name="ce2" table:formula="of:=['Nomenclature Génerale'.B89]" office:value-type="float" office:value="810" calcext:value-type="float">
            <text:p>810</text:p>
          </table:table-cell>
          <table:table-cell table:style-name="ce2" table:formula="of:=['Nomenclature Génerale'.C89]" office:value-type="string" office:string-value="Moteurs X &amp; Y (1,6 A)" calcext:value-type="string">
            <text:p>Moteurs X &amp; Y (1,6 A)</text:p>
          </table:table-cell>
          <table:table-cell table:style-name="ce2" table:formula="of:=['Nomenclature Génerale'.D89]" office:value-type="string" office:string-value="sans" calcext:value-type="string">
            <text:p>sans</text:p>
          </table:table-cell>
          <table:table-cell table:style-name="ce2" table:formula="of:=['Nomenclature Génerale'.E89]" office:value-type="float" office:value="0" calcext:value-type="float">
            <text:p>0</text:p>
          </table:table-cell>
          <table:table-cell table:style-name="ce2" table:formula="of:=['Nomenclature Génerale'.F89]" office:value-type="float" office:value="0" calcext:value-type="float">
            <text:p>0</text:p>
          </table:table-cell>
          <table:table-cell table:style-name="ce2" table:formula="of:=['Nomenclature Génerale'.G89]" office:value-type="string" office:string-value="LDO-xxx-1604" calcext:value-type="string">
            <text:p>LDO-xxx-1604</text:p>
          </table:table-cell>
          <table:table-cell table:style-name="ce2" table:formula="of:=['Nomenclature Génerale'.H89]" office:value-type="float" office:value="2" calcext:value-type="float">
            <text:p>2</text:p>
          </table:table-cell>
          <table:table-cell table:style-name="ce2" table:formula="of:=['Nomenclature Génerale'.I89]" office:value-type="float" office:value="0" calcext:value-type="float">
            <text:p>0</text:p>
          </table:table-cell>
          <table:table-cell table:style-name="ce2" table:formula="of:=['Nomenclature Génerale'.J89]" office:value-type="string" office:string-value="Colis 46 * 26 *26" calcext:value-type="string">
            <text:p>Colis 46 * 26 *26</text:p>
          </table:table-cell>
          <table:table-cell table:style-name="ce2" table:formula="of:=['Nomenclature Génerale'.K89]" office:value-type="string" office:string-value="Moteurs" calcext:value-type="string">
            <text:p>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0]" office:value-type="float" office:value="0" calcext:value-type="float">
            <text:p>0</text:p>
          </table:table-cell>
          <table:table-cell table:style-name="ce2" table:formula="of:=['Nomenclature Génerale'.B90]" office:value-type="float" office:value="820" calcext:value-type="float">
            <text:p>820</text:p>
          </table:table-cell>
          <table:table-cell table:style-name="ce2" table:formula="of:=['Nomenclature Génerale'.C90]" office:value-type="string" office:string-value="Moteurs Z (0,8 A)" calcext:value-type="string">
            <text:p>Moteurs Z (0,8 A)</text:p>
          </table:table-cell>
          <table:table-cell table:style-name="ce2" table:formula="of:=['Nomenclature Génerale'.D90]" office:value-type="string" office:string-value="sans" calcext:value-type="string">
            <text:p>sans</text:p>
          </table:table-cell>
          <table:table-cell table:style-name="ce2" table:formula="of:=['Nomenclature Génerale'.E90]" office:value-type="float" office:value="0" calcext:value-type="float">
            <text:p>0</text:p>
          </table:table-cell>
          <table:table-cell table:style-name="ce2" table:formula="of:=['Nomenclature Génerale'.F90]" office:value-type="float" office:value="0" calcext:value-type="float">
            <text:p>0</text:p>
          </table:table-cell>
          <table:table-cell table:style-name="ce2" table:formula="of:=['Nomenclature Génerale'.G90]" office:value-type="string" office:string-value="LDO-xxx-0804" calcext:value-type="string">
            <text:p>LDO-xxx-0804</text:p>
          </table:table-cell>
          <table:table-cell table:style-name="ce2" table:formula="of:=['Nomenclature Génerale'.H90]" office:value-type="float" office:value="2" calcext:value-type="float">
            <text:p>2</text:p>
          </table:table-cell>
          <table:table-cell table:style-name="ce2" table:formula="of:=['Nomenclature Génerale'.I90]" office:value-type="float" office:value="0" calcext:value-type="float">
            <text:p>0</text:p>
          </table:table-cell>
          <table:table-cell table:style-name="ce2" table:formula="of:=['Nomenclature Génerale'.J90]" office:value-type="string" office:string-value="Colis 46 * 26 *26" calcext:value-type="string">
            <text:p>Colis 46 * 26 *26</text:p>
          </table:table-cell>
          <table:table-cell table:style-name="ce2" table:formula="of:=['Nomenclature Génerale'.K90]" office:value-type="string" office:string-value="Moteurs" calcext:value-type="string">
            <text:p>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1]" office:value-type="float" office:value="0" calcext:value-type="float">
            <text:p>0</text:p>
          </table:table-cell>
          <table:table-cell table:style-name="ce2" table:formula="of:=['Nomenclature Génerale'.B91]" office:value-type="float" office:value="830" calcext:value-type="float">
            <text:p>830</text:p>
          </table:table-cell>
          <table:table-cell table:style-name="ce2" table:formula="of:=['Nomenclature Génerale'.C91]" office:value-type="string" office:string-value="Moto Réducteur " calcext:value-type="string">
            <text:p>Moto Réducteur </text:p>
          </table:table-cell>
          <table:table-cell table:style-name="ce2" table:formula="of:=['Nomenclature Génerale'.D91]" office:value-type="string" office:string-value="sans" calcext:value-type="string">
            <text:p>sans</text:p>
          </table:table-cell>
          <table:table-cell table:style-name="ce2" table:formula="of:=['Nomenclature Génerale'.E91]" office:value-type="float" office:value="0" calcext:value-type="float">
            <text:p>0</text:p>
          </table:table-cell>
          <table:table-cell table:style-name="ce2" table:formula="of:=['Nomenclature Génerale'.F91]" office:value-type="float" office:value="0" calcext:value-type="float">
            <text:p>0</text:p>
          </table:table-cell>
          <table:table-cell table:style-name="ce2" table:formula="of:=['Nomenclature Génerale'.G91]" office:value-type="string" office:string-value="LDO-aaa-1604" calcext:value-type="string">
            <text:p>LDO-aaa-1604</text:p>
          </table:table-cell>
          <table:table-cell table:style-name="ce2" table:formula="of:=['Nomenclature Génerale'.H91]" office:value-type="float" office:value="1" calcext:value-type="float">
            <text:p>1</text:p>
          </table:table-cell>
          <table:table-cell table:style-name="ce2" table:formula="of:=['Nomenclature Génerale'.I91]" office:value-type="float" office:value="0" calcext:value-type="float">
            <text:p>0</text:p>
          </table:table-cell>
          <table:table-cell table:style-name="ce2" table:formula="of:=['Nomenclature Génerale'.J91]" office:value-type="string" office:string-value="Colis 46 * 26 *26" calcext:value-type="string">
            <text:p>Colis 46 * 26 *26</text:p>
          </table:table-cell>
          <table:table-cell table:style-name="ce2" table:formula="of:=['Nomenclature Génerale'.K91]" office:value-type="string" office:string-value="Moteurs" calcext:value-type="string">
            <text:p>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2]" office:value-type="float" office:value="0" calcext:value-type="float">
            <text:p>0</text:p>
          </table:table-cell>
          <table:table-cell table:style-name="ce2" table:formula="of:=['Nomenclature Génerale'.B92]" office:value-type="float" office:value="840" calcext:value-type="float">
            <text:p>840</text:p>
          </table:table-cell>
          <table:table-cell table:style-name="ce2" table:formula="of:=['Nomenclature Génerale'.C92]" office:value-type="string" office:string-value="PCB chauffant" calcext:value-type="string">
            <text:p>PCB chauffant</text:p>
          </table:table-cell>
          <table:table-cell table:style-name="ce2" table:formula="of:=['Nomenclature Génerale'.D92]" office:value-type="string" office:string-value="sans" calcext:value-type="string">
            <text:p>sans</text:p>
          </table:table-cell>
          <table:table-cell table:style-name="ce2" table:formula="of:=['Nomenclature Génerale'.E92]" office:value-type="float" office:value="0" calcext:value-type="float">
            <text:p>0</text:p>
          </table:table-cell>
          <table:table-cell table:style-name="ce2" table:formula="of:=['Nomenclature Génerale'.F92]" office:value-type="float" office:value="0" calcext:value-type="float">
            <text:p>0</text:p>
          </table:table-cell>
          <table:table-cell table:style-name="ce2" table:formula="of:=['Nomenclature Génerale'.G92]" office:value-type="float" office:value="0" calcext:value-type="float">
            <text:p>0</text:p>
          </table:table-cell>
          <table:table-cell table:style-name="ce2" table:formula="of:=['Nomenclature Génerale'.H92]" office:value-type="float" office:value="1" calcext:value-type="float">
            <text:p>1</text:p>
          </table:table-cell>
          <table:table-cell table:style-name="ce2" table:formula="of:=['Nomenclature Génerale'.I92]" office:value-type="float" office:value="0" calcext:value-type="float">
            <text:p>0</text:p>
          </table:table-cell>
          <table:table-cell table:style-name="ce2" table:formula="of:=['Nomenclature Génerale'.J92]" office:value-type="string" office:string-value="Carton 25 * 25 * 13" calcext:value-type="string">
            <text:p>Carton 25 * 25 * 13</text:p>
          </table:table-cell>
          <table:table-cell table:style-name="ce2" table:formula="of:=['Nomenclature Génerale'.K92]" office:value-type="string" office:string-value="Lit chauffant" calcext:value-type="string">
            <text:p>Lit chauffant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3]" office:value-type="float" office:value="0" calcext:value-type="float">
            <text:p>0</text:p>
          </table:table-cell>
          <table:table-cell table:style-name="ce2" table:formula="of:=['Nomenclature Génerale'.B93]" office:value-type="float" office:value="850" calcext:value-type="float">
            <text:p>850</text:p>
          </table:table-cell>
          <table:table-cell table:style-name="ce2" table:formula="of:=['Nomenclature Génerale'.C93]" office:value-type="string" office:string-value="Petite Pince" calcext:value-type="string">
            <text:p>Petite Pince</text:p>
          </table:table-cell>
          <table:table-cell table:style-name="ce2" table:formula="of:=['Nomenclature Génerale'.D93]" office:value-type="string" office:string-value="sans" calcext:value-type="string">
            <text:p>sans</text:p>
          </table:table-cell>
          <table:table-cell table:style-name="ce2" table:formula="of:=['Nomenclature Génerale'.E93]" office:value-type="float" office:value="0" calcext:value-type="float">
            <text:p>0</text:p>
          </table:table-cell>
          <table:table-cell table:style-name="ce2" table:formula="of:=['Nomenclature Génerale'.F93]" office:value-type="float" office:value="0" calcext:value-type="float">
            <text:p>0</text:p>
          </table:table-cell>
          <table:table-cell table:style-name="ce2" table:formula="of:=['Nomenclature Génerale'.G93]" office:value-type="float" office:value="0" calcext:value-type="float">
            <text:p>0</text:p>
          </table:table-cell>
          <table:table-cell table:style-name="ce2" table:formula="of:=['Nomenclature Génerale'.H93]" office:value-type="float" office:value="4" calcext:value-type="float">
            <text:p>4</text:p>
          </table:table-cell>
          <table:table-cell table:style-name="ce2" table:formula="of:=['Nomenclature Génerale'.I93]" office:value-type="float" office:value="0" calcext:value-type="float">
            <text:p>0</text:p>
          </table:table-cell>
          <table:table-cell table:style-name="ce2" table:formula="of:=['Nomenclature Génerale'.J93]" office:value-type="string" office:string-value="Colis 46 * 26 *26" calcext:value-type="string">
            <text:p>Colis 46 * 26 *26</text:p>
          </table:table-cell>
          <table:table-cell table:style-name="ce2" table:formula="of:=['Nomenclature Génerale'.K93]" office:value-type="string" office:string-value="Pinces" calcext:value-type="string">
            <text:p>Pinc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4]" office:value-type="float" office:value="0" calcext:value-type="float">
            <text:p>0</text:p>
          </table:table-cell>
          <table:table-cell table:style-name="ce2" table:formula="of:=['Nomenclature Génerale'.B94]" office:value-type="float" office:value="860" calcext:value-type="float">
            <text:p>860</text:p>
          </table:table-cell>
          <table:table-cell table:style-name="ce2" table:formula="of:=['Nomenclature Génerale'.C94]" office:value-type="string" office:string-value="Pieds " calcext:value-type="string">
            <text:p>Pieds </text:p>
          </table:table-cell>
          <table:table-cell table:style-name="ce2" table:formula="of:=['Nomenclature Génerale'.D94]" office:value-type="string" office:string-value="sans" calcext:value-type="string">
            <text:p>sans</text:p>
          </table:table-cell>
          <table:table-cell table:style-name="ce2" table:formula="of:=['Nomenclature Génerale'.E94]" office:value-type="string" office:string-value="Print" calcext:value-type="string">
            <text:p>Print</text:p>
          </table:table-cell>
          <table:table-cell table:style-name="ce2" table:formula="of:=['Nomenclature Génerale'.F94]" office:value-type="float" office:value="0" calcext:value-type="float">
            <text:p>0</text:p>
          </table:table-cell>
          <table:table-cell table:style-name="ce2" table:formula="of:=['Nomenclature Génerale'.G94]" office:value-type="float" office:value="0" calcext:value-type="float">
            <text:p>0</text:p>
          </table:table-cell>
          <table:table-cell table:style-name="ce2" table:formula="of:=['Nomenclature Génerale'.H94]" office:value-type="float" office:value="4" calcext:value-type="float">
            <text:p>4</text:p>
          </table:table-cell>
          <table:table-cell table:style-name="ce2" table:formula="of:=['Nomenclature Génerale'.I94]" office:value-type="float" office:value="0" calcext:value-type="float">
            <text:p>0</text:p>
          </table:table-cell>
          <table:table-cell table:style-name="ce2" table:formula="of:=['Nomenclature Génerale'.J94]" office:value-type="string" office:string-value="Pièces Plastiques" calcext:value-type="string">
            <text:p>Pièces Plastiques</text:p>
          </table:table-cell>
          <table:table-cell table:style-name="ce2" table:formula="of:=['Nomenclature Génerale'.K94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5]" office:value-type="float" office:value="0" calcext:value-type="float">
            <text:p>0</text:p>
          </table:table-cell>
          <table:table-cell table:style-name="ce2" table:formula="of:=['Nomenclature Génerale'.B95]" office:value-type="float" office:value="870" calcext:value-type="float">
            <text:p>870</text:p>
          </table:table-cell>
          <table:table-cell table:style-name="ce2" table:formula="of:=['Nomenclature Génerale'.C95]" office:value-type="string" office:string-value="Plaque Aluminium" calcext:value-type="string">
            <text:p>Plaque Aluminium</text:p>
          </table:table-cell>
          <table:table-cell table:style-name="ce2" table:formula="of:=['Nomenclature Génerale'.D95]" office:value-type="string" office:string-value="sans" calcext:value-type="string">
            <text:p>sans</text:p>
          </table:table-cell>
          <table:table-cell table:style-name="ce2" table:formula="of:=['Nomenclature Génerale'.E95]" office:value-type="float" office:value="0" calcext:value-type="float">
            <text:p>0</text:p>
          </table:table-cell>
          <table:table-cell table:style-name="ce2" table:formula="of:=['Nomenclature Génerale'.F95]" office:value-type="float" office:value="0" calcext:value-type="float">
            <text:p>0</text:p>
          </table:table-cell>
          <table:table-cell table:style-name="ce2" table:formula="of:=['Nomenclature Génerale'.G95]" office:value-type="float" office:value="0" calcext:value-type="float">
            <text:p>0</text:p>
          </table:table-cell>
          <table:table-cell table:style-name="ce2" table:formula="of:=['Nomenclature Génerale'.H95]" office:value-type="float" office:value="1" calcext:value-type="float">
            <text:p>1</text:p>
          </table:table-cell>
          <table:table-cell table:style-name="ce2" table:formula="of:=['Nomenclature Génerale'.I95]" office:value-type="float" office:value="0" calcext:value-type="float">
            <text:p>0</text:p>
          </table:table-cell>
          <table:table-cell table:style-name="ce2" table:formula="of:=['Nomenclature Génerale'.J95]" office:value-type="string" office:string-value="Carton 25 * 25 * 11" calcext:value-type="string">
            <text:p>Carton 25 * 25 * 11</text:p>
          </table:table-cell>
          <table:table-cell table:style-name="ce2" table:formula="of:=['Nomenclature Génerale'.K95]" office:value-type="string" office:string-value="Lit chauffant" calcext:value-type="string">
            <text:p>Lit chauffant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6]" office:value-type="float" office:value="0" calcext:value-type="float">
            <text:p>0</text:p>
          </table:table-cell>
          <table:table-cell table:style-name="ce2" table:formula="of:=['Nomenclature Génerale'.B96]" office:value-type="float" office:value="880" calcext:value-type="float">
            <text:p>880</text:p>
          </table:table-cell>
          <table:table-cell table:style-name="ce2" table:formula="of:=['Nomenclature Génerale'.C96]" office:value-type="string" office:string-value="Plaque Bois" calcext:value-type="string">
            <text:p>Plaque Bois</text:p>
          </table:table-cell>
          <table:table-cell table:style-name="ce2" table:formula="of:=['Nomenclature Génerale'.D96]" office:value-type="string" office:string-value="sans" calcext:value-type="string">
            <text:p>sans</text:p>
          </table:table-cell>
          <table:table-cell table:style-name="ce2" table:formula="of:=['Nomenclature Génerale'.E96]" office:value-type="float" office:value="0" calcext:value-type="float">
            <text:p>0</text:p>
          </table:table-cell>
          <table:table-cell table:style-name="ce2" table:formula="of:=['Nomenclature Génerale'.F96]" office:value-type="float" office:value="0" calcext:value-type="float">
            <text:p>0</text:p>
          </table:table-cell>
          <table:table-cell table:style-name="ce2" table:formula="of:=['Nomenclature Génerale'.G96]" office:value-type="float" office:value="0" calcext:value-type="float">
            <text:p>0</text:p>
          </table:table-cell>
          <table:table-cell table:style-name="ce2" table:formula="of:=['Nomenclature Génerale'.H96]" office:value-type="float" office:value="1" calcext:value-type="float">
            <text:p>1</text:p>
          </table:table-cell>
          <table:table-cell table:style-name="ce2" table:formula="of:=['Nomenclature Génerale'.I96]" office:value-type="float" office:value="0" calcext:value-type="float">
            <text:p>0</text:p>
          </table:table-cell>
          <table:table-cell table:style-name="ce2" table:formula="of:=['Nomenclature Génerale'.J96]" office:value-type="string" office:string-value="Carton 25 * 25 * 12" calcext:value-type="string">
            <text:p>Carton 25 * 25 * 12</text:p>
          </table:table-cell>
          <table:table-cell table:style-name="ce2" table:formula="of:=['Nomenclature Génerale'.K96]" office:value-type="string" office:string-value="Lit chauffant" calcext:value-type="string">
            <text:p>Lit chauffant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7]" office:value-type="float" office:value="0" calcext:value-type="float">
            <text:p>0</text:p>
          </table:table-cell>
          <table:table-cell table:style-name="ce2" table:formula="of:=['Nomenclature Génerale'.B97]" office:value-type="float" office:value="890" calcext:value-type="float">
            <text:p>890</text:p>
          </table:table-cell>
          <table:table-cell table:style-name="ce2" table:formula="of:=['Nomenclature Génerale'.C97]" office:value-type="string" office:string-value="Plaque chassis" calcext:value-type="string">
            <text:p>Plaque chassis</text:p>
          </table:table-cell>
          <table:table-cell table:style-name="ce2" table:formula="of:=['Nomenclature Génerale'.D97]" office:value-type="string" office:string-value="sans" calcext:value-type="string">
            <text:p>sans</text:p>
          </table:table-cell>
          <table:table-cell table:style-name="ce2" table:formula="of:=['Nomenclature Génerale'.E97]" office:value-type="float" office:value="0" calcext:value-type="float">
            <text:p>0</text:p>
          </table:table-cell>
          <table:table-cell table:style-name="ce2" table:formula="of:=['Nomenclature Génerale'.F97]" office:value-type="float" office:value="0" calcext:value-type="float">
            <text:p>0</text:p>
          </table:table-cell>
          <table:table-cell table:style-name="ce2" table:formula="of:=['Nomenclature Génerale'.G97]" office:value-type="float" office:value="0" calcext:value-type="float">
            <text:p>0</text:p>
          </table:table-cell>
          <table:table-cell table:style-name="ce2" table:formula="of:=['Nomenclature Génerale'.H97]" office:value-type="float" office:value="2" calcext:value-type="float">
            <text:p>2</text:p>
          </table:table-cell>
          <table:table-cell table:style-name="ce2" table:formula="of:=['Nomenclature Génerale'.I97]" office:value-type="float" office:value="0" calcext:value-type="float">
            <text:p>0</text:p>
          </table:table-cell>
          <table:table-cell table:style-name="ce2" table:formula="of:=['Nomenclature Génerale'.J97]" office:value-type="string" office:string-value="Colis 46 * 26 *26" calcext:value-type="string">
            <text:p>Colis 46 * 26 *26</text:p>
          </table:table-cell>
          <table:table-cell table:style-name="ce2" table:formula="of:=['Nomenclature Génerale'.K97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8]" office:value-type="float" office:value="0" calcext:value-type="float">
            <text:p>0</text:p>
          </table:table-cell>
          <table:table-cell table:style-name="ce2" table:formula="of:=['Nomenclature Génerale'.B98]" office:value-type="float" office:value="900" calcext:value-type="float">
            <text:p>900</text:p>
          </table:table-cell>
          <table:table-cell table:style-name="ce2" table:formula="of:=['Nomenclature Génerale'.C98]" office:value-type="string" office:string-value="Plaque support Extr Buse Ventilo" calcext:value-type="string">
            <text:p>Plaque support Extr Buse Ventilo</text:p>
          </table:table-cell>
          <table:table-cell table:style-name="ce2" table:formula="of:=['Nomenclature Génerale'.D98]" office:value-type="string" office:string-value="sans" calcext:value-type="string">
            <text:p>sans</text:p>
          </table:table-cell>
          <table:table-cell table:style-name="ce2" table:formula="of:=['Nomenclature Génerale'.E98]" office:value-type="float" office:value="0" calcext:value-type="float">
            <text:p>0</text:p>
          </table:table-cell>
          <table:table-cell table:style-name="ce2" table:formula="of:=['Nomenclature Génerale'.F98]" office:value-type="float" office:value="0" calcext:value-type="float">
            <text:p>0</text:p>
          </table:table-cell>
          <table:table-cell table:style-name="ce2" table:formula="of:=['Nomenclature Génerale'.G98]" office:value-type="float" office:value="0" calcext:value-type="float">
            <text:p>0</text:p>
          </table:table-cell>
          <table:table-cell table:style-name="ce2" table:formula="of:=['Nomenclature Génerale'.H98]" office:value-type="float" office:value="1" calcext:value-type="float">
            <text:p>1</text:p>
          </table:table-cell>
          <table:table-cell table:style-name="ce2" table:formula="of:=['Nomenclature Génerale'.I98]" office:value-type="float" office:value="0" calcext:value-type="float">
            <text:p>0</text:p>
          </table:table-cell>
          <table:table-cell table:style-name="ce2" table:formula="of:=['Nomenclature Génerale'.J98]" office:value-type="string" office:string-value="Ventilo" calcext:value-type="string">
            <text:p>Ventilo</text:p>
          </table:table-cell>
          <table:table-cell table:style-name="ce2" table:formula="of:=['Nomenclature Génerale'.K98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99]" office:value-type="float" office:value="0" calcext:value-type="float">
            <text:p>0</text:p>
          </table:table-cell>
          <table:table-cell table:style-name="ce2" table:formula="of:=['Nomenclature Génerale'.B99]" office:value-type="float" office:value="910" calcext:value-type="float">
            <text:p>910</text:p>
          </table:table-cell>
          <table:table-cell table:style-name="ce2" table:formula="of:=['Nomenclature Génerale'.C99]" office:value-type="string" office:string-value="Plaque verre " calcext:value-type="string">
            <text:p>Plaque verre </text:p>
          </table:table-cell>
          <table:table-cell table:style-name="ce2" table:formula="of:=['Nomenclature Génerale'.D99]" office:value-type="string" office:string-value="sans" calcext:value-type="string">
            <text:p>sans</text:p>
          </table:table-cell>
          <table:table-cell table:style-name="ce2" table:formula="of:=['Nomenclature Génerale'.E99]" office:value-type="float" office:value="0" calcext:value-type="float">
            <text:p>0</text:p>
          </table:table-cell>
          <table:table-cell table:style-name="ce2" table:formula="of:=['Nomenclature Génerale'.F99]" office:value-type="float" office:value="0" calcext:value-type="float">
            <text:p>0</text:p>
          </table:table-cell>
          <table:table-cell table:style-name="ce2" table:formula="of:=['Nomenclature Génerale'.G99]" office:value-type="float" office:value="0" calcext:value-type="float">
            <text:p>0</text:p>
          </table:table-cell>
          <table:table-cell table:style-name="ce2" table:formula="of:=['Nomenclature Génerale'.H99]" office:value-type="float" office:value="1" calcext:value-type="float">
            <text:p>1</text:p>
          </table:table-cell>
          <table:table-cell table:style-name="ce2" table:formula="of:=['Nomenclature Génerale'.I99]" office:value-type="float" office:value="0" calcext:value-type="float">
            <text:p>0</text:p>
          </table:table-cell>
          <table:table-cell table:style-name="ce2" table:formula="of:=['Nomenclature Génerale'.J99]" office:value-type="string" office:string-value="Alimentation" calcext:value-type="string">
            <text:p>Alimentation</text:p>
          </table:table-cell>
          <table:table-cell table:style-name="ce2" table:formula="of:=['Nomenclature Génerale'.K99]" office:value-type="string" office:string-value="Colis 46 * 26 *26" calcext:value-type="string">
            <text:p>Colis 46 * 26 *26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0]" office:value-type="float" office:value="0" calcext:value-type="float">
            <text:p>0</text:p>
          </table:table-cell>
          <table:table-cell table:style-name="ce2" table:formula="of:=['Nomenclature Génerale'.B100]" office:value-type="float" office:value="920" calcext:value-type="float">
            <text:p>920</text:p>
          </table:table-cell>
          <table:table-cell table:style-name="ce2" table:formula="of:=['Nomenclature Génerale'.C100]" office:value-type="string" office:string-value="Poulie avec 2 M3" calcext:value-type="string">
            <text:p>Poulie avec 2 M3</text:p>
          </table:table-cell>
          <table:table-cell table:style-name="ce2" table:formula="of:=['Nomenclature Génerale'.D100]" office:value-type="string" office:string-value="sans" calcext:value-type="string">
            <text:p>sans</text:p>
          </table:table-cell>
          <table:table-cell table:style-name="ce2" table:formula="of:=['Nomenclature Génerale'.E100]" office:value-type="string" office:string-value="Spec+(M3)" calcext:value-type="string">
            <text:p>Spec+(M3)</text:p>
          </table:table-cell>
          <table:table-cell table:style-name="ce2" table:formula="of:=['Nomenclature Génerale'.F100]" office:value-type="float" office:value="0" calcext:value-type="float">
            <text:p>0</text:p>
          </table:table-cell>
          <table:table-cell table:style-name="ce2" table:formula="of:=['Nomenclature Génerale'.G100]" office:value-type="float" office:value="0" calcext:value-type="float">
            <text:p>0</text:p>
          </table:table-cell>
          <table:table-cell table:style-name="ce2" table:formula="of:=['Nomenclature Génerale'.H100]" office:value-type="float" office:value="2" calcext:value-type="float">
            <text:p>2</text:p>
          </table:table-cell>
          <table:table-cell table:style-name="ce2" table:formula="of:=['Nomenclature Génerale'.I100]" office:value-type="float" office:value="0" calcext:value-type="float">
            <text:p>0</text:p>
          </table:table-cell>
          <table:table-cell table:style-name="ce2" table:formula="of:=['Nomenclature Génerale'.J100]" office:value-type="string" office:string-value="Visserie" calcext:value-type="string">
            <text:p>Visserie</text:p>
          </table:table-cell>
          <table:table-cell table:style-name="ce2" table:formula="of:=['Nomenclature Génerale'.K100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1]" office:value-type="float" office:value="0" calcext:value-type="float">
            <text:p>0</text:p>
          </table:table-cell>
          <table:table-cell table:style-name="ce2" table:formula="of:=['Nomenclature Génerale'.B101]" office:value-type="float" office:value="930" calcext:value-type="float">
            <text:p>930</text:p>
          </table:table-cell>
          <table:table-cell table:style-name="ce2" table:formula="of:=['Nomenclature Génerale'.C101]" office:value-type="string" office:string-value="Prise câble secteur" calcext:value-type="string">
            <text:p>Prise câble secteur</text:p>
          </table:table-cell>
          <table:table-cell table:style-name="ce2" table:formula="of:=['Nomenclature Génerale'.D101]" office:value-type="string" office:string-value="sans" calcext:value-type="string">
            <text:p>sans</text:p>
          </table:table-cell>
          <table:table-cell table:style-name="ce2" table:formula="of:=['Nomenclature Génerale'.E101]" office:value-type="float" office:value="0" calcext:value-type="float">
            <text:p>0</text:p>
          </table:table-cell>
          <table:table-cell table:style-name="ce2" table:formula="of:=['Nomenclature Génerale'.F101]" office:value-type="float" office:value="0" calcext:value-type="float">
            <text:p>0</text:p>
          </table:table-cell>
          <table:table-cell table:style-name="ce2" table:formula="of:=['Nomenclature Génerale'.G101]" office:value-type="float" office:value="0" calcext:value-type="float">
            <text:p>0</text:p>
          </table:table-cell>
          <table:table-cell table:style-name="ce2" table:formula="of:=['Nomenclature Génerale'.H101]" office:value-type="float" office:value="1" calcext:value-type="float">
            <text:p>1</text:p>
          </table:table-cell>
          <table:table-cell table:style-name="ce2" table:formula="of:=['Nomenclature Génerale'.I101]" office:value-type="float" office:value="0" calcext:value-type="float">
            <text:p>0</text:p>
          </table:table-cell>
          <table:table-cell table:style-name="ce2" table:formula="of:=['Nomenclature Génerale'.J101]" office:value-type="string" office:string-value="Alimentation" calcext:value-type="string">
            <text:p>Alimentation</text:p>
          </table:table-cell>
          <table:table-cell table:style-name="ce2" table:formula="of:=['Nomenclature Génerale'.K101]" office:value-type="string" office:string-value="Colis 46 * 26 *30" calcext:value-type="string">
            <text:p>Colis 46 * 26 *30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2]" office:value-type="float" office:value="0" calcext:value-type="float">
            <text:p>0</text:p>
          </table:table-cell>
          <table:table-cell table:style-name="ce2" table:formula="of:=['Nomenclature Génerale'.B102]" office:value-type="float" office:value="940" calcext:value-type="float">
            <text:p>940</text:p>
          </table:table-cell>
          <table:table-cell table:style-name="ce2" table:formula="of:=['Nomenclature Génerale'.C102]" office:value-type="string" office:string-value="Profilé 300 mm" calcext:value-type="string">
            <text:p>Profilé 300 mm</text:p>
          </table:table-cell>
          <table:table-cell table:style-name="ce2" table:formula="of:=['Nomenclature Génerale'.D102]" office:value-type="string" office:string-value="sans" calcext:value-type="string">
            <text:p>sans</text:p>
          </table:table-cell>
          <table:table-cell table:style-name="ce2" table:formula="of:=['Nomenclature Génerale'.E102]" office:value-type="float" office:value="0" calcext:value-type="float">
            <text:p>0</text:p>
          </table:table-cell>
          <table:table-cell table:style-name="ce2" table:formula="of:=['Nomenclature Génerale'.F102]" office:value-type="float" office:value="300" calcext:value-type="float">
            <text:p>300</text:p>
          </table:table-cell>
          <table:table-cell table:style-name="ce2" table:formula="of:=['Nomenclature Génerale'.G102]" office:value-type="float" office:value="0" calcext:value-type="float">
            <text:p>0</text:p>
          </table:table-cell>
          <table:table-cell table:style-name="ce2" table:formula="of:=['Nomenclature Génerale'.H102]" office:value-type="float" office:value="2" calcext:value-type="float">
            <text:p>2</text:p>
          </table:table-cell>
          <table:table-cell table:style-name="ce2" table:formula="of:=['Nomenclature Génerale'.I102]" office:value-type="float" office:value="0" calcext:value-type="float">
            <text:p>0</text:p>
          </table:table-cell>
          <table:table-cell table:style-name="ce2" table:formula="of:=['Nomenclature Génerale'.J102]" office:value-type="string" office:string-value="Châssis" calcext:value-type="string">
            <text:p>Châssis</text:p>
          </table:table-cell>
          <table:table-cell table:style-name="ce2" table:formula="of:=['Nomenclature Génerale'.K102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3]" office:value-type="float" office:value="0" calcext:value-type="float">
            <text:p>0</text:p>
          </table:table-cell>
          <table:table-cell table:style-name="ce2" table:formula="of:=['Nomenclature Génerale'.B103]" office:value-type="float" office:value="950" calcext:value-type="float">
            <text:p>950</text:p>
          </table:table-cell>
          <table:table-cell table:style-name="ce2" table:formula="of:=['Nomenclature Génerale'.C103]" office:value-type="string" office:string-value="Profilé 360 mm" calcext:value-type="string">
            <text:p>Profilé 360 mm</text:p>
          </table:table-cell>
          <table:table-cell table:style-name="ce2" table:formula="of:=['Nomenclature Génerale'.D103]" office:value-type="string" office:string-value="sans" calcext:value-type="string">
            <text:p>sans</text:p>
          </table:table-cell>
          <table:table-cell table:style-name="ce2" table:formula="of:=['Nomenclature Génerale'.E103]" office:value-type="float" office:value="0" calcext:value-type="float">
            <text:p>0</text:p>
          </table:table-cell>
          <table:table-cell table:style-name="ce2" table:formula="of:=['Nomenclature Génerale'.F103]" office:value-type="float" office:value="360" calcext:value-type="float">
            <text:p>360</text:p>
          </table:table-cell>
          <table:table-cell table:style-name="ce2" table:formula="of:=['Nomenclature Génerale'.G103]" office:value-type="float" office:value="0" calcext:value-type="float">
            <text:p>0</text:p>
          </table:table-cell>
          <table:table-cell table:style-name="ce2" table:formula="of:=['Nomenclature Génerale'.H103]" office:value-type="float" office:value="1" calcext:value-type="float">
            <text:p>1</text:p>
          </table:table-cell>
          <table:table-cell table:style-name="ce2" table:formula="of:=['Nomenclature Génerale'.I103]" office:value-type="float" office:value="0" calcext:value-type="float">
            <text:p>0</text:p>
          </table:table-cell>
          <table:table-cell table:style-name="ce2" table:formula="of:=['Nomenclature Génerale'.J103]" office:value-type="string" office:string-value="Châssis" calcext:value-type="string">
            <text:p>Châssis</text:p>
          </table:table-cell>
          <table:table-cell table:style-name="ce2" table:formula="of:=['Nomenclature Génerale'.K103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4]" office:value-type="float" office:value="0" calcext:value-type="float">
            <text:p>0</text:p>
          </table:table-cell>
          <table:table-cell table:style-name="ce2" table:formula="of:=['Nomenclature Génerale'.B104]" office:value-type="float" office:value="960" calcext:value-type="float">
            <text:p>960</text:p>
          </table:table-cell>
          <table:table-cell table:style-name="ce2" table:formula="of:=['Nomenclature Génerale'.C104]" office:value-type="string" office:string-value="Profilé 380 mm" calcext:value-type="string">
            <text:p>Profilé 380 mm</text:p>
          </table:table-cell>
          <table:table-cell table:style-name="ce2" table:formula="of:=['Nomenclature Génerale'.D104]" office:value-type="string" office:string-value="sans" calcext:value-type="string">
            <text:p>sans</text:p>
          </table:table-cell>
          <table:table-cell table:style-name="ce2" table:formula="of:=['Nomenclature Génerale'.E104]" office:value-type="string" office:string-value="#REF !" calcext:value-type="error">
            <text:p>#REF !</text:p>
          </table:table-cell>
          <table:table-cell table:style-name="ce2" table:formula="of:=['Nomenclature Génerale'.F104]" office:value-type="float" office:value="380" calcext:value-type="float">
            <text:p>380</text:p>
          </table:table-cell>
          <table:table-cell table:style-name="ce2" table:formula="of:=['Nomenclature Génerale'.G104]" office:value-type="float" office:value="0" calcext:value-type="float">
            <text:p>0</text:p>
          </table:table-cell>
          <table:table-cell table:style-name="ce2" table:formula="of:=['Nomenclature Génerale'.H104]" office:value-type="float" office:value="2" calcext:value-type="float">
            <text:p>2</text:p>
          </table:table-cell>
          <table:table-cell table:style-name="ce2" table:formula="of:=['Nomenclature Génerale'.I104]" office:value-type="float" office:value="0" calcext:value-type="float">
            <text:p>0</text:p>
          </table:table-cell>
          <table:table-cell table:style-name="ce2" table:formula="of:=['Nomenclature Génerale'.J104]" office:value-type="string" office:string-value="Châssis" calcext:value-type="string">
            <text:p>Châssis</text:p>
          </table:table-cell>
          <table:table-cell table:style-name="ce2" table:formula="of:=['Nomenclature Génerale'.K104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5]" office:value-type="float" office:value="0" calcext:value-type="float">
            <text:p>0</text:p>
          </table:table-cell>
          <table:table-cell table:style-name="ce2" table:formula="of:=['Nomenclature Génerale'.B105]" office:value-type="float" office:value="970" calcext:value-type="float">
            <text:p>970</text:p>
          </table:table-cell>
          <table:table-cell table:style-name="ce2" table:formula="of:=['Nomenclature Génerale'.C105]" office:value-type="string" office:string-value="Profilé 420 mm" calcext:value-type="string">
            <text:p>Profilé 420 mm</text:p>
          </table:table-cell>
          <table:table-cell table:style-name="ce2" table:formula="of:=['Nomenclature Génerale'.D105]" office:value-type="string" office:string-value="sans" calcext:value-type="string">
            <text:p>sans</text:p>
          </table:table-cell>
          <table:table-cell table:style-name="ce2" table:formula="of:=['Nomenclature Génerale'.E105]" office:value-type="float" office:value="0" calcext:value-type="float">
            <text:p>0</text:p>
          </table:table-cell>
          <table:table-cell table:style-name="ce2" table:formula="of:=['Nomenclature Génerale'.F105]" office:value-type="float" office:value="420" calcext:value-type="float">
            <text:p>420</text:p>
          </table:table-cell>
          <table:table-cell table:style-name="ce2" table:formula="of:=['Nomenclature Génerale'.G105]" office:value-type="float" office:value="0" calcext:value-type="float">
            <text:p>0</text:p>
          </table:table-cell>
          <table:table-cell table:style-name="ce2" table:formula="of:=['Nomenclature Génerale'.H105]" office:value-type="float" office:value="2" calcext:value-type="float">
            <text:p>2</text:p>
          </table:table-cell>
          <table:table-cell table:style-name="ce2" table:formula="of:=['Nomenclature Génerale'.I105]" office:value-type="float" office:value="0" calcext:value-type="float">
            <text:p>0</text:p>
          </table:table-cell>
          <table:table-cell table:style-name="ce2" table:formula="of:=['Nomenclature Génerale'.J105]" office:value-type="string" office:string-value="Châssis" calcext:value-type="string">
            <text:p>Châssis</text:p>
          </table:table-cell>
          <table:table-cell table:style-name="ce2" table:formula="of:=['Nomenclature Génerale'.K105]" office:value-type="string" office:string-value="Châssis" calcext:value-type="string">
            <text:p>Châssi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6]" office:value-type="float" office:value="0" calcext:value-type="float">
            <text:p>0</text:p>
          </table:table-cell>
          <table:table-cell table:style-name="ce2" table:formula="of:=['Nomenclature Génerale'.B106]" office:value-type="float" office:value="980" calcext:value-type="float">
            <text:p>980</text:p>
          </table:table-cell>
          <table:table-cell table:style-name="ce2" table:formula="of:=['Nomenclature Génerale'.C106]" office:value-type="string" office:string-value="Pusher" calcext:value-type="string">
            <text:p>Pusher</text:p>
          </table:table-cell>
          <table:table-cell table:style-name="ce2" table:formula="of:=['Nomenclature Génerale'.D106]" office:value-type="string" office:string-value="sans" calcext:value-type="string">
            <text:p>sans</text:p>
          </table:table-cell>
          <table:table-cell table:style-name="ce2" table:formula="of:=['Nomenclature Génerale'.E106]" office:value-type="string" office:string-value="Print" calcext:value-type="string">
            <text:p>Print</text:p>
          </table:table-cell>
          <table:table-cell table:style-name="ce2" table:formula="of:=['Nomenclature Génerale'.F106]" office:value-type="float" office:value="0" calcext:value-type="float">
            <text:p>0</text:p>
          </table:table-cell>
          <table:table-cell table:style-name="ce2" table:formula="of:=['Nomenclature Génerale'.G106]" office:value-type="float" office:value="0" calcext:value-type="float">
            <text:p>0</text:p>
          </table:table-cell>
          <table:table-cell table:style-name="ce2" table:formula="of:=['Nomenclature Génerale'.H106]" office:value-type="float" office:value="1" calcext:value-type="float">
            <text:p>1</text:p>
          </table:table-cell>
          <table:table-cell table:style-name="ce2" table:formula="of:=['Nomenclature Génerale'.I106]" office:value-type="float" office:value="0" calcext:value-type="float">
            <text:p>0</text:p>
          </table:table-cell>
          <table:table-cell table:style-name="ce2" table:formula="of:=['Nomenclature Génerale'.J106]" office:value-type="string" office:string-value="Carton 25 * 25 * 10" calcext:value-type="string">
            <text:p>Carton 25 * 25 * 10</text:p>
          </table:table-cell>
          <table:table-cell table:style-name="ce2" table:formula="of:=['Nomenclature Génerale'.K106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7]" office:value-type="float" office:value="0" calcext:value-type="float">
            <text:p>0</text:p>
          </table:table-cell>
          <table:table-cell table:style-name="ce2" table:formula="of:=['Nomenclature Génerale'.B107]" office:value-type="float" office:value="990" calcext:value-type="float">
            <text:p>990</text:p>
          </table:table-cell>
          <table:table-cell table:style-name="ce2" table:formula="of:=['Nomenclature Génerale'.C107]" office:value-type="string" office:string-value="Ressorts" calcext:value-type="string">
            <text:p>Ressorts</text:p>
          </table:table-cell>
          <table:table-cell table:style-name="ce2" table:formula="of:=['Nomenclature Génerale'.D107]" office:value-type="string" office:string-value="sans" calcext:value-type="string">
            <text:p>sans</text:p>
          </table:table-cell>
          <table:table-cell table:style-name="ce2" table:formula="of:=['Nomenclature Génerale'.E107]" office:value-type="float" office:value="0" calcext:value-type="float">
            <text:p>0</text:p>
          </table:table-cell>
          <table:table-cell table:style-name="ce2" table:formula="of:=['Nomenclature Génerale'.F107]" office:value-type="float" office:value="0" calcext:value-type="float">
            <text:p>0</text:p>
          </table:table-cell>
          <table:table-cell table:style-name="ce2" table:formula="of:=['Nomenclature Génerale'.G107]" office:value-type="float" office:value="0" calcext:value-type="float">
            <text:p>0</text:p>
          </table:table-cell>
          <table:table-cell table:style-name="ce2" table:formula="of:=['Nomenclature Génerale'.H107]" office:value-type="float" office:value="2" calcext:value-type="float">
            <text:p>2</text:p>
          </table:table-cell>
          <table:table-cell table:style-name="ce2" table:formula="of:=['Nomenclature Génerale'.I107]" office:value-type="float" office:value="0" calcext:value-type="float">
            <text:p>0</text:p>
          </table:table-cell>
          <table:table-cell table:style-name="ce2" table:formula="of:=['Nomenclature Génerale'.J107]" office:value-type="string" office:string-value="Pack Extrudeur" calcext:value-type="string">
            <text:p>Pack Extrudeur</text:p>
          </table:table-cell>
          <table:table-cell table:style-name="ce2" table:formula="of:=['Nomenclature Génerale'.K107]" office:value-type="string" office:string-value="Pack Extrudeur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8]" office:value-type="float" office:value="0" calcext:value-type="float">
            <text:p>0</text:p>
          </table:table-cell>
          <table:table-cell table:style-name="ce2" table:formula="of:=['Nomenclature Génerale'.B108]" office:value-type="float" office:value="1000" calcext:value-type="float">
            <text:p>1000</text:p>
          </table:table-cell>
          <table:table-cell table:style-name="ce2" table:formula="of:=['Nomenclature Génerale'.C108]" office:value-type="string" office:string-value="Rondelles M5" calcext:value-type="string">
            <text:p>Rondelles M5</text:p>
          </table:table-cell>
          <table:table-cell table:style-name="ce2" table:formula="of:=['Nomenclature Génerale'.D108]" office:value-type="string" office:string-value="sans" calcext:value-type="string">
            <text:p>sans</text:p>
          </table:table-cell>
          <table:table-cell table:style-name="ce2" table:formula="of:=['Nomenclature Génerale'.E108]" office:value-type="string" office:string-value="M5" calcext:value-type="string">
            <text:p>M5</text:p>
          </table:table-cell>
          <table:table-cell table:style-name="ce2" table:formula="of:=['Nomenclature Génerale'.F108]" office:value-type="string" office:string-value="standard" calcext:value-type="string">
            <text:p>standard</text:p>
          </table:table-cell>
          <table:table-cell table:style-name="ce2" table:formula="of:=['Nomenclature Génerale'.G108]" office:value-type="float" office:value="0" calcext:value-type="float">
            <text:p>0</text:p>
          </table:table-cell>
          <table:table-cell table:style-name="ce2" table:formula="of:=['Nomenclature Génerale'.H108]" office:value-type="float" office:value="7" calcext:value-type="float">
            <text:p>7</text:p>
          </table:table-cell>
          <table:table-cell table:style-name="ce2" table:formula="of:=['Nomenclature Génerale'.I108]" office:value-type="float" office:value="0" calcext:value-type="float">
            <text:p>0</text:p>
          </table:table-cell>
          <table:table-cell table:style-name="ce2" table:formula="of:=['Nomenclature Génerale'.J108]" office:value-type="string" office:string-value="Visserie" calcext:value-type="string">
            <text:p>Visserie</text:p>
          </table:table-cell>
          <table:table-cell table:style-name="ce2" table:formula="of:=['Nomenclature Génerale'.K108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09]" office:value-type="float" office:value="0" calcext:value-type="float">
            <text:p>0</text:p>
          </table:table-cell>
          <table:table-cell table:style-name="ce2" table:formula="of:=['Nomenclature Génerale'.B109]" office:value-type="float" office:value="1010" calcext:value-type="float">
            <text:p>1010</text:p>
          </table:table-cell>
          <table:table-cell table:style-name="ce2" table:formula="of:=['Nomenclature Génerale'.C109]" office:value-type="string" office:string-value="Roue extrusion avec M3" calcext:value-type="string">
            <text:p>Roue extrusion avec M3</text:p>
          </table:table-cell>
          <table:table-cell table:style-name="ce2" table:formula="of:=['Nomenclature Génerale'.D109]" office:value-type="string" office:string-value="sans" calcext:value-type="string">
            <text:p>sans</text:p>
          </table:table-cell>
          <table:table-cell table:style-name="ce2" table:formula="of:=['Nomenclature Génerale'.E109]" office:value-type="float" office:value="0" calcext:value-type="float">
            <text:p>0</text:p>
          </table:table-cell>
          <table:table-cell table:style-name="ce2" table:formula="of:=['Nomenclature Génerale'.F109]" office:value-type="float" office:value="0" calcext:value-type="float">
            <text:p>0</text:p>
          </table:table-cell>
          <table:table-cell table:style-name="ce2" table:formula="of:=['Nomenclature Génerale'.G109]" office:value-type="float" office:value="0" calcext:value-type="float">
            <text:p>0</text:p>
          </table:table-cell>
          <table:table-cell table:style-name="ce2" table:formula="of:=['Nomenclature Génerale'.H109]" office:value-type="float" office:value="1" calcext:value-type="float">
            <text:p>1</text:p>
          </table:table-cell>
          <table:table-cell table:style-name="ce2" table:formula="of:=['Nomenclature Génerale'.I109]" office:value-type="float" office:value="0" calcext:value-type="float">
            <text:p>0</text:p>
          </table:table-cell>
          <table:table-cell table:style-name="ce2" table:formula="of:=['Nomenclature Génerale'.J109]" office:value-type="string" office:string-value="Visserie" calcext:value-type="string">
            <text:p>Visserie</text:p>
          </table:table-cell>
          <table:table-cell table:style-name="ce2" table:formula="of:=['Nomenclature Génerale'.K109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0]" office:value-type="float" office:value="0" calcext:value-type="float">
            <text:p>0</text:p>
          </table:table-cell>
          <table:table-cell table:style-name="ce2" table:formula="of:=['Nomenclature Génerale'.B110]" office:value-type="float" office:value="1020" calcext:value-type="float">
            <text:p>1020</text:p>
          </table:table-cell>
          <table:table-cell table:style-name="ce2" table:formula="of:=['Nomenclature Génerale'.C110]" office:value-type="string" office:string-value="Roulement 605ZZ" calcext:value-type="string">
            <text:p>Roulement 605ZZ</text:p>
          </table:table-cell>
          <table:table-cell table:style-name="ce2" table:formula="of:=['Nomenclature Génerale'.D110]" office:value-type="string" office:string-value="sans" calcext:value-type="string">
            <text:p>sans</text:p>
          </table:table-cell>
          <table:table-cell table:style-name="ce2" table:formula="of:=['Nomenclature Génerale'.E110]" office:value-type="float" office:value="0" calcext:value-type="float">
            <text:p>0</text:p>
          </table:table-cell>
          <table:table-cell table:style-name="ce2" table:formula="of:=['Nomenclature Génerale'.F110]" office:value-type="float" office:value="0" calcext:value-type="float">
            <text:p>0</text:p>
          </table:table-cell>
          <table:table-cell table:style-name="ce2" table:formula="of:=['Nomenclature Génerale'.G110]" office:value-type="float" office:value="0" calcext:value-type="float">
            <text:p>0</text:p>
          </table:table-cell>
          <table:table-cell table:style-name="ce2" table:formula="of:=['Nomenclature Génerale'.H110]" office:value-type="float" office:value="6" calcext:value-type="float">
            <text:p>6</text:p>
          </table:table-cell>
          <table:table-cell table:style-name="ce2" table:formula="of:=['Nomenclature Génerale'.I110]" office:value-type="float" office:value="0" calcext:value-type="float">
            <text:p>0</text:p>
          </table:table-cell>
          <table:table-cell table:style-name="ce2" table:formula="of:=['Nomenclature Génerale'.J110]" office:value-type="string" office:string-value="Visserie" calcext:value-type="string">
            <text:p>Visserie</text:p>
          </table:table-cell>
          <table:table-cell table:style-name="ce2" table:formula="of:=['Nomenclature Génerale'.K110]" office:value-type="string" office:string-value="Accessoires moteurs" calcext:value-type="string">
            <text:p>Accessoires moteur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1]" office:value-type="float" office:value="0" calcext:value-type="float">
            <text:p>0</text:p>
          </table:table-cell>
          <table:table-cell table:style-name="ce2" table:formula="of:=['Nomenclature Génerale'.B111]" office:value-type="float" office:value="1030" calcext:value-type="float">
            <text:p>1030</text:p>
          </table:table-cell>
          <table:table-cell table:style-name="ce2" table:formula="of:=['Nomenclature Génerale'.C111]" office:value-type="string" office:string-value="Smoothieboard" calcext:value-type="string">
            <text:p>Smoothieboard</text:p>
          </table:table-cell>
          <table:table-cell table:style-name="ce2" table:formula="of:=['Nomenclature Génerale'.D111]" office:value-type="string" office:string-value="sans" calcext:value-type="string">
            <text:p>sans</text:p>
          </table:table-cell>
          <table:table-cell table:style-name="ce2" table:formula="of:=['Nomenclature Génerale'.E111]" office:value-type="float" office:value="0" calcext:value-type="float">
            <text:p>0</text:p>
          </table:table-cell>
          <table:table-cell table:style-name="ce2" table:formula="of:=['Nomenclature Génerale'.F111]" office:value-type="string" office:string-value="4X-5X-4Xc-5XC" calcext:value-type="string">
            <text:p>4X-5X-4Xc-5XC</text:p>
          </table:table-cell>
          <table:table-cell table:style-name="ce2" table:formula="of:=['Nomenclature Génerale'.G111]" office:value-type="float" office:value="0" calcext:value-type="float">
            <text:p>0</text:p>
          </table:table-cell>
          <table:table-cell table:style-name="ce2" table:formula="of:=['Nomenclature Génerale'.H111]" office:value-type="float" office:value="1" calcext:value-type="float">
            <text:p>1</text:p>
          </table:table-cell>
          <table:table-cell table:style-name="ce2" table:formula="of:=['Nomenclature Génerale'.I111]" office:value-type="float" office:value="0" calcext:value-type="float">
            <text:p>0</text:p>
          </table:table-cell>
          <table:table-cell table:style-name="ce2" table:formula="of:=['Nomenclature Génerale'.J111]" office:value-type="string" office:string-value="Colis 46 * 26 *26" calcext:value-type="string">
            <text:p>Colis 46 * 26 *26</text:p>
          </table:table-cell>
          <table:table-cell table:style-name="ce2" table:formula="of:=['Nomenclature Génerale'.K111]" office:value-type="string" office:string-value="Smoothieboard 4XC" calcext:value-type="string">
            <text:p>Smoothieboard 4XC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2]" office:value-type="float" office:value="0" calcext:value-type="float">
            <text:p>0</text:p>
          </table:table-cell>
          <table:table-cell table:style-name="ce2" table:formula="of:=['Nomenclature Génerale'.B112]" office:value-type="float" office:value="1040" calcext:value-type="float">
            <text:p>1040</text:p>
          </table:table-cell>
          <table:table-cell table:style-name="ce2" table:formula="of:=['Nomenclature Génerale'.C112]" office:value-type="string" office:string-value="Ventilateur duo" calcext:value-type="string">
            <text:p>Ventilateur duo</text:p>
          </table:table-cell>
          <table:table-cell table:style-name="ce2" table:formula="of:=['Nomenclature Génerale'.D112]" office:value-type="string" office:string-value="sans" calcext:value-type="string">
            <text:p>sans</text:p>
          </table:table-cell>
          <table:table-cell table:style-name="ce2" table:formula="of:=['Nomenclature Génerale'.E112]" office:value-type="float" office:value="0" calcext:value-type="float">
            <text:p>0</text:p>
          </table:table-cell>
          <table:table-cell table:style-name="ce2" table:formula="of:=['Nomenclature Génerale'.F112]" office:value-type="float" office:value="0" calcext:value-type="float">
            <text:p>0</text:p>
          </table:table-cell>
          <table:table-cell table:style-name="ce2" table:formula="of:=['Nomenclature Génerale'.G112]" office:value-type="float" office:value="0" calcext:value-type="float">
            <text:p>0</text:p>
          </table:table-cell>
          <table:table-cell table:style-name="ce2" table:formula="of:=['Nomenclature Génerale'.H112]" office:value-type="float" office:value="1" calcext:value-type="float">
            <text:p>1</text:p>
          </table:table-cell>
          <table:table-cell table:style-name="ce2" table:formula="of:=['Nomenclature Génerale'.I112]" office:value-type="float" office:value="0" calcext:value-type="float">
            <text:p>0</text:p>
          </table:table-cell>
          <table:table-cell table:style-name="ce2" table:formula="of:=['Nomenclature Génerale'.J112]" office:value-type="string" office:string-value="Ventilateur" calcext:value-type="string">
            <text:p>Ventilateur</text:p>
          </table:table-cell>
          <table:table-cell table:style-name="ce2" table:formula="of:=['Nomenclature Génerale'.K112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3]" office:value-type="float" office:value="0" calcext:value-type="float">
            <text:p>0</text:p>
          </table:table-cell>
          <table:table-cell table:style-name="ce2" table:formula="of:=['Nomenclature Génerale'.B113]" office:value-type="float" office:value="1050" calcext:value-type="float">
            <text:p>1050</text:p>
          </table:table-cell>
          <table:table-cell table:style-name="ce2" table:formula="of:=['Nomenclature Génerale'.C113]" office:value-type="string" office:string-value="Ventilateur seul" calcext:value-type="string">
            <text:p>Ventilateur seul</text:p>
          </table:table-cell>
          <table:table-cell table:style-name="ce2" table:formula="of:=['Nomenclature Génerale'.D113]" office:value-type="string" office:string-value="sans" calcext:value-type="string">
            <text:p>sans</text:p>
          </table:table-cell>
          <table:table-cell table:style-name="ce2" table:formula="of:=['Nomenclature Génerale'.E113]" office:value-type="float" office:value="0" calcext:value-type="float">
            <text:p>0</text:p>
          </table:table-cell>
          <table:table-cell table:style-name="ce2" table:formula="of:=['Nomenclature Génerale'.F113]" office:value-type="float" office:value="0" calcext:value-type="float">
            <text:p>0</text:p>
          </table:table-cell>
          <table:table-cell table:style-name="ce2" table:formula="of:=['Nomenclature Génerale'.G113]" office:value-type="float" office:value="0" calcext:value-type="float">
            <text:p>0</text:p>
          </table:table-cell>
          <table:table-cell table:style-name="ce2" table:formula="of:=['Nomenclature Génerale'.H113]" office:value-type="float" office:value="1" calcext:value-type="float">
            <text:p>1</text:p>
          </table:table-cell>
          <table:table-cell table:style-name="ce2" table:formula="of:=['Nomenclature Génerale'.I113]" office:value-type="float" office:value="0" calcext:value-type="float">
            <text:p>0</text:p>
          </table:table-cell>
          <table:table-cell table:style-name="ce2" table:formula="of:=['Nomenclature Génerale'.J113]" office:value-type="string" office:string-value="Ventilateur" calcext:value-type="string">
            <text:p>Ventilateur</text:p>
          </table:table-cell>
          <table:table-cell table:style-name="ce2" table:formula="of:=['Nomenclature Génerale'.K113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4]" office:value-type="float" office:value="0" calcext:value-type="float">
            <text:p>0</text:p>
          </table:table-cell>
          <table:table-cell table:style-name="ce2" table:formula="of:=['Nomenclature Génerale'.B114]" office:value-type="float" office:value="1060" calcext:value-type="float">
            <text:p>1060</text:p>
          </table:table-cell>
          <table:table-cell table:style-name="ce2" table:formula="of:=['Nomenclature Génerale'.C114]" office:value-type="string" office:string-value="Ventilateur seul transparent" calcext:value-type="string">
            <text:p>Ventilateur seul transparent</text:p>
          </table:table-cell>
          <table:table-cell table:style-name="ce2" table:formula="of:=['Nomenclature Génerale'.D114]" office:value-type="string" office:string-value="sans" calcext:value-type="string">
            <text:p>sans</text:p>
          </table:table-cell>
          <table:table-cell table:style-name="ce2" table:formula="of:=['Nomenclature Génerale'.E114]" office:value-type="float" office:value="0" calcext:value-type="float">
            <text:p>0</text:p>
          </table:table-cell>
          <table:table-cell table:style-name="ce2" table:formula="of:=['Nomenclature Génerale'.F114]" office:value-type="float" office:value="0" calcext:value-type="float">
            <text:p>0</text:p>
          </table:table-cell>
          <table:table-cell table:style-name="ce2" table:formula="of:=['Nomenclature Génerale'.G114]" office:value-type="float" office:value="0" calcext:value-type="float">
            <text:p>0</text:p>
          </table:table-cell>
          <table:table-cell table:style-name="ce2" table:formula="of:=['Nomenclature Génerale'.H114]" office:value-type="float" office:value="1" calcext:value-type="float">
            <text:p>1</text:p>
          </table:table-cell>
          <table:table-cell table:style-name="ce2" table:formula="of:=['Nomenclature Génerale'.I114]" office:value-type="float" office:value="0" calcext:value-type="float">
            <text:p>0</text:p>
          </table:table-cell>
          <table:table-cell table:style-name="ce2" table:formula="of:=['Nomenclature Génerale'.J114]" office:value-type="string" office:string-value="Ventilateur" calcext:value-type="string">
            <text:p>Ventilateur</text:p>
          </table:table-cell>
          <table:table-cell table:style-name="ce2" table:formula="of:=['Nomenclature Génerale'.K114]" office:value-type="string" office:string-value="Ventilateur" calcext:value-type="string">
            <text:p>Ventilat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5]" office:value-type="float" office:value="0" calcext:value-type="float">
            <text:p>0</text:p>
          </table:table-cell>
          <table:table-cell table:style-name="ce2" table:formula="of:=['Nomenclature Génerale'.B115]" office:value-type="float" office:value="1070" calcext:value-type="float">
            <text:p>1070</text:p>
          </table:table-cell>
          <table:table-cell table:style-name="ce2" table:formula="of:=['Nomenclature Génerale'.C115]" office:value-type="string" office:string-value="Visserie M4" calcext:value-type="string">
            <text:p>Visserie M4</text:p>
          </table:table-cell>
          <table:table-cell table:style-name="ce2" table:formula="of:=['Nomenclature Génerale'.D115]" office:value-type="string" office:string-value="sans" calcext:value-type="string">
            <text:p>sans</text:p>
          </table:table-cell>
          <table:table-cell table:style-name="ce2" table:formula="of:=['Nomenclature Génerale'.E115]" office:value-type="string" office:string-value="M4" calcext:value-type="string">
            <text:p>M4</text:p>
          </table:table-cell>
          <table:table-cell table:style-name="ce2" table:formula="of:=['Nomenclature Génerale'.F115]" office:value-type="string" office:string-value="X" calcext:value-type="string">
            <text:p>X</text:p>
          </table:table-cell>
          <table:table-cell table:style-name="ce2" table:formula="of:=['Nomenclature Génerale'.G115]" office:value-type="float" office:value="0" calcext:value-type="float">
            <text:p>0</text:p>
          </table:table-cell>
          <table:table-cell table:style-name="ce2" table:formula="of:=['Nomenclature Génerale'.H115]" office:value-type="float" office:value="1" calcext:value-type="float">
            <text:p>1</text:p>
          </table:table-cell>
          <table:table-cell table:style-name="ce2" table:formula="of:=['Nomenclature Génerale'.I115]" office:value-type="float" office:value="0" calcext:value-type="float">
            <text:p>0</text:p>
          </table:table-cell>
          <table:table-cell table:style-name="ce2" table:formula="of:=['Nomenclature Génerale'.J115]" office:value-type="string" office:string-value="Visserie" calcext:value-type="string">
            <text:p>Visserie</text:p>
          </table:table-cell>
          <table:table-cell table:style-name="ce2" table:formula="of:=['Nomenclature Génerale'.K115]" office:value-type="string" office:string-value="Pack Extrudeur" calcext:value-type="string">
            <text:p>Pack Extrudeur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6]" office:value-type="float" office:value="0" calcext:value-type="float">
            <text:p>0</text:p>
          </table:table-cell>
          <table:table-cell table:style-name="ce2" table:formula="of:=['Nomenclature Génerale'.B116]" office:value-type="float" office:value="1080" calcext:value-type="float">
            <text:p>1080</text:p>
          </table:table-cell>
          <table:table-cell table:style-name="ce2" table:formula="of:=['Nomenclature Génerale'.C116]" office:value-type="string" office:string-value="X carriage" calcext:value-type="string">
            <text:p>X carriage</text:p>
          </table:table-cell>
          <table:table-cell table:style-name="ce2" table:formula="of:=['Nomenclature Génerale'.D116]" office:value-type="string" office:string-value="sans" calcext:value-type="string">
            <text:p>sans</text:p>
          </table:table-cell>
          <table:table-cell table:style-name="ce2" table:formula="of:=['Nomenclature Génerale'.E116]" office:value-type="string" office:string-value="Print" calcext:value-type="string">
            <text:p>Print</text:p>
          </table:table-cell>
          <table:table-cell table:style-name="ce2" table:formula="of:=['Nomenclature Génerale'.F116]" office:value-type="float" office:value="0" calcext:value-type="float">
            <text:p>0</text:p>
          </table:table-cell>
          <table:table-cell table:style-name="ce2" table:formula="of:=['Nomenclature Génerale'.G116]" office:value-type="float" office:value="0" calcext:value-type="float">
            <text:p>0</text:p>
          </table:table-cell>
          <table:table-cell table:style-name="ce2" table:formula="of:=['Nomenclature Génerale'.H116]" office:value-type="float" office:value="1" calcext:value-type="float">
            <text:p>1</text:p>
          </table:table-cell>
          <table:table-cell table:style-name="ce2" table:formula="of:=['Nomenclature Génerale'.I116]" office:value-type="float" office:value="0" calcext:value-type="float">
            <text:p>0</text:p>
          </table:table-cell>
          <table:table-cell table:style-name="ce2" table:formula="of:=['Nomenclature Génerale'.J116]" office:value-type="string" office:string-value="Carton 25 * 25 * 10" calcext:value-type="string">
            <text:p>Carton 25 * 25 * 10</text:p>
          </table:table-cell>
          <table:table-cell table:style-name="ce2" table:formula="of:=['Nomenclature Génerale'.K116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7]" office:value-type="float" office:value="0" calcext:value-type="float">
            <text:p>0</text:p>
          </table:table-cell>
          <table:table-cell table:style-name="ce2" table:formula="of:=['Nomenclature Génerale'.B117]" office:value-type="float" office:value="1090" calcext:value-type="float">
            <text:p>1090</text:p>
          </table:table-cell>
          <table:table-cell table:style-name="ce2" table:formula="of:=['Nomenclature Génerale'.C117]" office:value-type="string" office:string-value="X end bearing" calcext:value-type="string">
            <text:p>X end bearing</text:p>
          </table:table-cell>
          <table:table-cell table:style-name="ce2" table:formula="of:=['Nomenclature Génerale'.D117]" office:value-type="string" office:string-value="sans" calcext:value-type="string">
            <text:p>sans</text:p>
          </table:table-cell>
          <table:table-cell table:style-name="ce2" table:formula="of:=['Nomenclature Génerale'.E117]" office:value-type="string" office:string-value="Print" calcext:value-type="string">
            <text:p>Print</text:p>
          </table:table-cell>
          <table:table-cell table:style-name="ce2" table:formula="of:=['Nomenclature Génerale'.F117]" office:value-type="float" office:value="0" calcext:value-type="float">
            <text:p>0</text:p>
          </table:table-cell>
          <table:table-cell table:style-name="ce2" table:formula="of:=['Nomenclature Génerale'.G117]" office:value-type="float" office:value="0" calcext:value-type="float">
            <text:p>0</text:p>
          </table:table-cell>
          <table:table-cell table:style-name="ce2" table:formula="of:=['Nomenclature Génerale'.H117]" office:value-type="float" office:value="1" calcext:value-type="float">
            <text:p>1</text:p>
          </table:table-cell>
          <table:table-cell table:style-name="ce2" table:formula="of:=['Nomenclature Génerale'.I117]" office:value-type="float" office:value="0" calcext:value-type="float">
            <text:p>0</text:p>
          </table:table-cell>
          <table:table-cell table:style-name="ce2" table:formula="of:=['Nomenclature Génerale'.J117]" office:value-type="string" office:string-value="Carton 25 * 25 * 10" calcext:value-type="string">
            <text:p>Carton 25 * 25 * 10</text:p>
          </table:table-cell>
          <table:table-cell table:style-name="ce2" table:formula="of:=['Nomenclature Génerale'.K117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8]" office:value-type="float" office:value="0" calcext:value-type="float">
            <text:p>0</text:p>
          </table:table-cell>
          <table:table-cell table:style-name="ce2" table:formula="of:=['Nomenclature Génerale'.B118]" office:value-type="float" office:value="1100" calcext:value-type="float">
            <text:p>1100</text:p>
          </table:table-cell>
          <table:table-cell table:style-name="ce2" table:formula="of:=['Nomenclature Génerale'.C118]" office:value-type="string" office:string-value="X end motor" calcext:value-type="string">
            <text:p>X end motor</text:p>
          </table:table-cell>
          <table:table-cell table:style-name="ce2" table:formula="of:=['Nomenclature Génerale'.D118]" office:value-type="string" office:string-value="sans" calcext:value-type="string">
            <text:p>sans</text:p>
          </table:table-cell>
          <table:table-cell table:style-name="ce2" table:formula="of:=['Nomenclature Génerale'.E118]" office:value-type="string" office:string-value="Print" calcext:value-type="string">
            <text:p>Print</text:p>
          </table:table-cell>
          <table:table-cell table:style-name="ce2" table:formula="of:=['Nomenclature Génerale'.F118]" office:value-type="float" office:value="0" calcext:value-type="float">
            <text:p>0</text:p>
          </table:table-cell>
          <table:table-cell table:style-name="ce2" table:formula="of:=['Nomenclature Génerale'.G118]" office:value-type="float" office:value="0" calcext:value-type="float">
            <text:p>0</text:p>
          </table:table-cell>
          <table:table-cell table:style-name="ce2" table:formula="of:=['Nomenclature Génerale'.H118]" office:value-type="float" office:value="1" calcext:value-type="float">
            <text:p>1</text:p>
          </table:table-cell>
          <table:table-cell table:style-name="ce2" table:formula="of:=['Nomenclature Génerale'.I118]" office:value-type="float" office:value="0" calcext:value-type="float">
            <text:p>0</text:p>
          </table:table-cell>
          <table:table-cell table:style-name="ce2" table:formula="of:=['Nomenclature Génerale'.J118]" office:value-type="string" office:string-value="Carton 25 * 25 * 10" calcext:value-type="string">
            <text:p>Carton 25 * 25 * 10</text:p>
          </table:table-cell>
          <table:table-cell table:style-name="ce2" table:formula="of:=['Nomenclature Génerale'.K118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19]" office:value-type="float" office:value="0" calcext:value-type="float">
            <text:p>0</text:p>
          </table:table-cell>
          <table:table-cell table:style-name="ce2" table:formula="of:=['Nomenclature Génerale'.B119]" office:value-type="float" office:value="1110" calcext:value-type="float">
            <text:p>1110</text:p>
          </table:table-cell>
          <table:table-cell table:style-name="ce2" table:formula="of:=['Nomenclature Génerale'.C119]" office:value-type="string" office:string-value="Y beltolder" calcext:value-type="string">
            <text:p>Y beltolder</text:p>
          </table:table-cell>
          <table:table-cell table:style-name="ce2" table:formula="of:=['Nomenclature Génerale'.D119]" office:value-type="string" office:string-value="sans" calcext:value-type="string">
            <text:p>sans</text:p>
          </table:table-cell>
          <table:table-cell table:style-name="ce2" table:formula="of:=['Nomenclature Génerale'.E119]" office:value-type="string" office:string-value="Print" calcext:value-type="string">
            <text:p>Print</text:p>
          </table:table-cell>
          <table:table-cell table:style-name="ce2" table:formula="of:=['Nomenclature Génerale'.F119]" office:value-type="float" office:value="0" calcext:value-type="float">
            <text:p>0</text:p>
          </table:table-cell>
          <table:table-cell table:style-name="ce2" table:formula="of:=['Nomenclature Génerale'.G119]" office:value-type="float" office:value="0" calcext:value-type="float">
            <text:p>0</text:p>
          </table:table-cell>
          <table:table-cell table:style-name="ce2" table:formula="of:=['Nomenclature Génerale'.H119]" office:value-type="float" office:value="1" calcext:value-type="float">
            <text:p>1</text:p>
          </table:table-cell>
          <table:table-cell table:style-name="ce2" table:formula="of:=['Nomenclature Génerale'.I119]" office:value-type="float" office:value="0" calcext:value-type="float">
            <text:p>0</text:p>
          </table:table-cell>
          <table:table-cell table:style-name="ce2" table:formula="of:=['Nomenclature Génerale'.J119]" office:value-type="string" office:string-value="Carton 25 * 25 * 10" calcext:value-type="string">
            <text:p>Carton 25 * 25 * 10</text:p>
          </table:table-cell>
          <table:table-cell table:style-name="ce2" table:formula="of:=['Nomenclature Génerale'.K119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0]" office:value-type="float" office:value="0" calcext:value-type="float">
            <text:p>0</text:p>
          </table:table-cell>
          <table:table-cell table:style-name="ce2" table:formula="of:=['Nomenclature Génerale'.B120]" office:value-type="float" office:value="1120" calcext:value-type="float">
            <text:p>1120</text:p>
          </table:table-cell>
          <table:table-cell table:style-name="ce2" table:formula="of:=['Nomenclature Génerale'.C120]" office:value-type="string" office:string-value="Y block" calcext:value-type="string">
            <text:p>Y block</text:p>
          </table:table-cell>
          <table:table-cell table:style-name="ce2" table:formula="of:=['Nomenclature Génerale'.D120]" office:value-type="string" office:string-value="sans" calcext:value-type="string">
            <text:p>sans</text:p>
          </table:table-cell>
          <table:table-cell table:style-name="ce2" table:formula="of:=['Nomenclature Génerale'.E120]" office:value-type="string" office:string-value="Print" calcext:value-type="string">
            <text:p>Print</text:p>
          </table:table-cell>
          <table:table-cell table:style-name="ce2" table:formula="of:=['Nomenclature Génerale'.F120]" office:value-type="float" office:value="0" calcext:value-type="float">
            <text:p>0</text:p>
          </table:table-cell>
          <table:table-cell table:style-name="ce2" table:formula="of:=['Nomenclature Génerale'.G120]" office:value-type="float" office:value="0" calcext:value-type="float">
            <text:p>0</text:p>
          </table:table-cell>
          <table:table-cell table:style-name="ce2" table:formula="of:=['Nomenclature Génerale'.H120]" office:value-type="float" office:value="1" calcext:value-type="float">
            <text:p>1</text:p>
          </table:table-cell>
          <table:table-cell table:style-name="ce2" table:formula="of:=['Nomenclature Génerale'.I120]" office:value-type="float" office:value="0" calcext:value-type="float">
            <text:p>0</text:p>
          </table:table-cell>
          <table:table-cell table:style-name="ce2" table:formula="of:=['Nomenclature Génerale'.J120]" office:value-type="string" office:string-value="Carton 25 * 25 * 10" calcext:value-type="string">
            <text:p>Carton 25 * 25 * 10</text:p>
          </table:table-cell>
          <table:table-cell table:style-name="ce2" table:formula="of:=['Nomenclature Génerale'.K120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1]" office:value-type="float" office:value="0" calcext:value-type="float">
            <text:p>0</text:p>
          </table:table-cell>
          <table:table-cell table:style-name="ce2" table:formula="of:=['Nomenclature Génerale'.B121]" office:value-type="float" office:value="1130" calcext:value-type="float">
            <text:p>1130</text:p>
          </table:table-cell>
          <table:table-cell table:style-name="ce2" table:formula="of:=['Nomenclature Génerale'.C121]" office:value-type="string" office:string-value="Y end stop" calcext:value-type="string">
            <text:p>Y end stop</text:p>
          </table:table-cell>
          <table:table-cell table:style-name="ce2" table:formula="of:=['Nomenclature Génerale'.D121]" office:value-type="string" office:string-value="sans" calcext:value-type="string">
            <text:p>sans</text:p>
          </table:table-cell>
          <table:table-cell table:style-name="ce2" table:formula="of:=['Nomenclature Génerale'.E121]" office:value-type="string" office:string-value="Print" calcext:value-type="string">
            <text:p>Print</text:p>
          </table:table-cell>
          <table:table-cell table:style-name="ce2" table:formula="of:=['Nomenclature Génerale'.F121]" office:value-type="float" office:value="0" calcext:value-type="float">
            <text:p>0</text:p>
          </table:table-cell>
          <table:table-cell table:style-name="ce2" table:formula="of:=['Nomenclature Génerale'.G121]" office:value-type="float" office:value="0" calcext:value-type="float">
            <text:p>0</text:p>
          </table:table-cell>
          <table:table-cell table:style-name="ce2" table:formula="of:=['Nomenclature Génerale'.H121]" office:value-type="float" office:value="1" calcext:value-type="float">
            <text:p>1</text:p>
          </table:table-cell>
          <table:table-cell table:style-name="ce2" table:formula="of:=['Nomenclature Génerale'.I121]" office:value-type="float" office:value="0" calcext:value-type="float">
            <text:p>0</text:p>
          </table:table-cell>
          <table:table-cell table:style-name="ce2" table:formula="of:=['Nomenclature Génerale'.J121]" office:value-type="string" office:string-value="Carton 25 * 25 * 10" calcext:value-type="string">
            <text:p>Carton 25 * 25 * 10</text:p>
          </table:table-cell>
          <table:table-cell table:style-name="ce2" table:formula="of:=['Nomenclature Génerale'.K121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2]" office:value-type="float" office:value="0" calcext:value-type="float">
            <text:p>0</text:p>
          </table:table-cell>
          <table:table-cell table:style-name="ce2" table:formula="of:=['Nomenclature Génerale'.B122]" office:value-type="float" office:value="1140" calcext:value-type="float">
            <text:p>1140</text:p>
          </table:table-cell>
          <table:table-cell table:style-name="ce2" table:formula="of:=['Nomenclature Génerale'.C122]" office:value-type="string" office:string-value="Y roulement" calcext:value-type="string">
            <text:p>Y roulement</text:p>
          </table:table-cell>
          <table:table-cell table:style-name="ce2" table:formula="of:=['Nomenclature Génerale'.D122]" office:value-type="string" office:string-value="sans" calcext:value-type="string">
            <text:p>sans</text:p>
          </table:table-cell>
          <table:table-cell table:style-name="ce2" table:formula="of:=['Nomenclature Génerale'.E122]" office:value-type="string" office:string-value="Print" calcext:value-type="string">
            <text:p>Print</text:p>
          </table:table-cell>
          <table:table-cell table:style-name="ce2" table:formula="of:=['Nomenclature Génerale'.F122]" office:value-type="float" office:value="0" calcext:value-type="float">
            <text:p>0</text:p>
          </table:table-cell>
          <table:table-cell table:style-name="ce2" table:formula="of:=['Nomenclature Génerale'.G122]" office:value-type="float" office:value="0" calcext:value-type="float">
            <text:p>0</text:p>
          </table:table-cell>
          <table:table-cell table:style-name="ce2" table:formula="of:=['Nomenclature Génerale'.H122]" office:value-type="float" office:value="1" calcext:value-type="float">
            <text:p>1</text:p>
          </table:table-cell>
          <table:table-cell table:style-name="ce2" table:formula="of:=['Nomenclature Génerale'.I122]" office:value-type="float" office:value="0" calcext:value-type="float">
            <text:p>0</text:p>
          </table:table-cell>
          <table:table-cell table:style-name="ce2" table:formula="of:=['Nomenclature Génerale'.J122]" office:value-type="string" office:string-value="Carton 25 * 25 * 10" calcext:value-type="string">
            <text:p>Carton 25 * 25 * 10</text:p>
          </table:table-cell>
          <table:table-cell table:style-name="ce2" table:formula="of:=['Nomenclature Génerale'.K122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3]" office:value-type="float" office:value="0" calcext:value-type="float">
            <text:p>0</text:p>
          </table:table-cell>
          <table:table-cell table:style-name="ce2" table:formula="of:=['Nomenclature Génerale'.B123]" office:value-type="float" office:value="1150" calcext:value-type="float">
            <text:p>1150</text:p>
          </table:table-cell>
          <table:table-cell table:style-name="ce2" table:formula="of:=['Nomenclature Génerale'.C123]" office:value-type="string" office:string-value="Z Bas " calcext:value-type="string">
            <text:p>Z Bas </text:p>
          </table:table-cell>
          <table:table-cell table:style-name="ce2" table:formula="of:=['Nomenclature Génerale'.D123]" office:value-type="string" office:string-value="sans" calcext:value-type="string">
            <text:p>sans</text:p>
          </table:table-cell>
          <table:table-cell table:style-name="ce2" table:formula="of:=['Nomenclature Génerale'.E123]" office:value-type="string" office:string-value="Print" calcext:value-type="string">
            <text:p>Print</text:p>
          </table:table-cell>
          <table:table-cell table:style-name="ce2" table:formula="of:=['Nomenclature Génerale'.F123]" office:value-type="float" office:value="0" calcext:value-type="float">
            <text:p>0</text:p>
          </table:table-cell>
          <table:table-cell table:style-name="ce2" table:formula="of:=['Nomenclature Génerale'.G123]" office:value-type="float" office:value="0" calcext:value-type="float">
            <text:p>0</text:p>
          </table:table-cell>
          <table:table-cell table:style-name="ce2" table:formula="of:=['Nomenclature Génerale'.H123]" office:value-type="float" office:value="2" calcext:value-type="float">
            <text:p>2</text:p>
          </table:table-cell>
          <table:table-cell table:style-name="ce2" table:formula="of:=['Nomenclature Génerale'.I123]" office:value-type="float" office:value="0" calcext:value-type="float">
            <text:p>0</text:p>
          </table:table-cell>
          <table:table-cell table:style-name="ce2" table:formula="of:=['Nomenclature Génerale'.J123]" office:value-type="string" office:string-value="Carton 25 * 25 * 10" calcext:value-type="string">
            <text:p>Carton 25 * 25 * 10</text:p>
          </table:table-cell>
          <table:table-cell table:style-name="ce2" table:formula="of:=['Nomenclature Génerale'.K123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4]" office:value-type="float" office:value="0" calcext:value-type="float">
            <text:p>0</text:p>
          </table:table-cell>
          <table:table-cell table:style-name="ce2" table:formula="of:=['Nomenclature Génerale'.B124]" office:value-type="float" office:value="1160" calcext:value-type="float">
            <text:p>1160</text:p>
          </table:table-cell>
          <table:table-cell table:style-name="ce2" table:formula="of:=['Nomenclature Génerale'.C124]" office:value-type="string" office:string-value="Z End stop" calcext:value-type="string">
            <text:p>Z End stop</text:p>
          </table:table-cell>
          <table:table-cell table:style-name="ce2" table:formula="of:=['Nomenclature Génerale'.D124]" office:value-type="string" office:string-value="sans" calcext:value-type="string">
            <text:p>sans</text:p>
          </table:table-cell>
          <table:table-cell table:style-name="ce2" table:formula="of:=['Nomenclature Génerale'.E124]" office:value-type="string" office:string-value="Print" calcext:value-type="string">
            <text:p>Print</text:p>
          </table:table-cell>
          <table:table-cell table:style-name="ce2" table:formula="of:=['Nomenclature Génerale'.F124]" office:value-type="float" office:value="0" calcext:value-type="float">
            <text:p>0</text:p>
          </table:table-cell>
          <table:table-cell table:style-name="ce2" table:formula="of:=['Nomenclature Génerale'.G124]" office:value-type="float" office:value="0" calcext:value-type="float">
            <text:p>0</text:p>
          </table:table-cell>
          <table:table-cell table:style-name="ce2" table:formula="of:=['Nomenclature Génerale'.H124]" office:value-type="float" office:value="1" calcext:value-type="float">
            <text:p>1</text:p>
          </table:table-cell>
          <table:table-cell table:style-name="ce2" table:formula="of:=['Nomenclature Génerale'.I124]" office:value-type="float" office:value="0" calcext:value-type="float">
            <text:p>0</text:p>
          </table:table-cell>
          <table:table-cell table:style-name="ce2" table:formula="of:=['Nomenclature Génerale'.J124]" office:value-type="string" office:string-value="Carton 25 * 25 * 10" calcext:value-type="string">
            <text:p>Carton 25 * 25 * 10</text:p>
          </table:table-cell>
          <table:table-cell table:style-name="ce2" table:formula="of:=['Nomenclature Génerale'.K124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5]" office:value-type="float" office:value="0" calcext:value-type="float">
            <text:p>0</text:p>
          </table:table-cell>
          <table:table-cell table:style-name="ce2" table:formula="of:=['Nomenclature Génerale'.B125]" office:value-type="float" office:value="1170" calcext:value-type="float">
            <text:p>1170</text:p>
          </table:table-cell>
          <table:table-cell table:style-name="ce2" table:formula="of:=['Nomenclature Génerale'.C125]" office:value-type="string" office:string-value="Z Top" calcext:value-type="string">
            <text:p>Z Top</text:p>
          </table:table-cell>
          <table:table-cell table:style-name="ce2" table:formula="of:=['Nomenclature Génerale'.D125]" office:value-type="string" office:string-value="sans" calcext:value-type="string">
            <text:p>sans</text:p>
          </table:table-cell>
          <table:table-cell table:style-name="ce2" table:formula="of:=['Nomenclature Génerale'.E125]" office:value-type="string" office:string-value="Print" calcext:value-type="string">
            <text:p>Print</text:p>
          </table:table-cell>
          <table:table-cell table:style-name="ce2" table:formula="of:=['Nomenclature Génerale'.F125]" office:value-type="float" office:value="0" calcext:value-type="float">
            <text:p>0</text:p>
          </table:table-cell>
          <table:table-cell table:style-name="ce2" table:formula="of:=['Nomenclature Génerale'.G125]" office:value-type="float" office:value="0" calcext:value-type="float">
            <text:p>0</text:p>
          </table:table-cell>
          <table:table-cell table:style-name="ce2" table:formula="of:=['Nomenclature Génerale'.H125]" office:value-type="float" office:value="2" calcext:value-type="float">
            <text:p>2</text:p>
          </table:table-cell>
          <table:table-cell table:style-name="ce2" table:formula="of:=['Nomenclature Génerale'.I125]" office:value-type="float" office:value="0" calcext:value-type="float">
            <text:p>0</text:p>
          </table:table-cell>
          <table:table-cell table:style-name="ce2" table:formula="of:=['Nomenclature Génerale'.J125]" office:value-type="string" office:string-value="Carton 25 * 25 * 10" calcext:value-type="string">
            <text:p>Carton 25 * 25 * 10</text:p>
          </table:table-cell>
          <table:table-cell table:style-name="ce2" table:formula="of:=['Nomenclature Génerale'.K125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>
          <table:table-cell table:style-name="ce2" table:formula="of:=['Nomenclature Génerale'.A126]" office:value-type="float" office:value="0" calcext:value-type="float">
            <text:p>0</text:p>
          </table:table-cell>
          <table:table-cell table:style-name="ce2" table:formula="of:=['Nomenclature Génerale'.B126]" office:value-type="float" office:value="1180" calcext:value-type="float">
            <text:p>1180</text:p>
          </table:table-cell>
          <table:table-cell table:style-name="ce2" table:formula="of:=['Nomenclature Génerale'.C126]" office:value-type="string" office:string-value="Z Top" calcext:value-type="string">
            <text:p>Z Top</text:p>
          </table:table-cell>
          <table:table-cell table:style-name="ce2" table:formula="of:=['Nomenclature Génerale'.D126]" office:value-type="string" office:string-value="sans" calcext:value-type="string">
            <text:p>sans</text:p>
          </table:table-cell>
          <table:table-cell table:style-name="ce2" table:formula="of:=['Nomenclature Génerale'.E126]" office:value-type="string" office:string-value="Print" calcext:value-type="string">
            <text:p>Print</text:p>
          </table:table-cell>
          <table:table-cell table:style-name="ce2" table:formula="of:=['Nomenclature Génerale'.F126]" office:value-type="float" office:value="0" calcext:value-type="float">
            <text:p>0</text:p>
          </table:table-cell>
          <table:table-cell table:style-name="ce2" table:formula="of:=['Nomenclature Génerale'.G126]" office:value-type="float" office:value="0" calcext:value-type="float">
            <text:p>0</text:p>
          </table:table-cell>
          <table:table-cell table:style-name="ce2" table:formula="of:=['Nomenclature Génerale'.H126]" office:value-type="float" office:value="3" calcext:value-type="float">
            <text:p>3</text:p>
          </table:table-cell>
          <table:table-cell table:style-name="ce2" table:formula="of:=['Nomenclature Génerale'.I126]" office:value-type="float" office:value="0" calcext:value-type="float">
            <text:p>0</text:p>
          </table:table-cell>
          <table:table-cell table:style-name="ce2" table:formula="of:=['Nomenclature Génerale'.J126]" office:value-type="string" office:string-value="Carton 25 * 25 * 11" calcext:value-type="string">
            <text:p>Carton 25 * 25 * 11</text:p>
          </table:table-cell>
          <table:table-cell table:style-name="ce2" table:formula="of:=['Nomenclature Génerale'.K126]" office:value-type="string" office:string-value="Pièces Plastiques" calcext:value-type="string">
            <text:p>Pièces Plastiques</text:p>
          </table:table-cell>
          <table:table-cell table:number-columns-repeated="1013"/>
        </table:table-row>
        <table:table-row table:style-name="ro2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Nomenclature Génerale'.A1:'Nomenclature Génerale'.K126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Colisage 380'.A1:'Colisage 380'.D117" table:display-filter-buttons="true" table:orientation="column">
          <table:filter>
            <table:filter-or>
              <table:filter-condition table:field-number="3" table:value="Profil X 391,1mm" table:operator="=">
                <table:filter-set-item table:value="Profil X 391,1mm"/>
                <table:filter-set-item table:value="sans"/>
                <table:filter-set-item table:value="Profil Z 380mm"/>
              </table:filter-condition>
            </table:filter-or>
          </table:filter>
        </table:database-range>
        <table:database-range table:name="__Anonymous_Sheet_DB__2" table:target-range-address="'Colisage 420'.A1:'Colisage 420'.D117" table:display-filter-buttons="true" table:orientation="column">
          <table:filter>
            <table:filter-or>
              <table:filter-condition table:field-number="3" table:value="Profil Z 420mm" table:operator="=">
                <table:filter-set-item table:value="Profil Z 420mm"/>
                <table:filter-set-item table:value="Profil X 391,1mm"/>
                <table:filter-set-item table:value="sans"/>
              </table:filter-condition>
            </table:filter-or>
          </table:filter>
        </table:database-range>
        <table:database-range table:name="__Anonymous_Sheet_DB__3" table:target-range-address="'Nomenclature 380'.A1:'Nomenclature 380'.K126" table:display-filter-buttons="true" table:orientation="column">
          <table:filter>
            <table:filter-and>
              <table:filter-condition table:field-number="3" table:value="Profil X 391,1mm" table:operator="=">
                <table:filter-set-item table:value="Profil X 391,1mm"/>
                <table:filter-set-item table:value="sans"/>
                <table:filter-set-item table:value="Profil Z 380mm"/>
              </table:filter-condition>
            </table:filter-and>
          </table:filter>
        </table:database-range>
        <table:database-range table:name="__Anonymous_Sheet_DB__4" table:target-range-address="'Nomenclature 420'.A1:'Nomenclature 420'.AB126" table:display-filter-buttons="true" table:orientation="column">
          <table:filter>
            <table:filter-and>
              <table:filter-condition table:field-number="3" table:value="Profil Z 420mm" table:operator="=">
                <table:filter-set-item table:value="Profil Z 420mm"/>
                <table:filter-set-item table:value="Profil X 391,1mm"/>
                <table:filter-set-item table:value="sans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 style:data-style-name="N2" text:time-value="0000-00-00T14:48:39.9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7:35:12.562000000</meta:creation-date>
    <dc:date>2014-06-25T15:16:23.437000000</dc:date>
    <meta:editing-duration>PT1H55M50S</meta:editing-duration>
    <meta:editing-cycles>10</meta:editing-cycles>
    <meta:generator>LibreOffice/4.1.5.3$Windows_x86 LibreOffice_project/1c1366bba2ba2b554cd2ca4d87c06da81c05d24</meta:generator>
    <meta:document-statistic meta:table-count="5" meta:cell-count="4642" meta:object-count="0"/>
  </office:meta>
</office:document-meta>
</file>